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8.62mm"/>
    </style:style>
    <style:style style:name="co2" style:family="table-column">
      <style:table-column-properties fo:break-before="auto" style:column-width="22.58mm"/>
    </style:style>
    <style:style style:name="co3" style:family="table-column">
      <style:table-column-properties fo:break-before="auto" style:column-width="22.86mm"/>
    </style:style>
    <style:style style:name="co4" style:family="table-column">
      <style:table-column-properties fo:break-before="auto" style:column-width="23.95mm"/>
    </style:style>
    <style:style style:name="co5" style:family="table-column">
      <style:table-column-properties fo:break-before="auto" style:column-width="20.5mm"/>
    </style:style>
    <style:style style:name="co6" style:family="table-column">
      <style:table-column-properties fo:break-before="auto" style:column-width="37.11mm"/>
    </style:style>
    <style:style style:name="co7" style:family="table-column">
      <style:table-column-properties fo:break-before="auto" style:column-width="55.63mm"/>
    </style:style>
    <style:style style:name="co8" style:family="table-column">
      <style:table-column-properties fo:break-before="auto" style:column-width="19.97mm"/>
    </style:style>
    <style:style style:name="co9" style:family="table-column">
      <style:table-column-properties fo:break-before="auto" style:column-width="18.33mm"/>
    </style:style>
    <style:style style:name="co10" style:family="table-column">
      <style:table-column-properties fo:break-before="auto" style:column-width="39.48mm"/>
    </style:style>
    <style:style style:name="co11" style:family="table-column">
      <style:table-column-properties fo:break-before="auto" style:column-width="20.78mm"/>
    </style:style>
    <style:style style:name="co12" style:family="table-column">
      <style:table-column-properties fo:break-before="auto" style:column-width="37.85mm"/>
    </style:style>
    <style:style style:name="co13" style:family="table-column">
      <style:table-column-properties fo:break-before="auto" style:column-width="25.05mm"/>
    </style:style>
    <style:style style:name="co14" style:family="table-column">
      <style:table-column-properties fo:break-before="auto" style:column-width="4.16mm"/>
    </style:style>
    <style:style style:name="co15" style:family="table-column">
      <style:table-column-properties fo:break-before="auto" style:column-width="73.52mm"/>
    </style:style>
    <style:style style:name="co16" style:family="table-column">
      <style:table-column-properties fo:break-before="auto" style:column-width="27.22mm"/>
    </style:style>
    <style:style style:name="co17" style:family="table-column">
      <style:table-column-properties fo:break-before="auto" style:column-width="91.78mm"/>
    </style:style>
    <style:style style:name="co18" style:family="table-column">
      <style:table-column-properties fo:break-before="auto" style:column-width="33.76mm"/>
    </style:style>
    <style:style style:name="co19" style:family="table-column">
      <style:table-column-properties fo:break-before="auto" style:column-width="26.6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4"/>
    <style:style style:name="ce4" style:family="table-cell" style:parent-style-name="Default" style:data-style-name="N11"/>
    <style:style style:name="ce5" style:family="table-cell" style:parent-style-name="Default" style:data-style-name="N100"/>
    <style:style style:name="ce6" style:family="table-cell" style:parent-style-name="Default" style:data-style-name="N41"/>
    <style:style style:name="ce7" style:family="table-cell" style:parent-style-name="Default">
      <style:text-properties fo:font-weight="normal" style:font-weight-asian="normal" style:font-weight-complex="normal"/>
    </style:style>
    <style:style style:name="ce8" style:family="table-cell" style:parent-style-name="Default">
      <style:text-properties style:font-name="Liberation Sans" style:font-name-asian="Droid Sans Fallback" style:font-name-complex="FreeSans"/>
    </style:style>
    <style:style style:name="ce9" style:family="table-cell" style:parent-style-name="Default" style:data-style-name="N104">
      <style:text-properties fo:font-weight="normal" style:font-weight-asian="normal" style:font-weight-complex="normal"/>
    </style:style>
    <style:style style:name="ce10" style:family="table-cell" style:parent-style-name="Default" style:data-style-name="N104">
      <style:table-cell-properties fo:wrap-option="wrap"/>
    </style:style>
    <style:style style:name="ce11" style:family="table-cell" style:parent-style-name="Default" style:data-style-name="N36"/>
  </office:automatic-styles>
  <office:body>
    <office:spreadsheet>
      <table:table table:name="Summary sheet" table:style-name="ta1">
        <table:table-column table:style-name="co1"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Donations</text:p>
          </table:table-cell>
          <table:table-cell office:value-type="string" calcext:value-type="string">
            <text:p>Amount</text:p>
          </table:table-cell>
          <table:table-cell office:value-type="string" calcext:value-type="string">
            <text:p>Denomination</text:p>
          </table:table-cell>
        </table:table-row>
        <table:table-row table:style-name="ro1">
          <table:table-cell office:value-type="string" calcext:value-type="string">
            <text:p>Indiegogo</text:p>
          </table:table-cell>
          <table:table-cell table:formula="of:=['Indiegogo donations'.H1126]" office:value-type="currency" office:currency="CAD" office:value="185928" calcext:value-type="currency">
            <text:p>$185,928.00</text:p>
          </table:table-cell>
          <table:table-cell office:value-type="string" calcext:value-type="string">
            <text:p>USD</text:p>
          </table:table-cell>
        </table:table-row>
        <table:table-row table:style-name="ro1">
          <table:table-cell office:value-type="string" calcext:value-type="string">
            <text:p>Dearborn fundraiser</text:p>
          </table:table-cell>
          <table:table-cell table:formula="of:=['Dearborn donations'.B11]" office:value-type="currency" office:currency="CAD" office:value="1235" calcext:value-type="currency">
            <text:p>$1,235.00</text:p>
          </table:table-cell>
          <table:table-cell office:value-type="string" calcext:value-type="string">
            <text:p>USD</text:p>
          </table:table-cell>
        </table:table-row>
        <table:table-row table:style-name="ro1">
          <table:table-cell office:value-type="string" calcext:value-type="string">
            <text:p>Cheques received</text:p>
          </table:table-cell>
          <table:table-cell table:formula="of:=['Cheques received'.A70]" office:value-type="currency" office:currency="CAD" office:value="1000" calcext:value-type="currency">
            <text:p>$1,000.00</text:p>
          </table:table-cell>
          <table:table-cell office:value-type="string" calcext:value-type="string">
            <text:p>USD</text:p>
          </table:table-cell>
        </table:table-row>
        <table:table-row table:style-name="ro2">
          <table:table-cell table:style-name="ce2" office:value-type="string" calcext:value-type="string">
            <text:p>Operating expense donations – Indiegogo and paypal</text:p>
          </table:table-cell>
          <table:table-cell table:formula="of:=['Indiegogo donations'.B1127]" office:value-type="currency" office:currency="CAD" office:value="13537.98" calcext:value-type="currency">
            <text:p>$13,537.98</text:p>
          </table:table-cell>
          <table:table-cell office:value-type="string" calcext:value-type="string">
            <text:p>USD</text:p>
          </table:table-cell>
        </table:table-row>
        <table:table-row table:style-name="ro1">
          <table:table-cell office:value-type="string" calcext:value-type="string">
            <text:p>Operating expense donations – general</text:p>
          </table:table-cell>
          <table:table-cell table:formula="of:=['Summary sheet'.B18]" office:value-type="currency" office:currency="CAD" office:value="9898.34" calcext:value-type="currency">
            <text:p>$9,898.34</text:p>
          </table:table-cell>
          <table:table-cell office:value-type="string" calcext:value-type="string">
            <text:p>CAD</text:p>
          </table:table-cell>
        </table:table-row>
        <table:table-row table:style-name="ro2">
          <table:table-cell table:style-name="ce2" office:value-type="string" calcext:value-type="string">
            <text:p>Operating expense donations – Mississauga fundraiser</text:p>
          </table:table-cell>
          <table:table-cell table:formula="of:=['Mississauga donations'.D71]" office:value-type="currency" office:currency="CAD" office:value="1097.82" calcext:value-type="currency">
            <text:p>$1,097.82</text:p>
          </table:table-cell>
          <table:table-cell office:value-type="string" calcext:value-type="string">
            <text:p>CAD</text:p>
          </table:table-cell>
        </table:table-row>
        <table:table-row table:style-name="ro1">
          <table:table-cell office:value-type="string" calcext:value-type="string">
            <text:p>Mississauga fundraiser</text:p>
          </table:table-cell>
          <table:table-cell table:formula="of:=['Mississauga donations'.B58]" office:value-type="currency" office:currency="CAD" office:value="64421.8" calcext:value-type="currency">
            <text:p>$64,421.80</text:p>
          </table:table-cell>
          <table:table-cell office:value-type="string" calcext:value-type="string">
            <text:p>CAD</text:p>
          </table:table-cell>
        </table:table-row>
        <table:table-row table:style-name="ro1">
          <table:table-cell office:value-type="string" calcext:value-type="string">
            <text:p>Halifax fundraiser</text:p>
          </table:table-cell>
          <table:table-cell office:value-type="currency" office:currency="CAD" office:value="34592.96" calcext:value-type="currency">
            <text:p>$34,592.96</text:p>
          </table:table-cell>
          <table:table-cell office:value-type="string" calcext:value-type="string">
            <text:p>CAD</text:p>
          </table:table-cell>
        </table:table-row>
        <table:table-row table:style-name="ro1">
          <table:table-cell office:value-type="string" calcext:value-type="string">
            <text:p>Cheques received</text:p>
          </table:table-cell>
          <table:table-cell table:formula="of:=['Cheques received'.A69]" office:value-type="currency" office:currency="CAD" office:value="30285.4" calcext:value-type="currency">
            <text:p>$30,285.40</text:p>
          </table:table-cell>
          <table:table-cell office:value-type="string" calcext:value-type="string">
            <text:p>CAD</text:p>
          </table:table-cell>
        </table:table-row>
        <table:table-row table:style-name="ro1">
          <table:table-cell/>
          <table:table-cell table:style-name="Default"/>
          <table:table-cell/>
        </table:table-row>
        <table:table-row table:style-name="ro1" table:number-rows-repeated="2">
          <table:table-cell table:number-columns-repeated="3"/>
        </table:table-row>
        <table:table-row table:style-name="ro1">
          <table:table-cell table:style-name="ce1" office:value-type="string" calcext:value-type="string">
            <text:p>Expenses</text:p>
          </table:table-cell>
          <table:table-cell table:number-columns-repeated="2"/>
        </table:table-row>
        <table:table-row table:style-name="ro1">
          <table:table-cell office:value-type="string" calcext:value-type="string">
            <text:p>Indiegogo fees</text:p>
          </table:table-cell>
          <table:table-cell table:formula="of:=['Indiegogo donations'.I1126]" office:value-type="currency" office:currency="CAD" office:value="7327.12000000003" calcext:value-type="currency">
            <text:p>$7,327.12</text:p>
          </table:table-cell>
          <table:table-cell office:value-type="string" calcext:value-type="string">
            <text:p>USD</text:p>
          </table:table-cell>
        </table:table-row>
        <table:table-row table:style-name="ro1">
          <table:table-cell office:value-type="string" calcext:value-type="string">
            <text:p>Paypal fees</text:p>
          </table:table-cell>
          <table:table-cell table:formula="of:=['Indiegogo donations'.K1126]" office:value-type="currency" office:currency="CAD" office:value="6210.85999999999" calcext:value-type="currency">
            <text:p>$6,210.86</text:p>
          </table:table-cell>
          <table:table-cell office:value-type="string" calcext:value-type="string">
            <text:p>USD</text:p>
          </table:table-cell>
        </table:table-row>
        <table:table-row table:style-name="ro1">
          <table:table-cell office:value-type="string" calcext:value-type="string">
            <text:p>Mississauga fundraiser</text:p>
          </table:table-cell>
          <table:table-cell table:formula="of:=['Campaign expenses'.E46]" office:value-type="currency" office:currency="CAD" office:value="6097.82" calcext:value-type="currency">
            <text:p>$6,097.82</text:p>
          </table:table-cell>
          <table:table-cell office:value-type="string" calcext:value-type="string">
            <text:p>CAD</text:p>
          </table:table-cell>
        </table:table-row>
        <table:table-row table:style-name="ro1">
          <table:table-cell office:value-type="string" calcext:value-type="string">
            <text:p>Operating expenses – general</text:p>
          </table:table-cell>
          <table:table-cell table:formula="of:=['Campaign expenses'.D53]" office:value-type="currency" office:currency="CAD" office:value="9898.34" calcext:value-type="currency">
            <text:p>$9,898.34</text:p>
          </table:table-cell>
          <table:table-cell office:value-type="string" calcext:value-type="string">
            <text:p>CAD</text:p>
          </table:table-cell>
        </table:table-row>
        <table:table-row table:style-name="ro1">
          <table:table-cell/>
          <table:table-cell table:style-name="Default"/>
          <table:table-cell/>
        </table:table-row>
        <table:table-row table:style-name="ro1">
          <table:table-cell table:style-name="ce1" office:value-type="string" calcext:value-type="string">
            <text:p>Total raised USD (net)</text:p>
          </table:table-cell>
          <table:table-cell table:formula="of:=['Summary sheet'.B2]+['Summary sheet'.B3]+['Summary sheet'.B5]+['Summary sheet'.B4]-['Summary sheet'.B15]-['Summary sheet'.B16]-['Indiegogo donations'.L1124]" office:value-type="currency" office:currency="CAD" office:value="204768" calcext:value-type="currency">
            <text:p>$204,768.00</text:p>
          </table:table-cell>
          <table:table-cell office:value-type="string" calcext:value-type="string">
            <text:p>USD</text:p>
          </table:table-cell>
        </table:table-row>
        <table:table-row table:style-name="ro1">
          <table:table-cell table:style-name="ce1" office:value-type="string" calcext:value-type="string">
            <text:p>Total raised CAD (net)</text:p>
          </table:table-cell>
          <table:table-cell table:formula="of:=['Summary sheet'.B8]+['Summary sheet'.B9]+['Summary sheet'.B10]+['Summary sheet'.B6]+['Summary sheet'.B7]-['Summary sheet'.B17]-['Summary sheet'.B18]" office:value-type="currency" office:currency="CAD" office:value="124300.16" calcext:value-type="currency">
            <text:p>$124,300.16</text:p>
          </table:table-cell>
          <table:table-cell office:value-type="string" calcext:value-type="string">
            <text:p>CAD</text:p>
          </table:table-cell>
        </table:table-row>
        <table:table-row table:style-name="ro1" table:number-rows-repeated="2">
          <table:table-cell table:number-columns-repeated="3"/>
        </table:table-row>
        <table:table-row table:style-name="ro1">
          <table:table-cell office:value-type="string" calcext:value-type="string">
            <text:p>Expenses as percent of raised funds</text:p>
          </table:table-cell>
          <table:table-cell table:style-name="ce4" table:formula="of:=(SUM(['Summary sheet'.B15:.B16])+['Summary sheet'.B17]+['Summary sheet'.B18])/SUM(['Summary sheet'.B2:.B10])" office:value-type="percentage" office:value="0.0863578162751578" calcext:value-type="percentage">
            <text:p>8.64%</text:p>
          </table:table-cell>
          <table:table-cell/>
        </table:table-row>
        <table:table-row table:style-name="ro1" table:number-rows-repeated="3">
          <table:table-cell table:number-columns-repeated="3"/>
        </table:table-row>
        <table:table-row table:style-name="ro1">
          <table:table-cell office:value-type="string" calcext:value-type="string">
            <text:p>Footnote: All monies were received by IRC except for those received by Palestine Aid Society, a 501(c)3 charity in the US.</text:p>
          </table:table-cell>
          <table:table-cell table:number-columns-repeated="2"/>
        </table:table-row>
        <table:table-row table:style-name="ro1">
          <table:table-cell table:style-name="ce1" office:value-type="string" calcext:value-type="string">
            <text:p>USD received by IRC (total minus PAS)</text:p>
          </table:table-cell>
          <table:table-cell table:formula="of:=[.B20]-['Dearborn donations'.B7]" office:value-type="currency" office:currency="CAD" office:value="199518" calcext:value-type="currency">
            <text:p>$199,518.00</text:p>
          </table:table-cell>
          <table:table-cell/>
        </table:table-row>
        <table:table-row table:style-name="ro1" table:number-rows-repeated="1048546">
          <table:table-cell table:number-columns-repeated="3"/>
        </table:table-row>
        <table:table-row table:style-name="ro1">
          <table:table-cell table:number-columns-repeated="3"/>
        </table:table-row>
      </table:table>
      <table:table table:name="Indiegogo donation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default-cell-style-name="ce3"/>
        <table:table-column table:style-name="co11" table:default-cell-style-name="Default"/>
        <table:table-column table:style-name="co13" table:default-cell-style-name="Default"/>
        <table:table-column table:style-name="co14" table:default-cell-style-name="Default"/>
        <table:table-row table:style-name="ro1">
          <table:table-cell office:value-type="string" calcext:value-type="string">
            <text:p>Date</text:p>
          </table:table-cell>
          <table:table-cell office:value-type="string" calcext:value-type="string">
            <text:p><text:s/>Time</text:p>
          </table:table-cell>
          <table:table-cell office:value-type="string" calcext:value-type="string">
            <text:p><text:s/>Time Zone</text:p>
          </table:table-cell>
          <table:table-cell office:value-type="string" calcext:value-type="string">
            <text:p><text:s/>Name</text:p>
          </table:table-cell>
          <table:table-cell office:value-type="string" calcext:value-type="string">
            <text:p><text:s/>Type</text:p>
          </table:table-cell>
          <table:table-cell office:value-type="string" calcext:value-type="string">
            <text:p><text:s/>Status</text:p>
          </table:table-cell>
          <table:table-cell office:value-type="string" calcext:value-type="string">
            <text:p><text:s/>Currency</text:p>
          </table:table-cell>
          <table:table-cell office:value-type="string" calcext:value-type="string">
            <text:p>Donated amount</text:p>
          </table:table-cell>
          <table:table-cell office:value-type="string" calcext:value-type="string">
            <text:p>Indiegogo fees</text:p>
          </table:table-cell>
          <table:table-cell office:value-type="string" calcext:value-type="string">
            <text:p>Net amount (Indiegogo)</text:p>
          </table:table-cell>
          <table:table-cell office:value-type="string" calcext:value-type="string">
            <text:p>Paypal Fee</text:p>
          </table:table-cell>
          <table:table-cell office:value-type="string" calcext:value-type="string">
            <text:p>Net Amount (Paypal)</text:p>
          </table:table-cell>
          <table:table-cell/>
          <table:table-cell office:value-type="string" calcext:value-type="string">
            <text:p><text:s/>Balance</text:p>
          </table:table-cell>
          <table:table-cell office:value-type="string" calcext:value-type="string">
            <text:p><text:s/></text:p>
          </table:table-cell>
        </table:table-row>
        <table:table-row table:style-name="ro1">
          <table:table-cell table:number-columns-repeated="8"/>
          <table:table-cell table:style-name="ce3" table:number-columns-repeated="3"/>
          <table:table-cell/>
          <table:table-cell table:style-name="ce3"/>
          <table:table-cell table:style-name="ce3" office:value-type="currency" office:currency="CAD" office:value="0" calcext:value-type="currency">
            <text:p>$0.00</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Indiegogo donations'.J3]" office:value-type="currency" office:currency="CAD" office:value="4" calcext:value-type="currency">
            <text:p>$4.00</text:p>
          </table:table-cell>
          <table:table-cell table:style-name="ce3" table:formula="of:=['Indiegogo donations'.L3]+['Indiegogo donations'.K3]"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Indiegogo donations'.L7]+['Indiegogo donations'.N2]" office:value-type="currency" office:currency="CAD" office:value="139.35" calcext:value-type="currency">
            <text:p>$139.35</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Indiegogo donations'.J4]" office:value-type="currency" office:currency="CAD" office:value="4" calcext:value-type="currency">
            <text:p>$4.00</text:p>
          </table:table-cell>
          <table:table-cell table:style-name="ce3" table:formula="of:=['Indiegogo donations'.L4]+['Indiegogo donations'.K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style-name="ce3"/>
          <table:table-cell table:style-name="ce3" table:formula="of:=['Indiegogo donations'.L6]+['Indiegogo donations'.N3]" office:value-type="currency" office:currency="CAD" office:value="157.67" calcext:value-type="currency">
            <text:p>$157.67</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Indiegogo donations'.J5]" office:value-type="currency" office:currency="CAD" office:value="10" calcext:value-type="currency">
            <text:p>$10.00</text:p>
          </table:table-cell>
          <table:table-cell table:style-name="ce3" table:formula="of:=['Indiegogo donations'.L5]+['Indiegogo donations'.K5]"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style-name="ce3"/>
          <table:table-cell table:style-name="ce3" table:formula="of:=['Indiegogo donations'.L5]+['Indiegogo donations'.N4]" office:value-type="currency" office:currency="CAD" office:value="390.12" calcext:value-type="currency">
            <text:p>$390.1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Indiegogo donations'.J6]" office:value-type="currency" office:currency="CAD" office:value="0.800000000000001" calcext:value-type="currency">
            <text:p>$0.80</text:p>
          </table:table-cell>
          <table:table-cell table:style-name="ce3" table:formula="of:=['Indiegogo donations'.L6]+['Indiegogo donations'.K6]"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style-name="ce3"/>
          <table:table-cell table:style-name="ce3" table:formula="of:=['Indiegogo donations'.L4]+['Indiegogo donations'.N5]" office:value-type="currency" office:currency="CAD" office:value="482.92" calcext:value-type="currency">
            <text:p>$482.92</text:p>
          </table:table-cell>
          <table:table-cell/>
        </table:table-row>
        <table:table-row table:style-name="ro1">
          <table:table-cell table:style-name="ce5" office:value-type="string" calcext:value-type="string">
            <text:p>7/2/2015</text:p>
          </table:table-cell>
          <table:table-cell table:style-name="ce6"/>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7]-['Indiegogo donations'.J7]" office:value-type="currency" office:currency="CAD" office:value="6" calcext:value-type="currency">
            <text:p>$6.00</text:p>
          </table:table-cell>
          <table:table-cell table:style-name="ce3" table:formula="of:=['Indiegogo donations'.L7]+['Indiegogo donations'.K7]"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style-name="ce3"/>
          <table:table-cell table:style-name="ce3" table:formula="of:=['Indiegogo donations'.L3]+['Indiegogo donations'.N6]" office:value-type="currency" office:currency="CAD" office:value="575.72" calcext:value-type="currency">
            <text:p>$575.72</text:p>
          </table:table-cell>
          <table:table-cell/>
        </table:table-row>
        <table:table-row table:style-name="ro1">
          <table:table-cell table:style-name="ce5" office:value-type="string" calcext:value-type="string">
            <text:p>7/2/2015</text:p>
          </table:table-cell>
          <table:table-cell table:style-name="ce6" office:value-type="time" office:time-value="PT02H32M41S" calcext:value-type="time">
            <text:p>02:3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Indiegogo donations'.J8]" office:value-type="currency" office:currency="CAD" office:value="2" calcext:value-type="currency">
            <text:p>$2.00</text:p>
          </table:table-cell>
          <table:table-cell table:style-name="ce3" table:formula="of:=['Indiegogo donations'.L8]+['Indiegogo donations'.K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8]+['Indiegogo donations'.N7]" office:value-type="currency" office:currency="CAD" office:value="621.97" calcext:value-type="currency">
            <text:p>$621.97</text:p>
          </table:table-cell>
          <table:table-cell/>
        </table:table-row>
        <table:table-row table:style-name="ro1">
          <table:table-cell table:style-name="ce5" office:value-type="string" calcext:value-type="string">
            <text:p>7/2/2015</text:p>
          </table:table-cell>
          <table:table-cell table:style-name="ce6" office:value-type="time" office:time-value="PT02H32M45S" calcext:value-type="time">
            <text:p>02:3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Indiegogo donations'.J9]" office:value-type="currency" office:currency="CAD" office:value="4" calcext:value-type="currency">
            <text:p>$4.00</text:p>
          </table:table-cell>
          <table:table-cell table:style-name="ce3" table:formula="of:=['Indiegogo donations'.L9]+['Indiegogo donations'.K9]"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9]+['Indiegogo donations'.N8]" office:value-type="currency" office:currency="CAD" office:value="714.77" calcext:value-type="currency">
            <text:p>$714.77</text:p>
          </table:table-cell>
          <table:table-cell/>
        </table:table-row>
        <table:table-row table:style-name="ro1">
          <table:table-cell table:style-name="ce5" office:value-type="string" calcext:value-type="string">
            <text:p>7/2/2015</text:p>
          </table:table-cell>
          <table:table-cell table:style-name="ce6" office:value-type="time" office:time-value="PT02H32M53S" calcext:value-type="time">
            <text:p>02: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Indiegogo donations'.J10]" office:value-type="currency" office:currency="CAD" office:value="8" calcext:value-type="currency">
            <text:p>$8.00</text:p>
          </table:table-cell>
          <table:table-cell table:style-name="ce3" table:formula="of:=['Indiegogo donations'.L10]+['Indiegogo donations'.K10]"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10]+['Indiegogo donations'.N9]" office:value-type="currency" office:currency="CAD" office:value="900.67" calcext:value-type="currency">
            <text:p>$900.67</text:p>
          </table:table-cell>
          <table:table-cell/>
        </table:table-row>
        <table:table-row table:style-name="ro1">
          <table:table-cell table:style-name="ce5" office:value-type="string" calcext:value-type="string">
            <text:p>7/2/2015</text:p>
          </table:table-cell>
          <table:table-cell table:style-name="ce6" office:value-type="time" office:time-value="PT02H33M03S" calcext:value-type="time">
            <text:p>02:3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1]-['Indiegogo donations'.J11]" office:value-type="currency" office:currency="CAD" office:value="0.800000000000001" calcext:value-type="currency">
            <text:p>$0.80</text:p>
          </table:table-cell>
          <table:table-cell table:style-name="ce3" table:formula="of:=['Indiegogo donations'.L11]+['Indiegogo donations'.K11]"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11]+['Indiegogo donations'.N10]" office:value-type="currency" office:currency="CAD" office:value="918.99" calcext:value-type="currency">
            <text:p>$918.99</text:p>
          </table:table-cell>
          <table:table-cell/>
        </table:table-row>
        <table:table-row table:style-name="ro1">
          <table:table-cell table:style-name="ce5" office:value-type="string" calcext:value-type="string">
            <text:p>7/2/2015</text:p>
          </table:table-cell>
          <table:table-cell table:style-name="ce6" office:value-type="time" office:time-value="PT02H33M06S" calcext:value-type="time">
            <text:p>02:3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2]-['Indiegogo donations'.J12]" office:value-type="currency" office:currency="CAD" office:value="1" calcext:value-type="currency">
            <text:p>$1.00</text:p>
          </table:table-cell>
          <table:table-cell table:style-name="ce3" table:formula="of:=['Indiegogo donations'.L12]+['Indiegogo donations'.K12]"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12]+['Indiegogo donations'.N11]" office:value-type="currency" office:currency="CAD" office:value="941.96" calcext:value-type="currency">
            <text:p>$941.96</text:p>
          </table:table-cell>
          <table:table-cell/>
        </table:table-row>
        <table:table-row table:style-name="ro1">
          <table:table-cell table:style-name="ce5" office:value-type="string" calcext:value-type="string">
            <text:p>7/2/2015</text:p>
          </table:table-cell>
          <table:table-cell table:style-name="ce6" office:value-type="time" office:time-value="PT02H33M09S" calcext:value-type="time">
            <text:p>02:3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3]-['Indiegogo donations'.J13]" office:value-type="currency" office:currency="CAD" office:value="20" calcext:value-type="currency">
            <text:p>$20.00</text:p>
          </table:table-cell>
          <table:table-cell table:style-name="ce3" table:formula="of:=['Indiegogo donations'.L13]+['Indiegogo donations'.K13]" office:value-type="currency" office:currency="CAD" office:value="480" calcext:value-type="currency">
            <text:p>$480.00</text:p>
          </table:table-cell>
          <table:table-cell table:style-name="ce3" office:value-type="currency" office:currency="CAD" office:value="14.8" calcext:value-type="currency">
            <text:p>$14.80</text:p>
          </table:table-cell>
          <table:table-cell office:value-type="currency" office:currency="CAD" office:value="465.2" calcext:value-type="currency">
            <text:p>$465.20</text:p>
          </table:table-cell>
          <table:table-cell/>
          <table:table-cell table:style-name="ce3" table:formula="of:=['Indiegogo donations'.L13]+['Indiegogo donations'.N12]" office:value-type="currency" office:currency="CAD" office:value="1407.16" calcext:value-type="currency">
            <text:p>$1,407.16</text:p>
          </table:table-cell>
          <table:table-cell/>
        </table:table-row>
        <table:table-row table:style-name="ro1">
          <table:table-cell table:style-name="ce5" office:value-type="string" calcext:value-type="string">
            <text:p>7/2/2015</text:p>
          </table:table-cell>
          <table:table-cell table:style-name="ce6" office:value-type="time" office:time-value="PT02H33M12S" calcext:value-type="time">
            <text:p>02:3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Indiegogo donations'.J14]" office:value-type="currency" office:currency="CAD" office:value="4" calcext:value-type="currency">
            <text:p>$4.00</text:p>
          </table:table-cell>
          <table:table-cell table:style-name="ce3" table:formula="of:=['Indiegogo donations'.L14]+['Indiegogo donations'.K14]"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14]+['Indiegogo donations'.N13]" office:value-type="currency" office:currency="CAD" office:value="1499.96" calcext:value-type="currency">
            <text:p>$1,499.96</text:p>
          </table:table-cell>
          <table:table-cell/>
        </table:table-row>
        <table:table-row table:style-name="ro1">
          <table:table-cell table:style-name="ce5" office:value-type="string" calcext:value-type="string">
            <text:p>7/2/2015</text:p>
          </table:table-cell>
          <table:table-cell table:style-name="ce6" office:value-type="time" office:time-value="PT02H33M15S" calcext:value-type="time">
            <text:p>02: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5]-['Indiegogo donations'.J15]" office:value-type="currency" office:currency="CAD" office:value="40" calcext:value-type="currency">
            <text:p>$40.00</text:p>
          </table:table-cell>
          <table:table-cell table:style-name="ce3" table:formula="of:=['Indiegogo donations'.L15]+['Indiegogo donations'.K1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15]+['Indiegogo donations'.N14]" office:value-type="currency" office:currency="CAD" office:value="2430.66" calcext:value-type="currency">
            <text:p>$2,430.66</text:p>
          </table:table-cell>
          <table:table-cell/>
        </table:table-row>
        <table:table-row table:style-name="ro1">
          <table:table-cell table:style-name="ce5" office:value-type="string" calcext:value-type="string">
            <text:p>7/2/2015</text:p>
          </table:table-cell>
          <table:table-cell table:style-name="ce6" office:value-type="time" office:time-value="PT02H33M18S" calcext:value-type="time">
            <text:p>02: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6]-['Indiegogo donations'.J16]" office:value-type="currency" office:currency="CAD" office:value="4" calcext:value-type="currency">
            <text:p>$4.00</text:p>
          </table:table-cell>
          <table:table-cell table:style-name="ce3" table:formula="of:=['Indiegogo donations'.L16]+['Indiegogo donations'.K1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16]+['Indiegogo donations'.N15]" office:value-type="currency" office:currency="CAD" office:value="2523.46" calcext:value-type="currency">
            <text:p>$2,523.46</text:p>
          </table:table-cell>
          <table:table-cell/>
        </table:table-row>
        <table:table-row table:style-name="ro1">
          <table:table-cell table:style-name="ce5" office:value-type="string" calcext:value-type="string">
            <text:p>7/2/2015</text:p>
          </table:table-cell>
          <table:table-cell table:style-name="ce6" office:value-type="time" office:time-value="PT02H33M21S" calcext:value-type="time">
            <text:p>02:3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7]-['Indiegogo donations'.J17]" office:value-type="currency" office:currency="CAD" office:value="2" calcext:value-type="currency">
            <text:p>$2.00</text:p>
          </table:table-cell>
          <table:table-cell table:style-name="ce3" table:formula="of:=['Indiegogo donations'.L17]+['Indiegogo donations'.K17]"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17]+['Indiegogo donations'.N16]" office:value-type="currency" office:currency="CAD" office:value="2569.71" calcext:value-type="currency">
            <text:p>$2,569.71</text:p>
          </table:table-cell>
          <table:table-cell/>
        </table:table-row>
        <table:table-row table:style-name="ro1">
          <table:table-cell table:style-name="ce5" office:value-type="string" calcext:value-type="string">
            <text:p>7/2/2015</text:p>
          </table:table-cell>
          <table:table-cell table:style-name="ce6" office:value-type="time" office:time-value="PT02H33M24S" calcext:value-type="time">
            <text:p>02:3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Indiegogo donations'.J18]" office:value-type="currency" office:currency="CAD" office:value="1" calcext:value-type="currency">
            <text:p>$1.00</text:p>
          </table:table-cell>
          <table:table-cell table:style-name="ce3" table:formula="of:=['Indiegogo donations'.L18]+['Indiegogo donations'.K18]"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18]+['Indiegogo donations'.N17]" office:value-type="currency" office:currency="CAD" office:value="2592.68" calcext:value-type="currency">
            <text:p>$2,592.68</text:p>
          </table:table-cell>
          <table:table-cell/>
        </table:table-row>
        <table:table-row table:style-name="ro1">
          <table:table-cell table:style-name="ce5" office:value-type="string" calcext:value-type="string">
            <text:p>7/2/2015</text:p>
          </table:table-cell>
          <table:table-cell table:style-name="ce6" office:value-type="time" office:time-value="PT02H33M33S" calcext:value-type="time">
            <text:p>02:3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9]-['Indiegogo donations'.J19]" office:value-type="currency" office:currency="CAD" office:value="2" calcext:value-type="currency">
            <text:p>$2.00</text:p>
          </table:table-cell>
          <table:table-cell table:style-name="ce3" table:formula="of:=['Indiegogo donations'.L19]+['Indiegogo donations'.K1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19]+['Indiegogo donations'.N18]" office:value-type="currency" office:currency="CAD" office:value="2638.93" calcext:value-type="currency">
            <text:p>$2,638.93</text:p>
          </table:table-cell>
          <table:table-cell/>
        </table:table-row>
        <table:table-row table:style-name="ro1">
          <table:table-cell table:style-name="ce5" office:value-type="string" calcext:value-type="string">
            <text:p>7/2/2015</text:p>
          </table:table-cell>
          <table:table-cell table:style-name="ce6" office:value-type="time" office:time-value="PT02H33M36S" calcext:value-type="time">
            <text:p>02:3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Indiegogo donations'.J20]" office:value-type="currency" office:currency="CAD" office:value="4" calcext:value-type="currency">
            <text:p>$4.00</text:p>
          </table:table-cell>
          <table:table-cell table:style-name="ce3" table:formula="of:=['Indiegogo donations'.L20]+['Indiegogo donations'.K20]"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20]+['Indiegogo donations'.N19]" office:value-type="currency" office:currency="CAD" office:value="2731.73" calcext:value-type="currency">
            <text:p>$2,731.73</text:p>
          </table:table-cell>
          <table:table-cell/>
        </table:table-row>
        <table:table-row table:style-name="ro1">
          <table:table-cell table:style-name="ce5" office:value-type="string" calcext:value-type="string">
            <text:p>7/2/2015</text:p>
          </table:table-cell>
          <table:table-cell table:style-name="ce6" office:value-type="time" office:time-value="PT02H33M39S" calcext:value-type="time">
            <text:p>02:3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1]-['Indiegogo donations'.J21]" office:value-type="currency" office:currency="CAD" office:value="8" calcext:value-type="currency">
            <text:p>$8.00</text:p>
          </table:table-cell>
          <table:table-cell table:style-name="ce3" table:formula="of:=['Indiegogo donations'.L21]+['Indiegogo donations'.K21]"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21]+['Indiegogo donations'.N20]" office:value-type="currency" office:currency="CAD" office:value="2917.63" calcext:value-type="currency">
            <text:p>$2,917.63</text:p>
          </table:table-cell>
          <table:table-cell/>
        </table:table-row>
        <table:table-row table:style-name="ro1">
          <table:table-cell table:style-name="ce5" office:value-type="string" calcext:value-type="string">
            <text:p>7/2/2015</text:p>
          </table:table-cell>
          <table:table-cell table:style-name="ce6" office:value-type="time" office:time-value="PT02H33M42S" calcext:value-type="time">
            <text:p>02:3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Indiegogo donations'.J22]" office:value-type="currency" office:currency="CAD" office:value="2" calcext:value-type="currency">
            <text:p>$2.00</text:p>
          </table:table-cell>
          <table:table-cell table:style-name="ce3" table:formula="of:=['Indiegogo donations'.L22]+['Indiegogo donations'.K22]"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22]+['Indiegogo donations'.N21]" office:value-type="currency" office:currency="CAD" office:value="2963.88" calcext:value-type="currency">
            <text:p>$2,963.88</text:p>
          </table:table-cell>
          <table:table-cell/>
        </table:table-row>
        <table:table-row table:style-name="ro1">
          <table:table-cell table:style-name="ce5" office:value-type="string" calcext:value-type="string">
            <text:p>7/2/2015</text:p>
          </table:table-cell>
          <table:table-cell table:style-name="ce6" office:value-type="time" office:time-value="PT02H33M46S" calcext:value-type="time">
            <text:p>02:3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3]-['Indiegogo donations'.J23]" office:value-type="currency" office:currency="CAD" office:value="1" calcext:value-type="currency">
            <text:p>$1.00</text:p>
          </table:table-cell>
          <table:table-cell table:style-name="ce3" table:formula="of:=['Indiegogo donations'.L23]+['Indiegogo donations'.K23]"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3]+['Indiegogo donations'.N22]" office:value-type="currency" office:currency="CAD" office:value="2986.85" calcext:value-type="currency">
            <text:p>$2,986.85</text:p>
          </table:table-cell>
          <table:table-cell/>
        </table:table-row>
        <table:table-row table:style-name="ro1">
          <table:table-cell table:style-name="ce5" office:value-type="string" calcext:value-type="string">
            <text:p>7/2/2015</text:p>
          </table:table-cell>
          <table:table-cell table:style-name="ce6" office:value-type="time" office:time-value="PT02H33M49S" calcext:value-type="time">
            <text:p>02:3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4]-['Indiegogo donations'.J24]" office:value-type="currency" office:currency="CAD" office:value="1" calcext:value-type="currency">
            <text:p>$1.00</text:p>
          </table:table-cell>
          <table:table-cell table:style-name="ce3" table:formula="of:=['Indiegogo donations'.L24]+['Indiegogo donations'.K2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4]+['Indiegogo donations'.N23]" office:value-type="currency" office:currency="CAD" office:value="3009.82" calcext:value-type="currency">
            <text:p>$3,009.82</text:p>
          </table:table-cell>
          <table:table-cell/>
        </table:table-row>
        <table:table-row table:style-name="ro1">
          <table:table-cell table:style-name="ce5" office:value-type="string" calcext:value-type="string">
            <text:p>7/2/2015</text:p>
          </table:table-cell>
          <table:table-cell table:style-name="ce6" office:value-type="time" office:time-value="PT02H33M51S" calcext:value-type="time">
            <text:p>02:33: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Indiegogo donations'.J25]" office:value-type="currency" office:currency="CAD" office:value="2" calcext:value-type="currency">
            <text:p>$2.00</text:p>
          </table:table-cell>
          <table:table-cell table:style-name="ce3" table:formula="of:=['Indiegogo donations'.L25]+['Indiegogo donations'.K2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25]+['Indiegogo donations'.N24]" office:value-type="currency" office:currency="CAD" office:value="3056.07" calcext:value-type="currency">
            <text:p>$3,056.07</text:p>
          </table:table-cell>
          <table:table-cell/>
        </table:table-row>
        <table:table-row table:style-name="ro1">
          <table:table-cell table:style-name="ce5" office:value-type="string" calcext:value-type="string">
            <text:p>7/2/2015</text:p>
          </table:table-cell>
          <table:table-cell table:style-name="ce6" office:value-type="time" office:time-value="PT02H34M01S" calcext:value-type="time">
            <text:p>02:3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6]-['Indiegogo donations'.J26]" office:value-type="currency" office:currency="CAD" office:value="1" calcext:value-type="currency">
            <text:p>$1.00</text:p>
          </table:table-cell>
          <table:table-cell table:style-name="ce3" table:formula="of:=['Indiegogo donations'.L26]+['Indiegogo donations'.K26]"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26]+['Indiegogo donations'.N25]" office:value-type="currency" office:currency="CAD" office:value="3079.04" calcext:value-type="currency">
            <text:p>$3,079.04</text:p>
          </table:table-cell>
          <table:table-cell/>
        </table:table-row>
        <table:table-row table:style-name="ro1">
          <table:table-cell table:style-name="ce5" office:value-type="string" calcext:value-type="string">
            <text:p>7/2/2015</text:p>
          </table:table-cell>
          <table:table-cell table:style-name="ce6" office:value-type="time" office:time-value="PT02H34M04S" calcext:value-type="time">
            <text:p>02:3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7]-['Indiegogo donations'.J27]" office:value-type="currency" office:currency="CAD" office:value="8" calcext:value-type="currency">
            <text:p>$8.00</text:p>
          </table:table-cell>
          <table:table-cell table:style-name="ce3" table:formula="of:=['Indiegogo donations'.L27]+['Indiegogo donations'.K27]" office:value-type="currency" office:currency="CAD" office:value="192" calcext:value-type="currency">
            <text:p>$192.00</text:p>
          </table:table-cell>
          <table:table-cell table:style-name="ce3" office:value-type="currency" office:currency="CAD" office:value="6.1" calcext:value-type="currency">
            <text:p>$6.10</text:p>
          </table:table-cell>
          <table:table-cell office:value-type="currency" office:currency="CAD" office:value="185.9" calcext:value-type="currency">
            <text:p>$185.90</text:p>
          </table:table-cell>
          <table:table-cell/>
          <table:table-cell table:style-name="ce3" table:formula="of:=['Indiegogo donations'.L27]+['Indiegogo donations'.N26]" office:value-type="currency" office:currency="CAD" office:value="3264.94" calcext:value-type="currency">
            <text:p>$3,264.94</text:p>
          </table:table-cell>
          <table:table-cell/>
        </table:table-row>
        <table:table-row table:style-name="ro1">
          <table:table-cell table:style-name="ce5" office:value-type="string" calcext:value-type="string">
            <text:p>7/2/2015</text:p>
          </table:table-cell>
          <table:table-cell table:style-name="ce6" office:value-type="time" office:time-value="PT02H34M07S" calcext:value-type="time">
            <text:p>02:3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Indiegogo donations'.J28]" office:value-type="currency" office:currency="CAD" office:value="4" calcext:value-type="currency">
            <text:p>$4.00</text:p>
          </table:table-cell>
          <table:table-cell table:style-name="ce3" table:formula="of:=['Indiegogo donations'.L28]+['Indiegogo donations'.K28]"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28]+['Indiegogo donations'.N27]" office:value-type="currency" office:currency="CAD" office:value="3357.74" calcext:value-type="currency">
            <text:p>$3,357.74</text:p>
          </table:table-cell>
          <table:table-cell/>
        </table:table-row>
        <table:table-row table:style-name="ro1">
          <table:table-cell table:style-name="ce5" office:value-type="string" calcext:value-type="string">
            <text:p>7/2/2015</text:p>
          </table:table-cell>
          <table:table-cell table:style-name="ce6" office:value-type="time" office:time-value="PT02H34M11S" calcext:value-type="time">
            <text:p>02: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29]-['Indiegogo donations'.J29]" office:value-type="currency" office:currency="CAD" office:value="6" calcext:value-type="currency">
            <text:p>$6.00</text:p>
          </table:table-cell>
          <table:table-cell table:style-name="ce3" table:formula="of:=['Indiegogo donations'.L29]+['Indiegogo donations'.K29]" office:value-type="currency" office:currency="CAD" office:value="144" calcext:value-type="currency">
            <text:p>$144.00</text:p>
          </table:table-cell>
          <table:table-cell table:style-name="ce3" office:value-type="currency" office:currency="CAD" office:value="4.65" calcext:value-type="currency">
            <text:p>$4.65</text:p>
          </table:table-cell>
          <table:table-cell office:value-type="currency" office:currency="CAD" office:value="139.35" calcext:value-type="currency">
            <text:p>$139.35</text:p>
          </table:table-cell>
          <table:table-cell/>
          <table:table-cell table:style-name="ce3" table:formula="of:=['Indiegogo donations'.L29]+['Indiegogo donations'.N28]" office:value-type="currency" office:currency="CAD" office:value="3497.09" calcext:value-type="currency">
            <text:p>$3,497.09</text:p>
          </table:table-cell>
          <table:table-cell/>
        </table:table-row>
        <table:table-row table:style-name="ro1">
          <table:table-cell table:style-name="ce5" office:value-type="string" calcext:value-type="string">
            <text:p>7/2/2015</text:p>
          </table:table-cell>
          <table:table-cell table:style-name="ce6" office:value-type="time" office:time-value="PT02H34M19S" calcext:value-type="time">
            <text:p>02:3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0]-['Indiegogo donations'.J30]" office:value-type="currency" office:currency="CAD" office:value="0.800000000000001" calcext:value-type="currency">
            <text:p>$0.80</text:p>
          </table:table-cell>
          <table:table-cell table:style-name="ce3" table:formula="of:=['Indiegogo donations'.L30]+['Indiegogo donations'.K3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30]+['Indiegogo donations'.N29]" office:value-type="currency" office:currency="CAD" office:value="3515.41" calcext:value-type="currency">
            <text:p>$3,515.41</text:p>
          </table:table-cell>
          <table:table-cell/>
        </table:table-row>
        <table:table-row table:style-name="ro1">
          <table:table-cell table:style-name="ce5" office:value-type="string" calcext:value-type="string">
            <text:p>7/2/2015</text:p>
          </table:table-cell>
          <table:table-cell table:style-name="ce6" office:value-type="time" office:time-value="PT02H34M23S" calcext:value-type="time">
            <text:p>02:3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1]-['Indiegogo donations'.J31]" office:value-type="currency" office:currency="CAD" office:value="4" calcext:value-type="currency">
            <text:p>$4.00</text:p>
          </table:table-cell>
          <table:table-cell table:style-name="ce3" table:formula="of:=['Indiegogo donations'.L31]+['Indiegogo donations'.K3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31]+['Indiegogo donations'.N30]" office:value-type="currency" office:currency="CAD" office:value="3608.21" calcext:value-type="currency">
            <text:p>$3,608.21</text:p>
          </table:table-cell>
          <table:table-cell/>
        </table:table-row>
        <table:table-row table:style-name="ro1">
          <table:table-cell table:style-name="ce5" office:value-type="string" calcext:value-type="string">
            <text:p>7/2/2015</text:p>
          </table:table-cell>
          <table:table-cell table:style-name="ce6" office:value-type="time" office:time-value="PT02H34M32S" calcext:value-type="time">
            <text:p>02:3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Indiegogo donations'.J32]" office:value-type="currency" office:currency="CAD" office:value="4" calcext:value-type="currency">
            <text:p>$4.00</text:p>
          </table:table-cell>
          <table:table-cell table:style-name="ce3" table:formula="of:=['Indiegogo donations'.L32]+['Indiegogo donations'.K3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32]+['Indiegogo donations'.N31]" office:value-type="currency" office:currency="CAD" office:value="3701.01" calcext:value-type="currency">
            <text:p>$3,701.01</text:p>
          </table:table-cell>
          <table:table-cell/>
        </table:table-row>
        <table:table-row table:style-name="ro1">
          <table:table-cell table:style-name="ce5" office:value-type="string" calcext:value-type="string">
            <text:p>7/2/2015</text:p>
          </table:table-cell>
          <table:table-cell table:style-name="ce6" office:value-type="time" office:time-value="PT02H34M36S" calcext:value-type="time">
            <text:p>02: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Indiegogo donations'.J33]" office:value-type="currency" office:currency="CAD" office:value="2" calcext:value-type="currency">
            <text:p>$2.00</text:p>
          </table:table-cell>
          <table:table-cell table:style-name="ce3" table:formula="of:=['Indiegogo donations'.L33]+['Indiegogo donations'.K33]"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3]+['Indiegogo donations'.N32]" office:value-type="currency" office:currency="CAD" office:value="3747.26" calcext:value-type="currency">
            <text:p>$3,747.26</text:p>
          </table:table-cell>
          <table:table-cell/>
        </table:table-row>
        <table:table-row table:style-name="ro1">
          <table:table-cell table:style-name="ce5" office:value-type="string" calcext:value-type="string">
            <text:p>7/2/2015</text:p>
          </table:table-cell>
          <table:table-cell table:style-name="ce6" office:value-type="time" office:time-value="PT02H34M39S" calcext:value-type="time">
            <text:p>02:3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4]-['Indiegogo donations'.J34]" office:value-type="currency" office:currency="CAD" office:value="10" calcext:value-type="currency">
            <text:p>$10.00</text:p>
          </table:table-cell>
          <table:table-cell table:style-name="ce3" table:formula="of:=['Indiegogo donations'.L34]+['Indiegogo donations'.K34]" office:value-type="currency" office:currency="CAD" office:value="240" calcext:value-type="currency">
            <text:p>$240.00</text:p>
          </table:table-cell>
          <table:table-cell table:style-name="ce3" office:value-type="currency" office:currency="CAD" office:value="7.55" calcext:value-type="currency">
            <text:p>$7.55</text:p>
          </table:table-cell>
          <table:table-cell office:value-type="currency" office:currency="CAD" office:value="232.45" calcext:value-type="currency">
            <text:p>$232.45</text:p>
          </table:table-cell>
          <table:table-cell/>
          <table:table-cell table:style-name="ce3" table:formula="of:=['Indiegogo donations'.L34]+['Indiegogo donations'.N33]" office:value-type="currency" office:currency="CAD" office:value="3979.71" calcext:value-type="currency">
            <text:p>$3,979.71</text:p>
          </table:table-cell>
          <table:table-cell/>
        </table:table-row>
        <table:table-row table:style-name="ro1">
          <table:table-cell table:style-name="ce5" office:value-type="string" calcext:value-type="string">
            <text:p>7/2/2015</text:p>
          </table:table-cell>
          <table:table-cell table:style-name="ce6" office:value-type="time" office:time-value="PT02H34M42S" calcext:value-type="time">
            <text:p>02: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5]-['Indiegogo donations'.J35]" office:value-type="currency" office:currency="CAD" office:value="2" calcext:value-type="currency">
            <text:p>$2.00</text:p>
          </table:table-cell>
          <table:table-cell table:style-name="ce3" table:formula="of:=['Indiegogo donations'.L35]+['Indiegogo donations'.K35]"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5]+['Indiegogo donations'.N34]" office:value-type="currency" office:currency="CAD" office:value="4025.96" calcext:value-type="currency">
            <text:p>$4,025.96</text:p>
          </table:table-cell>
          <table:table-cell/>
        </table:table-row>
        <table:table-row table:style-name="ro1">
          <table:table-cell table:style-name="ce5" office:value-type="string" calcext:value-type="string">
            <text:p>7/2/2015</text:p>
          </table:table-cell>
          <table:table-cell table:style-name="ce6" office:value-type="time" office:time-value="PT02H34M45S" calcext:value-type="time">
            <text:p>02: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36]-['Indiegogo donations'.J36]" office:value-type="currency" office:currency="CAD" office:value="3" calcext:value-type="currency">
            <text:p>$3.00</text:p>
          </table:table-cell>
          <table:table-cell table:style-name="ce3" table:formula="of:=['Indiegogo donations'.L36]+['Indiegogo donations'.K36]" office:value-type="currency" office:currency="CAD" office:value="72" calcext:value-type="currency">
            <text:p>$72.00</text:p>
          </table:table-cell>
          <table:table-cell table:style-name="ce3" office:value-type="currency" office:currency="CAD" office:value="2.48" calcext:value-type="currency">
            <text:p>$2.48</text:p>
          </table:table-cell>
          <table:table-cell office:value-type="currency" office:currency="CAD" office:value="69.52" calcext:value-type="currency">
            <text:p>$69.52</text:p>
          </table:table-cell>
          <table:table-cell/>
          <table:table-cell table:style-name="ce3" table:formula="of:=['Indiegogo donations'.L36]+['Indiegogo donations'.N35]" office:value-type="currency" office:currency="CAD" office:value="4095.48" calcext:value-type="currency">
            <text:p>$4,095.48</text:p>
          </table:table-cell>
          <table:table-cell/>
        </table:table-row>
        <table:table-row table:style-name="ro1">
          <table:table-cell table:style-name="ce5" office:value-type="string" calcext:value-type="string">
            <text:p>7/2/2015</text:p>
          </table:table-cell>
          <table:table-cell table:style-name="ce6" office:value-type="time" office:time-value="PT02H34M54S" calcext:value-type="time">
            <text:p>02:3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Indiegogo donations'.H37]-['Indiegogo donations'.J37]" office:value-type="currency" office:currency="CAD" office:value="32" calcext:value-type="currency">
            <text:p>$32.00</text:p>
          </table:table-cell>
          <table:table-cell table:style-name="ce3" table:formula="of:=['Indiegogo donations'.L37]+['Indiegogo donations'.K37]" office:value-type="currency" office:currency="CAD" office:value="768" calcext:value-type="currency">
            <text:p>$768.00</text:p>
          </table:table-cell>
          <table:table-cell table:style-name="ce3" office:value-type="currency" office:currency="CAD" office:value="23.5" calcext:value-type="currency">
            <text:p>$23.50</text:p>
          </table:table-cell>
          <table:table-cell office:value-type="currency" office:currency="CAD" office:value="744.5" calcext:value-type="currency">
            <text:p>$744.50</text:p>
          </table:table-cell>
          <table:table-cell/>
          <table:table-cell table:style-name="ce3" table:formula="of:=['Indiegogo donations'.L37]+['Indiegogo donations'.N36]" office:value-type="currency" office:currency="CAD" office:value="4839.98" calcext:value-type="currency">
            <text:p>$4,839.98</text:p>
          </table:table-cell>
          <table:table-cell/>
        </table:table-row>
        <table:table-row table:style-name="ro1">
          <table:table-cell table:style-name="ce5" office:value-type="string" calcext:value-type="string">
            <text:p>7/2/2015</text:p>
          </table:table-cell>
          <table:table-cell table:style-name="ce6" office:value-type="time" office:time-value="PT02H34M57S" calcext:value-type="time">
            <text:p>02:3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8]-['Indiegogo donations'.J38]" office:value-type="currency" office:currency="CAD" office:value="2" calcext:value-type="currency">
            <text:p>$2.00</text:p>
          </table:table-cell>
          <table:table-cell table:style-name="ce3" table:formula="of:=['Indiegogo donations'.L38]+['Indiegogo donations'.K3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8]+['Indiegogo donations'.N37]" office:value-type="currency" office:currency="CAD" office:value="4886.23" calcext:value-type="currency">
            <text:p>$4,886.23</text:p>
          </table:table-cell>
          <table:table-cell/>
        </table:table-row>
        <table:table-row table:style-name="ro1">
          <table:table-cell table:style-name="ce5" office:value-type="string" calcext:value-type="string">
            <text:p>7/2/2015</text:p>
          </table:table-cell>
          <table:table-cell table:style-name="ce6" office:value-type="time" office:time-value="PT02H35M00S" calcext:value-type="time">
            <text:p>02:3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9]-['Indiegogo donations'.J39]" office:value-type="currency" office:currency="CAD" office:value="2" calcext:value-type="currency">
            <text:p>$2.00</text:p>
          </table:table-cell>
          <table:table-cell table:style-name="ce3" table:formula="of:=['Indiegogo donations'.L39]+['Indiegogo donations'.K39]"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39]+['Indiegogo donations'.N38]" office:value-type="currency" office:currency="CAD" office:value="4932.48" calcext:value-type="currency">
            <text:p>$4,932.48</text:p>
          </table:table-cell>
          <table:table-cell/>
        </table:table-row>
        <table:table-row table:style-name="ro1">
          <table:table-cell table:style-name="ce5" office:value-type="string" calcext:value-type="string">
            <text:p>7/2/2015</text:p>
          </table:table-cell>
          <table:table-cell table:style-name="ce6" office:value-type="time" office:time-value="PT02H35M03S" calcext:value-type="time">
            <text:p>02:3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0]-['Indiegogo donations'.J40]" office:value-type="currency" office:currency="CAD" office:value="0.800000000000001" calcext:value-type="currency">
            <text:p>$0.80</text:p>
          </table:table-cell>
          <table:table-cell table:style-name="ce3" table:formula="of:=['Indiegogo donations'.L40]+['Indiegogo donations'.K40]"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40]+['Indiegogo donations'.N39]" office:value-type="currency" office:currency="CAD" office:value="4950.8" calcext:value-type="currency">
            <text:p>$4,950.80</text:p>
          </table:table-cell>
          <table:table-cell/>
        </table:table-row>
        <table:table-row table:style-name="ro1">
          <table:table-cell table:style-name="ce5" office:value-type="string" calcext:value-type="string">
            <text:p>7/2/2015</text:p>
          </table:table-cell>
          <table:table-cell table:style-name="ce6" office:value-type="time" office:time-value="PT02H35M06S" calcext:value-type="time">
            <text:p>02:3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1]-['Indiegogo donations'.J41]" office:value-type="currency" office:currency="CAD" office:value="4" calcext:value-type="currency">
            <text:p>$4.00</text:p>
          </table:table-cell>
          <table:table-cell table:style-name="ce3" table:formula="of:=['Indiegogo donations'.L41]+['Indiegogo donations'.K41]"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1]+['Indiegogo donations'.N40]" office:value-type="currency" office:currency="CAD" office:value="5043.6" calcext:value-type="currency">
            <text:p>$5,043.60</text:p>
          </table:table-cell>
          <table:table-cell/>
        </table:table-row>
        <table:table-row table:style-name="ro1">
          <table:table-cell table:style-name="ce5" office:value-type="string" calcext:value-type="string">
            <text:p>7/2/2015</text:p>
          </table:table-cell>
          <table:table-cell table:style-name="ce6" office:value-type="time" office:time-value="PT02H35M09S" calcext:value-type="time">
            <text:p>02:3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Indiegogo donations'.J42]" office:value-type="currency" office:currency="CAD" office:value="4" calcext:value-type="currency">
            <text:p>$4.00</text:p>
          </table:table-cell>
          <table:table-cell table:style-name="ce3" table:formula="of:=['Indiegogo donations'.L42]+['Indiegogo donations'.K42]"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2]+['Indiegogo donations'.N41]" office:value-type="currency" office:currency="CAD" office:value="5136.4" calcext:value-type="currency">
            <text:p>$5,136.40</text:p>
          </table:table-cell>
          <table:table-cell/>
        </table:table-row>
        <table:table-row table:style-name="ro1">
          <table:table-cell table:style-name="ce5" office:value-type="string" calcext:value-type="string">
            <text:p>7/2/2015</text:p>
          </table:table-cell>
          <table:table-cell table:style-name="ce6" office:value-type="time" office:time-value="PT02H35M12S" calcext:value-type="time">
            <text:p>02:3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3]-['Indiegogo donations'.J43]" office:value-type="currency" office:currency="CAD" office:value="0.800000000000001" calcext:value-type="currency">
            <text:p>$0.80</text:p>
          </table:table-cell>
          <table:table-cell table:style-name="ce3" table:formula="of:=['Indiegogo donations'.L43]+['Indiegogo donations'.K43]" office:value-type="currency" office:currency="CAD" office:value="19.2" calcext:value-type="currency">
            <text:p>$19.20</text:p>
          </table:table-cell>
          <table:table-cell table:style-name="ce3" office:value-type="currency" office:currency="CAD" office:value="0.88" calcext:value-type="currency">
            <text:p>$0.88</text:p>
          </table:table-cell>
          <table:table-cell office:value-type="currency" office:currency="CAD" office:value="18.32" calcext:value-type="currency">
            <text:p>$18.32</text:p>
          </table:table-cell>
          <table:table-cell/>
          <table:table-cell table:style-name="ce3" table:formula="of:=['Indiegogo donations'.L43]+['Indiegogo donations'.N42]" office:value-type="currency" office:currency="CAD" office:value="5154.72" calcext:value-type="currency">
            <text:p>$5,154.72</text:p>
          </table:table-cell>
          <table:table-cell/>
        </table:table-row>
        <table:table-row table:style-name="ro1">
          <table:table-cell table:style-name="ce5" office:value-type="string" calcext:value-type="string">
            <text:p>7/2/2015</text:p>
          </table:table-cell>
          <table:table-cell table:style-name="ce6" office:value-type="time" office:time-value="PT02H35M15S" calcext:value-type="time">
            <text:p>02:3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Indiegogo donations'.J44]" office:value-type="currency" office:currency="CAD" office:value="2" calcext:value-type="currency">
            <text:p>$2.00</text:p>
          </table:table-cell>
          <table:table-cell table:style-name="ce3" table:formula="of:=['Indiegogo donations'.L44]+['Indiegogo donations'.K44]"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44]+['Indiegogo donations'.N43]" office:value-type="currency" office:currency="CAD" office:value="5200.97" calcext:value-type="currency">
            <text:p>$5,200.97</text:p>
          </table:table-cell>
          <table:table-cell/>
        </table:table-row>
        <table:table-row table:style-name="ro1">
          <table:table-cell table:style-name="ce5" office:value-type="string" calcext:value-type="string">
            <text:p>7/2/2015</text:p>
          </table:table-cell>
          <table:table-cell table:style-name="ce6" office:value-type="time" office:time-value="PT02H35M18S" calcext:value-type="time">
            <text:p>02:3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5]-['Indiegogo donations'.J45]" office:value-type="currency" office:currency="CAD" office:value="40" calcext:value-type="currency">
            <text:p>$40.00</text:p>
          </table:table-cell>
          <table:table-cell table:style-name="ce3" table:formula="of:=['Indiegogo donations'.L45]+['Indiegogo donations'.K45]"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45]+['Indiegogo donations'.N44]" office:value-type="currency" office:currency="CAD" office:value="6131.67" calcext:value-type="currency">
            <text:p>$6,131.67</text:p>
          </table:table-cell>
          <table:table-cell/>
        </table:table-row>
        <table:table-row table:style-name="ro1">
          <table:table-cell table:style-name="ce5" office:value-type="string" calcext:value-type="string">
            <text:p>7/2/2015</text:p>
          </table:table-cell>
          <table:table-cell table:style-name="ce6" office:value-type="time" office:time-value="PT02H35M21S" calcext:value-type="time">
            <text:p>02:3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Indiegogo donations'.J46]" office:value-type="currency" office:currency="CAD" office:value="4" calcext:value-type="currency">
            <text:p>$4.00</text:p>
          </table:table-cell>
          <table:table-cell table:style-name="ce3" table:formula="of:=['Indiegogo donations'.L46]+['Indiegogo donations'.K46]"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46]+['Indiegogo donations'.N45]" office:value-type="currency" office:currency="CAD" office:value="6224.47" calcext:value-type="currency">
            <text:p>$6,224.47</text:p>
          </table:table-cell>
          <table:table-cell/>
        </table:table-row>
        <table:table-row table:style-name="ro1">
          <table:table-cell table:style-name="ce5" office:value-type="string" calcext:value-type="string">
            <text:p>7/2/2015</text:p>
          </table:table-cell>
          <table:table-cell table:style-name="ce6" office:value-type="time" office:time-value="PT02H35M24S" calcext:value-type="time">
            <text:p>02:3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7]-['Indiegogo donations'.J47]" office:value-type="currency" office:currency="CAD" office:value="40" calcext:value-type="currency">
            <text:p>$40.00</text:p>
          </table:table-cell>
          <table:table-cell table:style-name="ce3" table:formula="of:=['Indiegogo donations'.L47]+['Indiegogo donations'.K47]"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47]+['Indiegogo donations'.N46]" office:value-type="currency" office:currency="CAD" office:value="7155.17" calcext:value-type="currency">
            <text:p>$7,155.17</text:p>
          </table:table-cell>
          <table:table-cell/>
        </table:table-row>
        <table:table-row table:style-name="ro1">
          <table:table-cell table:style-name="ce5" office:value-type="string" calcext:value-type="string">
            <text:p>7/2/2015</text:p>
          </table:table-cell>
          <table:table-cell table:style-name="ce6" office:value-type="time" office:time-value="PT02H35M27S" calcext:value-type="time">
            <text:p>02:3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Indiegogo donations'.J48]" office:value-type="currency" office:currency="CAD" office:value="2" calcext:value-type="currency">
            <text:p>$2.00</text:p>
          </table:table-cell>
          <table:table-cell table:style-name="ce3" table:formula="of:=['Indiegogo donations'.L48]+['Indiegogo donations'.K48]"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48]+['Indiegogo donations'.N47]" office:value-type="currency" office:currency="CAD" office:value="7201.42" calcext:value-type="currency">
            <text:p>$7,201.42</text:p>
          </table:table-cell>
          <table:table-cell/>
        </table:table-row>
        <table:table-row table:style-name="ro1">
          <table:table-cell table:style-name="ce5" office:value-type="string" calcext:value-type="string">
            <text:p>7/2/2015</text:p>
          </table:table-cell>
          <table:table-cell table:style-name="ce6" office:value-type="time" office:time-value="PT02H35M30S" calcext:value-type="time">
            <text:p>02:3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9]-['Indiegogo donations'.J49]" office:value-type="currency" office:currency="CAD" office:value="0.6" calcext:value-type="currency">
            <text:p>$0.60</text:p>
          </table:table-cell>
          <table:table-cell table:style-name="ce3" table:formula="of:=['Indiegogo donations'.L49]+['Indiegogo donations'.K49]" office:value-type="currency" office:currency="CAD" office:value="14.4" calcext:value-type="currency">
            <text:p>$14.40</text:p>
          </table:table-cell>
          <table:table-cell table:style-name="ce3" office:value-type="currency" office:currency="CAD" office:value="0.74" calcext:value-type="currency">
            <text:p>$0.74</text:p>
          </table:table-cell>
          <table:table-cell office:value-type="currency" office:currency="CAD" office:value="13.66" calcext:value-type="currency">
            <text:p>$13.66</text:p>
          </table:table-cell>
          <table:table-cell/>
          <table:table-cell table:style-name="ce3" table:formula="of:=['Indiegogo donations'.L49]+['Indiegogo donations'.N48]" office:value-type="currency" office:currency="CAD" office:value="7215.08" calcext:value-type="currency">
            <text:p>$7,215.08</text:p>
          </table:table-cell>
          <table:table-cell/>
        </table:table-row>
        <table:table-row table:style-name="ro1">
          <table:table-cell table:style-name="ce5" office:value-type="string" calcext:value-type="string">
            <text:p>7/2/2015</text:p>
          </table:table-cell>
          <table:table-cell table:style-name="ce6" office:value-type="time" office:time-value="PT02H35M33S" calcext:value-type="time">
            <text:p>02:3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Indiegogo donations'.J50]" office:value-type="currency" office:currency="CAD" office:value="2" calcext:value-type="currency">
            <text:p>$2.00</text:p>
          </table:table-cell>
          <table:table-cell table:style-name="ce3" table:formula="of:=['Indiegogo donations'.L50]+['Indiegogo donations'.K50]" office:value-type="currency" office:currency="CAD" office:value="48" calcext:value-type="currency">
            <text:p>$48.00</text:p>
          </table:table-cell>
          <table:table-cell table:style-name="ce3" office:value-type="currency" office:currency="CAD" office:value="1.75" calcext:value-type="currency">
            <text:p>$1.75</text:p>
          </table:table-cell>
          <table:table-cell office:value-type="currency" office:currency="CAD" office:value="46.25" calcext:value-type="currency">
            <text:p>$46.25</text:p>
          </table:table-cell>
          <table:table-cell/>
          <table:table-cell table:style-name="ce3" table:formula="of:=['Indiegogo donations'.L50]+['Indiegogo donations'.N49]" office:value-type="currency" office:currency="CAD" office:value="7261.33" calcext:value-type="currency">
            <text:p>$7,261.33</text:p>
          </table:table-cell>
          <table:table-cell/>
        </table:table-row>
        <table:table-row table:style-name="ro1">
          <table:table-cell table:style-name="ce5" office:value-type="string" calcext:value-type="string">
            <text:p>7/2/2015</text:p>
          </table:table-cell>
          <table:table-cell table:style-name="ce6" office:value-type="time" office:time-value="PT02H35M36S" calcext:value-type="time">
            <text:p>02:3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Indiegogo donations'.J51]" office:value-type="currency" office:currency="CAD" office:value="1" calcext:value-type="currency">
            <text:p>$1.00</text:p>
          </table:table-cell>
          <table:table-cell table:style-name="ce3" table:formula="of:=['Indiegogo donations'.L51]+['Indiegogo donations'.K51]"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51]+['Indiegogo donations'.N50]" office:value-type="currency" office:currency="CAD" office:value="7284.3" calcext:value-type="currency">
            <text:p>$7,284.30</text:p>
          </table:table-cell>
          <table:table-cell/>
        </table:table-row>
        <table:table-row table:style-name="ro1">
          <table:table-cell table:style-name="ce5" office:value-type="string" calcext:value-type="string">
            <text:p>7/2/2015</text:p>
          </table:table-cell>
          <table:table-cell table:style-name="ce6" office:value-type="time" office:time-value="PT02H35M39S" calcext:value-type="time">
            <text:p>02:35: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2]-['Indiegogo donations'.J52]" office:value-type="currency" office:currency="CAD" office:value="40" calcext:value-type="currency">
            <text:p>$40.00</text:p>
          </table:table-cell>
          <table:table-cell table:style-name="ce3" table:formula="of:=['Indiegogo donations'.L52]+['Indiegogo donations'.K52]" office:value-type="currency" office:currency="CAD" office:value="960" calcext:value-type="currency">
            <text:p>$960.00</text:p>
          </table:table-cell>
          <table:table-cell table:style-name="ce3" office:value-type="currency" office:currency="CAD" office:value="29.3" calcext:value-type="currency">
            <text:p>$29.30</text:p>
          </table:table-cell>
          <table:table-cell office:value-type="currency" office:currency="CAD" office:value="930.7" calcext:value-type="currency">
            <text:p>$930.70</text:p>
          </table:table-cell>
          <table:table-cell/>
          <table:table-cell table:style-name="ce3" table:formula="of:=['Indiegogo donations'.L52]+['Indiegogo donations'.N51]" office:value-type="currency" office:currency="CAD" office:value="8215" calcext:value-type="currency">
            <text:p>$8,215.00</text:p>
          </table:table-cell>
          <table:table-cell/>
        </table:table-row>
        <table:table-row table:style-name="ro1">
          <table:table-cell table:style-name="ce5" office:value-type="string" calcext:value-type="string">
            <text:p>7/2/2015</text:p>
          </table:table-cell>
          <table:table-cell table:style-name="ce6" office:value-type="time" office:time-value="PT02H35M43S" calcext:value-type="time">
            <text:p>02:3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3]-['Indiegogo donations'.J53]" office:value-type="currency" office:currency="CAD" office:value="0.4" calcext:value-type="currency">
            <text:p>$0.40</text:p>
          </table:table-cell>
          <table:table-cell table:style-name="ce3" table:formula="of:=['Indiegogo donations'.L53]+['Indiegogo donations'.K53]" office:value-type="currency" office:currency="CAD" office:value="9.6" calcext:value-type="currency">
            <text:p>$9.60</text:p>
          </table:table-cell>
          <table:table-cell table:style-name="ce3" office:value-type="currency" office:currency="CAD" office:value="0.59" calcext:value-type="currency">
            <text:p>$0.59</text:p>
          </table:table-cell>
          <table:table-cell office:value-type="currency" office:currency="CAD" office:value="9.01" calcext:value-type="currency">
            <text:p>$9.01</text:p>
          </table:table-cell>
          <table:table-cell/>
          <table:table-cell table:style-name="ce3" table:formula="of:=['Indiegogo donations'.L53]+['Indiegogo donations'.N52]" office:value-type="currency" office:currency="CAD" office:value="8224.01" calcext:value-type="currency">
            <text:p>$8,224.01</text:p>
          </table:table-cell>
          <table:table-cell/>
        </table:table-row>
        <table:table-row table:style-name="ro1">
          <table:table-cell table:style-name="ce5" office:value-type="string" calcext:value-type="string">
            <text:p>7/2/2015</text:p>
          </table:table-cell>
          <table:table-cell table:style-name="ce6" office:value-type="time" office:time-value="PT02H35M46S" calcext:value-type="time">
            <text:p>02:3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Indiegogo donations'.J54]" office:value-type="currency" office:currency="CAD" office:value="1" calcext:value-type="currency">
            <text:p>$1.00</text:p>
          </table:table-cell>
          <table:table-cell table:style-name="ce3" table:formula="of:=['Indiegogo donations'.L54]+['Indiegogo donations'.K54]" office:value-type="currency" office:currency="CAD" office:value="24" calcext:value-type="currency">
            <text:p>$24.00</text:p>
          </table:table-cell>
          <table:table-cell table:style-name="ce3" office:value-type="currency" office:currency="CAD" office:value="1.03" calcext:value-type="currency">
            <text:p>$1.03</text:p>
          </table:table-cell>
          <table:table-cell office:value-type="currency" office:currency="CAD" office:value="22.97" calcext:value-type="currency">
            <text:p>$22.97</text:p>
          </table:table-cell>
          <table:table-cell/>
          <table:table-cell table:style-name="ce3" table:formula="of:=['Indiegogo donations'.L54]+['Indiegogo donations'.N53]" office:value-type="currency" office:currency="CAD" office:value="8246.98" calcext:value-type="currency">
            <text:p>$8,246.98</text:p>
          </table:table-cell>
          <table:table-cell/>
        </table:table-row>
        <table:table-row table:style-name="ro1">
          <table:table-cell table:style-name="ce5" office:value-type="string" calcext:value-type="string">
            <text:p>7/2/2015</text:p>
          </table:table-cell>
          <table:table-cell table:style-name="ce6" office:value-type="time" office:time-value="PT02H35M49S" calcext:value-type="time">
            <text:p>02:3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Indiegogo donations'.J55]" office:value-type="currency" office:currency="CAD" office:value="4" calcext:value-type="currency">
            <text:p>$4.00</text:p>
          </table:table-cell>
          <table:table-cell table:style-name="ce3" table:formula="of:=['Indiegogo donations'.L55]+['Indiegogo donations'.K55]" office:value-type="currency" office:currency="CAD" office:value="96" calcext:value-type="currency">
            <text:p>$96.00</text:p>
          </table:table-cell>
          <table:table-cell table:style-name="ce3" office:value-type="currency" office:currency="CAD" office:value="3.2" calcext:value-type="currency">
            <text:p>$3.20</text:p>
          </table:table-cell>
          <table:table-cell office:value-type="currency" office:currency="CAD" office:value="92.8" calcext:value-type="currency">
            <text:p>$92.80</text:p>
          </table:table-cell>
          <table:table-cell/>
          <table:table-cell table:style-name="ce3" table:formula="of:=['Indiegogo donations'.L55]+['Indiegogo donations'.N54]" office:value-type="currency" office:currency="CAD" office:value="8339.78" calcext:value-type="currency">
            <text:p>$8,339.78</text:p>
          </table:table-cell>
          <table:table-cell/>
        </table:table-row>
        <table:table-row table:style-name="ro1">
          <table:table-cell table:style-name="ce5" office:value-type="string" calcext:value-type="string">
            <text:p>7/2/2015</text:p>
          </table:table-cell>
          <table:table-cell table:style-name="ce6" office:value-type="time" office:time-value="PT02H35M58S" calcext:value-type="time">
            <text:p>02:3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Indiegogo donations'.J56]" office:value-type="currency" office:currency="CAD" office:value="0.899999999999999" calcext:value-type="currency">
            <text:p>$0.90</text:p>
          </table:table-cell>
          <table:table-cell table:style-name="ce3" table:formula="of:=['Indiegogo donations'.L56]+['Indiegogo donations'.K5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Indiegogo donations'.N55]" office:value-type="currency" office:currency="CAD" office:value="8362.85" calcext:value-type="currency">
            <text:p>$8,362.85</text:p>
          </table:table-cell>
          <table:table-cell/>
        </table:table-row>
        <table:table-row table:style-name="ro1">
          <table:table-cell table:style-name="ce5" office:value-type="string" calcext:value-type="string">
            <text:p>7/2/2015</text:p>
          </table:table-cell>
          <table:table-cell table:style-name="ce6" office:value-type="time" office:time-value="PT02H36M01S" calcext:value-type="time">
            <text:p>02:3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7]-['Indiegogo donations'.J57]" office:value-type="currency" office:currency="CAD" office:value="3.59999999999999" calcext:value-type="currency">
            <text:p>$3.60</text:p>
          </table:table-cell>
          <table:table-cell table:style-name="ce3" table:formula="of:=['Indiegogo donations'.L57]+['Indiegogo donations'.K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7]+['Indiegogo donations'.N56]" office:value-type="currency" office:currency="CAD" office:value="8456.05" calcext:value-type="currency">
            <text:p>$8,456.05</text:p>
          </table:table-cell>
          <table:table-cell/>
        </table:table-row>
        <table:table-row table:style-name="ro1">
          <table:table-cell table:style-name="ce5" office:value-type="string" calcext:value-type="string">
            <text:p>7/2/2015</text:p>
          </table:table-cell>
          <table:table-cell table:style-name="ce6" office:value-type="time" office:time-value="PT02H36M04S" calcext:value-type="time">
            <text:p>02:3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Indiegogo donations'.J58]" office:value-type="currency" office:currency="CAD" office:value="0.899999999999999" calcext:value-type="currency">
            <text:p>$0.90</text:p>
          </table:table-cell>
          <table:table-cell table:style-name="ce3" table:formula="of:=['Indiegogo donations'.L58]+['Indiegogo donations'.K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Indiegogo donations'.N57]" office:value-type="currency" office:currency="CAD" office:value="8479.12" calcext:value-type="currency">
            <text:p>$8,479.12</text:p>
          </table:table-cell>
          <table:table-cell/>
        </table:table-row>
        <table:table-row table:style-name="ro1">
          <table:table-cell table:style-name="ce5" office:value-type="string" calcext:value-type="string">
            <text:p>7/2/2015</text:p>
          </table:table-cell>
          <table:table-cell table:style-name="ce6" office:value-type="time" office:time-value="PT02H36M07S" calcext:value-type="time">
            <text:p>02:3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9]-['Indiegogo donations'.J59]" office:value-type="currency" office:currency="CAD" office:value="5.40000000000001" calcext:value-type="currency">
            <text:p>$5.40</text:p>
          </table:table-cell>
          <table:table-cell table:style-name="ce3" table:formula="of:=['Indiegogo donations'.L59]+['Indiegogo donations'.K5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9]+['Indiegogo donations'.N58]" office:value-type="currency" office:currency="CAD" office:value="8619.07" calcext:value-type="currency">
            <text:p>$8,619.07</text:p>
          </table:table-cell>
          <table:table-cell/>
        </table:table-row>
        <table:table-row table:style-name="ro1">
          <table:table-cell table:style-name="ce5" office:value-type="string" calcext:value-type="string">
            <text:p>7/2/2015</text:p>
          </table:table-cell>
          <table:table-cell table:style-name="ce6" office:value-type="time" office:time-value="PT02H36M10S" calcext:value-type="time">
            <text:p>02:36: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Indiegogo donations'.J60]" office:value-type="currency" office:currency="CAD" office:value="3.59999999999999" calcext:value-type="currency">
            <text:p>$3.60</text:p>
          </table:table-cell>
          <table:table-cell table:style-name="ce3" table:formula="of:=['Indiegogo donations'.L60]+['Indiegogo donations'.K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Indiegogo donations'.N59]" office:value-type="currency" office:currency="CAD" office:value="8712.27" calcext:value-type="currency">
            <text:p>$8,712.27</text:p>
          </table:table-cell>
          <table:table-cell/>
        </table:table-row>
        <table:table-row table:style-name="ro1">
          <table:table-cell table:style-name="ce5" office:value-type="string" calcext:value-type="string">
            <text:p>7/2/2015</text:p>
          </table:table-cell>
          <table:table-cell table:style-name="ce6" office:value-type="time" office:time-value="PT02H36M13S" calcext:value-type="time">
            <text:p>02:3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Indiegogo donations'.J61]" office:value-type="currency" office:currency="CAD" office:value="3.59999999999999" calcext:value-type="currency">
            <text:p>$3.60</text:p>
          </table:table-cell>
          <table:table-cell table:style-name="ce3" table:formula="of:=['Indiegogo donations'.L61]+['Indiegogo donations'.K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Indiegogo donations'.N60]" office:value-type="currency" office:currency="CAD" office:value="8805.47" calcext:value-type="currency">
            <text:p>$8,805.47</text:p>
          </table:table-cell>
          <table:table-cell/>
        </table:table-row>
        <table:table-row table:style-name="ro1">
          <table:table-cell table:style-name="ce5" office:value-type="string" calcext:value-type="string">
            <text:p>7/2/2015</text:p>
          </table:table-cell>
          <table:table-cell table:style-name="ce6" office:value-type="time" office:time-value="PT02H36M16S" calcext:value-type="time">
            <text:p>02:3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2]-['Indiegogo donations'.J62]" office:value-type="currency" office:currency="CAD" office:value="1.08" calcext:value-type="currency">
            <text:p>$1.08</text:p>
          </table:table-cell>
          <table:table-cell table:style-name="ce3" table:formula="of:=['Indiegogo donations'.L62]+['Indiegogo donations'.K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2]+['Indiegogo donations'.N61]" office:value-type="currency" office:currency="CAD" office:value="8833.22" calcext:value-type="currency">
            <text:p>$8,833.22</text:p>
          </table:table-cell>
          <table:table-cell/>
        </table:table-row>
        <table:table-row table:style-name="ro1">
          <table:table-cell table:style-name="ce5" office:value-type="string" calcext:value-type="string">
            <text:p>7/2/2015</text:p>
          </table:table-cell>
          <table:table-cell table:style-name="ce6" office:value-type="time" office:time-value="PT02H36M25S" calcext:value-type="time">
            <text:p>02:3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3]-['Indiegogo donations'.J63]" office:value-type="currency" office:currency="CAD" office:value="1.08" calcext:value-type="currency">
            <text:p>$1.08</text:p>
          </table:table-cell>
          <table:table-cell table:style-name="ce3" table:formula="of:=['Indiegogo donations'.L63]+['Indiegogo donations'.K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3]+['Indiegogo donations'.N62]" office:value-type="currency" office:currency="CAD" office:value="8860.97" calcext:value-type="currency">
            <text:p>$8,860.97</text:p>
          </table:table-cell>
          <table:table-cell/>
        </table:table-row>
        <table:table-row table:style-name="ro1">
          <table:table-cell table:style-name="ce5" office:value-type="string" calcext:value-type="string">
            <text:p>7/2/2015</text:p>
          </table:table-cell>
          <table:table-cell table:style-name="ce6" office:value-type="time" office:time-value="PT02H36M34S" calcext:value-type="time">
            <text:p>02:3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4]-['Indiegogo donations'.J64]" office:value-type="currency" office:currency="CAD" office:value="0.720000000000002" calcext:value-type="currency">
            <text:p>$0.72</text:p>
          </table:table-cell>
          <table:table-cell table:style-name="ce3" table:formula="of:=['Indiegogo donations'.L64]+['Indiegogo donations'.K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4]+['Indiegogo donations'.N63]" office:value-type="currency" office:currency="CAD" office:value="8879.37" calcext:value-type="currency">
            <text:p>$8,879.37</text:p>
          </table:table-cell>
          <table:table-cell/>
        </table:table-row>
        <table:table-row table:style-name="ro1">
          <table:table-cell table:style-name="ce5" office:value-type="string" calcext:value-type="string">
            <text:p>7/2/2015</text:p>
          </table:table-cell>
          <table:table-cell table:style-name="ce6" office:value-type="time" office:time-value="PT02H36M37S" calcext:value-type="time">
            <text:p>02:3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5]-['Indiegogo donations'.J65]" office:value-type="currency" office:currency="CAD" office:value="0.899999999999999" calcext:value-type="currency">
            <text:p>$0.90</text:p>
          </table:table-cell>
          <table:table-cell table:style-name="ce3" table:formula="of:=['Indiegogo donations'.L65]+['Indiegogo donations'.K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5]+['Indiegogo donations'.N64]" office:value-type="currency" office:currency="CAD" office:value="8902.44" calcext:value-type="currency">
            <text:p>$8,902.44</text:p>
          </table:table-cell>
          <table:table-cell/>
        </table:table-row>
        <table:table-row table:style-name="ro1">
          <table:table-cell table:style-name="ce5" office:value-type="string" calcext:value-type="string">
            <text:p>7/2/2015</text:p>
          </table:table-cell>
          <table:table-cell table:style-name="ce6" office:value-type="time" office:time-value="PT02H36M40S" calcext:value-type="time">
            <text:p>02:3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6]-['Indiegogo donations'.J66]" office:value-type="currency" office:currency="CAD" office:value="1.8" calcext:value-type="currency">
            <text:p>$1.80</text:p>
          </table:table-cell>
          <table:table-cell table:style-name="ce3" table:formula="of:=['Indiegogo donations'.L66]+['Indiegogo donations'.K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6]+['Indiegogo donations'.N65]" office:value-type="currency" office:currency="CAD" office:value="8948.89" calcext:value-type="currency">
            <text:p>$8,948.89</text:p>
          </table:table-cell>
          <table:table-cell/>
        </table:table-row>
        <table:table-row table:style-name="ro1">
          <table:table-cell table:style-name="ce5" office:value-type="string" calcext:value-type="string">
            <text:p>7/2/2015</text:p>
          </table:table-cell>
          <table:table-cell table:style-name="ce6" office:value-type="time" office:time-value="PT02H36M43S" calcext:value-type="time">
            <text:p>02:3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Indiegogo donations'.J67]" office:value-type="currency" office:currency="CAD" office:value="3.59999999999999" calcext:value-type="currency">
            <text:p>$3.60</text:p>
          </table:table-cell>
          <table:table-cell table:style-name="ce3" table:formula="of:=['Indiegogo donations'.L67]+['Indiegogo donations'.K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Indiegogo donations'.N66]" office:value-type="currency" office:currency="CAD" office:value="9042.09" calcext:value-type="currency">
            <text:p>$9,042.09</text:p>
          </table:table-cell>
          <table:table-cell/>
        </table:table-row>
        <table:table-row table:style-name="ro1">
          <table:table-cell table:style-name="ce5" office:value-type="string" calcext:value-type="string">
            <text:p>7/2/2015</text:p>
          </table:table-cell>
          <table:table-cell table:style-name="ce6" office:value-type="time" office:time-value="PT02H36M46S" calcext:value-type="time">
            <text:p>02:3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68]-['Indiegogo donations'.J68]" office:value-type="currency" office:currency="CAD" office:value="10.8" calcext:value-type="currency">
            <text:p>$10.80</text:p>
          </table:table-cell>
          <table:table-cell table:style-name="ce3" table:formula="of:=['Indiegogo donations'.L68]+['Indiegogo donations'.K6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68]+['Indiegogo donations'.N67]" office:value-type="currency" office:currency="CAD" office:value="9322.29" calcext:value-type="currency">
            <text:p>$9,322.29</text:p>
          </table:table-cell>
          <table:table-cell/>
        </table:table-row>
        <table:table-row table:style-name="ro1">
          <table:table-cell table:style-name="ce5" office:value-type="string" calcext:value-type="string">
            <text:p>7/2/2015</text:p>
          </table:table-cell>
          <table:table-cell table:style-name="ce6" office:value-type="time" office:time-value="PT02H36M49S" calcext:value-type="time">
            <text:p>02:3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9]-['Indiegogo donations'.J69]" office:value-type="currency" office:currency="CAD" office:value="0.720000000000002" calcext:value-type="currency">
            <text:p>$0.72</text:p>
          </table:table-cell>
          <table:table-cell table:style-name="ce3" table:formula="of:=['Indiegogo donations'.L69]+['Indiegogo donations'.K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9]+['Indiegogo donations'.N68]" office:value-type="currency" office:currency="CAD" office:value="9340.69" calcext:value-type="currency">
            <text:p>$9,340.69</text:p>
          </table:table-cell>
          <table:table-cell/>
        </table:table-row>
        <table:table-row table:style-name="ro1">
          <table:table-cell table:style-name="ce5" office:value-type="string" calcext:value-type="string">
            <text:p>7/2/2015</text:p>
          </table:table-cell>
          <table:table-cell table:style-name="ce6" office:value-type="time" office:time-value="PT02H36M57S" calcext:value-type="time">
            <text:p>02: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0]-['Indiegogo donations'.J70]" office:value-type="currency" office:currency="CAD" office:value="0.359999999999999" calcext:value-type="currency">
            <text:p>$0.36</text:p>
          </table:table-cell>
          <table:table-cell table:style-name="ce3" table:formula="of:=['Indiegogo donations'.L70]+['Indiegogo donations'.K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0]+['Indiegogo donations'.N69]" office:value-type="currency" office:currency="CAD" office:value="9349.74" calcext:value-type="currency">
            <text:p>$9,349.74</text:p>
          </table:table-cell>
          <table:table-cell/>
        </table:table-row>
        <table:table-row table:style-name="ro1">
          <table:table-cell table:style-name="ce5" office:value-type="string" calcext:value-type="string">
            <text:p>7/2/2015</text:p>
          </table:table-cell>
          <table:table-cell table:style-name="ce6" office:value-type="time" office:time-value="PT02H37M07S" calcext:value-type="time">
            <text:p>02:3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1]-['Indiegogo donations'.J71]" office:value-type="currency" office:currency="CAD" office:value="0.899999999999999" calcext:value-type="currency">
            <text:p>$0.90</text:p>
          </table:table-cell>
          <table:table-cell table:style-name="ce3" table:formula="of:=['Indiegogo donations'.L71]+['Indiegogo donations'.K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1]+['Indiegogo donations'.N70]" office:value-type="currency" office:currency="CAD" office:value="9372.81" calcext:value-type="currency">
            <text:p>$9,372.81</text:p>
          </table:table-cell>
          <table:table-cell/>
        </table:table-row>
        <table:table-row table:style-name="ro1">
          <table:table-cell table:style-name="ce5" office:value-type="string" calcext:value-type="string">
            <text:p>7/2/2015</text:p>
          </table:table-cell>
          <table:table-cell table:style-name="ce6" office:value-type="time" office:time-value="PT02H37M10S" calcext:value-type="time">
            <text:p>02:3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Indiegogo donations'.J72]" office:value-type="currency" office:currency="CAD" office:value="1.8" calcext:value-type="currency">
            <text:p>$1.80</text:p>
          </table:table-cell>
          <table:table-cell table:style-name="ce3" table:formula="of:=['Indiegogo donations'.L72]+['Indiegogo donations'.K7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Indiegogo donations'.N71]" office:value-type="currency" office:currency="CAD" office:value="9419.26" calcext:value-type="currency">
            <text:p>$9,419.26</text:p>
          </table:table-cell>
          <table:table-cell/>
        </table:table-row>
        <table:table-row table:style-name="ro1">
          <table:table-cell table:style-name="ce5" office:value-type="string" calcext:value-type="string">
            <text:p>7/2/2015</text:p>
          </table:table-cell>
          <table:table-cell table:style-name="ce6" office:value-type="time" office:time-value="PT02H37M13S" calcext:value-type="time">
            <text:p>02: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3]-['Indiegogo donations'.J73]" office:value-type="currency" office:currency="CAD" office:value="0.359999999999999" calcext:value-type="currency">
            <text:p>$0.36</text:p>
          </table:table-cell>
          <table:table-cell table:style-name="ce3" table:formula="of:=['Indiegogo donations'.L73]+['Indiegogo donations'.K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3]+['Indiegogo donations'.N72]" office:value-type="currency" office:currency="CAD" office:value="9428.31" calcext:value-type="currency">
            <text:p>$9,428.31</text:p>
          </table:table-cell>
          <table:table-cell/>
        </table:table-row>
        <table:table-row table:style-name="ro1">
          <table:table-cell table:style-name="ce5" office:value-type="string" calcext:value-type="string">
            <text:p>7/2/2015</text:p>
          </table:table-cell>
          <table:table-cell table:style-name="ce6" office:value-type="time" office:time-value="PT02H37M16S" calcext:value-type="time">
            <text:p>02: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4]-['Indiegogo donations'.J74]" office:value-type="currency" office:currency="CAD" office:value="1.44" calcext:value-type="currency">
            <text:p>$1.44</text:p>
          </table:table-cell>
          <table:table-cell table:style-name="ce3" table:formula="of:=['Indiegogo donations'.L74]+['Indiegogo donations'.K7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4]+['Indiegogo donations'.N73]" office:value-type="currency" office:currency="CAD" office:value="9465.41" calcext:value-type="currency">
            <text:p>$9,465.41</text:p>
          </table:table-cell>
          <table:table-cell/>
        </table:table-row>
        <table:table-row table:style-name="ro1">
          <table:table-cell table:style-name="ce5" office:value-type="string" calcext:value-type="string">
            <text:p>7/2/2015</text:p>
          </table:table-cell>
          <table:table-cell table:style-name="ce6" office:value-type="time" office:time-value="PT02H37M19S" calcext:value-type="time">
            <text:p>02: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5]-['Indiegogo donations'.J75]" office:value-type="currency" office:currency="CAD" office:value="0.720000000000002" calcext:value-type="currency">
            <text:p>$0.72</text:p>
          </table:table-cell>
          <table:table-cell table:style-name="ce3" table:formula="of:=['Indiegogo donations'.L75]+['Indiegogo donations'.K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5]+['Indiegogo donations'.N74]" office:value-type="currency" office:currency="CAD" office:value="9483.81" calcext:value-type="currency">
            <text:p>$9,483.81</text:p>
          </table:table-cell>
          <table:table-cell/>
        </table:table-row>
        <table:table-row table:style-name="ro1">
          <table:table-cell table:style-name="ce5" office:value-type="string" calcext:value-type="string">
            <text:p>7/2/2015</text:p>
          </table:table-cell>
          <table:table-cell table:style-name="ce6" office:value-type="time" office:time-value="PT02H37M22S" calcext:value-type="time">
            <text:p>02: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76]-['Indiegogo donations'.J76]" office:value-type="currency" office:currency="CAD" office:value="2.7" calcext:value-type="currency">
            <text:p>$2.70</text:p>
          </table:table-cell>
          <table:table-cell table:style-name="ce3" table:formula="of:=['Indiegogo donations'.L76]+['Indiegogo donations'.K7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76]+['Indiegogo donations'.N75]" office:value-type="currency" office:currency="CAD" office:value="9553.63" calcext:value-type="currency">
            <text:p>$9,553.63</text:p>
          </table:table-cell>
          <table:table-cell/>
        </table:table-row>
        <table:table-row table:style-name="ro1">
          <table:table-cell table:style-name="ce5" office:value-type="string" calcext:value-type="string">
            <text:p>7/2/2015</text:p>
          </table:table-cell>
          <table:table-cell table:style-name="ce6" office:value-type="time" office:time-value="PT02H37M25S" calcext:value-type="time">
            <text:p>02: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Indiegogo donations'.J77]" office:value-type="currency" office:currency="CAD" office:value="3.59999999999999" calcext:value-type="currency">
            <text:p>$3.60</text:p>
          </table:table-cell>
          <table:table-cell table:style-name="ce3" table:formula="of:=['Indiegogo donations'.L77]+['Indiegogo donations'.K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Indiegogo donations'.N76]" office:value-type="currency" office:currency="CAD" office:value="9646.83" calcext:value-type="currency">
            <text:p>$9,646.83</text:p>
          </table:table-cell>
          <table:table-cell/>
        </table:table-row>
        <table:table-row table:style-name="ro1">
          <table:table-cell table:style-name="ce5" office:value-type="string" calcext:value-type="string">
            <text:p>7/2/2015</text:p>
          </table:table-cell>
          <table:table-cell table:style-name="ce6" office:value-type="time" office:time-value="PT02H37M28S" calcext:value-type="time">
            <text:p>02:37: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Indiegogo donations'.J78]" office:value-type="currency" office:currency="CAD" office:value="3.59999999999999" calcext:value-type="currency">
            <text:p>$3.60</text:p>
          </table:table-cell>
          <table:table-cell table:style-name="ce3" table:formula="of:=['Indiegogo donations'.L78]+['Indiegogo donations'.K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Indiegogo donations'.N77]" office:value-type="currency" office:currency="CAD" office:value="9740.03" calcext:value-type="currency">
            <text:p>$9,740.03</text:p>
          </table:table-cell>
          <table:table-cell/>
        </table:table-row>
        <table:table-row table:style-name="ro1">
          <table:table-cell table:style-name="ce5" office:value-type="string" calcext:value-type="string">
            <text:p>7/2/2015</text:p>
          </table:table-cell>
          <table:table-cell table:style-name="ce6" office:value-type="time" office:time-value="PT02H37M40S" calcext:value-type="time">
            <text:p>02:37: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Indiegogo donations'.J79]" office:value-type="currency" office:currency="CAD" office:value="0.899999999999999" calcext:value-type="currency">
            <text:p>$0.90</text:p>
          </table:table-cell>
          <table:table-cell table:style-name="ce3" table:formula="of:=['Indiegogo donations'.L79]+['Indiegogo donations'.K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Indiegogo donations'.N78]" office:value-type="currency" office:currency="CAD" office:value="9763.1" calcext:value-type="currency">
            <text:p>$9,763.10</text:p>
          </table:table-cell>
          <table:table-cell/>
        </table:table-row>
        <table:table-row table:style-name="ro1">
          <table:table-cell table:style-name="ce5" office:value-type="string" calcext:value-type="string">
            <text:p>7/2/2015</text:p>
          </table:table-cell>
          <table:table-cell table:style-name="ce6" office:value-type="time" office:time-value="PT02H37M43S" calcext:value-type="time">
            <text:p>02:37: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Indiegogo donations'.J80]" office:value-type="currency" office:currency="CAD" office:value="3.59999999999999" calcext:value-type="currency">
            <text:p>$3.60</text:p>
          </table:table-cell>
          <table:table-cell table:style-name="ce3" table:formula="of:=['Indiegogo donations'.L80]+['Indiegogo donations'.K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Indiegogo donations'.N79]" office:value-type="currency" office:currency="CAD" office:value="9856.3" calcext:value-type="currency">
            <text:p>$9,856.30</text:p>
          </table:table-cell>
          <table:table-cell/>
        </table:table-row>
        <table:table-row table:style-name="ro1">
          <table:table-cell table:style-name="ce5" office:value-type="string" calcext:value-type="string">
            <text:p>7/2/2015</text:p>
          </table:table-cell>
          <table:table-cell table:style-name="ce6" office:value-type="time" office:time-value="PT02H37M46S" calcext:value-type="time">
            <text:p>02:37: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1]-['Indiegogo donations'.J81]" office:value-type="currency" office:currency="CAD" office:value="3.59999999999999" calcext:value-type="currency">
            <text:p>$3.60</text:p>
          </table:table-cell>
          <table:table-cell table:style-name="ce3" table:formula="of:=['Indiegogo donations'.L81]+['Indiegogo donations'.K8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1]+['Indiegogo donations'.N80]" office:value-type="currency" office:currency="CAD" office:value="9949.5" calcext:value-type="currency">
            <text:p>$9,949.50</text:p>
          </table:table-cell>
          <table:table-cell/>
        </table:table-row>
        <table:table-row table:style-name="ro1">
          <table:table-cell table:style-name="ce5" office:value-type="string" calcext:value-type="string">
            <text:p>7/2/2015</text:p>
          </table:table-cell>
          <table:table-cell table:style-name="ce6" office:value-type="time" office:time-value="PT02H37M49S" calcext:value-type="time">
            <text:p>02:37: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Indiegogo donations'.J82]" office:value-type="currency" office:currency="CAD" office:value="3.59999999999999" calcext:value-type="currency">
            <text:p>$3.60</text:p>
          </table:table-cell>
          <table:table-cell table:style-name="ce3" table:formula="of:=['Indiegogo donations'.L82]+['Indiegogo donations'.K8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Indiegogo donations'.N81]" office:value-type="currency" office:currency="CAD" office:value="10042.7" calcext:value-type="currency">
            <text:p>$10,042.70</text:p>
          </table:table-cell>
          <table:table-cell/>
        </table:table-row>
        <table:table-row table:style-name="ro1">
          <table:table-cell table:style-name="ce5" office:value-type="string" calcext:value-type="string">
            <text:p>7/2/2015</text:p>
          </table:table-cell>
          <table:table-cell table:style-name="ce6" office:value-type="time" office:time-value="PT02H37M52S" calcext:value-type="time">
            <text:p>02:37: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3]-['Indiegogo donations'.J83]" office:value-type="currency" office:currency="CAD" office:value="18" calcext:value-type="currency">
            <text:p>$18.00</text:p>
          </table:table-cell>
          <table:table-cell table:style-name="ce3" table:formula="of:=['Indiegogo donations'.L83]+['Indiegogo donations'.K8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3]+['Indiegogo donations'.N82]" office:value-type="currency" office:currency="CAD" office:value="10509.9" calcext:value-type="currency">
            <text:p>$10,509.90</text:p>
          </table:table-cell>
          <table:table-cell/>
        </table:table-row>
        <table:table-row table:style-name="ro1">
          <table:table-cell table:style-name="ce5" office:value-type="string" calcext:value-type="string">
            <text:p>7/2/2015</text:p>
          </table:table-cell>
          <table:table-cell table:style-name="ce6" office:value-type="time" office:time-value="PT02H37M56S" calcext:value-type="time">
            <text:p>02:3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Indiegogo donations'.J84]" office:value-type="currency" office:currency="CAD" office:value="3.59999999999999" calcext:value-type="currency">
            <text:p>$3.60</text:p>
          </table:table-cell>
          <table:table-cell table:style-name="ce3" table:formula="of:=['Indiegogo donations'.L84]+['Indiegogo donations'.K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Indiegogo donations'.N83]" office:value-type="currency" office:currency="CAD" office:value="10603.1" calcext:value-type="currency">
            <text:p>$10,603.10</text:p>
          </table:table-cell>
          <table:table-cell/>
        </table:table-row>
        <table:table-row table:style-name="ro1">
          <table:table-cell table:style-name="ce5" office:value-type="string" calcext:value-type="string">
            <text:p>7/2/2015</text:p>
          </table:table-cell>
          <table:table-cell table:style-name="ce6" office:value-type="time" office:time-value="PT02H37M59S" calcext:value-type="time">
            <text:p>02:3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0" calcext:value-type="currency">
            <text:p>$4,000.00</text:p>
          </table:table-cell>
          <table:table-cell table:style-name="ce3" table:formula="of:=['Indiegogo donations'.H85]-['Indiegogo donations'.J85]" office:value-type="currency" office:currency="CAD" office:value="144" calcext:value-type="currency">
            <text:p>$144.00</text:p>
          </table:table-cell>
          <table:table-cell table:style-name="ce3" table:formula="of:=['Indiegogo donations'.L85]+['Indiegogo donations'.K85]" office:value-type="currency" office:currency="CAD" office:value="3856" calcext:value-type="currency">
            <text:p>$3,856.00</text:p>
          </table:table-cell>
          <table:table-cell table:style-name="ce3" office:value-type="currency" office:currency="CAD" office:value="116.3" calcext:value-type="currency">
            <text:p>$116.30</text:p>
          </table:table-cell>
          <table:table-cell office:value-type="currency" office:currency="CAD" office:value="3739.7" calcext:value-type="currency">
            <text:p>$3,739.70</text:p>
          </table:table-cell>
          <table:table-cell/>
          <table:table-cell table:style-name="ce3" table:formula="of:=['Indiegogo donations'.L85]+['Indiegogo donations'.N84]" office:value-type="currency" office:currency="CAD" office:value="14342.8" calcext:value-type="currency">
            <text:p>$14,342.80</text:p>
          </table:table-cell>
          <table:table-cell/>
        </table:table-row>
        <table:table-row table:style-name="ro1">
          <table:table-cell table:style-name="ce5" office:value-type="string" calcext:value-type="string">
            <text:p>7/2/2015</text:p>
          </table:table-cell>
          <table:table-cell table:style-name="ce6" office:value-type="time" office:time-value="PT02H38M02S" calcext:value-type="time">
            <text:p>02:3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6]-['Indiegogo donations'.J86]" office:value-type="currency" office:currency="CAD" office:value="0.899999999999999" calcext:value-type="currency">
            <text:p>$0.90</text:p>
          </table:table-cell>
          <table:table-cell table:style-name="ce3" table:formula="of:=['Indiegogo donations'.L86]+['Indiegogo donations'.K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6]+['Indiegogo donations'.N85]" office:value-type="currency" office:currency="CAD" office:value="14365.87" calcext:value-type="currency">
            <text:p>$14,365.87</text:p>
          </table:table-cell>
          <table:table-cell/>
        </table:table-row>
        <table:table-row table:style-name="ro1">
          <table:table-cell table:style-name="ce5" office:value-type="string" calcext:value-type="string">
            <text:p>7/2/2015</text:p>
          </table:table-cell>
          <table:table-cell table:style-name="ce6" office:value-type="time" office:time-value="PT02H38M10S" calcext:value-type="time">
            <text:p>02: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7]-['Indiegogo donations'.J87]" office:value-type="currency" office:currency="CAD" office:value="1.08" calcext:value-type="currency">
            <text:p>$1.08</text:p>
          </table:table-cell>
          <table:table-cell table:style-name="ce3" table:formula="of:=['Indiegogo donations'.L87]+['Indiegogo donations'.K8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7]+['Indiegogo donations'.N86]" office:value-type="currency" office:currency="CAD" office:value="14393.62" calcext:value-type="currency">
            <text:p>$14,393.62</text:p>
          </table:table-cell>
          <table:table-cell/>
        </table:table-row>
        <table:table-row table:style-name="ro1">
          <table:table-cell table:style-name="ce5" office:value-type="string" calcext:value-type="string">
            <text:p>7/2/2015</text:p>
          </table:table-cell>
          <table:table-cell table:style-name="ce6" office:value-type="time" office:time-value="PT02H38M20S" calcext:value-type="time">
            <text:p>02:3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Indiegogo donations'.J88]" office:value-type="currency" office:currency="CAD" office:value="0.899999999999999" calcext:value-type="currency">
            <text:p>$0.90</text:p>
          </table:table-cell>
          <table:table-cell table:style-name="ce3" table:formula="of:=['Indiegogo donations'.L88]+['Indiegogo donations'.K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Indiegogo donations'.N87]" office:value-type="currency" office:currency="CAD" office:value="14416.69" calcext:value-type="currency">
            <text:p>$14,416.69</text:p>
          </table:table-cell>
          <table:table-cell/>
        </table:table-row>
        <table:table-row table:style-name="ro1">
          <table:table-cell table:style-name="ce5" office:value-type="string" calcext:value-type="string">
            <text:p>7/2/2015</text:p>
          </table:table-cell>
          <table:table-cell table:style-name="ce6" office:value-type="time" office:time-value="PT02H38M29S" calcext:value-type="time">
            <text:p>02:3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9]-['Indiegogo donations'.J89]" office:value-type="currency" office:currency="CAD" office:value="0.899999999999999" calcext:value-type="currency">
            <text:p>$0.90</text:p>
          </table:table-cell>
          <table:table-cell table:style-name="ce3" table:formula="of:=['Indiegogo donations'.L89]+['Indiegogo donations'.K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9]+['Indiegogo donations'.N88]" office:value-type="currency" office:currency="CAD" office:value="14439.76" calcext:value-type="currency">
            <text:p>$14,439.76</text:p>
          </table:table-cell>
          <table:table-cell/>
        </table:table-row>
        <table:table-row table:style-name="ro1">
          <table:table-cell table:style-name="ce5" office:value-type="string" calcext:value-type="string">
            <text:p>7/2/2015</text:p>
          </table:table-cell>
          <table:table-cell table:style-name="ce6" office:value-type="time" office:time-value="PT02H38M32S" calcext:value-type="time">
            <text:p>02:3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Indiegogo donations'.J90]" office:value-type="currency" office:currency="CAD" office:value="1.8" calcext:value-type="currency">
            <text:p>$1.80</text:p>
          </table:table-cell>
          <table:table-cell table:style-name="ce3" table:formula="of:=['Indiegogo donations'.L90]+['Indiegogo donations'.K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Indiegogo donations'.N89]" office:value-type="currency" office:currency="CAD" office:value="14486.21" calcext:value-type="currency">
            <text:p>$14,486.21</text:p>
          </table:table-cell>
          <table:table-cell/>
        </table:table-row>
        <table:table-row table:style-name="ro1">
          <table:table-cell table:style-name="ce5" office:value-type="string" calcext:value-type="string">
            <text:p>7/2/2015</text:p>
          </table:table-cell>
          <table:table-cell table:style-name="ce6" office:value-type="time" office:time-value="PT02H38M35S" calcext:value-type="time">
            <text:p>02:3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1]-['Indiegogo donations'.J91]" office:value-type="currency" office:currency="CAD" office:value="0.720000000000002" calcext:value-type="currency">
            <text:p>$0.72</text:p>
          </table:table-cell>
          <table:table-cell table:style-name="ce3" table:formula="of:=['Indiegogo donations'.L91]+['Indiegogo donations'.K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1]+['Indiegogo donations'.N90]" office:value-type="currency" office:currency="CAD" office:value="14504.61" calcext:value-type="currency">
            <text:p>$14,504.61</text:p>
          </table:table-cell>
          <table:table-cell/>
        </table:table-row>
        <table:table-row table:style-name="ro1">
          <table:table-cell table:style-name="ce5" office:value-type="string" calcext:value-type="string">
            <text:p>7/2/2015</text:p>
          </table:table-cell>
          <table:table-cell table:style-name="ce6" office:value-type="time" office:time-value="PT02H38M38S" calcext:value-type="time">
            <text:p>02:3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2]-['Indiegogo donations'.J92]" office:value-type="currency" office:currency="CAD" office:value="3.59999999999999" calcext:value-type="currency">
            <text:p>$3.60</text:p>
          </table:table-cell>
          <table:table-cell table:style-name="ce3" table:formula="of:=['Indiegogo donations'.L92]+['Indiegogo donations'.K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2]+['Indiegogo donations'.N91]" office:value-type="currency" office:currency="CAD" office:value="14597.81" calcext:value-type="currency">
            <text:p>$14,597.81</text:p>
          </table:table-cell>
          <table:table-cell/>
        </table:table-row>
        <table:table-row table:style-name="ro1">
          <table:table-cell table:style-name="ce5" office:value-type="string" calcext:value-type="string">
            <text:p>7/2/2015</text:p>
          </table:table-cell>
          <table:table-cell table:style-name="ce6" office:value-type="time" office:time-value="PT02H38M41S" calcext:value-type="time">
            <text:p>02:3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3]-['Indiegogo donations'.J93]" office:value-type="currency" office:currency="CAD" office:value="1.44" calcext:value-type="currency">
            <text:p>$1.44</text:p>
          </table:table-cell>
          <table:table-cell table:style-name="ce3" table:formula="of:=['Indiegogo donations'.L93]+['Indiegogo donations'.K9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3]+['Indiegogo donations'.N92]" office:value-type="currency" office:currency="CAD" office:value="14634.91" calcext:value-type="currency">
            <text:p>$14,634.91</text:p>
          </table:table-cell>
          <table:table-cell/>
        </table:table-row>
        <table:table-row table:style-name="ro1">
          <table:table-cell table:style-name="ce5" office:value-type="string" calcext:value-type="string">
            <text:p>7/2/2015</text:p>
          </table:table-cell>
          <table:table-cell table:style-name="ce6" office:value-type="time" office:time-value="PT02H38M44S" calcext:value-type="time">
            <text:p>02:3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Indiegogo donations'.H94]-['Indiegogo donations'.J94]" office:value-type="currency" office:currency="CAD" office:value="0.649999999999999" calcext:value-type="currency">
            <text:p>$0.65</text:p>
          </table:table-cell>
          <table:table-cell table:style-name="ce3" table:formula="of:=['Indiegogo donations'.L94]+['Indiegogo donations'.K94]"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Indiegogo donations'.L94]+['Indiegogo donations'.N93]" office:value-type="currency" office:currency="CAD" office:value="14651.44" calcext:value-type="currency">
            <text:p>$14,651.44</text:p>
          </table:table-cell>
          <table:table-cell/>
        </table:table-row>
        <table:table-row table:style-name="ro1">
          <table:table-cell table:style-name="ce5" office:value-type="string" calcext:value-type="string">
            <text:p>7/2/2015</text:p>
          </table:table-cell>
          <table:table-cell table:style-name="ce6" office:value-type="time" office:time-value="PT02H38M47S" calcext:value-type="time">
            <text:p>02:3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95]-['Indiegogo donations'.J95]" office:value-type="currency" office:currency="CAD" office:value="2.88" calcext:value-type="currency">
            <text:p>$2.88</text:p>
          </table:table-cell>
          <table:table-cell table:style-name="ce3" table:formula="of:=['Indiegogo donations'.L95]+['Indiegogo donations'.K9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95]+['Indiegogo donations'.N94]" office:value-type="currency" office:currency="CAD" office:value="14725.94" calcext:value-type="currency">
            <text:p>$14,725.94</text:p>
          </table:table-cell>
          <table:table-cell/>
        </table:table-row>
        <table:table-row table:style-name="ro1">
          <table:table-cell table:style-name="ce5" office:value-type="string" calcext:value-type="string">
            <text:p>7/2/2015</text:p>
          </table:table-cell>
          <table:table-cell table:style-name="ce6" office:value-type="time" office:time-value="PT02H38M52S" calcext:value-type="time">
            <text:p>02: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96]-['Indiegogo donations'.J96]" office:value-type="currency" office:currency="CAD" office:value="7.20000000000002" calcext:value-type="currency">
            <text:p>$7.20</text:p>
          </table:table-cell>
          <table:table-cell table:style-name="ce3" table:formula="of:=['Indiegogo donations'.L96]+['Indiegogo donations'.K9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96]+['Indiegogo donations'.N95]" office:value-type="currency" office:currency="CAD" office:value="14912.64" calcext:value-type="currency">
            <text:p>$14,912.64</text:p>
          </table:table-cell>
          <table:table-cell/>
        </table:table-row>
        <table:table-row table:style-name="ro1">
          <table:table-cell table:style-name="ce5" office:value-type="string" calcext:value-type="string">
            <text:p>7/2/2015</text:p>
          </table:table-cell>
          <table:table-cell table:style-name="ce6" office:value-type="time" office:time-value="PT02H38M55S" calcext:value-type="time">
            <text:p>02: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Indiegogo donations'.J97]" office:value-type="currency" office:currency="CAD" office:value="3.59999999999999" calcext:value-type="currency">
            <text:p>$3.60</text:p>
          </table:table-cell>
          <table:table-cell table:style-name="ce3" table:formula="of:=['Indiegogo donations'.L97]+['Indiegogo donations'.K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Indiegogo donations'.N96]" office:value-type="currency" office:currency="CAD" office:value="15005.84" calcext:value-type="currency">
            <text:p>$15,005.84</text:p>
          </table:table-cell>
          <table:table-cell/>
        </table:table-row>
        <table:table-row table:style-name="ro1">
          <table:table-cell table:style-name="ce5" office:value-type="string" calcext:value-type="string">
            <text:p>7/2/2015</text:p>
          </table:table-cell>
          <table:table-cell table:style-name="ce6" office:value-type="time" office:time-value="PT02H39M03S" calcext:value-type="time">
            <text:p>02:39: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8]-['Indiegogo donations'.J98]" office:value-type="currency" office:currency="CAD" office:value="3.59999999999999" calcext:value-type="currency">
            <text:p>$3.60</text:p>
          </table:table-cell>
          <table:table-cell table:style-name="ce3" table:formula="of:=['Indiegogo donations'.L98]+['Indiegogo donations'.K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8]+['Indiegogo donations'.N97]" office:value-type="currency" office:currency="CAD" office:value="15099.04" calcext:value-type="currency">
            <text:p>$15,099.04</text:p>
          </table:table-cell>
          <table:table-cell/>
        </table:table-row>
        <table:table-row table:style-name="ro1">
          <table:table-cell table:style-name="ce5" office:value-type="string" calcext:value-type="string">
            <text:p>7/2/2015</text:p>
          </table:table-cell>
          <table:table-cell table:style-name="ce6" office:value-type="time" office:time-value="PT02H39M07S" calcext:value-type="time">
            <text:p>02: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Indiegogo donations'.J99]" office:value-type="currency" office:currency="CAD" office:value="3.59999999999999" calcext:value-type="currency">
            <text:p>$3.60</text:p>
          </table:table-cell>
          <table:table-cell table:style-name="ce3" table:formula="of:=['Indiegogo donations'.L99]+['Indiegogo donations'.K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Indiegogo donations'.N98]" office:value-type="currency" office:currency="CAD" office:value="15192.24" calcext:value-type="currency">
            <text:p>$15,192.24</text:p>
          </table:table-cell>
          <table:table-cell/>
        </table:table-row>
        <table:table-row table:style-name="ro1">
          <table:table-cell table:style-name="ce5" office:value-type="string" calcext:value-type="string">
            <text:p>7/2/2015</text:p>
          </table:table-cell>
          <table:table-cell table:style-name="ce6" office:value-type="time" office:time-value="PT02H39M10S" calcext:value-type="time">
            <text:p>02: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0]-['Indiegogo donations'.J100]" office:value-type="currency" office:currency="CAD" office:value="0.359999999999999" calcext:value-type="currency">
            <text:p>$0.36</text:p>
          </table:table-cell>
          <table:table-cell table:style-name="ce3" table:formula="of:=['Indiegogo donations'.L100]+['Indiegogo donations'.K10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0]+['Indiegogo donations'.N99]" office:value-type="currency" office:currency="CAD" office:value="15201.29" calcext:value-type="currency">
            <text:p>$15,201.29</text:p>
          </table:table-cell>
          <table:table-cell/>
        </table:table-row>
        <table:table-row table:style-name="ro1">
          <table:table-cell table:style-name="ce5" office:value-type="string" calcext:value-type="string">
            <text:p>7/2/2015</text:p>
          </table:table-cell>
          <table:table-cell table:style-name="ce6" office:value-type="time" office:time-value="PT02H39M13S" calcext:value-type="time">
            <text:p>02: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Indiegogo donations'.J101]" office:value-type="currency" office:currency="CAD" office:value="3.59999999999999" calcext:value-type="currency">
            <text:p>$3.60</text:p>
          </table:table-cell>
          <table:table-cell table:style-name="ce3" table:formula="of:=['Indiegogo donations'.L101]+['Indiegogo donations'.K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Indiegogo donations'.N100]" office:value-type="currency" office:currency="CAD" office:value="15294.49" calcext:value-type="currency">
            <text:p>$15,294.49</text:p>
          </table:table-cell>
          <table:table-cell/>
        </table:table-row>
        <table:table-row table:style-name="ro1">
          <table:table-cell table:style-name="ce5" office:value-type="string" calcext:value-type="string">
            <text:p>7/2/2015</text:p>
          </table:table-cell>
          <table:table-cell table:style-name="ce6" office:value-type="time" office:time-value="PT02H39M22S" calcext:value-type="time">
            <text:p>02: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2]-['Indiegogo donations'.J102]" office:value-type="currency" office:currency="CAD" office:value="9" calcext:value-type="currency">
            <text:p>$9.00</text:p>
          </table:table-cell>
          <table:table-cell table:style-name="ce3" table:formula="of:=['Indiegogo donations'.L102]+['Indiegogo donations'.K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2]+['Indiegogo donations'.N101]" office:value-type="currency" office:currency="CAD" office:value="15527.94" calcext:value-type="currency">
            <text:p>$15,527.94</text:p>
          </table:table-cell>
          <table:table-cell/>
        </table:table-row>
        <table:table-row table:style-name="ro1">
          <table:table-cell table:style-name="ce5" office:value-type="string" calcext:value-type="string">
            <text:p>7/2/2015</text:p>
          </table:table-cell>
          <table:table-cell table:style-name="ce6" office:value-type="time" office:time-value="PT02H39M32S" calcext:value-type="time">
            <text:p>02:3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3]-['Indiegogo donations'.J103]" office:value-type="currency" office:currency="CAD" office:value="5.40000000000001" calcext:value-type="currency">
            <text:p>$5.40</text:p>
          </table:table-cell>
          <table:table-cell table:style-name="ce3" table:formula="of:=['Indiegogo donations'.L103]+['Indiegogo donations'.K10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3]+['Indiegogo donations'.N102]" office:value-type="currency" office:currency="CAD" office:value="15667.89" calcext:value-type="currency">
            <text:p>$15,667.89</text:p>
          </table:table-cell>
          <table:table-cell/>
        </table:table-row>
        <table:table-row table:style-name="ro1">
          <table:table-cell table:style-name="ce5" office:value-type="string" calcext:value-type="string">
            <text:p>7/2/2015</text:p>
          </table:table-cell>
          <table:table-cell table:style-name="ce6" office:value-type="time" office:time-value="PT02H39M41S" calcext:value-type="time">
            <text:p>02:39: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Indiegogo donations'.J104]" office:value-type="currency" office:currency="CAD" office:value="3.59999999999999" calcext:value-type="currency">
            <text:p>$3.60</text:p>
          </table:table-cell>
          <table:table-cell table:style-name="ce3" table:formula="of:=['Indiegogo donations'.L104]+['Indiegogo donations'.K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Indiegogo donations'.N103]" office:value-type="currency" office:currency="CAD" office:value="15761.09" calcext:value-type="currency">
            <text:p>$15,761.09</text:p>
          </table:table-cell>
          <table:table-cell/>
        </table:table-row>
        <table:table-row table:style-name="ro1">
          <table:table-cell table:style-name="ce5" office:value-type="string" calcext:value-type="string">
            <text:p>7/2/2015</text:p>
          </table:table-cell>
          <table:table-cell table:style-name="ce6" office:value-type="time" office:time-value="PT02H39M44S" calcext:value-type="time">
            <text:p>02:3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5]-['Indiegogo donations'.J105]" office:value-type="currency" office:currency="CAD" office:value="3.59999999999999" calcext:value-type="currency">
            <text:p>$3.60</text:p>
          </table:table-cell>
          <table:table-cell table:style-name="ce3" table:formula="of:=['Indiegogo donations'.L105]+['Indiegogo donations'.K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5]+['Indiegogo donations'.N104]" office:value-type="currency" office:currency="CAD" office:value="15854.29" calcext:value-type="currency">
            <text:p>$15,854.29</text:p>
          </table:table-cell>
          <table:table-cell/>
        </table:table-row>
        <table:table-row table:style-name="ro1">
          <table:table-cell table:style-name="ce5" office:value-type="string" calcext:value-type="string">
            <text:p>7/2/2015</text:p>
          </table:table-cell>
          <table:table-cell table:style-name="ce6" office:value-type="time" office:time-value="PT02H39M48S" calcext:value-type="time">
            <text:p>02: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Indiegogo donations'.J106]" office:value-type="currency" office:currency="CAD" office:value="1.8" calcext:value-type="currency">
            <text:p>$1.80</text:p>
          </table:table-cell>
          <table:table-cell table:style-name="ce3" table:formula="of:=['Indiegogo donations'.L106]+['Indiegogo donations'.K1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Indiegogo donations'.N105]" office:value-type="currency" office:currency="CAD" office:value="15900.74" calcext:value-type="currency">
            <text:p>$15,900.74</text:p>
          </table:table-cell>
          <table:table-cell/>
        </table:table-row>
        <table:table-row table:style-name="ro1">
          <table:table-cell table:style-name="ce5" office:value-type="string" calcext:value-type="string">
            <text:p>7/2/2015</text:p>
          </table:table-cell>
          <table:table-cell table:style-name="ce6" office:value-type="time" office:time-value="PT02H39M51S" calcext:value-type="time">
            <text:p>02:3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Indiegogo donations'.J107]" office:value-type="currency" office:currency="CAD" office:value="9" calcext:value-type="currency">
            <text:p>$9.00</text:p>
          </table:table-cell>
          <table:table-cell table:style-name="ce3" table:formula="of:=['Indiegogo donations'.L107]+['Indiegogo donations'.K10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Indiegogo donations'.N106]" office:value-type="currency" office:currency="CAD" office:value="16134.19" calcext:value-type="currency">
            <text:p>$16,134.19</text:p>
          </table:table-cell>
          <table:table-cell/>
        </table:table-row>
        <table:table-row table:style-name="ro1">
          <table:table-cell table:style-name="ce5" office:value-type="string" calcext:value-type="string">
            <text:p>7/2/2015</text:p>
          </table:table-cell>
          <table:table-cell table:style-name="ce6" office:value-type="time" office:time-value="PT02H39M54S" calcext:value-type="time">
            <text:p>02:3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8]-['Indiegogo donations'.J108]" office:value-type="currency" office:currency="CAD" office:value="0.720000000000002" calcext:value-type="currency">
            <text:p>$0.72</text:p>
          </table:table-cell>
          <table:table-cell table:style-name="ce3" table:formula="of:=['Indiegogo donations'.L108]+['Indiegogo donations'.K10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8]+['Indiegogo donations'.N107]" office:value-type="currency" office:currency="CAD" office:value="16152.59" calcext:value-type="currency">
            <text:p>$16,152.59</text:p>
          </table:table-cell>
          <table:table-cell/>
        </table:table-row>
        <table:table-row table:style-name="ro1">
          <table:table-cell table:style-name="ce5" office:value-type="string" calcext:value-type="string">
            <text:p>7/2/2015</text:p>
          </table:table-cell>
          <table:table-cell table:style-name="ce6" office:value-type="time" office:time-value="PT02H40M02S" calcext:value-type="time">
            <text:p>02:4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9]-['Indiegogo donations'.J109]" office:value-type="currency" office:currency="CAD" office:value="5.40000000000001" calcext:value-type="currency">
            <text:p>$5.40</text:p>
          </table:table-cell>
          <table:table-cell table:style-name="ce3" table:formula="of:=['Indiegogo donations'.L109]+['Indiegogo donations'.K109]"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9]+['Indiegogo donations'.N108]" office:value-type="currency" office:currency="CAD" office:value="16292.54" calcext:value-type="currency">
            <text:p>$16,292.54</text:p>
          </table:table-cell>
          <table:table-cell/>
        </table:table-row>
        <table:table-row table:style-name="ro1">
          <table:table-cell table:style-name="ce5" office:value-type="string" calcext:value-type="string">
            <text:p>7/2/2015</text:p>
          </table:table-cell>
          <table:table-cell table:style-name="ce6" office:value-type="time" office:time-value="PT02H40M06S" calcext:value-type="time">
            <text:p>02:4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10]-['Indiegogo donations'.J110]" office:value-type="currency" office:currency="CAD" office:value="0.18" calcext:value-type="currency">
            <text:p>$0.18</text:p>
          </table:table-cell>
          <table:table-cell table:style-name="ce3" table:formula="of:=['Indiegogo donations'.L110]+['Indiegogo donations'.K11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10]+['Indiegogo donations'.N109]" office:value-type="currency" office:currency="CAD" office:value="16296.91" calcext:value-type="currency">
            <text:p>$16,296.91</text:p>
          </table:table-cell>
          <table:table-cell/>
        </table:table-row>
        <table:table-row table:style-name="ro1">
          <table:table-cell table:style-name="ce5" office:value-type="string" calcext:value-type="string">
            <text:p>7/2/2015</text:p>
          </table:table-cell>
          <table:table-cell table:style-name="ce6" office:value-type="time" office:time-value="PT02H40M09S" calcext:value-type="time">
            <text:p>02:4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11]-['Indiegogo donations'.J111]" office:value-type="currency" office:currency="CAD" office:value="18" calcext:value-type="currency">
            <text:p>$18.00</text:p>
          </table:table-cell>
          <table:table-cell table:style-name="ce3" table:formula="of:=['Indiegogo donations'.L111]+['Indiegogo donations'.K1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11]+['Indiegogo donations'.N110]" office:value-type="currency" office:currency="CAD" office:value="16764.11" calcext:value-type="currency">
            <text:p>$16,764.11</text:p>
          </table:table-cell>
          <table:table-cell/>
        </table:table-row>
        <table:table-row table:style-name="ro1">
          <table:table-cell table:style-name="ce5" office:value-type="string" calcext:value-type="string">
            <text:p>7/2/2015</text:p>
          </table:table-cell>
          <table:table-cell table:style-name="ce6" office:value-type="time" office:time-value="PT02H40M12S" calcext:value-type="time">
            <text:p>02:4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2]-['Indiegogo donations'.J112]" office:value-type="currency" office:currency="CAD" office:value="0.899999999999999" calcext:value-type="currency">
            <text:p>$0.90</text:p>
          </table:table-cell>
          <table:table-cell table:style-name="ce3" table:formula="of:=['Indiegogo donations'.L112]+['Indiegogo donations'.K1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2]+['Indiegogo donations'.N111]" office:value-type="currency" office:currency="CAD" office:value="16787.18" calcext:value-type="currency">
            <text:p>$16,787.18</text:p>
          </table:table-cell>
          <table:table-cell/>
        </table:table-row>
        <table:table-row table:style-name="ro1">
          <table:table-cell table:style-name="ce5" office:value-type="string" calcext:value-type="string">
            <text:p>7/2/2015</text:p>
          </table:table-cell>
          <table:table-cell table:style-name="ce6" office:value-type="time" office:time-value="PT02H40M14S" calcext:value-type="time">
            <text:p>02: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13]-['Indiegogo donations'.J113]" office:value-type="currency" office:currency="CAD" office:value="0.359999999999999" calcext:value-type="currency">
            <text:p>$0.36</text:p>
          </table:table-cell>
          <table:table-cell table:style-name="ce3" table:formula="of:=['Indiegogo donations'.L113]+['Indiegogo donations'.K11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13]+['Indiegogo donations'.N112]" office:value-type="currency" office:currency="CAD" office:value="16796.23" calcext:value-type="currency">
            <text:p>$16,796.23</text:p>
          </table:table-cell>
          <table:table-cell/>
        </table:table-row>
        <table:table-row table:style-name="ro1">
          <table:table-cell table:style-name="ce5" office:value-type="string" calcext:value-type="string">
            <text:p>7/2/2015</text:p>
          </table:table-cell>
          <table:table-cell table:style-name="ce6" office:value-type="time" office:time-value="PT02H40M17S" calcext:value-type="time">
            <text:p>02: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4]-['Indiegogo donations'.J114]" office:value-type="currency" office:currency="CAD" office:value="9" calcext:value-type="currency">
            <text:p>$9.00</text:p>
          </table:table-cell>
          <table:table-cell table:style-name="ce3" table:formula="of:=['Indiegogo donations'.L114]+['Indiegogo donations'.K11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4]+['Indiegogo donations'.N113]" office:value-type="currency" office:currency="CAD" office:value="17029.68" calcext:value-type="currency">
            <text:p>$17,029.68</text:p>
          </table:table-cell>
          <table:table-cell/>
        </table:table-row>
        <table:table-row table:style-name="ro1">
          <table:table-cell table:style-name="ce5" office:value-type="string" calcext:value-type="string">
            <text:p>7/2/2015</text:p>
          </table:table-cell>
          <table:table-cell table:style-name="ce6" office:value-type="time" office:time-value="PT02H40M20S" calcext:value-type="time">
            <text:p>02:4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15]-['Indiegogo donations'.J115]" office:value-type="currency" office:currency="CAD" office:value="0.359999999999999" calcext:value-type="currency">
            <text:p>$0.36</text:p>
          </table:table-cell>
          <table:table-cell table:style-name="ce3" table:formula="of:=['Indiegogo donations'.L115]+['Indiegogo donations'.K1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15]+['Indiegogo donations'.N114]" office:value-type="currency" office:currency="CAD" office:value="17038.73" calcext:value-type="currency">
            <text:p>$17,038.73</text:p>
          </table:table-cell>
          <table:table-cell/>
        </table:table-row>
        <table:table-row table:style-name="ro1">
          <table:table-cell table:style-name="ce5" office:value-type="string" calcext:value-type="string">
            <text:p>7/2/2015</text:p>
          </table:table-cell>
          <table:table-cell table:style-name="ce6" office:value-type="time" office:time-value="PT02H40M29S" calcext:value-type="time">
            <text:p>02:4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16]-['Indiegogo donations'.J116]" office:value-type="currency" office:currency="CAD" office:value="18" calcext:value-type="currency">
            <text:p>$18.00</text:p>
          </table:table-cell>
          <table:table-cell table:style-name="ce3" table:formula="of:=['Indiegogo donations'.L116]+['Indiegogo donations'.K11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16]+['Indiegogo donations'.N115]" office:value-type="currency" office:currency="CAD" office:value="17505.93" calcext:value-type="currency">
            <text:p>$17,505.93</text:p>
          </table:table-cell>
          <table:table-cell/>
        </table:table-row>
        <table:table-row table:style-name="ro1">
          <table:table-cell table:style-name="ce5" office:value-type="string" calcext:value-type="string">
            <text:p>7/2/2015</text:p>
          </table:table-cell>
          <table:table-cell table:style-name="ce6" office:value-type="time" office:time-value="PT02H40M39S" calcext:value-type="time">
            <text:p>02:40: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7]-['Indiegogo donations'.J117]" office:value-type="currency" office:currency="CAD" office:value="1.8" calcext:value-type="currency">
            <text:p>$1.80</text:p>
          </table:table-cell>
          <table:table-cell table:style-name="ce3" table:formula="of:=['Indiegogo donations'.L117]+['Indiegogo donations'.K1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7]+['Indiegogo donations'.N116]" office:value-type="currency" office:currency="CAD" office:value="17552.38" calcext:value-type="currency">
            <text:p>$17,552.38</text:p>
          </table:table-cell>
          <table:table-cell/>
        </table:table-row>
        <table:table-row table:style-name="ro1">
          <table:table-cell table:style-name="ce5" office:value-type="string" calcext:value-type="string">
            <text:p>7/2/2015</text:p>
          </table:table-cell>
          <table:table-cell table:style-name="ce6" office:value-type="time" office:time-value="PT02H40M42S" calcext:value-type="time">
            <text:p>02:4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8]-['Indiegogo donations'.J118]" office:value-type="currency" office:currency="CAD" office:value="3.59999999999999" calcext:value-type="currency">
            <text:p>$3.60</text:p>
          </table:table-cell>
          <table:table-cell table:style-name="ce3" table:formula="of:=['Indiegogo donations'.L118]+['Indiegogo donations'.K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8]+['Indiegogo donations'.N117]" office:value-type="currency" office:currency="CAD" office:value="17645.58" calcext:value-type="currency">
            <text:p>$17,645.58</text:p>
          </table:table-cell>
          <table:table-cell/>
        </table:table-row>
        <table:table-row table:style-name="ro1">
          <table:table-cell table:style-name="ce5" office:value-type="string" calcext:value-type="string">
            <text:p>7/2/2015</text:p>
          </table:table-cell>
          <table:table-cell table:style-name="ce6" office:value-type="time" office:time-value="PT02H40M45S" calcext:value-type="time">
            <text:p>02:4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9]-['Indiegogo donations'.J119]" office:value-type="currency" office:currency="CAD" office:value="3.59999999999999" calcext:value-type="currency">
            <text:p>$3.60</text:p>
          </table:table-cell>
          <table:table-cell table:style-name="ce3" table:formula="of:=['Indiegogo donations'.L119]+['Indiegogo donations'.K1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9]+['Indiegogo donations'.N118]" office:value-type="currency" office:currency="CAD" office:value="17738.78" calcext:value-type="currency">
            <text:p>$17,738.78</text:p>
          </table:table-cell>
          <table:table-cell/>
        </table:table-row>
        <table:table-row table:style-name="ro1">
          <table:table-cell table:style-name="ce5" office:value-type="string" calcext:value-type="string">
            <text:p>7/2/2015</text:p>
          </table:table-cell>
          <table:table-cell table:style-name="ce6" office:value-type="time" office:time-value="PT02H40M48S" calcext:value-type="time">
            <text:p>02:4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20]-['Indiegogo donations'.J120]" office:value-type="currency" office:currency="CAD" office:value="36" calcext:value-type="currency">
            <text:p>$36.00</text:p>
          </table:table-cell>
          <table:table-cell table:style-name="ce3" table:formula="of:=['Indiegogo donations'.L120]+['Indiegogo donations'.K120]"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120]+['Indiegogo donations'.N119]" office:value-type="currency" office:currency="CAD" office:value="18673.48" calcext:value-type="currency">
            <text:p>$18,673.48</text:p>
          </table:table-cell>
          <table:table-cell/>
        </table:table-row>
        <table:table-row table:style-name="ro1">
          <table:table-cell table:style-name="ce5" office:value-type="string" calcext:value-type="string">
            <text:p>7/2/2015</text:p>
          </table:table-cell>
          <table:table-cell table:style-name="ce6" office:value-type="time" office:time-value="PT18H22M43S" calcext:value-type="time">
            <text:p>18:2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1]-['Indiegogo donations'.J121]" office:value-type="currency" office:currency="CAD" office:value="1.8" calcext:value-type="currency">
            <text:p>$1.80</text:p>
          </table:table-cell>
          <table:table-cell table:style-name="ce3" table:formula="of:=['Indiegogo donations'.L121]+['Indiegogo donations'.K1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1]+['Indiegogo donations'.N120]" office:value-type="currency" office:currency="CAD" office:value="18719.93" calcext:value-type="currency">
            <text:p>$18,719.93</text:p>
          </table:table-cell>
          <table:table-cell/>
        </table:table-row>
        <table:table-row table:style-name="ro1">
          <table:table-cell table:style-name="ce5" office:value-type="string" calcext:value-type="string">
            <text:p>7/2/2015</text:p>
          </table:table-cell>
          <table:table-cell table:style-name="ce6" office:value-type="time" office:time-value="PT18H22M46S" calcext:value-type="time">
            <text:p>18:2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22]-['Indiegogo donations'.J122]" office:value-type="currency" office:currency="CAD" office:value="18" calcext:value-type="currency">
            <text:p>$18.00</text:p>
          </table:table-cell>
          <table:table-cell table:style-name="ce3" table:formula="of:=['Indiegogo donations'.L122]+['Indiegogo donations'.K12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22]+['Indiegogo donations'.N121]" office:value-type="currency" office:currency="CAD" office:value="19187.13" calcext:value-type="currency">
            <text:p>$19,187.13</text:p>
          </table:table-cell>
          <table:table-cell/>
        </table:table-row>
        <table:table-row table:style-name="ro1">
          <table:table-cell table:style-name="ce5" office:value-type="string" calcext:value-type="string">
            <text:p>7/2/2015</text:p>
          </table:table-cell>
          <table:table-cell table:style-name="ce6" office:value-type="time" office:time-value="PT18H22M50S" calcext:value-type="time">
            <text:p>18:2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3]-['Indiegogo donations'.J123]" office:value-type="currency" office:currency="CAD" office:value="1.8" calcext:value-type="currency">
            <text:p>$1.80</text:p>
          </table:table-cell>
          <table:table-cell table:style-name="ce3" table:formula="of:=['Indiegogo donations'.L123]+['Indiegogo donations'.K1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3]+['Indiegogo donations'.N122]" office:value-type="currency" office:currency="CAD" office:value="19233.58" calcext:value-type="currency">
            <text:p>$19,233.58</text:p>
          </table:table-cell>
          <table:table-cell/>
        </table:table-row>
        <table:table-row table:style-name="ro1">
          <table:table-cell table:style-name="ce5" office:value-type="string" calcext:value-type="string">
            <text:p>7/2/2015</text:p>
          </table:table-cell>
          <table:table-cell table:style-name="ce6" office:value-type="time" office:time-value="PT18H22M53S" calcext:value-type="time">
            <text:p>18:2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24]-['Indiegogo donations'.J124]" office:value-type="currency" office:currency="CAD" office:value="3.59999999999999" calcext:value-type="currency">
            <text:p>$3.60</text:p>
          </table:table-cell>
          <table:table-cell table:style-name="ce3" table:formula="of:=['Indiegogo donations'.L124]+['Indiegogo donations'.K1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24]+['Indiegogo donations'.N123]" office:value-type="currency" office:currency="CAD" office:value="19326.78" calcext:value-type="currency">
            <text:p>$19,326.78</text:p>
          </table:table-cell>
          <table:table-cell/>
        </table:table-row>
        <table:table-row table:style-name="ro1">
          <table:table-cell table:style-name="ce5" office:value-type="string" calcext:value-type="string">
            <text:p>7/2/2015</text:p>
          </table:table-cell>
          <table:table-cell table:style-name="ce6" office:value-type="time" office:time-value="PT18H22M56S" calcext:value-type="time">
            <text:p>18:2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25]-['Indiegogo donations'.J125]" office:value-type="currency" office:currency="CAD" office:value="1.8" calcext:value-type="currency">
            <text:p>$1.80</text:p>
          </table:table-cell>
          <table:table-cell table:style-name="ce3" table:formula="of:=['Indiegogo donations'.L125]+['Indiegogo donations'.K1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25]+['Indiegogo donations'.N124]" office:value-type="currency" office:currency="CAD" office:value="19373.23" calcext:value-type="currency">
            <text:p>$19,373.23</text:p>
          </table:table-cell>
          <table:table-cell/>
        </table:table-row>
        <table:table-row table:style-name="ro1">
          <table:table-cell table:style-name="ce5" office:value-type="string" calcext:value-type="string">
            <text:p>7/2/2015</text:p>
          </table:table-cell>
          <table:table-cell table:style-name="ce6" office:value-type="time" office:time-value="PT18H22M59S" calcext:value-type="time">
            <text:p>18:2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26]-['Indiegogo donations'.J126]" office:value-type="currency" office:currency="CAD" office:value="0.359999999999999" calcext:value-type="currency">
            <text:p>$0.36</text:p>
          </table:table-cell>
          <table:table-cell table:style-name="ce3" table:formula="of:=['Indiegogo donations'.L126]+['Indiegogo donations'.K1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26]+['Indiegogo donations'.N125]" office:value-type="currency" office:currency="CAD" office:value="19382.28" calcext:value-type="currency">
            <text:p>$19,382.28</text:p>
          </table:table-cell>
          <table:table-cell/>
        </table:table-row>
        <table:table-row table:style-name="ro1">
          <table:table-cell table:style-name="ce5" office:value-type="string" calcext:value-type="string">
            <text:p>7/2/2015</text:p>
          </table:table-cell>
          <table:table-cell table:style-name="ce6" office:value-type="time" office:time-value="PT18H23M02S" calcext:value-type="time">
            <text:p>18:2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27]-['Indiegogo donations'.J127]" office:value-type="currency" office:currency="CAD" office:value="3.59999999999999" calcext:value-type="currency">
            <text:p>$3.60</text:p>
          </table:table-cell>
          <table:table-cell table:style-name="ce3" table:formula="of:=['Indiegogo donations'.L127]+['Indiegogo donations'.K1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27]+['Indiegogo donations'.N126]" office:value-type="currency" office:currency="CAD" office:value="19475.48" calcext:value-type="currency">
            <text:p>$19,475.48</text:p>
          </table:table-cell>
          <table:table-cell/>
        </table:table-row>
        <table:table-row table:style-name="ro1">
          <table:table-cell table:style-name="ce5" office:value-type="string" calcext:value-type="string">
            <text:p>7/2/2015</text:p>
          </table:table-cell>
          <table:table-cell table:style-name="ce6" office:value-type="time" office:time-value="PT18H23M05S" calcext:value-type="time">
            <text:p>18:2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28]-['Indiegogo donations'.J128]" office:value-type="currency" office:currency="CAD" office:value="5.40000000000001" calcext:value-type="currency">
            <text:p>$5.40</text:p>
          </table:table-cell>
          <table:table-cell table:style-name="ce3" table:formula="of:=['Indiegogo donations'.L128]+['Indiegogo donations'.K1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28]+['Indiegogo donations'.N127]" office:value-type="currency" office:currency="CAD" office:value="19615.43" calcext:value-type="currency">
            <text:p>$19,615.43</text:p>
          </table:table-cell>
          <table:table-cell/>
        </table:table-row>
        <table:table-row table:style-name="ro1">
          <table:table-cell table:style-name="ce5" office:value-type="string" calcext:value-type="string">
            <text:p>7/2/2015</text:p>
          </table:table-cell>
          <table:table-cell table:style-name="ce6" office:value-type="time" office:time-value="PT18H23M09S" calcext:value-type="time">
            <text:p>18:2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4" calcext:value-type="currency">
            <text:p>$164.00</text:p>
          </table:table-cell>
          <table:table-cell table:style-name="ce3" table:formula="of:=['Indiegogo donations'.H129]-['Indiegogo donations'.J129]" office:value-type="currency" office:currency="CAD" office:value="5.90000000000001" calcext:value-type="currency">
            <text:p>$5.90</text:p>
          </table:table-cell>
          <table:table-cell table:style-name="ce3" table:formula="of:=['Indiegogo donations'.L129]+['Indiegogo donations'.K129]" office:value-type="currency" office:currency="CAD" office:value="158.1" calcext:value-type="currency">
            <text:p>$158.10</text:p>
          </table:table-cell>
          <table:table-cell table:style-name="ce3" office:value-type="currency" office:currency="CAD" office:value="5.06" calcext:value-type="currency">
            <text:p>$5.06</text:p>
          </table:table-cell>
          <table:table-cell office:value-type="currency" office:currency="CAD" office:value="153.04" calcext:value-type="currency">
            <text:p>$153.04</text:p>
          </table:table-cell>
          <table:table-cell/>
          <table:table-cell table:style-name="ce3" table:formula="of:=['Indiegogo donations'.L129]+['Indiegogo donations'.N128]" office:value-type="currency" office:currency="CAD" office:value="19768.47" calcext:value-type="currency">
            <text:p>$19,768.47</text:p>
          </table:table-cell>
          <table:table-cell/>
        </table:table-row>
        <table:table-row table:style-name="ro1">
          <table:table-cell table:style-name="ce5" office:value-type="string" calcext:value-type="string">
            <text:p>7/2/2015</text:p>
          </table:table-cell>
          <table:table-cell table:style-name="ce6" office:value-type="time" office:time-value="PT18H23M12S" calcext:value-type="time">
            <text:p>18:2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0]-['Indiegogo donations'.J130]" office:value-type="currency" office:currency="CAD" office:value="0.899999999999999" calcext:value-type="currency">
            <text:p>$0.90</text:p>
          </table:table-cell>
          <table:table-cell table:style-name="ce3" table:formula="of:=['Indiegogo donations'.L130]+['Indiegogo donations'.K1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0]+['Indiegogo donations'.N129]" office:value-type="currency" office:currency="CAD" office:value="19791.54" calcext:value-type="currency">
            <text:p>$19,791.54</text:p>
          </table:table-cell>
          <table:table-cell/>
        </table:table-row>
        <table:table-row table:style-name="ro1">
          <table:table-cell table:style-name="ce5" office:value-type="string" calcext:value-type="string">
            <text:p>7/2/2015</text:p>
          </table:table-cell>
          <table:table-cell table:style-name="ce6" office:value-type="time" office:time-value="PT18H23M15S" calcext:value-type="time">
            <text:p>18:2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1]-['Indiegogo donations'.J131]" office:value-type="currency" office:currency="CAD" office:value="3.59999999999999" calcext:value-type="currency">
            <text:p>$3.60</text:p>
          </table:table-cell>
          <table:table-cell table:style-name="ce3" table:formula="of:=['Indiegogo donations'.L131]+['Indiegogo donations'.K1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1]+['Indiegogo donations'.N130]" office:value-type="currency" office:currency="CAD" office:value="19884.74" calcext:value-type="currency">
            <text:p>$19,884.74</text:p>
          </table:table-cell>
          <table:table-cell/>
        </table:table-row>
        <table:table-row table:style-name="ro1">
          <table:table-cell table:style-name="ce5" office:value-type="string" calcext:value-type="string">
            <text:p>7/2/2015</text:p>
          </table:table-cell>
          <table:table-cell table:style-name="ce6" office:value-type="time" office:time-value="PT18H23M18S" calcext:value-type="time">
            <text:p>18:2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32]-['Indiegogo donations'.J132]" office:value-type="currency" office:currency="CAD" office:value="0.359999999999999" calcext:value-type="currency">
            <text:p>$0.36</text:p>
          </table:table-cell>
          <table:table-cell table:style-name="ce3" table:formula="of:=['Indiegogo donations'.L132]+['Indiegogo donations'.K13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32]+['Indiegogo donations'.N131]" office:value-type="currency" office:currency="CAD" office:value="19893.79" calcext:value-type="currency">
            <text:p>$19,893.79</text:p>
          </table:table-cell>
          <table:table-cell/>
        </table:table-row>
        <table:table-row table:style-name="ro1">
          <table:table-cell table:style-name="ce5" office:value-type="string" calcext:value-type="string">
            <text:p>7/2/2015</text:p>
          </table:table-cell>
          <table:table-cell table:style-name="ce6" office:value-type="time" office:time-value="PT18H23M21S" calcext:value-type="time">
            <text:p>18:2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33]-['Indiegogo donations'.J133]" office:value-type="currency" office:currency="CAD" office:value="0.18" calcext:value-type="currency">
            <text:p>$0.18</text:p>
          </table:table-cell>
          <table:table-cell table:style-name="ce3" table:formula="of:=['Indiegogo donations'.L133]+['Indiegogo donations'.K13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33]+['Indiegogo donations'.N132]" office:value-type="currency" office:currency="CAD" office:value="19898.16" calcext:value-type="currency">
            <text:p>$19,898.16</text:p>
          </table:table-cell>
          <table:table-cell/>
        </table:table-row>
        <table:table-row table:style-name="ro1">
          <table:table-cell table:style-name="ce5" office:value-type="string" calcext:value-type="string">
            <text:p>7/2/2015</text:p>
          </table:table-cell>
          <table:table-cell table:style-name="ce6" office:value-type="time" office:time-value="PT18H23M24S" calcext:value-type="time">
            <text:p>18:2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4]-['Indiegogo donations'.J134]" office:value-type="currency" office:currency="CAD" office:value="0.899999999999999" calcext:value-type="currency">
            <text:p>$0.90</text:p>
          </table:table-cell>
          <table:table-cell table:style-name="ce3" table:formula="of:=['Indiegogo donations'.L134]+['Indiegogo donations'.K1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4]+['Indiegogo donations'.N133]" office:value-type="currency" office:currency="CAD" office:value="19921.23" calcext:value-type="currency">
            <text:p>$19,921.23</text:p>
          </table:table-cell>
          <table:table-cell/>
        </table:table-row>
        <table:table-row table:style-name="ro1">
          <table:table-cell table:style-name="ce5" office:value-type="string" calcext:value-type="string">
            <text:p>7/2/2015</text:p>
          </table:table-cell>
          <table:table-cell table:style-name="ce6" office:value-type="time" office:time-value="PT18H23M28S" calcext:value-type="time">
            <text:p>18:2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35]-['Indiegogo donations'.J135]" office:value-type="currency" office:currency="CAD" office:value="0.359999999999999" calcext:value-type="currency">
            <text:p>$0.36</text:p>
          </table:table-cell>
          <table:table-cell table:style-name="ce3" table:formula="of:=['Indiegogo donations'.L135]+['Indiegogo donations'.K1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35]+['Indiegogo donations'.N134]" office:value-type="currency" office:currency="CAD" office:value="19930.28" calcext:value-type="currency">
            <text:p>$19,930.28</text:p>
          </table:table-cell>
          <table:table-cell/>
        </table:table-row>
        <table:table-row table:style-name="ro1">
          <table:table-cell table:style-name="ce5" office:value-type="string" calcext:value-type="string">
            <text:p>7/2/2015</text:p>
          </table:table-cell>
          <table:table-cell table:style-name="ce6" office:value-type="time" office:time-value="PT18H23M31S" calcext:value-type="time">
            <text:p>18:2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6]-['Indiegogo donations'.J136]" office:value-type="currency" office:currency="CAD" office:value="3.59999999999999" calcext:value-type="currency">
            <text:p>$3.60</text:p>
          </table:table-cell>
          <table:table-cell table:style-name="ce3" table:formula="of:=['Indiegogo donations'.L136]+['Indiegogo donations'.K1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6]+['Indiegogo donations'.N135]" office:value-type="currency" office:currency="CAD" office:value="20023.48" calcext:value-type="currency">
            <text:p>$20,023.48</text:p>
          </table:table-cell>
          <table:table-cell/>
        </table:table-row>
        <table:table-row table:style-name="ro1">
          <table:table-cell table:style-name="ce5" office:value-type="string" calcext:value-type="string">
            <text:p>7/2/2015</text:p>
          </table:table-cell>
          <table:table-cell table:style-name="ce6" office:value-type="time" office:time-value="PT18H23M34S" calcext:value-type="time">
            <text:p>18:2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37]-['Indiegogo donations'.J137]" office:value-type="currency" office:currency="CAD" office:value="3.59999999999999" calcext:value-type="currency">
            <text:p>$3.60</text:p>
          </table:table-cell>
          <table:table-cell table:style-name="ce3" table:formula="of:=['Indiegogo donations'.L137]+['Indiegogo donations'.K1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37]+['Indiegogo donations'.N136]" office:value-type="currency" office:currency="CAD" office:value="20116.68" calcext:value-type="currency">
            <text:p>$20,116.68</text:p>
          </table:table-cell>
          <table:table-cell/>
        </table:table-row>
        <table:table-row table:style-name="ro1">
          <table:table-cell table:style-name="ce5" office:value-type="string" calcext:value-type="string">
            <text:p>7/2/2015</text:p>
          </table:table-cell>
          <table:table-cell table:style-name="ce6" office:value-type="time" office:time-value="PT18H23M37S" calcext:value-type="time">
            <text:p>18:2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38]-['Indiegogo donations'.J138]" office:value-type="currency" office:currency="CAD" office:value="1.8" calcext:value-type="currency">
            <text:p>$1.80</text:p>
          </table:table-cell>
          <table:table-cell table:style-name="ce3" table:formula="of:=['Indiegogo donations'.L138]+['Indiegogo donations'.K1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38]+['Indiegogo donations'.N137]" office:value-type="currency" office:currency="CAD" office:value="20163.13" calcext:value-type="currency">
            <text:p>$20,163.13</text:p>
          </table:table-cell>
          <table:table-cell/>
        </table:table-row>
        <table:table-row table:style-name="ro1">
          <table:table-cell table:style-name="ce5" office:value-type="string" calcext:value-type="string">
            <text:p>7/2/2015</text:p>
          </table:table-cell>
          <table:table-cell table:style-name="ce6" office:value-type="time" office:time-value="PT18H23M40S" calcext:value-type="time">
            <text:p>18:23: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39]-['Indiegogo donations'.J139]" office:value-type="currency" office:currency="CAD" office:value="0.899999999999999" calcext:value-type="currency">
            <text:p>$0.90</text:p>
          </table:table-cell>
          <table:table-cell table:style-name="ce3" table:formula="of:=['Indiegogo donations'.L139]+['Indiegogo donations'.K1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39]+['Indiegogo donations'.N138]" office:value-type="currency" office:currency="CAD" office:value="20186.2" calcext:value-type="currency">
            <text:p>$20,186.20</text:p>
          </table:table-cell>
          <table:table-cell/>
        </table:table-row>
        <table:table-row table:style-name="ro1">
          <table:table-cell table:style-name="ce5" office:value-type="string" calcext:value-type="string">
            <text:p>7/2/2015</text:p>
          </table:table-cell>
          <table:table-cell table:style-name="ce6" office:value-type="time" office:time-value="PT18H23M43S" calcext:value-type="time">
            <text:p>18:23: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40]-['Indiegogo donations'.J140]" office:value-type="currency" office:currency="CAD" office:value="0.359999999999999" calcext:value-type="currency">
            <text:p>$0.36</text:p>
          </table:table-cell>
          <table:table-cell table:style-name="ce3" table:formula="of:=['Indiegogo donations'.L140]+['Indiegogo donations'.K14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40]+['Indiegogo donations'.N139]" office:value-type="currency" office:currency="CAD" office:value="20195.25" calcext:value-type="currency">
            <text:p>$20,195.25</text:p>
          </table:table-cell>
          <table:table-cell/>
        </table:table-row>
        <table:table-row table:style-name="ro1">
          <table:table-cell table:style-name="ce5" office:value-type="string" calcext:value-type="string">
            <text:p>7/2/2015</text:p>
          </table:table-cell>
          <table:table-cell table:style-name="ce6" office:value-type="time" office:time-value="PT18H23M46S" calcext:value-type="time">
            <text:p>18:2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1]-['Indiegogo donations'.J141]" office:value-type="currency" office:currency="CAD" office:value="3.59999999999999" calcext:value-type="currency">
            <text:p>$3.60</text:p>
          </table:table-cell>
          <table:table-cell table:style-name="ce3" table:formula="of:=['Indiegogo donations'.L141]+['Indiegogo donations'.K1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1]+['Indiegogo donations'.N140]" office:value-type="currency" office:currency="CAD" office:value="20288.45" calcext:value-type="currency">
            <text:p>$20,288.45</text:p>
          </table:table-cell>
          <table:table-cell/>
        </table:table-row>
        <table:table-row table:style-name="ro1">
          <table:table-cell table:style-name="ce5" office:value-type="string" calcext:value-type="string">
            <text:p>7/2/2015</text:p>
          </table:table-cell>
          <table:table-cell table:style-name="ce6" office:value-type="time" office:time-value="PT18H23M49S" calcext:value-type="time">
            <text:p>18:2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2]-['Indiegogo donations'.J142]" office:value-type="currency" office:currency="CAD" office:value="3.59999999999999" calcext:value-type="currency">
            <text:p>$3.60</text:p>
          </table:table-cell>
          <table:table-cell table:style-name="ce3" table:formula="of:=['Indiegogo donations'.L142]+['Indiegogo donations'.K1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2]+['Indiegogo donations'.N141]" office:value-type="currency" office:currency="CAD" office:value="20381.65" calcext:value-type="currency">
            <text:p>$20,381.65</text:p>
          </table:table-cell>
          <table:table-cell/>
        </table:table-row>
        <table:table-row table:style-name="ro1">
          <table:table-cell table:style-name="ce5" office:value-type="string" calcext:value-type="string">
            <text:p>7/2/2015</text:p>
          </table:table-cell>
          <table:table-cell table:style-name="ce6" office:value-type="time" office:time-value="PT18H23M52S" calcext:value-type="time">
            <text:p>18:2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43]-['Indiegogo donations'.J143]" office:value-type="currency" office:currency="CAD" office:value="3.59999999999999" calcext:value-type="currency">
            <text:p>$3.60</text:p>
          </table:table-cell>
          <table:table-cell table:style-name="ce3" table:formula="of:=['Indiegogo donations'.L143]+['Indiegogo donations'.K14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43]+['Indiegogo donations'.N142]" office:value-type="currency" office:currency="CAD" office:value="20474.85" calcext:value-type="currency">
            <text:p>$20,474.85</text:p>
          </table:table-cell>
          <table:table-cell/>
        </table:table-row>
        <table:table-row table:style-name="ro1">
          <table:table-cell table:style-name="ce5" office:value-type="string" calcext:value-type="string">
            <text:p>7/2/2015</text:p>
          </table:table-cell>
          <table:table-cell table:style-name="ce6" office:value-type="time" office:time-value="PT18H23M55S" calcext:value-type="time">
            <text:p>18:2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44]-['Indiegogo donations'.J144]" office:value-type="currency" office:currency="CAD" office:value="0.720000000000002" calcext:value-type="currency">
            <text:p>$0.72</text:p>
          </table:table-cell>
          <table:table-cell table:style-name="ce3" table:formula="of:=['Indiegogo donations'.L144]+['Indiegogo donations'.K1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44]+['Indiegogo donations'.N143]" office:value-type="currency" office:currency="CAD" office:value="20493.25" calcext:value-type="currency">
            <text:p>$20,493.25</text:p>
          </table:table-cell>
          <table:table-cell/>
        </table:table-row>
        <table:table-row table:style-name="ro1">
          <table:table-cell table:style-name="ce5" office:value-type="string" calcext:value-type="string">
            <text:p>7/2/2015</text:p>
          </table:table-cell>
          <table:table-cell table:style-name="ce6" office:value-type="time" office:time-value="PT18H23M58S" calcext:value-type="time">
            <text:p>18:2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45]-['Indiegogo donations'.J145]" office:value-type="currency" office:currency="CAD" office:value="1.26" calcext:value-type="currency">
            <text:p>$1.26</text:p>
          </table:table-cell>
          <table:table-cell table:style-name="ce3" table:formula="of:=['Indiegogo donations'.L145]+['Indiegogo donations'.K1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45]+['Indiegogo donations'.N144]" office:value-type="currency" office:currency="CAD" office:value="20525.67" calcext:value-type="currency">
            <text:p>$20,525.67</text:p>
          </table:table-cell>
          <table:table-cell/>
        </table:table-row>
        <table:table-row table:style-name="ro1">
          <table:table-cell table:style-name="ce5" office:value-type="string" calcext:value-type="string">
            <text:p>7/2/2015</text:p>
          </table:table-cell>
          <table:table-cell table:style-name="ce6" office:value-type="time" office:time-value="PT18H24M01S" calcext:value-type="time">
            <text:p>18:2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46]-['Indiegogo donations'.J146]" office:value-type="currency" office:currency="CAD" office:value="18" calcext:value-type="currency">
            <text:p>$18.00</text:p>
          </table:table-cell>
          <table:table-cell table:style-name="ce3" table:formula="of:=['Indiegogo donations'.L146]+['Indiegogo donations'.K1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46]+['Indiegogo donations'.N145]" office:value-type="currency" office:currency="CAD" office:value="20992.87" calcext:value-type="currency">
            <text:p>$20,992.87</text:p>
          </table:table-cell>
          <table:table-cell/>
        </table:table-row>
        <table:table-row table:style-name="ro1">
          <table:table-cell table:style-name="ce5" office:value-type="string" calcext:value-type="string">
            <text:p>7/2/2015</text:p>
          </table:table-cell>
          <table:table-cell table:style-name="ce6" office:value-type="time" office:time-value="PT18H24M05S" calcext:value-type="time">
            <text:p>18:2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47]-['Indiegogo donations'.J147]" office:value-type="currency" office:currency="CAD" office:value="0.899999999999999" calcext:value-type="currency">
            <text:p>$0.90</text:p>
          </table:table-cell>
          <table:table-cell table:style-name="ce3" table:formula="of:=['Indiegogo donations'.L147]+['Indiegogo donations'.K1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47]+['Indiegogo donations'.N146]" office:value-type="currency" office:currency="CAD" office:value="21015.94" calcext:value-type="currency">
            <text:p>$21,015.94</text:p>
          </table:table-cell>
          <table:table-cell/>
        </table:table-row>
        <table:table-row table:style-name="ro1">
          <table:table-cell table:style-name="ce5" office:value-type="string" calcext:value-type="string">
            <text:p>7/2/2015</text:p>
          </table:table-cell>
          <table:table-cell table:style-name="ce6" office:value-type="time" office:time-value="PT18H24M08S" calcext:value-type="time">
            <text:p>18:2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48]-['Indiegogo donations'.J148]" office:value-type="currency" office:currency="CAD" office:value="0.899999999999999" calcext:value-type="currency">
            <text:p>$0.90</text:p>
          </table:table-cell>
          <table:table-cell table:style-name="ce3" table:formula="of:=['Indiegogo donations'.L148]+['Indiegogo donations'.K1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48]+['Indiegogo donations'.N147]" office:value-type="currency" office:currency="CAD" office:value="21039.01" calcext:value-type="currency">
            <text:p>$21,039.01</text:p>
          </table:table-cell>
          <table:table-cell/>
        </table:table-row>
        <table:table-row table:style-name="ro1">
          <table:table-cell table:style-name="ce5" office:value-type="string" calcext:value-type="string">
            <text:p>7/2/2015</text:p>
          </table:table-cell>
          <table:table-cell table:style-name="ce6" office:value-type="time" office:time-value="PT18H24M11S" calcext:value-type="time">
            <text:p>18:2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49]-['Indiegogo donations'.J149]" office:value-type="currency" office:currency="CAD" office:value="1.8" calcext:value-type="currency">
            <text:p>$1.80</text:p>
          </table:table-cell>
          <table:table-cell table:style-name="ce3" table:formula="of:=['Indiegogo donations'.L149]+['Indiegogo donations'.K1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49]+['Indiegogo donations'.N148]" office:value-type="currency" office:currency="CAD" office:value="21085.46" calcext:value-type="currency">
            <text:p>$21,085.46</text:p>
          </table:table-cell>
          <table:table-cell/>
        </table:table-row>
        <table:table-row table:style-name="ro1">
          <table:table-cell table:style-name="ce5" office:value-type="string" calcext:value-type="string">
            <text:p>7/2/2015</text:p>
          </table:table-cell>
          <table:table-cell table:style-name="ce6" office:value-type="time" office:time-value="PT18H24M14S" calcext:value-type="time">
            <text:p>18:2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50]-['Indiegogo donations'.J150]" office:value-type="currency" office:currency="CAD" office:value="18" calcext:value-type="currency">
            <text:p>$18.00</text:p>
          </table:table-cell>
          <table:table-cell table:style-name="ce3" table:formula="of:=['Indiegogo donations'.L150]+['Indiegogo donations'.K15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50]+['Indiegogo donations'.N149]" office:value-type="currency" office:currency="CAD" office:value="21552.66" calcext:value-type="currency">
            <text:p>$21,552.66</text:p>
          </table:table-cell>
          <table:table-cell/>
        </table:table-row>
        <table:table-row table:style-name="ro1">
          <table:table-cell table:style-name="ce5" office:value-type="string" calcext:value-type="string">
            <text:p>7/2/2015</text:p>
          </table:table-cell>
          <table:table-cell table:style-name="ce6" office:value-type="time" office:time-value="PT18H24M17S" calcext:value-type="time">
            <text:p>18:2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51]-['Indiegogo donations'.J151]" office:value-type="currency" office:currency="CAD" office:value="18" calcext:value-type="currency">
            <text:p>$18.00</text:p>
          </table:table-cell>
          <table:table-cell table:style-name="ce3" table:formula="of:=['Indiegogo donations'.L151]+['Indiegogo donations'.K15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51]+['Indiegogo donations'.N150]" office:value-type="currency" office:currency="CAD" office:value="22019.86" calcext:value-type="currency">
            <text:p>$22,019.86</text:p>
          </table:table-cell>
          <table:table-cell/>
        </table:table-row>
        <table:table-row table:style-name="ro1">
          <table:table-cell table:style-name="ce5" office:value-type="string" calcext:value-type="string">
            <text:p>7/2/2015</text:p>
          </table:table-cell>
          <table:table-cell table:style-name="ce6" office:value-type="time" office:time-value="PT18H24M20S" calcext:value-type="time">
            <text:p>18:2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 calcext:value-type="currency">
            <text:p>$350.00</text:p>
          </table:table-cell>
          <table:table-cell table:style-name="ce3" table:formula="of:=['Indiegogo donations'.H152]-['Indiegogo donations'.J152]" office:value-type="currency" office:currency="CAD" office:value="12.6" calcext:value-type="currency">
            <text:p>$12.60</text:p>
          </table:table-cell>
          <table:table-cell table:style-name="ce3" table:formula="of:=['Indiegogo donations'.L152]+['Indiegogo donations'.K152]" office:value-type="currency" office:currency="CAD" office:value="337.4" calcext:value-type="currency">
            <text:p>$337.40</text:p>
          </table:table-cell>
          <table:table-cell table:style-name="ce3" office:value-type="currency" office:currency="CAD" office:value="10.45" calcext:value-type="currency">
            <text:p>$10.45</text:p>
          </table:table-cell>
          <table:table-cell office:value-type="currency" office:currency="CAD" office:value="326.95" calcext:value-type="currency">
            <text:p>$326.95</text:p>
          </table:table-cell>
          <table:table-cell/>
          <table:table-cell table:style-name="ce3" table:formula="of:=['Indiegogo donations'.L152]+['Indiegogo donations'.N151]" office:value-type="currency" office:currency="CAD" office:value="22346.81" calcext:value-type="currency">
            <text:p>$22,346.81</text:p>
          </table:table-cell>
          <table:table-cell/>
        </table:table-row>
        <table:table-row table:style-name="ro1">
          <table:table-cell table:style-name="ce5" office:value-type="string" calcext:value-type="string">
            <text:p>7/2/2015</text:p>
          </table:table-cell>
          <table:table-cell table:style-name="ce6" office:value-type="time" office:time-value="PT18H24M23S" calcext:value-type="time">
            <text:p>18:24: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53]-['Indiegogo donations'.J153]" office:value-type="currency" office:currency="CAD" office:value="0.18" calcext:value-type="currency">
            <text:p>$0.18</text:p>
          </table:table-cell>
          <table:table-cell table:style-name="ce3" table:formula="of:=['Indiegogo donations'.L153]+['Indiegogo donations'.K1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53]+['Indiegogo donations'.N152]" office:value-type="currency" office:currency="CAD" office:value="22351.18" calcext:value-type="currency">
            <text:p>$22,351.18</text:p>
          </table:table-cell>
          <table:table-cell/>
        </table:table-row>
        <table:table-row table:style-name="ro1">
          <table:table-cell table:style-name="ce5" office:value-type="string" calcext:value-type="string">
            <text:p>7/2/2015</text:p>
          </table:table-cell>
          <table:table-cell table:style-name="ce6" office:value-type="time" office:time-value="PT18H24M27S" calcext:value-type="time">
            <text:p>18:2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54]-['Indiegogo donations'.J154]" office:value-type="currency" office:currency="CAD" office:value="3.59999999999999" calcext:value-type="currency">
            <text:p>$3.60</text:p>
          </table:table-cell>
          <table:table-cell table:style-name="ce3" table:formula="of:=['Indiegogo donations'.L154]+['Indiegogo donations'.K1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54]+['Indiegogo donations'.N153]" office:value-type="currency" office:currency="CAD" office:value="22444.38" calcext:value-type="currency">
            <text:p>$22,444.38</text:p>
          </table:table-cell>
          <table:table-cell/>
        </table:table-row>
        <table:table-row table:style-name="ro1">
          <table:table-cell table:style-name="ce5" office:value-type="string" calcext:value-type="string">
            <text:p>7/2/2015</text:p>
          </table:table-cell>
          <table:table-cell table:style-name="ce6" office:value-type="time" office:time-value="PT18H24M30S" calcext:value-type="time">
            <text:p>18:2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55]-['Indiegogo donations'.J155]" office:value-type="currency" office:currency="CAD" office:value="0.539999999999999" calcext:value-type="currency">
            <text:p>$0.54</text:p>
          </table:table-cell>
          <table:table-cell table:style-name="ce3" table:formula="of:=['Indiegogo donations'.L155]+['Indiegogo donations'.K15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55]+['Indiegogo donations'.N154]" office:value-type="currency" office:currency="CAD" office:value="22458.1" calcext:value-type="currency">
            <text:p>$22,458.10</text:p>
          </table:table-cell>
          <table:table-cell/>
        </table:table-row>
        <table:table-row table:style-name="ro1">
          <table:table-cell table:style-name="ce5" office:value-type="string" calcext:value-type="string">
            <text:p>7/2/2015</text:p>
          </table:table-cell>
          <table:table-cell table:style-name="ce6" office:value-type="time" office:time-value="PT18H24M33S" calcext:value-type="time">
            <text:p>18:2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56]-['Indiegogo donations'.J156]" office:value-type="currency" office:currency="CAD" office:value="0.720000000000002" calcext:value-type="currency">
            <text:p>$0.72</text:p>
          </table:table-cell>
          <table:table-cell table:style-name="ce3" table:formula="of:=['Indiegogo donations'.L156]+['Indiegogo donations'.K15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56]+['Indiegogo donations'.N155]" office:value-type="currency" office:currency="CAD" office:value="22476.5" calcext:value-type="currency">
            <text:p>$22,476.50</text:p>
          </table:table-cell>
          <table:table-cell/>
        </table:table-row>
        <table:table-row table:style-name="ro1">
          <table:table-cell table:style-name="ce5" office:value-type="string" calcext:value-type="string">
            <text:p>7/2/2015</text:p>
          </table:table-cell>
          <table:table-cell table:style-name="ce6" office:value-type="time" office:time-value="PT18H24M36S" calcext:value-type="time">
            <text:p>18:2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57]-['Indiegogo donations'.J157]" office:value-type="currency" office:currency="CAD" office:value="3.59999999999999" calcext:value-type="currency">
            <text:p>$3.60</text:p>
          </table:table-cell>
          <table:table-cell table:style-name="ce3" table:formula="of:=['Indiegogo donations'.L157]+['Indiegogo donations'.K1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57]+['Indiegogo donations'.N156]" office:value-type="currency" office:currency="CAD" office:value="22569.7" calcext:value-type="currency">
            <text:p>$22,569.70</text:p>
          </table:table-cell>
          <table:table-cell/>
        </table:table-row>
        <table:table-row table:style-name="ro1">
          <table:table-cell table:style-name="ce5" office:value-type="string" calcext:value-type="string">
            <text:p>7/2/2015</text:p>
          </table:table-cell>
          <table:table-cell table:style-name="ce6" office:value-type="time" office:time-value="PT18H24M39S" calcext:value-type="time">
            <text:p>18:2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158]-['Indiegogo donations'.J158]" office:value-type="currency" office:currency="CAD" office:value="180" calcext:value-type="currency">
            <text:p>$180.00</text:p>
          </table:table-cell>
          <table:table-cell table:style-name="ce3" table:formula="of:=['Indiegogo donations'.L158]+['Indiegogo donations'.K158]"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158]+['Indiegogo donations'.N157]" office:value-type="currency" office:currency="CAD" office:value="27244.4" calcext:value-type="currency">
            <text:p>$27,244.40</text:p>
          </table:table-cell>
          <table:table-cell/>
        </table:table-row>
        <table:table-row table:style-name="ro1">
          <table:table-cell table:style-name="ce5" office:value-type="string" calcext:value-type="string">
            <text:p>7/2/2015</text:p>
          </table:table-cell>
          <table:table-cell table:style-name="ce6" office:value-type="time" office:time-value="PT18H24M42S" calcext:value-type="time">
            <text:p>18:2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159]-['Indiegogo donations'.J159]" office:value-type="currency" office:currency="CAD" office:value="54" calcext:value-type="currency">
            <text:p>$54.00</text:p>
          </table:table-cell>
          <table:table-cell table:style-name="ce3" table:formula="of:=['Indiegogo donations'.L159]+['Indiegogo donations'.K159]"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159]+['Indiegogo donations'.N158]" office:value-type="currency" office:currency="CAD" office:value="28646.6" calcext:value-type="currency">
            <text:p>$28,646.60</text:p>
          </table:table-cell>
          <table:table-cell/>
        </table:table-row>
        <table:table-row table:style-name="ro1">
          <table:table-cell table:style-name="ce5" office:value-type="string" calcext:value-type="string">
            <text:p>7/2/2015</text:p>
          </table:table-cell>
          <table:table-cell table:style-name="ce6" office:value-type="time" office:time-value="PT18H24M45S" calcext:value-type="time">
            <text:p>18:2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60]-['Indiegogo donations'.J160]" office:value-type="currency" office:currency="CAD" office:value="3.59999999999999" calcext:value-type="currency">
            <text:p>$3.60</text:p>
          </table:table-cell>
          <table:table-cell table:style-name="ce3" table:formula="of:=['Indiegogo donations'.L160]+['Indiegogo donations'.K16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60]+['Indiegogo donations'.N159]" office:value-type="currency" office:currency="CAD" office:value="28739.8" calcext:value-type="currency">
            <text:p>$28,739.80</text:p>
          </table:table-cell>
          <table:table-cell/>
        </table:table-row>
        <table:table-row table:style-name="ro1">
          <table:table-cell table:style-name="ce5" office:value-type="string" calcext:value-type="string">
            <text:p>7/2/2015</text:p>
          </table:table-cell>
          <table:table-cell table:style-name="ce6" office:value-type="time" office:time-value="PT18H24M48S" calcext:value-type="time">
            <text:p>18:2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61]-['Indiegogo donations'.J161]" office:value-type="currency" office:currency="CAD" office:value="1.26" calcext:value-type="currency">
            <text:p>$1.26</text:p>
          </table:table-cell>
          <table:table-cell table:style-name="ce3" table:formula="of:=['Indiegogo donations'.L161]+['Indiegogo donations'.K161]"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61]+['Indiegogo donations'.N160]" office:value-type="currency" office:currency="CAD" office:value="28772.22" calcext:value-type="currency">
            <text:p>$28,772.22</text:p>
          </table:table-cell>
          <table:table-cell/>
        </table:table-row>
        <table:table-row table:style-name="ro1">
          <table:table-cell table:style-name="ce5" office:value-type="string" calcext:value-type="string">
            <text:p>7/2/2015</text:p>
          </table:table-cell>
          <table:table-cell table:style-name="ce6" office:value-type="time" office:time-value="PT18H24M51S" calcext:value-type="time">
            <text:p>18:2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62]-['Indiegogo donations'.J162]" office:value-type="currency" office:currency="CAD" office:value="0.899999999999999" calcext:value-type="currency">
            <text:p>$0.90</text:p>
          </table:table-cell>
          <table:table-cell table:style-name="ce3" table:formula="of:=['Indiegogo donations'.L162]+['Indiegogo donations'.K1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62]+['Indiegogo donations'.N161]" office:value-type="currency" office:currency="CAD" office:value="28795.29" calcext:value-type="currency">
            <text:p>$28,795.29</text:p>
          </table:table-cell>
          <table:table-cell/>
        </table:table-row>
        <table:table-row table:style-name="ro1">
          <table:table-cell table:style-name="ce5" office:value-type="string" calcext:value-type="string">
            <text:p>7/2/2015</text:p>
          </table:table-cell>
          <table:table-cell table:style-name="ce6" office:value-type="time" office:time-value="PT18H24M54S" calcext:value-type="time">
            <text:p>18:2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63]-['Indiegogo donations'.J163]" office:value-type="currency" office:currency="CAD" office:value="1.44" calcext:value-type="currency">
            <text:p>$1.44</text:p>
          </table:table-cell>
          <table:table-cell table:style-name="ce3" table:formula="of:=['Indiegogo donations'.L163]+['Indiegogo donations'.K16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63]+['Indiegogo donations'.N162]" office:value-type="currency" office:currency="CAD" office:value="28832.39" calcext:value-type="currency">
            <text:p>$28,832.39</text:p>
          </table:table-cell>
          <table:table-cell/>
        </table:table-row>
        <table:table-row table:style-name="ro1">
          <table:table-cell table:style-name="ce5" office:value-type="string" calcext:value-type="string">
            <text:p>7/2/2015</text:p>
          </table:table-cell>
          <table:table-cell table:style-name="ce6" office:value-type="time" office:time-value="PT18H24M57S" calcext:value-type="time">
            <text:p>18:2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64]-['Indiegogo donations'.J164]" office:value-type="currency" office:currency="CAD" office:value="1.8" calcext:value-type="currency">
            <text:p>$1.80</text:p>
          </table:table-cell>
          <table:table-cell table:style-name="ce3" table:formula="of:=['Indiegogo donations'.L164]+['Indiegogo donations'.K1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64]+['Indiegogo donations'.N163]" office:value-type="currency" office:currency="CAD" office:value="28878.84" calcext:value-type="currency">
            <text:p>$28,878.84</text:p>
          </table:table-cell>
          <table:table-cell/>
        </table:table-row>
        <table:table-row table:style-name="ro1">
          <table:table-cell table:style-name="ce5" office:value-type="string" calcext:value-type="string">
            <text:p>7/2/2015</text:p>
          </table:table-cell>
          <table:table-cell table:style-name="ce6" office:value-type="time" office:time-value="PT18H25M00S" calcext:value-type="time">
            <text:p>18:2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65]-['Indiegogo donations'.J165]" office:value-type="currency" office:currency="CAD" office:value="1.08" calcext:value-type="currency">
            <text:p>$1.08</text:p>
          </table:table-cell>
          <table:table-cell table:style-name="ce3" table:formula="of:=['Indiegogo donations'.L165]+['Indiegogo donations'.K16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65]+['Indiegogo donations'.N164]" office:value-type="currency" office:currency="CAD" office:value="28906.59" calcext:value-type="currency">
            <text:p>$28,906.59</text:p>
          </table:table-cell>
          <table:table-cell/>
        </table:table-row>
        <table:table-row table:style-name="ro1">
          <table:table-cell table:style-name="ce5" office:value-type="string" calcext:value-type="string">
            <text:p>7/2/2015</text:p>
          </table:table-cell>
          <table:table-cell table:style-name="ce6" office:value-type="time" office:time-value="PT18H25M04S" calcext:value-type="time">
            <text:p>18:2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66]-['Indiegogo donations'.J166]" office:value-type="currency" office:currency="CAD" office:value="0.899999999999999" calcext:value-type="currency">
            <text:p>$0.90</text:p>
          </table:table-cell>
          <table:table-cell table:style-name="ce3" table:formula="of:=['Indiegogo donations'.L166]+['Indiegogo donations'.K16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66]+['Indiegogo donations'.N165]" office:value-type="currency" office:currency="CAD" office:value="28929.66" calcext:value-type="currency">
            <text:p>$28,929.66</text:p>
          </table:table-cell>
          <table:table-cell/>
        </table:table-row>
        <table:table-row table:style-name="ro1">
          <table:table-cell table:style-name="ce5" office:value-type="string" calcext:value-type="string">
            <text:p>7/2/2015</text:p>
          </table:table-cell>
          <table:table-cell table:style-name="ce6" office:value-type="time" office:time-value="PT18H25M06S" calcext:value-type="time">
            <text:p>18:2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Indiegogo donations'.H167]-['Indiegogo donations'.J167]" office:value-type="currency" office:currency="CAD" office:value="0.29" calcext:value-type="currency">
            <text:p>$0.29</text:p>
          </table:table-cell>
          <table:table-cell table:style-name="ce3" table:formula="of:=['Indiegogo donations'.L167]+['Indiegogo donations'.K167]"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Indiegogo donations'.L167]+['Indiegogo donations'.N166]" office:value-type="currency" office:currency="CAD" office:value="28936.84" calcext:value-type="currency">
            <text:p>$28,936.84</text:p>
          </table:table-cell>
          <table:table-cell/>
        </table:table-row>
        <table:table-row table:style-name="ro1">
          <table:table-cell table:style-name="ce5" office:value-type="string" calcext:value-type="string">
            <text:p>7/2/2015</text:p>
          </table:table-cell>
          <table:table-cell table:style-name="ce6" office:value-type="time" office:time-value="PT18H25M09S" calcext:value-type="time">
            <text:p>18:2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68]-['Indiegogo donations'.J168]" office:value-type="currency" office:currency="CAD" office:value="18" calcext:value-type="currency">
            <text:p>$18.00</text:p>
          </table:table-cell>
          <table:table-cell table:style-name="ce3" table:formula="of:=['Indiegogo donations'.L168]+['Indiegogo donations'.K1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68]+['Indiegogo donations'.N167]" office:value-type="currency" office:currency="CAD" office:value="29404.04" calcext:value-type="currency">
            <text:p>$29,404.04</text:p>
          </table:table-cell>
          <table:table-cell/>
        </table:table-row>
        <table:table-row table:style-name="ro1">
          <table:table-cell table:style-name="ce5" office:value-type="string" calcext:value-type="string">
            <text:p>7/2/2015</text:p>
          </table:table-cell>
          <table:table-cell table:style-name="ce6" office:value-type="time" office:time-value="PT18H25M12S" calcext:value-type="time">
            <text:p>18:2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69]-['Indiegogo donations'.J169]" office:value-type="currency" office:currency="CAD" office:value="0.359999999999999" calcext:value-type="currency">
            <text:p>$0.36</text:p>
          </table:table-cell>
          <table:table-cell table:style-name="ce3" table:formula="of:=['Indiegogo donations'.L169]+['Indiegogo donations'.K16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69]+['Indiegogo donations'.N168]" office:value-type="currency" office:currency="CAD" office:value="29413.09" calcext:value-type="currency">
            <text:p>$29,413.09</text:p>
          </table:table-cell>
          <table:table-cell/>
        </table:table-row>
        <table:table-row table:style-name="ro1">
          <table:table-cell table:style-name="ce5" office:value-type="string" calcext:value-type="string">
            <text:p>7/2/2015</text:p>
          </table:table-cell>
          <table:table-cell table:style-name="ce6" office:value-type="time" office:time-value="PT18H25M15S" calcext:value-type="time">
            <text:p>18:2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70]-['Indiegogo donations'.J170]" office:value-type="currency" office:currency="CAD" office:value="0.899999999999999" calcext:value-type="currency">
            <text:p>$0.90</text:p>
          </table:table-cell>
          <table:table-cell table:style-name="ce3" table:formula="of:=['Indiegogo donations'.L170]+['Indiegogo donations'.K1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70]+['Indiegogo donations'.N169]" office:value-type="currency" office:currency="CAD" office:value="29436.16" calcext:value-type="currency">
            <text:p>$29,436.16</text:p>
          </table:table-cell>
          <table:table-cell/>
        </table:table-row>
        <table:table-row table:style-name="ro1">
          <table:table-cell table:style-name="ce5" office:value-type="string" calcext:value-type="string">
            <text:p>7/2/2015</text:p>
          </table:table-cell>
          <table:table-cell table:style-name="ce6" office:value-type="time" office:time-value="PT18H25M18S" calcext:value-type="time">
            <text:p>18:25: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71]-['Indiegogo donations'.J171]" office:value-type="currency" office:currency="CAD" office:value="0.359999999999999" calcext:value-type="currency">
            <text:p>$0.36</text:p>
          </table:table-cell>
          <table:table-cell table:style-name="ce3" table:formula="of:=['Indiegogo donations'.L171]+['Indiegogo donations'.K1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71]+['Indiegogo donations'.N170]" office:value-type="currency" office:currency="CAD" office:value="29445.21" calcext:value-type="currency">
            <text:p>$29,445.21</text:p>
          </table:table-cell>
          <table:table-cell/>
        </table:table-row>
        <table:table-row table:style-name="ro1">
          <table:table-cell table:style-name="ce5" office:value-type="string" calcext:value-type="string">
            <text:p>7/2/2015</text:p>
          </table:table-cell>
          <table:table-cell table:style-name="ce6" office:value-type="time" office:time-value="PT18H25M22S" calcext:value-type="time">
            <text:p>18:2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72]-['Indiegogo donations'.J172]" office:value-type="currency" office:currency="CAD" office:value="3.59999999999999" calcext:value-type="currency">
            <text:p>$3.60</text:p>
          </table:table-cell>
          <table:table-cell table:style-name="ce3" table:formula="of:=['Indiegogo donations'.L172]+['Indiegogo donations'.K1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72]+['Indiegogo donations'.N171]" office:value-type="currency" office:currency="CAD" office:value="29538.41" calcext:value-type="currency">
            <text:p>$29,538.41</text:p>
          </table:table-cell>
          <table:table-cell/>
        </table:table-row>
        <table:table-row table:style-name="ro1">
          <table:table-cell table:style-name="ce5" office:value-type="string" calcext:value-type="string">
            <text:p>7/2/2015</text:p>
          </table:table-cell>
          <table:table-cell table:style-name="ce6" office:value-type="time" office:time-value="PT18H25M25S" calcext:value-type="time">
            <text:p>18:2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173]-['Indiegogo donations'.J173]" office:value-type="currency" office:currency="CAD" office:value="2.16" calcext:value-type="currency">
            <text:p>$2.16</text:p>
          </table:table-cell>
          <table:table-cell table:style-name="ce3" table:formula="of:=['Indiegogo donations'.L173]+['Indiegogo donations'.K173]"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173]+['Indiegogo donations'.N172]" office:value-type="currency" office:currency="CAD" office:value="29594.21" calcext:value-type="currency">
            <text:p>$29,594.21</text:p>
          </table:table-cell>
          <table:table-cell/>
        </table:table-row>
        <table:table-row table:style-name="ro1">
          <table:table-cell table:style-name="ce5" office:value-type="string" calcext:value-type="string">
            <text:p>7/2/2015</text:p>
          </table:table-cell>
          <table:table-cell table:style-name="ce6" office:value-type="time" office:time-value="PT18H25M26S" calcext:value-type="time">
            <text:p>18:2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74]-['Indiegogo donations'.J174]" office:value-type="currency" office:currency="CAD" office:value="9" calcext:value-type="currency">
            <text:p>$9.00</text:p>
          </table:table-cell>
          <table:table-cell table:style-name="ce3" table:formula="of:=['Indiegogo donations'.L174]+['Indiegogo donations'.K1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74]+['Indiegogo donations'.N173]" office:value-type="currency" office:currency="CAD" office:value="29827.66" calcext:value-type="currency">
            <text:p>$29,827.66</text:p>
          </table:table-cell>
          <table:table-cell/>
        </table:table-row>
        <table:table-row table:style-name="ro1">
          <table:table-cell table:style-name="ce5" office:value-type="string" calcext:value-type="string">
            <text:p>7/2/2015</text:p>
          </table:table-cell>
          <table:table-cell table:style-name="ce6" office:value-type="time" office:time-value="PT18H25M29S" calcext:value-type="time">
            <text:p>18:2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75]-['Indiegogo donations'.J175]" office:value-type="currency" office:currency="CAD" office:value="5.40000000000001" calcext:value-type="currency">
            <text:p>$5.40</text:p>
          </table:table-cell>
          <table:table-cell table:style-name="ce3" table:formula="of:=['Indiegogo donations'.L175]+['Indiegogo donations'.K17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75]+['Indiegogo donations'.N174]" office:value-type="currency" office:currency="CAD" office:value="29967.61" calcext:value-type="currency">
            <text:p>$29,967.61</text:p>
          </table:table-cell>
          <table:table-cell/>
        </table:table-row>
        <table:table-row table:style-name="ro1">
          <table:table-cell table:style-name="ce5" office:value-type="string" calcext:value-type="string">
            <text:p>7/2/2015</text:p>
          </table:table-cell>
          <table:table-cell table:style-name="ce6" office:value-type="time" office:time-value="PT18H25M32S" calcext:value-type="time">
            <text:p>18:2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76]-['Indiegogo donations'.J176]" office:value-type="currency" office:currency="CAD" office:value="25.54" calcext:value-type="currency">
            <text:p>$25.54</text:p>
          </table:table-cell>
          <table:table-cell table:style-name="ce3" table:formula="of:=['Indiegogo donations'.L176]+['Indiegogo donations'.K17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76]+['Indiegogo donations'.N175]" office:value-type="currency" office:currency="CAD" office:value="29981.33" calcext:value-type="currency">
            <text:p>$29,981.33</text:p>
          </table:table-cell>
          <table:table-cell/>
        </table:table-row>
        <table:table-row table:style-name="ro1">
          <table:table-cell table:style-name="ce5" office:value-type="string" calcext:value-type="string">
            <text:p>7/2/2015</text:p>
          </table:table-cell>
          <table:table-cell table:style-name="ce6" office:value-type="time" office:time-value="PT18H25M35S" calcext:value-type="time">
            <text:p>18:2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00" calcext:value-type="currency">
            <text:p>$2,400.00</text:p>
          </table:table-cell>
          <table:table-cell table:style-name="ce3" table:formula="of:=['Indiegogo donations'.H177]-['Indiegogo donations'.J177]" office:value-type="currency" office:currency="CAD" office:value="2375.9" calcext:value-type="currency">
            <text:p>$2,375.90</text:p>
          </table:table-cell>
          <table:table-cell table:style-name="ce3" table:formula="of:=['Indiegogo donations'.L177]+['Indiegogo donations'.K1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77]+['Indiegogo donations'.N176]" office:value-type="currency" office:currency="CAD" office:value="30004.4" calcext:value-type="currency">
            <text:p>$30,004.40</text:p>
          </table:table-cell>
          <table:table-cell/>
        </table:table-row>
        <table:table-row table:style-name="ro1">
          <table:table-cell table:style-name="ce5" office:value-type="string" calcext:value-type="string">
            <text:p>7/2/2015</text:p>
          </table:table-cell>
          <table:table-cell table:style-name="ce6" office:value-type="time" office:time-value="PT18H25M38S" calcext:value-type="time">
            <text:p>18:2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78]-['Indiegogo donations'.J178]" office:value-type="currency" office:currency="CAD" office:value="-81.4" calcext:value-type="currency">
            <text:p>-$81.40</text:p>
          </table:table-cell>
          <table:table-cell table:style-name="ce3" table:formula="of:=['Indiegogo donations'.L178]+['Indiegogo donations'.K1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78]+['Indiegogo donations'.N177]" office:value-type="currency" office:currency="CAD" office:value="30097.6" calcext:value-type="currency">
            <text:p>$30,097.60</text:p>
          </table:table-cell>
          <table:table-cell/>
        </table:table-row>
        <table:table-row table:style-name="ro1">
          <table:table-cell table:style-name="ce5" office:value-type="string" calcext:value-type="string">
            <text:p>7/2/2015</text:p>
          </table:table-cell>
          <table:table-cell table:style-name="ce6" office:value-type="time" office:time-value="PT18H25M41S" calcext:value-type="time">
            <text:p>18:2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79]-['Indiegogo donations'.J179]" office:value-type="currency" office:currency="CAD" office:value="-28.2" calcext:value-type="currency">
            <text:p>-$28.20</text:p>
          </table:table-cell>
          <table:table-cell table:style-name="ce3" table:formula="of:=['Indiegogo donations'.L179]+['Indiegogo donations'.K17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79]+['Indiegogo donations'.N178]" office:value-type="currency" office:currency="CAD" office:value="30144.05" calcext:value-type="currency">
            <text:p>$30,144.05</text:p>
          </table:table-cell>
          <table:table-cell/>
        </table:table-row>
        <table:table-row table:style-name="ro1">
          <table:table-cell table:style-name="ce5" office:value-type="string" calcext:value-type="string">
            <text:p>7/2/2015</text:p>
          </table:table-cell>
          <table:table-cell table:style-name="ce6" office:value-type="time" office:time-value="PT18H25M44S" calcext:value-type="time">
            <text:p>18:2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80]-['Indiegogo donations'.J180]" office:value-type="currency" office:currency="CAD" office:value="475.9" calcext:value-type="currency">
            <text:p>$475.90</text:p>
          </table:table-cell>
          <table:table-cell table:style-name="ce3" table:formula="of:=['Indiegogo donations'.L180]+['Indiegogo donations'.K1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80]+['Indiegogo donations'.N179]" office:value-type="currency" office:currency="CAD" office:value="30167.12" calcext:value-type="currency">
            <text:p>$30,167.12</text:p>
          </table:table-cell>
          <table:table-cell/>
        </table:table-row>
        <table:table-row table:style-name="ro1">
          <table:table-cell table:style-name="ce5" office:value-type="string" calcext:value-type="string">
            <text:p>7/2/2015</text:p>
          </table:table-cell>
          <table:table-cell table:style-name="ce6" office:value-type="time" office:time-value="PT18H25M47S" calcext:value-type="time">
            <text:p>18:2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81]-['Indiegogo donations'.J181]" office:value-type="currency" office:currency="CAD" office:value="180.72" calcext:value-type="currency">
            <text:p>$180.72</text:p>
          </table:table-cell>
          <table:table-cell table:style-name="ce3" table:formula="of:=['Indiegogo donations'.L181]+['Indiegogo donations'.K1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1]+['Indiegogo donations'.N180]" office:value-type="currency" office:currency="CAD" office:value="30185.52" calcext:value-type="currency">
            <text:p>$30,185.52</text:p>
          </table:table-cell>
          <table:table-cell/>
        </table:table-row>
        <table:table-row table:style-name="ro1">
          <table:table-cell table:style-name="ce5" office:value-type="string" calcext:value-type="string">
            <text:p>7/2/2015</text:p>
          </table:table-cell>
          <table:table-cell table:style-name="ce6" office:value-type="time" office:time-value="PT18H25M50S" calcext:value-type="time">
            <text:p>18:2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82]-['Indiegogo donations'.J182]" office:value-type="currency" office:currency="CAD" office:value="-4720" calcext:value-type="currency">
            <text:p>-$4,720.00</text:p>
          </table:table-cell>
          <table:table-cell table:style-name="ce3" table:formula="of:=['Indiegogo donations'.L182]+['Indiegogo donations'.K182]"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182]+['Indiegogo donations'.N181]" office:value-type="currency" office:currency="CAD" office:value="34860.22" calcext:value-type="currency">
            <text:p>$34,860.22</text:p>
          </table:table-cell>
          <table:table-cell/>
        </table:table-row>
        <table:table-row table:style-name="ro1">
          <table:table-cell table:style-name="ce5" office:value-type="string" calcext:value-type="string">
            <text:p>7/2/2015</text:p>
          </table:table-cell>
          <table:table-cell table:style-name="ce6" office:value-type="time" office:time-value="PT18H25M53S" calcext:value-type="time">
            <text:p>18:2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3]-['Indiegogo donations'.J183]" office:value-type="currency" office:currency="CAD" office:value="-46.4" calcext:value-type="currency">
            <text:p>-$46.40</text:p>
          </table:table-cell>
          <table:table-cell table:style-name="ce3" table:formula="of:=['Indiegogo donations'.L183]+['Indiegogo donations'.K1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83]+['Indiegogo donations'.N182]" office:value-type="currency" office:currency="CAD" office:value="34953.42" calcext:value-type="currency">
            <text:p>$34,953.42</text:p>
          </table:table-cell>
          <table:table-cell/>
        </table:table-row>
        <table:table-row table:style-name="ro1">
          <table:table-cell table:style-name="ce5" office:value-type="string" calcext:value-type="string">
            <text:p>7/2/2015</text:p>
          </table:table-cell>
          <table:table-cell table:style-name="ce6" office:value-type="time" office:time-value="PT18H25M56S" calcext:value-type="time">
            <text:p>18:2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4]-['Indiegogo donations'.J184]" office:value-type="currency" office:currency="CAD" office:value="30.72" calcext:value-type="currency">
            <text:p>$30.72</text:p>
          </table:table-cell>
          <table:table-cell table:style-name="ce3" table:formula="of:=['Indiegogo donations'.L184]+['Indiegogo donations'.K18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4]+['Indiegogo donations'.N183]" office:value-type="currency" office:currency="CAD" office:value="34971.82" calcext:value-type="currency">
            <text:p>$34,971.82</text:p>
          </table:table-cell>
          <table:table-cell/>
        </table:table-row>
        <table:table-row table:style-name="ro1">
          <table:table-cell table:style-name="ce5" office:value-type="string" calcext:value-type="string">
            <text:p>7/2/2015</text:p>
          </table:table-cell>
          <table:table-cell table:style-name="ce6" office:value-type="time" office:time-value="PT18H26M00S" calcext:value-type="time">
            <text:p>18:2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85]-['Indiegogo donations'.J185]" office:value-type="currency" office:currency="CAD" office:value="-62.12" calcext:value-type="currency">
            <text:p>-$62.12</text:p>
          </table:table-cell>
          <table:table-cell table:style-name="ce3" table:formula="of:=['Indiegogo donations'.L185]+['Indiegogo donations'.K185]"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185]+['Indiegogo donations'.N184]" office:value-type="currency" office:currency="CAD" office:value="35046.32" calcext:value-type="currency">
            <text:p>$35,046.32</text:p>
          </table:table-cell>
          <table:table-cell/>
        </table:table-row>
        <table:table-row table:style-name="ro1">
          <table:table-cell table:style-name="ce5" office:value-type="string" calcext:value-type="string">
            <text:p>7/2/2015</text:p>
          </table:table-cell>
          <table:table-cell table:style-name="ce6" office:value-type="time" office:time-value="PT18H28M28S" calcext:value-type="time">
            <text:p>18:2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6]-['Indiegogo donations'.J186]" office:value-type="currency" office:currency="CAD" office:value="-13.56" calcext:value-type="currency">
            <text:p>-$13.56</text:p>
          </table:table-cell>
          <table:table-cell table:style-name="ce3" table:formula="of:=['Indiegogo donations'.L186]+['Indiegogo donations'.K18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86]+['Indiegogo donations'.N185]" office:value-type="currency" office:currency="CAD" office:value="35083.42" calcext:value-type="currency">
            <text:p>$35,083.42</text:p>
          </table:table-cell>
          <table:table-cell/>
        </table:table-row>
        <table:table-row table:style-name="ro1">
          <table:table-cell table:style-name="ce5" office:value-type="string" calcext:value-type="string">
            <text:p>7/2/2015</text:p>
          </table:table-cell>
          <table:table-cell table:style-name="ce6" office:value-type="time" office:time-value="PT18H28M32S" calcext:value-type="time">
            <text:p>18:2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87]-['Indiegogo donations'.J187]" office:value-type="currency" office:currency="CAD" office:value="-2213.6" calcext:value-type="currency">
            <text:p>-$2,213.60</text:p>
          </table:table-cell>
          <table:table-cell table:style-name="ce3" table:formula="of:=['Indiegogo donations'.L187]+['Indiegogo donations'.K187]" office:value-type="currency" office:currency="CAD" office:value="2313.6" calcext:value-type="currency">
            <text:p>$2,313.60</text:p>
          </table:table-cell>
          <table:table-cell table:style-name="ce3" office:value-type="currency" office:currency="CAD" office:value="69.9" calcext:value-type="currency">
            <text:p>$69.90</text:p>
          </table:table-cell>
          <table:table-cell office:value-type="currency" office:currency="CAD" office:value="2243.7" calcext:value-type="currency">
            <text:p>$2,243.70</text:p>
          </table:table-cell>
          <table:table-cell/>
          <table:table-cell table:style-name="ce3" table:formula="of:=['Indiegogo donations'.L187]+['Indiegogo donations'.N186]" office:value-type="currency" office:currency="CAD" office:value="37327.12" calcext:value-type="currency">
            <text:p>$37,327.12</text:p>
          </table:table-cell>
          <table:table-cell/>
        </table:table-row>
        <table:table-row table:style-name="ro1">
          <table:table-cell table:style-name="ce5" office:value-type="string" calcext:value-type="string">
            <text:p>7/2/2015</text:p>
          </table:table-cell>
          <table:table-cell table:style-name="ce6" office:value-type="time" office:time-value="PT18H28M35S" calcext:value-type="time">
            <text:p>18:2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88]-['Indiegogo donations'.J188]" office:value-type="currency" office:currency="CAD" office:value="35.54" calcext:value-type="currency">
            <text:p>$35.54</text:p>
          </table:table-cell>
          <table:table-cell table:style-name="ce3" table:formula="of:=['Indiegogo donations'.L188]+['Indiegogo donations'.K18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88]+['Indiegogo donations'.N187]" office:value-type="currency" office:currency="CAD" office:value="37340.84" calcext:value-type="currency">
            <text:p>$37,340.84</text:p>
          </table:table-cell>
          <table:table-cell/>
        </table:table-row>
        <table:table-row table:style-name="ro1">
          <table:table-cell table:style-name="ce5" office:value-type="string" calcext:value-type="string">
            <text:p>7/2/2015</text:p>
          </table:table-cell>
          <table:table-cell table:style-name="ce6" office:value-type="time" office:time-value="PT18H28M38S" calcext:value-type="time">
            <text:p>18:2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89]-['Indiegogo donations'.J189]" office:value-type="currency" office:currency="CAD" office:value="5.72" calcext:value-type="currency">
            <text:p>$5.72</text:p>
          </table:table-cell>
          <table:table-cell table:style-name="ce3" table:formula="of:=['Indiegogo donations'.L189]+['Indiegogo donations'.K18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89]+['Indiegogo donations'.N188]" office:value-type="currency" office:currency="CAD" office:value="37359.24" calcext:value-type="currency">
            <text:p>$37,359.24</text:p>
          </table:table-cell>
          <table:table-cell/>
        </table:table-row>
        <table:table-row table:style-name="ro1">
          <table:table-cell table:style-name="ce5" office:value-type="string" calcext:value-type="string">
            <text:p>7/2/2015</text:p>
          </table:table-cell>
          <table:table-cell table:style-name="ce6" office:value-type="time" office:time-value="PT18H28M42S" calcext:value-type="time">
            <text:p>18:2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90]-['Indiegogo donations'.J190]" office:value-type="currency" office:currency="CAD" office:value="-462" calcext:value-type="currency">
            <text:p>-$462.00</text:p>
          </table:table-cell>
          <table:table-cell table:style-name="ce3" table:formula="of:=['Indiegogo donations'.L190]+['Indiegogo donations'.K190]"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90]+['Indiegogo donations'.N189]" office:value-type="currency" office:currency="CAD" office:value="37826.44" calcext:value-type="currency">
            <text:p>$37,826.44</text:p>
          </table:table-cell>
          <table:table-cell/>
        </table:table-row>
        <table:table-row table:style-name="ro1">
          <table:table-cell table:style-name="ce5" office:value-type="string" calcext:value-type="string">
            <text:p>7/2/2015</text:p>
          </table:table-cell>
          <table:table-cell table:style-name="ce6" office:value-type="time" office:time-value="PT18H28M45S" calcext:value-type="time">
            <text:p>18:2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191]-['Indiegogo donations'.J191]" office:value-type="currency" office:currency="CAD" office:value="4807.2" calcext:value-type="currency">
            <text:p>$4,807.20</text:p>
          </table:table-cell>
          <table:table-cell table:style-name="ce3" table:formula="of:=['Indiegogo donations'.L191]+['Indiegogo donations'.K19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91]+['Indiegogo donations'.N190]" office:value-type="currency" office:currency="CAD" office:value="38013.14" calcext:value-type="currency">
            <text:p>$38,013.14</text:p>
          </table:table-cell>
          <table:table-cell/>
        </table:table-row>
        <table:table-row table:style-name="ro1">
          <table:table-cell table:style-name="ce5" office:value-type="string" calcext:value-type="string">
            <text:p>7/2/2015</text:p>
          </table:table-cell>
          <table:table-cell table:style-name="ce6" office:value-type="time" office:time-value="PT18H28M48S" calcext:value-type="time">
            <text:p>18:2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2]-['Indiegogo donations'.J192]" office:value-type="currency" office:currency="CAD" office:value="3.59999999999999" calcext:value-type="currency">
            <text:p>$3.60</text:p>
          </table:table-cell>
          <table:table-cell table:style-name="ce3" table:formula="of:=['Indiegogo donations'.L192]+['Indiegogo donations'.K1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2]+['Indiegogo donations'.N191]" office:value-type="currency" office:currency="CAD" office:value="38106.34" calcext:value-type="currency">
            <text:p>$38,106.34</text:p>
          </table:table-cell>
          <table:table-cell/>
        </table:table-row>
        <table:table-row table:style-name="ro1">
          <table:table-cell table:style-name="ce5" office:value-type="string" calcext:value-type="string">
            <text:p>7/2/2015</text:p>
          </table:table-cell>
          <table:table-cell table:style-name="ce6" office:value-type="time" office:time-value="PT18H28M51S" calcext:value-type="time">
            <text:p>18:2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93]-['Indiegogo donations'.J193]" office:value-type="currency" office:currency="CAD" office:value="-28.2" calcext:value-type="currency">
            <text:p>-$28.20</text:p>
          </table:table-cell>
          <table:table-cell table:style-name="ce3" table:formula="of:=['Indiegogo donations'.L193]+['Indiegogo donations'.K1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93]+['Indiegogo donations'.N192]" office:value-type="currency" office:currency="CAD" office:value="38152.79" calcext:value-type="currency">
            <text:p>$38,152.79</text:p>
          </table:table-cell>
          <table:table-cell/>
        </table:table-row>
        <table:table-row table:style-name="ro1">
          <table:table-cell table:style-name="ce5" office:value-type="string" calcext:value-type="string">
            <text:p>7/2/2015</text:p>
          </table:table-cell>
          <table:table-cell table:style-name="ce6" office:value-type="time" office:time-value="PT18H28M54S" calcext:value-type="time">
            <text:p>18:28: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194]-['Indiegogo donations'.J194]" office:value-type="currency" office:currency="CAD" office:value="31.8" calcext:value-type="currency">
            <text:p>$31.80</text:p>
          </table:table-cell>
          <table:table-cell table:style-name="ce3" table:formula="of:=['Indiegogo donations'.L194]+['Indiegogo donations'.K19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94]+['Indiegogo donations'.N193]" office:value-type="currency" office:currency="CAD" office:value="38199.24" calcext:value-type="currency">
            <text:p>$38,199.24</text:p>
          </table:table-cell>
          <table:table-cell/>
        </table:table-row>
        <table:table-row table:style-name="ro1">
          <table:table-cell table:style-name="ce5" office:value-type="string" calcext:value-type="string">
            <text:p>7/2/2015</text:p>
          </table:table-cell>
          <table:table-cell table:style-name="ce6" office:value-type="time" office:time-value="PT18H28M57S" calcext:value-type="time">
            <text:p>18:2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5]-['Indiegogo donations'.J195]" office:value-type="currency" office:currency="CAD" office:value="3.59999999999999" calcext:value-type="currency">
            <text:p>$3.60</text:p>
          </table:table-cell>
          <table:table-cell table:style-name="ce3" table:formula="of:=['Indiegogo donations'.L195]+['Indiegogo donations'.K1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5]+['Indiegogo donations'.N194]" office:value-type="currency" office:currency="CAD" office:value="38292.44" calcext:value-type="currency">
            <text:p>$38,292.44</text:p>
          </table:table-cell>
          <table:table-cell/>
        </table:table-row>
        <table:table-row table:style-name="ro1">
          <table:table-cell table:style-name="ce5" office:value-type="string" calcext:value-type="string">
            <text:p>7/2/2015</text:p>
          </table:table-cell>
          <table:table-cell table:style-name="ce6" office:value-type="time" office:time-value="PT18H29M00S" calcext:value-type="time">
            <text:p>18:2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96]-['Indiegogo donations'.J196]" office:value-type="currency" office:currency="CAD" office:value="0.899999999999999" calcext:value-type="currency">
            <text:p>$0.90</text:p>
          </table:table-cell>
          <table:table-cell table:style-name="ce3" table:formula="of:=['Indiegogo donations'.L196]+['Indiegogo donations'.K1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96]+['Indiegogo donations'.N195]" office:value-type="currency" office:currency="CAD" office:value="38315.51" calcext:value-type="currency">
            <text:p>$38,315.51</text:p>
          </table:table-cell>
          <table:table-cell/>
        </table:table-row>
        <table:table-row table:style-name="ro1">
          <table:table-cell table:style-name="ce5" office:value-type="string" calcext:value-type="string">
            <text:p>7/2/2015</text:p>
          </table:table-cell>
          <table:table-cell table:style-name="ce6" office:value-type="time" office:time-value="PT18H29M04S" calcext:value-type="time">
            <text:p>18:2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97]-['Indiegogo donations'.J197]" office:value-type="currency" office:currency="CAD" office:value="0.18" calcext:value-type="currency">
            <text:p>$0.18</text:p>
          </table:table-cell>
          <table:table-cell table:style-name="ce3" table:formula="of:=['Indiegogo donations'.L197]+['Indiegogo donations'.K19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97]+['Indiegogo donations'.N196]" office:value-type="currency" office:currency="CAD" office:value="38319.88" calcext:value-type="currency">
            <text:p>$38,319.88</text:p>
          </table:table-cell>
          <table:table-cell/>
        </table:table-row>
        <table:table-row table:style-name="ro1">
          <table:table-cell table:style-name="ce5" office:value-type="string" calcext:value-type="string">
            <text:p>7/2/2015</text:p>
          </table:table-cell>
          <table:table-cell table:style-name="ce6" office:value-type="time" office:time-value="PT18H29M07S" calcext:value-type="time">
            <text:p>18:2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98]-['Indiegogo donations'.J198]" office:value-type="currency" office:currency="CAD" office:value="3.59999999999999" calcext:value-type="currency">
            <text:p>$3.60</text:p>
          </table:table-cell>
          <table:table-cell table:style-name="ce3" table:formula="of:=['Indiegogo donations'.L198]+['Indiegogo donations'.K1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98]+['Indiegogo donations'.N197]" office:value-type="currency" office:currency="CAD" office:value="38413.08" calcext:value-type="currency">
            <text:p>$38,413.08</text:p>
          </table:table-cell>
          <table:table-cell/>
        </table:table-row>
        <table:table-row table:style-name="ro1">
          <table:table-cell table:style-name="ce5" office:value-type="string" calcext:value-type="string">
            <text:p>7/2/2015</text:p>
          </table:table-cell>
          <table:table-cell table:style-name="ce6" office:value-type="time" office:time-value="PT18H29M10S" calcext:value-type="time">
            <text:p>18:2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99]-['Indiegogo donations'.J199]" office:value-type="currency" office:currency="CAD" office:value="0.899999999999999" calcext:value-type="currency">
            <text:p>$0.90</text:p>
          </table:table-cell>
          <table:table-cell table:style-name="ce3" table:formula="of:=['Indiegogo donations'.L199]+['Indiegogo donations'.K19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99]+['Indiegogo donations'.N198]" office:value-type="currency" office:currency="CAD" office:value="38436.15" calcext:value-type="currency">
            <text:p>$38,436.15</text:p>
          </table:table-cell>
          <table:table-cell/>
        </table:table-row>
        <table:table-row table:style-name="ro1">
          <table:table-cell table:style-name="ce5" office:value-type="string" calcext:value-type="string">
            <text:p>7/2/2015</text:p>
          </table:table-cell>
          <table:table-cell table:style-name="ce6" office:value-type="time" office:time-value="PT18H29M13S" calcext:value-type="time">
            <text:p>18:2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0]-['Indiegogo donations'.J200]" office:value-type="currency" office:currency="CAD" office:value="3.59999999999999" calcext:value-type="currency">
            <text:p>$3.60</text:p>
          </table:table-cell>
          <table:table-cell table:style-name="ce3" table:formula="of:=['Indiegogo donations'.L200]+['Indiegogo donations'.K2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0]+['Indiegogo donations'.N199]" office:value-type="currency" office:currency="CAD" office:value="38529.35" calcext:value-type="currency">
            <text:p>$38,529.35</text:p>
          </table:table-cell>
          <table:table-cell/>
        </table:table-row>
        <table:table-row table:style-name="ro1">
          <table:table-cell table:style-name="ce5" office:value-type="string" calcext:value-type="string">
            <text:p>7/2/2015</text:p>
          </table:table-cell>
          <table:table-cell table:style-name="ce6" office:value-type="time" office:time-value="PT18H29M16S" calcext:value-type="time">
            <text:p>18:2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1]-['Indiegogo donations'.J201]" office:value-type="currency" office:currency="CAD" office:value="0.899999999999999" calcext:value-type="currency">
            <text:p>$0.90</text:p>
          </table:table-cell>
          <table:table-cell table:style-name="ce3" table:formula="of:=['Indiegogo donations'.L201]+['Indiegogo donations'.K2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1]+['Indiegogo donations'.N200]" office:value-type="currency" office:currency="CAD" office:value="38552.42" calcext:value-type="currency">
            <text:p>$38,552.42</text:p>
          </table:table-cell>
          <table:table-cell/>
        </table:table-row>
        <table:table-row table:style-name="ro1">
          <table:table-cell table:style-name="ce5" office:value-type="string" calcext:value-type="string">
            <text:p>7/2/2015</text:p>
          </table:table-cell>
          <table:table-cell table:style-name="ce6" office:value-type="time" office:time-value="PT18H29M19S" calcext:value-type="time">
            <text:p>18:2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2]-['Indiegogo donations'.J202]" office:value-type="currency" office:currency="CAD" office:value="3.59999999999999" calcext:value-type="currency">
            <text:p>$3.60</text:p>
          </table:table-cell>
          <table:table-cell table:style-name="ce3" table:formula="of:=['Indiegogo donations'.L202]+['Indiegogo donations'.K2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2]+['Indiegogo donations'.N201]" office:value-type="currency" office:currency="CAD" office:value="38645.62" calcext:value-type="currency">
            <text:p>$38,645.62</text:p>
          </table:table-cell>
          <table:table-cell/>
        </table:table-row>
        <table:table-row table:style-name="ro1">
          <table:table-cell table:style-name="ce5" office:value-type="string" calcext:value-type="string">
            <text:p>7/2/2015</text:p>
          </table:table-cell>
          <table:table-cell table:style-name="ce6" office:value-type="time" office:time-value="PT18H29M22S" calcext:value-type="time">
            <text:p>18:2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03]-['Indiegogo donations'.J203]" office:value-type="currency" office:currency="CAD" office:value="0.720000000000002" calcext:value-type="currency">
            <text:p>$0.72</text:p>
          </table:table-cell>
          <table:table-cell table:style-name="ce3" table:formula="of:=['Indiegogo donations'.L203]+['Indiegogo donations'.K20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03]+['Indiegogo donations'.N202]" office:value-type="currency" office:currency="CAD" office:value="38664.02" calcext:value-type="currency">
            <text:p>$38,664.02</text:p>
          </table:table-cell>
          <table:table-cell/>
        </table:table-row>
        <table:table-row table:style-name="ro1">
          <table:table-cell table:style-name="ce5" office:value-type="string" calcext:value-type="string">
            <text:p>7/2/2015</text:p>
          </table:table-cell>
          <table:table-cell table:style-name="ce6" office:value-type="time" office:time-value="PT18H29M25S" calcext:value-type="time">
            <text:p>18:2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4]-['Indiegogo donations'.J204]" office:value-type="currency" office:currency="CAD" office:value="0.899999999999999" calcext:value-type="currency">
            <text:p>$0.90</text:p>
          </table:table-cell>
          <table:table-cell table:style-name="ce3" table:formula="of:=['Indiegogo donations'.L204]+['Indiegogo donations'.K2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4]+['Indiegogo donations'.N203]" office:value-type="currency" office:currency="CAD" office:value="38687.09" calcext:value-type="currency">
            <text:p>$38,687.09</text:p>
          </table:table-cell>
          <table:table-cell/>
        </table:table-row>
        <table:table-row table:style-name="ro1">
          <table:table-cell table:style-name="ce5" office:value-type="string" calcext:value-type="string">
            <text:p>7/2/2015</text:p>
          </table:table-cell>
          <table:table-cell table:style-name="ce6" office:value-type="time" office:time-value="PT18H29M28S" calcext:value-type="time">
            <text:p>18:2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5]-['Indiegogo donations'.J205]" office:value-type="currency" office:currency="CAD" office:value="3.59999999999999" calcext:value-type="currency">
            <text:p>$3.60</text:p>
          </table:table-cell>
          <table:table-cell table:style-name="ce3" table:formula="of:=['Indiegogo donations'.L205]+['Indiegogo donations'.K2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5]+['Indiegogo donations'.N204]" office:value-type="currency" office:currency="CAD" office:value="38780.29" calcext:value-type="currency">
            <text:p>$38,780.29</text:p>
          </table:table-cell>
          <table:table-cell/>
        </table:table-row>
        <table:table-row table:style-name="ro1">
          <table:table-cell table:style-name="ce5" office:value-type="string" calcext:value-type="string">
            <text:p>7/2/2015</text:p>
          </table:table-cell>
          <table:table-cell table:style-name="ce6" office:value-type="time" office:time-value="PT18H29M31S" calcext:value-type="time">
            <text:p>18:2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206]-['Indiegogo donations'.J206]" office:value-type="currency" office:currency="CAD" office:value="9" calcext:value-type="currency">
            <text:p>$9.00</text:p>
          </table:table-cell>
          <table:table-cell table:style-name="ce3" table:formula="of:=['Indiegogo donations'.L206]+['Indiegogo donations'.K2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206]+['Indiegogo donations'.N205]" office:value-type="currency" office:currency="CAD" office:value="39013.74" calcext:value-type="currency">
            <text:p>$39,013.74</text:p>
          </table:table-cell>
          <table:table-cell/>
        </table:table-row>
        <table:table-row table:style-name="ro1">
          <table:table-cell table:style-name="ce5" office:value-type="string" calcext:value-type="string">
            <text:p>7/2/2015</text:p>
          </table:table-cell>
          <table:table-cell table:style-name="ce6" office:value-type="time" office:time-value="PT18H29M34S" calcext:value-type="time">
            <text:p>18:2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07]-['Indiegogo donations'.J207]" office:value-type="currency" office:currency="CAD" office:value="0.899999999999999" calcext:value-type="currency">
            <text:p>$0.90</text:p>
          </table:table-cell>
          <table:table-cell table:style-name="ce3" table:formula="of:=['Indiegogo donations'.L207]+['Indiegogo donations'.K2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07]+['Indiegogo donations'.N206]" office:value-type="currency" office:currency="CAD" office:value="39036.81" calcext:value-type="currency">
            <text:p>$39,036.81</text:p>
          </table:table-cell>
          <table:table-cell/>
        </table:table-row>
        <table:table-row table:style-name="ro1">
          <table:table-cell table:style-name="ce5" office:value-type="string" calcext:value-type="string">
            <text:p>7/2/2015</text:p>
          </table:table-cell>
          <table:table-cell table:style-name="ce6" office:value-type="time" office:time-value="PT18H29M37S" calcext:value-type="time">
            <text:p>18:2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8]-['Indiegogo donations'.J208]" office:value-type="currency" office:currency="CAD" office:value="3.59999999999999" calcext:value-type="currency">
            <text:p>$3.60</text:p>
          </table:table-cell>
          <table:table-cell table:style-name="ce3" table:formula="of:=['Indiegogo donations'.L208]+['Indiegogo donations'.K2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8]+['Indiegogo donations'.N207]" office:value-type="currency" office:currency="CAD" office:value="39130.01" calcext:value-type="currency">
            <text:p>$39,130.01</text:p>
          </table:table-cell>
          <table:table-cell/>
        </table:table-row>
        <table:table-row table:style-name="ro1">
          <table:table-cell table:style-name="ce5" office:value-type="string" calcext:value-type="string">
            <text:p>7/2/2015</text:p>
          </table:table-cell>
          <table:table-cell table:style-name="ce6" office:value-type="time" office:time-value="PT18H29M40S" calcext:value-type="time">
            <text:p>18:2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09]-['Indiegogo donations'.J209]" office:value-type="currency" office:currency="CAD" office:value="3.59999999999999" calcext:value-type="currency">
            <text:p>$3.60</text:p>
          </table:table-cell>
          <table:table-cell table:style-name="ce3" table:formula="of:=['Indiegogo donations'.L209]+['Indiegogo donations'.K2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09]+['Indiegogo donations'.N208]" office:value-type="currency" office:currency="CAD" office:value="39223.21" calcext:value-type="currency">
            <text:p>$39,223.21</text:p>
          </table:table-cell>
          <table:table-cell/>
        </table:table-row>
        <table:table-row table:style-name="ro1">
          <table:table-cell table:style-name="ce5" office:value-type="string" calcext:value-type="string">
            <text:p>7/2/2015</text:p>
          </table:table-cell>
          <table:table-cell table:style-name="ce6" office:value-type="time" office:time-value="PT18H29M43S" calcext:value-type="time">
            <text:p>18:2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1" calcext:value-type="currency">
            <text:p>$151.00</text:p>
          </table:table-cell>
          <table:table-cell table:style-name="ce3" table:formula="of:=['Indiegogo donations'.H210]-['Indiegogo donations'.J210]" office:value-type="currency" office:currency="CAD" office:value="5.44" calcext:value-type="currency">
            <text:p>$5.44</text:p>
          </table:table-cell>
          <table:table-cell table:style-name="ce3" table:formula="of:=['Indiegogo donations'.L210]+['Indiegogo donations'.K210]" office:value-type="currency" office:currency="CAD" office:value="145.56" calcext:value-type="currency">
            <text:p>$145.56</text:p>
          </table:table-cell>
          <table:table-cell table:style-name="ce3" office:value-type="currency" office:currency="CAD" office:value="4.68" calcext:value-type="currency">
            <text:p>$4.68</text:p>
          </table:table-cell>
          <table:table-cell office:value-type="currency" office:currency="CAD" office:value="140.88" calcext:value-type="currency">
            <text:p>$140.88</text:p>
          </table:table-cell>
          <table:table-cell/>
          <table:table-cell table:style-name="ce3" table:formula="of:=['Indiegogo donations'.L210]+['Indiegogo donations'.N209]" office:value-type="currency" office:currency="CAD" office:value="39364.09" calcext:value-type="currency">
            <text:p>$39,364.09</text:p>
          </table:table-cell>
          <table:table-cell/>
        </table:table-row>
        <table:table-row table:style-name="ro1">
          <table:table-cell table:style-name="ce5" office:value-type="string" calcext:value-type="string">
            <text:p>7/2/2015</text:p>
          </table:table-cell>
          <table:table-cell table:style-name="ce6" office:value-type="time" office:time-value="PT18H29M46S" calcext:value-type="time">
            <text:p>18:2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11]-['Indiegogo donations'.J211]" office:value-type="currency" office:currency="CAD" office:value="0.539999999999999" calcext:value-type="currency">
            <text:p>$0.54</text:p>
          </table:table-cell>
          <table:table-cell table:style-name="ce3" table:formula="of:=['Indiegogo donations'.L211]+['Indiegogo donations'.K21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11]+['Indiegogo donations'.N210]" office:value-type="currency" office:currency="CAD" office:value="39377.81" calcext:value-type="currency">
            <text:p>$39,377.81</text:p>
          </table:table-cell>
          <table:table-cell/>
        </table:table-row>
        <table:table-row table:style-name="ro1">
          <table:table-cell table:style-name="ce5" office:value-type="string" calcext:value-type="string">
            <text:p>7/2/2015</text:p>
          </table:table-cell>
          <table:table-cell table:style-name="ce6" office:value-type="time" office:time-value="PT18H29M49S" calcext:value-type="time">
            <text:p>18:2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2]-['Indiegogo donations'.J212]" office:value-type="currency" office:currency="CAD" office:value="0.899999999999999" calcext:value-type="currency">
            <text:p>$0.90</text:p>
          </table:table-cell>
          <table:table-cell table:style-name="ce3" table:formula="of:=['Indiegogo donations'.L212]+['Indiegogo donations'.K21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2]+['Indiegogo donations'.N211]" office:value-type="currency" office:currency="CAD" office:value="39400.88" calcext:value-type="currency">
            <text:p>$39,400.88</text:p>
          </table:table-cell>
          <table:table-cell/>
        </table:table-row>
        <table:table-row table:style-name="ro1">
          <table:table-cell table:style-name="ce5" office:value-type="string" calcext:value-type="string">
            <text:p>7/2/2015</text:p>
          </table:table-cell>
          <table:table-cell table:style-name="ce6" office:value-type="time" office:time-value="PT18H29M53S" calcext:value-type="time">
            <text:p>18:2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213]-['Indiegogo donations'.J213]" office:value-type="currency" office:currency="CAD" office:value="10.8" calcext:value-type="currency">
            <text:p>$10.80</text:p>
          </table:table-cell>
          <table:table-cell table:style-name="ce3" table:formula="of:=['Indiegogo donations'.L213]+['Indiegogo donations'.K213]"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213]+['Indiegogo donations'.N212]" office:value-type="currency" office:currency="CAD" office:value="39681.08" calcext:value-type="currency">
            <text:p>$39,681.08</text:p>
          </table:table-cell>
          <table:table-cell/>
        </table:table-row>
        <table:table-row table:style-name="ro1">
          <table:table-cell table:style-name="ce5" office:value-type="string" calcext:value-type="string">
            <text:p>7/2/2015</text:p>
          </table:table-cell>
          <table:table-cell table:style-name="ce6" office:value-type="time" office:time-value="PT18H29M55S" calcext:value-type="time">
            <text:p>18:2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4]-['Indiegogo donations'.J214]" office:value-type="currency" office:currency="CAD" office:value="0.899999999999999" calcext:value-type="currency">
            <text:p>$0.90</text:p>
          </table:table-cell>
          <table:table-cell table:style-name="ce3" table:formula="of:=['Indiegogo donations'.L214]+['Indiegogo donations'.K2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4]+['Indiegogo donations'.N213]" office:value-type="currency" office:currency="CAD" office:value="39704.15" calcext:value-type="currency">
            <text:p>$39,704.15</text:p>
          </table:table-cell>
          <table:table-cell/>
        </table:table-row>
        <table:table-row table:style-name="ro1">
          <table:table-cell table:style-name="ce5" office:value-type="string" calcext:value-type="string">
            <text:p>7/2/2015</text:p>
          </table:table-cell>
          <table:table-cell table:style-name="ce6" office:value-type="time" office:time-value="PT18H29M59S" calcext:value-type="time">
            <text:p>18:29: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15]-['Indiegogo donations'.J215]" office:value-type="currency" office:currency="CAD" office:value="0.359999999999999" calcext:value-type="currency">
            <text:p>$0.36</text:p>
          </table:table-cell>
          <table:table-cell table:style-name="ce3" table:formula="of:=['Indiegogo donations'.L215]+['Indiegogo donations'.K2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15]+['Indiegogo donations'.N214]" office:value-type="currency" office:currency="CAD" office:value="39713.2" calcext:value-type="currency">
            <text:p>$39,713.20</text:p>
          </table:table-cell>
          <table:table-cell/>
        </table:table-row>
        <table:table-row table:style-name="ro1">
          <table:table-cell table:style-name="ce5" office:value-type="string" calcext:value-type="string">
            <text:p>7/2/2015</text:p>
          </table:table-cell>
          <table:table-cell table:style-name="ce6" office:value-type="time" office:time-value="PT18H30M02S" calcext:value-type="time">
            <text:p>18:30: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16]-['Indiegogo donations'.J216]" office:value-type="currency" office:currency="CAD" office:value="3.59999999999999" calcext:value-type="currency">
            <text:p>$3.60</text:p>
          </table:table-cell>
          <table:table-cell table:style-name="ce3" table:formula="of:=['Indiegogo donations'.L216]+['Indiegogo donations'.K2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16]+['Indiegogo donations'.N215]" office:value-type="currency" office:currency="CAD" office:value="39806.4" calcext:value-type="currency">
            <text:p>$39,806.40</text:p>
          </table:table-cell>
          <table:table-cell/>
        </table:table-row>
        <table:table-row table:style-name="ro1">
          <table:table-cell table:style-name="ce5" office:value-type="string" calcext:value-type="string">
            <text:p>7/2/2015</text:p>
          </table:table-cell>
          <table:table-cell table:style-name="ce6" office:value-type="time" office:time-value="PT18H30M05S" calcext:value-type="time">
            <text:p>18:30: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17]-['Indiegogo donations'.J217]" office:value-type="currency" office:currency="CAD" office:value="1.8" calcext:value-type="currency">
            <text:p>$1.80</text:p>
          </table:table-cell>
          <table:table-cell table:style-name="ce3" table:formula="of:=['Indiegogo donations'.L217]+['Indiegogo donations'.K2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17]+['Indiegogo donations'.N216]" office:value-type="currency" office:currency="CAD" office:value="39852.85" calcext:value-type="currency">
            <text:p>$39,852.85</text:p>
          </table:table-cell>
          <table:table-cell/>
        </table:table-row>
        <table:table-row table:style-name="ro1">
          <table:table-cell table:style-name="ce5" office:value-type="string" calcext:value-type="string">
            <text:p>7/2/2015</text:p>
          </table:table-cell>
          <table:table-cell table:style-name="ce6" office:value-type="time" office:time-value="PT18H30M08S" calcext:value-type="time">
            <text:p>18:3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18]-['Indiegogo donations'.J218]" office:value-type="currency" office:currency="CAD" office:value="3.59999999999999" calcext:value-type="currency">
            <text:p>$3.60</text:p>
          </table:table-cell>
          <table:table-cell table:style-name="ce3" table:formula="of:=['Indiegogo donations'.L218]+['Indiegogo donations'.K2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18]+['Indiegogo donations'.N217]" office:value-type="currency" office:currency="CAD" office:value="39946.05" calcext:value-type="currency">
            <text:p>$39,946.05</text:p>
          </table:table-cell>
          <table:table-cell/>
        </table:table-row>
        <table:table-row table:style-name="ro1">
          <table:table-cell table:style-name="ce5" office:value-type="string" calcext:value-type="string">
            <text:p>7/2/2015</text:p>
          </table:table-cell>
          <table:table-cell table:style-name="ce6" office:value-type="time" office:time-value="PT18H30M11S" calcext:value-type="time">
            <text:p>18:3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19]-['Indiegogo donations'.J219]" office:value-type="currency" office:currency="CAD" office:value="0.899999999999999" calcext:value-type="currency">
            <text:p>$0.90</text:p>
          </table:table-cell>
          <table:table-cell table:style-name="ce3" table:formula="of:=['Indiegogo donations'.L219]+['Indiegogo donations'.K2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19]+['Indiegogo donations'.N218]" office:value-type="currency" office:currency="CAD" office:value="39969.12" calcext:value-type="currency">
            <text:p>$39,969.12</text:p>
          </table:table-cell>
          <table:table-cell/>
        </table:table-row>
        <table:table-row table:style-name="ro1">
          <table:table-cell table:style-name="ce5" office:value-type="string" calcext:value-type="string">
            <text:p>7/2/2015</text:p>
          </table:table-cell>
          <table:table-cell table:style-name="ce6" office:value-type="time" office:time-value="PT18H30M14S" calcext:value-type="time">
            <text:p>18:3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0]-['Indiegogo donations'.J220]" office:value-type="currency" office:currency="CAD" office:value="1.8" calcext:value-type="currency">
            <text:p>$1.80</text:p>
          </table:table-cell>
          <table:table-cell table:style-name="ce3" table:formula="of:=['Indiegogo donations'.L220]+['Indiegogo donations'.K2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0]+['Indiegogo donations'.N219]" office:value-type="currency" office:currency="CAD" office:value="40015.57" calcext:value-type="currency">
            <text:p>$40,015.57</text:p>
          </table:table-cell>
          <table:table-cell/>
        </table:table-row>
        <table:table-row table:style-name="ro1">
          <table:table-cell table:style-name="ce5" office:value-type="string" calcext:value-type="string">
            <text:p>7/2/2015</text:p>
          </table:table-cell>
          <table:table-cell table:style-name="ce6" office:value-type="time" office:time-value="PT18H30M17S" calcext:value-type="time">
            <text:p>18:3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21]-['Indiegogo donations'.J221]" office:value-type="currency" office:currency="CAD" office:value="3.59999999999999" calcext:value-type="currency">
            <text:p>$3.60</text:p>
          </table:table-cell>
          <table:table-cell table:style-name="ce3" table:formula="of:=['Indiegogo donations'.L221]+['Indiegogo donations'.K2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21]+['Indiegogo donations'.N220]" office:value-type="currency" office:currency="CAD" office:value="40108.77" calcext:value-type="currency">
            <text:p>$40,108.77</text:p>
          </table:table-cell>
          <table:table-cell/>
        </table:table-row>
        <table:table-row table:style-name="ro1">
          <table:table-cell table:style-name="ce5" office:value-type="string" calcext:value-type="string">
            <text:p>7/2/2015</text:p>
          </table:table-cell>
          <table:table-cell table:style-name="ce6" office:value-type="time" office:time-value="PT18H30M20S" calcext:value-type="time">
            <text:p>18:3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22]-['Indiegogo donations'.J222]" office:value-type="currency" office:currency="CAD" office:value="0.899999999999999" calcext:value-type="currency">
            <text:p>$0.90</text:p>
          </table:table-cell>
          <table:table-cell table:style-name="ce3" table:formula="of:=['Indiegogo donations'.L222]+['Indiegogo donations'.K2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22]+['Indiegogo donations'.N221]" office:value-type="currency" office:currency="CAD" office:value="40131.84" calcext:value-type="currency">
            <text:p>$40,131.84</text:p>
          </table:table-cell>
          <table:table-cell/>
        </table:table-row>
        <table:table-row table:style-name="ro1">
          <table:table-cell table:style-name="ce5" office:value-type="string" calcext:value-type="string">
            <text:p>7/2/2015</text:p>
          </table:table-cell>
          <table:table-cell table:style-name="ce6" office:value-type="time" office:time-value="PT18H30M23S" calcext:value-type="time">
            <text:p>18:3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23]-['Indiegogo donations'.J223]" office:value-type="currency" office:currency="CAD" office:value="0.359999999999999" calcext:value-type="currency">
            <text:p>$0.36</text:p>
          </table:table-cell>
          <table:table-cell table:style-name="ce3" table:formula="of:=['Indiegogo donations'.L223]+['Indiegogo donations'.K2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23]+['Indiegogo donations'.N222]" office:value-type="currency" office:currency="CAD" office:value="40140.89" calcext:value-type="currency">
            <text:p>$40,140.89</text:p>
          </table:table-cell>
          <table:table-cell/>
        </table:table-row>
        <table:table-row table:style-name="ro1">
          <table:table-cell table:style-name="ce5" office:value-type="string" calcext:value-type="string">
            <text:p>7/2/2015</text:p>
          </table:table-cell>
          <table:table-cell table:style-name="ce6" office:value-type="time" office:time-value="PT18H30M26S" calcext:value-type="time">
            <text:p>18:3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224]-['Indiegogo donations'.J224]" office:value-type="currency" office:currency="CAD" office:value="180" calcext:value-type="currency">
            <text:p>$180.00</text:p>
          </table:table-cell>
          <table:table-cell table:style-name="ce3" table:formula="of:=['Indiegogo donations'.L224]+['Indiegogo donations'.K224]"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224]+['Indiegogo donations'.N223]" office:value-type="currency" office:currency="CAD" office:value="44815.59" calcext:value-type="currency">
            <text:p>$44,815.59</text:p>
          </table:table-cell>
          <table:table-cell/>
        </table:table-row>
        <table:table-row table:style-name="ro1">
          <table:table-cell table:style-name="ce5" office:value-type="string" calcext:value-type="string">
            <text:p>7/2/2015</text:p>
          </table:table-cell>
          <table:table-cell table:style-name="ce6" office:value-type="time" office:time-value="PT18H30M29S" calcext:value-type="time">
            <text:p>18:3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5]-['Indiegogo donations'.J225]" office:value-type="currency" office:currency="CAD" office:value="1.8" calcext:value-type="currency">
            <text:p>$1.80</text:p>
          </table:table-cell>
          <table:table-cell table:style-name="ce3" table:formula="of:=['Indiegogo donations'.L225]+['Indiegogo donations'.K2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5]+['Indiegogo donations'.N224]" office:value-type="currency" office:currency="CAD" office:value="44862.04" calcext:value-type="currency">
            <text:p>$44,862.04</text:p>
          </table:table-cell>
          <table:table-cell/>
        </table:table-row>
        <table:table-row table:style-name="ro1">
          <table:table-cell table:style-name="ce5" office:value-type="string" calcext:value-type="string">
            <text:p>7/2/2015</text:p>
          </table:table-cell>
          <table:table-cell table:style-name="ce6" office:value-type="time" office:time-value="PT18H30M32S" calcext:value-type="time">
            <text:p>18:30: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6]-['Indiegogo donations'.J226]" office:value-type="currency" office:currency="CAD" office:value="1.8" calcext:value-type="currency">
            <text:p>$1.80</text:p>
          </table:table-cell>
          <table:table-cell table:style-name="ce3" table:formula="of:=['Indiegogo donations'.L226]+['Indiegogo donations'.K22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6]+['Indiegogo donations'.N225]" office:value-type="currency" office:currency="CAD" office:value="44908.49" calcext:value-type="currency">
            <text:p>$44,908.49</text:p>
          </table:table-cell>
          <table:table-cell/>
        </table:table-row>
        <table:table-row table:style-name="ro1">
          <table:table-cell table:style-name="ce5" office:value-type="string" calcext:value-type="string">
            <text:p>7/2/2015</text:p>
          </table:table-cell>
          <table:table-cell table:style-name="ce6" office:value-type="time" office:time-value="PT18H30M35S" calcext:value-type="time">
            <text:p>18:3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27]-['Indiegogo donations'.J227]" office:value-type="currency" office:currency="CAD" office:value="0.899999999999999" calcext:value-type="currency">
            <text:p>$0.90</text:p>
          </table:table-cell>
          <table:table-cell table:style-name="ce3" table:formula="of:=['Indiegogo donations'.L227]+['Indiegogo donations'.K22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27]+['Indiegogo donations'.N226]" office:value-type="currency" office:currency="CAD" office:value="44931.56" calcext:value-type="currency">
            <text:p>$44,931.56</text:p>
          </table:table-cell>
          <table:table-cell/>
        </table:table-row>
        <table:table-row table:style-name="ro1">
          <table:table-cell table:style-name="ce5" office:value-type="string" calcext:value-type="string">
            <text:p>7/2/2015</text:p>
          </table:table-cell>
          <table:table-cell table:style-name="ce6" office:value-type="time" office:time-value="PT18H30M38S" calcext:value-type="time">
            <text:p>18:3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28]-['Indiegogo donations'.J228]" office:value-type="currency" office:currency="CAD" office:value="1.8" calcext:value-type="currency">
            <text:p>$1.80</text:p>
          </table:table-cell>
          <table:table-cell table:style-name="ce3" table:formula="of:=['Indiegogo donations'.L228]+['Indiegogo donations'.K2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28]+['Indiegogo donations'.N227]" office:value-type="currency" office:currency="CAD" office:value="44978.01" calcext:value-type="currency">
            <text:p>$44,978.01</text:p>
          </table:table-cell>
          <table:table-cell/>
        </table:table-row>
        <table:table-row table:style-name="ro1">
          <table:table-cell table:style-name="ce5" office:value-type="string" calcext:value-type="string">
            <text:p>7/2/2015</text:p>
          </table:table-cell>
          <table:table-cell table:style-name="ce6" office:value-type="time" office:time-value="PT18H30M42S" calcext:value-type="time">
            <text:p>18:30: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29]-['Indiegogo donations'.J229]" office:value-type="currency" office:currency="CAD" office:value="0.18" calcext:value-type="currency">
            <text:p>$0.18</text:p>
          </table:table-cell>
          <table:table-cell table:style-name="ce3" table:formula="of:=['Indiegogo donations'.L229]+['Indiegogo donations'.K2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29]+['Indiegogo donations'.N228]" office:value-type="currency" office:currency="CAD" office:value="44982.38" calcext:value-type="currency">
            <text:p>$44,982.38</text:p>
          </table:table-cell>
          <table:table-cell/>
        </table:table-row>
        <table:table-row table:style-name="ro1">
          <table:table-cell table:style-name="ce5" office:value-type="string" calcext:value-type="string">
            <text:p>7/2/2015</text:p>
          </table:table-cell>
          <table:table-cell table:style-name="ce6" office:value-type="time" office:time-value="PT18H30M45S" calcext:value-type="time">
            <text:p>18:3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230]-['Indiegogo donations'.J230]" office:value-type="currency" office:currency="CAD" office:value="180" calcext:value-type="currency">
            <text:p>$180.00</text:p>
          </table:table-cell>
          <table:table-cell table:style-name="ce3" table:formula="of:=['Indiegogo donations'.L230]+['Indiegogo donations'.K230]"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230]+['Indiegogo donations'.N229]" office:value-type="currency" office:currency="CAD" office:value="49657.08" calcext:value-type="currency">
            <text:p>$49,657.08</text:p>
          </table:table-cell>
          <table:table-cell/>
        </table:table-row>
        <table:table-row table:style-name="ro1">
          <table:table-cell table:style-name="ce5" office:value-type="string" calcext:value-type="string">
            <text:p>7/2/2015</text:p>
          </table:table-cell>
          <table:table-cell table:style-name="ce6" office:value-type="time" office:time-value="PT18H30M48S" calcext:value-type="time">
            <text:p>18:3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31]-['Indiegogo donations'.J231]" office:value-type="currency" office:currency="CAD" office:value="0.18" calcext:value-type="currency">
            <text:p>$0.18</text:p>
          </table:table-cell>
          <table:table-cell table:style-name="ce3" table:formula="of:=['Indiegogo donations'.L231]+['Indiegogo donations'.K23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31]+['Indiegogo donations'.N230]" office:value-type="currency" office:currency="CAD" office:value="49661.45" calcext:value-type="currency">
            <text:p>$49,661.45</text:p>
          </table:table-cell>
          <table:table-cell/>
        </table:table-row>
        <table:table-row table:style-name="ro1">
          <table:table-cell table:style-name="ce5" office:value-type="string" calcext:value-type="string">
            <text:p>7/2/2015</text:p>
          </table:table-cell>
          <table:table-cell table:style-name="ce6" office:value-type="time" office:time-value="PT18H30M51S" calcext:value-type="time">
            <text:p>18:3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232]-['Indiegogo donations'.J232]" office:value-type="currency" office:currency="CAD" office:value="54" calcext:value-type="currency">
            <text:p>$54.00</text:p>
          </table:table-cell>
          <table:table-cell table:style-name="ce3" table:formula="of:=['Indiegogo donations'.L232]+['Indiegogo donations'.K232]"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232]+['Indiegogo donations'.N231]" office:value-type="currency" office:currency="CAD" office:value="51063.65" calcext:value-type="currency">
            <text:p>$51,063.65</text:p>
          </table:table-cell>
          <table:table-cell/>
        </table:table-row>
        <table:table-row table:style-name="ro1">
          <table:table-cell table:style-name="ce5" office:value-type="string" calcext:value-type="string">
            <text:p>7/2/2015</text:p>
          </table:table-cell>
          <table:table-cell table:style-name="ce6" office:value-type="time" office:time-value="PT18H30M54S" calcext:value-type="time">
            <text:p>18:3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33]-['Indiegogo donations'.J233]" office:value-type="currency" office:currency="CAD" office:value="0.359999999999999" calcext:value-type="currency">
            <text:p>$0.36</text:p>
          </table:table-cell>
          <table:table-cell table:style-name="ce3" table:formula="of:=['Indiegogo donations'.L233]+['Indiegogo donations'.K2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33]+['Indiegogo donations'.N232]" office:value-type="currency" office:currency="CAD" office:value="51072.7" calcext:value-type="currency">
            <text:p>$51,072.70</text:p>
          </table:table-cell>
          <table:table-cell/>
        </table:table-row>
        <table:table-row table:style-name="ro1">
          <table:table-cell table:style-name="ce5" office:value-type="string" calcext:value-type="string">
            <text:p>7/2/2015</text:p>
          </table:table-cell>
          <table:table-cell table:style-name="ce6" office:value-type="time" office:time-value="PT18H30M57S" calcext:value-type="time">
            <text:p>18:3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234]-['Indiegogo donations'.J234]" office:value-type="currency" office:currency="CAD" office:value="1.44" calcext:value-type="currency">
            <text:p>$1.44</text:p>
          </table:table-cell>
          <table:table-cell table:style-name="ce3" table:formula="of:=['Indiegogo donations'.L234]+['Indiegogo donations'.K23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234]+['Indiegogo donations'.N233]" office:value-type="currency" office:currency="CAD" office:value="51109.8" calcext:value-type="currency">
            <text:p>$51,109.80</text:p>
          </table:table-cell>
          <table:table-cell/>
        </table:table-row>
        <table:table-row table:style-name="ro1">
          <table:table-cell table:style-name="ce5" office:value-type="string" calcext:value-type="string">
            <text:p>7/2/2015</text:p>
          </table:table-cell>
          <table:table-cell table:style-name="ce6" office:value-type="time" office:time-value="PT18H31M00S" calcext:value-type="time">
            <text:p>18:3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35]-['Indiegogo donations'.J235]" office:value-type="currency" office:currency="CAD" office:value="0.899999999999999" calcext:value-type="currency">
            <text:p>$0.90</text:p>
          </table:table-cell>
          <table:table-cell table:style-name="ce3" table:formula="of:=['Indiegogo donations'.L235]+['Indiegogo donations'.K23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35]+['Indiegogo donations'.N234]" office:value-type="currency" office:currency="CAD" office:value="51132.87" calcext:value-type="currency">
            <text:p>$51,132.87</text:p>
          </table:table-cell>
          <table:table-cell/>
        </table:table-row>
        <table:table-row table:style-name="ro1">
          <table:table-cell table:style-name="ce5" office:value-type="string" calcext:value-type="string">
            <text:p>7/2/2015</text:p>
          </table:table-cell>
          <table:table-cell table:style-name="ce6" office:value-type="time" office:time-value="PT18H31M03S" calcext:value-type="time">
            <text:p>18:31: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236]-['Indiegogo donations'.J236]" office:value-type="currency" office:currency="CAD" office:value="4.5" calcext:value-type="currency">
            <text:p>$4.50</text:p>
          </table:table-cell>
          <table:table-cell table:style-name="ce3" table:formula="of:=['Indiegogo donations'.L236]+['Indiegogo donations'.K23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236]+['Indiegogo donations'.N235]" office:value-type="currency" office:currency="CAD" office:value="51249.44" calcext:value-type="currency">
            <text:p>$51,249.44</text:p>
          </table:table-cell>
          <table:table-cell/>
        </table:table-row>
        <table:table-row table:style-name="ro1">
          <table:table-cell table:style-name="ce5" office:value-type="string" calcext:value-type="string">
            <text:p>7/2/2015</text:p>
          </table:table-cell>
          <table:table-cell table:style-name="ce6" office:value-type="time" office:time-value="PT18H31M06S" calcext:value-type="time">
            <text:p>18:3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37]-['Indiegogo donations'.J237]" office:value-type="currency" office:currency="CAD" office:value="0.720000000000002" calcext:value-type="currency">
            <text:p>$0.72</text:p>
          </table:table-cell>
          <table:table-cell table:style-name="ce3" table:formula="of:=['Indiegogo donations'.L237]+['Indiegogo donations'.K23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37]+['Indiegogo donations'.N236]" office:value-type="currency" office:currency="CAD" office:value="51267.84" calcext:value-type="currency">
            <text:p>$51,267.84</text:p>
          </table:table-cell>
          <table:table-cell/>
        </table:table-row>
        <table:table-row table:style-name="ro1">
          <table:table-cell table:style-name="ce5" office:value-type="string" calcext:value-type="string">
            <text:p>7/2/2015</text:p>
          </table:table-cell>
          <table:table-cell table:style-name="ce6" office:value-type="time" office:time-value="PT18H31M09S" calcext:value-type="time">
            <text:p>18:3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38]-['Indiegogo donations'.J238]" office:value-type="currency" office:currency="CAD" office:value="0.539999999999999" calcext:value-type="currency">
            <text:p>$0.54</text:p>
          </table:table-cell>
          <table:table-cell table:style-name="ce3" table:formula="of:=['Indiegogo donations'.L238]+['Indiegogo donations'.K238]"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38]+['Indiegogo donations'.N237]" office:value-type="currency" office:currency="CAD" office:value="51281.56" calcext:value-type="currency">
            <text:p>$51,281.56</text:p>
          </table:table-cell>
          <table:table-cell/>
        </table:table-row>
        <table:table-row table:style-name="ro1">
          <table:table-cell table:style-name="ce5" office:value-type="string" calcext:value-type="string">
            <text:p>7/2/2015</text:p>
          </table:table-cell>
          <table:table-cell table:style-name="ce6" office:value-type="time" office:time-value="PT18H31M12S" calcext:value-type="time">
            <text:p>18:3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239]-['Indiegogo donations'.J239]" office:value-type="currency" office:currency="CAD" office:value="2.7" calcext:value-type="currency">
            <text:p>$2.70</text:p>
          </table:table-cell>
          <table:table-cell table:style-name="ce3" table:formula="of:=['Indiegogo donations'.L239]+['Indiegogo donations'.K239]"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239]+['Indiegogo donations'.N238]" office:value-type="currency" office:currency="CAD" office:value="51351.38" calcext:value-type="currency">
            <text:p>$51,351.38</text:p>
          </table:table-cell>
          <table:table-cell/>
        </table:table-row>
        <table:table-row table:style-name="ro1">
          <table:table-cell table:style-name="ce5" office:value-type="string" calcext:value-type="string">
            <text:p>7/2/2015</text:p>
          </table:table-cell>
          <table:table-cell table:style-name="ce6" office:value-type="time" office:time-value="PT18H31M15S" calcext:value-type="time">
            <text:p>18:3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240]-['Indiegogo donations'.J240]" office:value-type="currency" office:currency="CAD" office:value="0.539999999999999" calcext:value-type="currency">
            <text:p>$0.54</text:p>
          </table:table-cell>
          <table:table-cell table:style-name="ce3" table:formula="of:=['Indiegogo donations'.L240]+['Indiegogo donations'.K240]"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240]+['Indiegogo donations'.N239]" office:value-type="currency" office:currency="CAD" office:value="51365.1" calcext:value-type="currency">
            <text:p>$51,365.10</text:p>
          </table:table-cell>
          <table:table-cell/>
        </table:table-row>
        <table:table-row table:style-name="ro1">
          <table:table-cell table:style-name="ce5" office:value-type="string" calcext:value-type="string">
            <text:p>7/2/2015</text:p>
          </table:table-cell>
          <table:table-cell table:style-name="ce6" office:value-type="time" office:time-value="PT18H31M18S" calcext:value-type="time">
            <text:p>18:3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241]-['Indiegogo donations'.J241]" office:value-type="currency" office:currency="CAD" office:value="4.5" calcext:value-type="currency">
            <text:p>$4.50</text:p>
          </table:table-cell>
          <table:table-cell table:style-name="ce3" table:formula="of:=['Indiegogo donations'.L241]+['Indiegogo donations'.K241]"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241]+['Indiegogo donations'.N240]" office:value-type="currency" office:currency="CAD" office:value="51481.67" calcext:value-type="currency">
            <text:p>$51,481.67</text:p>
          </table:table-cell>
          <table:table-cell/>
        </table:table-row>
        <table:table-row table:style-name="ro1">
          <table:table-cell table:style-name="ce5" office:value-type="string" calcext:value-type="string">
            <text:p>7/2/2015</text:p>
          </table:table-cell>
          <table:table-cell table:style-name="ce6" office:value-type="time" office:time-value="PT18H31M22S" calcext:value-type="time">
            <text:p>18:3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2]-['Indiegogo donations'.J242]" office:value-type="currency" office:currency="CAD" office:value="1.8" calcext:value-type="currency">
            <text:p>$1.80</text:p>
          </table:table-cell>
          <table:table-cell table:style-name="ce3" table:formula="of:=['Indiegogo donations'.L242]+['Indiegogo donations'.K24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2]+['Indiegogo donations'.N241]" office:value-type="currency" office:currency="CAD" office:value="51528.12" calcext:value-type="currency">
            <text:p>$51,528.12</text:p>
          </table:table-cell>
          <table:table-cell/>
        </table:table-row>
        <table:table-row table:style-name="ro1">
          <table:table-cell table:style-name="ce5" office:value-type="string" calcext:value-type="string">
            <text:p>7/2/2015</text:p>
          </table:table-cell>
          <table:table-cell table:style-name="ce6" office:value-type="time" office:time-value="PT18H31M25S" calcext:value-type="time">
            <text:p>18:3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43]-['Indiegogo donations'.J243]" office:value-type="currency" office:currency="CAD" office:value="1.08" calcext:value-type="currency">
            <text:p>$1.08</text:p>
          </table:table-cell>
          <table:table-cell table:style-name="ce3" table:formula="of:=['Indiegogo donations'.L243]+['Indiegogo donations'.K24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43]+['Indiegogo donations'.N242]" office:value-type="currency" office:currency="CAD" office:value="51555.87" calcext:value-type="currency">
            <text:p>$51,555.87</text:p>
          </table:table-cell>
          <table:table-cell/>
        </table:table-row>
        <table:table-row table:style-name="ro1">
          <table:table-cell table:style-name="ce5" office:value-type="string" calcext:value-type="string">
            <text:p>7/2/2015</text:p>
          </table:table-cell>
          <table:table-cell table:style-name="ce6" office:value-type="time" office:time-value="PT18H31M28S" calcext:value-type="time">
            <text:p>18:3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44]-['Indiegogo donations'.J244]" office:value-type="currency" office:currency="CAD" office:value="0.899999999999999" calcext:value-type="currency">
            <text:p>$0.90</text:p>
          </table:table-cell>
          <table:table-cell table:style-name="ce3" table:formula="of:=['Indiegogo donations'.L244]+['Indiegogo donations'.K2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44]+['Indiegogo donations'.N243]" office:value-type="currency" office:currency="CAD" office:value="51578.94" calcext:value-type="currency">
            <text:p>$51,578.94</text:p>
          </table:table-cell>
          <table:table-cell/>
        </table:table-row>
        <table:table-row table:style-name="ro1">
          <table:table-cell table:style-name="ce5" office:value-type="string" calcext:value-type="string">
            <text:p>7/2/2015</text:p>
          </table:table-cell>
          <table:table-cell table:style-name="ce6" office:value-type="time" office:time-value="PT18H31M31S" calcext:value-type="time">
            <text:p>18:3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45]-['Indiegogo donations'.J245]" office:value-type="currency" office:currency="CAD" office:value="0.720000000000002" calcext:value-type="currency">
            <text:p>$0.72</text:p>
          </table:table-cell>
          <table:table-cell table:style-name="ce3" table:formula="of:=['Indiegogo donations'.L245]+['Indiegogo donations'.K24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45]+['Indiegogo donations'.N244]" office:value-type="currency" office:currency="CAD" office:value="51597.34" calcext:value-type="currency">
            <text:p>$51,597.34</text:p>
          </table:table-cell>
          <table:table-cell/>
        </table:table-row>
        <table:table-row table:style-name="ro1">
          <table:table-cell table:style-name="ce5" office:value-type="string" calcext:value-type="string">
            <text:p>7/2/2015</text:p>
          </table:table-cell>
          <table:table-cell table:style-name="ce6" office:value-type="time" office:time-value="PT18H31M34S" calcext:value-type="time">
            <text:p>18:3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246]-['Indiegogo donations'.J246]" office:value-type="currency" office:currency="CAD" office:value="18" calcext:value-type="currency">
            <text:p>$18.00</text:p>
          </table:table-cell>
          <table:table-cell table:style-name="ce3" table:formula="of:=['Indiegogo donations'.L246]+['Indiegogo donations'.K24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246]+['Indiegogo donations'.N245]" office:value-type="currency" office:currency="CAD" office:value="52064.54" calcext:value-type="currency">
            <text:p>$52,064.54</text:p>
          </table:table-cell>
          <table:table-cell/>
        </table:table-row>
        <table:table-row table:style-name="ro1">
          <table:table-cell table:style-name="ce5" office:value-type="string" calcext:value-type="string">
            <text:p>7/2/2015</text:p>
          </table:table-cell>
          <table:table-cell table:style-name="ce6" office:value-type="time" office:time-value="PT18H31M37S" calcext:value-type="time">
            <text:p>18:3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7]-['Indiegogo donations'.J247]" office:value-type="currency" office:currency="CAD" office:value="1.8" calcext:value-type="currency">
            <text:p>$1.80</text:p>
          </table:table-cell>
          <table:table-cell table:style-name="ce3" table:formula="of:=['Indiegogo donations'.L247]+['Indiegogo donations'.K2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7]+['Indiegogo donations'.N246]" office:value-type="currency" office:currency="CAD" office:value="52110.99" calcext:value-type="currency">
            <text:p>$52,110.99</text:p>
          </table:table-cell>
          <table:table-cell/>
        </table:table-row>
        <table:table-row table:style-name="ro1">
          <table:table-cell table:style-name="ce5" office:value-type="string" calcext:value-type="string">
            <text:p>7/2/2015</text:p>
          </table:table-cell>
          <table:table-cell table:style-name="ce6" office:value-type="time" office:time-value="PT18H31M40S" calcext:value-type="time">
            <text:p>18:3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48]-['Indiegogo donations'.J248]" office:value-type="currency" office:currency="CAD" office:value="1.8" calcext:value-type="currency">
            <text:p>$1.80</text:p>
          </table:table-cell>
          <table:table-cell table:style-name="ce3" table:formula="of:=['Indiegogo donations'.L248]+['Indiegogo donations'.K2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48]+['Indiegogo donations'.N247]" office:value-type="currency" office:currency="CAD" office:value="52157.44" calcext:value-type="currency">
            <text:p>$52,157.44</text:p>
          </table:table-cell>
          <table:table-cell/>
        </table:table-row>
        <table:table-row table:style-name="ro1">
          <table:table-cell table:style-name="ce5" office:value-type="string" calcext:value-type="string">
            <text:p>7/2/2015</text:p>
          </table:table-cell>
          <table:table-cell table:style-name="ce6" office:value-type="time" office:time-value="PT18H31M43S" calcext:value-type="time">
            <text:p>18:3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49]-['Indiegogo donations'.J249]" office:value-type="currency" office:currency="CAD" office:value="0.720000000000002" calcext:value-type="currency">
            <text:p>$0.72</text:p>
          </table:table-cell>
          <table:table-cell table:style-name="ce3" table:formula="of:=['Indiegogo donations'.L249]+['Indiegogo donations'.K24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49]+['Indiegogo donations'.N248]" office:value-type="currency" office:currency="CAD" office:value="52175.84" calcext:value-type="currency">
            <text:p>$52,175.84</text:p>
          </table:table-cell>
          <table:table-cell/>
        </table:table-row>
        <table:table-row table:style-name="ro1">
          <table:table-cell table:style-name="ce5" office:value-type="string" calcext:value-type="string">
            <text:p>7/2/2015</text:p>
          </table:table-cell>
          <table:table-cell table:style-name="ce6" office:value-type="time" office:time-value="PT18H31M47S" calcext:value-type="time">
            <text:p>18:3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0]-['Indiegogo donations'.J250]" office:value-type="currency" office:currency="CAD" office:value="1.8" calcext:value-type="currency">
            <text:p>$1.80</text:p>
          </table:table-cell>
          <table:table-cell table:style-name="ce3" table:formula="of:=['Indiegogo donations'.L250]+['Indiegogo donations'.K25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0]+['Indiegogo donations'.N249]" office:value-type="currency" office:currency="CAD" office:value="52222.29" calcext:value-type="currency">
            <text:p>$52,222.29</text:p>
          </table:table-cell>
          <table:table-cell/>
        </table:table-row>
        <table:table-row table:style-name="ro1">
          <table:table-cell table:style-name="ce5" office:value-type="string" calcext:value-type="string">
            <text:p>7/2/2015</text:p>
          </table:table-cell>
          <table:table-cell table:style-name="ce6" office:value-type="time" office:time-value="PT18H31M49S" calcext:value-type="time">
            <text:p>18:3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1]-['Indiegogo donations'.J251]" office:value-type="currency" office:currency="CAD" office:value="1.8" calcext:value-type="currency">
            <text:p>$1.80</text:p>
          </table:table-cell>
          <table:table-cell table:style-name="ce3" table:formula="of:=['Indiegogo donations'.L251]+['Indiegogo donations'.K25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1]+['Indiegogo donations'.N250]" office:value-type="currency" office:currency="CAD" office:value="52268.74" calcext:value-type="currency">
            <text:p>$52,268.74</text:p>
          </table:table-cell>
          <table:table-cell/>
        </table:table-row>
        <table:table-row table:style-name="ro1">
          <table:table-cell table:style-name="ce5" office:value-type="string" calcext:value-type="string">
            <text:p>7/2/2015</text:p>
          </table:table-cell>
          <table:table-cell table:style-name="ce6" office:value-type="time" office:time-value="PT18H31M52S" calcext:value-type="time">
            <text:p>18:3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252]-['Indiegogo donations'.J252]" office:value-type="currency" office:currency="CAD" office:value="7.20000000000002" calcext:value-type="currency">
            <text:p>$7.20</text:p>
          </table:table-cell>
          <table:table-cell table:style-name="ce3" table:formula="of:=['Indiegogo donations'.L252]+['Indiegogo donations'.K25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252]+['Indiegogo donations'.N251]" office:value-type="currency" office:currency="CAD" office:value="52455.44" calcext:value-type="currency">
            <text:p>$52,455.44</text:p>
          </table:table-cell>
          <table:table-cell/>
        </table:table-row>
        <table:table-row table:style-name="ro1">
          <table:table-cell table:style-name="ce5" office:value-type="string" calcext:value-type="string">
            <text:p>7/2/2015</text:p>
          </table:table-cell>
          <table:table-cell table:style-name="ce6" office:value-type="time" office:time-value="PT18H31M56S" calcext:value-type="time">
            <text:p>18:3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3]-['Indiegogo donations'.J253]" office:value-type="currency" office:currency="CAD" office:value="1.8" calcext:value-type="currency">
            <text:p>$1.80</text:p>
          </table:table-cell>
          <table:table-cell table:style-name="ce3" table:formula="of:=['Indiegogo donations'.L253]+['Indiegogo donations'.K2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3]+['Indiegogo donations'.N252]" office:value-type="currency" office:currency="CAD" office:value="52501.8899999999" calcext:value-type="currency">
            <text:p>$52,501.89</text:p>
          </table:table-cell>
          <table:table-cell/>
        </table:table-row>
        <table:table-row table:style-name="ro1">
          <table:table-cell table:style-name="ce5" office:value-type="string" calcext:value-type="string">
            <text:p>7/2/2015</text:p>
          </table:table-cell>
          <table:table-cell table:style-name="ce6" office:value-type="time" office:time-value="PT18H31M59S" calcext:value-type="time">
            <text:p>18:31: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254]-['Indiegogo donations'.J254]" office:value-type="currency" office:currency="CAD" office:value="9" calcext:value-type="currency">
            <text:p>$9.00</text:p>
          </table:table-cell>
          <table:table-cell table:style-name="ce3" table:formula="of:=['Indiegogo donations'.L254]+['Indiegogo donations'.K2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254]+['Indiegogo donations'.N253]" office:value-type="currency" office:currency="CAD" office:value="52735.3399999999" calcext:value-type="currency">
            <text:p>$52,735.34</text:p>
          </table:table-cell>
          <table:table-cell/>
        </table:table-row>
        <table:table-row table:style-name="ro1">
          <table:table-cell table:style-name="ce5" office:value-type="string" calcext:value-type="string">
            <text:p>7/2/2015</text:p>
          </table:table-cell>
          <table:table-cell table:style-name="ce6" office:value-type="time" office:time-value="PT18H32M02S" calcext:value-type="time">
            <text:p>18:3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55]-['Indiegogo donations'.J255]" office:value-type="currency" office:currency="CAD" office:value="0.899999999999999" calcext:value-type="currency">
            <text:p>$0.90</text:p>
          </table:table-cell>
          <table:table-cell table:style-name="ce3" table:formula="of:=['Indiegogo donations'.L255]+['Indiegogo donations'.K2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55]+['Indiegogo donations'.N254]" office:value-type="currency" office:currency="CAD" office:value="52758.4099999999" calcext:value-type="currency">
            <text:p>$52,758.41</text:p>
          </table:table-cell>
          <table:table-cell/>
        </table:table-row>
        <table:table-row table:style-name="ro1">
          <table:table-cell table:style-name="ce5" office:value-type="string" calcext:value-type="string">
            <text:p>7/2/2015</text:p>
          </table:table-cell>
          <table:table-cell table:style-name="ce6" office:value-type="time" office:time-value="PT18H32M05S" calcext:value-type="time">
            <text:p>18:3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56]-['Indiegogo donations'.J256]" office:value-type="currency" office:currency="CAD" office:value="1.8" calcext:value-type="currency">
            <text:p>$1.80</text:p>
          </table:table-cell>
          <table:table-cell table:style-name="ce3" table:formula="of:=['Indiegogo donations'.L256]+['Indiegogo donations'.K2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56]+['Indiegogo donations'.N255]" office:value-type="currency" office:currency="CAD" office:value="52804.8599999999" calcext:value-type="currency">
            <text:p>$52,804.86</text:p>
          </table:table-cell>
          <table:table-cell/>
        </table:table-row>
        <table:table-row table:style-name="ro1">
          <table:table-cell table:style-name="ce5" office:value-type="string" calcext:value-type="string">
            <text:p>7/2/2015</text:p>
          </table:table-cell>
          <table:table-cell table:style-name="ce6" office:value-type="time" office:time-value="PT18H32M08S" calcext:value-type="time">
            <text:p>18:3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57]-['Indiegogo donations'.J257]" office:value-type="currency" office:currency="CAD" office:value="3.59999999999999" calcext:value-type="currency">
            <text:p>$3.60</text:p>
          </table:table-cell>
          <table:table-cell table:style-name="ce3" table:formula="of:=['Indiegogo donations'.L257]+['Indiegogo donations'.K2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57]+['Indiegogo donations'.N256]" office:value-type="currency" office:currency="CAD" office:value="52898.0599999999" calcext:value-type="currency">
            <text:p>$52,898.06</text:p>
          </table:table-cell>
          <table:table-cell/>
        </table:table-row>
        <table:table-row table:style-name="ro1">
          <table:table-cell table:style-name="ce5" office:value-type="string" calcext:value-type="string">
            <text:p>7/2/2015</text:p>
          </table:table-cell>
          <table:table-cell table:style-name="ce6" office:value-type="time" office:time-value="PT18H32M11S" calcext:value-type="time">
            <text:p>18:3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58]-['Indiegogo donations'.J258]" office:value-type="currency" office:currency="CAD" office:value="0.18" calcext:value-type="currency">
            <text:p>$0.18</text:p>
          </table:table-cell>
          <table:table-cell table:style-name="ce3" table:formula="of:=['Indiegogo donations'.L258]+['Indiegogo donations'.K25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58]+['Indiegogo donations'.N257]" office:value-type="currency" office:currency="CAD" office:value="52902.4299999999" calcext:value-type="currency">
            <text:p>$52,902.43</text:p>
          </table:table-cell>
          <table:table-cell/>
        </table:table-row>
        <table:table-row table:style-name="ro1">
          <table:table-cell table:style-name="ce5" office:value-type="string" calcext:value-type="string">
            <text:p>7/2/2015</text:p>
          </table:table-cell>
          <table:table-cell table:style-name="ce6" office:value-type="time" office:time-value="PT18H32M14S" calcext:value-type="time">
            <text:p>18:3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59]-['Indiegogo donations'.J259]" office:value-type="currency" office:currency="CAD" office:value="0.899999999999999" calcext:value-type="currency">
            <text:p>$0.90</text:p>
          </table:table-cell>
          <table:table-cell table:style-name="ce3" table:formula="of:=['Indiegogo donations'.L259]+['Indiegogo donations'.K2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59]+['Indiegogo donations'.N258]" office:value-type="currency" office:currency="CAD" office:value="52925.4999999999" calcext:value-type="currency">
            <text:p>$52,925.50</text:p>
          </table:table-cell>
          <table:table-cell/>
        </table:table-row>
        <table:table-row table:style-name="ro1">
          <table:table-cell table:style-name="ce5" office:value-type="string" calcext:value-type="string">
            <text:p>7/2/2015</text:p>
          </table:table-cell>
          <table:table-cell table:style-name="ce6" office:value-type="time" office:time-value="PT18H32M17S" calcext:value-type="time">
            <text:p>18:3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60]-['Indiegogo donations'.J260]" office:value-type="currency" office:currency="CAD" office:value="0.899999999999999" calcext:value-type="currency">
            <text:p>$0.90</text:p>
          </table:table-cell>
          <table:table-cell table:style-name="ce3" table:formula="of:=['Indiegogo donations'.L260]+['Indiegogo donations'.K2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60]+['Indiegogo donations'.N259]" office:value-type="currency" office:currency="CAD" office:value="52948.5699999999" calcext:value-type="currency">
            <text:p>$52,948.57</text:p>
          </table:table-cell>
          <table:table-cell/>
        </table:table-row>
        <table:table-row table:style-name="ro1">
          <table:table-cell table:style-name="ce5" office:value-type="string" calcext:value-type="string">
            <text:p>7/2/2015</text:p>
          </table:table-cell>
          <table:table-cell table:style-name="ce6" office:value-type="time" office:time-value="PT18H32M20S" calcext:value-type="time">
            <text:p>18:3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1]-['Indiegogo donations'.J261]" office:value-type="currency" office:currency="CAD" office:value="3.59999999999999" calcext:value-type="currency">
            <text:p>$3.60</text:p>
          </table:table-cell>
          <table:table-cell table:style-name="ce3" table:formula="of:=['Indiegogo donations'.L261]+['Indiegogo donations'.K2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1]+['Indiegogo donations'.N260]" office:value-type="currency" office:currency="CAD" office:value="53041.7699999999" calcext:value-type="currency">
            <text:p>$53,041.77</text:p>
          </table:table-cell>
          <table:table-cell/>
        </table:table-row>
        <table:table-row table:style-name="ro1">
          <table:table-cell table:style-name="ce5" office:value-type="string" calcext:value-type="string">
            <text:p>7/2/2015</text:p>
          </table:table-cell>
          <table:table-cell table:style-name="ce6" office:value-type="time" office:time-value="PT18H32M23S" calcext:value-type="time">
            <text:p>18:3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262]-['Indiegogo donations'.J262]" office:value-type="currency" office:currency="CAD" office:value="1.26" calcext:value-type="currency">
            <text:p>$1.26</text:p>
          </table:table-cell>
          <table:table-cell table:style-name="ce3" table:formula="of:=['Indiegogo donations'.L262]+['Indiegogo donations'.K262]"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262]+['Indiegogo donations'.N261]" office:value-type="currency" office:currency="CAD" office:value="53074.1899999999" calcext:value-type="currency">
            <text:p>$53,074.19</text:p>
          </table:table-cell>
          <table:table-cell/>
        </table:table-row>
        <table:table-row table:style-name="ro1">
          <table:table-cell table:style-name="ce5" office:value-type="string" calcext:value-type="string">
            <text:p>7/2/2015</text:p>
          </table:table-cell>
          <table:table-cell table:style-name="ce6" office:value-type="time" office:time-value="PT18H32M26S" calcext:value-type="time">
            <text:p>18:3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263]-['Indiegogo donations'.J263]" office:value-type="currency" office:currency="CAD" office:value="0.18" calcext:value-type="currency">
            <text:p>$0.18</text:p>
          </table:table-cell>
          <table:table-cell table:style-name="ce3" table:formula="of:=['Indiegogo donations'.L263]+['Indiegogo donations'.K26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263]+['Indiegogo donations'.N262]" office:value-type="currency" office:currency="CAD" office:value="53078.5599999999" calcext:value-type="currency">
            <text:p>$53,078.56</text:p>
          </table:table-cell>
          <table:table-cell/>
        </table:table-row>
        <table:table-row table:style-name="ro1">
          <table:table-cell table:style-name="ce5" office:value-type="string" calcext:value-type="string">
            <text:p>7/2/2015</text:p>
          </table:table-cell>
          <table:table-cell table:style-name="ce6" office:value-type="time" office:time-value="PT18H32M29S" calcext:value-type="time">
            <text:p>18:3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64]-['Indiegogo donations'.J264]" office:value-type="currency" office:currency="CAD" office:value="0.720000000000002" calcext:value-type="currency">
            <text:p>$0.72</text:p>
          </table:table-cell>
          <table:table-cell table:style-name="ce3" table:formula="of:=['Indiegogo donations'.L264]+['Indiegogo donations'.K2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64]+['Indiegogo donations'.N263]" office:value-type="currency" office:currency="CAD" office:value="53096.9599999999" calcext:value-type="currency">
            <text:p>$53,096.96</text:p>
          </table:table-cell>
          <table:table-cell/>
        </table:table-row>
        <table:table-row table:style-name="ro1">
          <table:table-cell table:style-name="ce5" office:value-type="string" calcext:value-type="string">
            <text:p>7/2/2015</text:p>
          </table:table-cell>
          <table:table-cell table:style-name="ce6" office:value-type="time" office:time-value="PT18H32M33S" calcext:value-type="time">
            <text:p>18:3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5]-['Indiegogo donations'.J265]" office:value-type="currency" office:currency="CAD" office:value="3.59999999999999" calcext:value-type="currency">
            <text:p>$3.60</text:p>
          </table:table-cell>
          <table:table-cell table:style-name="ce3" table:formula="of:=['Indiegogo donations'.L265]+['Indiegogo donations'.K2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5]+['Indiegogo donations'.N264]" office:value-type="currency" office:currency="CAD" office:value="53190.1599999999" calcext:value-type="currency">
            <text:p>$53,190.16</text:p>
          </table:table-cell>
          <table:table-cell/>
        </table:table-row>
        <table:table-row table:style-name="ro1">
          <table:table-cell table:style-name="ce5" office:value-type="string" calcext:value-type="string">
            <text:p>7/2/2015</text:p>
          </table:table-cell>
          <table:table-cell table:style-name="ce6" office:value-type="time" office:time-value="PT18H32M36S" calcext:value-type="time">
            <text:p>18:3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66]-['Indiegogo donations'.J266]" office:value-type="currency" office:currency="CAD" office:value="3.59999999999999" calcext:value-type="currency">
            <text:p>$3.60</text:p>
          </table:table-cell>
          <table:table-cell table:style-name="ce3" table:formula="of:=['Indiegogo donations'.L266]+['Indiegogo donations'.K2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66]+['Indiegogo donations'.N265]" office:value-type="currency" office:currency="CAD" office:value="53283.3599999999" calcext:value-type="currency">
            <text:p>$53,283.36</text:p>
          </table:table-cell>
          <table:table-cell/>
        </table:table-row>
        <table:table-row table:style-name="ro1">
          <table:table-cell table:style-name="ce5" office:value-type="string" calcext:value-type="string">
            <text:p>7/2/2015</text:p>
          </table:table-cell>
          <table:table-cell table:style-name="ce6" office:value-type="time" office:time-value="PT18H32M39S" calcext:value-type="time">
            <text:p>18:3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67]-['Indiegogo donations'.J267]" office:value-type="currency" office:currency="CAD" office:value="1.8" calcext:value-type="currency">
            <text:p>$1.80</text:p>
          </table:table-cell>
          <table:table-cell table:style-name="ce3" table:formula="of:=['Indiegogo donations'.L267]+['Indiegogo donations'.K2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67]+['Indiegogo donations'.N266]" office:value-type="currency" office:currency="CAD" office:value="53329.8099999999" calcext:value-type="currency">
            <text:p>$53,329.81</text:p>
          </table:table-cell>
          <table:table-cell/>
        </table:table-row>
        <table:table-row table:style-name="ro1">
          <table:table-cell table:style-name="ce5" office:value-type="string" calcext:value-type="string">
            <text:p>7/2/2015</text:p>
          </table:table-cell>
          <table:table-cell table:style-name="ce6" office:value-type="time" office:time-value="PT18H32M42S" calcext:value-type="time">
            <text:p>18:3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68]-['Indiegogo donations'.J268]" office:value-type="currency" office:currency="CAD" office:value="1.8" calcext:value-type="currency">
            <text:p>$1.80</text:p>
          </table:table-cell>
          <table:table-cell table:style-name="ce3" table:formula="of:=['Indiegogo donations'.L268]+['Indiegogo donations'.K2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68]+['Indiegogo donations'.N267]" office:value-type="currency" office:currency="CAD" office:value="53376.2599999999" calcext:value-type="currency">
            <text:p>$53,376.26</text:p>
          </table:table-cell>
          <table:table-cell/>
        </table:table-row>
        <table:table-row table:style-name="ro1">
          <table:table-cell table:style-name="ce5" office:value-type="string" calcext:value-type="string">
            <text:p>7/2/2015</text:p>
          </table:table-cell>
          <table:table-cell table:style-name="ce6" office:value-type="time" office:time-value="PT18H32M44S" calcext:value-type="time">
            <text:p>18:3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69]-['Indiegogo donations'.J269]" office:value-type="currency" office:currency="CAD" office:value="0.720000000000002" calcext:value-type="currency">
            <text:p>$0.72</text:p>
          </table:table-cell>
          <table:table-cell table:style-name="ce3" table:formula="of:=['Indiegogo donations'.L269]+['Indiegogo donations'.K2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69]+['Indiegogo donations'.N268]" office:value-type="currency" office:currency="CAD" office:value="53394.6599999999" calcext:value-type="currency">
            <text:p>$53,394.66</text:p>
          </table:table-cell>
          <table:table-cell/>
        </table:table-row>
        <table:table-row table:style-name="ro1">
          <table:table-cell table:style-name="ce5" office:value-type="string" calcext:value-type="string">
            <text:p>7/2/2015</text:p>
          </table:table-cell>
          <table:table-cell table:style-name="ce6" office:value-type="time" office:time-value="PT18H32M48S" calcext:value-type="time">
            <text:p>18:3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70]-['Indiegogo donations'.J270]" office:value-type="currency" office:currency="CAD" office:value="1.08" calcext:value-type="currency">
            <text:p>$1.08</text:p>
          </table:table-cell>
          <table:table-cell table:style-name="ce3" table:formula="of:=['Indiegogo donations'.L270]+['Indiegogo donations'.K270]"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70]+['Indiegogo donations'.N269]" office:value-type="currency" office:currency="CAD" office:value="53422.4099999999" calcext:value-type="currency">
            <text:p>$53,422.41</text:p>
          </table:table-cell>
          <table:table-cell/>
        </table:table-row>
        <table:table-row table:style-name="ro1">
          <table:table-cell table:style-name="ce5" office:value-type="string" calcext:value-type="string">
            <text:p>7/2/2015</text:p>
          </table:table-cell>
          <table:table-cell table:style-name="ce6" office:value-type="time" office:time-value="PT18H32M50S" calcext:value-type="time">
            <text:p>18:3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271]-['Indiegogo donations'.J271]" office:value-type="currency" office:currency="CAD" office:value="0.359999999999999" calcext:value-type="currency">
            <text:p>$0.36</text:p>
          </table:table-cell>
          <table:table-cell table:style-name="ce3" table:formula="of:=['Indiegogo donations'.L271]+['Indiegogo donations'.K27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271]+['Indiegogo donations'.N270]" office:value-type="currency" office:currency="CAD" office:value="53431.4599999999" calcext:value-type="currency">
            <text:p>$53,431.46</text:p>
          </table:table-cell>
          <table:table-cell/>
        </table:table-row>
        <table:table-row table:style-name="ro1">
          <table:table-cell table:style-name="ce5" office:value-type="string" calcext:value-type="string">
            <text:p>7/2/2015</text:p>
          </table:table-cell>
          <table:table-cell table:style-name="ce6" office:value-type="time" office:time-value="PT18H32M53S" calcext:value-type="time">
            <text:p>18:3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2]-['Indiegogo donations'.J272]" office:value-type="currency" office:currency="CAD" office:value="0.899999999999999" calcext:value-type="currency">
            <text:p>$0.90</text:p>
          </table:table-cell>
          <table:table-cell table:style-name="ce3" table:formula="of:=['Indiegogo donations'.L272]+['Indiegogo donations'.K2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2]+['Indiegogo donations'.N271]" office:value-type="currency" office:currency="CAD" office:value="53454.5299999999" calcext:value-type="currency">
            <text:p>$53,454.53</text:p>
          </table:table-cell>
          <table:table-cell/>
        </table:table-row>
        <table:table-row table:style-name="ro1">
          <table:table-cell table:style-name="ce5" office:value-type="string" calcext:value-type="string">
            <text:p>7/2/2015</text:p>
          </table:table-cell>
          <table:table-cell table:style-name="ce6" office:value-type="time" office:time-value="PT18H32M56S" calcext:value-type="time">
            <text:p>18:3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73]-['Indiegogo donations'.J273]" office:value-type="currency" office:currency="CAD" office:value="3.59999999999999" calcext:value-type="currency">
            <text:p>$3.60</text:p>
          </table:table-cell>
          <table:table-cell table:style-name="ce3" table:formula="of:=['Indiegogo donations'.L273]+['Indiegogo donations'.K2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73]+['Indiegogo donations'.N272]" office:value-type="currency" office:currency="CAD" office:value="53547.7299999999" calcext:value-type="currency">
            <text:p>$53,547.73</text:p>
          </table:table-cell>
          <table:table-cell/>
        </table:table-row>
        <table:table-row table:style-name="ro1">
          <table:table-cell table:style-name="ce5" office:value-type="string" calcext:value-type="string">
            <text:p>7/2/2015</text:p>
          </table:table-cell>
          <table:table-cell table:style-name="ce6" office:value-type="time" office:time-value="PT18H32M59S" calcext:value-type="time">
            <text:p>18:3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4]-['Indiegogo donations'.J274]" office:value-type="currency" office:currency="CAD" office:value="0.899999999999999" calcext:value-type="currency">
            <text:p>$0.90</text:p>
          </table:table-cell>
          <table:table-cell table:style-name="ce3" table:formula="of:=['Indiegogo donations'.L274]+['Indiegogo donations'.K2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4]+['Indiegogo donations'.N273]" office:value-type="currency" office:currency="CAD" office:value="53570.7999999999" calcext:value-type="currency">
            <text:p>$53,570.80</text:p>
          </table:table-cell>
          <table:table-cell/>
        </table:table-row>
        <table:table-row table:style-name="ro1">
          <table:table-cell table:style-name="ce5" office:value-type="string" calcext:value-type="string">
            <text:p>7/2/2015</text:p>
          </table:table-cell>
          <table:table-cell table:style-name="ce6" office:value-type="time" office:time-value="PT18H33M02S" calcext:value-type="time">
            <text:p>18:3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75]-['Indiegogo donations'.J275]" office:value-type="currency" office:currency="CAD" office:value="1.08" calcext:value-type="currency">
            <text:p>$1.08</text:p>
          </table:table-cell>
          <table:table-cell table:style-name="ce3" table:formula="of:=['Indiegogo donations'.L275]+['Indiegogo donations'.K27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75]+['Indiegogo donations'.N274]" office:value-type="currency" office:currency="CAD" office:value="53598.5499999999" calcext:value-type="currency">
            <text:p>$53,598.55</text:p>
          </table:table-cell>
          <table:table-cell/>
        </table:table-row>
        <table:table-row table:style-name="ro1">
          <table:table-cell table:style-name="ce5" office:value-type="string" calcext:value-type="string">
            <text:p>7/2/2015</text:p>
          </table:table-cell>
          <table:table-cell table:style-name="ce6" office:value-type="time" office:time-value="PT18H33M05S" calcext:value-type="time">
            <text:p>18:3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6]-['Indiegogo donations'.J276]" office:value-type="currency" office:currency="CAD" office:value="0.899999999999999" calcext:value-type="currency">
            <text:p>$0.90</text:p>
          </table:table-cell>
          <table:table-cell table:style-name="ce3" table:formula="of:=['Indiegogo donations'.L276]+['Indiegogo donations'.K2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6]+['Indiegogo donations'.N275]" office:value-type="currency" office:currency="CAD" office:value="53621.6199999999" calcext:value-type="currency">
            <text:p>$53,621.62</text:p>
          </table:table-cell>
          <table:table-cell/>
        </table:table-row>
        <table:table-row table:style-name="ro1">
          <table:table-cell table:style-name="ce5" office:value-type="string" calcext:value-type="string">
            <text:p>7/2/2015</text:p>
          </table:table-cell>
          <table:table-cell table:style-name="ce6" office:value-type="time" office:time-value="PT18H33M08S" calcext:value-type="time">
            <text:p>18:33: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7]-['Indiegogo donations'.J277]" office:value-type="currency" office:currency="CAD" office:value="0.899999999999999" calcext:value-type="currency">
            <text:p>$0.90</text:p>
          </table:table-cell>
          <table:table-cell table:style-name="ce3" table:formula="of:=['Indiegogo donations'.L277]+['Indiegogo donations'.K2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7]+['Indiegogo donations'.N276]" office:value-type="currency" office:currency="CAD" office:value="53644.6899999999" calcext:value-type="currency">
            <text:p>$53,644.69</text:p>
          </table:table-cell>
          <table:table-cell/>
        </table:table-row>
        <table:table-row table:style-name="ro1">
          <table:table-cell table:style-name="ce5" office:value-type="string" calcext:value-type="string">
            <text:p>7/2/2015</text:p>
          </table:table-cell>
          <table:table-cell table:style-name="ce6" office:value-type="time" office:time-value="PT18H33M11S" calcext:value-type="time">
            <text:p>18:33: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78]-['Indiegogo donations'.J278]" office:value-type="currency" office:currency="CAD" office:value="3.59999999999999" calcext:value-type="currency">
            <text:p>$3.60</text:p>
          </table:table-cell>
          <table:table-cell table:style-name="ce3" table:formula="of:=['Indiegogo donations'.L278]+['Indiegogo donations'.K2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78]+['Indiegogo donations'.N277]" office:value-type="currency" office:currency="CAD" office:value="53737.8899999999" calcext:value-type="currency">
            <text:p>$53,737.89</text:p>
          </table:table-cell>
          <table:table-cell/>
        </table:table-row>
        <table:table-row table:style-name="ro1">
          <table:table-cell table:style-name="ce5" office:value-type="string" calcext:value-type="string">
            <text:p>7/2/2015</text:p>
          </table:table-cell>
          <table:table-cell table:style-name="ce6" office:value-type="time" office:time-value="PT18H33M15S" calcext:value-type="time">
            <text:p>18:3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79]-['Indiegogo donations'.J279]" office:value-type="currency" office:currency="CAD" office:value="0.899999999999999" calcext:value-type="currency">
            <text:p>$0.90</text:p>
          </table:table-cell>
          <table:table-cell table:style-name="ce3" table:formula="of:=['Indiegogo donations'.L279]+['Indiegogo donations'.K2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79]+['Indiegogo donations'.N278]" office:value-type="currency" office:currency="CAD" office:value="53760.9599999999" calcext:value-type="currency">
            <text:p>$53,760.96</text:p>
          </table:table-cell>
          <table:table-cell/>
        </table:table-row>
        <table:table-row table:style-name="ro1">
          <table:table-cell table:style-name="ce5" office:value-type="string" calcext:value-type="string">
            <text:p>7/2/2015</text:p>
          </table:table-cell>
          <table:table-cell table:style-name="ce6" office:value-type="time" office:time-value="PT18H33M18S" calcext:value-type="time">
            <text:p>18:3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80]-['Indiegogo donations'.J280]" office:value-type="currency" office:currency="CAD" office:value="1.8" calcext:value-type="currency">
            <text:p>$1.80</text:p>
          </table:table-cell>
          <table:table-cell table:style-name="ce3" table:formula="of:=['Indiegogo donations'.L280]+['Indiegogo donations'.K2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80]+['Indiegogo donations'.N279]" office:value-type="currency" office:currency="CAD" office:value="53807.4099999999" calcext:value-type="currency">
            <text:p>$53,807.41</text:p>
          </table:table-cell>
          <table:table-cell/>
        </table:table-row>
        <table:table-row table:style-name="ro1">
          <table:table-cell table:style-name="ce5" office:value-type="string" calcext:value-type="string">
            <text:p>7/2/2015</text:p>
          </table:table-cell>
          <table:table-cell table:style-name="ce6" office:value-type="time" office:time-value="PT18H33M20S" calcext:value-type="time">
            <text:p>18:33: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1]-['Indiegogo donations'.J281]" office:value-type="currency" office:currency="CAD" office:value="0.899999999999999" calcext:value-type="currency">
            <text:p>$0.90</text:p>
          </table:table-cell>
          <table:table-cell table:style-name="ce3" table:formula="of:=['Indiegogo donations'.L281]+['Indiegogo donations'.K2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1]+['Indiegogo donations'.N280]" office:value-type="currency" office:currency="CAD" office:value="53830.4799999999" calcext:value-type="currency">
            <text:p>$53,830.48</text:p>
          </table:table-cell>
          <table:table-cell/>
        </table:table-row>
        <table:table-row table:style-name="ro1">
          <table:table-cell table:style-name="ce5" office:value-type="string" calcext:value-type="string">
            <text:p>7/2/2015</text:p>
          </table:table-cell>
          <table:table-cell table:style-name="ce6" office:value-type="time" office:time-value="PT18H33M23S" calcext:value-type="time">
            <text:p>18:33: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2]-['Indiegogo donations'.J282]" office:value-type="currency" office:currency="CAD" office:value="0.899999999999999" calcext:value-type="currency">
            <text:p>$0.90</text:p>
          </table:table-cell>
          <table:table-cell table:style-name="ce3" table:formula="of:=['Indiegogo donations'.L282]+['Indiegogo donations'.K28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2]+['Indiegogo donations'.N281]" office:value-type="currency" office:currency="CAD" office:value="53853.5499999999" calcext:value-type="currency">
            <text:p>$53,853.55</text:p>
          </table:table-cell>
          <table:table-cell/>
        </table:table-row>
        <table:table-row table:style-name="ro1">
          <table:table-cell table:style-name="ce5" office:value-type="string" calcext:value-type="string">
            <text:p>7/2/2015</text:p>
          </table:table-cell>
          <table:table-cell table:style-name="ce6" office:value-type="time" office:time-value="PT18H33M26S" calcext:value-type="time">
            <text:p>18:33: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3]-['Indiegogo donations'.J283]" office:value-type="currency" office:currency="CAD" office:value="3.59999999999999" calcext:value-type="currency">
            <text:p>$3.60</text:p>
          </table:table-cell>
          <table:table-cell table:style-name="ce3" table:formula="of:=['Indiegogo donations'.L283]+['Indiegogo donations'.K2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83]+['Indiegogo donations'.N282]" office:value-type="currency" office:currency="CAD" office:value="53946.7499999999" calcext:value-type="currency">
            <text:p>$53,946.75</text:p>
          </table:table-cell>
          <table:table-cell/>
        </table:table-row>
        <table:table-row table:style-name="ro1">
          <table:table-cell table:style-name="ce5" office:value-type="string" calcext:value-type="string">
            <text:p>7/2/2015</text:p>
          </table:table-cell>
          <table:table-cell table:style-name="ce6" office:value-type="time" office:time-value="PT18H33M29S" calcext:value-type="time">
            <text:p>18:33: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284]-['Indiegogo donations'.J284]" office:value-type="currency" office:currency="CAD" office:value="1.08" calcext:value-type="currency">
            <text:p>$1.08</text:p>
          </table:table-cell>
          <table:table-cell table:style-name="ce3" table:formula="of:=['Indiegogo donations'.L284]+['Indiegogo donations'.K28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284]+['Indiegogo donations'.N283]" office:value-type="currency" office:currency="CAD" office:value="53974.4999999999" calcext:value-type="currency">
            <text:p>$53,974.50</text:p>
          </table:table-cell>
          <table:table-cell/>
        </table:table-row>
        <table:table-row table:style-name="ro1">
          <table:table-cell table:style-name="ce5" office:value-type="string" calcext:value-type="string">
            <text:p>7/2/2015</text:p>
          </table:table-cell>
          <table:table-cell table:style-name="ce6" office:value-type="time" office:time-value="PT18H33M32S" calcext:value-type="time">
            <text:p>18:3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85]-['Indiegogo donations'.J285]" office:value-type="currency" office:currency="CAD" office:value="0.720000000000002" calcext:value-type="currency">
            <text:p>$0.72</text:p>
          </table:table-cell>
          <table:table-cell table:style-name="ce3" table:formula="of:=['Indiegogo donations'.L285]+['Indiegogo donations'.K28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85]+['Indiegogo donations'.N284]" office:value-type="currency" office:currency="CAD" office:value="53992.8999999999" calcext:value-type="currency">
            <text:p>$53,992.90</text:p>
          </table:table-cell>
          <table:table-cell/>
        </table:table-row>
        <table:table-row table:style-name="ro1">
          <table:table-cell table:style-name="ce5" office:value-type="string" calcext:value-type="string">
            <text:p>7/2/2015</text:p>
          </table:table-cell>
          <table:table-cell table:style-name="ce6" office:value-type="time" office:time-value="PT18H33M35S" calcext:value-type="time">
            <text:p>18:3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286]-['Indiegogo donations'.J286]" office:value-type="currency" office:currency="CAD" office:value="1.26" calcext:value-type="currency">
            <text:p>$1.26</text:p>
          </table:table-cell>
          <table:table-cell table:style-name="ce3" table:formula="of:=['Indiegogo donations'.L286]+['Indiegogo donations'.K28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286]+['Indiegogo donations'.N285]" office:value-type="currency" office:currency="CAD" office:value="54025.3199999999" calcext:value-type="currency">
            <text:p>$54,025.32</text:p>
          </table:table-cell>
          <table:table-cell/>
        </table:table-row>
        <table:table-row table:style-name="ro1">
          <table:table-cell table:style-name="ce5" office:value-type="string" calcext:value-type="string">
            <text:p>7/2/2015</text:p>
          </table:table-cell>
          <table:table-cell table:style-name="ce6" office:value-type="time" office:time-value="PT18H33M38S" calcext:value-type="time">
            <text:p>18:33: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87]-['Indiegogo donations'.J287]" office:value-type="currency" office:currency="CAD" office:value="1.8" calcext:value-type="currency">
            <text:p>$1.80</text:p>
          </table:table-cell>
          <table:table-cell table:style-name="ce3" table:formula="of:=['Indiegogo donations'.L287]+['Indiegogo donations'.K2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87]+['Indiegogo donations'.N286]" office:value-type="currency" office:currency="CAD" office:value="54071.7699999999" calcext:value-type="currency">
            <text:p>$54,071.77</text:p>
          </table:table-cell>
          <table:table-cell/>
        </table:table-row>
        <table:table-row table:style-name="ro1">
          <table:table-cell table:style-name="ce5" office:value-type="string" calcext:value-type="string">
            <text:p>7/2/2015</text:p>
          </table:table-cell>
          <table:table-cell table:style-name="ce6" office:value-type="time" office:time-value="PT18H33M41S" calcext:value-type="time">
            <text:p>18:3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88]-['Indiegogo donations'.J288]" office:value-type="currency" office:currency="CAD" office:value="0.899999999999999" calcext:value-type="currency">
            <text:p>$0.90</text:p>
          </table:table-cell>
          <table:table-cell table:style-name="ce3" table:formula="of:=['Indiegogo donations'.L288]+['Indiegogo donations'.K2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88]+['Indiegogo donations'.N287]" office:value-type="currency" office:currency="CAD" office:value="54094.8399999999" calcext:value-type="currency">
            <text:p>$54,094.84</text:p>
          </table:table-cell>
          <table:table-cell/>
        </table:table-row>
        <table:table-row table:style-name="ro1">
          <table:table-cell table:style-name="ce5" office:value-type="string" calcext:value-type="string">
            <text:p>7/2/2015</text:p>
          </table:table-cell>
          <table:table-cell table:style-name="ce6" office:value-type="time" office:time-value="PT18H33M44S" calcext:value-type="time">
            <text:p>18:3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89]-['Indiegogo donations'.J289]" office:value-type="currency" office:currency="CAD" office:value="3.59999999999999" calcext:value-type="currency">
            <text:p>$3.60</text:p>
          </table:table-cell>
          <table:table-cell table:style-name="ce3" table:formula="of:=['Indiegogo donations'.L289]+['Indiegogo donations'.K2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89]+['Indiegogo donations'.N288]" office:value-type="currency" office:currency="CAD" office:value="54188.0399999999" calcext:value-type="currency">
            <text:p>$54,188.04</text:p>
          </table:table-cell>
          <table:table-cell/>
        </table:table-row>
        <table:table-row table:style-name="ro1">
          <table:table-cell table:style-name="ce5" office:value-type="string" calcext:value-type="string">
            <text:p>7/2/2015</text:p>
          </table:table-cell>
          <table:table-cell table:style-name="ce6" office:value-type="time" office:time-value="PT18H33M47S" calcext:value-type="time">
            <text:p>18:3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0]-['Indiegogo donations'.J290]" office:value-type="currency" office:currency="CAD" office:value="3.59999999999999" calcext:value-type="currency">
            <text:p>$3.60</text:p>
          </table:table-cell>
          <table:table-cell table:style-name="ce3" table:formula="of:=['Indiegogo donations'.L290]+['Indiegogo donations'.K2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0]+['Indiegogo donations'.N289]" office:value-type="currency" office:currency="CAD" office:value="54281.2399999999" calcext:value-type="currency">
            <text:p>$54,281.24</text:p>
          </table:table-cell>
          <table:table-cell/>
        </table:table-row>
        <table:table-row table:style-name="ro1">
          <table:table-cell table:style-name="ce5" office:value-type="string" calcext:value-type="string">
            <text:p>7/2/2015</text:p>
          </table:table-cell>
          <table:table-cell table:style-name="ce6" office:value-type="time" office:time-value="PT18H33M50S" calcext:value-type="time">
            <text:p>18:3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291]-['Indiegogo donations'.J291]" office:value-type="currency" office:currency="CAD" office:value="0.720000000000002" calcext:value-type="currency">
            <text:p>$0.72</text:p>
          </table:table-cell>
          <table:table-cell table:style-name="ce3" table:formula="of:=['Indiegogo donations'.L291]+['Indiegogo donations'.K2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291]+['Indiegogo donations'.N290]" office:value-type="currency" office:currency="CAD" office:value="54299.6399999999" calcext:value-type="currency">
            <text:p>$54,299.64</text:p>
          </table:table-cell>
          <table:table-cell/>
        </table:table-row>
        <table:table-row table:style-name="ro1">
          <table:table-cell table:style-name="ce5" office:value-type="string" calcext:value-type="string">
            <text:p>7/2/2015</text:p>
          </table:table-cell>
          <table:table-cell table:style-name="ce6" office:value-type="time" office:time-value="PT18H33M53S" calcext:value-type="time">
            <text:p>18:3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2]-['Indiegogo donations'.J292]" office:value-type="currency" office:currency="CAD" office:value="1.8" calcext:value-type="currency">
            <text:p>$1.80</text:p>
          </table:table-cell>
          <table:table-cell table:style-name="ce3" table:formula="of:=['Indiegogo donations'.L292]+['Indiegogo donations'.K29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2]+['Indiegogo donations'.N291]" office:value-type="currency" office:currency="CAD" office:value="54346.0899999999" calcext:value-type="currency">
            <text:p>$54,346.09</text:p>
          </table:table-cell>
          <table:table-cell/>
        </table:table-row>
        <table:table-row table:style-name="ro1">
          <table:table-cell table:style-name="ce5" office:value-type="string" calcext:value-type="string">
            <text:p>7/2/2015</text:p>
          </table:table-cell>
          <table:table-cell table:style-name="ce6" office:value-type="time" office:time-value="PT18H33M56S" calcext:value-type="time">
            <text:p>18:3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3]-['Indiegogo donations'.J293]" office:value-type="currency" office:currency="CAD" office:value="1.8" calcext:value-type="currency">
            <text:p>$1.80</text:p>
          </table:table-cell>
          <table:table-cell table:style-name="ce3" table:formula="of:=['Indiegogo donations'.L293]+['Indiegogo donations'.K2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3]+['Indiegogo donations'.N292]" office:value-type="currency" office:currency="CAD" office:value="54392.5399999999" calcext:value-type="currency">
            <text:p>$54,392.54</text:p>
          </table:table-cell>
          <table:table-cell/>
        </table:table-row>
        <table:table-row table:style-name="ro1">
          <table:table-cell table:style-name="ce5" office:value-type="string" calcext:value-type="string">
            <text:p>7/2/2015</text:p>
          </table:table-cell>
          <table:table-cell table:style-name="ce6" office:value-type="time" office:time-value="PT18H33M59S" calcext:value-type="time">
            <text:p>18:3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4]-['Indiegogo donations'.J294]" office:value-type="currency" office:currency="CAD" office:value="3.59999999999999" calcext:value-type="currency">
            <text:p>$3.60</text:p>
          </table:table-cell>
          <table:table-cell table:style-name="ce3" table:formula="of:=['Indiegogo donations'.L294]+['Indiegogo donations'.K2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4]+['Indiegogo donations'.N293]" office:value-type="currency" office:currency="CAD" office:value="54485.7399999999" calcext:value-type="currency">
            <text:p>$54,485.74</text:p>
          </table:table-cell>
          <table:table-cell/>
        </table:table-row>
        <table:table-row table:style-name="ro1">
          <table:table-cell table:style-name="ce5" office:value-type="string" calcext:value-type="string">
            <text:p>7/2/2015</text:p>
          </table:table-cell>
          <table:table-cell table:style-name="ce6" office:value-type="time" office:time-value="PT18H34M02S" calcext:value-type="time">
            <text:p>18:3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5]-['Indiegogo donations'.J295]" office:value-type="currency" office:currency="CAD" office:value="1.8" calcext:value-type="currency">
            <text:p>$1.80</text:p>
          </table:table-cell>
          <table:table-cell table:style-name="ce3" table:formula="of:=['Indiegogo donations'.L295]+['Indiegogo donations'.K2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5]+['Indiegogo donations'.N294]" office:value-type="currency" office:currency="CAD" office:value="54532.1899999999" calcext:value-type="currency">
            <text:p>$54,532.19</text:p>
          </table:table-cell>
          <table:table-cell/>
        </table:table-row>
        <table:table-row table:style-name="ro1">
          <table:table-cell table:style-name="ce5" office:value-type="string" calcext:value-type="string">
            <text:p>7/2/2015</text:p>
          </table:table-cell>
          <table:table-cell table:style-name="ce6" office:value-type="time" office:time-value="PT18H34M05S" calcext:value-type="time">
            <text:p>18:3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296]-['Indiegogo donations'.J296]" office:value-type="currency" office:currency="CAD" office:value="0.899999999999999" calcext:value-type="currency">
            <text:p>$0.90</text:p>
          </table:table-cell>
          <table:table-cell table:style-name="ce3" table:formula="of:=['Indiegogo donations'.L296]+['Indiegogo donations'.K2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296]+['Indiegogo donations'.N295]" office:value-type="currency" office:currency="CAD" office:value="54555.2599999999" calcext:value-type="currency">
            <text:p>$54,555.26</text:p>
          </table:table-cell>
          <table:table-cell/>
        </table:table-row>
        <table:table-row table:style-name="ro1">
          <table:table-cell table:style-name="ce5" office:value-type="string" calcext:value-type="string">
            <text:p>7/2/2015</text:p>
          </table:table-cell>
          <table:table-cell table:style-name="ce6" office:value-type="time" office:time-value="PT18H34M08S" calcext:value-type="time">
            <text:p>18:3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7]-['Indiegogo donations'.J297]" office:value-type="currency" office:currency="CAD" office:value="3.59999999999999" calcext:value-type="currency">
            <text:p>$3.60</text:p>
          </table:table-cell>
          <table:table-cell table:style-name="ce3" table:formula="of:=['Indiegogo donations'.L297]+['Indiegogo donations'.K2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7]+['Indiegogo donations'.N296]" office:value-type="currency" office:currency="CAD" office:value="54648.4599999999" calcext:value-type="currency">
            <text:p>$54,648.46</text:p>
          </table:table-cell>
          <table:table-cell/>
        </table:table-row>
        <table:table-row table:style-name="ro1">
          <table:table-cell table:style-name="ce5" office:value-type="string" calcext:value-type="string">
            <text:p>7/2/2015</text:p>
          </table:table-cell>
          <table:table-cell table:style-name="ce6" office:value-type="time" office:time-value="PT18H34M11S" calcext:value-type="time">
            <text:p>18:3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298]-['Indiegogo donations'.J298]" office:value-type="currency" office:currency="CAD" office:value="3.59999999999999" calcext:value-type="currency">
            <text:p>$3.60</text:p>
          </table:table-cell>
          <table:table-cell table:style-name="ce3" table:formula="of:=['Indiegogo donations'.L298]+['Indiegogo donations'.K2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298]+['Indiegogo donations'.N297]" office:value-type="currency" office:currency="CAD" office:value="54741.6599999999" calcext:value-type="currency">
            <text:p>$54,741.66</text:p>
          </table:table-cell>
          <table:table-cell/>
        </table:table-row>
        <table:table-row table:style-name="ro1">
          <table:table-cell table:style-name="ce5" office:value-type="string" calcext:value-type="string">
            <text:p>7/2/2015</text:p>
          </table:table-cell>
          <table:table-cell table:style-name="ce6" office:value-type="time" office:time-value="PT18H34M14S" calcext:value-type="time">
            <text:p>18:3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299]-['Indiegogo donations'.J299]" office:value-type="currency" office:currency="CAD" office:value="1.8" calcext:value-type="currency">
            <text:p>$1.80</text:p>
          </table:table-cell>
          <table:table-cell table:style-name="ce3" table:formula="of:=['Indiegogo donations'.L299]+['Indiegogo donations'.K2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299]+['Indiegogo donations'.N298]" office:value-type="currency" office:currency="CAD" office:value="54788.1099999999" calcext:value-type="currency">
            <text:p>$54,788.11</text:p>
          </table:table-cell>
          <table:table-cell/>
        </table:table-row>
        <table:table-row table:style-name="ro1">
          <table:table-cell table:style-name="ce5" office:value-type="string" calcext:value-type="string">
            <text:p>7/2/2015</text:p>
          </table:table-cell>
          <table:table-cell table:style-name="ce6" office:value-type="time" office:time-value="PT18H34M17S" calcext:value-type="time">
            <text:p>18:3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0]-['Indiegogo donations'.J300]" office:value-type="currency" office:currency="CAD" office:value="1.8" calcext:value-type="currency">
            <text:p>$1.80</text:p>
          </table:table-cell>
          <table:table-cell table:style-name="ce3" table:formula="of:=['Indiegogo donations'.L300]+['Indiegogo donations'.K3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0]+['Indiegogo donations'.N299]" office:value-type="currency" office:currency="CAD" office:value="54834.5599999999" calcext:value-type="currency">
            <text:p>$54,834.56</text:p>
          </table:table-cell>
          <table:table-cell/>
        </table:table-row>
        <table:table-row table:style-name="ro1">
          <table:table-cell table:style-name="ce5" office:value-type="string" calcext:value-type="string">
            <text:p>7/2/2015</text:p>
          </table:table-cell>
          <table:table-cell table:style-name="ce6" office:value-type="time" office:time-value="PT18H34M21S" calcext:value-type="time">
            <text:p>18:3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01]-['Indiegogo donations'.J301]" office:value-type="currency" office:currency="CAD" office:value="0.359999999999999" calcext:value-type="currency">
            <text:p>$0.36</text:p>
          </table:table-cell>
          <table:table-cell table:style-name="ce3" table:formula="of:=['Indiegogo donations'.L301]+['Indiegogo donations'.K30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01]+['Indiegogo donations'.N300]" office:value-type="currency" office:currency="CAD" office:value="54843.6099999999" calcext:value-type="currency">
            <text:p>$54,843.61</text:p>
          </table:table-cell>
          <table:table-cell/>
        </table:table-row>
        <table:table-row table:style-name="ro1">
          <table:table-cell table:style-name="ce5" office:value-type="string" calcext:value-type="string">
            <text:p>7/2/2015</text:p>
          </table:table-cell>
          <table:table-cell table:style-name="ce6" office:value-type="time" office:time-value="PT18H34M24S" calcext:value-type="time">
            <text:p>18:3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2]-['Indiegogo donations'.J302]" office:value-type="currency" office:currency="CAD" office:value="1.8" calcext:value-type="currency">
            <text:p>$1.80</text:p>
          </table:table-cell>
          <table:table-cell table:style-name="ce3" table:formula="of:=['Indiegogo donations'.L302]+['Indiegogo donations'.K30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2]+['Indiegogo donations'.N301]" office:value-type="currency" office:currency="CAD" office:value="54890.0599999999" calcext:value-type="currency">
            <text:p>$54,890.06</text:p>
          </table:table-cell>
          <table:table-cell/>
        </table:table-row>
        <table:table-row table:style-name="ro1">
          <table:table-cell table:style-name="ce5" office:value-type="string" calcext:value-type="string">
            <text:p>7/2/2015</text:p>
          </table:table-cell>
          <table:table-cell table:style-name="ce6" office:value-type="time" office:time-value="PT18H34M27S" calcext:value-type="time">
            <text:p>18:3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3]-['Indiegogo donations'.J303]" office:value-type="currency" office:currency="CAD" office:value="1.8" calcext:value-type="currency">
            <text:p>$1.80</text:p>
          </table:table-cell>
          <table:table-cell table:style-name="ce3" table:formula="of:=['Indiegogo donations'.L303]+['Indiegogo donations'.K3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3]+['Indiegogo donations'.N302]" office:value-type="currency" office:currency="CAD" office:value="54936.5099999999" calcext:value-type="currency">
            <text:p>$54,936.51</text:p>
          </table:table-cell>
          <table:table-cell/>
        </table:table-row>
        <table:table-row table:style-name="ro1">
          <table:table-cell table:style-name="ce5" office:value-type="string" calcext:value-type="string">
            <text:p>7/2/2015</text:p>
          </table:table-cell>
          <table:table-cell table:style-name="ce6" office:value-type="time" office:time-value="PT18H34M30S" calcext:value-type="time">
            <text:p>18:34: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04]-['Indiegogo donations'.J304]" office:value-type="currency" office:currency="CAD" office:value="0.359999999999999" calcext:value-type="currency">
            <text:p>$0.36</text:p>
          </table:table-cell>
          <table:table-cell table:style-name="ce3" table:formula="of:=['Indiegogo donations'.L304]+['Indiegogo donations'.K3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04]+['Indiegogo donations'.N303]" office:value-type="currency" office:currency="CAD" office:value="54945.5599999999" calcext:value-type="currency">
            <text:p>$54,945.56</text:p>
          </table:table-cell>
          <table:table-cell/>
        </table:table-row>
        <table:table-row table:style-name="ro1">
          <table:table-cell table:style-name="ce5" office:value-type="string" calcext:value-type="string">
            <text:p>7/2/2015</text:p>
          </table:table-cell>
          <table:table-cell table:style-name="ce6" office:value-type="time" office:time-value="PT18H34M33S" calcext:value-type="time">
            <text:p>18:3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05]-['Indiegogo donations'.J305]" office:value-type="currency" office:currency="CAD" office:value="3.59999999999999" calcext:value-type="currency">
            <text:p>$3.60</text:p>
          </table:table-cell>
          <table:table-cell table:style-name="ce3" table:formula="of:=['Indiegogo donations'.L305]+['Indiegogo donations'.K3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05]+['Indiegogo donations'.N304]" office:value-type="currency" office:currency="CAD" office:value="55038.7599999999" calcext:value-type="currency">
            <text:p>$55,038.76</text:p>
          </table:table-cell>
          <table:table-cell/>
        </table:table-row>
        <table:table-row table:style-name="ro1">
          <table:table-cell table:style-name="ce5" office:value-type="string" calcext:value-type="string">
            <text:p>7/2/2015</text:p>
          </table:table-cell>
          <table:table-cell table:style-name="ce6" office:value-type="time" office:time-value="PT18H34M36S" calcext:value-type="time">
            <text:p>18:3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06]-['Indiegogo donations'.J306]" office:value-type="currency" office:currency="CAD" office:value="0.720000000000002" calcext:value-type="currency">
            <text:p>$0.72</text:p>
          </table:table-cell>
          <table:table-cell table:style-name="ce3" table:formula="of:=['Indiegogo donations'.L306]+['Indiegogo donations'.K30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06]+['Indiegogo donations'.N305]" office:value-type="currency" office:currency="CAD" office:value="55057.1599999999" calcext:value-type="currency">
            <text:p>$55,057.16</text:p>
          </table:table-cell>
          <table:table-cell/>
        </table:table-row>
        <table:table-row table:style-name="ro1">
          <table:table-cell table:style-name="ce5" office:value-type="string" calcext:value-type="string">
            <text:p>7/2/2015</text:p>
          </table:table-cell>
          <table:table-cell table:style-name="ce6" office:value-type="time" office:time-value="PT18H34M40S" calcext:value-type="time">
            <text:p>18:3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307]-['Indiegogo donations'.J307]" office:value-type="currency" office:currency="CAD" office:value="1.08" calcext:value-type="currency">
            <text:p>$1.08</text:p>
          </table:table-cell>
          <table:table-cell table:style-name="ce3" table:formula="of:=['Indiegogo donations'.L307]+['Indiegogo donations'.K30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307]+['Indiegogo donations'.N306]" office:value-type="currency" office:currency="CAD" office:value="55084.9099999999" calcext:value-type="currency">
            <text:p>$55,084.91</text:p>
          </table:table-cell>
          <table:table-cell/>
        </table:table-row>
        <table:table-row table:style-name="ro1">
          <table:table-cell table:style-name="ce5" office:value-type="string" calcext:value-type="string">
            <text:p>7/2/2015</text:p>
          </table:table-cell>
          <table:table-cell table:style-name="ce6" office:value-type="time" office:time-value="PT18H34M42S" calcext:value-type="time">
            <text:p>18:3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08]-['Indiegogo donations'.J308]" office:value-type="currency" office:currency="CAD" office:value="3.59999999999999" calcext:value-type="currency">
            <text:p>$3.60</text:p>
          </table:table-cell>
          <table:table-cell table:style-name="ce3" table:formula="of:=['Indiegogo donations'.L308]+['Indiegogo donations'.K3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08]+['Indiegogo donations'.N307]" office:value-type="currency" office:currency="CAD" office:value="55178.1099999999" calcext:value-type="currency">
            <text:p>$55,178.11</text:p>
          </table:table-cell>
          <table:table-cell/>
        </table:table-row>
        <table:table-row table:style-name="ro1">
          <table:table-cell table:style-name="ce5" office:value-type="string" calcext:value-type="string">
            <text:p>7/2/2015</text:p>
          </table:table-cell>
          <table:table-cell table:style-name="ce6" office:value-type="time" office:time-value="PT18H34M45S" calcext:value-type="time">
            <text:p>18:3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09]-['Indiegogo donations'.J309]" office:value-type="currency" office:currency="CAD" office:value="1.8" calcext:value-type="currency">
            <text:p>$1.80</text:p>
          </table:table-cell>
          <table:table-cell table:style-name="ce3" table:formula="of:=['Indiegogo donations'.L309]+['Indiegogo donations'.K3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09]+['Indiegogo donations'.N308]" office:value-type="currency" office:currency="CAD" office:value="55224.5599999999" calcext:value-type="currency">
            <text:p>$55,224.56</text:p>
          </table:table-cell>
          <table:table-cell/>
        </table:table-row>
        <table:table-row table:style-name="ro1">
          <table:table-cell table:style-name="ce5" office:value-type="string" calcext:value-type="string">
            <text:p>7/2/2015</text:p>
          </table:table-cell>
          <table:table-cell table:style-name="ce6" office:value-type="time" office:time-value="PT18H34M49S" calcext:value-type="time">
            <text:p>18:34: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0]-['Indiegogo donations'.J310]" office:value-type="currency" office:currency="CAD" office:value="17.96" calcext:value-type="currency">
            <text:p>$17.96</text:p>
          </table:table-cell>
          <table:table-cell table:style-name="ce3" table:formula="of:=['Indiegogo donations'.L310]+['Indiegogo donations'.K310]"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0]+['Indiegogo donations'.N309]" office:value-type="currency" office:currency="CAD" office:value="55690.8299999999" calcext:value-type="currency">
            <text:p>$55,690.83</text:p>
          </table:table-cell>
          <table:table-cell/>
        </table:table-row>
        <table:table-row table:style-name="ro1">
          <table:table-cell table:style-name="ce5" office:value-type="string" calcext:value-type="string">
            <text:p>7/2/2015</text:p>
          </table:table-cell>
          <table:table-cell table:style-name="ce6" office:value-type="time" office:time-value="PT18H34M52S" calcext:value-type="time">
            <text:p>18:34: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11]-['Indiegogo donations'.J311]" office:value-type="currency" office:currency="CAD" office:value="0.899999999999999" calcext:value-type="currency">
            <text:p>$0.90</text:p>
          </table:table-cell>
          <table:table-cell table:style-name="ce3" table:formula="of:=['Indiegogo donations'.L311]+['Indiegogo donations'.K3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11]+['Indiegogo donations'.N310]" office:value-type="currency" office:currency="CAD" office:value="55713.8999999999" calcext:value-type="currency">
            <text:p>$55,713.90</text:p>
          </table:table-cell>
          <table:table-cell/>
        </table:table-row>
        <table:table-row table:style-name="ro1">
          <table:table-cell table:style-name="ce5" office:value-type="string" calcext:value-type="string">
            <text:p>7/2/2015</text:p>
          </table:table-cell>
          <table:table-cell table:style-name="ce6" office:value-type="time" office:time-value="PT18H34M55S" calcext:value-type="time">
            <text:p>18:3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2]-['Indiegogo donations'.J312]" office:value-type="currency" office:currency="CAD" office:value="17.96" calcext:value-type="currency">
            <text:p>$17.96</text:p>
          </table:table-cell>
          <table:table-cell table:style-name="ce3" table:formula="of:=['Indiegogo donations'.L312]+['Indiegogo donations'.K312]"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2]+['Indiegogo donations'.N311]" office:value-type="currency" office:currency="CAD" office:value="56180.1699999999" calcext:value-type="currency">
            <text:p>$56,180.17</text:p>
          </table:table-cell>
          <table:table-cell/>
        </table:table-row>
        <table:table-row table:style-name="ro1">
          <table:table-cell table:style-name="ce5" office:value-type="string" calcext:value-type="string">
            <text:p>7/2/2015</text:p>
          </table:table-cell>
          <table:table-cell table:style-name="ce6" office:value-type="time" office:time-value="PT18H34M58S" calcext:value-type="time">
            <text:p>18:3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3]-['Indiegogo donations'.J313]" office:value-type="currency" office:currency="CAD" office:value="17.96" calcext:value-type="currency">
            <text:p>$17.96</text:p>
          </table:table-cell>
          <table:table-cell table:style-name="ce3" table:formula="of:=['Indiegogo donations'.L313]+['Indiegogo donations'.K313]"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3]+['Indiegogo donations'.N312]" office:value-type="currency" office:currency="CAD" office:value="56646.4399999999" calcext:value-type="currency">
            <text:p>$56,646.44</text:p>
          </table:table-cell>
          <table:table-cell/>
        </table:table-row>
        <table:table-row table:style-name="ro1">
          <table:table-cell table:style-name="ce5" office:value-type="string" calcext:value-type="string">
            <text:p>7/2/2015</text:p>
          </table:table-cell>
          <table:table-cell table:style-name="ce6" office:value-type="time" office:time-value="PT18H35M01S" calcext:value-type="time">
            <text:p>18:3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4]-['Indiegogo donations'.J314]" office:value-type="currency" office:currency="CAD" office:value="17.96" calcext:value-type="currency">
            <text:p>$17.96</text:p>
          </table:table-cell>
          <table:table-cell table:style-name="ce3" table:formula="of:=['Indiegogo donations'.L314]+['Indiegogo donations'.K314]"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4]+['Indiegogo donations'.N313]" office:value-type="currency" office:currency="CAD" office:value="57112.7099999999" calcext:value-type="currency">
            <text:p>$57,112.71</text:p>
          </table:table-cell>
          <table:table-cell/>
        </table:table-row>
        <table:table-row table:style-name="ro1">
          <table:table-cell table:style-name="ce5" office:value-type="string" calcext:value-type="string">
            <text:p>7/2/2015</text:p>
          </table:table-cell>
          <table:table-cell table:style-name="ce6" office:value-type="time" office:time-value="PT18H35M04S" calcext:value-type="time">
            <text:p>18:3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99" calcext:value-type="currency">
            <text:p>$499.00</text:p>
          </table:table-cell>
          <table:table-cell table:style-name="ce3" table:formula="of:=['Indiegogo donations'.H315]-['Indiegogo donations'.J315]" office:value-type="currency" office:currency="CAD" office:value="17.96" calcext:value-type="currency">
            <text:p>$17.96</text:p>
          </table:table-cell>
          <table:table-cell table:style-name="ce3" table:formula="of:=['Indiegogo donations'.L315]+['Indiegogo donations'.K315]" office:value-type="currency" office:currency="CAD" office:value="481.04" calcext:value-type="currency">
            <text:p>$481.04</text:p>
          </table:table-cell>
          <table:table-cell table:style-name="ce3" office:value-type="currency" office:currency="CAD" office:value="14.77" calcext:value-type="currency">
            <text:p>$14.77</text:p>
          </table:table-cell>
          <table:table-cell office:value-type="currency" office:currency="CAD" office:value="466.27" calcext:value-type="currency">
            <text:p>$466.27</text:p>
          </table:table-cell>
          <table:table-cell/>
          <table:table-cell table:style-name="ce3" table:formula="of:=['Indiegogo donations'.L315]+['Indiegogo donations'.N314]" office:value-type="currency" office:currency="CAD" office:value="57578.9799999999" calcext:value-type="currency">
            <text:p>$57,578.98</text:p>
          </table:table-cell>
          <table:table-cell/>
        </table:table-row>
        <table:table-row table:style-name="ro1">
          <table:table-cell table:style-name="ce5" office:value-type="string" calcext:value-type="string">
            <text:p>7/2/2015</text:p>
          </table:table-cell>
          <table:table-cell table:style-name="ce6" office:value-type="time" office:time-value="PT18H35M07S" calcext:value-type="time">
            <text:p>18:3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16]-['Indiegogo donations'.J316]" office:value-type="currency" office:currency="CAD" office:value="3.59999999999999" calcext:value-type="currency">
            <text:p>$3.60</text:p>
          </table:table-cell>
          <table:table-cell table:style-name="ce3" table:formula="of:=['Indiegogo donations'.L316]+['Indiegogo donations'.K3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16]+['Indiegogo donations'.N315]" office:value-type="currency" office:currency="CAD" office:value="57672.1799999999" calcext:value-type="currency">
            <text:p>$57,672.18</text:p>
          </table:table-cell>
          <table:table-cell/>
        </table:table-row>
        <table:table-row table:style-name="ro1">
          <table:table-cell table:style-name="ce5" office:value-type="string" calcext:value-type="string">
            <text:p>7/2/2015</text:p>
          </table:table-cell>
          <table:table-cell table:style-name="ce6" office:value-type="time" office:time-value="PT18H35M10S" calcext:value-type="time">
            <text:p>18:3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17]-['Indiegogo donations'.J317]" office:value-type="currency" office:currency="CAD" office:value="1.8" calcext:value-type="currency">
            <text:p>$1.80</text:p>
          </table:table-cell>
          <table:table-cell table:style-name="ce3" table:formula="of:=['Indiegogo donations'.L317]+['Indiegogo donations'.K31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17]+['Indiegogo donations'.N316]" office:value-type="currency" office:currency="CAD" office:value="57718.6299999999" calcext:value-type="currency">
            <text:p>$57,718.63</text:p>
          </table:table-cell>
          <table:table-cell/>
        </table:table-row>
        <table:table-row table:style-name="ro1">
          <table:table-cell table:style-name="ce5" office:value-type="string" calcext:value-type="string">
            <text:p>7/2/2015</text:p>
          </table:table-cell>
          <table:table-cell table:style-name="ce6" office:value-type="time" office:time-value="PT18H35M13S" calcext:value-type="time">
            <text:p>18:3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18]-['Indiegogo donations'.J318]" office:value-type="currency" office:currency="CAD" office:value="0.720000000000002" calcext:value-type="currency">
            <text:p>$0.72</text:p>
          </table:table-cell>
          <table:table-cell table:style-name="ce3" table:formula="of:=['Indiegogo donations'.L318]+['Indiegogo donations'.K31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18]+['Indiegogo donations'.N317]" office:value-type="currency" office:currency="CAD" office:value="57737.0299999999" calcext:value-type="currency">
            <text:p>$57,737.03</text:p>
          </table:table-cell>
          <table:table-cell/>
        </table:table-row>
        <table:table-row table:style-name="ro1">
          <table:table-cell table:style-name="ce5" office:value-type="string" calcext:value-type="string">
            <text:p>7/2/2015</text:p>
          </table:table-cell>
          <table:table-cell table:style-name="ce6" office:value-type="time" office:time-value="PT18H35M16S" calcext:value-type="time">
            <text:p>18:3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19]-['Indiegogo donations'.J319]" office:value-type="currency" office:currency="CAD" office:value="0.720000000000002" calcext:value-type="currency">
            <text:p>$0.72</text:p>
          </table:table-cell>
          <table:table-cell table:style-name="ce3" table:formula="of:=['Indiegogo donations'.L319]+['Indiegogo donations'.K3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19]+['Indiegogo donations'.N318]" office:value-type="currency" office:currency="CAD" office:value="57755.4299999999" calcext:value-type="currency">
            <text:p>$57,755.43</text:p>
          </table:table-cell>
          <table:table-cell/>
        </table:table-row>
        <table:table-row table:style-name="ro1">
          <table:table-cell table:style-name="ce5" office:value-type="string" calcext:value-type="string">
            <text:p>7/2/2015</text:p>
          </table:table-cell>
          <table:table-cell table:style-name="ce6" office:value-type="time" office:time-value="PT18H35M19S" calcext:value-type="time">
            <text:p>18:3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20]-['Indiegogo donations'.J320]" office:value-type="currency" office:currency="CAD" office:value="0.899999999999999" calcext:value-type="currency">
            <text:p>$0.90</text:p>
          </table:table-cell>
          <table:table-cell table:style-name="ce3" table:formula="of:=['Indiegogo donations'.L320]+['Indiegogo donations'.K3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20]+['Indiegogo donations'.N319]" office:value-type="currency" office:currency="CAD" office:value="57778.4999999999" calcext:value-type="currency">
            <text:p>$57,778.50</text:p>
          </table:table-cell>
          <table:table-cell/>
        </table:table-row>
        <table:table-row table:style-name="ro1">
          <table:table-cell table:style-name="ce5" office:value-type="string" calcext:value-type="string">
            <text:p>7/2/2015</text:p>
          </table:table-cell>
          <table:table-cell table:style-name="ce6" office:value-type="time" office:time-value="PT18H35M22S" calcext:value-type="time">
            <text:p>18:3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21]-['Indiegogo donations'.J321]" office:value-type="currency" office:currency="CAD" office:value="0.720000000000002" calcext:value-type="currency">
            <text:p>$0.72</text:p>
          </table:table-cell>
          <table:table-cell table:style-name="ce3" table:formula="of:=['Indiegogo donations'.L321]+['Indiegogo donations'.K32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21]+['Indiegogo donations'.N320]" office:value-type="currency" office:currency="CAD" office:value="57796.8999999999" calcext:value-type="currency">
            <text:p>$57,796.90</text:p>
          </table:table-cell>
          <table:table-cell/>
        </table:table-row>
        <table:table-row table:style-name="ro1">
          <table:table-cell table:style-name="ce5" office:value-type="string" calcext:value-type="string">
            <text:p>7/2/2015</text:p>
          </table:table-cell>
          <table:table-cell table:style-name="ce6" office:value-type="time" office:time-value="PT18H35M25S" calcext:value-type="time">
            <text:p>18:3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2]-['Indiegogo donations'.J322]" office:value-type="currency" office:currency="CAD" office:value="3.59999999999999" calcext:value-type="currency">
            <text:p>$3.60</text:p>
          </table:table-cell>
          <table:table-cell table:style-name="ce3" table:formula="of:=['Indiegogo donations'.L322]+['Indiegogo donations'.K3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2]+['Indiegogo donations'.N321]" office:value-type="currency" office:currency="CAD" office:value="57890.0999999999" calcext:value-type="currency">
            <text:p>$57,890.10</text:p>
          </table:table-cell>
          <table:table-cell/>
        </table:table-row>
        <table:table-row table:style-name="ro1">
          <table:table-cell table:style-name="ce5" office:value-type="string" calcext:value-type="string">
            <text:p>7/2/2015</text:p>
          </table:table-cell>
          <table:table-cell table:style-name="ce6" office:value-type="time" office:time-value="PT18H35M28S" calcext:value-type="time">
            <text:p>18:35: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3]-['Indiegogo donations'.J323]" office:value-type="currency" office:currency="CAD" office:value="3.59999999999999" calcext:value-type="currency">
            <text:p>$3.60</text:p>
          </table:table-cell>
          <table:table-cell table:style-name="ce3" table:formula="of:=['Indiegogo donations'.L323]+['Indiegogo donations'.K3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3]+['Indiegogo donations'.N322]" office:value-type="currency" office:currency="CAD" office:value="57983.2999999999" calcext:value-type="currency">
            <text:p>$57,983.30</text:p>
          </table:table-cell>
          <table:table-cell/>
        </table:table-row>
        <table:table-row table:style-name="ro1">
          <table:table-cell table:style-name="ce5" office:value-type="string" calcext:value-type="string">
            <text:p>7/2/2015</text:p>
          </table:table-cell>
          <table:table-cell table:style-name="ce6" office:value-type="time" office:time-value="PT18H35M32S" calcext:value-type="time">
            <text:p>18:3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4]-['Indiegogo donations'.J324]" office:value-type="currency" office:currency="CAD" office:value="3.59999999999999" calcext:value-type="currency">
            <text:p>$3.60</text:p>
          </table:table-cell>
          <table:table-cell table:style-name="ce3" table:formula="of:=['Indiegogo donations'.L324]+['Indiegogo donations'.K32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4]+['Indiegogo donations'.N323]" office:value-type="currency" office:currency="CAD" office:value="58076.4999999999" calcext:value-type="currency">
            <text:p>$58,076.50</text:p>
          </table:table-cell>
          <table:table-cell/>
        </table:table-row>
        <table:table-row table:style-name="ro1">
          <table:table-cell table:style-name="ce5" office:value-type="string" calcext:value-type="string">
            <text:p>7/2/2015</text:p>
          </table:table-cell>
          <table:table-cell table:style-name="ce6" office:value-type="time" office:time-value="PT18H35M35S" calcext:value-type="time">
            <text:p>18:3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5]-['Indiegogo donations'.J325]" office:value-type="currency" office:currency="CAD" office:value="3.59999999999999" calcext:value-type="currency">
            <text:p>$3.60</text:p>
          </table:table-cell>
          <table:table-cell table:style-name="ce3" table:formula="of:=['Indiegogo donations'.L325]+['Indiegogo donations'.K3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5]+['Indiegogo donations'.N324]" office:value-type="currency" office:currency="CAD" office:value="58169.6999999999" calcext:value-type="currency">
            <text:p>$58,169.70</text:p>
          </table:table-cell>
          <table:table-cell/>
        </table:table-row>
        <table:table-row table:style-name="ro1">
          <table:table-cell table:style-name="ce5" office:value-type="string" calcext:value-type="string">
            <text:p>7/2/2015</text:p>
          </table:table-cell>
          <table:table-cell table:style-name="ce6" office:value-type="time" office:time-value="PT18H35M38S" calcext:value-type="time">
            <text:p>18:3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26]-['Indiegogo donations'.J326]" office:value-type="currency" office:currency="CAD" office:value="0.899999999999999" calcext:value-type="currency">
            <text:p>$0.90</text:p>
          </table:table-cell>
          <table:table-cell table:style-name="ce3" table:formula="of:=['Indiegogo donations'.L326]+['Indiegogo donations'.K32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26]+['Indiegogo donations'.N325]" office:value-type="currency" office:currency="CAD" office:value="58192.7699999999" calcext:value-type="currency">
            <text:p>$58,192.77</text:p>
          </table:table-cell>
          <table:table-cell/>
        </table:table-row>
        <table:table-row table:style-name="ro1">
          <table:table-cell table:style-name="ce5" office:value-type="string" calcext:value-type="string">
            <text:p>7/2/2015</text:p>
          </table:table-cell>
          <table:table-cell table:style-name="ce6" office:value-type="time" office:time-value="PT18H35M41S" calcext:value-type="time">
            <text:p>18:3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27]-['Indiegogo donations'.J327]" office:value-type="currency" office:currency="CAD" office:value="3.59999999999999" calcext:value-type="currency">
            <text:p>$3.60</text:p>
          </table:table-cell>
          <table:table-cell table:style-name="ce3" table:formula="of:=['Indiegogo donations'.L327]+['Indiegogo donations'.K3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27]+['Indiegogo donations'.N326]" office:value-type="currency" office:currency="CAD" office:value="58285.9699999999" calcext:value-type="currency">
            <text:p>$58,285.97</text:p>
          </table:table-cell>
          <table:table-cell/>
        </table:table-row>
        <table:table-row table:style-name="ro1">
          <table:table-cell table:style-name="ce5" office:value-type="string" calcext:value-type="string">
            <text:p>7/2/2015</text:p>
          </table:table-cell>
          <table:table-cell table:style-name="ce6" office:value-type="time" office:time-value="PT18H35M44S" calcext:value-type="time">
            <text:p>18:3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328]-['Indiegogo donations'.J328]" office:value-type="currency" office:currency="CAD" office:value="5.40000000000001" calcext:value-type="currency">
            <text:p>$5.40</text:p>
          </table:table-cell>
          <table:table-cell table:style-name="ce3" table:formula="of:=['Indiegogo donations'.L328]+['Indiegogo donations'.K32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328]+['Indiegogo donations'.N327]" office:value-type="currency" office:currency="CAD" office:value="58425.9199999999" calcext:value-type="currency">
            <text:p>$58,425.92</text:p>
          </table:table-cell>
          <table:table-cell/>
        </table:table-row>
        <table:table-row table:style-name="ro1">
          <table:table-cell table:style-name="ce5" office:value-type="string" calcext:value-type="string">
            <text:p>7/2/2015</text:p>
          </table:table-cell>
          <table:table-cell table:style-name="ce6" office:value-type="time" office:time-value="PT18H35M47S" calcext:value-type="time">
            <text:p>18:3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29]-['Indiegogo donations'.J329]" office:value-type="currency" office:currency="CAD" office:value="1.8" calcext:value-type="currency">
            <text:p>$1.80</text:p>
          </table:table-cell>
          <table:table-cell table:style-name="ce3" table:formula="of:=['Indiegogo donations'.L329]+['Indiegogo donations'.K32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29]+['Indiegogo donations'.N328]" office:value-type="currency" office:currency="CAD" office:value="58472.3699999999" calcext:value-type="currency">
            <text:p>$58,472.37</text:p>
          </table:table-cell>
          <table:table-cell/>
        </table:table-row>
        <table:table-row table:style-name="ro1">
          <table:table-cell table:style-name="ce5" office:value-type="string" calcext:value-type="string">
            <text:p>7/2/2015</text:p>
          </table:table-cell>
          <table:table-cell table:style-name="ce6" office:value-type="time" office:time-value="PT18H35M50S" calcext:value-type="time">
            <text:p>18:35: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30]-['Indiegogo donations'.J330]" office:value-type="currency" office:currency="CAD" office:value="0.899999999999999" calcext:value-type="currency">
            <text:p>$0.90</text:p>
          </table:table-cell>
          <table:table-cell table:style-name="ce3" table:formula="of:=['Indiegogo donations'.L330]+['Indiegogo donations'.K3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30]+['Indiegogo donations'.N329]" office:value-type="currency" office:currency="CAD" office:value="58495.4399999998" calcext:value-type="currency">
            <text:p>$58,495.44</text:p>
          </table:table-cell>
          <table:table-cell/>
        </table:table-row>
        <table:table-row table:style-name="ro1">
          <table:table-cell table:style-name="ce5" office:value-type="string" calcext:value-type="string">
            <text:p>7/2/2015</text:p>
          </table:table-cell>
          <table:table-cell table:style-name="ce6" office:value-type="time" office:time-value="PT18H35M53S" calcext:value-type="time">
            <text:p>18:35: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31]-['Indiegogo donations'.J331]" office:value-type="currency" office:currency="CAD" office:value="0.899999999999999" calcext:value-type="currency">
            <text:p>$0.90</text:p>
          </table:table-cell>
          <table:table-cell table:style-name="ce3" table:formula="of:=['Indiegogo donations'.L331]+['Indiegogo donations'.K3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31]+['Indiegogo donations'.N330]" office:value-type="currency" office:currency="CAD" office:value="58518.5099999998" calcext:value-type="currency">
            <text:p>$58,518.51</text:p>
          </table:table-cell>
          <table:table-cell/>
        </table:table-row>
        <table:table-row table:style-name="ro1">
          <table:table-cell table:style-name="ce5" office:value-type="string" calcext:value-type="string">
            <text:p>7/2/2015</text:p>
          </table:table-cell>
          <table:table-cell table:style-name="ce6" office:value-type="time" office:time-value="PT18H35M56S" calcext:value-type="time">
            <text:p>18:35: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332]-['Indiegogo donations'.J332]" office:value-type="currency" office:currency="CAD" office:value="0.18" calcext:value-type="currency">
            <text:p>$0.18</text:p>
          </table:table-cell>
          <table:table-cell table:style-name="ce3" table:formula="of:=['Indiegogo donations'.L332]+['Indiegogo donations'.K33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332]+['Indiegogo donations'.N331]" office:value-type="currency" office:currency="CAD" office:value="58522.8799999998" calcext:value-type="currency">
            <text:p>$58,522.88</text:p>
          </table:table-cell>
          <table:table-cell/>
        </table:table-row>
        <table:table-row table:style-name="ro1">
          <table:table-cell table:style-name="ce5" office:value-type="string" calcext:value-type="string">
            <text:p>7/2/2015</text:p>
          </table:table-cell>
          <table:table-cell table:style-name="ce6" office:value-type="time" office:time-value="PT18H35M59S" calcext:value-type="time">
            <text:p>18:35: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3]-['Indiegogo donations'.J333]" office:value-type="currency" office:currency="CAD" office:value="1.8" calcext:value-type="currency">
            <text:p>$1.80</text:p>
          </table:table-cell>
          <table:table-cell table:style-name="ce3" table:formula="of:=['Indiegogo donations'.L333]+['Indiegogo donations'.K33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33]+['Indiegogo donations'.N332]" office:value-type="currency" office:currency="CAD" office:value="58569.3299999998" calcext:value-type="currency">
            <text:p>$58,569.33</text:p>
          </table:table-cell>
          <table:table-cell/>
        </table:table-row>
        <table:table-row table:style-name="ro1">
          <table:table-cell table:style-name="ce5" office:value-type="string" calcext:value-type="string">
            <text:p>7/2/2015</text:p>
          </table:table-cell>
          <table:table-cell table:style-name="ce6" office:value-type="time" office:time-value="PT18H36M02S" calcext:value-type="time">
            <text:p>18:36: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34]-['Indiegogo donations'.J334]" office:value-type="currency" office:currency="CAD" office:value="1.8" calcext:value-type="currency">
            <text:p>$1.80</text:p>
          </table:table-cell>
          <table:table-cell table:style-name="ce3" table:formula="of:=['Indiegogo donations'.L334]+['Indiegogo donations'.K33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34]+['Indiegogo donations'.N333]" office:value-type="currency" office:currency="CAD" office:value="58615.7799999998" calcext:value-type="currency">
            <text:p>$58,615.78</text:p>
          </table:table-cell>
          <table:table-cell/>
        </table:table-row>
        <table:table-row table:style-name="ro1">
          <table:table-cell table:style-name="ce5" office:value-type="string" calcext:value-type="string">
            <text:p>7/2/2015</text:p>
          </table:table-cell>
          <table:table-cell table:style-name="ce6" office:value-type="time" office:time-value="PT18H36M05S" calcext:value-type="time">
            <text:p>18:36: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35]-['Indiegogo donations'.J335]" office:value-type="currency" office:currency="CAD" office:value="0.359999999999999" calcext:value-type="currency">
            <text:p>$0.36</text:p>
          </table:table-cell>
          <table:table-cell table:style-name="ce3" table:formula="of:=['Indiegogo donations'.L335]+['Indiegogo donations'.K3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35]+['Indiegogo donations'.N334]" office:value-type="currency" office:currency="CAD" office:value="58624.8299999998" calcext:value-type="currency">
            <text:p>$58,624.83</text:p>
          </table:table-cell>
          <table:table-cell/>
        </table:table-row>
        <table:table-row table:style-name="ro1">
          <table:table-cell table:style-name="ce5" office:value-type="string" calcext:value-type="string">
            <text:p>7/2/2015</text:p>
          </table:table-cell>
          <table:table-cell table:style-name="ce6" office:value-type="time" office:time-value="PT18H36M08S" calcext:value-type="time">
            <text:p>18:3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336]-['Indiegogo donations'.J336]" office:value-type="currency" office:currency="CAD" office:value="0.18" calcext:value-type="currency">
            <text:p>$0.18</text:p>
          </table:table-cell>
          <table:table-cell table:style-name="ce3" table:formula="of:=['Indiegogo donations'.L336]+['Indiegogo donations'.K33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336]+['Indiegogo donations'.N335]" office:value-type="currency" office:currency="CAD" office:value="58629.1999999999" calcext:value-type="currency">
            <text:p>$58,629.20</text:p>
          </table:table-cell>
          <table:table-cell/>
        </table:table-row>
        <table:table-row table:style-name="ro1">
          <table:table-cell table:style-name="ce5" office:value-type="string" calcext:value-type="string">
            <text:p>7/2/2015</text:p>
          </table:table-cell>
          <table:table-cell table:style-name="ce6" office:value-type="time" office:time-value="PT18H36M11S" calcext:value-type="time">
            <text:p>18:3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37]-['Indiegogo donations'.J337]" office:value-type="currency" office:currency="CAD" office:value="3.59999999999999" calcext:value-type="currency">
            <text:p>$3.60</text:p>
          </table:table-cell>
          <table:table-cell table:style-name="ce3" table:formula="of:=['Indiegogo donations'.L337]+['Indiegogo donations'.K3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37]+['Indiegogo donations'.N336]" office:value-type="currency" office:currency="CAD" office:value="58722.3999999998" calcext:value-type="currency">
            <text:p>$58,722.40</text:p>
          </table:table-cell>
          <table:table-cell/>
        </table:table-row>
        <table:table-row table:style-name="ro1">
          <table:table-cell table:style-name="ce5" office:value-type="string" calcext:value-type="string">
            <text:p>7/2/2015</text:p>
          </table:table-cell>
          <table:table-cell table:style-name="ce6" office:value-type="time" office:time-value="PT18H36M14S" calcext:value-type="time">
            <text:p>18:3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38]-['Indiegogo donations'.J338]" office:value-type="currency" office:currency="CAD" office:value="9" calcext:value-type="currency">
            <text:p>$9.00</text:p>
          </table:table-cell>
          <table:table-cell table:style-name="ce3" table:formula="of:=['Indiegogo donations'.L338]+['Indiegogo donations'.K338]"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38]+['Indiegogo donations'.N337]" office:value-type="currency" office:currency="CAD" office:value="58955.8499999998" calcext:value-type="currency">
            <text:p>$58,955.85</text:p>
          </table:table-cell>
          <table:table-cell/>
        </table:table-row>
        <table:table-row table:style-name="ro1">
          <table:table-cell table:style-name="ce5" office:value-type="string" calcext:value-type="string">
            <text:p>7/2/2015</text:p>
          </table:table-cell>
          <table:table-cell table:style-name="ce6" office:value-type="time" office:time-value="PT18H36M17S" calcext:value-type="time">
            <text:p>18:3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39]-['Indiegogo donations'.J339]" office:value-type="currency" office:currency="CAD" office:value="3.59999999999999" calcext:value-type="currency">
            <text:p>$3.60</text:p>
          </table:table-cell>
          <table:table-cell table:style-name="ce3" table:formula="of:=['Indiegogo donations'.L339]+['Indiegogo donations'.K3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39]+['Indiegogo donations'.N338]" office:value-type="currency" office:currency="CAD" office:value="59049.0499999998" calcext:value-type="currency">
            <text:p>$59,049.05</text:p>
          </table:table-cell>
          <table:table-cell/>
        </table:table-row>
        <table:table-row table:style-name="ro1">
          <table:table-cell table:style-name="ce5" office:value-type="string" calcext:value-type="string">
            <text:p>7/2/2015</text:p>
          </table:table-cell>
          <table:table-cell table:style-name="ce6" office:value-type="time" office:time-value="PT18H36M20S" calcext:value-type="time">
            <text:p>18:3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0]-['Indiegogo donations'.J340]" office:value-type="currency" office:currency="CAD" office:value="0.899999999999999" calcext:value-type="currency">
            <text:p>$0.90</text:p>
          </table:table-cell>
          <table:table-cell table:style-name="ce3" table:formula="of:=['Indiegogo donations'.L340]+['Indiegogo donations'.K3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0]+['Indiegogo donations'.N339]" office:value-type="currency" office:currency="CAD" office:value="59072.1199999998" calcext:value-type="currency">
            <text:p>$59,072.12</text:p>
          </table:table-cell>
          <table:table-cell/>
        </table:table-row>
        <table:table-row table:style-name="ro1">
          <table:table-cell table:style-name="ce5" office:value-type="string" calcext:value-type="string">
            <text:p>7/2/2015</text:p>
          </table:table-cell>
          <table:table-cell table:style-name="ce6" office:value-type="time" office:time-value="PT18H36M23S" calcext:value-type="time">
            <text:p>18:3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1]-['Indiegogo donations'.J341]" office:value-type="currency" office:currency="CAD" office:value="0.899999999999999" calcext:value-type="currency">
            <text:p>$0.90</text:p>
          </table:table-cell>
          <table:table-cell table:style-name="ce3" table:formula="of:=['Indiegogo donations'.L341]+['Indiegogo donations'.K34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1]+['Indiegogo donations'.N340]" office:value-type="currency" office:currency="CAD" office:value="59095.1899999998" calcext:value-type="currency">
            <text:p>$59,095.19</text:p>
          </table:table-cell>
          <table:table-cell/>
        </table:table-row>
        <table:table-row table:style-name="ro1">
          <table:table-cell table:style-name="ce5" office:value-type="string" calcext:value-type="string">
            <text:p>7/2/2015</text:p>
          </table:table-cell>
          <table:table-cell table:style-name="ce6" office:value-type="time" office:time-value="PT18H36M26S" calcext:value-type="time">
            <text:p>18:3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42]-['Indiegogo donations'.J342]" office:value-type="currency" office:currency="CAD" office:value="0.720000000000002" calcext:value-type="currency">
            <text:p>$0.72</text:p>
          </table:table-cell>
          <table:table-cell table:style-name="ce3" table:formula="of:=['Indiegogo donations'.L342]+['Indiegogo donations'.K3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42]+['Indiegogo donations'.N341]" office:value-type="currency" office:currency="CAD" office:value="59113.5899999998" calcext:value-type="currency">
            <text:p>$59,113.59</text:p>
          </table:table-cell>
          <table:table-cell/>
        </table:table-row>
        <table:table-row table:style-name="ro1">
          <table:table-cell table:style-name="ce5" office:value-type="string" calcext:value-type="string">
            <text:p>7/2/2015</text:p>
          </table:table-cell>
          <table:table-cell table:style-name="ce6" office:value-type="time" office:time-value="PT18H36M29S" calcext:value-type="time">
            <text:p>18:3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43]-['Indiegogo donations'.J343]" office:value-type="currency" office:currency="CAD" office:value="0.359999999999999" calcext:value-type="currency">
            <text:p>$0.36</text:p>
          </table:table-cell>
          <table:table-cell table:style-name="ce3" table:formula="of:=['Indiegogo donations'.L343]+['Indiegogo donations'.K34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43]+['Indiegogo donations'.N342]" office:value-type="currency" office:currency="CAD" office:value="59122.6399999998" calcext:value-type="currency">
            <text:p>$59,122.64</text:p>
          </table:table-cell>
          <table:table-cell/>
        </table:table-row>
        <table:table-row table:style-name="ro1">
          <table:table-cell table:style-name="ce5" office:value-type="string" calcext:value-type="string">
            <text:p>7/2/2015</text:p>
          </table:table-cell>
          <table:table-cell table:style-name="ce6" office:value-type="time" office:time-value="PT18H36M32S" calcext:value-type="time">
            <text:p>18:3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4]-['Indiegogo donations'.J344]" office:value-type="currency" office:currency="CAD" office:value="0.899999999999999" calcext:value-type="currency">
            <text:p>$0.90</text:p>
          </table:table-cell>
          <table:table-cell table:style-name="ce3" table:formula="of:=['Indiegogo donations'.L344]+['Indiegogo donations'.K3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4]+['Indiegogo donations'.N343]" office:value-type="currency" office:currency="CAD" office:value="59145.7099999998" calcext:value-type="currency">
            <text:p>$59,145.71</text:p>
          </table:table-cell>
          <table:table-cell/>
        </table:table-row>
        <table:table-row table:style-name="ro1">
          <table:table-cell table:style-name="ce5" office:value-type="string" calcext:value-type="string">
            <text:p>7/2/2015</text:p>
          </table:table-cell>
          <table:table-cell table:style-name="ce6" office:value-type="time" office:time-value="PT18H36M35S" calcext:value-type="time">
            <text:p>18:3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45]-['Indiegogo donations'.J345]" office:value-type="currency" office:currency="CAD" office:value="1.26" calcext:value-type="currency">
            <text:p>$1.26</text:p>
          </table:table-cell>
          <table:table-cell table:style-name="ce3" table:formula="of:=['Indiegogo donations'.L345]+['Indiegogo donations'.K3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45]+['Indiegogo donations'.N344]" office:value-type="currency" office:currency="CAD" office:value="59178.1299999998" calcext:value-type="currency">
            <text:p>$59,178.13</text:p>
          </table:table-cell>
          <table:table-cell/>
        </table:table-row>
        <table:table-row table:style-name="ro1">
          <table:table-cell table:style-name="ce5" office:value-type="string" calcext:value-type="string">
            <text:p>7/2/2015</text:p>
          </table:table-cell>
          <table:table-cell table:style-name="ce6" office:value-type="time" office:time-value="PT18H36M38S" calcext:value-type="time">
            <text:p>18:3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346]-['Indiegogo donations'.J346]" office:value-type="currency" office:currency="CAD" office:value="4.5" calcext:value-type="currency">
            <text:p>$4.50</text:p>
          </table:table-cell>
          <table:table-cell table:style-name="ce3" table:formula="of:=['Indiegogo donations'.L346]+['Indiegogo donations'.K346]"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346]+['Indiegogo donations'.N345]" office:value-type="currency" office:currency="CAD" office:value="59294.6999999998" calcext:value-type="currency">
            <text:p>$59,294.70</text:p>
          </table:table-cell>
          <table:table-cell/>
        </table:table-row>
        <table:table-row table:style-name="ro1">
          <table:table-cell table:style-name="ce5" office:value-type="string" calcext:value-type="string">
            <text:p>7/2/2015</text:p>
          </table:table-cell>
          <table:table-cell table:style-name="ce6" office:value-type="time" office:time-value="PT18H36M42S" calcext:value-type="time">
            <text:p>18:3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47]-['Indiegogo donations'.J347]" office:value-type="currency" office:currency="CAD" office:value="0.899999999999999" calcext:value-type="currency">
            <text:p>$0.90</text:p>
          </table:table-cell>
          <table:table-cell table:style-name="ce3" table:formula="of:=['Indiegogo donations'.L347]+['Indiegogo donations'.K3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47]+['Indiegogo donations'.N346]" office:value-type="currency" office:currency="CAD" office:value="59317.7699999998" calcext:value-type="currency">
            <text:p>$59,317.77</text:p>
          </table:table-cell>
          <table:table-cell/>
        </table:table-row>
        <table:table-row table:style-name="ro1">
          <table:table-cell table:style-name="ce5" office:value-type="string" calcext:value-type="string">
            <text:p>7/2/2015</text:p>
          </table:table-cell>
          <table:table-cell table:style-name="ce6" office:value-type="time" office:time-value="PT18H36M45S" calcext:value-type="time">
            <text:p>18:36: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48]-['Indiegogo donations'.J348]" office:value-type="currency" office:currency="CAD" office:value="1.8" calcext:value-type="currency">
            <text:p>$1.80</text:p>
          </table:table-cell>
          <table:table-cell table:style-name="ce3" table:formula="of:=['Indiegogo donations'.L348]+['Indiegogo donations'.K3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48]+['Indiegogo donations'.N347]" office:value-type="currency" office:currency="CAD" office:value="59364.2199999998" calcext:value-type="currency">
            <text:p>$59,364.22</text:p>
          </table:table-cell>
          <table:table-cell/>
        </table:table-row>
        <table:table-row table:style-name="ro1">
          <table:table-cell table:style-name="ce5" office:value-type="string" calcext:value-type="string">
            <text:p>7/2/2015</text:p>
          </table:table-cell>
          <table:table-cell table:style-name="ce6" office:value-type="time" office:time-value="PT18H36M48S" calcext:value-type="time">
            <text:p>18:36: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349]-['Indiegogo donations'.J349]" office:value-type="currency" office:currency="CAD" office:value="36" calcext:value-type="currency">
            <text:p>$36.00</text:p>
          </table:table-cell>
          <table:table-cell table:style-name="ce3" table:formula="of:=['Indiegogo donations'.L349]+['Indiegogo donations'.K349]"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349]+['Indiegogo donations'.N348]" office:value-type="currency" office:currency="CAD" office:value="60298.9199999998" calcext:value-type="currency">
            <text:p>$60,298.92</text:p>
          </table:table-cell>
          <table:table-cell/>
        </table:table-row>
        <table:table-row table:style-name="ro1">
          <table:table-cell table:style-name="ce5" office:value-type="string" calcext:value-type="string">
            <text:p>7/2/2015</text:p>
          </table:table-cell>
          <table:table-cell table:style-name="ce6" office:value-type="time" office:time-value="PT18H36M51S" calcext:value-type="time">
            <text:p>18:36: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0]-['Indiegogo donations'.J350]" office:value-type="currency" office:currency="CAD" office:value="3.59999999999999" calcext:value-type="currency">
            <text:p>$3.60</text:p>
          </table:table-cell>
          <table:table-cell table:style-name="ce3" table:formula="of:=['Indiegogo donations'.L350]+['Indiegogo donations'.K35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0]+['Indiegogo donations'.N349]" office:value-type="currency" office:currency="CAD" office:value="60392.1199999998" calcext:value-type="currency">
            <text:p>$60,392.12</text:p>
          </table:table-cell>
          <table:table-cell/>
        </table:table-row>
        <table:table-row table:style-name="ro1">
          <table:table-cell table:style-name="ce5" office:value-type="string" calcext:value-type="string">
            <text:p>7/2/2015</text:p>
          </table:table-cell>
          <table:table-cell table:style-name="ce6" office:value-type="time" office:time-value="PT18H36M54S" calcext:value-type="time">
            <text:p>18:36: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1]-['Indiegogo donations'.J351]" office:value-type="currency" office:currency="CAD" office:value="0.899999999999999" calcext:value-type="currency">
            <text:p>$0.90</text:p>
          </table:table-cell>
          <table:table-cell table:style-name="ce3" table:formula="of:=['Indiegogo donations'.L351]+['Indiegogo donations'.K3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1]+['Indiegogo donations'.N350]" office:value-type="currency" office:currency="CAD" office:value="60415.1899999998" calcext:value-type="currency">
            <text:p>$60,415.19</text:p>
          </table:table-cell>
          <table:table-cell/>
        </table:table-row>
        <table:table-row table:style-name="ro1">
          <table:table-cell table:style-name="ce5" office:value-type="string" calcext:value-type="string">
            <text:p>7/2/2015</text:p>
          </table:table-cell>
          <table:table-cell table:style-name="ce6" office:value-type="time" office:time-value="PT18H36M57S" calcext:value-type="time">
            <text:p>18:36: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2]-['Indiegogo donations'.J352]" office:value-type="currency" office:currency="CAD" office:value="3.59999999999999" calcext:value-type="currency">
            <text:p>$3.60</text:p>
          </table:table-cell>
          <table:table-cell table:style-name="ce3" table:formula="of:=['Indiegogo donations'.L352]+['Indiegogo donations'.K35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2]+['Indiegogo donations'.N351]" office:value-type="currency" office:currency="CAD" office:value="60508.3899999998" calcext:value-type="currency">
            <text:p>$60,508.39</text:p>
          </table:table-cell>
          <table:table-cell/>
        </table:table-row>
        <table:table-row table:style-name="ro1">
          <table:table-cell table:style-name="ce5" office:value-type="string" calcext:value-type="string">
            <text:p>7/2/2015</text:p>
          </table:table-cell>
          <table:table-cell table:style-name="ce6" office:value-type="time" office:time-value="PT18H37M00S" calcext:value-type="time">
            <text:p>18:37: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3]-['Indiegogo donations'.J353]" office:value-type="currency" office:currency="CAD" office:value="3.59999999999999" calcext:value-type="currency">
            <text:p>$3.60</text:p>
          </table:table-cell>
          <table:table-cell table:style-name="ce3" table:formula="of:=['Indiegogo donations'.L353]+['Indiegogo donations'.K3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3]+['Indiegogo donations'.N352]" office:value-type="currency" office:currency="CAD" office:value="60601.5899999998" calcext:value-type="currency">
            <text:p>$60,601.59</text:p>
          </table:table-cell>
          <table:table-cell/>
        </table:table-row>
        <table:table-row table:style-name="ro1">
          <table:table-cell table:style-name="ce5" office:value-type="string" calcext:value-type="string">
            <text:p>7/2/2015</text:p>
          </table:table-cell>
          <table:table-cell table:style-name="ce6" office:value-type="time" office:time-value="PT18H37M03S" calcext:value-type="time">
            <text:p>18:37: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54]-['Indiegogo donations'.J354]" office:value-type="currency" office:currency="CAD" office:value="9" calcext:value-type="currency">
            <text:p>$9.00</text:p>
          </table:table-cell>
          <table:table-cell table:style-name="ce3" table:formula="of:=['Indiegogo donations'.L354]+['Indiegogo donations'.K35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54]+['Indiegogo donations'.N353]" office:value-type="currency" office:currency="CAD" office:value="60835.0399999998" calcext:value-type="currency">
            <text:p>$60,835.04</text:p>
          </table:table-cell>
          <table:table-cell/>
        </table:table-row>
        <table:table-row table:style-name="ro1">
          <table:table-cell table:style-name="ce5" office:value-type="string" calcext:value-type="string">
            <text:p>7/2/2015</text:p>
          </table:table-cell>
          <table:table-cell table:style-name="ce6" office:value-type="time" office:time-value="PT18H37M06S" calcext:value-type="time">
            <text:p>18:37: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55]-['Indiegogo donations'.J355]" office:value-type="currency" office:currency="CAD" office:value="18" calcext:value-type="currency">
            <text:p>$18.00</text:p>
          </table:table-cell>
          <table:table-cell table:style-name="ce3" table:formula="of:=['Indiegogo donations'.L355]+['Indiegogo donations'.K35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55]+['Indiegogo donations'.N354]" office:value-type="currency" office:currency="CAD" office:value="61302.2399999998" calcext:value-type="currency">
            <text:p>$61,302.24</text:p>
          </table:table-cell>
          <table:table-cell/>
        </table:table-row>
        <table:table-row table:style-name="ro1">
          <table:table-cell table:style-name="ce5" office:value-type="string" calcext:value-type="string">
            <text:p>7/2/2015</text:p>
          </table:table-cell>
          <table:table-cell table:style-name="ce6" office:value-type="time" office:time-value="PT18H37M09S" calcext:value-type="time">
            <text:p>18:37: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56]-['Indiegogo donations'.J356]" office:value-type="currency" office:currency="CAD" office:value="3.59999999999999" calcext:value-type="currency">
            <text:p>$3.60</text:p>
          </table:table-cell>
          <table:table-cell table:style-name="ce3" table:formula="of:=['Indiegogo donations'.L356]+['Indiegogo donations'.K3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56]+['Indiegogo donations'.N355]" office:value-type="currency" office:currency="CAD" office:value="61395.4399999998" calcext:value-type="currency">
            <text:p>$61,395.44</text:p>
          </table:table-cell>
          <table:table-cell/>
        </table:table-row>
        <table:table-row table:style-name="ro1">
          <table:table-cell table:style-name="ce5" office:value-type="string" calcext:value-type="string">
            <text:p>7/2/2015</text:p>
          </table:table-cell>
          <table:table-cell table:style-name="ce6" office:value-type="time" office:time-value="PT18H37M13S" calcext:value-type="time">
            <text:p>18:3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7]-['Indiegogo donations'.J357]" office:value-type="currency" office:currency="CAD" office:value="0.899999999999999" calcext:value-type="currency">
            <text:p>$0.90</text:p>
          </table:table-cell>
          <table:table-cell table:style-name="ce3" table:formula="of:=['Indiegogo donations'.L357]+['Indiegogo donations'.K35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7]+['Indiegogo donations'.N356]" office:value-type="currency" office:currency="CAD" office:value="61418.5099999998" calcext:value-type="currency">
            <text:p>$61,418.51</text:p>
          </table:table-cell>
          <table:table-cell/>
        </table:table-row>
        <table:table-row table:style-name="ro1">
          <table:table-cell table:style-name="ce5" office:value-type="string" calcext:value-type="string">
            <text:p>7/2/2015</text:p>
          </table:table-cell>
          <table:table-cell table:style-name="ce6" office:value-type="time" office:time-value="PT18H37M16S" calcext:value-type="time">
            <text:p>18:3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58]-['Indiegogo donations'.J358]" office:value-type="currency" office:currency="CAD" office:value="18" calcext:value-type="currency">
            <text:p>$18.00</text:p>
          </table:table-cell>
          <table:table-cell table:style-name="ce3" table:formula="of:=['Indiegogo donations'.L358]+['Indiegogo donations'.K35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58]+['Indiegogo donations'.N357]" office:value-type="currency" office:currency="CAD" office:value="61885.7099999998" calcext:value-type="currency">
            <text:p>$61,885.71</text:p>
          </table:table-cell>
          <table:table-cell/>
        </table:table-row>
        <table:table-row table:style-name="ro1">
          <table:table-cell table:style-name="ce5" office:value-type="string" calcext:value-type="string">
            <text:p>7/2/2015</text:p>
          </table:table-cell>
          <table:table-cell table:style-name="ce6" office:value-type="time" office:time-value="PT18H37M19S" calcext:value-type="time">
            <text:p>18:3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59]-['Indiegogo donations'.J359]" office:value-type="currency" office:currency="CAD" office:value="0.899999999999999" calcext:value-type="currency">
            <text:p>$0.90</text:p>
          </table:table-cell>
          <table:table-cell table:style-name="ce3" table:formula="of:=['Indiegogo donations'.L359]+['Indiegogo donations'.K3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59]+['Indiegogo donations'.N358]" office:value-type="currency" office:currency="CAD" office:value="61908.7799999998" calcext:value-type="currency">
            <text:p>$61,908.78</text:p>
          </table:table-cell>
          <table:table-cell/>
        </table:table-row>
        <table:table-row table:style-name="ro1">
          <table:table-cell table:style-name="ce5" office:value-type="string" calcext:value-type="string">
            <text:p>7/2/2015</text:p>
          </table:table-cell>
          <table:table-cell table:style-name="ce6" office:value-type="time" office:time-value="PT18H37M22S" calcext:value-type="time">
            <text:p>18:3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0]-['Indiegogo donations'.J360]" office:value-type="currency" office:currency="CAD" office:value="7.20000000000002" calcext:value-type="currency">
            <text:p>$7.20</text:p>
          </table:table-cell>
          <table:table-cell table:style-name="ce3" table:formula="of:=['Indiegogo donations'.L360]+['Indiegogo donations'.K36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0]+['Indiegogo donations'.N359]" office:value-type="currency" office:currency="CAD" office:value="62095.4799999998" calcext:value-type="currency">
            <text:p>$62,095.48</text:p>
          </table:table-cell>
          <table:table-cell/>
        </table:table-row>
        <table:table-row table:style-name="ro1">
          <table:table-cell table:style-name="ce5" office:value-type="string" calcext:value-type="string">
            <text:p>7/2/2015</text:p>
          </table:table-cell>
          <table:table-cell table:style-name="ce6" office:value-type="time" office:time-value="PT18H37M25S" calcext:value-type="time">
            <text:p>18:3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361]-['Indiegogo donations'.J361]" office:value-type="currency" office:currency="CAD" office:value="18" calcext:value-type="currency">
            <text:p>$18.00</text:p>
          </table:table-cell>
          <table:table-cell table:style-name="ce3" table:formula="of:=['Indiegogo donations'.L361]+['Indiegogo donations'.K36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361]+['Indiegogo donations'.N360]" office:value-type="currency" office:currency="CAD" office:value="62562.6799999998" calcext:value-type="currency">
            <text:p>$62,562.68</text:p>
          </table:table-cell>
          <table:table-cell/>
        </table:table-row>
        <table:table-row table:style-name="ro1">
          <table:table-cell table:style-name="ce5" office:value-type="string" calcext:value-type="string">
            <text:p>7/2/2015</text:p>
          </table:table-cell>
          <table:table-cell table:style-name="ce6" office:value-type="time" office:time-value="PT18H37M27S" calcext:value-type="time">
            <text:p>18:3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2]-['Indiegogo donations'.J362]" office:value-type="currency" office:currency="CAD" office:value="7.20000000000002" calcext:value-type="currency">
            <text:p>$7.20</text:p>
          </table:table-cell>
          <table:table-cell table:style-name="ce3" table:formula="of:=['Indiegogo donations'.L362]+['Indiegogo donations'.K3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2]+['Indiegogo donations'.N361]" office:value-type="currency" office:currency="CAD" office:value="62749.3799999998" calcext:value-type="currency">
            <text:p>$62,749.38</text:p>
          </table:table-cell>
          <table:table-cell/>
        </table:table-row>
        <table:table-row table:style-name="ro1">
          <table:table-cell table:style-name="ce5" office:value-type="string" calcext:value-type="string">
            <text:p>7/2/2015</text:p>
          </table:table-cell>
          <table:table-cell table:style-name="ce6" office:value-type="time" office:time-value="PT18H37M30S" calcext:value-type="time">
            <text:p>18:3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363]-['Indiegogo donations'.J363]" office:value-type="currency" office:currency="CAD" office:value="9" calcext:value-type="currency">
            <text:p>$9.00</text:p>
          </table:table-cell>
          <table:table-cell table:style-name="ce3" table:formula="of:=['Indiegogo donations'.L363]+['Indiegogo donations'.K36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363]+['Indiegogo donations'.N362]" office:value-type="currency" office:currency="CAD" office:value="62982.8299999998" calcext:value-type="currency">
            <text:p>$62,982.83</text:p>
          </table:table-cell>
          <table:table-cell/>
        </table:table-row>
        <table:table-row table:style-name="ro1">
          <table:table-cell table:style-name="ce5" office:value-type="string" calcext:value-type="string">
            <text:p>7/2/2015</text:p>
          </table:table-cell>
          <table:table-cell table:style-name="ce6" office:value-type="time" office:time-value="PT18H37M33S" calcext:value-type="time">
            <text:p>18:3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64]-['Indiegogo donations'.J364]" office:value-type="currency" office:currency="CAD" office:value="3.59999999999999" calcext:value-type="currency">
            <text:p>$3.60</text:p>
          </table:table-cell>
          <table:table-cell table:style-name="ce3" table:formula="of:=['Indiegogo donations'.L364]+['Indiegogo donations'.K3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64]+['Indiegogo donations'.N363]" office:value-type="currency" office:currency="CAD" office:value="63076.0299999998" calcext:value-type="currency">
            <text:p>$63,076.03</text:p>
          </table:table-cell>
          <table:table-cell/>
        </table:table-row>
        <table:table-row table:style-name="ro1">
          <table:table-cell table:style-name="ce5" office:value-type="string" calcext:value-type="string">
            <text:p>7/2/2015</text:p>
          </table:table-cell>
          <table:table-cell table:style-name="ce6" office:value-type="time" office:time-value="PT18H37M36S" calcext:value-type="time">
            <text:p>18:3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65]-['Indiegogo donations'.J365]" office:value-type="currency" office:currency="CAD" office:value="1.26" calcext:value-type="currency">
            <text:p>$1.26</text:p>
          </table:table-cell>
          <table:table-cell table:style-name="ce3" table:formula="of:=['Indiegogo donations'.L365]+['Indiegogo donations'.K36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65]+['Indiegogo donations'.N364]" office:value-type="currency" office:currency="CAD" office:value="63108.4499999998" calcext:value-type="currency">
            <text:p>$63,108.45</text:p>
          </table:table-cell>
          <table:table-cell/>
        </table:table-row>
        <table:table-row table:style-name="ro1">
          <table:table-cell table:style-name="ce5" office:value-type="string" calcext:value-type="string">
            <text:p>7/2/2015</text:p>
          </table:table-cell>
          <table:table-cell table:style-name="ce6" office:value-type="time" office:time-value="PT18H37M39S" calcext:value-type="time">
            <text:p>18:3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66]-['Indiegogo donations'.J366]" office:value-type="currency" office:currency="CAD" office:value="3.59999999999999" calcext:value-type="currency">
            <text:p>$3.60</text:p>
          </table:table-cell>
          <table:table-cell table:style-name="ce3" table:formula="of:=['Indiegogo donations'.L366]+['Indiegogo donations'.K3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66]+['Indiegogo donations'.N365]" office:value-type="currency" office:currency="CAD" office:value="63201.6499999998" calcext:value-type="currency">
            <text:p>$63,201.65</text:p>
          </table:table-cell>
          <table:table-cell/>
        </table:table-row>
        <table:table-row table:style-name="ro1">
          <table:table-cell table:style-name="ce5" office:value-type="string" calcext:value-type="string">
            <text:p>7/2/2015</text:p>
          </table:table-cell>
          <table:table-cell table:style-name="ce6" office:value-type="time" office:time-value="PT18H37M42S" calcext:value-type="time">
            <text:p>18:3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367]-['Indiegogo donations'.J367]" office:value-type="currency" office:currency="CAD" office:value="7.20000000000002" calcext:value-type="currency">
            <text:p>$7.20</text:p>
          </table:table-cell>
          <table:table-cell table:style-name="ce3" table:formula="of:=['Indiegogo donations'.L367]+['Indiegogo donations'.K3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367]+['Indiegogo donations'.N366]" office:value-type="currency" office:currency="CAD" office:value="63388.3499999998" calcext:value-type="currency">
            <text:p>$63,388.35</text:p>
          </table:table-cell>
          <table:table-cell/>
        </table:table-row>
        <table:table-row table:style-name="ro1">
          <table:table-cell table:style-name="ce5" office:value-type="string" calcext:value-type="string">
            <text:p>7/2/2015</text:p>
          </table:table-cell>
          <table:table-cell table:style-name="ce6" office:value-type="time" office:time-value="PT18H37M45S" calcext:value-type="time">
            <text:p>18:3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68]-['Indiegogo donations'.J368]" office:value-type="currency" office:currency="CAD" office:value="0.899999999999999" calcext:value-type="currency">
            <text:p>$0.90</text:p>
          </table:table-cell>
          <table:table-cell table:style-name="ce3" table:formula="of:=['Indiegogo donations'.L368]+['Indiegogo donations'.K3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68]+['Indiegogo donations'.N367]" office:value-type="currency" office:currency="CAD" office:value="63411.4199999998" calcext:value-type="currency">
            <text:p>$63,411.42</text:p>
          </table:table-cell>
          <table:table-cell/>
        </table:table-row>
        <table:table-row table:style-name="ro1">
          <table:table-cell table:style-name="ce5" office:value-type="string" calcext:value-type="string">
            <text:p>7/2/2015</text:p>
          </table:table-cell>
          <table:table-cell table:style-name="ce6" office:value-type="time" office:time-value="PT18H37M48S" calcext:value-type="time">
            <text:p>18:3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69]-['Indiegogo donations'.J369]" office:value-type="currency" office:currency="CAD" office:value="0.899999999999999" calcext:value-type="currency">
            <text:p>$0.90</text:p>
          </table:table-cell>
          <table:table-cell table:style-name="ce3" table:formula="of:=['Indiegogo donations'.L369]+['Indiegogo donations'.K3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69]+['Indiegogo donations'.N368]" office:value-type="currency" office:currency="CAD" office:value="63434.4899999998" calcext:value-type="currency">
            <text:p>$63,434.49</text:p>
          </table:table-cell>
          <table:table-cell/>
        </table:table-row>
        <table:table-row table:style-name="ro1">
          <table:table-cell table:style-name="ce5" office:value-type="string" calcext:value-type="string">
            <text:p>7/2/2015</text:p>
          </table:table-cell>
          <table:table-cell table:style-name="ce6" office:value-type="time" office:time-value="PT18H37M51S" calcext:value-type="time">
            <text:p>18:3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370]-['Indiegogo donations'.J370]" office:value-type="currency" office:currency="CAD" office:value="0.359999999999999" calcext:value-type="currency">
            <text:p>$0.36</text:p>
          </table:table-cell>
          <table:table-cell table:style-name="ce3" table:formula="of:=['Indiegogo donations'.L370]+['Indiegogo donations'.K3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370]+['Indiegogo donations'.N369]" office:value-type="currency" office:currency="CAD" office:value="63443.5399999998" calcext:value-type="currency">
            <text:p>$63,443.54</text:p>
          </table:table-cell>
          <table:table-cell/>
        </table:table-row>
        <table:table-row table:style-name="ro1">
          <table:table-cell table:style-name="ce5" office:value-type="string" calcext:value-type="string">
            <text:p>7/2/2015</text:p>
          </table:table-cell>
          <table:table-cell table:style-name="ce6" office:value-type="time" office:time-value="PT18H37M54S" calcext:value-type="time">
            <text:p>18:37: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1]-['Indiegogo donations'.J371]" office:value-type="currency" office:currency="CAD" office:value="3.59999999999999" calcext:value-type="currency">
            <text:p>$3.60</text:p>
          </table:table-cell>
          <table:table-cell table:style-name="ce3" table:formula="of:=['Indiegogo donations'.L371]+['Indiegogo donations'.K3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1]+['Indiegogo donations'.N370]" office:value-type="currency" office:currency="CAD" office:value="63536.7399999998" calcext:value-type="currency">
            <text:p>$63,536.74</text:p>
          </table:table-cell>
          <table:table-cell/>
        </table:table-row>
        <table:table-row table:style-name="ro1">
          <table:table-cell table:style-name="ce5" office:value-type="string" calcext:value-type="string">
            <text:p>7/2/2015</text:p>
          </table:table-cell>
          <table:table-cell table:style-name="ce6" office:value-type="time" office:time-value="PT18H37M57S" calcext:value-type="time">
            <text:p>18:37: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2]-['Indiegogo donations'.J372]" office:value-type="currency" office:currency="CAD" office:value="0.899999999999999" calcext:value-type="currency">
            <text:p>$0.90</text:p>
          </table:table-cell>
          <table:table-cell table:style-name="ce3" table:formula="of:=['Indiegogo donations'.L372]+['Indiegogo donations'.K3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2]+['Indiegogo donations'.N371]" office:value-type="currency" office:currency="CAD" office:value="63559.8099999998" calcext:value-type="currency">
            <text:p>$63,559.81</text:p>
          </table:table-cell>
          <table:table-cell/>
        </table:table-row>
        <table:table-row table:style-name="ro1">
          <table:table-cell table:style-name="ce5" office:value-type="string" calcext:value-type="string">
            <text:p>7/2/2015</text:p>
          </table:table-cell>
          <table:table-cell table:style-name="ce6" office:value-type="time" office:time-value="PT18H38M00S" calcext:value-type="time">
            <text:p>18:38: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73]-['Indiegogo donations'.J373]" office:value-type="currency" office:currency="CAD" office:value="1.26" calcext:value-type="currency">
            <text:p>$1.26</text:p>
          </table:table-cell>
          <table:table-cell table:style-name="ce3" table:formula="of:=['Indiegogo donations'.L373]+['Indiegogo donations'.K373]"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73]+['Indiegogo donations'.N372]" office:value-type="currency" office:currency="CAD" office:value="63592.2299999998" calcext:value-type="currency">
            <text:p>$63,592.23</text:p>
          </table:table-cell>
          <table:table-cell/>
        </table:table-row>
        <table:table-row table:style-name="ro1">
          <table:table-cell table:style-name="ce5" office:value-type="string" calcext:value-type="string">
            <text:p>7/2/2015</text:p>
          </table:table-cell>
          <table:table-cell table:style-name="ce6" office:value-type="time" office:time-value="PT18H38M03S" calcext:value-type="time">
            <text:p>18:38: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4]-['Indiegogo donations'.J374]" office:value-type="currency" office:currency="CAD" office:value="0.899999999999999" calcext:value-type="currency">
            <text:p>$0.90</text:p>
          </table:table-cell>
          <table:table-cell table:style-name="ce3" table:formula="of:=['Indiegogo donations'.L374]+['Indiegogo donations'.K37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4]+['Indiegogo donations'.N373]" office:value-type="currency" office:currency="CAD" office:value="63615.2999999998" calcext:value-type="currency">
            <text:p>$63,615.30</text:p>
          </table:table-cell>
          <table:table-cell/>
        </table:table-row>
        <table:table-row table:style-name="ro1">
          <table:table-cell table:style-name="ce5" office:value-type="string" calcext:value-type="string">
            <text:p>7/2/2015</text:p>
          </table:table-cell>
          <table:table-cell table:style-name="ce6" office:value-type="time" office:time-value="PT18H38M07S" calcext:value-type="time">
            <text:p>18:3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5]-['Indiegogo donations'.J375]" office:value-type="currency" office:currency="CAD" office:value="3.59999999999999" calcext:value-type="currency">
            <text:p>$3.60</text:p>
          </table:table-cell>
          <table:table-cell table:style-name="ce3" table:formula="of:=['Indiegogo donations'.L375]+['Indiegogo donations'.K3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5]+['Indiegogo donations'.N374]" office:value-type="currency" office:currency="CAD" office:value="63708.4999999998" calcext:value-type="currency">
            <text:p>$63,708.50</text:p>
          </table:table-cell>
          <table:table-cell/>
        </table:table-row>
        <table:table-row table:style-name="ro1">
          <table:table-cell table:style-name="ce5" office:value-type="string" calcext:value-type="string">
            <text:p>7/2/2015</text:p>
          </table:table-cell>
          <table:table-cell table:style-name="ce6" office:value-type="time" office:time-value="PT18H38M10S" calcext:value-type="time">
            <text:p>18:3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6]-['Indiegogo donations'.J376]" office:value-type="currency" office:currency="CAD" office:value="0.899999999999999" calcext:value-type="currency">
            <text:p>$0.90</text:p>
          </table:table-cell>
          <table:table-cell table:style-name="ce3" table:formula="of:=['Indiegogo donations'.L376]+['Indiegogo donations'.K3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6]+['Indiegogo donations'.N375]" office:value-type="currency" office:currency="CAD" office:value="63731.5699999998" calcext:value-type="currency">
            <text:p>$63,731.57</text:p>
          </table:table-cell>
          <table:table-cell/>
        </table:table-row>
        <table:table-row table:style-name="ro1">
          <table:table-cell table:style-name="ce5" office:value-type="string" calcext:value-type="string">
            <text:p>7/2/2015</text:p>
          </table:table-cell>
          <table:table-cell table:style-name="ce6" office:value-type="time" office:time-value="PT18H38M13S" calcext:value-type="time">
            <text:p>18:3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77]-['Indiegogo donations'.J377]" office:value-type="currency" office:currency="CAD" office:value="1.8" calcext:value-type="currency">
            <text:p>$1.80</text:p>
          </table:table-cell>
          <table:table-cell table:style-name="ce3" table:formula="of:=['Indiegogo donations'.L377]+['Indiegogo donations'.K3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77]+['Indiegogo donations'.N376]" office:value-type="currency" office:currency="CAD" office:value="63778.0199999998" calcext:value-type="currency">
            <text:p>$63,778.02</text:p>
          </table:table-cell>
          <table:table-cell/>
        </table:table-row>
        <table:table-row table:style-name="ro1">
          <table:table-cell table:style-name="ce5" office:value-type="string" calcext:value-type="string">
            <text:p>7/2/2015</text:p>
          </table:table-cell>
          <table:table-cell table:style-name="ce6" office:value-type="time" office:time-value="PT18H38M16S" calcext:value-type="time">
            <text:p>18:3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78]-['Indiegogo donations'.J378]" office:value-type="currency" office:currency="CAD" office:value="0.899999999999999" calcext:value-type="currency">
            <text:p>$0.90</text:p>
          </table:table-cell>
          <table:table-cell table:style-name="ce3" table:formula="of:=['Indiegogo donations'.L378]+['Indiegogo donations'.K3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78]+['Indiegogo donations'.N377]" office:value-type="currency" office:currency="CAD" office:value="63801.0899999998" calcext:value-type="currency">
            <text:p>$63,801.09</text:p>
          </table:table-cell>
          <table:table-cell/>
        </table:table-row>
        <table:table-row table:style-name="ro1">
          <table:table-cell table:style-name="ce5" office:value-type="string" calcext:value-type="string">
            <text:p>7/2/2015</text:p>
          </table:table-cell>
          <table:table-cell table:style-name="ce6" office:value-type="time" office:time-value="PT18H38M19S" calcext:value-type="time">
            <text:p>18:3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79]-['Indiegogo donations'.J379]" office:value-type="currency" office:currency="CAD" office:value="3.59999999999999" calcext:value-type="currency">
            <text:p>$3.60</text:p>
          </table:table-cell>
          <table:table-cell table:style-name="ce3" table:formula="of:=['Indiegogo donations'.L379]+['Indiegogo donations'.K3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79]+['Indiegogo donations'.N378]" office:value-type="currency" office:currency="CAD" office:value="63894.2899999998" calcext:value-type="currency">
            <text:p>$63,894.29</text:p>
          </table:table-cell>
          <table:table-cell/>
        </table:table-row>
        <table:table-row table:style-name="ro1">
          <table:table-cell table:style-name="ce5" office:value-type="string" calcext:value-type="string">
            <text:p>7/2/2015</text:p>
          </table:table-cell>
          <table:table-cell table:style-name="ce6" office:value-type="time" office:time-value="PT18H38M22S" calcext:value-type="time">
            <text:p>18:3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80]-['Indiegogo donations'.J380]" office:value-type="currency" office:currency="CAD" office:value="0.899999999999999" calcext:value-type="currency">
            <text:p>$0.90</text:p>
          </table:table-cell>
          <table:table-cell table:style-name="ce3" table:formula="of:=['Indiegogo donations'.L380]+['Indiegogo donations'.K3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80]+['Indiegogo donations'.N379]" office:value-type="currency" office:currency="CAD" office:value="63917.3599999998" calcext:value-type="currency">
            <text:p>$63,917.36</text:p>
          </table:table-cell>
          <table:table-cell/>
        </table:table-row>
        <table:table-row table:style-name="ro1">
          <table:table-cell table:style-name="ce5" office:value-type="string" calcext:value-type="string">
            <text:p>7/2/2015</text:p>
          </table:table-cell>
          <table:table-cell table:style-name="ce6" office:value-type="time" office:time-value="PT18H38M25S" calcext:value-type="time">
            <text:p>18:3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81]-['Indiegogo donations'.J381]" office:value-type="currency" office:currency="CAD" office:value="0.720000000000002" calcext:value-type="currency">
            <text:p>$0.72</text:p>
          </table:table-cell>
          <table:table-cell table:style-name="ce3" table:formula="of:=['Indiegogo donations'.L381]+['Indiegogo donations'.K3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81]+['Indiegogo donations'.N380]" office:value-type="currency" office:currency="CAD" office:value="63935.7599999998" calcext:value-type="currency">
            <text:p>$63,935.76</text:p>
          </table:table-cell>
          <table:table-cell/>
        </table:table-row>
        <table:table-row table:style-name="ro1">
          <table:table-cell table:style-name="ce5" office:value-type="string" calcext:value-type="string">
            <text:p>7/2/2015</text:p>
          </table:table-cell>
          <table:table-cell table:style-name="ce6" office:value-type="time" office:time-value="PT18H38M28S" calcext:value-type="time">
            <text:p>18:38: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382]-['Indiegogo donations'.J382]" office:value-type="currency" office:currency="CAD" office:value="1.44" calcext:value-type="currency">
            <text:p>$1.44</text:p>
          </table:table-cell>
          <table:table-cell table:style-name="ce3" table:formula="of:=['Indiegogo donations'.L382]+['Indiegogo donations'.K38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382]+['Indiegogo donations'.N381]" office:value-type="currency" office:currency="CAD" office:value="63972.8599999998" calcext:value-type="currency">
            <text:p>$63,972.86</text:p>
          </table:table-cell>
          <table:table-cell/>
        </table:table-row>
        <table:table-row table:style-name="ro1">
          <table:table-cell table:style-name="ce5" office:value-type="string" calcext:value-type="string">
            <text:p>7/2/2015</text:p>
          </table:table-cell>
          <table:table-cell table:style-name="ce6" office:value-type="time" office:time-value="PT18H38M31S" calcext:value-type="time">
            <text:p>18:38: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3]-['Indiegogo donations'.J383]" office:value-type="currency" office:currency="CAD" office:value="3.59999999999999" calcext:value-type="currency">
            <text:p>$3.60</text:p>
          </table:table-cell>
          <table:table-cell table:style-name="ce3" table:formula="of:=['Indiegogo donations'.L383]+['Indiegogo donations'.K3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3]+['Indiegogo donations'.N382]" office:value-type="currency" office:currency="CAD" office:value="64066.0599999998" calcext:value-type="currency">
            <text:p>$64,066.06</text:p>
          </table:table-cell>
          <table:table-cell/>
        </table:table-row>
        <table:table-row table:style-name="ro1">
          <table:table-cell table:style-name="ce5" office:value-type="string" calcext:value-type="string">
            <text:p>7/2/2015</text:p>
          </table:table-cell>
          <table:table-cell table:style-name="ce6" office:value-type="time" office:time-value="PT18H38M34S" calcext:value-type="time">
            <text:p>18:38: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4]-['Indiegogo donations'.J384]" office:value-type="currency" office:currency="CAD" office:value="3.59999999999999" calcext:value-type="currency">
            <text:p>$3.60</text:p>
          </table:table-cell>
          <table:table-cell table:style-name="ce3" table:formula="of:=['Indiegogo donations'.L384]+['Indiegogo donations'.K3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4]+['Indiegogo donations'.N383]" office:value-type="currency" office:currency="CAD" office:value="64159.2599999998" calcext:value-type="currency">
            <text:p>$64,159.26</text:p>
          </table:table-cell>
          <table:table-cell/>
        </table:table-row>
        <table:table-row table:style-name="ro1">
          <table:table-cell table:style-name="ce5" office:value-type="string" calcext:value-type="string">
            <text:p>7/2/2015</text:p>
          </table:table-cell>
          <table:table-cell table:style-name="ce6" office:value-type="time" office:time-value="PT18H38M37S" calcext:value-type="time">
            <text:p>18:38: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85]-['Indiegogo donations'.J385]" office:value-type="currency" office:currency="CAD" office:value="3.59999999999999" calcext:value-type="currency">
            <text:p>$3.60</text:p>
          </table:table-cell>
          <table:table-cell table:style-name="ce3" table:formula="of:=['Indiegogo donations'.L385]+['Indiegogo donations'.K38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85]+['Indiegogo donations'.N384]" office:value-type="currency" office:currency="CAD" office:value="64252.4599999998" calcext:value-type="currency">
            <text:p>$64,252.46</text:p>
          </table:table-cell>
          <table:table-cell/>
        </table:table-row>
        <table:table-row table:style-name="ro1">
          <table:table-cell table:style-name="ce5" office:value-type="string" calcext:value-type="string">
            <text:p>7/2/2015</text:p>
          </table:table-cell>
          <table:table-cell table:style-name="ce6" office:value-type="time" office:time-value="PT18H38M40S" calcext:value-type="time">
            <text:p>18:38: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86]-['Indiegogo donations'.J386]" office:value-type="currency" office:currency="CAD" office:value="1.8" calcext:value-type="currency">
            <text:p>$1.80</text:p>
          </table:table-cell>
          <table:table-cell table:style-name="ce3" table:formula="of:=['Indiegogo donations'.L386]+['Indiegogo donations'.K3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86]+['Indiegogo donations'.N385]" office:value-type="currency" office:currency="CAD" office:value="64298.9099999998" calcext:value-type="currency">
            <text:p>$64,298.91</text:p>
          </table:table-cell>
          <table:table-cell/>
        </table:table-row>
        <table:table-row table:style-name="ro1">
          <table:table-cell table:style-name="ce5" office:value-type="string" calcext:value-type="string">
            <text:p>7/2/2015</text:p>
          </table:table-cell>
          <table:table-cell table:style-name="ce6" office:value-type="time" office:time-value="PT18H38M43S" calcext:value-type="time">
            <text:p>18:38: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87]-['Indiegogo donations'.J387]" office:value-type="currency" office:currency="CAD" office:value="0.720000000000002" calcext:value-type="currency">
            <text:p>$0.72</text:p>
          </table:table-cell>
          <table:table-cell table:style-name="ce3" table:formula="of:=['Indiegogo donations'.L387]+['Indiegogo donations'.K38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87]+['Indiegogo donations'.N386]" office:value-type="currency" office:currency="CAD" office:value="64317.3099999998" calcext:value-type="currency">
            <text:p>$64,317.31</text:p>
          </table:table-cell>
          <table:table-cell/>
        </table:table-row>
        <table:table-row table:style-name="ro1">
          <table:table-cell table:style-name="ce5" office:value-type="string" calcext:value-type="string">
            <text:p>7/2/2015</text:p>
          </table:table-cell>
          <table:table-cell table:style-name="ce6" office:value-type="time" office:time-value="PT18H38M46S" calcext:value-type="time">
            <text:p>18:38: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388]-['Indiegogo donations'.J388]" office:value-type="currency" office:currency="CAD" office:value="5.40000000000001" calcext:value-type="currency">
            <text:p>$5.40</text:p>
          </table:table-cell>
          <table:table-cell table:style-name="ce3" table:formula="of:=['Indiegogo donations'.L388]+['Indiegogo donations'.K388]"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388]+['Indiegogo donations'.N387]" office:value-type="currency" office:currency="CAD" office:value="64457.2599999998" calcext:value-type="currency">
            <text:p>$64,457.26</text:p>
          </table:table-cell>
          <table:table-cell/>
        </table:table-row>
        <table:table-row table:style-name="ro1">
          <table:table-cell table:style-name="ce5" office:value-type="string" calcext:value-type="string">
            <text:p>7/2/2015</text:p>
          </table:table-cell>
          <table:table-cell table:style-name="ce6" office:value-type="time" office:time-value="PT18H38M48S" calcext:value-type="time">
            <text:p>18:3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389]-['Indiegogo donations'.J389]" office:value-type="currency" office:currency="CAD" office:value="1.26" calcext:value-type="currency">
            <text:p>$1.26</text:p>
          </table:table-cell>
          <table:table-cell table:style-name="ce3" table:formula="of:=['Indiegogo donations'.L389]+['Indiegogo donations'.K389]"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389]+['Indiegogo donations'.N388]" office:value-type="currency" office:currency="CAD" office:value="64489.6799999998" calcext:value-type="currency">
            <text:p>$64,489.68</text:p>
          </table:table-cell>
          <table:table-cell/>
        </table:table-row>
        <table:table-row table:style-name="ro1">
          <table:table-cell table:style-name="ce5" office:value-type="string" calcext:value-type="string">
            <text:p>7/2/2015</text:p>
          </table:table-cell>
          <table:table-cell table:style-name="ce6" office:value-type="time" office:time-value="PT18H38M52S" calcext:value-type="time">
            <text:p>18:38: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0]-['Indiegogo donations'.J390]" office:value-type="currency" office:currency="CAD" office:value="0.720000000000002" calcext:value-type="currency">
            <text:p>$0.72</text:p>
          </table:table-cell>
          <table:table-cell table:style-name="ce3" table:formula="of:=['Indiegogo donations'.L390]+['Indiegogo donations'.K39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0]+['Indiegogo donations'.N389]" office:value-type="currency" office:currency="CAD" office:value="64508.0799999998" calcext:value-type="currency">
            <text:p>$64,508.08</text:p>
          </table:table-cell>
          <table:table-cell/>
        </table:table-row>
        <table:table-row table:style-name="ro1">
          <table:table-cell table:style-name="ce5" office:value-type="string" calcext:value-type="string">
            <text:p>7/2/2015</text:p>
          </table:table-cell>
          <table:table-cell table:style-name="ce6" office:value-type="time" office:time-value="PT18H38M55S" calcext:value-type="time">
            <text:p>18:3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1]-['Indiegogo donations'.J391]" office:value-type="currency" office:currency="CAD" office:value="0.720000000000002" calcext:value-type="currency">
            <text:p>$0.72</text:p>
          </table:table-cell>
          <table:table-cell table:style-name="ce3" table:formula="of:=['Indiegogo donations'.L391]+['Indiegogo donations'.K39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1]+['Indiegogo donations'.N390]" office:value-type="currency" office:currency="CAD" office:value="64526.4799999998" calcext:value-type="currency">
            <text:p>$64,526.48</text:p>
          </table:table-cell>
          <table:table-cell/>
        </table:table-row>
        <table:table-row table:style-name="ro1">
          <table:table-cell table:style-name="ce5" office:value-type="string" calcext:value-type="string">
            <text:p>7/2/2015</text:p>
          </table:table-cell>
          <table:table-cell table:style-name="ce6" office:value-type="time" office:time-value="PT18H38M57S" calcext:value-type="time">
            <text:p>18:3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392]-['Indiegogo donations'.J392]" office:value-type="currency" office:currency="CAD" office:value="1.08" calcext:value-type="currency">
            <text:p>$1.08</text:p>
          </table:table-cell>
          <table:table-cell table:style-name="ce3" table:formula="of:=['Indiegogo donations'.L392]+['Indiegogo donations'.K39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392]+['Indiegogo donations'.N391]" office:value-type="currency" office:currency="CAD" office:value="64554.2299999998" calcext:value-type="currency">
            <text:p>$64,554.23</text:p>
          </table:table-cell>
          <table:table-cell/>
        </table:table-row>
        <table:table-row table:style-name="ro1">
          <table:table-cell table:style-name="ce5" office:value-type="string" calcext:value-type="string">
            <text:p>7/2/2015</text:p>
          </table:table-cell>
          <table:table-cell table:style-name="ce6" office:value-type="time" office:time-value="PT18H39M00S" calcext:value-type="time">
            <text:p>18:39: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3]-['Indiegogo donations'.J393]" office:value-type="currency" office:currency="CAD" office:value="0.899999999999999" calcext:value-type="currency">
            <text:p>$0.90</text:p>
          </table:table-cell>
          <table:table-cell table:style-name="ce3" table:formula="of:=['Indiegogo donations'.L393]+['Indiegogo donations'.K3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93]+['Indiegogo donations'.N392]" office:value-type="currency" office:currency="CAD" office:value="64577.2999999998" calcext:value-type="currency">
            <text:p>$64,577.30</text:p>
          </table:table-cell>
          <table:table-cell/>
        </table:table-row>
        <table:table-row table:style-name="ro1">
          <table:table-cell table:style-name="ce5" office:value-type="string" calcext:value-type="string">
            <text:p>7/2/2015</text:p>
          </table:table-cell>
          <table:table-cell table:style-name="ce6" office:value-type="time" office:time-value="PT18H39M04S" calcext:value-type="time">
            <text:p>18:3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394]-['Indiegogo donations'.J394]" office:value-type="currency" office:currency="CAD" office:value="0.720000000000002" calcext:value-type="currency">
            <text:p>$0.72</text:p>
          </table:table-cell>
          <table:table-cell table:style-name="ce3" table:formula="of:=['Indiegogo donations'.L394]+['Indiegogo donations'.K39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394]+['Indiegogo donations'.N393]" office:value-type="currency" office:currency="CAD" office:value="64595.6999999998" calcext:value-type="currency">
            <text:p>$64,595.70</text:p>
          </table:table-cell>
          <table:table-cell/>
        </table:table-row>
        <table:table-row table:style-name="ro1">
          <table:table-cell table:style-name="ce5" office:value-type="string" calcext:value-type="string">
            <text:p>7/2/2015</text:p>
          </table:table-cell>
          <table:table-cell table:style-name="ce6" office:value-type="time" office:time-value="PT18H39M07S" calcext:value-type="time">
            <text:p>18:3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5]-['Indiegogo donations'.J395]" office:value-type="currency" office:currency="CAD" office:value="0.899999999999999" calcext:value-type="currency">
            <text:p>$0.90</text:p>
          </table:table-cell>
          <table:table-cell table:style-name="ce3" table:formula="of:=['Indiegogo donations'.L395]+['Indiegogo donations'.K3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395]+['Indiegogo donations'.N394]" office:value-type="currency" office:currency="CAD" office:value="64618.7699999998" calcext:value-type="currency">
            <text:p>$64,618.77</text:p>
          </table:table-cell>
          <table:table-cell/>
        </table:table-row>
        <table:table-row table:style-name="ro1">
          <table:table-cell table:style-name="ce5" office:value-type="string" calcext:value-type="string">
            <text:p>7/2/2015</text:p>
          </table:table-cell>
          <table:table-cell table:style-name="ce6" office:value-type="time" office:time-value="PT18H39M10S" calcext:value-type="time">
            <text:p>18:3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396]-['Indiegogo donations'.J396]" office:value-type="currency" office:currency="CAD" office:value="36" calcext:value-type="currency">
            <text:p>$36.00</text:p>
          </table:table-cell>
          <table:table-cell table:style-name="ce3" table:formula="of:=['Indiegogo donations'.L396]+['Indiegogo donations'.K39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396]+['Indiegogo donations'.N395]" office:value-type="currency" office:currency="CAD" office:value="65553.4699999998" calcext:value-type="currency">
            <text:p>$65,553.47</text:p>
          </table:table-cell>
          <table:table-cell/>
        </table:table-row>
        <table:table-row table:style-name="ro1">
          <table:table-cell table:style-name="ce5" office:value-type="string" calcext:value-type="string">
            <text:p>7/2/2015</text:p>
          </table:table-cell>
          <table:table-cell table:style-name="ce6" office:value-type="time" office:time-value="PT18H39M13S" calcext:value-type="time">
            <text:p>18:3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397]-['Indiegogo donations'.J397]" office:value-type="currency" office:currency="CAD" office:value="3.59999999999999" calcext:value-type="currency">
            <text:p>$3.60</text:p>
          </table:table-cell>
          <table:table-cell table:style-name="ce3" table:formula="of:=['Indiegogo donations'.L397]+['Indiegogo donations'.K3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97]+['Indiegogo donations'.N396]" office:value-type="currency" office:currency="CAD" office:value="65646.6699999998" calcext:value-type="currency">
            <text:p>$65,646.67</text:p>
          </table:table-cell>
          <table:table-cell/>
        </table:table-row>
        <table:table-row table:style-name="ro1">
          <table:table-cell table:style-name="ce5" office:value-type="string" calcext:value-type="string">
            <text:p>7/2/2015</text:p>
          </table:table-cell>
          <table:table-cell table:style-name="ce6" office:value-type="time" office:time-value="PT18H39M16S" calcext:value-type="time">
            <text:p>18:3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398]-['Indiegogo donations'.J398]" office:value-type="currency" office:currency="CAD" office:value="1.8" calcext:value-type="currency">
            <text:p>$1.80</text:p>
          </table:table-cell>
          <table:table-cell table:style-name="ce3" table:formula="of:=['Indiegogo donations'.L398]+['Indiegogo donations'.K3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398]+['Indiegogo donations'.N397]" office:value-type="currency" office:currency="CAD" office:value="65693.1199999998" calcext:value-type="currency">
            <text:p>$65,693.12</text:p>
          </table:table-cell>
          <table:table-cell/>
        </table:table-row>
        <table:table-row table:style-name="ro1">
          <table:table-cell table:style-name="ce5" office:value-type="string" calcext:value-type="string">
            <text:p>7/2/2015</text:p>
          </table:table-cell>
          <table:table-cell table:style-name="ce6" office:value-type="time" office:time-value="PT18H39M19S" calcext:value-type="time">
            <text:p>18:3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399]-['Indiegogo donations'.J399]" office:value-type="currency" office:currency="CAD" office:value="-71.4" calcext:value-type="currency">
            <text:p>-$71.40</text:p>
          </table:table-cell>
          <table:table-cell table:style-name="ce3" table:formula="of:=['Indiegogo donations'.L399]+['Indiegogo donations'.K3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399]+['Indiegogo donations'.N398]" office:value-type="currency" office:currency="CAD" office:value="65786.3199999998" calcext:value-type="currency">
            <text:p>$65,786.32</text:p>
          </table:table-cell>
          <table:table-cell/>
        </table:table-row>
        <table:table-row table:style-name="ro1">
          <table:table-cell table:style-name="ce5" office:value-type="string" calcext:value-type="string">
            <text:p>7/2/2015</text:p>
          </table:table-cell>
          <table:table-cell table:style-name="ce6" office:value-type="time" office:time-value="PT18H39M22S" calcext:value-type="time">
            <text:p>18:3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0]-['Indiegogo donations'.J400]" office:value-type="currency" office:currency="CAD" office:value="75.9" calcext:value-type="currency">
            <text:p>$75.90</text:p>
          </table:table-cell>
          <table:table-cell table:style-name="ce3" table:formula="of:=['Indiegogo donations'.L400]+['Indiegogo donations'.K40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0]+['Indiegogo donations'.N399]" office:value-type="currency" office:currency="CAD" office:value="65809.3899999998" calcext:value-type="currency">
            <text:p>$65,809.39</text:p>
          </table:table-cell>
          <table:table-cell/>
        </table:table-row>
        <table:table-row table:style-name="ro1">
          <table:table-cell table:style-name="ce5" office:value-type="string" calcext:value-type="string">
            <text:p>7/2/2015</text:p>
          </table:table-cell>
          <table:table-cell table:style-name="ce6" office:value-type="time" office:time-value="PT18H39M25S" calcext:value-type="time">
            <text:p>18:3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1]-['Indiegogo donations'.J401]" office:value-type="currency" office:currency="CAD" office:value="0.899999999999999" calcext:value-type="currency">
            <text:p>$0.90</text:p>
          </table:table-cell>
          <table:table-cell table:style-name="ce3" table:formula="of:=['Indiegogo donations'.L401]+['Indiegogo donations'.K40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1]+['Indiegogo donations'.N400]" office:value-type="currency" office:currency="CAD" office:value="65832.4599999998" calcext:value-type="currency">
            <text:p>$65,832.46</text:p>
          </table:table-cell>
          <table:table-cell/>
        </table:table-row>
        <table:table-row table:style-name="ro1">
          <table:table-cell table:style-name="ce5" office:value-type="string" calcext:value-type="string">
            <text:p>7/2/2015</text:p>
          </table:table-cell>
          <table:table-cell table:style-name="ce6" office:value-type="time" office:time-value="PT18H39M28S" calcext:value-type="time">
            <text:p>18:3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02]-['Indiegogo donations'.J402]" office:value-type="currency" office:currency="CAD" office:value="0.539999999999999" calcext:value-type="currency">
            <text:p>$0.54</text:p>
          </table:table-cell>
          <table:table-cell table:style-name="ce3" table:formula="of:=['Indiegogo donations'.L402]+['Indiegogo donations'.K40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402]+['Indiegogo donations'.N401]" office:value-type="currency" office:currency="CAD" office:value="65846.1799999998" calcext:value-type="currency">
            <text:p>$65,846.18</text:p>
          </table:table-cell>
          <table:table-cell/>
        </table:table-row>
        <table:table-row table:style-name="ro1">
          <table:table-cell table:style-name="ce5" office:value-type="string" calcext:value-type="string">
            <text:p>7/2/2015</text:p>
          </table:table-cell>
          <table:table-cell table:style-name="ce6" office:value-type="time" office:time-value="PT18H39M31S" calcext:value-type="time">
            <text:p>18:3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3]-['Indiegogo donations'.J403]" office:value-type="currency" office:currency="CAD" office:value="3.59999999999999" calcext:value-type="currency">
            <text:p>$3.60</text:p>
          </table:table-cell>
          <table:table-cell table:style-name="ce3" table:formula="of:=['Indiegogo donations'.L403]+['Indiegogo donations'.K4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03]+['Indiegogo donations'.N402]" office:value-type="currency" office:currency="CAD" office:value="65939.3799999998" calcext:value-type="currency">
            <text:p>$65,939.38</text:p>
          </table:table-cell>
          <table:table-cell/>
        </table:table-row>
        <table:table-row table:style-name="ro1">
          <table:table-cell table:style-name="ce5" office:value-type="string" calcext:value-type="string">
            <text:p>7/2/2015</text:p>
          </table:table-cell>
          <table:table-cell table:style-name="ce6" office:value-type="time" office:time-value="PT18H39M34S" calcext:value-type="time">
            <text:p>18:3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04]-['Indiegogo donations'.J404]" office:value-type="currency" office:currency="CAD" office:value="0.720000000000002" calcext:value-type="currency">
            <text:p>$0.72</text:p>
          </table:table-cell>
          <table:table-cell table:style-name="ce3" table:formula="of:=['Indiegogo donations'.L404]+['Indiegogo donations'.K40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04]+['Indiegogo donations'.N403]" office:value-type="currency" office:currency="CAD" office:value="65957.7799999998" calcext:value-type="currency">
            <text:p>$65,957.78</text:p>
          </table:table-cell>
          <table:table-cell/>
        </table:table-row>
        <table:table-row table:style-name="ro1">
          <table:table-cell table:style-name="ce5" office:value-type="string" calcext:value-type="string">
            <text:p>7/2/2015</text:p>
          </table:table-cell>
          <table:table-cell table:style-name="ce6" office:value-type="time" office:time-value="PT18H39M37S" calcext:value-type="time">
            <text:p>18:3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5]-['Indiegogo donations'.J405]" office:value-type="currency" office:currency="CAD" office:value="0.899999999999999" calcext:value-type="currency">
            <text:p>$0.90</text:p>
          </table:table-cell>
          <table:table-cell table:style-name="ce3" table:formula="of:=['Indiegogo donations'.L405]+['Indiegogo donations'.K4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5]+['Indiegogo donations'.N404]" office:value-type="currency" office:currency="CAD" office:value="65980.8499999998" calcext:value-type="currency">
            <text:p>$65,980.85</text:p>
          </table:table-cell>
          <table:table-cell/>
        </table:table-row>
        <table:table-row table:style-name="ro1">
          <table:table-cell table:style-name="ce5" office:value-type="string" calcext:value-type="string">
            <text:p>7/2/2015</text:p>
          </table:table-cell>
          <table:table-cell table:style-name="ce6" office:value-type="time" office:time-value="PT18H39M40S" calcext:value-type="time">
            <text:p>18:3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06]-['Indiegogo donations'.J406]" office:value-type="currency" office:currency="CAD" office:value="1.8" calcext:value-type="currency">
            <text:p>$1.80</text:p>
          </table:table-cell>
          <table:table-cell table:style-name="ce3" table:formula="of:=['Indiegogo donations'.L406]+['Indiegogo donations'.K4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06]+['Indiegogo donations'.N405]" office:value-type="currency" office:currency="CAD" office:value="66027.2999999998" calcext:value-type="currency">
            <text:p>$66,027.30</text:p>
          </table:table-cell>
          <table:table-cell/>
        </table:table-row>
        <table:table-row table:style-name="ro1">
          <table:table-cell table:style-name="ce5" office:value-type="string" calcext:value-type="string">
            <text:p>7/2/2015</text:p>
          </table:table-cell>
          <table:table-cell table:style-name="ce6" office:value-type="time" office:time-value="PT18H39M43S" calcext:value-type="time">
            <text:p>18:39: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07]-['Indiegogo donations'.J407]" office:value-type="currency" office:currency="CAD" office:value="0.899999999999999" calcext:value-type="currency">
            <text:p>$0.90</text:p>
          </table:table-cell>
          <table:table-cell table:style-name="ce3" table:formula="of:=['Indiegogo donations'.L407]+['Indiegogo donations'.K4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07]+['Indiegogo donations'.N406]" office:value-type="currency" office:currency="CAD" office:value="66050.3699999998" calcext:value-type="currency">
            <text:p>$66,050.37</text:p>
          </table:table-cell>
          <table:table-cell/>
        </table:table-row>
        <table:table-row table:style-name="ro1">
          <table:table-cell table:style-name="ce5" office:value-type="string" calcext:value-type="string">
            <text:p>7/2/2015</text:p>
          </table:table-cell>
          <table:table-cell table:style-name="ce6" office:value-type="time" office:time-value="PT18H39M46S" calcext:value-type="time">
            <text:p>18:3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08]-['Indiegogo donations'.J408]" office:value-type="currency" office:currency="CAD" office:value="3.59999999999999" calcext:value-type="currency">
            <text:p>$3.60</text:p>
          </table:table-cell>
          <table:table-cell table:style-name="ce3" table:formula="of:=['Indiegogo donations'.L408]+['Indiegogo donations'.K4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08]+['Indiegogo donations'.N407]" office:value-type="currency" office:currency="CAD" office:value="66143.5699999998" calcext:value-type="currency">
            <text:p>$66,143.57</text:p>
          </table:table-cell>
          <table:table-cell/>
        </table:table-row>
        <table:table-row table:style-name="ro1">
          <table:table-cell table:style-name="ce5" office:value-type="string" calcext:value-type="string">
            <text:p>7/2/2015</text:p>
          </table:table-cell>
          <table:table-cell table:style-name="ce6" office:value-type="time" office:time-value="PT18H39M48S" calcext:value-type="time">
            <text:p>18:3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09]-['Indiegogo donations'.J409]" office:value-type="currency" office:currency="CAD" office:value="7.20000000000002" calcext:value-type="currency">
            <text:p>$7.20</text:p>
          </table:table-cell>
          <table:table-cell table:style-name="ce3" table:formula="of:=['Indiegogo donations'.L409]+['Indiegogo donations'.K4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09]+['Indiegogo donations'.N408]" office:value-type="currency" office:currency="CAD" office:value="66330.2699999998" calcext:value-type="currency">
            <text:p>$66,330.27</text:p>
          </table:table-cell>
          <table:table-cell/>
        </table:table-row>
        <table:table-row table:style-name="ro1">
          <table:table-cell table:style-name="ce5" office:value-type="string" calcext:value-type="string">
            <text:p>7/2/2015</text:p>
          </table:table-cell>
          <table:table-cell table:style-name="ce6" office:value-type="time" office:time-value="PT18H39M52S" calcext:value-type="time">
            <text:p>18:3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10]-['Indiegogo donations'.J410]" office:value-type="currency" office:currency="CAD" office:value="3.59999999999999" calcext:value-type="currency">
            <text:p>$3.60</text:p>
          </table:table-cell>
          <table:table-cell table:style-name="ce3" table:formula="of:=['Indiegogo donations'.L410]+['Indiegogo donations'.K4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10]+['Indiegogo donations'.N409]" office:value-type="currency" office:currency="CAD" office:value="66423.4699999998" calcext:value-type="currency">
            <text:p>$66,423.47</text:p>
          </table:table-cell>
          <table:table-cell/>
        </table:table-row>
        <table:table-row table:style-name="ro1">
          <table:table-cell table:style-name="ce5" office:value-type="string" calcext:value-type="string">
            <text:p>7/2/2015</text:p>
          </table:table-cell>
          <table:table-cell table:style-name="ce6" office:value-type="time" office:time-value="PT18H39M55S" calcext:value-type="time">
            <text:p>18:3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11]-['Indiegogo donations'.J411]" office:value-type="currency" office:currency="CAD" office:value="0.720000000000002" calcext:value-type="currency">
            <text:p>$0.72</text:p>
          </table:table-cell>
          <table:table-cell table:style-name="ce3" table:formula="of:=['Indiegogo donations'.L411]+['Indiegogo donations'.K41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11]+['Indiegogo donations'.N410]" office:value-type="currency" office:currency="CAD" office:value="66441.8699999998" calcext:value-type="currency">
            <text:p>$66,441.87</text:p>
          </table:table-cell>
          <table:table-cell/>
        </table:table-row>
        <table:table-row table:style-name="ro1">
          <table:table-cell table:style-name="ce5" office:value-type="string" calcext:value-type="string">
            <text:p>7/2/2015</text:p>
          </table:table-cell>
          <table:table-cell table:style-name="ce6" office:value-type="time" office:time-value="PT18H39M58S" calcext:value-type="time">
            <text:p>18:3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12]-['Indiegogo donations'.J412]" office:value-type="currency" office:currency="CAD" office:value="1.8" calcext:value-type="currency">
            <text:p>$1.80</text:p>
          </table:table-cell>
          <table:table-cell table:style-name="ce3" table:formula="of:=['Indiegogo donations'.L412]+['Indiegogo donations'.K41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12]+['Indiegogo donations'.N411]" office:value-type="currency" office:currency="CAD" office:value="66488.3199999998" calcext:value-type="currency">
            <text:p>$66,488.32</text:p>
          </table:table-cell>
          <table:table-cell/>
        </table:table-row>
        <table:table-row table:style-name="ro1">
          <table:table-cell table:style-name="ce5" office:value-type="string" calcext:value-type="string">
            <text:p>7/2/2015</text:p>
          </table:table-cell>
          <table:table-cell table:style-name="ce6" office:value-type="time" office:time-value="PT18H40M01S" calcext:value-type="time">
            <text:p>18:4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413]-['Indiegogo donations'.J413]" office:value-type="currency" office:currency="CAD" office:value="9" calcext:value-type="currency">
            <text:p>$9.00</text:p>
          </table:table-cell>
          <table:table-cell table:style-name="ce3" table:formula="of:=['Indiegogo donations'.L413]+['Indiegogo donations'.K41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413]+['Indiegogo donations'.N412]" office:value-type="currency" office:currency="CAD" office:value="66721.7699999998" calcext:value-type="currency">
            <text:p>$66,721.77</text:p>
          </table:table-cell>
          <table:table-cell/>
        </table:table-row>
        <table:table-row table:style-name="ro1">
          <table:table-cell table:style-name="ce5" office:value-type="string" calcext:value-type="string">
            <text:p>7/2/2015</text:p>
          </table:table-cell>
          <table:table-cell table:style-name="ce6" office:value-type="time" office:time-value="PT18H40M04S" calcext:value-type="time">
            <text:p>18:4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14]-['Indiegogo donations'.J414]" office:value-type="currency" office:currency="CAD" office:value="1.8" calcext:value-type="currency">
            <text:p>$1.80</text:p>
          </table:table-cell>
          <table:table-cell table:style-name="ce3" table:formula="of:=['Indiegogo donations'.L414]+['Indiegogo donations'.K41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14]+['Indiegogo donations'.N413]" office:value-type="currency" office:currency="CAD" office:value="66768.2199999998" calcext:value-type="currency">
            <text:p>$66,768.22</text:p>
          </table:table-cell>
          <table:table-cell/>
        </table:table-row>
        <table:table-row table:style-name="ro1">
          <table:table-cell table:style-name="ce5" office:value-type="string" calcext:value-type="string">
            <text:p>7/2/2015</text:p>
          </table:table-cell>
          <table:table-cell table:style-name="ce6" office:value-type="time" office:time-value="PT18H40M07S" calcext:value-type="time">
            <text:p>18:4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15]-['Indiegogo donations'.J415]" office:value-type="currency" office:currency="CAD" office:value="0.359999999999999" calcext:value-type="currency">
            <text:p>$0.36</text:p>
          </table:table-cell>
          <table:table-cell table:style-name="ce3" table:formula="of:=['Indiegogo donations'.L415]+['Indiegogo donations'.K41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15]+['Indiegogo donations'.N414]" office:value-type="currency" office:currency="CAD" office:value="66777.2699999998" calcext:value-type="currency">
            <text:p>$66,777.27</text:p>
          </table:table-cell>
          <table:table-cell/>
        </table:table-row>
        <table:table-row table:style-name="ro1">
          <table:table-cell table:style-name="ce5" office:value-type="string" calcext:value-type="string">
            <text:p>7/2/2015</text:p>
          </table:table-cell>
          <table:table-cell table:style-name="ce6" office:value-type="time" office:time-value="PT18H40M10S" calcext:value-type="time">
            <text:p>18:4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416]-['Indiegogo donations'.J416]" office:value-type="currency" office:currency="CAD" office:value="2.7" calcext:value-type="currency">
            <text:p>$2.70</text:p>
          </table:table-cell>
          <table:table-cell table:style-name="ce3" table:formula="of:=['Indiegogo donations'.L416]+['Indiegogo donations'.K416]"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416]+['Indiegogo donations'.N415]" office:value-type="currency" office:currency="CAD" office:value="66847.0899999998" calcext:value-type="currency">
            <text:p>$66,847.09</text:p>
          </table:table-cell>
          <table:table-cell/>
        </table:table-row>
        <table:table-row table:style-name="ro1">
          <table:table-cell table:style-name="ce5" office:value-type="string" calcext:value-type="string">
            <text:p>7/2/2015</text:p>
          </table:table-cell>
          <table:table-cell table:style-name="ce6" office:value-type="time" office:time-value="PT18H40M14S" calcext:value-type="time">
            <text:p>18:40: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17]-['Indiegogo donations'.J417]" office:value-type="currency" office:currency="CAD" office:value="0.359999999999999" calcext:value-type="currency">
            <text:p>$0.36</text:p>
          </table:table-cell>
          <table:table-cell table:style-name="ce3" table:formula="of:=['Indiegogo donations'.L417]+['Indiegogo donations'.K4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17]+['Indiegogo donations'.N416]" office:value-type="currency" office:currency="CAD" office:value="66856.1399999998" calcext:value-type="currency">
            <text:p>$66,856.14</text:p>
          </table:table-cell>
          <table:table-cell/>
        </table:table-row>
        <table:table-row table:style-name="ro1">
          <table:table-cell table:style-name="ce5" office:value-type="string" calcext:value-type="string">
            <text:p>7/2/2015</text:p>
          </table:table-cell>
          <table:table-cell table:style-name="ce6" office:value-type="time" office:time-value="PT18H40M17S" calcext:value-type="time">
            <text:p>18:40: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 calcext:value-type="currency">
            <text:p>$8.00</text:p>
          </table:table-cell>
          <table:table-cell table:style-name="ce3" table:formula="of:=['Indiegogo donations'.H418]-['Indiegogo donations'.J418]" office:value-type="currency" office:currency="CAD" office:value="0.29" calcext:value-type="currency">
            <text:p>$0.29</text:p>
          </table:table-cell>
          <table:table-cell table:style-name="ce3" table:formula="of:=['Indiegogo donations'.L418]+['Indiegogo donations'.K418]" office:value-type="currency" office:currency="CAD" office:value="7.71" calcext:value-type="currency">
            <text:p>$7.71</text:p>
          </table:table-cell>
          <table:table-cell table:style-name="ce3" office:value-type="currency" office:currency="CAD" office:value="0.53" calcext:value-type="currency">
            <text:p>$0.53</text:p>
          </table:table-cell>
          <table:table-cell office:value-type="currency" office:currency="CAD" office:value="7.18" calcext:value-type="currency">
            <text:p>$7.18</text:p>
          </table:table-cell>
          <table:table-cell/>
          <table:table-cell table:style-name="ce3" table:formula="of:=['Indiegogo donations'.L418]+['Indiegogo donations'.N417]" office:value-type="currency" office:currency="CAD" office:value="66863.3199999998" calcext:value-type="currency">
            <text:p>$66,863.32</text:p>
          </table:table-cell>
          <table:table-cell/>
        </table:table-row>
        <table:table-row table:style-name="ro1">
          <table:table-cell table:style-name="ce5" office:value-type="string" calcext:value-type="string">
            <text:p>7/2/2015</text:p>
          </table:table-cell>
          <table:table-cell table:style-name="ce6" office:value-type="time" office:time-value="PT18H40M21S" calcext:value-type="time">
            <text:p>18:4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19]-['Indiegogo donations'.J419]" office:value-type="currency" office:currency="CAD" office:value="0.720000000000002" calcext:value-type="currency">
            <text:p>$0.72</text:p>
          </table:table-cell>
          <table:table-cell table:style-name="ce3" table:formula="of:=['Indiegogo donations'.L419]+['Indiegogo donations'.K41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19]+['Indiegogo donations'.N418]" office:value-type="currency" office:currency="CAD" office:value="66881.7199999998" calcext:value-type="currency">
            <text:p>$66,881.72</text:p>
          </table:table-cell>
          <table:table-cell/>
        </table:table-row>
        <table:table-row table:style-name="ro1">
          <table:table-cell table:style-name="ce5" office:value-type="string" calcext:value-type="string">
            <text:p>7/2/2015</text:p>
          </table:table-cell>
          <table:table-cell table:style-name="ce6" office:value-type="time" office:time-value="PT18H40M24S" calcext:value-type="time">
            <text:p>18:4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20]-['Indiegogo donations'.J420]" office:value-type="currency" office:currency="CAD" office:value="1.8" calcext:value-type="currency">
            <text:p>$1.80</text:p>
          </table:table-cell>
          <table:table-cell table:style-name="ce3" table:formula="of:=['Indiegogo donations'.L420]+['Indiegogo donations'.K4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20]+['Indiegogo donations'.N419]" office:value-type="currency" office:currency="CAD" office:value="66928.1699999998" calcext:value-type="currency">
            <text:p>$66,928.17</text:p>
          </table:table-cell>
          <table:table-cell/>
        </table:table-row>
        <table:table-row table:style-name="ro1">
          <table:table-cell table:style-name="ce5" office:value-type="string" calcext:value-type="string">
            <text:p>7/2/2015</text:p>
          </table:table-cell>
          <table:table-cell table:style-name="ce6" office:value-type="time" office:time-value="PT18H40M27S" calcext:value-type="time">
            <text:p>18:40: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421]-['Indiegogo donations'.J421]" office:value-type="currency" office:currency="CAD" office:value="1.08" calcext:value-type="currency">
            <text:p>$1.08</text:p>
          </table:table-cell>
          <table:table-cell table:style-name="ce3" table:formula="of:=['Indiegogo donations'.L421]+['Indiegogo donations'.K42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421]+['Indiegogo donations'.N420]" office:value-type="currency" office:currency="CAD" office:value="66955.9199999998" calcext:value-type="currency">
            <text:p>$66,955.92</text:p>
          </table:table-cell>
          <table:table-cell/>
        </table:table-row>
        <table:table-row table:style-name="ro1">
          <table:table-cell table:style-name="ce5" office:value-type="string" calcext:value-type="string">
            <text:p>7/2/2015</text:p>
          </table:table-cell>
          <table:table-cell table:style-name="ce6" office:value-type="time" office:time-value="PT18H40M30S" calcext:value-type="time">
            <text:p>18:4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22]-['Indiegogo donations'.J422]" office:value-type="currency" office:currency="CAD" office:value="1.8" calcext:value-type="currency">
            <text:p>$1.80</text:p>
          </table:table-cell>
          <table:table-cell table:style-name="ce3" table:formula="of:=['Indiegogo donations'.L422]+['Indiegogo donations'.K42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22]+['Indiegogo donations'.N421]" office:value-type="currency" office:currency="CAD" office:value="67002.3699999998" calcext:value-type="currency">
            <text:p>$67,002.37</text:p>
          </table:table-cell>
          <table:table-cell/>
        </table:table-row>
        <table:table-row table:style-name="ro1">
          <table:table-cell table:style-name="ce5" office:value-type="string" calcext:value-type="string">
            <text:p>7/2/2015</text:p>
          </table:table-cell>
          <table:table-cell table:style-name="ce6" office:value-type="time" office:time-value="PT18H40M33S" calcext:value-type="time">
            <text:p>18:4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3]-['Indiegogo donations'.J423]" office:value-type="currency" office:currency="CAD" office:value="3.59999999999999" calcext:value-type="currency">
            <text:p>$3.60</text:p>
          </table:table-cell>
          <table:table-cell table:style-name="ce3" table:formula="of:=['Indiegogo donations'.L423]+['Indiegogo donations'.K4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23]+['Indiegogo donations'.N422]" office:value-type="currency" office:currency="CAD" office:value="67095.5699999997" calcext:value-type="currency">
            <text:p>$67,095.57</text:p>
          </table:table-cell>
          <table:table-cell/>
        </table:table-row>
        <table:table-row table:style-name="ro1">
          <table:table-cell table:style-name="ce5" office:value-type="string" calcext:value-type="string">
            <text:p>7/2/2015</text:p>
          </table:table-cell>
          <table:table-cell table:style-name="ce6" office:value-type="time" office:time-value="PT18H40M37S" calcext:value-type="time">
            <text:p>18:4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24]-['Indiegogo donations'.J424]" office:value-type="currency" office:currency="CAD" office:value="0.720000000000002" calcext:value-type="currency">
            <text:p>$0.72</text:p>
          </table:table-cell>
          <table:table-cell table:style-name="ce3" table:formula="of:=['Indiegogo donations'.L424]+['Indiegogo donations'.K42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24]+['Indiegogo donations'.N423]" office:value-type="currency" office:currency="CAD" office:value="67113.9699999997" calcext:value-type="currency">
            <text:p>$67,113.97</text:p>
          </table:table-cell>
          <table:table-cell/>
        </table:table-row>
        <table:table-row table:style-name="ro1">
          <table:table-cell table:style-name="ce5" office:value-type="string" calcext:value-type="string">
            <text:p>7/2/2015</text:p>
          </table:table-cell>
          <table:table-cell table:style-name="ce6" office:value-type="time" office:time-value="PT18H40M40S" calcext:value-type="time">
            <text:p>18:4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425]-['Indiegogo donations'.J425]" office:value-type="currency" office:currency="CAD" office:value="5.40000000000001" calcext:value-type="currency">
            <text:p>$5.40</text:p>
          </table:table-cell>
          <table:table-cell table:style-name="ce3" table:formula="of:=['Indiegogo donations'.L425]+['Indiegogo donations'.K425]"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425]+['Indiegogo donations'.N424]" office:value-type="currency" office:currency="CAD" office:value="67253.9199999997" calcext:value-type="currency">
            <text:p>$67,253.92</text:p>
          </table:table-cell>
          <table:table-cell/>
        </table:table-row>
        <table:table-row table:style-name="ro1">
          <table:table-cell table:style-name="ce5" office:value-type="string" calcext:value-type="string">
            <text:p>7/2/2015</text:p>
          </table:table-cell>
          <table:table-cell table:style-name="ce6" office:value-type="time" office:time-value="PT18H40M43S" calcext:value-type="time">
            <text:p>18:4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26]-['Indiegogo donations'.J426]" office:value-type="currency" office:currency="CAD" office:value="0.359999999999999" calcext:value-type="currency">
            <text:p>$0.36</text:p>
          </table:table-cell>
          <table:table-cell table:style-name="ce3" table:formula="of:=['Indiegogo donations'.L426]+['Indiegogo donations'.K42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26]+['Indiegogo donations'.N425]" office:value-type="currency" office:currency="CAD" office:value="67262.9699999997" calcext:value-type="currency">
            <text:p>$67,262.97</text:p>
          </table:table-cell>
          <table:table-cell/>
        </table:table-row>
        <table:table-row table:style-name="ro1">
          <table:table-cell table:style-name="ce5" office:value-type="string" calcext:value-type="string">
            <text:p>7/2/2015</text:p>
          </table:table-cell>
          <table:table-cell table:style-name="ce6" office:value-type="time" office:time-value="PT18H40M46S" calcext:value-type="time">
            <text:p>18:40: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27]-['Indiegogo donations'.J427]" office:value-type="currency" office:currency="CAD" office:value="3.59999999999999" calcext:value-type="currency">
            <text:p>$3.60</text:p>
          </table:table-cell>
          <table:table-cell table:style-name="ce3" table:formula="of:=['Indiegogo donations'.L427]+['Indiegogo donations'.K4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27]+['Indiegogo donations'.N426]" office:value-type="currency" office:currency="CAD" office:value="67356.1699999997" calcext:value-type="currency">
            <text:p>$67,356.17</text:p>
          </table:table-cell>
          <table:table-cell/>
        </table:table-row>
        <table:table-row table:style-name="ro1">
          <table:table-cell table:style-name="ce5" office:value-type="string" calcext:value-type="string">
            <text:p>7/2/2015</text:p>
          </table:table-cell>
          <table:table-cell table:style-name="ce6" office:value-type="time" office:time-value="PT18H40M49S" calcext:value-type="time">
            <text:p>18:40: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28]-['Indiegogo donations'.J428]" office:value-type="currency" office:currency="CAD" office:value="0.359999999999999" calcext:value-type="currency">
            <text:p>$0.36</text:p>
          </table:table-cell>
          <table:table-cell table:style-name="ce3" table:formula="of:=['Indiegogo donations'.L428]+['Indiegogo donations'.K4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28]+['Indiegogo donations'.N427]" office:value-type="currency" office:currency="CAD" office:value="67365.2199999997" calcext:value-type="currency">
            <text:p>$67,365.22</text:p>
          </table:table-cell>
          <table:table-cell/>
        </table:table-row>
        <table:table-row table:style-name="ro1">
          <table:table-cell table:style-name="ce5" office:value-type="string" calcext:value-type="string">
            <text:p>7/2/2015</text:p>
          </table:table-cell>
          <table:table-cell table:style-name="ce6" office:value-type="time" office:time-value="PT18H40M52S" calcext:value-type="time">
            <text:p>18:40: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29]-['Indiegogo donations'.J429]" office:value-type="currency" office:currency="CAD" office:value="0.720000000000002" calcext:value-type="currency">
            <text:p>$0.72</text:p>
          </table:table-cell>
          <table:table-cell table:style-name="ce3" table:formula="of:=['Indiegogo donations'.L429]+['Indiegogo donations'.K42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29]+['Indiegogo donations'.N428]" office:value-type="currency" office:currency="CAD" office:value="67383.6199999997" calcext:value-type="currency">
            <text:p>$67,383.62</text:p>
          </table:table-cell>
          <table:table-cell/>
        </table:table-row>
        <table:table-row table:style-name="ro1">
          <table:table-cell table:style-name="ce5" office:value-type="string" calcext:value-type="string">
            <text:p>7/2/2015</text:p>
          </table:table-cell>
          <table:table-cell table:style-name="ce6" office:value-type="time" office:time-value="PT18H40M55S" calcext:value-type="time">
            <text:p>18:40: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0]-['Indiegogo donations'.J430]" office:value-type="currency" office:currency="CAD" office:value="0.359999999999999" calcext:value-type="currency">
            <text:p>$0.36</text:p>
          </table:table-cell>
          <table:table-cell table:style-name="ce3" table:formula="of:=['Indiegogo donations'.L430]+['Indiegogo donations'.K4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0]+['Indiegogo donations'.N429]" office:value-type="currency" office:currency="CAD" office:value="67392.6699999997" calcext:value-type="currency">
            <text:p>$67,392.67</text:p>
          </table:table-cell>
          <table:table-cell/>
        </table:table-row>
        <table:table-row table:style-name="ro1">
          <table:table-cell table:style-name="ce5" office:value-type="string" calcext:value-type="string">
            <text:p>7/2/2015</text:p>
          </table:table-cell>
          <table:table-cell table:style-name="ce6" office:value-type="time" office:time-value="PT18H40M58S" calcext:value-type="time">
            <text:p>18:4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31]-['Indiegogo donations'.J431]" office:value-type="currency" office:currency="CAD" office:value="36" calcext:value-type="currency">
            <text:p>$36.00</text:p>
          </table:table-cell>
          <table:table-cell table:style-name="ce3" table:formula="of:=['Indiegogo donations'.L431]+['Indiegogo donations'.K43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31]+['Indiegogo donations'.N430]" office:value-type="currency" office:currency="CAD" office:value="68327.3699999997" calcext:value-type="currency">
            <text:p>$68,327.37</text:p>
          </table:table-cell>
          <table:table-cell/>
        </table:table-row>
        <table:table-row table:style-name="ro1">
          <table:table-cell table:style-name="ce5" office:value-type="string" calcext:value-type="string">
            <text:p>7/2/2015</text:p>
          </table:table-cell>
          <table:table-cell table:style-name="ce6" office:value-type="time" office:time-value="PT18H41M01S" calcext:value-type="time">
            <text:p>18:4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32]-['Indiegogo donations'.J432]" office:value-type="currency" office:currency="CAD" office:value="1.8" calcext:value-type="currency">
            <text:p>$1.80</text:p>
          </table:table-cell>
          <table:table-cell table:style-name="ce3" table:formula="of:=['Indiegogo donations'.L432]+['Indiegogo donations'.K4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32]+['Indiegogo donations'.N431]" office:value-type="currency" office:currency="CAD" office:value="68373.8199999997" calcext:value-type="currency">
            <text:p>$68,373.82</text:p>
          </table:table-cell>
          <table:table-cell/>
        </table:table-row>
        <table:table-row table:style-name="ro1">
          <table:table-cell table:style-name="ce5" office:value-type="string" calcext:value-type="string">
            <text:p>7/2/2015</text:p>
          </table:table-cell>
          <table:table-cell table:style-name="ce6" office:value-type="time" office:time-value="PT18H41M04S" calcext:value-type="time">
            <text:p>18:4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33]-['Indiegogo donations'.J433]" office:value-type="currency" office:currency="CAD" office:value="3.59999999999999" calcext:value-type="currency">
            <text:p>$3.60</text:p>
          </table:table-cell>
          <table:table-cell table:style-name="ce3" table:formula="of:=['Indiegogo donations'.L433]+['Indiegogo donations'.K43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33]+['Indiegogo donations'.N432]" office:value-type="currency" office:currency="CAD" office:value="68467.0199999997" calcext:value-type="currency">
            <text:p>$68,467.02</text:p>
          </table:table-cell>
          <table:table-cell/>
        </table:table-row>
        <table:table-row table:style-name="ro1">
          <table:table-cell table:style-name="ce5" office:value-type="string" calcext:value-type="string">
            <text:p>7/2/2015</text:p>
          </table:table-cell>
          <table:table-cell table:style-name="ce6" office:value-type="time" office:time-value="PT18H41M08S" calcext:value-type="time">
            <text:p>18:4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434]-['Indiegogo donations'.J434]" office:value-type="currency" office:currency="CAD" office:value="1.26" calcext:value-type="currency">
            <text:p>$1.26</text:p>
          </table:table-cell>
          <table:table-cell table:style-name="ce3" table:formula="of:=['Indiegogo donations'.L434]+['Indiegogo donations'.K434]"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434]+['Indiegogo donations'.N433]" office:value-type="currency" office:currency="CAD" office:value="68499.4399999997" calcext:value-type="currency">
            <text:p>$68,499.44</text:p>
          </table:table-cell>
          <table:table-cell/>
        </table:table-row>
        <table:table-row table:style-name="ro1">
          <table:table-cell table:style-name="ce5" office:value-type="string" calcext:value-type="string">
            <text:p>7/2/2015</text:p>
          </table:table-cell>
          <table:table-cell table:style-name="ce6" office:value-type="time" office:time-value="PT18H41M11S" calcext:value-type="time">
            <text:p>18:4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5]-['Indiegogo donations'.J435]" office:value-type="currency" office:currency="CAD" office:value="0.359999999999999" calcext:value-type="currency">
            <text:p>$0.36</text:p>
          </table:table-cell>
          <table:table-cell table:style-name="ce3" table:formula="of:=['Indiegogo donations'.L435]+['Indiegogo donations'.K43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5]+['Indiegogo donations'.N434]" office:value-type="currency" office:currency="CAD" office:value="68508.4899999997" calcext:value-type="currency">
            <text:p>$68,508.49</text:p>
          </table:table-cell>
          <table:table-cell/>
        </table:table-row>
        <table:table-row table:style-name="ro1">
          <table:table-cell table:style-name="ce5" office:value-type="string" calcext:value-type="string">
            <text:p>7/2/2015</text:p>
          </table:table-cell>
          <table:table-cell table:style-name="ce6" office:value-type="time" office:time-value="PT18H41M16S" calcext:value-type="time">
            <text:p>18:4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36]-['Indiegogo donations'.J436]" office:value-type="currency" office:currency="CAD" office:value="0.899999999999999" calcext:value-type="currency">
            <text:p>$0.90</text:p>
          </table:table-cell>
          <table:table-cell table:style-name="ce3" table:formula="of:=['Indiegogo donations'.L436]+['Indiegogo donations'.K4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36]+['Indiegogo donations'.N435]" office:value-type="currency" office:currency="CAD" office:value="68531.5599999997" calcext:value-type="currency">
            <text:p>$68,531.56</text:p>
          </table:table-cell>
          <table:table-cell/>
        </table:table-row>
        <table:table-row table:style-name="ro1">
          <table:table-cell table:style-name="ce5" office:value-type="string" calcext:value-type="string">
            <text:p>7/2/2015</text:p>
          </table:table-cell>
          <table:table-cell table:style-name="ce6" office:value-type="time" office:time-value="PT18H41M19S" calcext:value-type="time">
            <text:p>18:4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7]-['Indiegogo donations'.J437]" office:value-type="currency" office:currency="CAD" office:value="0.359999999999999" calcext:value-type="currency">
            <text:p>$0.36</text:p>
          </table:table-cell>
          <table:table-cell table:style-name="ce3" table:formula="of:=['Indiegogo donations'.L437]+['Indiegogo donations'.K4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7]+['Indiegogo donations'.N436]" office:value-type="currency" office:currency="CAD" office:value="68540.6099999997" calcext:value-type="currency">
            <text:p>$68,540.61</text:p>
          </table:table-cell>
          <table:table-cell/>
        </table:table-row>
        <table:table-row table:style-name="ro1">
          <table:table-cell table:style-name="ce5" office:value-type="string" calcext:value-type="string">
            <text:p>7/2/2015</text:p>
          </table:table-cell>
          <table:table-cell table:style-name="ce6" office:value-type="time" office:time-value="PT18H41M24S" calcext:value-type="time">
            <text:p>18:4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38]-['Indiegogo donations'.J438]" office:value-type="currency" office:currency="CAD" office:value="3.59999999999999" calcext:value-type="currency">
            <text:p>$3.60</text:p>
          </table:table-cell>
          <table:table-cell table:style-name="ce3" table:formula="of:=['Indiegogo donations'.L438]+['Indiegogo donations'.K4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38]+['Indiegogo donations'.N437]" office:value-type="currency" office:currency="CAD" office:value="68633.8099999997" calcext:value-type="currency">
            <text:p>$68,633.81</text:p>
          </table:table-cell>
          <table:table-cell/>
        </table:table-row>
        <table:table-row table:style-name="ro1">
          <table:table-cell table:style-name="ce5" office:value-type="string" calcext:value-type="string">
            <text:p>7/2/2015</text:p>
          </table:table-cell>
          <table:table-cell table:style-name="ce6" office:value-type="time" office:time-value="PT18H41M27S" calcext:value-type="time">
            <text:p>18:4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39]-['Indiegogo donations'.J439]" office:value-type="currency" office:currency="CAD" office:value="0.359999999999999" calcext:value-type="currency">
            <text:p>$0.36</text:p>
          </table:table-cell>
          <table:table-cell table:style-name="ce3" table:formula="of:=['Indiegogo donations'.L439]+['Indiegogo donations'.K43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39]+['Indiegogo donations'.N438]" office:value-type="currency" office:currency="CAD" office:value="68642.8599999997" calcext:value-type="currency">
            <text:p>$68,642.86</text:p>
          </table:table-cell>
          <table:table-cell/>
        </table:table-row>
        <table:table-row table:style-name="ro1">
          <table:table-cell table:style-name="ce5" office:value-type="string" calcext:value-type="string">
            <text:p>7/2/2015</text:p>
          </table:table-cell>
          <table:table-cell table:style-name="ce6" office:value-type="time" office:time-value="PT18H41M30S" calcext:value-type="time">
            <text:p>18:4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40]-['Indiegogo donations'.J440]" office:value-type="currency" office:currency="CAD" office:value="3.59999999999999" calcext:value-type="currency">
            <text:p>$3.60</text:p>
          </table:table-cell>
          <table:table-cell table:style-name="ce3" table:formula="of:=['Indiegogo donations'.L440]+['Indiegogo donations'.K4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40]+['Indiegogo donations'.N439]" office:value-type="currency" office:currency="CAD" office:value="68736.0599999997" calcext:value-type="currency">
            <text:p>$68,736.06</text:p>
          </table:table-cell>
          <table:table-cell/>
        </table:table-row>
        <table:table-row table:style-name="ro1">
          <table:table-cell table:style-name="ce5" office:value-type="string" calcext:value-type="string">
            <text:p>7/2/2015</text:p>
          </table:table-cell>
          <table:table-cell table:style-name="ce6" office:value-type="time" office:time-value="PT18H41M33S" calcext:value-type="time">
            <text:p>18:41: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41]-['Indiegogo donations'.J441]" office:value-type="currency" office:currency="CAD" office:value="0.18" calcext:value-type="currency">
            <text:p>$0.18</text:p>
          </table:table-cell>
          <table:table-cell table:style-name="ce3" table:formula="of:=['Indiegogo donations'.L441]+['Indiegogo donations'.K44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41]+['Indiegogo donations'.N440]" office:value-type="currency" office:currency="CAD" office:value="68740.4299999997" calcext:value-type="currency">
            <text:p>$68,740.43</text:p>
          </table:table-cell>
          <table:table-cell/>
        </table:table-row>
        <table:table-row table:style-name="ro1">
          <table:table-cell table:style-name="ce5" office:value-type="string" calcext:value-type="string">
            <text:p>7/2/2015</text:p>
          </table:table-cell>
          <table:table-cell table:style-name="ce6" office:value-type="time" office:time-value="PT18H41M36S" calcext:value-type="time">
            <text:p>18:41: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Indiegogo donations'.H442]-['Indiegogo donations'.J442]" office:value-type="currency" office:currency="CAD" office:value="1.3" calcext:value-type="currency">
            <text:p>$1.30</text:p>
          </table:table-cell>
          <table:table-cell table:style-name="ce3" table:formula="of:=['Indiegogo donations'.L442]+['Indiegogo donations'.K442]"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Indiegogo donations'.L442]+['Indiegogo donations'.N441]" office:value-type="currency" office:currency="CAD" office:value="68773.7899999997" calcext:value-type="currency">
            <text:p>$68,773.79</text:p>
          </table:table-cell>
          <table:table-cell/>
        </table:table-row>
        <table:table-row table:style-name="ro1">
          <table:table-cell table:style-name="ce5" office:value-type="string" calcext:value-type="string">
            <text:p>7/2/2015</text:p>
          </table:table-cell>
          <table:table-cell table:style-name="ce6" office:value-type="time" office:time-value="PT18H41M39S" calcext:value-type="time">
            <text:p>18:41: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443]-['Indiegogo donations'.J443]" office:value-type="currency" office:currency="CAD" office:value="1.44" calcext:value-type="currency">
            <text:p>$1.44</text:p>
          </table:table-cell>
          <table:table-cell table:style-name="ce3" table:formula="of:=['Indiegogo donations'.L443]+['Indiegogo donations'.K44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443]+['Indiegogo donations'.N442]" office:value-type="currency" office:currency="CAD" office:value="68810.8899999997" calcext:value-type="currency">
            <text:p>$68,810.89</text:p>
          </table:table-cell>
          <table:table-cell/>
        </table:table-row>
        <table:table-row table:style-name="ro1">
          <table:table-cell table:style-name="ce5" office:value-type="string" calcext:value-type="string">
            <text:p>7/2/2015</text:p>
          </table:table-cell>
          <table:table-cell table:style-name="ce6" office:value-type="time" office:time-value="PT18H41M42S" calcext:value-type="time">
            <text:p>18:41: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4]-['Indiegogo donations'.J444]" office:value-type="currency" office:currency="CAD" office:value="1.8" calcext:value-type="currency">
            <text:p>$1.80</text:p>
          </table:table-cell>
          <table:table-cell table:style-name="ce3" table:formula="of:=['Indiegogo donations'.L444]+['Indiegogo donations'.K44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44]+['Indiegogo donations'.N443]" office:value-type="currency" office:currency="CAD" office:value="68857.3399999997" calcext:value-type="currency">
            <text:p>$68,857.34</text:p>
          </table:table-cell>
          <table:table-cell/>
        </table:table-row>
        <table:table-row table:style-name="ro1">
          <table:table-cell table:style-name="ce5" office:value-type="string" calcext:value-type="string">
            <text:p>7/2/2015</text:p>
          </table:table-cell>
          <table:table-cell table:style-name="ce6" office:value-type="time" office:time-value="PT18H41M45S" calcext:value-type="time">
            <text:p>18:41: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445]-['Indiegogo donations'.J445]" office:value-type="currency" office:currency="CAD" office:value="1.26" calcext:value-type="currency">
            <text:p>$1.26</text:p>
          </table:table-cell>
          <table:table-cell table:style-name="ce3" table:formula="of:=['Indiegogo donations'.L445]+['Indiegogo donations'.K44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445]+['Indiegogo donations'.N444]" office:value-type="currency" office:currency="CAD" office:value="68889.7599999997" calcext:value-type="currency">
            <text:p>$68,889.76</text:p>
          </table:table-cell>
          <table:table-cell/>
        </table:table-row>
        <table:table-row table:style-name="ro1">
          <table:table-cell table:style-name="ce5" office:value-type="string" calcext:value-type="string">
            <text:p>7/2/2015</text:p>
          </table:table-cell>
          <table:table-cell table:style-name="ce6" office:value-type="time" office:time-value="PT18H41M48S" calcext:value-type="time">
            <text:p>18:41: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46]-['Indiegogo donations'.J446]" office:value-type="currency" office:currency="CAD" office:value="0.18" calcext:value-type="currency">
            <text:p>$0.18</text:p>
          </table:table-cell>
          <table:table-cell table:style-name="ce3" table:formula="of:=['Indiegogo donations'.L446]+['Indiegogo donations'.K44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46]+['Indiegogo donations'.N445]" office:value-type="currency" office:currency="CAD" office:value="68894.1299999997" calcext:value-type="currency">
            <text:p>$68,894.13</text:p>
          </table:table-cell>
          <table:table-cell/>
        </table:table-row>
        <table:table-row table:style-name="ro1">
          <table:table-cell table:style-name="ce5" office:value-type="string" calcext:value-type="string">
            <text:p>7/2/2015</text:p>
          </table:table-cell>
          <table:table-cell table:style-name="ce6" office:value-type="time" office:time-value="PT18H41M51S" calcext:value-type="time">
            <text:p>18:41: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47]-['Indiegogo donations'.J447]" office:value-type="currency" office:currency="CAD" office:value="0.899999999999999" calcext:value-type="currency">
            <text:p>$0.90</text:p>
          </table:table-cell>
          <table:table-cell table:style-name="ce3" table:formula="of:=['Indiegogo donations'.L447]+['Indiegogo donations'.K44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47]+['Indiegogo donations'.N446]" office:value-type="currency" office:currency="CAD" office:value="68917.1999999997" calcext:value-type="currency">
            <text:p>$68,917.20</text:p>
          </table:table-cell>
          <table:table-cell/>
        </table:table-row>
        <table:table-row table:style-name="ro1">
          <table:table-cell table:style-name="ce5" office:value-type="string" calcext:value-type="string">
            <text:p>7/2/2015</text:p>
          </table:table-cell>
          <table:table-cell table:style-name="ce6" office:value-type="time" office:time-value="PT18H41M54S" calcext:value-type="time">
            <text:p>18:41: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48]-['Indiegogo donations'.J448]" office:value-type="currency" office:currency="CAD" office:value="0.899999999999999" calcext:value-type="currency">
            <text:p>$0.90</text:p>
          </table:table-cell>
          <table:table-cell table:style-name="ce3" table:formula="of:=['Indiegogo donations'.L448]+['Indiegogo donations'.K44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48]+['Indiegogo donations'.N447]" office:value-type="currency" office:currency="CAD" office:value="68940.2699999997" calcext:value-type="currency">
            <text:p>$68,940.27</text:p>
          </table:table-cell>
          <table:table-cell/>
        </table:table-row>
        <table:table-row table:style-name="ro1">
          <table:table-cell table:style-name="ce5" office:value-type="string" calcext:value-type="string">
            <text:p>7/2/2015</text:p>
          </table:table-cell>
          <table:table-cell table:style-name="ce6" office:value-type="time" office:time-value="PT18H41M57S" calcext:value-type="time">
            <text:p>18:41: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49]-['Indiegogo donations'.J449]" office:value-type="currency" office:currency="CAD" office:value="1.8" calcext:value-type="currency">
            <text:p>$1.80</text:p>
          </table:table-cell>
          <table:table-cell table:style-name="ce3" table:formula="of:=['Indiegogo donations'.L449]+['Indiegogo donations'.K4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49]+['Indiegogo donations'.N448]" office:value-type="currency" office:currency="CAD" office:value="68986.7199999997" calcext:value-type="currency">
            <text:p>$68,986.72</text:p>
          </table:table-cell>
          <table:table-cell/>
        </table:table-row>
        <table:table-row table:style-name="ro1">
          <table:table-cell table:style-name="ce5" office:value-type="string" calcext:value-type="string">
            <text:p>7/2/2015</text:p>
          </table:table-cell>
          <table:table-cell table:style-name="ce6" office:value-type="time" office:time-value="PT18H42M02S" calcext:value-type="time">
            <text:p>18:42: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0]-['Indiegogo donations'.J450]" office:value-type="currency" office:currency="CAD" office:value="0.899999999999999" calcext:value-type="currency">
            <text:p>$0.90</text:p>
          </table:table-cell>
          <table:table-cell table:style-name="ce3" table:formula="of:=['Indiegogo donations'.L450]+['Indiegogo donations'.K4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0]+['Indiegogo donations'.N449]" office:value-type="currency" office:currency="CAD" office:value="69009.7899999997" calcext:value-type="currency">
            <text:p>$69,009.79</text:p>
          </table:table-cell>
          <table:table-cell/>
        </table:table-row>
        <table:table-row table:style-name="ro1">
          <table:table-cell table:style-name="ce5" office:value-type="string" calcext:value-type="string">
            <text:p>7/2/2015</text:p>
          </table:table-cell>
          <table:table-cell table:style-name="ce6" office:value-type="time" office:time-value="PT18H42M05S" calcext:value-type="time">
            <text:p>18:42: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51]-['Indiegogo donations'.J451]" office:value-type="currency" office:currency="CAD" office:value="3.59999999999999" calcext:value-type="currency">
            <text:p>$3.60</text:p>
          </table:table-cell>
          <table:table-cell table:style-name="ce3" table:formula="of:=['Indiegogo donations'.L451]+['Indiegogo donations'.K45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51]+['Indiegogo donations'.N450]" office:value-type="currency" office:currency="CAD" office:value="69102.9899999997" calcext:value-type="currency">
            <text:p>$69,102.99</text:p>
          </table:table-cell>
          <table:table-cell/>
        </table:table-row>
        <table:table-row table:style-name="ro1">
          <table:table-cell table:style-name="ce5" office:value-type="string" calcext:value-type="string">
            <text:p>7/2/2015</text:p>
          </table:table-cell>
          <table:table-cell table:style-name="ce6" office:value-type="time" office:time-value="PT18H42M08S" calcext:value-type="time">
            <text:p>18:42: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452]-['Indiegogo donations'.J452]" office:value-type="currency" office:currency="CAD" office:value="4.5" calcext:value-type="currency">
            <text:p>$4.50</text:p>
          </table:table-cell>
          <table:table-cell table:style-name="ce3" table:formula="of:=['Indiegogo donations'.L452]+['Indiegogo donations'.K452]"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452]+['Indiegogo donations'.N451]" office:value-type="currency" office:currency="CAD" office:value="69219.5599999998" calcext:value-type="currency">
            <text:p>$69,219.56</text:p>
          </table:table-cell>
          <table:table-cell/>
        </table:table-row>
        <table:table-row table:style-name="ro1">
          <table:table-cell table:style-name="ce5" office:value-type="string" calcext:value-type="string">
            <text:p>7/2/2015</text:p>
          </table:table-cell>
          <table:table-cell table:style-name="ce6" office:value-type="time" office:time-value="PT18H42M11S" calcext:value-type="time">
            <text:p>18:42: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3]-['Indiegogo donations'.J453]" office:value-type="currency" office:currency="CAD" office:value="0.899999999999999" calcext:value-type="currency">
            <text:p>$0.90</text:p>
          </table:table-cell>
          <table:table-cell table:style-name="ce3" table:formula="of:=['Indiegogo donations'.L453]+['Indiegogo donations'.K45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3]+['Indiegogo donations'.N452]" office:value-type="currency" office:currency="CAD" office:value="69242.6299999998" calcext:value-type="currency">
            <text:p>$69,242.63</text:p>
          </table:table-cell>
          <table:table-cell/>
        </table:table-row>
        <table:table-row table:style-name="ro1">
          <table:table-cell table:style-name="ce5" office:value-type="string" calcext:value-type="string">
            <text:p>7/2/2015</text:p>
          </table:table-cell>
          <table:table-cell table:style-name="ce6" office:value-type="time" office:time-value="PT18H42M14S" calcext:value-type="time">
            <text:p>18:42: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4]-['Indiegogo donations'.J454]" office:value-type="currency" office:currency="CAD" office:value="0.899999999999999" calcext:value-type="currency">
            <text:p>$0.90</text:p>
          </table:table-cell>
          <table:table-cell table:style-name="ce3" table:formula="of:=['Indiegogo donations'.L454]+['Indiegogo donations'.K4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4]+['Indiegogo donations'.N453]" office:value-type="currency" office:currency="CAD" office:value="69265.6999999998" calcext:value-type="currency">
            <text:p>$69,265.70</text:p>
          </table:table-cell>
          <table:table-cell/>
        </table:table-row>
        <table:table-row table:style-name="ro1">
          <table:table-cell table:style-name="ce5" office:value-type="string" calcext:value-type="string">
            <text:p>7/2/2015</text:p>
          </table:table-cell>
          <table:table-cell table:style-name="ce6" office:value-type="time" office:time-value="PT18H42M17S" calcext:value-type="time">
            <text:p>18:42: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55]-['Indiegogo donations'.J455]" office:value-type="currency" office:currency="CAD" office:value="3.59999999999999" calcext:value-type="currency">
            <text:p>$3.60</text:p>
          </table:table-cell>
          <table:table-cell table:style-name="ce3" table:formula="of:=['Indiegogo donations'.L455]+['Indiegogo donations'.K4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55]+['Indiegogo donations'.N454]" office:value-type="currency" office:currency="CAD" office:value="69358.8999999998" calcext:value-type="currency">
            <text:p>$69,358.90</text:p>
          </table:table-cell>
          <table:table-cell/>
        </table:table-row>
        <table:table-row table:style-name="ro1">
          <table:table-cell table:style-name="ce5" office:value-type="string" calcext:value-type="string">
            <text:p>7/2/2015</text:p>
          </table:table-cell>
          <table:table-cell table:style-name="ce6" office:value-type="time" office:time-value="PT18H42M20S" calcext:value-type="time">
            <text:p>18:42: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56]-['Indiegogo donations'.J456]" office:value-type="currency" office:currency="CAD" office:value="36" calcext:value-type="currency">
            <text:p>$36.00</text:p>
          </table:table-cell>
          <table:table-cell table:style-name="ce3" table:formula="of:=['Indiegogo donations'.L456]+['Indiegogo donations'.K45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56]+['Indiegogo donations'.N455]" office:value-type="currency" office:currency="CAD" office:value="70293.5999999998" calcext:value-type="currency">
            <text:p>$70,293.60</text:p>
          </table:table-cell>
          <table:table-cell/>
        </table:table-row>
        <table:table-row table:style-name="ro1">
          <table:table-cell table:style-name="ce5" office:value-type="string" calcext:value-type="string">
            <text:p>7/2/2015</text:p>
          </table:table-cell>
          <table:table-cell table:style-name="ce6" office:value-type="time" office:time-value="PT18H42M23S" calcext:value-type="time">
            <text:p>18:42: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457]-['Indiegogo donations'.J457]" office:value-type="currency" office:currency="CAD" office:value="90" calcext:value-type="currency">
            <text:p>$90.00</text:p>
          </table:table-cell>
          <table:table-cell table:style-name="ce3" table:formula="of:=['Indiegogo donations'.L457]+['Indiegogo donations'.K457]"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457]+['Indiegogo donations'.N456]" office:value-type="currency" office:currency="CAD" office:value="72630.7999999998" calcext:value-type="currency">
            <text:p>$72,630.80</text:p>
          </table:table-cell>
          <table:table-cell/>
        </table:table-row>
        <table:table-row table:style-name="ro1">
          <table:table-cell table:style-name="ce5" office:value-type="string" calcext:value-type="string">
            <text:p>7/2/2015</text:p>
          </table:table-cell>
          <table:table-cell table:style-name="ce6" office:value-type="time" office:time-value="PT18H42M26S" calcext:value-type="time">
            <text:p>18:42: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58]-['Indiegogo donations'.J458]" office:value-type="currency" office:currency="CAD" office:value="0.899999999999999" calcext:value-type="currency">
            <text:p>$0.90</text:p>
          </table:table-cell>
          <table:table-cell table:style-name="ce3" table:formula="of:=['Indiegogo donations'.L458]+['Indiegogo donations'.K4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58]+['Indiegogo donations'.N457]" office:value-type="currency" office:currency="CAD" office:value="72653.8699999998" calcext:value-type="currency">
            <text:p>$72,653.87</text:p>
          </table:table-cell>
          <table:table-cell/>
        </table:table-row>
        <table:table-row table:style-name="ro1">
          <table:table-cell table:style-name="ce5" office:value-type="string" calcext:value-type="string">
            <text:p>7/2/2015</text:p>
          </table:table-cell>
          <table:table-cell table:style-name="ce6" office:value-type="time" office:time-value="PT18H42M29S" calcext:value-type="time">
            <text:p>18:42: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59]-['Indiegogo donations'.J459]" office:value-type="currency" office:currency="CAD" office:value="7.20000000000002" calcext:value-type="currency">
            <text:p>$7.20</text:p>
          </table:table-cell>
          <table:table-cell table:style-name="ce3" table:formula="of:=['Indiegogo donations'.L459]+['Indiegogo donations'.K45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59]+['Indiegogo donations'.N458]" office:value-type="currency" office:currency="CAD" office:value="72840.5699999998" calcext:value-type="currency">
            <text:p>$72,840.57</text:p>
          </table:table-cell>
          <table:table-cell/>
        </table:table-row>
        <table:table-row table:style-name="ro1">
          <table:table-cell table:style-name="ce5" office:value-type="string" calcext:value-type="string">
            <text:p>7/2/2015</text:p>
          </table:table-cell>
          <table:table-cell table:style-name="ce6" office:value-type="time" office:time-value="PT18H42M32S" calcext:value-type="time">
            <text:p>18:42: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60]-['Indiegogo donations'.J460]" office:value-type="currency" office:currency="CAD" office:value="1.8" calcext:value-type="currency">
            <text:p>$1.80</text:p>
          </table:table-cell>
          <table:table-cell table:style-name="ce3" table:formula="of:=['Indiegogo donations'.L460]+['Indiegogo donations'.K4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60]+['Indiegogo donations'.N459]" office:value-type="currency" office:currency="CAD" office:value="72887.0199999998" calcext:value-type="currency">
            <text:p>$72,887.02</text:p>
          </table:table-cell>
          <table:table-cell/>
        </table:table-row>
        <table:table-row table:style-name="ro1">
          <table:table-cell table:style-name="ce5" office:value-type="string" calcext:value-type="string">
            <text:p>7/2/2015</text:p>
          </table:table-cell>
          <table:table-cell table:style-name="ce6" office:value-type="time" office:time-value="PT18H42M36S" calcext:value-type="time">
            <text:p>18:4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461]-['Indiegogo donations'.J461]" office:value-type="currency" office:currency="CAD" office:value="36" calcext:value-type="currency">
            <text:p>$36.00</text:p>
          </table:table-cell>
          <table:table-cell table:style-name="ce3" table:formula="of:=['Indiegogo donations'.L461]+['Indiegogo donations'.K46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461]+['Indiegogo donations'.N460]" office:value-type="currency" office:currency="CAD" office:value="73821.7199999998" calcext:value-type="currency">
            <text:p>$73,821.72</text:p>
          </table:table-cell>
          <table:table-cell/>
        </table:table-row>
        <table:table-row table:style-name="ro1">
          <table:table-cell table:style-name="ce5" office:value-type="string" calcext:value-type="string">
            <text:p>7/2/2015</text:p>
          </table:table-cell>
          <table:table-cell table:style-name="ce6" office:value-type="time" office:time-value="PT18H42M38S" calcext:value-type="time">
            <text:p>18:42: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62]-['Indiegogo donations'.J462]" office:value-type="currency" office:currency="CAD" office:value="0.899999999999999" calcext:value-type="currency">
            <text:p>$0.90</text:p>
          </table:table-cell>
          <table:table-cell table:style-name="ce3" table:formula="of:=['Indiegogo donations'.L462]+['Indiegogo donations'.K4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62]+['Indiegogo donations'.N461]" office:value-type="currency" office:currency="CAD" office:value="73844.7899999998" calcext:value-type="currency">
            <text:p>$73,844.79</text:p>
          </table:table-cell>
          <table:table-cell/>
        </table:table-row>
        <table:table-row table:style-name="ro1">
          <table:table-cell table:style-name="ce5" office:value-type="string" calcext:value-type="string">
            <text:p>7/2/2015</text:p>
          </table:table-cell>
          <table:table-cell table:style-name="ce6" office:value-type="time" office:time-value="PT18H42M41S" calcext:value-type="time">
            <text:p>18:42: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3]-['Indiegogo donations'.J463]" office:value-type="currency" office:currency="CAD" office:value="3.59999999999999" calcext:value-type="currency">
            <text:p>$3.60</text:p>
          </table:table-cell>
          <table:table-cell table:style-name="ce3" table:formula="of:=['Indiegogo donations'.L463]+['Indiegogo donations'.K4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3]+['Indiegogo donations'.N462]" office:value-type="currency" office:currency="CAD" office:value="73937.9899999998" calcext:value-type="currency">
            <text:p>$73,937.99</text:p>
          </table:table-cell>
          <table:table-cell/>
        </table:table-row>
        <table:table-row table:style-name="ro1">
          <table:table-cell table:style-name="ce5" office:value-type="string" calcext:value-type="string">
            <text:p>7/2/2015</text:p>
          </table:table-cell>
          <table:table-cell table:style-name="ce6" office:value-type="time" office:time-value="PT18H42M45S" calcext:value-type="time">
            <text:p>18:4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4]-['Indiegogo donations'.J464]" office:value-type="currency" office:currency="CAD" office:value="3.59999999999999" calcext:value-type="currency">
            <text:p>$3.60</text:p>
          </table:table-cell>
          <table:table-cell table:style-name="ce3" table:formula="of:=['Indiegogo donations'.L464]+['Indiegogo donations'.K4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4]+['Indiegogo donations'.N463]" office:value-type="currency" office:currency="CAD" office:value="74031.1899999998" calcext:value-type="currency">
            <text:p>$74,031.19</text:p>
          </table:table-cell>
          <table:table-cell/>
        </table:table-row>
        <table:table-row table:style-name="ro1">
          <table:table-cell table:style-name="ce5" office:value-type="string" calcext:value-type="string">
            <text:p>7/2/2015</text:p>
          </table:table-cell>
          <table:table-cell table:style-name="ce6" office:value-type="time" office:time-value="PT18H42M48S" calcext:value-type="time">
            <text:p>18:4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5]-['Indiegogo donations'.J465]" office:value-type="currency" office:currency="CAD" office:value="3.59999999999999" calcext:value-type="currency">
            <text:p>$3.60</text:p>
          </table:table-cell>
          <table:table-cell table:style-name="ce3" table:formula="of:=['Indiegogo donations'.L465]+['Indiegogo donations'.K4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5]+['Indiegogo donations'.N464]" office:value-type="currency" office:currency="CAD" office:value="74124.3899999998" calcext:value-type="currency">
            <text:p>$74,124.39</text:p>
          </table:table-cell>
          <table:table-cell/>
        </table:table-row>
        <table:table-row table:style-name="ro1">
          <table:table-cell table:style-name="ce5" office:value-type="string" calcext:value-type="string">
            <text:p>7/2/2015</text:p>
          </table:table-cell>
          <table:table-cell table:style-name="ce6" office:value-type="time" office:time-value="PT18H42M51S" calcext:value-type="time">
            <text:p>18:42: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6]-['Indiegogo donations'.J466]" office:value-type="currency" office:currency="CAD" office:value="3.59999999999999" calcext:value-type="currency">
            <text:p>$3.60</text:p>
          </table:table-cell>
          <table:table-cell table:style-name="ce3" table:formula="of:=['Indiegogo donations'.L466]+['Indiegogo donations'.K4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6]+['Indiegogo donations'.N465]" office:value-type="currency" office:currency="CAD" office:value="74217.5899999998" calcext:value-type="currency">
            <text:p>$74,217.59</text:p>
          </table:table-cell>
          <table:table-cell/>
        </table:table-row>
        <table:table-row table:style-name="ro1">
          <table:table-cell table:style-name="ce5" office:value-type="string" calcext:value-type="string">
            <text:p>7/2/2015</text:p>
          </table:table-cell>
          <table:table-cell table:style-name="ce6" office:value-type="time" office:time-value="PT18H42M54S" calcext:value-type="time">
            <text:p>18:42: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67]-['Indiegogo donations'.J467]" office:value-type="currency" office:currency="CAD" office:value="7.20000000000002" calcext:value-type="currency">
            <text:p>$7.20</text:p>
          </table:table-cell>
          <table:table-cell table:style-name="ce3" table:formula="of:=['Indiegogo donations'.L467]+['Indiegogo donations'.K46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67]+['Indiegogo donations'.N466]" office:value-type="currency" office:currency="CAD" office:value="74404.2899999997" calcext:value-type="currency">
            <text:p>$74,404.29</text:p>
          </table:table-cell>
          <table:table-cell/>
        </table:table-row>
        <table:table-row table:style-name="ro1">
          <table:table-cell table:style-name="ce5" office:value-type="string" calcext:value-type="string">
            <text:p>7/2/2015</text:p>
          </table:table-cell>
          <table:table-cell table:style-name="ce6" office:value-type="time" office:time-value="PT18H42M57S" calcext:value-type="time">
            <text:p>18:4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68]-['Indiegogo donations'.J468]" office:value-type="currency" office:currency="CAD" office:value="0.359999999999999" calcext:value-type="currency">
            <text:p>$0.36</text:p>
          </table:table-cell>
          <table:table-cell table:style-name="ce3" table:formula="of:=['Indiegogo donations'.L468]+['Indiegogo donations'.K46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68]+['Indiegogo donations'.N467]" office:value-type="currency" office:currency="CAD" office:value="74413.3399999997" calcext:value-type="currency">
            <text:p>$74,413.34</text:p>
          </table:table-cell>
          <table:table-cell/>
        </table:table-row>
        <table:table-row table:style-name="ro1">
          <table:table-cell table:style-name="ce5" office:value-type="string" calcext:value-type="string">
            <text:p>7/2/2015</text:p>
          </table:table-cell>
          <table:table-cell table:style-name="ce6" office:value-type="time" office:time-value="PT18H43M00S" calcext:value-type="time">
            <text:p>18:4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69]-['Indiegogo donations'.J469]" office:value-type="currency" office:currency="CAD" office:value="3.59999999999999" calcext:value-type="currency">
            <text:p>$3.60</text:p>
          </table:table-cell>
          <table:table-cell table:style-name="ce3" table:formula="of:=['Indiegogo donations'.L469]+['Indiegogo donations'.K4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69]+['Indiegogo donations'.N468]" office:value-type="currency" office:currency="CAD" office:value="74506.5399999997" calcext:value-type="currency">
            <text:p>$74,506.54</text:p>
          </table:table-cell>
          <table:table-cell/>
        </table:table-row>
        <table:table-row table:style-name="ro1">
          <table:table-cell table:style-name="ce5" office:value-type="string" calcext:value-type="string">
            <text:p>7/2/2015</text:p>
          </table:table-cell>
          <table:table-cell table:style-name="ce6" office:value-type="time" office:time-value="PT18H43M03S" calcext:value-type="time">
            <text:p>18:43: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0]-['Indiegogo donations'.J470]" office:value-type="currency" office:currency="CAD" office:value="0.899999999999999" calcext:value-type="currency">
            <text:p>$0.90</text:p>
          </table:table-cell>
          <table:table-cell table:style-name="ce3" table:formula="of:=['Indiegogo donations'.L470]+['Indiegogo donations'.K4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0]+['Indiegogo donations'.N469]" office:value-type="currency" office:currency="CAD" office:value="74529.6099999998" calcext:value-type="currency">
            <text:p>$74,529.61</text:p>
          </table:table-cell>
          <table:table-cell/>
        </table:table-row>
        <table:table-row table:style-name="ro1">
          <table:table-cell table:style-name="ce5" office:value-type="string" calcext:value-type="string">
            <text:p>7/2/2015</text:p>
          </table:table-cell>
          <table:table-cell table:style-name="ce6" office:value-type="time" office:time-value="PT18H43M06S" calcext:value-type="time">
            <text:p>18:43: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71]-['Indiegogo donations'.J471]" office:value-type="currency" office:currency="CAD" office:value="1.8" calcext:value-type="currency">
            <text:p>$1.80</text:p>
          </table:table-cell>
          <table:table-cell table:style-name="ce3" table:formula="of:=['Indiegogo donations'.L471]+['Indiegogo donations'.K47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71]+['Indiegogo donations'.N470]" office:value-type="currency" office:currency="CAD" office:value="74576.0599999998" calcext:value-type="currency">
            <text:p>$74,576.06</text:p>
          </table:table-cell>
          <table:table-cell/>
        </table:table-row>
        <table:table-row table:style-name="ro1">
          <table:table-cell table:style-name="ce5" office:value-type="string" calcext:value-type="string">
            <text:p>7/2/2015</text:p>
          </table:table-cell>
          <table:table-cell table:style-name="ce6" office:value-type="time" office:time-value="PT18H43M09S" calcext:value-type="time">
            <text:p>18:4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2]-['Indiegogo donations'.J472]" office:value-type="currency" office:currency="CAD" office:value="0.899999999999999" calcext:value-type="currency">
            <text:p>$0.90</text:p>
          </table:table-cell>
          <table:table-cell table:style-name="ce3" table:formula="of:=['Indiegogo donations'.L472]+['Indiegogo donations'.K4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2]+['Indiegogo donations'.N471]" office:value-type="currency" office:currency="CAD" office:value="74599.1299999998" calcext:value-type="currency">
            <text:p>$74,599.13</text:p>
          </table:table-cell>
          <table:table-cell/>
        </table:table-row>
        <table:table-row table:style-name="ro1">
          <table:table-cell table:style-name="ce5" office:value-type="string" calcext:value-type="string">
            <text:p>7/2/2015</text:p>
          </table:table-cell>
          <table:table-cell table:style-name="ce6" office:value-type="time" office:time-value="PT18H43M12S" calcext:value-type="time">
            <text:p>18:4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3]-['Indiegogo donations'.J473]" office:value-type="currency" office:currency="CAD" office:value="0.899999999999999" calcext:value-type="currency">
            <text:p>$0.90</text:p>
          </table:table-cell>
          <table:table-cell table:style-name="ce3" table:formula="of:=['Indiegogo donations'.L473]+['Indiegogo donations'.K4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3]+['Indiegogo donations'.N472]" office:value-type="currency" office:currency="CAD" office:value="74622.1999999998" calcext:value-type="currency">
            <text:p>$74,622.20</text:p>
          </table:table-cell>
          <table:table-cell/>
        </table:table-row>
        <table:table-row table:style-name="ro1">
          <table:table-cell table:style-name="ce5" office:value-type="string" calcext:value-type="string">
            <text:p>7/2/2015</text:p>
          </table:table-cell>
          <table:table-cell table:style-name="ce6" office:value-type="time" office:time-value="PT18H43M15S" calcext:value-type="time">
            <text:p>18:4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74]-['Indiegogo donations'.J474]" office:value-type="currency" office:currency="CAD" office:value="0.720000000000002" calcext:value-type="currency">
            <text:p>$0.72</text:p>
          </table:table-cell>
          <table:table-cell table:style-name="ce3" table:formula="of:=['Indiegogo donations'.L474]+['Indiegogo donations'.K47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74]+['Indiegogo donations'.N473]" office:value-type="currency" office:currency="CAD" office:value="74640.5999999998" calcext:value-type="currency">
            <text:p>$74,640.60</text:p>
          </table:table-cell>
          <table:table-cell/>
        </table:table-row>
        <table:table-row table:style-name="ro1">
          <table:table-cell table:style-name="ce5" office:value-type="string" calcext:value-type="string">
            <text:p>7/2/2015</text:p>
          </table:table-cell>
          <table:table-cell table:style-name="ce6" office:value-type="time" office:time-value="PT18H43M18S" calcext:value-type="time">
            <text:p>18:4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75]-['Indiegogo donations'.J475]" office:value-type="currency" office:currency="CAD" office:value="1.8" calcext:value-type="currency">
            <text:p>$1.80</text:p>
          </table:table-cell>
          <table:table-cell table:style-name="ce3" table:formula="of:=['Indiegogo donations'.L475]+['Indiegogo donations'.K4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75]+['Indiegogo donations'.N474]" office:value-type="currency" office:currency="CAD" office:value="74687.0499999998" calcext:value-type="currency">
            <text:p>$74,687.05</text:p>
          </table:table-cell>
          <table:table-cell/>
        </table:table-row>
        <table:table-row table:style-name="ro1">
          <table:table-cell table:style-name="ce5" office:value-type="string" calcext:value-type="string">
            <text:p>7/2/2015</text:p>
          </table:table-cell>
          <table:table-cell table:style-name="ce6" office:value-type="time" office:time-value="PT18H43M21S" calcext:value-type="time">
            <text:p>18:4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76]-['Indiegogo donations'.J476]" office:value-type="currency" office:currency="CAD" office:value="0.899999999999999" calcext:value-type="currency">
            <text:p>$0.90</text:p>
          </table:table-cell>
          <table:table-cell table:style-name="ce3" table:formula="of:=['Indiegogo donations'.L476]+['Indiegogo donations'.K4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76]+['Indiegogo donations'.N475]" office:value-type="currency" office:currency="CAD" office:value="74710.1199999998" calcext:value-type="currency">
            <text:p>$74,710.12</text:p>
          </table:table-cell>
          <table:table-cell/>
        </table:table-row>
        <table:table-row table:style-name="ro1">
          <table:table-cell table:style-name="ce5" office:value-type="string" calcext:value-type="string">
            <text:p>7/2/2015</text:p>
          </table:table-cell>
          <table:table-cell table:style-name="ce6" office:value-type="time" office:time-value="PT18H43M24S" calcext:value-type="time">
            <text:p>18:4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477]-['Indiegogo donations'.J477]" office:value-type="currency" office:currency="CAD" office:value="1.44" calcext:value-type="currency">
            <text:p>$1.44</text:p>
          </table:table-cell>
          <table:table-cell table:style-name="ce3" table:formula="of:=['Indiegogo donations'.L477]+['Indiegogo donations'.K477]"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477]+['Indiegogo donations'.N476]" office:value-type="currency" office:currency="CAD" office:value="74747.2199999998" calcext:value-type="currency">
            <text:p>$74,747.22</text:p>
          </table:table-cell>
          <table:table-cell/>
        </table:table-row>
        <table:table-row table:style-name="ro1">
          <table:table-cell table:style-name="ce5" office:value-type="string" calcext:value-type="string">
            <text:p>7/2/2015</text:p>
          </table:table-cell>
          <table:table-cell table:style-name="ce6" office:value-type="time" office:time-value="PT18H43M28S" calcext:value-type="time">
            <text:p>18:4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78]-['Indiegogo donations'.J478]" office:value-type="currency" office:currency="CAD" office:value="3.59999999999999" calcext:value-type="currency">
            <text:p>$3.60</text:p>
          </table:table-cell>
          <table:table-cell table:style-name="ce3" table:formula="of:=['Indiegogo donations'.L478]+['Indiegogo donations'.K4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78]+['Indiegogo donations'.N477]" office:value-type="currency" office:currency="CAD" office:value="74840.4199999998" calcext:value-type="currency">
            <text:p>$74,840.42</text:p>
          </table:table-cell>
          <table:table-cell/>
        </table:table-row>
        <table:table-row table:style-name="ro1">
          <table:table-cell table:style-name="ce5" office:value-type="string" calcext:value-type="string">
            <text:p>7/2/2015</text:p>
          </table:table-cell>
          <table:table-cell table:style-name="ce6" office:value-type="time" office:time-value="PT18H43M32S" calcext:value-type="time">
            <text:p>18:43: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479]-['Indiegogo donations'.J479]" office:value-type="currency" office:currency="CAD" office:value="0.539999999999999" calcext:value-type="currency">
            <text:p>$0.54</text:p>
          </table:table-cell>
          <table:table-cell table:style-name="ce3" table:formula="of:=['Indiegogo donations'.L479]+['Indiegogo donations'.K47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479]+['Indiegogo donations'.N478]" office:value-type="currency" office:currency="CAD" office:value="74854.1399999998" calcext:value-type="currency">
            <text:p>$74,854.14</text:p>
          </table:table-cell>
          <table:table-cell/>
        </table:table-row>
        <table:table-row table:style-name="ro1">
          <table:table-cell table:style-name="ce5" office:value-type="string" calcext:value-type="string">
            <text:p>7/2/2015</text:p>
          </table:table-cell>
          <table:table-cell table:style-name="ce6" office:value-type="time" office:time-value="PT18H43M35S" calcext:value-type="time">
            <text:p>18:43: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480]-['Indiegogo donations'.J480]" office:value-type="currency" office:currency="CAD" office:value="0.18" calcext:value-type="currency">
            <text:p>$0.18</text:p>
          </table:table-cell>
          <table:table-cell table:style-name="ce3" table:formula="of:=['Indiegogo donations'.L480]+['Indiegogo donations'.K4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480]+['Indiegogo donations'.N479]" office:value-type="currency" office:currency="CAD" office:value="74858.5099999998" calcext:value-type="currency">
            <text:p>$74,858.51</text:p>
          </table:table-cell>
          <table:table-cell/>
        </table:table-row>
        <table:table-row table:style-name="ro1">
          <table:table-cell table:style-name="ce5" office:value-type="string" calcext:value-type="string">
            <text:p>7/2/2015</text:p>
          </table:table-cell>
          <table:table-cell table:style-name="ce6" office:value-type="time" office:time-value="PT18H43M39S" calcext:value-type="time">
            <text:p>18:4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1]-['Indiegogo donations'.J481]" office:value-type="currency" office:currency="CAD" office:value="0.899999999999999" calcext:value-type="currency">
            <text:p>$0.90</text:p>
          </table:table-cell>
          <table:table-cell table:style-name="ce3" table:formula="of:=['Indiegogo donations'.L481]+['Indiegogo donations'.K4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1]+['Indiegogo donations'.N480]" office:value-type="currency" office:currency="CAD" office:value="74881.5799999998" calcext:value-type="currency">
            <text:p>$74,881.58</text:p>
          </table:table-cell>
          <table:table-cell/>
        </table:table-row>
        <table:table-row table:style-name="ro1">
          <table:table-cell table:style-name="ce5" office:value-type="string" calcext:value-type="string">
            <text:p>7/2/2015</text:p>
          </table:table-cell>
          <table:table-cell table:style-name="ce6" office:value-type="time" office:time-value="PT18H43M42S" calcext:value-type="time">
            <text:p>18:4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2]-['Indiegogo donations'.J482]" office:value-type="currency" office:currency="CAD" office:value="1.8" calcext:value-type="currency">
            <text:p>$1.80</text:p>
          </table:table-cell>
          <table:table-cell table:style-name="ce3" table:formula="of:=['Indiegogo donations'.L482]+['Indiegogo donations'.K4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82]+['Indiegogo donations'.N481]" office:value-type="currency" office:currency="CAD" office:value="74928.0299999998" calcext:value-type="currency">
            <text:p>$74,928.03</text:p>
          </table:table-cell>
          <table:table-cell/>
        </table:table-row>
        <table:table-row table:style-name="ro1">
          <table:table-cell table:style-name="ce5" office:value-type="string" calcext:value-type="string">
            <text:p>7/2/2015</text:p>
          </table:table-cell>
          <table:table-cell table:style-name="ce6" office:value-type="time" office:time-value="PT18H43M46S" calcext:value-type="time">
            <text:p>18:43: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483]-['Indiegogo donations'.J483]" office:value-type="currency" office:currency="CAD" office:value="0.720000000000002" calcext:value-type="currency">
            <text:p>$0.72</text:p>
          </table:table-cell>
          <table:table-cell table:style-name="ce3" table:formula="of:=['Indiegogo donations'.L483]+['Indiegogo donations'.K48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483]+['Indiegogo donations'.N482]" office:value-type="currency" office:currency="CAD" office:value="74946.4299999998" calcext:value-type="currency">
            <text:p>$74,946.43</text:p>
          </table:table-cell>
          <table:table-cell/>
        </table:table-row>
        <table:table-row table:style-name="ro1">
          <table:table-cell table:style-name="ce5" office:value-type="string" calcext:value-type="string">
            <text:p>7/2/2015</text:p>
          </table:table-cell>
          <table:table-cell table:style-name="ce6" office:value-type="time" office:time-value="PT18H43M49S" calcext:value-type="time">
            <text:p>18:43: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84]-['Indiegogo donations'.J484]" office:value-type="currency" office:currency="CAD" office:value="3.59999999999999" calcext:value-type="currency">
            <text:p>$3.60</text:p>
          </table:table-cell>
          <table:table-cell table:style-name="ce3" table:formula="of:=['Indiegogo donations'.L484]+['Indiegogo donations'.K4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84]+['Indiegogo donations'.N483]" office:value-type="currency" office:currency="CAD" office:value="75039.6299999998" calcext:value-type="currency">
            <text:p>$75,039.63</text:p>
          </table:table-cell>
          <table:table-cell/>
        </table:table-row>
        <table:table-row table:style-name="ro1">
          <table:table-cell table:style-name="ce5" office:value-type="string" calcext:value-type="string">
            <text:p>7/2/2015</text:p>
          </table:table-cell>
          <table:table-cell table:style-name="ce6" office:value-type="time" office:time-value="PT18H43M52S" calcext:value-type="time">
            <text:p>18:43: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85]-['Indiegogo donations'.J485]" office:value-type="currency" office:currency="CAD" office:value="1.8" calcext:value-type="currency">
            <text:p>$1.80</text:p>
          </table:table-cell>
          <table:table-cell table:style-name="ce3" table:formula="of:=['Indiegogo donations'.L485]+['Indiegogo donations'.K4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85]+['Indiegogo donations'.N484]" office:value-type="currency" office:currency="CAD" office:value="75086.0799999998" calcext:value-type="currency">
            <text:p>$75,086.08</text:p>
          </table:table-cell>
          <table:table-cell/>
        </table:table-row>
        <table:table-row table:style-name="ro1">
          <table:table-cell table:style-name="ce5" office:value-type="string" calcext:value-type="string">
            <text:p>7/2/2015</text:p>
          </table:table-cell>
          <table:table-cell table:style-name="ce6" office:value-type="time" office:time-value="PT18H43M55S" calcext:value-type="time">
            <text:p>18:4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6]-['Indiegogo donations'.J486]" office:value-type="currency" office:currency="CAD" office:value="0.899999999999999" calcext:value-type="currency">
            <text:p>$0.90</text:p>
          </table:table-cell>
          <table:table-cell table:style-name="ce3" table:formula="of:=['Indiegogo donations'.L486]+['Indiegogo donations'.K48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6]+['Indiegogo donations'.N485]" office:value-type="currency" office:currency="CAD" office:value="75109.1499999998" calcext:value-type="currency">
            <text:p>$75,109.15</text:p>
          </table:table-cell>
          <table:table-cell/>
        </table:table-row>
        <table:table-row table:style-name="ro1">
          <table:table-cell table:style-name="ce5" office:value-type="string" calcext:value-type="string">
            <text:p>7/2/2015</text:p>
          </table:table-cell>
          <table:table-cell table:style-name="ce6" office:value-type="time" office:time-value="PT18H43M58S" calcext:value-type="time">
            <text:p>18:4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487]-['Indiegogo donations'.J487]" office:value-type="currency" office:currency="CAD" office:value="7.20000000000002" calcext:value-type="currency">
            <text:p>$7.20</text:p>
          </table:table-cell>
          <table:table-cell table:style-name="ce3" table:formula="of:=['Indiegogo donations'.L487]+['Indiegogo donations'.K487]"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487]+['Indiegogo donations'.N486]" office:value-type="currency" office:currency="CAD" office:value="75295.8499999998" calcext:value-type="currency">
            <text:p>$75,295.85</text:p>
          </table:table-cell>
          <table:table-cell/>
        </table:table-row>
        <table:table-row table:style-name="ro1">
          <table:table-cell table:style-name="ce5" office:value-type="string" calcext:value-type="string">
            <text:p>7/2/2015</text:p>
          </table:table-cell>
          <table:table-cell table:style-name="ce6" office:value-type="time" office:time-value="PT18H44M01S" calcext:value-type="time">
            <text:p>18:4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88]-['Indiegogo donations'.J488]" office:value-type="currency" office:currency="CAD" office:value="0.899999999999999" calcext:value-type="currency">
            <text:p>$0.90</text:p>
          </table:table-cell>
          <table:table-cell table:style-name="ce3" table:formula="of:=['Indiegogo donations'.L488]+['Indiegogo donations'.K4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88]+['Indiegogo donations'.N487]" office:value-type="currency" office:currency="CAD" office:value="75318.9199999998" calcext:value-type="currency">
            <text:p>$75,318.92</text:p>
          </table:table-cell>
          <table:table-cell/>
        </table:table-row>
        <table:table-row table:style-name="ro1">
          <table:table-cell table:style-name="ce5" office:value-type="string" calcext:value-type="string">
            <text:p>7/2/2015</text:p>
          </table:table-cell>
          <table:table-cell table:style-name="ce6" office:value-type="time" office:time-value="PT18H44M04S" calcext:value-type="time">
            <text:p>18:4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489]-['Indiegogo donations'.J489]" office:value-type="currency" office:currency="CAD" office:value="9" calcext:value-type="currency">
            <text:p>$9.00</text:p>
          </table:table-cell>
          <table:table-cell table:style-name="ce3" table:formula="of:=['Indiegogo donations'.L489]+['Indiegogo donations'.K48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489]+['Indiegogo donations'.N488]" office:value-type="currency" office:currency="CAD" office:value="75552.3699999998" calcext:value-type="currency">
            <text:p>$75,552.37</text:p>
          </table:table-cell>
          <table:table-cell/>
        </table:table-row>
        <table:table-row table:style-name="ro1">
          <table:table-cell table:style-name="ce5" office:value-type="string" calcext:value-type="string">
            <text:p>7/2/2015</text:p>
          </table:table-cell>
          <table:table-cell table:style-name="ce6" office:value-type="time" office:time-value="PT18H44M08S" calcext:value-type="time">
            <text:p>18:4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0]-['Indiegogo donations'.J490]" office:value-type="currency" office:currency="CAD" office:value="1.8" calcext:value-type="currency">
            <text:p>$1.80</text:p>
          </table:table-cell>
          <table:table-cell table:style-name="ce3" table:formula="of:=['Indiegogo donations'.L490]+['Indiegogo donations'.K49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0]+['Indiegogo donations'.N489]" office:value-type="currency" office:currency="CAD" office:value="75598.8199999998" calcext:value-type="currency">
            <text:p>$75,598.82</text:p>
          </table:table-cell>
          <table:table-cell/>
        </table:table-row>
        <table:table-row table:style-name="ro1">
          <table:table-cell table:style-name="ce5" office:value-type="string" calcext:value-type="string">
            <text:p>7/2/2015</text:p>
          </table:table-cell>
          <table:table-cell table:style-name="ce6" office:value-type="time" office:time-value="PT18H44M11S" calcext:value-type="time">
            <text:p>18:4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1]-['Indiegogo donations'.J491]" office:value-type="currency" office:currency="CAD" office:value="0.899999999999999" calcext:value-type="currency">
            <text:p>$0.90</text:p>
          </table:table-cell>
          <table:table-cell table:style-name="ce3" table:formula="of:=['Indiegogo donations'.L491]+['Indiegogo donations'.K4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1]+['Indiegogo donations'.N490]" office:value-type="currency" office:currency="CAD" office:value="75621.8899999998" calcext:value-type="currency">
            <text:p>$75,621.89</text:p>
          </table:table-cell>
          <table:table-cell/>
        </table:table-row>
        <table:table-row table:style-name="ro1">
          <table:table-cell table:style-name="ce5" office:value-type="string" calcext:value-type="string">
            <text:p>7/2/2015</text:p>
          </table:table-cell>
          <table:table-cell table:style-name="ce6" office:value-type="time" office:time-value="PT18H44M14S" calcext:value-type="time">
            <text:p>18:4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30" calcext:value-type="currency">
            <text:p>$330.00</text:p>
          </table:table-cell>
          <table:table-cell table:style-name="ce3" table:formula="of:=['Indiegogo donations'.H492]-['Indiegogo donations'.J492]" office:value-type="currency" office:currency="CAD" office:value="11.88" calcext:value-type="currency">
            <text:p>$11.88</text:p>
          </table:table-cell>
          <table:table-cell table:style-name="ce3" table:formula="of:=['Indiegogo donations'.L492]+['Indiegogo donations'.K492]" office:value-type="currency" office:currency="CAD" office:value="318.12" calcext:value-type="currency">
            <text:p>$318.12</text:p>
          </table:table-cell>
          <table:table-cell table:style-name="ce3" office:value-type="currency" office:currency="CAD" office:value="9.87" calcext:value-type="currency">
            <text:p>$9.87</text:p>
          </table:table-cell>
          <table:table-cell office:value-type="currency" office:currency="CAD" office:value="308.25" calcext:value-type="currency">
            <text:p>$308.25</text:p>
          </table:table-cell>
          <table:table-cell/>
          <table:table-cell table:style-name="ce3" table:formula="of:=['Indiegogo donations'.L492]+['Indiegogo donations'.N491]" office:value-type="currency" office:currency="CAD" office:value="75930.1399999998" calcext:value-type="currency">
            <text:p>$75,930.14</text:p>
          </table:table-cell>
          <table:table-cell/>
        </table:table-row>
        <table:table-row table:style-name="ro1">
          <table:table-cell table:style-name="ce5" office:value-type="string" calcext:value-type="string">
            <text:p>7/2/2015</text:p>
          </table:table-cell>
          <table:table-cell table:style-name="ce6" office:value-type="time" office:time-value="PT18H44M17S" calcext:value-type="time">
            <text:p>18:4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3]-['Indiegogo donations'.J493]" office:value-type="currency" office:currency="CAD" office:value="0.899999999999999" calcext:value-type="currency">
            <text:p>$0.90</text:p>
          </table:table-cell>
          <table:table-cell table:style-name="ce3" table:formula="of:=['Indiegogo donations'.L493]+['Indiegogo donations'.K4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3]+['Indiegogo donations'.N492]" office:value-type="currency" office:currency="CAD" office:value="75953.2099999998" calcext:value-type="currency">
            <text:p>$75,953.21</text:p>
          </table:table-cell>
          <table:table-cell/>
        </table:table-row>
        <table:table-row table:style-name="ro1">
          <table:table-cell table:style-name="ce5" office:value-type="string" calcext:value-type="string">
            <text:p>7/2/2015</text:p>
          </table:table-cell>
          <table:table-cell table:style-name="ce6" office:value-type="time" office:time-value="PT18H44M20S" calcext:value-type="time">
            <text:p>18:44: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494]-['Indiegogo donations'.J494]" office:value-type="currency" office:currency="CAD" office:value="0.359999999999999" calcext:value-type="currency">
            <text:p>$0.36</text:p>
          </table:table-cell>
          <table:table-cell table:style-name="ce3" table:formula="of:=['Indiegogo donations'.L494]+['Indiegogo donations'.K4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494]+['Indiegogo donations'.N493]" office:value-type="currency" office:currency="CAD" office:value="75962.2599999998" calcext:value-type="currency">
            <text:p>$75,962.26</text:p>
          </table:table-cell>
          <table:table-cell/>
        </table:table-row>
        <table:table-row table:style-name="ro1">
          <table:table-cell table:style-name="ce5" office:value-type="string" calcext:value-type="string">
            <text:p>7/2/2015</text:p>
          </table:table-cell>
          <table:table-cell table:style-name="ce6" office:value-type="time" office:time-value="PT18H44M24S" calcext:value-type="time">
            <text:p>18:4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495]-['Indiegogo donations'.J495]" office:value-type="currency" office:currency="CAD" office:value="0.899999999999999" calcext:value-type="currency">
            <text:p>$0.90</text:p>
          </table:table-cell>
          <table:table-cell table:style-name="ce3" table:formula="of:=['Indiegogo donations'.L495]+['Indiegogo donations'.K4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495]+['Indiegogo donations'.N494]" office:value-type="currency" office:currency="CAD" office:value="75985.3299999998" calcext:value-type="currency">
            <text:p>$75,985.33</text:p>
          </table:table-cell>
          <table:table-cell/>
        </table:table-row>
        <table:table-row table:style-name="ro1">
          <table:table-cell table:style-name="ce5" office:value-type="string" calcext:value-type="string">
            <text:p>7/2/2015</text:p>
          </table:table-cell>
          <table:table-cell table:style-name="ce6" office:value-type="time" office:time-value="PT18H44M28S" calcext:value-type="time">
            <text:p>18:4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496]-['Indiegogo donations'.J496]" office:value-type="currency" office:currency="CAD" office:value="3.59999999999999" calcext:value-type="currency">
            <text:p>$3.60</text:p>
          </table:table-cell>
          <table:table-cell table:style-name="ce3" table:formula="of:=['Indiegogo donations'.L496]+['Indiegogo donations'.K4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496]+['Indiegogo donations'.N495]" office:value-type="currency" office:currency="CAD" office:value="76078.5299999998" calcext:value-type="currency">
            <text:p>$76,078.53</text:p>
          </table:table-cell>
          <table:table-cell/>
        </table:table-row>
        <table:table-row table:style-name="ro1">
          <table:table-cell table:style-name="ce5" office:value-type="string" calcext:value-type="string">
            <text:p>7/2/2015</text:p>
          </table:table-cell>
          <table:table-cell table:style-name="ce6" office:value-type="time" office:time-value="PT18H44M31S" calcext:value-type="time">
            <text:p>18:4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7]-['Indiegogo donations'.J497]" office:value-type="currency" office:currency="CAD" office:value="1.8" calcext:value-type="currency">
            <text:p>$1.80</text:p>
          </table:table-cell>
          <table:table-cell table:style-name="ce3" table:formula="of:=['Indiegogo donations'.L497]+['Indiegogo donations'.K4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7]+['Indiegogo donations'.N496]" office:value-type="currency" office:currency="CAD" office:value="76124.9799999998" calcext:value-type="currency">
            <text:p>$76,124.98</text:p>
          </table:table-cell>
          <table:table-cell/>
        </table:table-row>
        <table:table-row table:style-name="ro1">
          <table:table-cell table:style-name="ce5" office:value-type="string" calcext:value-type="string">
            <text:p>7/2/2015</text:p>
          </table:table-cell>
          <table:table-cell table:style-name="ce6" office:value-type="time" office:time-value="PT18H44M34S" calcext:value-type="time">
            <text:p>18:4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8]-['Indiegogo donations'.J498]" office:value-type="currency" office:currency="CAD" office:value="1.8" calcext:value-type="currency">
            <text:p>$1.80</text:p>
          </table:table-cell>
          <table:table-cell table:style-name="ce3" table:formula="of:=['Indiegogo donations'.L498]+['Indiegogo donations'.K49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8]+['Indiegogo donations'.N497]" office:value-type="currency" office:currency="CAD" office:value="76171.4299999998" calcext:value-type="currency">
            <text:p>$76,171.43</text:p>
          </table:table-cell>
          <table:table-cell/>
        </table:table-row>
        <table:table-row table:style-name="ro1">
          <table:table-cell table:style-name="ce5" office:value-type="string" calcext:value-type="string">
            <text:p>7/2/2015</text:p>
          </table:table-cell>
          <table:table-cell table:style-name="ce6" office:value-type="time" office:time-value="PT18H44M38S" calcext:value-type="time">
            <text:p>18:44: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499]-['Indiegogo donations'.J499]" office:value-type="currency" office:currency="CAD" office:value="1.8" calcext:value-type="currency">
            <text:p>$1.80</text:p>
          </table:table-cell>
          <table:table-cell table:style-name="ce3" table:formula="of:=['Indiegogo donations'.L499]+['Indiegogo donations'.K4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499]+['Indiegogo donations'.N498]" office:value-type="currency" office:currency="CAD" office:value="76217.8799999998" calcext:value-type="currency">
            <text:p>$76,217.88</text:p>
          </table:table-cell>
          <table:table-cell/>
        </table:table-row>
        <table:table-row table:style-name="ro1">
          <table:table-cell table:style-name="ce5" office:value-type="string" calcext:value-type="string">
            <text:p>7/2/2015</text:p>
          </table:table-cell>
          <table:table-cell table:style-name="ce6" office:value-type="time" office:time-value="PT18H44M41S" calcext:value-type="time">
            <text:p>18:44: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0]-['Indiegogo donations'.J500]" office:value-type="currency" office:currency="CAD" office:value="1.8" calcext:value-type="currency">
            <text:p>$1.80</text:p>
          </table:table-cell>
          <table:table-cell table:style-name="ce3" table:formula="of:=['Indiegogo donations'.L500]+['Indiegogo donations'.K5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0]+['Indiegogo donations'.N499]" office:value-type="currency" office:currency="CAD" office:value="76264.3299999998" calcext:value-type="currency">
            <text:p>$76,264.33</text:p>
          </table:table-cell>
          <table:table-cell/>
        </table:table-row>
        <table:table-row table:style-name="ro1">
          <table:table-cell table:style-name="ce5" office:value-type="string" calcext:value-type="string">
            <text:p>7/2/2015</text:p>
          </table:table-cell>
          <table:table-cell table:style-name="ce6" office:value-type="time" office:time-value="PT18H44M44S" calcext:value-type="time">
            <text:p>18:4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1]-['Indiegogo donations'.J501]" office:value-type="currency" office:currency="CAD" office:value="1.8" calcext:value-type="currency">
            <text:p>$1.80</text:p>
          </table:table-cell>
          <table:table-cell table:style-name="ce3" table:formula="of:=['Indiegogo donations'.L501]+['Indiegogo donations'.K5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1]+['Indiegogo donations'.N500]" office:value-type="currency" office:currency="CAD" office:value="76310.7799999998" calcext:value-type="currency">
            <text:p>$76,310.78</text:p>
          </table:table-cell>
          <table:table-cell/>
        </table:table-row>
        <table:table-row table:style-name="ro1">
          <table:table-cell table:style-name="ce5" office:value-type="string" calcext:value-type="string">
            <text:p>7/2/2015</text:p>
          </table:table-cell>
          <table:table-cell table:style-name="ce6" office:value-type="time" office:time-value="PT18H44M48S" calcext:value-type="time">
            <text:p>18:4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2]-['Indiegogo donations'.J502]" office:value-type="currency" office:currency="CAD" office:value="3.59999999999999" calcext:value-type="currency">
            <text:p>$3.60</text:p>
          </table:table-cell>
          <table:table-cell table:style-name="ce3" table:formula="of:=['Indiegogo donations'.L502]+['Indiegogo donations'.K5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2]+['Indiegogo donations'.N501]" office:value-type="currency" office:currency="CAD" office:value="76403.9799999998" calcext:value-type="currency">
            <text:p>$76,403.98</text:p>
          </table:table-cell>
          <table:table-cell/>
        </table:table-row>
        <table:table-row table:style-name="ro1">
          <table:table-cell table:style-name="ce5" office:value-type="string" calcext:value-type="string">
            <text:p>7/2/2015</text:p>
          </table:table-cell>
          <table:table-cell table:style-name="ce6" office:value-type="time" office:time-value="PT18H44M51S" calcext:value-type="time">
            <text:p>18:4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3]-['Indiegogo donations'.J503]" office:value-type="currency" office:currency="CAD" office:value="3.59999999999999" calcext:value-type="currency">
            <text:p>$3.60</text:p>
          </table:table-cell>
          <table:table-cell table:style-name="ce3" table:formula="of:=['Indiegogo donations'.L503]+['Indiegogo donations'.K50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3]+['Indiegogo donations'.N502]" office:value-type="currency" office:currency="CAD" office:value="76497.1799999998" calcext:value-type="currency">
            <text:p>$76,497.18</text:p>
          </table:table-cell>
          <table:table-cell/>
        </table:table-row>
        <table:table-row table:style-name="ro1">
          <table:table-cell table:style-name="ce5" office:value-type="string" calcext:value-type="string">
            <text:p>7/2/2015</text:p>
          </table:table-cell>
          <table:table-cell table:style-name="ce6" office:value-type="time" office:time-value="PT18H44M54S" calcext:value-type="time">
            <text:p>18:4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04]-['Indiegogo donations'.J504]" office:value-type="currency" office:currency="CAD" office:value="3.59999999999999" calcext:value-type="currency">
            <text:p>$3.60</text:p>
          </table:table-cell>
          <table:table-cell table:style-name="ce3" table:formula="of:=['Indiegogo donations'.L504]+['Indiegogo donations'.K5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04]+['Indiegogo donations'.N503]" office:value-type="currency" office:currency="CAD" office:value="76590.3799999998" calcext:value-type="currency">
            <text:p>$76,590.38</text:p>
          </table:table-cell>
          <table:table-cell/>
        </table:table-row>
        <table:table-row table:style-name="ro1">
          <table:table-cell table:style-name="ce5" office:value-type="string" calcext:value-type="string">
            <text:p>7/2/2015</text:p>
          </table:table-cell>
          <table:table-cell table:style-name="ce6" office:value-type="time" office:time-value="PT18H44M57S" calcext:value-type="time">
            <text:p>18:4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05]-['Indiegogo donations'.J505]" office:value-type="currency" office:currency="CAD" office:value="0.899999999999999" calcext:value-type="currency">
            <text:p>$0.90</text:p>
          </table:table-cell>
          <table:table-cell table:style-name="ce3" table:formula="of:=['Indiegogo donations'.L505]+['Indiegogo donations'.K5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05]+['Indiegogo donations'.N504]" office:value-type="currency" office:currency="CAD" office:value="76613.4499999998" calcext:value-type="currency">
            <text:p>$76,613.45</text:p>
          </table:table-cell>
          <table:table-cell/>
        </table:table-row>
        <table:table-row table:style-name="ro1">
          <table:table-cell table:style-name="ce5" office:value-type="string" calcext:value-type="string">
            <text:p>7/2/2015</text:p>
          </table:table-cell>
          <table:table-cell table:style-name="ce6" office:value-type="time" office:time-value="PT18H45M00S" calcext:value-type="time">
            <text:p>18:45: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06]-['Indiegogo donations'.J506]" office:value-type="currency" office:currency="CAD" office:value="9" calcext:value-type="currency">
            <text:p>$9.00</text:p>
          </table:table-cell>
          <table:table-cell table:style-name="ce3" table:formula="of:=['Indiegogo donations'.L506]+['Indiegogo donations'.K50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06]+['Indiegogo donations'.N505]" office:value-type="currency" office:currency="CAD" office:value="76846.8999999998" calcext:value-type="currency">
            <text:p>$76,846.90</text:p>
          </table:table-cell>
          <table:table-cell/>
        </table:table-row>
        <table:table-row table:style-name="ro1">
          <table:table-cell table:style-name="ce5" office:value-type="string" calcext:value-type="string">
            <text:p>7/2/2015</text:p>
          </table:table-cell>
          <table:table-cell table:style-name="ce6" office:value-type="time" office:time-value="PT18H45M03S" calcext:value-type="time">
            <text:p>18:45: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07]-['Indiegogo donations'.J507]" office:value-type="currency" office:currency="CAD" office:value="0.359999999999999" calcext:value-type="currency">
            <text:p>$0.36</text:p>
          </table:table-cell>
          <table:table-cell table:style-name="ce3" table:formula="of:=['Indiegogo donations'.L507]+['Indiegogo donations'.K50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07]+['Indiegogo donations'.N506]" office:value-type="currency" office:currency="CAD" office:value="76855.9499999998" calcext:value-type="currency">
            <text:p>$76,855.95</text:p>
          </table:table-cell>
          <table:table-cell/>
        </table:table-row>
        <table:table-row table:style-name="ro1">
          <table:table-cell table:style-name="ce5" office:value-type="string" calcext:value-type="string">
            <text:p>7/2/2015</text:p>
          </table:table-cell>
          <table:table-cell table:style-name="ce6" office:value-type="time" office:time-value="PT18H45M06S" calcext:value-type="time">
            <text:p>18:45: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08]-['Indiegogo donations'.J508]" office:value-type="currency" office:currency="CAD" office:value="0.899999999999999" calcext:value-type="currency">
            <text:p>$0.90</text:p>
          </table:table-cell>
          <table:table-cell table:style-name="ce3" table:formula="of:=['Indiegogo donations'.L508]+['Indiegogo donations'.K5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08]+['Indiegogo donations'.N507]" office:value-type="currency" office:currency="CAD" office:value="76879.0199999998" calcext:value-type="currency">
            <text:p>$76,879.02</text:p>
          </table:table-cell>
          <table:table-cell/>
        </table:table-row>
        <table:table-row table:style-name="ro1">
          <table:table-cell table:style-name="ce5" office:value-type="string" calcext:value-type="string">
            <text:p>7/2/2015</text:p>
          </table:table-cell>
          <table:table-cell table:style-name="ce6" office:value-type="time" office:time-value="PT18H45M09S" calcext:value-type="time">
            <text:p>18:45: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09]-['Indiegogo donations'.J509]" office:value-type="currency" office:currency="CAD" office:value="1.8" calcext:value-type="currency">
            <text:p>$1.80</text:p>
          </table:table-cell>
          <table:table-cell table:style-name="ce3" table:formula="of:=['Indiegogo donations'.L509]+['Indiegogo donations'.K5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09]+['Indiegogo donations'.N508]" office:value-type="currency" office:currency="CAD" office:value="76925.4699999998" calcext:value-type="currency">
            <text:p>$76,925.47</text:p>
          </table:table-cell>
          <table:table-cell/>
        </table:table-row>
        <table:table-row table:style-name="ro1">
          <table:table-cell table:style-name="ce5" office:value-type="string" calcext:value-type="string">
            <text:p>7/2/2015</text:p>
          </table:table-cell>
          <table:table-cell table:style-name="ce6" office:value-type="time" office:time-value="PT18H45M12S" calcext:value-type="time">
            <text:p>18:45: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0]-['Indiegogo donations'.J510]" office:value-type="currency" office:currency="CAD" office:value="0.899999999999999" calcext:value-type="currency">
            <text:p>$0.90</text:p>
          </table:table-cell>
          <table:table-cell table:style-name="ce3" table:formula="of:=['Indiegogo donations'.L510]+['Indiegogo donations'.K51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10]+['Indiegogo donations'.N509]" office:value-type="currency" office:currency="CAD" office:value="76948.5399999998" calcext:value-type="currency">
            <text:p>$76,948.54</text:p>
          </table:table-cell>
          <table:table-cell/>
        </table:table-row>
        <table:table-row table:style-name="ro1">
          <table:table-cell table:style-name="ce5" office:value-type="string" calcext:value-type="string">
            <text:p>7/2/2015</text:p>
          </table:table-cell>
          <table:table-cell table:style-name="ce6" office:value-type="time" office:time-value="PT18H45M15S" calcext:value-type="time">
            <text:p>18:45: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1]-['Indiegogo donations'.J511]" office:value-type="currency" office:currency="CAD" office:value="3.59999999999999" calcext:value-type="currency">
            <text:p>$3.60</text:p>
          </table:table-cell>
          <table:table-cell table:style-name="ce3" table:formula="of:=['Indiegogo donations'.L511]+['Indiegogo donations'.K5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1]+['Indiegogo donations'.N510]" office:value-type="currency" office:currency="CAD" office:value="77041.7399999998" calcext:value-type="currency">
            <text:p>$77,041.74</text:p>
          </table:table-cell>
          <table:table-cell/>
        </table:table-row>
        <table:table-row table:style-name="ro1">
          <table:table-cell table:style-name="ce5" office:value-type="string" calcext:value-type="string">
            <text:p>7/2/2015</text:p>
          </table:table-cell>
          <table:table-cell table:style-name="ce6" office:value-type="time" office:time-value="PT18H45M19S" calcext:value-type="time">
            <text:p>18:4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2]-['Indiegogo donations'.J512]" office:value-type="currency" office:currency="CAD" office:value="3.59999999999999" calcext:value-type="currency">
            <text:p>$3.60</text:p>
          </table:table-cell>
          <table:table-cell table:style-name="ce3" table:formula="of:=['Indiegogo donations'.L512]+['Indiegogo donations'.K5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2]+['Indiegogo donations'.N511]" office:value-type="currency" office:currency="CAD" office:value="77134.9399999998" calcext:value-type="currency">
            <text:p>$77,134.94</text:p>
          </table:table-cell>
          <table:table-cell/>
        </table:table-row>
        <table:table-row table:style-name="ro1">
          <table:table-cell table:style-name="ce5" office:value-type="string" calcext:value-type="string">
            <text:p>7/2/2015</text:p>
          </table:table-cell>
          <table:table-cell table:style-name="ce6" office:value-type="time" office:time-value="PT18H45M22S" calcext:value-type="time">
            <text:p>18:4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13]-['Indiegogo donations'.J513]" office:value-type="currency" office:currency="CAD" office:value="0.899999999999999" calcext:value-type="currency">
            <text:p>$0.90</text:p>
          </table:table-cell>
          <table:table-cell table:style-name="ce3" table:formula="of:=['Indiegogo donations'.L513]+['Indiegogo donations'.K5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13]+['Indiegogo donations'.N512]" office:value-type="currency" office:currency="CAD" office:value="77158.0099999998" calcext:value-type="currency">
            <text:p>$77,158.01</text:p>
          </table:table-cell>
          <table:table-cell/>
        </table:table-row>
        <table:table-row table:style-name="ro1">
          <table:table-cell table:style-name="ce5" office:value-type="string" calcext:value-type="string">
            <text:p>7/2/2015</text:p>
          </table:table-cell>
          <table:table-cell table:style-name="ce6" office:value-type="time" office:time-value="PT18H45M25S" calcext:value-type="time">
            <text:p>18:45: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514]-['Indiegogo donations'.J514]" office:value-type="currency" office:currency="CAD" office:value="2.7" calcext:value-type="currency">
            <text:p>$2.70</text:p>
          </table:table-cell>
          <table:table-cell table:style-name="ce3" table:formula="of:=['Indiegogo donations'.L514]+['Indiegogo donations'.K514]"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514]+['Indiegogo donations'.N513]" office:value-type="currency" office:currency="CAD" office:value="77227.8299999998" calcext:value-type="currency">
            <text:p>$77,227.83</text:p>
          </table:table-cell>
          <table:table-cell/>
        </table:table-row>
        <table:table-row table:style-name="ro1">
          <table:table-cell table:style-name="ce5" office:value-type="string" calcext:value-type="string">
            <text:p>7/2/2015</text:p>
          </table:table-cell>
          <table:table-cell table:style-name="ce6" office:value-type="time" office:time-value="PT18H45M29S" calcext:value-type="time">
            <text:p>18:4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15]-['Indiegogo donations'.J515]" office:value-type="currency" office:currency="CAD" office:value="1.8" calcext:value-type="currency">
            <text:p>$1.80</text:p>
          </table:table-cell>
          <table:table-cell table:style-name="ce3" table:formula="of:=['Indiegogo donations'.L515]+['Indiegogo donations'.K51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15]+['Indiegogo donations'.N514]" office:value-type="currency" office:currency="CAD" office:value="77274.2799999998" calcext:value-type="currency">
            <text:p>$77,274.28</text:p>
          </table:table-cell>
          <table:table-cell/>
        </table:table-row>
        <table:table-row table:style-name="ro1">
          <table:table-cell table:style-name="ce5" office:value-type="string" calcext:value-type="string">
            <text:p>7/2/2015</text:p>
          </table:table-cell>
          <table:table-cell table:style-name="ce6" office:value-type="time" office:time-value="PT18H45M32S" calcext:value-type="time">
            <text:p>18:45: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16]-['Indiegogo donations'.J516]" office:value-type="currency" office:currency="CAD" office:value="36" calcext:value-type="currency">
            <text:p>$36.00</text:p>
          </table:table-cell>
          <table:table-cell table:style-name="ce3" table:formula="of:=['Indiegogo donations'.L516]+['Indiegogo donations'.K516]"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516]+['Indiegogo donations'.N515]" office:value-type="currency" office:currency="CAD" office:value="78208.9799999998" calcext:value-type="currency">
            <text:p>$78,208.98</text:p>
          </table:table-cell>
          <table:table-cell/>
        </table:table-row>
        <table:table-row table:style-name="ro1">
          <table:table-cell table:style-name="ce5" office:value-type="string" calcext:value-type="string">
            <text:p>7/2/2015</text:p>
          </table:table-cell>
          <table:table-cell table:style-name="ce6" office:value-type="time" office:time-value="PT18H45M35S" calcext:value-type="time">
            <text:p>18:45: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7]-['Indiegogo donations'.J517]" office:value-type="currency" office:currency="CAD" office:value="3.59999999999999" calcext:value-type="currency">
            <text:p>$3.60</text:p>
          </table:table-cell>
          <table:table-cell table:style-name="ce3" table:formula="of:=['Indiegogo donations'.L517]+['Indiegogo donations'.K5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7]+['Indiegogo donations'.N516]" office:value-type="currency" office:currency="CAD" office:value="78302.1799999998" calcext:value-type="currency">
            <text:p>$78,302.18</text:p>
          </table:table-cell>
          <table:table-cell/>
        </table:table-row>
        <table:table-row table:style-name="ro1">
          <table:table-cell table:style-name="ce5" office:value-type="string" calcext:value-type="string">
            <text:p>7/2/2015</text:p>
          </table:table-cell>
          <table:table-cell table:style-name="ce6" office:value-type="time" office:time-value="PT18H45M38S" calcext:value-type="time">
            <text:p>18:4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18]-['Indiegogo donations'.J518]" office:value-type="currency" office:currency="CAD" office:value="1.8" calcext:value-type="currency">
            <text:p>$1.80</text:p>
          </table:table-cell>
          <table:table-cell table:style-name="ce3" table:formula="of:=['Indiegogo donations'.L518]+['Indiegogo donations'.K5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18]+['Indiegogo donations'.N517]" office:value-type="currency" office:currency="CAD" office:value="78348.6299999998" calcext:value-type="currency">
            <text:p>$78,348.63</text:p>
          </table:table-cell>
          <table:table-cell/>
        </table:table-row>
        <table:table-row table:style-name="ro1">
          <table:table-cell table:style-name="ce5" office:value-type="string" calcext:value-type="string">
            <text:p>7/2/2015</text:p>
          </table:table-cell>
          <table:table-cell table:style-name="ce6" office:value-type="time" office:time-value="PT18H45M42S" calcext:value-type="time">
            <text:p>18:45: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19]-['Indiegogo donations'.J519]" office:value-type="currency" office:currency="CAD" office:value="3.59999999999999" calcext:value-type="currency">
            <text:p>$3.60</text:p>
          </table:table-cell>
          <table:table-cell table:style-name="ce3" table:formula="of:=['Indiegogo donations'.L519]+['Indiegogo donations'.K5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19]+['Indiegogo donations'.N518]" office:value-type="currency" office:currency="CAD" office:value="78441.8299999998" calcext:value-type="currency">
            <text:p>$78,441.83</text:p>
          </table:table-cell>
          <table:table-cell/>
        </table:table-row>
        <table:table-row table:style-name="ro1">
          <table:table-cell table:style-name="ce5" office:value-type="string" calcext:value-type="string">
            <text:p>7/2/2015</text:p>
          </table:table-cell>
          <table:table-cell table:style-name="ce6" office:value-type="time" office:time-value="PT18H45M46S" calcext:value-type="time">
            <text:p>18:4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20]-['Indiegogo donations'.J520]" office:value-type="currency" office:currency="CAD" office:value="0.899999999999999" calcext:value-type="currency">
            <text:p>$0.90</text:p>
          </table:table-cell>
          <table:table-cell table:style-name="ce3" table:formula="of:=['Indiegogo donations'.L520]+['Indiegogo donations'.K5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20]+['Indiegogo donations'.N519]" office:value-type="currency" office:currency="CAD" office:value="78464.8999999998" calcext:value-type="currency">
            <text:p>$78,464.90</text:p>
          </table:table-cell>
          <table:table-cell/>
        </table:table-row>
        <table:table-row table:style-name="ro1">
          <table:table-cell table:style-name="ce5" office:value-type="string" calcext:value-type="string">
            <text:p>7/2/2015</text:p>
          </table:table-cell>
          <table:table-cell table:style-name="ce6" office:value-type="time" office:time-value="PT18H45M48S" calcext:value-type="time">
            <text:p>18:45: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21]-['Indiegogo donations'.J521]" office:value-type="currency" office:currency="CAD" office:value="1.8" calcext:value-type="currency">
            <text:p>$1.80</text:p>
          </table:table-cell>
          <table:table-cell table:style-name="ce3" table:formula="of:=['Indiegogo donations'.L521]+['Indiegogo donations'.K52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21]+['Indiegogo donations'.N520]" office:value-type="currency" office:currency="CAD" office:value="78511.3499999998" calcext:value-type="currency">
            <text:p>$78,511.35</text:p>
          </table:table-cell>
          <table:table-cell/>
        </table:table-row>
        <table:table-row table:style-name="ro1">
          <table:table-cell table:style-name="ce5" office:value-type="string" calcext:value-type="string">
            <text:p>7/2/2015</text:p>
          </table:table-cell>
          <table:table-cell table:style-name="ce6" office:value-type="time" office:time-value="PT18H45M52S" calcext:value-type="time">
            <text:p>18:4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22]-['Indiegogo donations'.J522]" office:value-type="currency" office:currency="CAD" office:value="0.720000000000002" calcext:value-type="currency">
            <text:p>$0.72</text:p>
          </table:table-cell>
          <table:table-cell table:style-name="ce3" table:formula="of:=['Indiegogo donations'.L522]+['Indiegogo donations'.K52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22]+['Indiegogo donations'.N521]" office:value-type="currency" office:currency="CAD" office:value="78529.7499999998" calcext:value-type="currency">
            <text:p>$78,529.75</text:p>
          </table:table-cell>
          <table:table-cell/>
        </table:table-row>
        <table:table-row table:style-name="ro1">
          <table:table-cell table:style-name="ce5" office:value-type="string" calcext:value-type="string">
            <text:p>7/2/2015</text:p>
          </table:table-cell>
          <table:table-cell table:style-name="ce6" office:value-type="time" office:time-value="PT18H45M55S" calcext:value-type="time">
            <text:p>18:4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23]-['Indiegogo donations'.J523]" office:value-type="currency" office:currency="CAD" office:value="3.59999999999999" calcext:value-type="currency">
            <text:p>$3.60</text:p>
          </table:table-cell>
          <table:table-cell table:style-name="ce3" table:formula="of:=['Indiegogo donations'.L523]+['Indiegogo donations'.K5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23]+['Indiegogo donations'.N522]" office:value-type="currency" office:currency="CAD" office:value="78622.9499999998" calcext:value-type="currency">
            <text:p>$78,622.95</text:p>
          </table:table-cell>
          <table:table-cell/>
        </table:table-row>
        <table:table-row table:style-name="ro1">
          <table:table-cell table:style-name="ce5" office:value-type="string" calcext:value-type="string">
            <text:p>7/2/2015</text:p>
          </table:table-cell>
          <table:table-cell table:style-name="ce6" office:value-type="time" office:time-value="PT18H45M58S" calcext:value-type="time">
            <text:p>18:4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0" calcext:value-type="currency">
            <text:p>$1,500.00</text:p>
          </table:table-cell>
          <table:table-cell table:style-name="ce3" table:formula="of:=['Indiegogo donations'.H524]-['Indiegogo donations'.J524]" office:value-type="currency" office:currency="CAD" office:value="54" calcext:value-type="currency">
            <text:p>$54.00</text:p>
          </table:table-cell>
          <table:table-cell table:style-name="ce3" table:formula="of:=['Indiegogo donations'.L524]+['Indiegogo donations'.K524]" office:value-type="currency" office:currency="CAD" office:value="1446" calcext:value-type="currency">
            <text:p>$1,446.00</text:p>
          </table:table-cell>
          <table:table-cell table:style-name="ce3" office:value-type="currency" office:currency="CAD" office:value="43.8" calcext:value-type="currency">
            <text:p>$43.80</text:p>
          </table:table-cell>
          <table:table-cell office:value-type="currency" office:currency="CAD" office:value="1402.2" calcext:value-type="currency">
            <text:p>$1,402.20</text:p>
          </table:table-cell>
          <table:table-cell/>
          <table:table-cell table:style-name="ce3" table:formula="of:=['Indiegogo donations'.L524]+['Indiegogo donations'.N523]" office:value-type="currency" office:currency="CAD" office:value="80025.1499999998" calcext:value-type="currency">
            <text:p>$80,025.15</text:p>
          </table:table-cell>
          <table:table-cell/>
        </table:table-row>
        <table:table-row table:style-name="ro1">
          <table:table-cell table:style-name="ce5" office:value-type="string" calcext:value-type="string">
            <text:p>7/2/2015</text:p>
          </table:table-cell>
          <table:table-cell table:style-name="ce6" office:value-type="time" office:time-value="PT18H46M01S" calcext:value-type="time">
            <text:p>18:4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525]-['Indiegogo donations'.J525]" office:value-type="currency" office:currency="CAD" office:value="1.44" calcext:value-type="currency">
            <text:p>$1.44</text:p>
          </table:table-cell>
          <table:table-cell table:style-name="ce3" table:formula="of:=['Indiegogo donations'.L525]+['Indiegogo donations'.K52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525]+['Indiegogo donations'.N524]" office:value-type="currency" office:currency="CAD" office:value="80062.2499999998" calcext:value-type="currency">
            <text:p>$80,062.25</text:p>
          </table:table-cell>
          <table:table-cell/>
        </table:table-row>
        <table:table-row table:style-name="ro1">
          <table:table-cell table:style-name="ce5" office:value-type="string" calcext:value-type="string">
            <text:p>7/2/2015</text:p>
          </table:table-cell>
          <table:table-cell table:style-name="ce6" office:value-type="time" office:time-value="PT18H46M04S" calcext:value-type="time">
            <text:p>18:4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526]-['Indiegogo donations'.J526]" office:value-type="currency" office:currency="CAD" office:value="1.44" calcext:value-type="currency">
            <text:p>$1.44</text:p>
          </table:table-cell>
          <table:table-cell table:style-name="ce3" table:formula="of:=['Indiegogo donations'.L526]+['Indiegogo donations'.K5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526]+['Indiegogo donations'.N525]" office:value-type="currency" office:currency="CAD" office:value="80099.3499999998" calcext:value-type="currency">
            <text:p>$80,099.35</text:p>
          </table:table-cell>
          <table:table-cell/>
        </table:table-row>
        <table:table-row table:style-name="ro1">
          <table:table-cell table:style-name="ce5" office:value-type="string" calcext:value-type="string">
            <text:p>7/2/2015</text:p>
          </table:table-cell>
          <table:table-cell table:style-name="ce6" office:value-type="time" office:time-value="PT18H46M08S" calcext:value-type="time">
            <text:p>18:46: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27]-['Indiegogo donations'.J527]" office:value-type="currency" office:currency="CAD" office:value="3.59999999999999" calcext:value-type="currency">
            <text:p>$3.60</text:p>
          </table:table-cell>
          <table:table-cell table:style-name="ce3" table:formula="of:=['Indiegogo donations'.L527]+['Indiegogo donations'.K5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27]+['Indiegogo donations'.N526]" office:value-type="currency" office:currency="CAD" office:value="80192.5499999998" calcext:value-type="currency">
            <text:p>$80,192.55</text:p>
          </table:table-cell>
          <table:table-cell/>
        </table:table-row>
        <table:table-row table:style-name="ro1">
          <table:table-cell table:style-name="ce5" office:value-type="string" calcext:value-type="string">
            <text:p>7/2/2015</text:p>
          </table:table-cell>
          <table:table-cell table:style-name="ce6" office:value-type="time" office:time-value="PT18H46M11S" calcext:value-type="time">
            <text:p>18:4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28]-['Indiegogo donations'.J528]" office:value-type="currency" office:currency="CAD" office:value="0.899999999999999" calcext:value-type="currency">
            <text:p>$0.90</text:p>
          </table:table-cell>
          <table:table-cell table:style-name="ce3" table:formula="of:=['Indiegogo donations'.L528]+['Indiegogo donations'.K5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28]+['Indiegogo donations'.N527]" office:value-type="currency" office:currency="CAD" office:value="80215.6199999998" calcext:value-type="currency">
            <text:p>$80,215.62</text:p>
          </table:table-cell>
          <table:table-cell/>
        </table:table-row>
        <table:table-row table:style-name="ro1">
          <table:table-cell table:style-name="ce5" office:value-type="string" calcext:value-type="string">
            <text:p>7/2/2015</text:p>
          </table:table-cell>
          <table:table-cell table:style-name="ce6" office:value-type="time" office:time-value="PT18H46M14S" calcext:value-type="time">
            <text:p>18:4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Indiegogo donations'.H529]-['Indiegogo donations'.J529]" office:value-type="currency" office:currency="CAD" office:value="72" calcext:value-type="currency">
            <text:p>$72.00</text:p>
          </table:table-cell>
          <table:table-cell table:style-name="ce3" table:formula="of:=['Indiegogo donations'.L529]+['Indiegogo donations'.K529]"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Indiegogo donations'.L529]+['Indiegogo donations'.N528]" office:value-type="currency" office:currency="CAD" office:value="82085.3199999998" calcext:value-type="currency">
            <text:p>$82,085.32</text:p>
          </table:table-cell>
          <table:table-cell/>
        </table:table-row>
        <table:table-row table:style-name="ro1">
          <table:table-cell table:style-name="ce5" office:value-type="string" calcext:value-type="string">
            <text:p>7/2/2015</text:p>
          </table:table-cell>
          <table:table-cell table:style-name="ce6" office:value-type="time" office:time-value="PT18H46M18S" calcext:value-type="time">
            <text:p>18:46: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0]-['Indiegogo donations'.J530]" office:value-type="currency" office:currency="CAD" office:value="0.899999999999999" calcext:value-type="currency">
            <text:p>$0.90</text:p>
          </table:table-cell>
          <table:table-cell table:style-name="ce3" table:formula="of:=['Indiegogo donations'.L530]+['Indiegogo donations'.K53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0]+['Indiegogo donations'.N529]" office:value-type="currency" office:currency="CAD" office:value="82108.3899999998" calcext:value-type="currency">
            <text:p>$82,108.39</text:p>
          </table:table-cell>
          <table:table-cell/>
        </table:table-row>
        <table:table-row table:style-name="ro1">
          <table:table-cell table:style-name="ce5" office:value-type="string" calcext:value-type="string">
            <text:p>7/2/2015</text:p>
          </table:table-cell>
          <table:table-cell table:style-name="ce6" office:value-type="time" office:time-value="PT18H46M22S" calcext:value-type="time">
            <text:p>18:4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1]-['Indiegogo donations'.J531]" office:value-type="currency" office:currency="CAD" office:value="0.899999999999999" calcext:value-type="currency">
            <text:p>$0.90</text:p>
          </table:table-cell>
          <table:table-cell table:style-name="ce3" table:formula="of:=['Indiegogo donations'.L531]+['Indiegogo donations'.K5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1]+['Indiegogo donations'.N530]" office:value-type="currency" office:currency="CAD" office:value="82131.4599999998" calcext:value-type="currency">
            <text:p>$82,131.46</text:p>
          </table:table-cell>
          <table:table-cell/>
        </table:table-row>
        <table:table-row table:style-name="ro1">
          <table:table-cell table:style-name="ce5" office:value-type="string" calcext:value-type="string">
            <text:p>7/2/2015</text:p>
          </table:table-cell>
          <table:table-cell table:style-name="ce6" office:value-type="time" office:time-value="PT18H46M25S" calcext:value-type="time">
            <text:p>18:4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2]-['Indiegogo donations'.J532]" office:value-type="currency" office:currency="CAD" office:value="0.899999999999999" calcext:value-type="currency">
            <text:p>$0.90</text:p>
          </table:table-cell>
          <table:table-cell table:style-name="ce3" table:formula="of:=['Indiegogo donations'.L532]+['Indiegogo donations'.K5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2]+['Indiegogo donations'.N531]" office:value-type="currency" office:currency="CAD" office:value="82154.5299999998" calcext:value-type="currency">
            <text:p>$82,154.53</text:p>
          </table:table-cell>
          <table:table-cell/>
        </table:table-row>
        <table:table-row table:style-name="ro1">
          <table:table-cell table:style-name="ce5" office:value-type="string" calcext:value-type="string">
            <text:p>7/2/2015</text:p>
          </table:table-cell>
          <table:table-cell table:style-name="ce6" office:value-type="time" office:time-value="PT18H46M27S" calcext:value-type="time">
            <text:p>18:46: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33]-['Indiegogo donations'.J533]" office:value-type="currency" office:currency="CAD" office:value="1.08" calcext:value-type="currency">
            <text:p>$1.08</text:p>
          </table:table-cell>
          <table:table-cell table:style-name="ce3" table:formula="of:=['Indiegogo donations'.L533]+['Indiegogo donations'.K53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33]+['Indiegogo donations'.N532]" office:value-type="currency" office:currency="CAD" office:value="82182.2799999998" calcext:value-type="currency">
            <text:p>$82,182.28</text:p>
          </table:table-cell>
          <table:table-cell/>
        </table:table-row>
        <table:table-row table:style-name="ro1">
          <table:table-cell table:style-name="ce5" office:value-type="string" calcext:value-type="string">
            <text:p>7/2/2015</text:p>
          </table:table-cell>
          <table:table-cell table:style-name="ce6" office:value-type="time" office:time-value="PT18H46M31S" calcext:value-type="time">
            <text:p>18:4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34]-['Indiegogo donations'.J534]" office:value-type="currency" office:currency="CAD" office:value="3.59999999999999" calcext:value-type="currency">
            <text:p>$3.60</text:p>
          </table:table-cell>
          <table:table-cell table:style-name="ce3" table:formula="of:=['Indiegogo donations'.L534]+['Indiegogo donations'.K53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34]+['Indiegogo donations'.N533]" office:value-type="currency" office:currency="CAD" office:value="82275.4799999998" calcext:value-type="currency">
            <text:p>$82,275.48</text:p>
          </table:table-cell>
          <table:table-cell/>
        </table:table-row>
        <table:table-row table:style-name="ro1">
          <table:table-cell table:style-name="ce5" office:value-type="string" calcext:value-type="string">
            <text:p>7/2/2015</text:p>
          </table:table-cell>
          <table:table-cell table:style-name="ce6" office:value-type="time" office:time-value="PT18H46M34S" calcext:value-type="time">
            <text:p>18:4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35]-['Indiegogo donations'.J535]" office:value-type="currency" office:currency="CAD" office:value="3.59999999999999" calcext:value-type="currency">
            <text:p>$3.60</text:p>
          </table:table-cell>
          <table:table-cell table:style-name="ce3" table:formula="of:=['Indiegogo donations'.L535]+['Indiegogo donations'.K5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35]+['Indiegogo donations'.N534]" office:value-type="currency" office:currency="CAD" office:value="82368.6799999998" calcext:value-type="currency">
            <text:p>$82,368.68</text:p>
          </table:table-cell>
          <table:table-cell/>
        </table:table-row>
        <table:table-row table:style-name="ro1">
          <table:table-cell table:style-name="ce5" office:value-type="string" calcext:value-type="string">
            <text:p>7/2/2015</text:p>
          </table:table-cell>
          <table:table-cell table:style-name="ce6" office:value-type="time" office:time-value="PT18H46M37S" calcext:value-type="time">
            <text:p>18:46: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6]-['Indiegogo donations'.J536]" office:value-type="currency" office:currency="CAD" office:value="0.899999999999999" calcext:value-type="currency">
            <text:p>$0.90</text:p>
          </table:table-cell>
          <table:table-cell table:style-name="ce3" table:formula="of:=['Indiegogo donations'.L536]+['Indiegogo donations'.K5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6]+['Indiegogo donations'.N535]" office:value-type="currency" office:currency="CAD" office:value="82391.7499999998" calcext:value-type="currency">
            <text:p>$82,391.75</text:p>
          </table:table-cell>
          <table:table-cell/>
        </table:table-row>
        <table:table-row table:style-name="ro1">
          <table:table-cell table:style-name="ce5" office:value-type="string" calcext:value-type="string">
            <text:p>7/2/2015</text:p>
          </table:table-cell>
          <table:table-cell table:style-name="ce6" office:value-type="time" office:time-value="PT18H46M40S" calcext:value-type="time">
            <text:p>18:4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37]-['Indiegogo donations'.J537]" office:value-type="currency" office:currency="CAD" office:value="0.359999999999999" calcext:value-type="currency">
            <text:p>$0.36</text:p>
          </table:table-cell>
          <table:table-cell table:style-name="ce3" table:formula="of:=['Indiegogo donations'.L537]+['Indiegogo donations'.K53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37]+['Indiegogo donations'.N536]" office:value-type="currency" office:currency="CAD" office:value="82400.7999999998" calcext:value-type="currency">
            <text:p>$82,400.80</text:p>
          </table:table-cell>
          <table:table-cell/>
        </table:table-row>
        <table:table-row table:style-name="ro1">
          <table:table-cell table:style-name="ce5" office:value-type="string" calcext:value-type="string">
            <text:p>7/2/2015</text:p>
          </table:table-cell>
          <table:table-cell table:style-name="ce6" office:value-type="time" office:time-value="PT18H46M43S" calcext:value-type="time">
            <text:p>18:4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38]-['Indiegogo donations'.J538]" office:value-type="currency" office:currency="CAD" office:value="0.899999999999999" calcext:value-type="currency">
            <text:p>$0.90</text:p>
          </table:table-cell>
          <table:table-cell table:style-name="ce3" table:formula="of:=['Indiegogo donations'.L538]+['Indiegogo donations'.K53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38]+['Indiegogo donations'.N537]" office:value-type="currency" office:currency="CAD" office:value="82423.8699999998" calcext:value-type="currency">
            <text:p>$82,423.87</text:p>
          </table:table-cell>
          <table:table-cell/>
        </table:table-row>
        <table:table-row table:style-name="ro1">
          <table:table-cell table:style-name="ce5" office:value-type="string" calcext:value-type="string">
            <text:p>7/2/2015</text:p>
          </table:table-cell>
          <table:table-cell table:style-name="ce6" office:value-type="time" office:time-value="PT18H46M49S" calcext:value-type="time">
            <text:p>18:4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39]-['Indiegogo donations'.J539]" office:value-type="currency" office:currency="CAD" office:value="1.08" calcext:value-type="currency">
            <text:p>$1.08</text:p>
          </table:table-cell>
          <table:table-cell table:style-name="ce3" table:formula="of:=['Indiegogo donations'.L539]+['Indiegogo donations'.K53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39]+['Indiegogo donations'.N538]" office:value-type="currency" office:currency="CAD" office:value="82451.6199999998" calcext:value-type="currency">
            <text:p>$82,451.62</text:p>
          </table:table-cell>
          <table:table-cell/>
        </table:table-row>
        <table:table-row table:style-name="ro1">
          <table:table-cell table:style-name="ce5" office:value-type="string" calcext:value-type="string">
            <text:p>7/2/2015</text:p>
          </table:table-cell>
          <table:table-cell table:style-name="ce6" office:value-type="time" office:time-value="PT18H46M52S" calcext:value-type="time">
            <text:p>18:4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00" calcext:value-type="currency">
            <text:p>$3,500.00</text:p>
          </table:table-cell>
          <table:table-cell table:style-name="ce3" table:formula="of:=['Indiegogo donations'.H540]-['Indiegogo donations'.J540]" office:value-type="currency" office:currency="CAD" office:value="126" calcext:value-type="currency">
            <text:p>$126.00</text:p>
          </table:table-cell>
          <table:table-cell table:style-name="ce3" table:formula="of:=['Indiegogo donations'.L540]+['Indiegogo donations'.K540]" office:value-type="currency" office:currency="CAD" office:value="3374" calcext:value-type="currency">
            <text:p>$3,374.00</text:p>
          </table:table-cell>
          <table:table-cell table:style-name="ce3" office:value-type="currency" office:currency="CAD" office:value="101.8" calcext:value-type="currency">
            <text:p>$101.80</text:p>
          </table:table-cell>
          <table:table-cell office:value-type="currency" office:currency="CAD" office:value="3272.2" calcext:value-type="currency">
            <text:p>$3,272.20</text:p>
          </table:table-cell>
          <table:table-cell/>
          <table:table-cell table:style-name="ce3" table:formula="of:=['Indiegogo donations'.L540]+['Indiegogo donations'.N539]" office:value-type="currency" office:currency="CAD" office:value="85723.8199999998" calcext:value-type="currency">
            <text:p>$85,723.82</text:p>
          </table:table-cell>
          <table:table-cell/>
        </table:table-row>
        <table:table-row table:style-name="ro1">
          <table:table-cell table:style-name="ce5" office:value-type="string" calcext:value-type="string">
            <text:p>7/2/2015</text:p>
          </table:table-cell>
          <table:table-cell table:style-name="ce6" office:value-type="time" office:time-value="PT18H46M56S" calcext:value-type="time">
            <text:p>18:4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41]-['Indiegogo donations'.J541]" office:value-type="currency" office:currency="CAD" office:value="5.40000000000001" calcext:value-type="currency">
            <text:p>$5.40</text:p>
          </table:table-cell>
          <table:table-cell table:style-name="ce3" table:formula="of:=['Indiegogo donations'.L541]+['Indiegogo donations'.K54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41]+['Indiegogo donations'.N540]" office:value-type="currency" office:currency="CAD" office:value="85863.7699999998" calcext:value-type="currency">
            <text:p>$85,863.77</text:p>
          </table:table-cell>
          <table:table-cell/>
        </table:table-row>
        <table:table-row table:style-name="ro1">
          <table:table-cell table:style-name="ce5" office:value-type="string" calcext:value-type="string">
            <text:p>7/2/2015</text:p>
          </table:table-cell>
          <table:table-cell table:style-name="ce6" office:value-type="time" office:time-value="PT18H46M59S" calcext:value-type="time">
            <text:p>18:4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2]-['Indiegogo donations'.J542]" office:value-type="currency" office:currency="CAD" office:value="0.899999999999999" calcext:value-type="currency">
            <text:p>$0.90</text:p>
          </table:table-cell>
          <table:table-cell table:style-name="ce3" table:formula="of:=['Indiegogo donations'.L542]+['Indiegogo donations'.K54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2]+['Indiegogo donations'.N541]" office:value-type="currency" office:currency="CAD" office:value="85886.8399999998" calcext:value-type="currency">
            <text:p>$85,886.84</text:p>
          </table:table-cell>
          <table:table-cell/>
        </table:table-row>
        <table:table-row table:style-name="ro1">
          <table:table-cell table:style-name="ce5" office:value-type="string" calcext:value-type="string">
            <text:p>7/2/2015</text:p>
          </table:table-cell>
          <table:table-cell table:style-name="ce6" office:value-type="time" office:time-value="PT18H47M02S" calcext:value-type="time">
            <text:p>18:4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43]-['Indiegogo donations'.J543]" office:value-type="currency" office:currency="CAD" office:value="1.8" calcext:value-type="currency">
            <text:p>$1.80</text:p>
          </table:table-cell>
          <table:table-cell table:style-name="ce3" table:formula="of:=['Indiegogo donations'.L543]+['Indiegogo donations'.K5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43]+['Indiegogo donations'.N542]" office:value-type="currency" office:currency="CAD" office:value="85933.2899999998" calcext:value-type="currency">
            <text:p>$85,933.29</text:p>
          </table:table-cell>
          <table:table-cell/>
        </table:table-row>
        <table:table-row table:style-name="ro1">
          <table:table-cell table:style-name="ce5" office:value-type="string" calcext:value-type="string">
            <text:p>7/2/2015</text:p>
          </table:table-cell>
          <table:table-cell table:style-name="ce6" office:value-type="time" office:time-value="PT18H47M05S" calcext:value-type="time">
            <text:p>18:4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4]-['Indiegogo donations'.J544]" office:value-type="currency" office:currency="CAD" office:value="0.899999999999999" calcext:value-type="currency">
            <text:p>$0.90</text:p>
          </table:table-cell>
          <table:table-cell table:style-name="ce3" table:formula="of:=['Indiegogo donations'.L544]+['Indiegogo donations'.K54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4]+['Indiegogo donations'.N543]" office:value-type="currency" office:currency="CAD" office:value="85956.3599999998" calcext:value-type="currency">
            <text:p>$85,956.36</text:p>
          </table:table-cell>
          <table:table-cell/>
        </table:table-row>
        <table:table-row table:style-name="ro1">
          <table:table-cell table:style-name="ce5" office:value-type="string" calcext:value-type="string">
            <text:p>7/2/2015</text:p>
          </table:table-cell>
          <table:table-cell table:style-name="ce6" office:value-type="time" office:time-value="PT18H47M08S" calcext:value-type="time">
            <text:p>18:4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545]-['Indiegogo donations'.J545]" office:value-type="currency" office:currency="CAD" office:value="0.04" calcext:value-type="currency">
            <text:p>$0.04</text:p>
          </table:table-cell>
          <table:table-cell table:style-name="ce3" table:formula="of:=['Indiegogo donations'.L545]+['Indiegogo donations'.K545]"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545]+['Indiegogo donations'.N544]" office:value-type="currency" office:currency="CAD" office:value="85956.9899999998" calcext:value-type="currency">
            <text:p>$85,956.99</text:p>
          </table:table-cell>
          <table:table-cell/>
        </table:table-row>
        <table:table-row table:style-name="ro1">
          <table:table-cell table:style-name="ce5" office:value-type="string" calcext:value-type="string">
            <text:p>7/2/2015</text:p>
          </table:table-cell>
          <table:table-cell table:style-name="ce6" office:value-type="time" office:time-value="PT18H47M11S" calcext:value-type="time">
            <text:p>18:47: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46]-['Indiegogo donations'.J546]" office:value-type="currency" office:currency="CAD" office:value="3.59999999999999" calcext:value-type="currency">
            <text:p>$3.60</text:p>
          </table:table-cell>
          <table:table-cell table:style-name="ce3" table:formula="of:=['Indiegogo donations'.L546]+['Indiegogo donations'.K5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46]+['Indiegogo donations'.N545]" office:value-type="currency" office:currency="CAD" office:value="86050.1899999998" calcext:value-type="currency">
            <text:p>$86,050.19</text:p>
          </table:table-cell>
          <table:table-cell/>
        </table:table-row>
        <table:table-row table:style-name="ro1">
          <table:table-cell table:style-name="ce5" office:value-type="string" calcext:value-type="string">
            <text:p>7/2/2015</text:p>
          </table:table-cell>
          <table:table-cell table:style-name="ce6" office:value-type="time" office:time-value="PT18H47M14S" calcext:value-type="time">
            <text:p>18:47: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47]-['Indiegogo donations'.J547]" office:value-type="currency" office:currency="CAD" office:value="3.59999999999999" calcext:value-type="currency">
            <text:p>$3.60</text:p>
          </table:table-cell>
          <table:table-cell table:style-name="ce3" table:formula="of:=['Indiegogo donations'.L547]+['Indiegogo donations'.K5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47]+['Indiegogo donations'.N546]" office:value-type="currency" office:currency="CAD" office:value="86143.3899999998" calcext:value-type="currency">
            <text:p>$86,143.39</text:p>
          </table:table-cell>
          <table:table-cell/>
        </table:table-row>
        <table:table-row table:style-name="ro1">
          <table:table-cell table:style-name="ce5" office:value-type="string" calcext:value-type="string">
            <text:p>7/2/2015</text:p>
          </table:table-cell>
          <table:table-cell table:style-name="ce6" office:value-type="time" office:time-value="PT18H47M17S" calcext:value-type="time">
            <text:p>18:47: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48]-['Indiegogo donations'.J548]" office:value-type="currency" office:currency="CAD" office:value="0.720000000000002" calcext:value-type="currency">
            <text:p>$0.72</text:p>
          </table:table-cell>
          <table:table-cell table:style-name="ce3" table:formula="of:=['Indiegogo donations'.L548]+['Indiegogo donations'.K54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48]+['Indiegogo donations'.N547]" office:value-type="currency" office:currency="CAD" office:value="86161.7899999998" calcext:value-type="currency">
            <text:p>$86,161.79</text:p>
          </table:table-cell>
          <table:table-cell/>
        </table:table-row>
        <table:table-row table:style-name="ro1">
          <table:table-cell table:style-name="ce5" office:value-type="string" calcext:value-type="string">
            <text:p>7/2/2015</text:p>
          </table:table-cell>
          <table:table-cell table:style-name="ce6" office:value-type="time" office:time-value="PT18H47M20S" calcext:value-type="time">
            <text:p>18:47: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49]-['Indiegogo donations'.J549]" office:value-type="currency" office:currency="CAD" office:value="0.899999999999999" calcext:value-type="currency">
            <text:p>$0.90</text:p>
          </table:table-cell>
          <table:table-cell table:style-name="ce3" table:formula="of:=['Indiegogo donations'.L549]+['Indiegogo donations'.K5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49]+['Indiegogo donations'.N548]" office:value-type="currency" office:currency="CAD" office:value="86184.8599999998" calcext:value-type="currency">
            <text:p>$86,184.86</text:p>
          </table:table-cell>
          <table:table-cell/>
        </table:table-row>
        <table:table-row table:style-name="ro1">
          <table:table-cell table:style-name="ce5" office:value-type="string" calcext:value-type="string">
            <text:p>7/2/2015</text:p>
          </table:table-cell>
          <table:table-cell table:style-name="ce6" office:value-type="time" office:time-value="PT18H47M23S" calcext:value-type="time">
            <text:p>18:47: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0]-['Indiegogo donations'.J550]" office:value-type="currency" office:currency="CAD" office:value="0.720000000000002" calcext:value-type="currency">
            <text:p>$0.72</text:p>
          </table:table-cell>
          <table:table-cell table:style-name="ce3" table:formula="of:=['Indiegogo donations'.L550]+['Indiegogo donations'.K55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0]+['Indiegogo donations'.N549]" office:value-type="currency" office:currency="CAD" office:value="86203.2599999998" calcext:value-type="currency">
            <text:p>$86,203.26</text:p>
          </table:table-cell>
          <table:table-cell/>
        </table:table-row>
        <table:table-row table:style-name="ro1">
          <table:table-cell table:style-name="ce5" office:value-type="string" calcext:value-type="string">
            <text:p>7/2/2015</text:p>
          </table:table-cell>
          <table:table-cell table:style-name="ce6" office:value-type="time" office:time-value="PT18H47M27S" calcext:value-type="time">
            <text:p>18:4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551]-['Indiegogo donations'.J551]" office:value-type="currency" office:currency="CAD" office:value="10.8" calcext:value-type="currency">
            <text:p>$10.80</text:p>
          </table:table-cell>
          <table:table-cell table:style-name="ce3" table:formula="of:=['Indiegogo donations'.L551]+['Indiegogo donations'.K551]"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551]+['Indiegogo donations'.N550]" office:value-type="currency" office:currency="CAD" office:value="86483.4599999998" calcext:value-type="currency">
            <text:p>$86,483.46</text:p>
          </table:table-cell>
          <table:table-cell/>
        </table:table-row>
        <table:table-row table:style-name="ro1">
          <table:table-cell table:style-name="ce5" office:value-type="string" calcext:value-type="string">
            <text:p>7/2/2015</text:p>
          </table:table-cell>
          <table:table-cell table:style-name="ce6" office:value-type="time" office:time-value="PT18H47M30S" calcext:value-type="time">
            <text:p>18:4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52]-['Indiegogo donations'.J552]" office:value-type="currency" office:currency="CAD" office:value="0.899999999999999" calcext:value-type="currency">
            <text:p>$0.90</text:p>
          </table:table-cell>
          <table:table-cell table:style-name="ce3" table:formula="of:=['Indiegogo donations'.L552]+['Indiegogo donations'.K5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52]+['Indiegogo donations'.N551]" office:value-type="currency" office:currency="CAD" office:value="86506.5299999998" calcext:value-type="currency">
            <text:p>$86,506.53</text:p>
          </table:table-cell>
          <table:table-cell/>
        </table:table-row>
        <table:table-row table:style-name="ro1">
          <table:table-cell table:style-name="ce5" office:value-type="string" calcext:value-type="string">
            <text:p>7/2/2015</text:p>
          </table:table-cell>
          <table:table-cell table:style-name="ce6" office:value-type="time" office:time-value="PT18H47M33S" calcext:value-type="time">
            <text:p>18:4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553]-['Indiegogo donations'.J553]" office:value-type="currency" office:currency="CAD" office:value="0.04" calcext:value-type="currency">
            <text:p>$0.04</text:p>
          </table:table-cell>
          <table:table-cell table:style-name="ce3" table:formula="of:=['Indiegogo donations'.L553]+['Indiegogo donations'.K55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553]+['Indiegogo donations'.N552]" office:value-type="currency" office:currency="CAD" office:value="86507.1599999998" calcext:value-type="currency">
            <text:p>$86,507.16</text:p>
          </table:table-cell>
          <table:table-cell/>
        </table:table-row>
        <table:table-row table:style-name="ro1">
          <table:table-cell table:style-name="ce5" office:value-type="string" calcext:value-type="string">
            <text:p>7/2/2015</text:p>
          </table:table-cell>
          <table:table-cell table:style-name="ce6" office:value-type="time" office:time-value="PT18H47M36S" calcext:value-type="time">
            <text:p>18:4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4]-['Indiegogo donations'.J554]" office:value-type="currency" office:currency="CAD" office:value="3.59999999999999" calcext:value-type="currency">
            <text:p>$3.60</text:p>
          </table:table-cell>
          <table:table-cell table:style-name="ce3" table:formula="of:=['Indiegogo donations'.L554]+['Indiegogo donations'.K55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4]+['Indiegogo donations'.N553]" office:value-type="currency" office:currency="CAD" office:value="86600.3599999998" calcext:value-type="currency">
            <text:p>$86,600.36</text:p>
          </table:table-cell>
          <table:table-cell/>
        </table:table-row>
        <table:table-row table:style-name="ro1">
          <table:table-cell table:style-name="ce5" office:value-type="string" calcext:value-type="string">
            <text:p>7/2/2015</text:p>
          </table:table-cell>
          <table:table-cell table:style-name="ce6" office:value-type="time" office:time-value="PT18H47M39S" calcext:value-type="time">
            <text:p>18:47: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5]-['Indiegogo donations'.J555]" office:value-type="currency" office:currency="CAD" office:value="0.720000000000002" calcext:value-type="currency">
            <text:p>$0.72</text:p>
          </table:table-cell>
          <table:table-cell table:style-name="ce3" table:formula="of:=['Indiegogo donations'.L555]+['Indiegogo donations'.K5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5]+['Indiegogo donations'.N554]" office:value-type="currency" office:currency="CAD" office:value="86618.7599999998" calcext:value-type="currency">
            <text:p>$86,618.76</text:p>
          </table:table-cell>
          <table:table-cell/>
        </table:table-row>
        <table:table-row table:style-name="ro1">
          <table:table-cell table:style-name="ce5" office:value-type="string" calcext:value-type="string">
            <text:p>7/2/2015</text:p>
          </table:table-cell>
          <table:table-cell table:style-name="ce6" office:value-type="time" office:time-value="PT18H47M42S" calcext:value-type="time">
            <text:p>18:4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6]-['Indiegogo donations'.J556]" office:value-type="currency" office:currency="CAD" office:value="3.59999999999999" calcext:value-type="currency">
            <text:p>$3.60</text:p>
          </table:table-cell>
          <table:table-cell table:style-name="ce3" table:formula="of:=['Indiegogo donations'.L556]+['Indiegogo donations'.K5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6]+['Indiegogo donations'.N555]" office:value-type="currency" office:currency="CAD" office:value="86711.9599999998" calcext:value-type="currency">
            <text:p>$86,711.96</text:p>
          </table:table-cell>
          <table:table-cell/>
        </table:table-row>
        <table:table-row table:style-name="ro1">
          <table:table-cell table:style-name="ce5" office:value-type="string" calcext:value-type="string">
            <text:p>7/2/2015</text:p>
          </table:table-cell>
          <table:table-cell table:style-name="ce6" office:value-type="time" office:time-value="PT18H47M45S" calcext:value-type="time">
            <text:p>18:4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7]-['Indiegogo donations'.J557]" office:value-type="currency" office:currency="CAD" office:value="0.720000000000002" calcext:value-type="currency">
            <text:p>$0.72</text:p>
          </table:table-cell>
          <table:table-cell table:style-name="ce3" table:formula="of:=['Indiegogo donations'.L557]+['Indiegogo donations'.K5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7]+['Indiegogo donations'.N556]" office:value-type="currency" office:currency="CAD" office:value="86730.3599999998" calcext:value-type="currency">
            <text:p>$86,730.36</text:p>
          </table:table-cell>
          <table:table-cell/>
        </table:table-row>
        <table:table-row table:style-name="ro1">
          <table:table-cell table:style-name="ce5" office:value-type="string" calcext:value-type="string">
            <text:p>7/2/2015</text:p>
          </table:table-cell>
          <table:table-cell table:style-name="ce6" office:value-type="time" office:time-value="PT18H47M48S" calcext:value-type="time">
            <text:p>18:4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58]-['Indiegogo donations'.J558]" office:value-type="currency" office:currency="CAD" office:value="0.720000000000002" calcext:value-type="currency">
            <text:p>$0.72</text:p>
          </table:table-cell>
          <table:table-cell table:style-name="ce3" table:formula="of:=['Indiegogo donations'.L558]+['Indiegogo donations'.K5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58]+['Indiegogo donations'.N557]" office:value-type="currency" office:currency="CAD" office:value="86748.7599999998" calcext:value-type="currency">
            <text:p>$86,748.76</text:p>
          </table:table-cell>
          <table:table-cell/>
        </table:table-row>
        <table:table-row table:style-name="ro1">
          <table:table-cell table:style-name="ce5" office:value-type="string" calcext:value-type="string">
            <text:p>7/2/2015</text:p>
          </table:table-cell>
          <table:table-cell table:style-name="ce6" office:value-type="time" office:time-value="PT18H47M51S" calcext:value-type="time">
            <text:p>18:4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59]-['Indiegogo donations'.J559]" office:value-type="currency" office:currency="CAD" office:value="3.59999999999999" calcext:value-type="currency">
            <text:p>$3.60</text:p>
          </table:table-cell>
          <table:table-cell table:style-name="ce3" table:formula="of:=['Indiegogo donations'.L559]+['Indiegogo donations'.K5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59]+['Indiegogo donations'.N558]" office:value-type="currency" office:currency="CAD" office:value="86841.9599999998" calcext:value-type="currency">
            <text:p>$86,841.96</text:p>
          </table:table-cell>
          <table:table-cell/>
        </table:table-row>
        <table:table-row table:style-name="ro1">
          <table:table-cell table:style-name="ce5" office:value-type="string" calcext:value-type="string">
            <text:p>7/2/2015</text:p>
          </table:table-cell>
          <table:table-cell table:style-name="ce6" office:value-type="time" office:time-value="PT18H47M55S" calcext:value-type="time">
            <text:p>18:47: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0]-['Indiegogo donations'.J560]" office:value-type="currency" office:currency="CAD" office:value="0.899999999999999" calcext:value-type="currency">
            <text:p>$0.90</text:p>
          </table:table-cell>
          <table:table-cell table:style-name="ce3" table:formula="of:=['Indiegogo donations'.L560]+['Indiegogo donations'.K56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0]+['Indiegogo donations'.N559]" office:value-type="currency" office:currency="CAD" office:value="86865.0299999998" calcext:value-type="currency">
            <text:p>$86,865.03</text:p>
          </table:table-cell>
          <table:table-cell/>
        </table:table-row>
        <table:table-row table:style-name="ro1">
          <table:table-cell table:style-name="ce5" office:value-type="string" calcext:value-type="string">
            <text:p>7/2/2015</text:p>
          </table:table-cell>
          <table:table-cell table:style-name="ce6" office:value-type="time" office:time-value="PT18H48M01S" calcext:value-type="time">
            <text:p>18:4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561]-['Indiegogo donations'.J561]" office:value-type="currency" office:currency="CAD" office:value="5.40000000000001" calcext:value-type="currency">
            <text:p>$5.40</text:p>
          </table:table-cell>
          <table:table-cell table:style-name="ce3" table:formula="of:=['Indiegogo donations'.L561]+['Indiegogo donations'.K561]"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561]+['Indiegogo donations'.N560]" office:value-type="currency" office:currency="CAD" office:value="87004.9799999998" calcext:value-type="currency">
            <text:p>$87,004.98</text:p>
          </table:table-cell>
          <table:table-cell/>
        </table:table-row>
        <table:table-row table:style-name="ro1">
          <table:table-cell table:style-name="ce5" office:value-type="string" calcext:value-type="string">
            <text:p>7/2/2015</text:p>
          </table:table-cell>
          <table:table-cell table:style-name="ce6" office:value-type="time" office:time-value="PT18H48M04S" calcext:value-type="time">
            <text:p>18:4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562]-['Indiegogo donations'.J562]" office:value-type="currency" office:currency="CAD" office:value="1.08" calcext:value-type="currency">
            <text:p>$1.08</text:p>
          </table:table-cell>
          <table:table-cell table:style-name="ce3" table:formula="of:=['Indiegogo donations'.L562]+['Indiegogo donations'.K562]"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562]+['Indiegogo donations'.N561]" office:value-type="currency" office:currency="CAD" office:value="87032.7299999998" calcext:value-type="currency">
            <text:p>$87,032.73</text:p>
          </table:table-cell>
          <table:table-cell/>
        </table:table-row>
        <table:table-row table:style-name="ro1">
          <table:table-cell table:style-name="ce5" office:value-type="string" calcext:value-type="string">
            <text:p>7/2/2015</text:p>
          </table:table-cell>
          <table:table-cell table:style-name="ce6" office:value-type="time" office:time-value="PT18H48M08S" calcext:value-type="time">
            <text:p>18:4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63]-['Indiegogo donations'.J563]" office:value-type="currency" office:currency="CAD" office:value="0.720000000000002" calcext:value-type="currency">
            <text:p>$0.72</text:p>
          </table:table-cell>
          <table:table-cell table:style-name="ce3" table:formula="of:=['Indiegogo donations'.L563]+['Indiegogo donations'.K5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63]+['Indiegogo donations'.N562]" office:value-type="currency" office:currency="CAD" office:value="87051.1299999998" calcext:value-type="currency">
            <text:p>$87,051.13</text:p>
          </table:table-cell>
          <table:table-cell/>
        </table:table-row>
        <table:table-row table:style-name="ro1">
          <table:table-cell table:style-name="ce5" office:value-type="string" calcext:value-type="string">
            <text:p>7/2/2015</text:p>
          </table:table-cell>
          <table:table-cell table:style-name="ce6" office:value-type="time" office:time-value="PT18H48M11S" calcext:value-type="time">
            <text:p>18:4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64]-['Indiegogo donations'.J564]" office:value-type="currency" office:currency="CAD" office:value="1.8" calcext:value-type="currency">
            <text:p>$1.80</text:p>
          </table:table-cell>
          <table:table-cell table:style-name="ce3" table:formula="of:=['Indiegogo donations'.L564]+['Indiegogo donations'.K56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64]+['Indiegogo donations'.N563]" office:value-type="currency" office:currency="CAD" office:value="87097.5799999998" calcext:value-type="currency">
            <text:p>$87,097.58</text:p>
          </table:table-cell>
          <table:table-cell/>
        </table:table-row>
        <table:table-row table:style-name="ro1">
          <table:table-cell table:style-name="ce5" office:value-type="string" calcext:value-type="string">
            <text:p>7/2/2015</text:p>
          </table:table-cell>
          <table:table-cell table:style-name="ce6" office:value-type="time" office:time-value="PT18H48M14S" calcext:value-type="time">
            <text:p>18:48: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565]-['Indiegogo donations'.J565]" office:value-type="currency" office:currency="CAD" office:value="180" calcext:value-type="currency">
            <text:p>$180.00</text:p>
          </table:table-cell>
          <table:table-cell table:style-name="ce3" table:formula="of:=['Indiegogo donations'.L565]+['Indiegogo donations'.K56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565]+['Indiegogo donations'.N564]" office:value-type="currency" office:currency="CAD" office:value="91772.2799999998" calcext:value-type="currency">
            <text:p>$91,772.28</text:p>
          </table:table-cell>
          <table:table-cell/>
        </table:table-row>
        <table:table-row table:style-name="ro1">
          <table:table-cell table:style-name="ce5" office:value-type="string" calcext:value-type="string">
            <text:p>7/2/2015</text:p>
          </table:table-cell>
          <table:table-cell table:style-name="ce6" office:value-type="time" office:time-value="PT18H48M17S" calcext:value-type="time">
            <text:p>18:48: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66]-['Indiegogo donations'.J566]" office:value-type="currency" office:currency="CAD" office:value="1.8" calcext:value-type="currency">
            <text:p>$1.80</text:p>
          </table:table-cell>
          <table:table-cell table:style-name="ce3" table:formula="of:=['Indiegogo donations'.L566]+['Indiegogo donations'.K56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66]+['Indiegogo donations'.N565]" office:value-type="currency" office:currency="CAD" office:value="91818.7299999998" calcext:value-type="currency">
            <text:p>$91,818.73</text:p>
          </table:table-cell>
          <table:table-cell/>
        </table:table-row>
        <table:table-row table:style-name="ro1">
          <table:table-cell table:style-name="ce5" office:value-type="string" calcext:value-type="string">
            <text:p>7/2/2015</text:p>
          </table:table-cell>
          <table:table-cell table:style-name="ce6" office:value-type="time" office:time-value="PT18H48M20S" calcext:value-type="time">
            <text:p>18:48: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67]-['Indiegogo donations'.J567]" office:value-type="currency" office:currency="CAD" office:value="3.59999999999999" calcext:value-type="currency">
            <text:p>$3.60</text:p>
          </table:table-cell>
          <table:table-cell table:style-name="ce3" table:formula="of:=['Indiegogo donations'.L567]+['Indiegogo donations'.K5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67]+['Indiegogo donations'.N566]" office:value-type="currency" office:currency="CAD" office:value="91911.9299999998" calcext:value-type="currency">
            <text:p>$91,911.93</text:p>
          </table:table-cell>
          <table:table-cell/>
        </table:table-row>
        <table:table-row table:style-name="ro1">
          <table:table-cell table:style-name="ce5" office:value-type="string" calcext:value-type="string">
            <text:p>7/2/2015</text:p>
          </table:table-cell>
          <table:table-cell table:style-name="ce6" office:value-type="time" office:time-value="PT18H48M23S" calcext:value-type="time">
            <text:p>18:48: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68]-['Indiegogo donations'.J568]" office:value-type="currency" office:currency="CAD" office:value="0.899999999999999" calcext:value-type="currency">
            <text:p>$0.90</text:p>
          </table:table-cell>
          <table:table-cell table:style-name="ce3" table:formula="of:=['Indiegogo donations'.L568]+['Indiegogo donations'.K5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68]+['Indiegogo donations'.N567]" office:value-type="currency" office:currency="CAD" office:value="91934.9999999998" calcext:value-type="currency">
            <text:p>$91,935.00</text:p>
          </table:table-cell>
          <table:table-cell/>
        </table:table-row>
        <table:table-row table:style-name="ro1">
          <table:table-cell table:style-name="ce5" office:value-type="string" calcext:value-type="string">
            <text:p>7/2/2015</text:p>
          </table:table-cell>
          <table:table-cell table:style-name="ce6" office:value-type="time" office:time-value="PT18H48M26S" calcext:value-type="time">
            <text:p>18:48: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69]-['Indiegogo donations'.J569]" office:value-type="currency" office:currency="CAD" office:value="0.720000000000002" calcext:value-type="currency">
            <text:p>$0.72</text:p>
          </table:table-cell>
          <table:table-cell table:style-name="ce3" table:formula="of:=['Indiegogo donations'.L569]+['Indiegogo donations'.K56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69]+['Indiegogo donations'.N568]" office:value-type="currency" office:currency="CAD" office:value="91953.3999999998" calcext:value-type="currency">
            <text:p>$91,953.40</text:p>
          </table:table-cell>
          <table:table-cell/>
        </table:table-row>
        <table:table-row table:style-name="ro1">
          <table:table-cell table:style-name="ce5" office:value-type="string" calcext:value-type="string">
            <text:p>7/2/2015</text:p>
          </table:table-cell>
          <table:table-cell table:style-name="ce6" office:value-type="time" office:time-value="PT18H48M29S" calcext:value-type="time">
            <text:p>18:4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70]-['Indiegogo donations'.J570]" office:value-type="currency" office:currency="CAD" office:value="0.720000000000002" calcext:value-type="currency">
            <text:p>$0.72</text:p>
          </table:table-cell>
          <table:table-cell table:style-name="ce3" table:formula="of:=['Indiegogo donations'.L570]+['Indiegogo donations'.K57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70]+['Indiegogo donations'.N569]" office:value-type="currency" office:currency="CAD" office:value="91971.7999999998" calcext:value-type="currency">
            <text:p>$91,971.80</text:p>
          </table:table-cell>
          <table:table-cell/>
        </table:table-row>
        <table:table-row table:style-name="ro1">
          <table:table-cell table:style-name="ce5" office:value-type="string" calcext:value-type="string">
            <text:p>7/2/2015</text:p>
          </table:table-cell>
          <table:table-cell table:style-name="ce6" office:value-type="time" office:time-value="PT18H48M32S" calcext:value-type="time">
            <text:p>18:4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71]-['Indiegogo donations'.J571]" office:value-type="currency" office:currency="CAD" office:value="3.59999999999999" calcext:value-type="currency">
            <text:p>$3.60</text:p>
          </table:table-cell>
          <table:table-cell table:style-name="ce3" table:formula="of:=['Indiegogo donations'.L571]+['Indiegogo donations'.K5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71]+['Indiegogo donations'.N570]" office:value-type="currency" office:currency="CAD" office:value="92064.9999999998" calcext:value-type="currency">
            <text:p>$92,065.00</text:p>
          </table:table-cell>
          <table:table-cell/>
        </table:table-row>
        <table:table-row table:style-name="ro1">
          <table:table-cell table:style-name="ce5" office:value-type="string" calcext:value-type="string">
            <text:p>7/2/2015</text:p>
          </table:table-cell>
          <table:table-cell table:style-name="ce6" office:value-type="time" office:time-value="PT18H48M36S" calcext:value-type="time">
            <text:p>18:4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2]-['Indiegogo donations'.J572]" office:value-type="currency" office:currency="CAD" office:value="0.899999999999999" calcext:value-type="currency">
            <text:p>$0.90</text:p>
          </table:table-cell>
          <table:table-cell table:style-name="ce3" table:formula="of:=['Indiegogo donations'.L572]+['Indiegogo donations'.K57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2]+['Indiegogo donations'.N571]" office:value-type="currency" office:currency="CAD" office:value="92088.0699999998" calcext:value-type="currency">
            <text:p>$92,088.07</text:p>
          </table:table-cell>
          <table:table-cell/>
        </table:table-row>
        <table:table-row table:style-name="ro1">
          <table:table-cell table:style-name="ce5" office:value-type="string" calcext:value-type="string">
            <text:p>7/2/2015</text:p>
          </table:table-cell>
          <table:table-cell table:style-name="ce6" office:value-type="time" office:time-value="PT18H48M38S" calcext:value-type="time">
            <text:p>18:4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573]-['Indiegogo donations'.J573]" office:value-type="currency" office:currency="CAD" office:value="18" calcext:value-type="currency">
            <text:p>$18.00</text:p>
          </table:table-cell>
          <table:table-cell table:style-name="ce3" table:formula="of:=['Indiegogo donations'.L573]+['Indiegogo donations'.K57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573]+['Indiegogo donations'.N572]" office:value-type="currency" office:currency="CAD" office:value="92555.2699999998" calcext:value-type="currency">
            <text:p>$92,555.27</text:p>
          </table:table-cell>
          <table:table-cell/>
        </table:table-row>
        <table:table-row table:style-name="ro1">
          <table:table-cell table:style-name="ce5" office:value-type="string" calcext:value-type="string">
            <text:p>7/2/2015</text:p>
          </table:table-cell>
          <table:table-cell table:style-name="ce6" office:value-type="time" office:time-value="PT18H48M41S" calcext:value-type="time">
            <text:p>18:4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574]-['Indiegogo donations'.J574]" office:value-type="currency" office:currency="CAD" office:value="0.18" calcext:value-type="currency">
            <text:p>$0.18</text:p>
          </table:table-cell>
          <table:table-cell table:style-name="ce3" table:formula="of:=['Indiegogo donations'.L574]+['Indiegogo donations'.K57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574]+['Indiegogo donations'.N573]" office:value-type="currency" office:currency="CAD" office:value="92559.6399999998" calcext:value-type="currency">
            <text:p>$92,559.64</text:p>
          </table:table-cell>
          <table:table-cell/>
        </table:table-row>
        <table:table-row table:style-name="ro1">
          <table:table-cell table:style-name="ce5" office:value-type="string" calcext:value-type="string">
            <text:p>7/2/2015</text:p>
          </table:table-cell>
          <table:table-cell table:style-name="ce6" office:value-type="time" office:time-value="PT18H48M44S" calcext:value-type="time">
            <text:p>18:4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75]-['Indiegogo donations'.J575]" office:value-type="currency" office:currency="CAD" office:value="1.8" calcext:value-type="currency">
            <text:p>$1.80</text:p>
          </table:table-cell>
          <table:table-cell table:style-name="ce3" table:formula="of:=['Indiegogo donations'.L575]+['Indiegogo donations'.K5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75]+['Indiegogo donations'.N574]" office:value-type="currency" office:currency="CAD" office:value="92606.0899999998" calcext:value-type="currency">
            <text:p>$92,606.09</text:p>
          </table:table-cell>
          <table:table-cell/>
        </table:table-row>
        <table:table-row table:style-name="ro1">
          <table:table-cell table:style-name="ce5" office:value-type="string" calcext:value-type="string">
            <text:p>7/2/2015</text:p>
          </table:table-cell>
          <table:table-cell table:style-name="ce6" office:value-type="time" office:time-value="PT18H48M48S" calcext:value-type="time">
            <text:p>18:4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6]-['Indiegogo donations'.J576]" office:value-type="currency" office:currency="CAD" office:value="0.899999999999999" calcext:value-type="currency">
            <text:p>$0.90</text:p>
          </table:table-cell>
          <table:table-cell table:style-name="ce3" table:formula="of:=['Indiegogo donations'.L576]+['Indiegogo donations'.K57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6]+['Indiegogo donations'.N575]" office:value-type="currency" office:currency="CAD" office:value="92629.1599999998" calcext:value-type="currency">
            <text:p>$92,629.16</text:p>
          </table:table-cell>
          <table:table-cell/>
        </table:table-row>
        <table:table-row table:style-name="ro1">
          <table:table-cell table:style-name="ce5" office:value-type="string" calcext:value-type="string">
            <text:p>7/2/2015</text:p>
          </table:table-cell>
          <table:table-cell table:style-name="ce6" office:value-type="time" office:time-value="PT18H48M51S" calcext:value-type="time">
            <text:p>18:48: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77]-['Indiegogo donations'.J577]" office:value-type="currency" office:currency="CAD" office:value="0.720000000000002" calcext:value-type="currency">
            <text:p>$0.72</text:p>
          </table:table-cell>
          <table:table-cell table:style-name="ce3" table:formula="of:=['Indiegogo donations'.L577]+['Indiegogo donations'.K57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77]+['Indiegogo donations'.N576]" office:value-type="currency" office:currency="CAD" office:value="92647.5599999998" calcext:value-type="currency">
            <text:p>$92,647.56</text:p>
          </table:table-cell>
          <table:table-cell/>
        </table:table-row>
        <table:table-row table:style-name="ro1">
          <table:table-cell table:style-name="ce5" office:value-type="string" calcext:value-type="string">
            <text:p>7/2/2015</text:p>
          </table:table-cell>
          <table:table-cell table:style-name="ce6" office:value-type="time" office:time-value="PT18H48M55S" calcext:value-type="time">
            <text:p>18:48: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78]-['Indiegogo donations'.J578]" office:value-type="currency" office:currency="CAD" office:value="0.899999999999999" calcext:value-type="currency">
            <text:p>$0.90</text:p>
          </table:table-cell>
          <table:table-cell table:style-name="ce3" table:formula="of:=['Indiegogo donations'.L578]+['Indiegogo donations'.K57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78]+['Indiegogo donations'.N577]" office:value-type="currency" office:currency="CAD" office:value="92670.6299999998" calcext:value-type="currency">
            <text:p>$92,670.63</text:p>
          </table:table-cell>
          <table:table-cell/>
        </table:table-row>
        <table:table-row table:style-name="ro1">
          <table:table-cell table:style-name="ce5" office:value-type="string" calcext:value-type="string">
            <text:p>7/2/2015</text:p>
          </table:table-cell>
          <table:table-cell table:style-name="ce6" office:value-type="time" office:time-value="PT18H48M57S" calcext:value-type="time">
            <text:p>18:48: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579]-['Indiegogo donations'.J579]" office:value-type="currency" office:currency="CAD" office:value="18" calcext:value-type="currency">
            <text:p>$18.00</text:p>
          </table:table-cell>
          <table:table-cell table:style-name="ce3" table:formula="of:=['Indiegogo donations'.L579]+['Indiegogo donations'.K579]"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579]+['Indiegogo donations'.N578]" office:value-type="currency" office:currency="CAD" office:value="93137.8299999998" calcext:value-type="currency">
            <text:p>$93,137.83</text:p>
          </table:table-cell>
          <table:table-cell/>
        </table:table-row>
        <table:table-row table:style-name="ro1">
          <table:table-cell table:style-name="ce5" office:value-type="string" calcext:value-type="string">
            <text:p>7/2/2015</text:p>
          </table:table-cell>
          <table:table-cell table:style-name="ce6" office:value-type="time" office:time-value="PT18H49M01S" calcext:value-type="time">
            <text:p>18:49: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0]-['Indiegogo donations'.J580]" office:value-type="currency" office:currency="CAD" office:value="0.899999999999999" calcext:value-type="currency">
            <text:p>$0.90</text:p>
          </table:table-cell>
          <table:table-cell table:style-name="ce3" table:formula="of:=['Indiegogo donations'.L580]+['Indiegogo donations'.K58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0]+['Indiegogo donations'.N579]" office:value-type="currency" office:currency="CAD" office:value="93160.8999999998" calcext:value-type="currency">
            <text:p>$93,160.90</text:p>
          </table:table-cell>
          <table:table-cell/>
        </table:table-row>
        <table:table-row table:style-name="ro1">
          <table:table-cell table:style-name="ce5" office:value-type="string" calcext:value-type="string">
            <text:p>7/2/2015</text:p>
          </table:table-cell>
          <table:table-cell table:style-name="ce6" office:value-type="time" office:time-value="PT18H49M04S" calcext:value-type="time">
            <text:p>18:4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81]-['Indiegogo donations'.J581]" office:value-type="currency" office:currency="CAD" office:value="0.720000000000002" calcext:value-type="currency">
            <text:p>$0.72</text:p>
          </table:table-cell>
          <table:table-cell table:style-name="ce3" table:formula="of:=['Indiegogo donations'.L581]+['Indiegogo donations'.K58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81]+['Indiegogo donations'.N580]" office:value-type="currency" office:currency="CAD" office:value="93179.2999999998" calcext:value-type="currency">
            <text:p>$93,179.30</text:p>
          </table:table-cell>
          <table:table-cell/>
        </table:table-row>
        <table:table-row table:style-name="ro1">
          <table:table-cell table:style-name="ce5" office:value-type="string" calcext:value-type="string">
            <text:p>7/2/2015</text:p>
          </table:table-cell>
          <table:table-cell table:style-name="ce6" office:value-type="time" office:time-value="PT18H49M07S" calcext:value-type="time">
            <text:p>18:4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582]-['Indiegogo donations'.J582]" office:value-type="currency" office:currency="CAD" office:value="36" calcext:value-type="currency">
            <text:p>$36.00</text:p>
          </table:table-cell>
          <table:table-cell table:style-name="ce3" table:formula="of:=['Indiegogo donations'.L582]+['Indiegogo donations'.K582]"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582]+['Indiegogo donations'.N581]" office:value-type="currency" office:currency="CAD" office:value="94113.9999999998" calcext:value-type="currency">
            <text:p>$94,114.00</text:p>
          </table:table-cell>
          <table:table-cell/>
        </table:table-row>
        <table:table-row table:style-name="ro1">
          <table:table-cell table:style-name="ce5" office:value-type="string" calcext:value-type="string">
            <text:p>7/2/2015</text:p>
          </table:table-cell>
          <table:table-cell table:style-name="ce6" office:value-type="time" office:time-value="PT18H49M10S" calcext:value-type="time">
            <text:p>18:4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583]-['Indiegogo donations'.J583]" office:value-type="currency" office:currency="CAD" office:value="7.20000000000002" calcext:value-type="currency">
            <text:p>$7.20</text:p>
          </table:table-cell>
          <table:table-cell table:style-name="ce3" table:formula="of:=['Indiegogo donations'.L583]+['Indiegogo donations'.K583]"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583]+['Indiegogo donations'.N582]" office:value-type="currency" office:currency="CAD" office:value="94300.6999999998" calcext:value-type="currency">
            <text:p>$94,300.70</text:p>
          </table:table-cell>
          <table:table-cell/>
        </table:table-row>
        <table:table-row table:style-name="ro1">
          <table:table-cell table:style-name="ce5" office:value-type="string" calcext:value-type="string">
            <text:p>7/2/2015</text:p>
          </table:table-cell>
          <table:table-cell table:style-name="ce6" office:value-type="time" office:time-value="PT18H49M13S" calcext:value-type="time">
            <text:p>18:4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584]-['Indiegogo donations'.J584]" office:value-type="currency" office:currency="CAD" office:value="0.18" calcext:value-type="currency">
            <text:p>$0.18</text:p>
          </table:table-cell>
          <table:table-cell table:style-name="ce3" table:formula="of:=['Indiegogo donations'.L584]+['Indiegogo donations'.K58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584]+['Indiegogo donations'.N583]" office:value-type="currency" office:currency="CAD" office:value="94305.0699999998" calcext:value-type="currency">
            <text:p>$94,305.07</text:p>
          </table:table-cell>
          <table:table-cell/>
        </table:table-row>
        <table:table-row table:style-name="ro1">
          <table:table-cell table:style-name="ce5" office:value-type="string" calcext:value-type="string">
            <text:p>7/2/2015</text:p>
          </table:table-cell>
          <table:table-cell table:style-name="ce6" office:value-type="time" office:time-value="PT18H49M16S" calcext:value-type="time">
            <text:p>18:4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Indiegogo donations'.H585]-['Indiegogo donations'.J585]" office:value-type="currency" office:currency="CAD" office:value="14.4" calcext:value-type="currency">
            <text:p>$14.40</text:p>
          </table:table-cell>
          <table:table-cell table:style-name="ce3" table:formula="of:=['Indiegogo donations'.L585]+['Indiegogo donations'.K585]"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Indiegogo donations'.L585]+['Indiegogo donations'.N584]" office:value-type="currency" office:currency="CAD" office:value="94678.7699999998" calcext:value-type="currency">
            <text:p>$94,678.77</text:p>
          </table:table-cell>
          <table:table-cell/>
        </table:table-row>
        <table:table-row table:style-name="ro1">
          <table:table-cell table:style-name="ce5" office:value-type="string" calcext:value-type="string">
            <text:p>7/2/2015</text:p>
          </table:table-cell>
          <table:table-cell table:style-name="ce6" office:value-type="time" office:time-value="PT18H49M19S" calcext:value-type="time">
            <text:p>18:4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86]-['Indiegogo donations'.J586]" office:value-type="currency" office:currency="CAD" office:value="9" calcext:value-type="currency">
            <text:p>$9.00</text:p>
          </table:table-cell>
          <table:table-cell table:style-name="ce3" table:formula="of:=['Indiegogo donations'.L586]+['Indiegogo donations'.K58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86]+['Indiegogo donations'.N585]" office:value-type="currency" office:currency="CAD" office:value="94912.2199999998" calcext:value-type="currency">
            <text:p>$94,912.22</text:p>
          </table:table-cell>
          <table:table-cell/>
        </table:table-row>
        <table:table-row table:style-name="ro1">
          <table:table-cell table:style-name="ce5" office:value-type="string" calcext:value-type="string">
            <text:p>7/2/2015</text:p>
          </table:table-cell>
          <table:table-cell table:style-name="ce6" office:value-type="time" office:time-value="PT18H49M23S" calcext:value-type="time">
            <text:p>18:4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87]-['Indiegogo donations'.J587]" office:value-type="currency" office:currency="CAD" office:value="1.8" calcext:value-type="currency">
            <text:p>$1.80</text:p>
          </table:table-cell>
          <table:table-cell table:style-name="ce3" table:formula="of:=['Indiegogo donations'.L587]+['Indiegogo donations'.K58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87]+['Indiegogo donations'.N586]" office:value-type="currency" office:currency="CAD" office:value="94958.6699999998" calcext:value-type="currency">
            <text:p>$94,958.67</text:p>
          </table:table-cell>
          <table:table-cell/>
        </table:table-row>
        <table:table-row table:style-name="ro1">
          <table:table-cell table:style-name="ce5" office:value-type="string" calcext:value-type="string">
            <text:p>7/2/2015</text:p>
          </table:table-cell>
          <table:table-cell table:style-name="ce6" office:value-type="time" office:time-value="PT18H49M26S" calcext:value-type="time">
            <text:p>18:4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588]-['Indiegogo donations'.J588]" office:value-type="currency" office:currency="CAD" office:value="1.8" calcext:value-type="currency">
            <text:p>$1.80</text:p>
          </table:table-cell>
          <table:table-cell table:style-name="ce3" table:formula="of:=['Indiegogo donations'.L588]+['Indiegogo donations'.K5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588]+['Indiegogo donations'.N587]" office:value-type="currency" office:currency="CAD" office:value="95005.1199999998" calcext:value-type="currency">
            <text:p>$95,005.12</text:p>
          </table:table-cell>
          <table:table-cell/>
        </table:table-row>
        <table:table-row table:style-name="ro1">
          <table:table-cell table:style-name="ce5" office:value-type="string" calcext:value-type="string">
            <text:p>7/2/2015</text:p>
          </table:table-cell>
          <table:table-cell table:style-name="ce6" office:value-type="time" office:time-value="PT18H49M29S" calcext:value-type="time">
            <text:p>18:4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89]-['Indiegogo donations'.J589]" office:value-type="currency" office:currency="CAD" office:value="0.899999999999999" calcext:value-type="currency">
            <text:p>$0.90</text:p>
          </table:table-cell>
          <table:table-cell table:style-name="ce3" table:formula="of:=['Indiegogo donations'.L589]+['Indiegogo donations'.K5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89]+['Indiegogo donations'.N588]" office:value-type="currency" office:currency="CAD" office:value="95028.1899999998" calcext:value-type="currency">
            <text:p>$95,028.19</text:p>
          </table:table-cell>
          <table:table-cell/>
        </table:table-row>
        <table:table-row table:style-name="ro1">
          <table:table-cell table:style-name="ce5" office:value-type="string" calcext:value-type="string">
            <text:p>7/2/2015</text:p>
          </table:table-cell>
          <table:table-cell table:style-name="ce6" office:value-type="time" office:time-value="PT18H49M32S" calcext:value-type="time">
            <text:p>18:4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90]-['Indiegogo donations'.J590]" office:value-type="currency" office:currency="CAD" office:value="0.359999999999999" calcext:value-type="currency">
            <text:p>$0.36</text:p>
          </table:table-cell>
          <table:table-cell table:style-name="ce3" table:formula="of:=['Indiegogo donations'.L590]+['Indiegogo donations'.K59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90]+['Indiegogo donations'.N589]" office:value-type="currency" office:currency="CAD" office:value="95037.2399999998" calcext:value-type="currency">
            <text:p>$95,037.24</text:p>
          </table:table-cell>
          <table:table-cell/>
        </table:table-row>
        <table:table-row table:style-name="ro1">
          <table:table-cell table:style-name="ce5" office:value-type="string" calcext:value-type="string">
            <text:p>7/2/2015</text:p>
          </table:table-cell>
          <table:table-cell table:style-name="ce6" office:value-type="time" office:time-value="PT18H49M36S" calcext:value-type="time">
            <text:p>18:49: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1]-['Indiegogo donations'.J591]" office:value-type="currency" office:currency="CAD" office:value="3.59999999999999" calcext:value-type="currency">
            <text:p>$3.60</text:p>
          </table:table-cell>
          <table:table-cell table:style-name="ce3" table:formula="of:=['Indiegogo donations'.L591]+['Indiegogo donations'.K5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1]+['Indiegogo donations'.N590]" office:value-type="currency" office:currency="CAD" office:value="95130.4399999998" calcext:value-type="currency">
            <text:p>$95,130.44</text:p>
          </table:table-cell>
          <table:table-cell/>
        </table:table-row>
        <table:table-row table:style-name="ro1">
          <table:table-cell table:style-name="ce5" office:value-type="string" calcext:value-type="string">
            <text:p>7/2/2015</text:p>
          </table:table-cell>
          <table:table-cell table:style-name="ce6" office:value-type="time" office:time-value="PT18H49M39S" calcext:value-type="time">
            <text:p>18:4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592]-['Indiegogo donations'.J592]" office:value-type="currency" office:currency="CAD" office:value="0.720000000000002" calcext:value-type="currency">
            <text:p>$0.72</text:p>
          </table:table-cell>
          <table:table-cell table:style-name="ce3" table:formula="of:=['Indiegogo donations'.L592]+['Indiegogo donations'.K59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592]+['Indiegogo donations'.N591]" office:value-type="currency" office:currency="CAD" office:value="95148.8399999998" calcext:value-type="currency">
            <text:p>$95,148.84</text:p>
          </table:table-cell>
          <table:table-cell/>
        </table:table-row>
        <table:table-row table:style-name="ro1">
          <table:table-cell table:style-name="ce5" office:value-type="string" calcext:value-type="string">
            <text:p>7/2/2015</text:p>
          </table:table-cell>
          <table:table-cell table:style-name="ce6" office:value-type="time" office:time-value="PT18H49M42S" calcext:value-type="time">
            <text:p>18:4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93]-['Indiegogo donations'.J593]" office:value-type="currency" office:currency="CAD" office:value="0.899999999999999" calcext:value-type="currency">
            <text:p>$0.90</text:p>
          </table:table-cell>
          <table:table-cell table:style-name="ce3" table:formula="of:=['Indiegogo donations'.L593]+['Indiegogo donations'.K59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93]+['Indiegogo donations'.N592]" office:value-type="currency" office:currency="CAD" office:value="95171.9099999998" calcext:value-type="currency">
            <text:p>$95,171.91</text:p>
          </table:table-cell>
          <table:table-cell/>
        </table:table-row>
        <table:table-row table:style-name="ro1">
          <table:table-cell table:style-name="ce5" office:value-type="string" calcext:value-type="string">
            <text:p>7/2/2015</text:p>
          </table:table-cell>
          <table:table-cell table:style-name="ce6" office:value-type="time" office:time-value="PT18H49M45S" calcext:value-type="time">
            <text:p>18:4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594]-['Indiegogo donations'.J594]" office:value-type="currency" office:currency="CAD" office:value="0.899999999999999" calcext:value-type="currency">
            <text:p>$0.90</text:p>
          </table:table-cell>
          <table:table-cell table:style-name="ce3" table:formula="of:=['Indiegogo donations'.L594]+['Indiegogo donations'.K59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594]+['Indiegogo donations'.N593]" office:value-type="currency" office:currency="CAD" office:value="95194.9799999998" calcext:value-type="currency">
            <text:p>$95,194.98</text:p>
          </table:table-cell>
          <table:table-cell/>
        </table:table-row>
        <table:table-row table:style-name="ro1">
          <table:table-cell table:style-name="ce5" office:value-type="string" calcext:value-type="string">
            <text:p>7/2/2015</text:p>
          </table:table-cell>
          <table:table-cell table:style-name="ce6" office:value-type="time" office:time-value="PT18H49M48S" calcext:value-type="time">
            <text:p>18:4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595]-['Indiegogo donations'.J595]" office:value-type="currency" office:currency="CAD" office:value="0.359999999999999" calcext:value-type="currency">
            <text:p>$0.36</text:p>
          </table:table-cell>
          <table:table-cell table:style-name="ce3" table:formula="of:=['Indiegogo donations'.L595]+['Indiegogo donations'.K595]"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595]+['Indiegogo donations'.N594]" office:value-type="currency" office:currency="CAD" office:value="95204.0299999998" calcext:value-type="currency">
            <text:p>$95,204.03</text:p>
          </table:table-cell>
          <table:table-cell/>
        </table:table-row>
        <table:table-row table:style-name="ro1">
          <table:table-cell table:style-name="ce5" office:value-type="string" calcext:value-type="string">
            <text:p>7/2/2015</text:p>
          </table:table-cell>
          <table:table-cell table:style-name="ce6" office:value-type="time" office:time-value="PT18H49M51S" calcext:value-type="time">
            <text:p>18:49: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596]-['Indiegogo donations'.J596]" office:value-type="currency" office:currency="CAD" office:value="9" calcext:value-type="currency">
            <text:p>$9.00</text:p>
          </table:table-cell>
          <table:table-cell table:style-name="ce3" table:formula="of:=['Indiegogo donations'.L596]+['Indiegogo donations'.K596]"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596]+['Indiegogo donations'.N595]" office:value-type="currency" office:currency="CAD" office:value="95437.4799999998" calcext:value-type="currency">
            <text:p>$95,437.48</text:p>
          </table:table-cell>
          <table:table-cell/>
        </table:table-row>
        <table:table-row table:style-name="ro1">
          <table:table-cell table:style-name="ce5" office:value-type="string" calcext:value-type="string">
            <text:p>7/2/2015</text:p>
          </table:table-cell>
          <table:table-cell table:style-name="ce6" office:value-type="time" office:time-value="PT18H49M54S" calcext:value-type="time">
            <text:p>18:49: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7]-['Indiegogo donations'.J597]" office:value-type="currency" office:currency="CAD" office:value="3.59999999999999" calcext:value-type="currency">
            <text:p>$3.60</text:p>
          </table:table-cell>
          <table:table-cell table:style-name="ce3" table:formula="of:=['Indiegogo donations'.L597]+['Indiegogo donations'.K5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7]+['Indiegogo donations'.N596]" office:value-type="currency" office:currency="CAD" office:value="95530.6799999998" calcext:value-type="currency">
            <text:p>$95,530.68</text:p>
          </table:table-cell>
          <table:table-cell/>
        </table:table-row>
        <table:table-row table:style-name="ro1">
          <table:table-cell table:style-name="ce5" office:value-type="string" calcext:value-type="string">
            <text:p>7/2/2015</text:p>
          </table:table-cell>
          <table:table-cell table:style-name="ce6" office:value-type="time" office:time-value="PT18H49M57S" calcext:value-type="time">
            <text:p>18:4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598]-['Indiegogo donations'.J598]" office:value-type="currency" office:currency="CAD" office:value="2.7" calcext:value-type="currency">
            <text:p>$2.70</text:p>
          </table:table-cell>
          <table:table-cell table:style-name="ce3" table:formula="of:=['Indiegogo donations'.L598]+['Indiegogo donations'.K59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598]+['Indiegogo donations'.N597]" office:value-type="currency" office:currency="CAD" office:value="95600.4999999998" calcext:value-type="currency">
            <text:p>$95,600.50</text:p>
          </table:table-cell>
          <table:table-cell/>
        </table:table-row>
        <table:table-row table:style-name="ro1">
          <table:table-cell table:style-name="ce5" office:value-type="string" calcext:value-type="string">
            <text:p>7/2/2015</text:p>
          </table:table-cell>
          <table:table-cell table:style-name="ce6" office:value-type="time" office:time-value="PT18H50M00S" calcext:value-type="time">
            <text:p>18:5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599]-['Indiegogo donations'.J599]" office:value-type="currency" office:currency="CAD" office:value="3.59999999999999" calcext:value-type="currency">
            <text:p>$3.60</text:p>
          </table:table-cell>
          <table:table-cell table:style-name="ce3" table:formula="of:=['Indiegogo donations'.L599]+['Indiegogo donations'.K5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599]+['Indiegogo donations'.N598]" office:value-type="currency" office:currency="CAD" office:value="95693.6999999998" calcext:value-type="currency">
            <text:p>$95,693.70</text:p>
          </table:table-cell>
          <table:table-cell/>
        </table:table-row>
        <table:table-row table:style-name="ro1">
          <table:table-cell table:style-name="ce5" office:value-type="string" calcext:value-type="string">
            <text:p>7/2/2015</text:p>
          </table:table-cell>
          <table:table-cell table:style-name="ce6" office:value-type="time" office:time-value="PT18H50M03S" calcext:value-type="time">
            <text:p>18:5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0]-['Indiegogo donations'.J600]" office:value-type="currency" office:currency="CAD" office:value="3.59999999999999" calcext:value-type="currency">
            <text:p>$3.60</text:p>
          </table:table-cell>
          <table:table-cell table:style-name="ce3" table:formula="of:=['Indiegogo donations'.L600]+['Indiegogo donations'.K6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0]+['Indiegogo donations'.N599]" office:value-type="currency" office:currency="CAD" office:value="95786.8999999998" calcext:value-type="currency">
            <text:p>$95,786.90</text:p>
          </table:table-cell>
          <table:table-cell/>
        </table:table-row>
        <table:table-row table:style-name="ro1">
          <table:table-cell table:style-name="ce5" office:value-type="string" calcext:value-type="string">
            <text:p>7/2/2015</text:p>
          </table:table-cell>
          <table:table-cell table:style-name="ce6" office:value-type="time" office:time-value="PT18H50M06S" calcext:value-type="time">
            <text:p>18:5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01]-['Indiegogo donations'.J601]" office:value-type="currency" office:currency="CAD" office:value="9" calcext:value-type="currency">
            <text:p>$9.00</text:p>
          </table:table-cell>
          <table:table-cell table:style-name="ce3" table:formula="of:=['Indiegogo donations'.L601]+['Indiegogo donations'.K6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01]+['Indiegogo donations'.N600]" office:value-type="currency" office:currency="CAD" office:value="96020.3499999998" calcext:value-type="currency">
            <text:p>$96,020.35</text:p>
          </table:table-cell>
          <table:table-cell/>
        </table:table-row>
        <table:table-row table:style-name="ro1">
          <table:table-cell table:style-name="ce5" office:value-type="string" calcext:value-type="string">
            <text:p>7/2/2015</text:p>
          </table:table-cell>
          <table:table-cell table:style-name="ce6" office:value-type="time" office:time-value="PT18H50M08S" calcext:value-type="time">
            <text:p>18:50: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2]-['Indiegogo donations'.J602]" office:value-type="currency" office:currency="CAD" office:value="3.59999999999999" calcext:value-type="currency">
            <text:p>$3.60</text:p>
          </table:table-cell>
          <table:table-cell table:style-name="ce3" table:formula="of:=['Indiegogo donations'.L602]+['Indiegogo donations'.K6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2]+['Indiegogo donations'.N601]" office:value-type="currency" office:currency="CAD" office:value="96113.5499999998" calcext:value-type="currency">
            <text:p>$96,113.55</text:p>
          </table:table-cell>
          <table:table-cell/>
        </table:table-row>
        <table:table-row table:style-name="ro1">
          <table:table-cell table:style-name="ce5" office:value-type="string" calcext:value-type="string">
            <text:p>7/2/2015</text:p>
          </table:table-cell>
          <table:table-cell table:style-name="ce6" office:value-type="time" office:time-value="PT18H50M11S" calcext:value-type="time">
            <text:p>18:50: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3]-['Indiegogo donations'.J603]" office:value-type="currency" office:currency="CAD" office:value="1.8" calcext:value-type="currency">
            <text:p>$1.80</text:p>
          </table:table-cell>
          <table:table-cell table:style-name="ce3" table:formula="of:=['Indiegogo donations'.L603]+['Indiegogo donations'.K6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3]+['Indiegogo donations'.N602]" office:value-type="currency" office:currency="CAD" office:value="96159.9999999998" calcext:value-type="currency">
            <text:p>$96,160.00</text:p>
          </table:table-cell>
          <table:table-cell/>
        </table:table-row>
        <table:table-row table:style-name="ro1">
          <table:table-cell table:style-name="ce5" office:value-type="string" calcext:value-type="string">
            <text:p>7/2/2015</text:p>
          </table:table-cell>
          <table:table-cell table:style-name="ce6" office:value-type="time" office:time-value="PT18H50M15S" calcext:value-type="time">
            <text:p>18:5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604]-['Indiegogo donations'.J604]" office:value-type="currency" office:currency="CAD" office:value="1.44" calcext:value-type="currency">
            <text:p>$1.44</text:p>
          </table:table-cell>
          <table:table-cell table:style-name="ce3" table:formula="of:=['Indiegogo donations'.L604]+['Indiegogo donations'.K604]"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604]+['Indiegogo donations'.N603]" office:value-type="currency" office:currency="CAD" office:value="96197.0999999998" calcext:value-type="currency">
            <text:p>$96,197.10</text:p>
          </table:table-cell>
          <table:table-cell/>
        </table:table-row>
        <table:table-row table:style-name="ro1">
          <table:table-cell table:style-name="ce5" office:value-type="string" calcext:value-type="string">
            <text:p>7/2/2015</text:p>
          </table:table-cell>
          <table:table-cell table:style-name="ce6" office:value-type="time" office:time-value="PT18H50M18S" calcext:value-type="time">
            <text:p>18:5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05]-['Indiegogo donations'.J605]" office:value-type="currency" office:currency="CAD" office:value="0.899999999999999" calcext:value-type="currency">
            <text:p>$0.90</text:p>
          </table:table-cell>
          <table:table-cell table:style-name="ce3" table:formula="of:=['Indiegogo donations'.L605]+['Indiegogo donations'.K60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05]+['Indiegogo donations'.N604]" office:value-type="currency" office:currency="CAD" office:value="96220.1699999998" calcext:value-type="currency">
            <text:p>$96,220.17</text:p>
          </table:table-cell>
          <table:table-cell/>
        </table:table-row>
        <table:table-row table:style-name="ro1">
          <table:table-cell table:style-name="ce5" office:value-type="string" calcext:value-type="string">
            <text:p>7/2/2015</text:p>
          </table:table-cell>
          <table:table-cell table:style-name="ce6" office:value-type="time" office:time-value="PT18H50M20S" calcext:value-type="time">
            <text:p>18:50: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6]-['Indiegogo donations'.J606]" office:value-type="currency" office:currency="CAD" office:value="1.8" calcext:value-type="currency">
            <text:p>$1.80</text:p>
          </table:table-cell>
          <table:table-cell table:style-name="ce3" table:formula="of:=['Indiegogo donations'.L606]+['Indiegogo donations'.K60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6]+['Indiegogo donations'.N605]" office:value-type="currency" office:currency="CAD" office:value="96266.6199999998" calcext:value-type="currency">
            <text:p>$96,266.62</text:p>
          </table:table-cell>
          <table:table-cell/>
        </table:table-row>
        <table:table-row table:style-name="ro1">
          <table:table-cell table:style-name="ce5" office:value-type="string" calcext:value-type="string">
            <text:p>7/2/2015</text:p>
          </table:table-cell>
          <table:table-cell table:style-name="ce6" office:value-type="time" office:time-value="PT18H50M23S" calcext:value-type="time">
            <text:p>18:50: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7]-['Indiegogo donations'.J607]" office:value-type="currency" office:currency="CAD" office:value="1.8" calcext:value-type="currency">
            <text:p>$1.80</text:p>
          </table:table-cell>
          <table:table-cell table:style-name="ce3" table:formula="of:=['Indiegogo donations'.L607]+['Indiegogo donations'.K60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7]+['Indiegogo donations'.N606]" office:value-type="currency" office:currency="CAD" office:value="96313.0699999998" calcext:value-type="currency">
            <text:p>$96,313.07</text:p>
          </table:table-cell>
          <table:table-cell/>
        </table:table-row>
        <table:table-row table:style-name="ro1">
          <table:table-cell table:style-name="ce5" office:value-type="string" calcext:value-type="string">
            <text:p>7/2/2015</text:p>
          </table:table-cell>
          <table:table-cell table:style-name="ce6" office:value-type="time" office:time-value="PT18H50M26S" calcext:value-type="time">
            <text:p>18:5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08]-['Indiegogo donations'.J608]" office:value-type="currency" office:currency="CAD" office:value="3.59999999999999" calcext:value-type="currency">
            <text:p>$3.60</text:p>
          </table:table-cell>
          <table:table-cell table:style-name="ce3" table:formula="of:=['Indiegogo donations'.L608]+['Indiegogo donations'.K60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08]+['Indiegogo donations'.N607]" office:value-type="currency" office:currency="CAD" office:value="96406.2699999998" calcext:value-type="currency">
            <text:p>$96,406.27</text:p>
          </table:table-cell>
          <table:table-cell/>
        </table:table-row>
        <table:table-row table:style-name="ro1">
          <table:table-cell table:style-name="ce5" office:value-type="string" calcext:value-type="string">
            <text:p>7/2/2015</text:p>
          </table:table-cell>
          <table:table-cell table:style-name="ce6" office:value-type="time" office:time-value="PT18H50M30S" calcext:value-type="time">
            <text:p>18:50: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09]-['Indiegogo donations'.J609]" office:value-type="currency" office:currency="CAD" office:value="1.8" calcext:value-type="currency">
            <text:p>$1.80</text:p>
          </table:table-cell>
          <table:table-cell table:style-name="ce3" table:formula="of:=['Indiegogo donations'.L609]+['Indiegogo donations'.K60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09]+['Indiegogo donations'.N608]" office:value-type="currency" office:currency="CAD" office:value="96452.7199999998" calcext:value-type="currency">
            <text:p>$96,452.72</text:p>
          </table:table-cell>
          <table:table-cell/>
        </table:table-row>
        <table:table-row table:style-name="ro1">
          <table:table-cell table:style-name="ce5" office:value-type="string" calcext:value-type="string">
            <text:p>7/2/2015</text:p>
          </table:table-cell>
          <table:table-cell table:style-name="ce6" office:value-type="time" office:time-value="PT18H50M33S" calcext:value-type="time">
            <text:p>18:50: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0]-['Indiegogo donations'.J610]" office:value-type="currency" office:currency="CAD" office:value="3.59999999999999" calcext:value-type="currency">
            <text:p>$3.60</text:p>
          </table:table-cell>
          <table:table-cell table:style-name="ce3" table:formula="of:=['Indiegogo donations'.L610]+['Indiegogo donations'.K6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0]+['Indiegogo donations'.N609]" office:value-type="currency" office:currency="CAD" office:value="96545.9199999997" calcext:value-type="currency">
            <text:p>$96,545.92</text:p>
          </table:table-cell>
          <table:table-cell/>
        </table:table-row>
        <table:table-row table:style-name="ro1">
          <table:table-cell table:style-name="ce5" office:value-type="string" calcext:value-type="string">
            <text:p>7/2/2015</text:p>
          </table:table-cell>
          <table:table-cell table:style-name="ce6" office:value-type="time" office:time-value="PT18H50M35S" calcext:value-type="time">
            <text:p>18:5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11]-['Indiegogo donations'.J611]" office:value-type="currency" office:currency="CAD" office:value="18" calcext:value-type="currency">
            <text:p>$18.00</text:p>
          </table:table-cell>
          <table:table-cell table:style-name="ce3" table:formula="of:=['Indiegogo donations'.L611]+['Indiegogo donations'.K611]"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11]+['Indiegogo donations'.N610]" office:value-type="currency" office:currency="CAD" office:value="97013.1199999998" calcext:value-type="currency">
            <text:p>$97,013.12</text:p>
          </table:table-cell>
          <table:table-cell/>
        </table:table-row>
        <table:table-row table:style-name="ro1">
          <table:table-cell table:style-name="ce5" office:value-type="string" calcext:value-type="string">
            <text:p>7/2/2015</text:p>
          </table:table-cell>
          <table:table-cell table:style-name="ce6" office:value-type="time" office:time-value="PT18H50M38S" calcext:value-type="time">
            <text:p>18:5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12]-['Indiegogo donations'.J612]" office:value-type="currency" office:currency="CAD" office:value="18" calcext:value-type="currency">
            <text:p>$18.00</text:p>
          </table:table-cell>
          <table:table-cell table:style-name="ce3" table:formula="of:=['Indiegogo donations'.L612]+['Indiegogo donations'.K61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12]+['Indiegogo donations'.N611]" office:value-type="currency" office:currency="CAD" office:value="97480.3199999998" calcext:value-type="currency">
            <text:p>$97,480.32</text:p>
          </table:table-cell>
          <table:table-cell/>
        </table:table-row>
        <table:table-row table:style-name="ro1">
          <table:table-cell table:style-name="ce5" office:value-type="string" calcext:value-type="string">
            <text:p>7/2/2015</text:p>
          </table:table-cell>
          <table:table-cell table:style-name="ce6" office:value-type="time" office:time-value="PT18H50M41S" calcext:value-type="time">
            <text:p>18:5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3]-['Indiegogo donations'.J613]" office:value-type="currency" office:currency="CAD" office:value="3.59999999999999" calcext:value-type="currency">
            <text:p>$3.60</text:p>
          </table:table-cell>
          <table:table-cell table:style-name="ce3" table:formula="of:=['Indiegogo donations'.L613]+['Indiegogo donations'.K6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3]+['Indiegogo donations'.N612]" office:value-type="currency" office:currency="CAD" office:value="97573.5199999997" calcext:value-type="currency">
            <text:p>$97,573.52</text:p>
          </table:table-cell>
          <table:table-cell/>
        </table:table-row>
        <table:table-row table:style-name="ro1">
          <table:table-cell table:style-name="ce5" office:value-type="string" calcext:value-type="string">
            <text:p>7/2/2015</text:p>
          </table:table-cell>
          <table:table-cell table:style-name="ce6" office:value-type="time" office:time-value="PT18H50M44S" calcext:value-type="time">
            <text:p>18:5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14]-['Indiegogo donations'.J614]" office:value-type="currency" office:currency="CAD" office:value="0.720000000000002" calcext:value-type="currency">
            <text:p>$0.72</text:p>
          </table:table-cell>
          <table:table-cell table:style-name="ce3" table:formula="of:=['Indiegogo donations'.L614]+['Indiegogo donations'.K61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14]+['Indiegogo donations'.N613]" office:value-type="currency" office:currency="CAD" office:value="97591.9199999997" calcext:value-type="currency">
            <text:p>$97,591.92</text:p>
          </table:table-cell>
          <table:table-cell/>
        </table:table-row>
        <table:table-row table:style-name="ro1">
          <table:table-cell table:style-name="ce5" office:value-type="string" calcext:value-type="string">
            <text:p>7/2/2015</text:p>
          </table:table-cell>
          <table:table-cell table:style-name="ce6" office:value-type="time" office:time-value="PT18H50M47S" calcext:value-type="time">
            <text:p>18:5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5]-['Indiegogo donations'.J615]" office:value-type="currency" office:currency="CAD" office:value="3.59999999999999" calcext:value-type="currency">
            <text:p>$3.60</text:p>
          </table:table-cell>
          <table:table-cell table:style-name="ce3" table:formula="of:=['Indiegogo donations'.L615]+['Indiegogo donations'.K6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5]+['Indiegogo donations'.N614]" office:value-type="currency" office:currency="CAD" office:value="97685.1199999997" calcext:value-type="currency">
            <text:p>$97,685.12</text:p>
          </table:table-cell>
          <table:table-cell/>
        </table:table-row>
        <table:table-row table:style-name="ro1">
          <table:table-cell table:style-name="ce5" office:value-type="string" calcext:value-type="string">
            <text:p>7/2/2015</text:p>
          </table:table-cell>
          <table:table-cell table:style-name="ce6" office:value-type="time" office:time-value="PT18H50M50S" calcext:value-type="time">
            <text:p>18:5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16]-['Indiegogo donations'.J616]" office:value-type="currency" office:currency="CAD" office:value="1.8" calcext:value-type="currency">
            <text:p>$1.80</text:p>
          </table:table-cell>
          <table:table-cell table:style-name="ce3" table:formula="of:=['Indiegogo donations'.L616]+['Indiegogo donations'.K61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16]+['Indiegogo donations'.N615]" office:value-type="currency" office:currency="CAD" office:value="97731.5699999997" calcext:value-type="currency">
            <text:p>$97,731.57</text:p>
          </table:table-cell>
          <table:table-cell/>
        </table:table-row>
        <table:table-row table:style-name="ro1">
          <table:table-cell table:style-name="ce5" office:value-type="string" calcext:value-type="string">
            <text:p>7/2/2015</text:p>
          </table:table-cell>
          <table:table-cell table:style-name="ce6" office:value-type="time" office:time-value="PT18H50M54S" calcext:value-type="time">
            <text:p>18:5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7]-['Indiegogo donations'.J617]" office:value-type="currency" office:currency="CAD" office:value="3.59999999999999" calcext:value-type="currency">
            <text:p>$3.60</text:p>
          </table:table-cell>
          <table:table-cell table:style-name="ce3" table:formula="of:=['Indiegogo donations'.L617]+['Indiegogo donations'.K6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7]+['Indiegogo donations'.N616]" office:value-type="currency" office:currency="CAD" office:value="97824.7699999997" calcext:value-type="currency">
            <text:p>$97,824.77</text:p>
          </table:table-cell>
          <table:table-cell/>
        </table:table-row>
        <table:table-row table:style-name="ro1">
          <table:table-cell table:style-name="ce5" office:value-type="string" calcext:value-type="string">
            <text:p>7/2/2015</text:p>
          </table:table-cell>
          <table:table-cell table:style-name="ce6" office:value-type="time" office:time-value="PT18H50M57S" calcext:value-type="time">
            <text:p>18:5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18]-['Indiegogo donations'.J618]" office:value-type="currency" office:currency="CAD" office:value="1.8" calcext:value-type="currency">
            <text:p>$1.80</text:p>
          </table:table-cell>
          <table:table-cell table:style-name="ce3" table:formula="of:=['Indiegogo donations'.L618]+['Indiegogo donations'.K6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18]+['Indiegogo donations'.N617]" office:value-type="currency" office:currency="CAD" office:value="97871.2199999997" calcext:value-type="currency">
            <text:p>$97,871.22</text:p>
          </table:table-cell>
          <table:table-cell/>
        </table:table-row>
        <table:table-row table:style-name="ro1">
          <table:table-cell table:style-name="ce5" office:value-type="string" calcext:value-type="string">
            <text:p>7/2/2015</text:p>
          </table:table-cell>
          <table:table-cell table:style-name="ce6" office:value-type="time" office:time-value="PT18H51M00S" calcext:value-type="time">
            <text:p>18:5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19]-['Indiegogo donations'.J619]" office:value-type="currency" office:currency="CAD" office:value="3.59999999999999" calcext:value-type="currency">
            <text:p>$3.60</text:p>
          </table:table-cell>
          <table:table-cell table:style-name="ce3" table:formula="of:=['Indiegogo donations'.L619]+['Indiegogo donations'.K61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19]+['Indiegogo donations'.N618]" office:value-type="currency" office:currency="CAD" office:value="97964.4199999997" calcext:value-type="currency">
            <text:p>$97,964.42</text:p>
          </table:table-cell>
          <table:table-cell/>
        </table:table-row>
        <table:table-row table:style-name="ro1">
          <table:table-cell table:style-name="ce5" office:value-type="string" calcext:value-type="string">
            <text:p>7/2/2015</text:p>
          </table:table-cell>
          <table:table-cell table:style-name="ce6" office:value-type="time" office:time-value="PT18H51M02S" calcext:value-type="time">
            <text:p>18:51: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0]-['Indiegogo donations'.J620]" office:value-type="currency" office:currency="CAD" office:value="0.899999999999999" calcext:value-type="currency">
            <text:p>$0.90</text:p>
          </table:table-cell>
          <table:table-cell table:style-name="ce3" table:formula="of:=['Indiegogo donations'.L620]+['Indiegogo donations'.K6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0]+['Indiegogo donations'.N619]" office:value-type="currency" office:currency="CAD" office:value="97987.4899999997" calcext:value-type="currency">
            <text:p>$97,987.49</text:p>
          </table:table-cell>
          <table:table-cell/>
        </table:table-row>
        <table:table-row table:style-name="ro1">
          <table:table-cell table:style-name="ce5" office:value-type="string" calcext:value-type="string">
            <text:p>7/2/2015</text:p>
          </table:table-cell>
          <table:table-cell table:style-name="ce6" office:value-type="time" office:time-value="PT18H51M05S" calcext:value-type="time">
            <text:p>18:51: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1]-['Indiegogo donations'.J621]" office:value-type="currency" office:currency="CAD" office:value="3.59999999999999" calcext:value-type="currency">
            <text:p>$3.60</text:p>
          </table:table-cell>
          <table:table-cell table:style-name="ce3" table:formula="of:=['Indiegogo donations'.L621]+['Indiegogo donations'.K6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1]+['Indiegogo donations'.N620]" office:value-type="currency" office:currency="CAD" office:value="98080.6899999997" calcext:value-type="currency">
            <text:p>$98,080.69</text:p>
          </table:table-cell>
          <table:table-cell/>
        </table:table-row>
        <table:table-row table:style-name="ro1">
          <table:table-cell table:style-name="ce5" office:value-type="string" calcext:value-type="string">
            <text:p>7/2/2015</text:p>
          </table:table-cell>
          <table:table-cell table:style-name="ce6" office:value-type="time" office:time-value="PT18H51M08S" calcext:value-type="time">
            <text:p>18:51: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22]-['Indiegogo donations'.J622]" office:value-type="currency" office:currency="CAD" office:value="9" calcext:value-type="currency">
            <text:p>$9.00</text:p>
          </table:table-cell>
          <table:table-cell table:style-name="ce3" table:formula="of:=['Indiegogo donations'.L622]+['Indiegogo donations'.K62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22]+['Indiegogo donations'.N621]" office:value-type="currency" office:currency="CAD" office:value="98314.1399999997" calcext:value-type="currency">
            <text:p>$98,314.14</text:p>
          </table:table-cell>
          <table:table-cell/>
        </table:table-row>
        <table:table-row table:style-name="ro1">
          <table:table-cell table:style-name="ce5" office:value-type="string" calcext:value-type="string">
            <text:p>7/2/2015</text:p>
          </table:table-cell>
          <table:table-cell table:style-name="ce6" office:value-type="time" office:time-value="PT18H51M11S" calcext:value-type="time">
            <text:p>18:51: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3]-['Indiegogo donations'.J623]" office:value-type="currency" office:currency="CAD" office:value="3.59999999999999" calcext:value-type="currency">
            <text:p>$3.60</text:p>
          </table:table-cell>
          <table:table-cell table:style-name="ce3" table:formula="of:=['Indiegogo donations'.L623]+['Indiegogo donations'.K6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3]+['Indiegogo donations'.N622]" office:value-type="currency" office:currency="CAD" office:value="98407.3399999997" calcext:value-type="currency">
            <text:p>$98,407.34</text:p>
          </table:table-cell>
          <table:table-cell/>
        </table:table-row>
        <table:table-row table:style-name="ro1">
          <table:table-cell table:style-name="ce5" office:value-type="string" calcext:value-type="string">
            <text:p>7/2/2015</text:p>
          </table:table-cell>
          <table:table-cell table:style-name="ce6" office:value-type="time" office:time-value="PT18H51M14S" calcext:value-type="time">
            <text:p>18:51: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4]-['Indiegogo donations'.J624]" office:value-type="currency" office:currency="CAD" office:value="0.899999999999999" calcext:value-type="currency">
            <text:p>$0.90</text:p>
          </table:table-cell>
          <table:table-cell table:style-name="ce3" table:formula="of:=['Indiegogo donations'.L624]+['Indiegogo donations'.K62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4]+['Indiegogo donations'.N623]" office:value-type="currency" office:currency="CAD" office:value="98430.4099999997" calcext:value-type="currency">
            <text:p>$98,430.41</text:p>
          </table:table-cell>
          <table:table-cell/>
        </table:table-row>
        <table:table-row table:style-name="ro1">
          <table:table-cell table:style-name="ce5" office:value-type="string" calcext:value-type="string">
            <text:p>7/2/2015</text:p>
          </table:table-cell>
          <table:table-cell table:style-name="ce6" office:value-type="time" office:time-value="PT18H51M16S" calcext:value-type="time">
            <text:p>18:51: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5]-['Indiegogo donations'.J625]" office:value-type="currency" office:currency="CAD" office:value="0.899999999999999" calcext:value-type="currency">
            <text:p>$0.90</text:p>
          </table:table-cell>
          <table:table-cell table:style-name="ce3" table:formula="of:=['Indiegogo donations'.L625]+['Indiegogo donations'.K62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5]+['Indiegogo donations'.N624]" office:value-type="currency" office:currency="CAD" office:value="98453.4799999997" calcext:value-type="currency">
            <text:p>$98,453.48</text:p>
          </table:table-cell>
          <table:table-cell/>
        </table:table-row>
        <table:table-row table:style-name="ro1">
          <table:table-cell table:style-name="ce5" office:value-type="string" calcext:value-type="string">
            <text:p>7/2/2015</text:p>
          </table:table-cell>
          <table:table-cell table:style-name="ce6" office:value-type="time" office:time-value="PT18H51M19S" calcext:value-type="time">
            <text:p>18:51: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0" calcext:value-type="currency">
            <text:p>$2,000.00</text:p>
          </table:table-cell>
          <table:table-cell table:style-name="ce3" table:formula="of:=['Indiegogo donations'.H626]-['Indiegogo donations'.J626]" office:value-type="currency" office:currency="CAD" office:value="72" calcext:value-type="currency">
            <text:p>$72.00</text:p>
          </table:table-cell>
          <table:table-cell table:style-name="ce3" table:formula="of:=['Indiegogo donations'.L626]+['Indiegogo donations'.K626]" office:value-type="currency" office:currency="CAD" office:value="1928" calcext:value-type="currency">
            <text:p>$1,928.00</text:p>
          </table:table-cell>
          <table:table-cell table:style-name="ce3" office:value-type="currency" office:currency="CAD" office:value="58.3" calcext:value-type="currency">
            <text:p>$58.30</text:p>
          </table:table-cell>
          <table:table-cell office:value-type="currency" office:currency="CAD" office:value="1869.7" calcext:value-type="currency">
            <text:p>$1,869.70</text:p>
          </table:table-cell>
          <table:table-cell/>
          <table:table-cell table:style-name="ce3" table:formula="of:=['Indiegogo donations'.L626]+['Indiegogo donations'.N625]" office:value-type="currency" office:currency="CAD" office:value="100323.18" calcext:value-type="currency">
            <text:p>$100,323.18</text:p>
          </table:table-cell>
          <table:table-cell/>
        </table:table-row>
        <table:table-row table:style-name="ro1">
          <table:table-cell table:style-name="ce5" office:value-type="string" calcext:value-type="string">
            <text:p>7/2/2015</text:p>
          </table:table-cell>
          <table:table-cell table:style-name="ce6" office:value-type="time" office:time-value="PT18H51M22S" calcext:value-type="time">
            <text:p>18:51: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7]-['Indiegogo donations'.J627]" office:value-type="currency" office:currency="CAD" office:value="3.59999999999999" calcext:value-type="currency">
            <text:p>$3.60</text:p>
          </table:table-cell>
          <table:table-cell table:style-name="ce3" table:formula="of:=['Indiegogo donations'.L627]+['Indiegogo donations'.K6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7]+['Indiegogo donations'.N626]" office:value-type="currency" office:currency="CAD" office:value="100416.38" calcext:value-type="currency">
            <text:p>$100,416.38</text:p>
          </table:table-cell>
          <table:table-cell/>
        </table:table-row>
        <table:table-row table:style-name="ro1">
          <table:table-cell table:style-name="ce5" office:value-type="string" calcext:value-type="string">
            <text:p>7/2/2015</text:p>
          </table:table-cell>
          <table:table-cell table:style-name="ce6" office:value-type="time" office:time-value="PT18H51M25S" calcext:value-type="time">
            <text:p>18:51: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28]-['Indiegogo donations'.J628]" office:value-type="currency" office:currency="CAD" office:value="0.899999999999999" calcext:value-type="currency">
            <text:p>$0.90</text:p>
          </table:table-cell>
          <table:table-cell table:style-name="ce3" table:formula="of:=['Indiegogo donations'.L628]+['Indiegogo donations'.K62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28]+['Indiegogo donations'.N627]" office:value-type="currency" office:currency="CAD" office:value="100439.45" calcext:value-type="currency">
            <text:p>$100,439.45</text:p>
          </table:table-cell>
          <table:table-cell/>
        </table:table-row>
        <table:table-row table:style-name="ro1">
          <table:table-cell table:style-name="ce5" office:value-type="string" calcext:value-type="string">
            <text:p>7/2/2015</text:p>
          </table:table-cell>
          <table:table-cell table:style-name="ce6" office:value-type="time" office:time-value="PT18H51M28S" calcext:value-type="time">
            <text:p>18:51: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29]-['Indiegogo donations'.J629]" office:value-type="currency" office:currency="CAD" office:value="3.59999999999999" calcext:value-type="currency">
            <text:p>$3.60</text:p>
          </table:table-cell>
          <table:table-cell table:style-name="ce3" table:formula="of:=['Indiegogo donations'.L629]+['Indiegogo donations'.K6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29]+['Indiegogo donations'.N628]" office:value-type="currency" office:currency="CAD" office:value="100532.65" calcext:value-type="currency">
            <text:p>$100,532.65</text:p>
          </table:table-cell>
          <table:table-cell/>
        </table:table-row>
        <table:table-row table:style-name="ro1">
          <table:table-cell table:style-name="ce5" office:value-type="string" calcext:value-type="string">
            <text:p>7/2/2015</text:p>
          </table:table-cell>
          <table:table-cell table:style-name="ce6" office:value-type="time" office:time-value="PT18H51M31S" calcext:value-type="time">
            <text:p>18:51: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30]-['Indiegogo donations'.J630]" office:value-type="currency" office:currency="CAD" office:value="1.8" calcext:value-type="currency">
            <text:p>$1.80</text:p>
          </table:table-cell>
          <table:table-cell table:style-name="ce3" table:formula="of:=['Indiegogo donations'.L630]+['Indiegogo donations'.K6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30]+['Indiegogo donations'.N629]" office:value-type="currency" office:currency="CAD" office:value="100579.1" calcext:value-type="currency">
            <text:p>$100,579.10</text:p>
          </table:table-cell>
          <table:table-cell/>
        </table:table-row>
        <table:table-row table:style-name="ro1">
          <table:table-cell table:style-name="ce5" office:value-type="string" calcext:value-type="string">
            <text:p>7/2/2015</text:p>
          </table:table-cell>
          <table:table-cell table:style-name="ce6" office:value-type="time" office:time-value="PT18H51M34S" calcext:value-type="time">
            <text:p>18:51: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31]-['Indiegogo donations'.J631]" office:value-type="currency" office:currency="CAD" office:value="3.59999999999999" calcext:value-type="currency">
            <text:p>$3.60</text:p>
          </table:table-cell>
          <table:table-cell table:style-name="ce3" table:formula="of:=['Indiegogo donations'.L631]+['Indiegogo donations'.K63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31]+['Indiegogo donations'.N630]" office:value-type="currency" office:currency="CAD" office:value="100672.3" calcext:value-type="currency">
            <text:p>$100,672.30</text:p>
          </table:table-cell>
          <table:table-cell/>
        </table:table-row>
        <table:table-row table:style-name="ro1">
          <table:table-cell table:style-name="ce5" office:value-type="string" calcext:value-type="string">
            <text:p>7/2/2015</text:p>
          </table:table-cell>
          <table:table-cell table:style-name="ce6" office:value-type="time" office:time-value="PT18H51M37S" calcext:value-type="time">
            <text:p>18:51: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2]-['Indiegogo donations'.J632]" office:value-type="currency" office:currency="CAD" office:value="0.899999999999999" calcext:value-type="currency">
            <text:p>$0.90</text:p>
          </table:table-cell>
          <table:table-cell table:style-name="ce3" table:formula="of:=['Indiegogo donations'.L632]+['Indiegogo donations'.K6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2]+['Indiegogo donations'.N631]" office:value-type="currency" office:currency="CAD" office:value="100695.37" calcext:value-type="currency">
            <text:p>$100,695.37</text:p>
          </table:table-cell>
          <table:table-cell/>
        </table:table-row>
        <table:table-row table:style-name="ro1">
          <table:table-cell table:style-name="ce5" office:value-type="string" calcext:value-type="string">
            <text:p>7/2/2015</text:p>
          </table:table-cell>
          <table:table-cell table:style-name="ce6" office:value-type="time" office:time-value="PT18H51M40S" calcext:value-type="time">
            <text:p>18:51: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33]-['Indiegogo donations'.J633]" office:value-type="currency" office:currency="CAD" office:value="0.359999999999999" calcext:value-type="currency">
            <text:p>$0.36</text:p>
          </table:table-cell>
          <table:table-cell table:style-name="ce3" table:formula="of:=['Indiegogo donations'.L633]+['Indiegogo donations'.K63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33]+['Indiegogo donations'.N632]" office:value-type="currency" office:currency="CAD" office:value="100704.42" calcext:value-type="currency">
            <text:p>$100,704.42</text:p>
          </table:table-cell>
          <table:table-cell/>
        </table:table-row>
        <table:table-row table:style-name="ro1">
          <table:table-cell table:style-name="ce5" office:value-type="string" calcext:value-type="string">
            <text:p>7/2/2015</text:p>
          </table:table-cell>
          <table:table-cell table:style-name="ce6" office:value-type="time" office:time-value="PT18H51M43S" calcext:value-type="time">
            <text:p>18:51: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34]-['Indiegogo donations'.J634]" office:value-type="currency" office:currency="CAD" office:value="0.359999999999999" calcext:value-type="currency">
            <text:p>$0.36</text:p>
          </table:table-cell>
          <table:table-cell table:style-name="ce3" table:formula="of:=['Indiegogo donations'.L634]+['Indiegogo donations'.K63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34]+['Indiegogo donations'.N633]" office:value-type="currency" office:currency="CAD" office:value="100713.47" calcext:value-type="currency">
            <text:p>$100,713.47</text:p>
          </table:table-cell>
          <table:table-cell/>
        </table:table-row>
        <table:table-row table:style-name="ro1">
          <table:table-cell table:style-name="ce5" office:value-type="string" calcext:value-type="string">
            <text:p>7/2/2015</text:p>
          </table:table-cell>
          <table:table-cell table:style-name="ce6" office:value-type="time" office:time-value="PT18H51M46S" calcext:value-type="time">
            <text:p>18:5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35]-['Indiegogo donations'.J635]" office:value-type="currency" office:currency="CAD" office:value="0.720000000000002" calcext:value-type="currency">
            <text:p>$0.72</text:p>
          </table:table-cell>
          <table:table-cell table:style-name="ce3" table:formula="of:=['Indiegogo donations'.L635]+['Indiegogo donations'.K6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35]+['Indiegogo donations'.N634]" office:value-type="currency" office:currency="CAD" office:value="100731.87" calcext:value-type="currency">
            <text:p>$100,731.87</text:p>
          </table:table-cell>
          <table:table-cell/>
        </table:table-row>
        <table:table-row table:style-name="ro1">
          <table:table-cell table:style-name="ce5" office:value-type="string" calcext:value-type="string">
            <text:p>7/2/2015</text:p>
          </table:table-cell>
          <table:table-cell table:style-name="ce6" office:value-type="time" office:time-value="PT18H51M49S" calcext:value-type="time">
            <text:p>18:51: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36]-['Indiegogo donations'.J636]" office:value-type="currency" office:currency="CAD" office:value="3.59999999999999" calcext:value-type="currency">
            <text:p>$3.60</text:p>
          </table:table-cell>
          <table:table-cell table:style-name="ce3" table:formula="of:=['Indiegogo donations'.L636]+['Indiegogo donations'.K6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36]+['Indiegogo donations'.N635]" office:value-type="currency" office:currency="CAD" office:value="100825.07" calcext:value-type="currency">
            <text:p>$100,825.07</text:p>
          </table:table-cell>
          <table:table-cell/>
        </table:table-row>
        <table:table-row table:style-name="ro1">
          <table:table-cell table:style-name="ce5" office:value-type="string" calcext:value-type="string">
            <text:p>7/2/2015</text:p>
          </table:table-cell>
          <table:table-cell table:style-name="ce6" office:value-type="time" office:time-value="PT18H51M52S" calcext:value-type="time">
            <text:p>18:5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7]-['Indiegogo donations'.J637]" office:value-type="currency" office:currency="CAD" office:value="0.899999999999999" calcext:value-type="currency">
            <text:p>$0.90</text:p>
          </table:table-cell>
          <table:table-cell table:style-name="ce3" table:formula="of:=['Indiegogo donations'.L637]+['Indiegogo donations'.K63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7]+['Indiegogo donations'.N636]" office:value-type="currency" office:currency="CAD" office:value="100848.14" calcext:value-type="currency">
            <text:p>$100,848.14</text:p>
          </table:table-cell>
          <table:table-cell/>
        </table:table-row>
        <table:table-row table:style-name="ro1">
          <table:table-cell table:style-name="ce5" office:value-type="string" calcext:value-type="string">
            <text:p>7/2/2015</text:p>
          </table:table-cell>
          <table:table-cell table:style-name="ce6" office:value-type="time" office:time-value="PT18H51M55S" calcext:value-type="time">
            <text:p>18:5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38]-['Indiegogo donations'.J638]" office:value-type="currency" office:currency="CAD" office:value="1.08" calcext:value-type="currency">
            <text:p>$1.08</text:p>
          </table:table-cell>
          <table:table-cell table:style-name="ce3" table:formula="of:=['Indiegogo donations'.L638]+['Indiegogo donations'.K63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38]+['Indiegogo donations'.N637]" office:value-type="currency" office:currency="CAD" office:value="100875.89" calcext:value-type="currency">
            <text:p>$100,875.89</text:p>
          </table:table-cell>
          <table:table-cell/>
        </table:table-row>
        <table:table-row table:style-name="ro1">
          <table:table-cell table:style-name="ce5" office:value-type="string" calcext:value-type="string">
            <text:p>7/2/2015</text:p>
          </table:table-cell>
          <table:table-cell table:style-name="ce6" office:value-type="time" office:time-value="PT18H51M58S" calcext:value-type="time">
            <text:p>18:5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39]-['Indiegogo donations'.J639]" office:value-type="currency" office:currency="CAD" office:value="0.899999999999999" calcext:value-type="currency">
            <text:p>$0.90</text:p>
          </table:table-cell>
          <table:table-cell table:style-name="ce3" table:formula="of:=['Indiegogo donations'.L639]+['Indiegogo donations'.K6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39]+['Indiegogo donations'.N638]" office:value-type="currency" office:currency="CAD" office:value="100898.96" calcext:value-type="currency">
            <text:p>$100,898.96</text:p>
          </table:table-cell>
          <table:table-cell/>
        </table:table-row>
        <table:table-row table:style-name="ro1">
          <table:table-cell table:style-name="ce5" office:value-type="string" calcext:value-type="string">
            <text:p>7/2/2015</text:p>
          </table:table-cell>
          <table:table-cell table:style-name="ce6" office:value-type="time" office:time-value="PT18H52M01S" calcext:value-type="time">
            <text:p>18:5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0]-['Indiegogo donations'.J640]" office:value-type="currency" office:currency="CAD" office:value="1.8" calcext:value-type="currency">
            <text:p>$1.80</text:p>
          </table:table-cell>
          <table:table-cell table:style-name="ce3" table:formula="of:=['Indiegogo donations'.L640]+['Indiegogo donations'.K64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0]+['Indiegogo donations'.N639]" office:value-type="currency" office:currency="CAD" office:value="100945.41" calcext:value-type="currency">
            <text:p>$100,945.41</text:p>
          </table:table-cell>
          <table:table-cell/>
        </table:table-row>
        <table:table-row table:style-name="ro1">
          <table:table-cell table:style-name="ce5" office:value-type="string" calcext:value-type="string">
            <text:p>7/2/2015</text:p>
          </table:table-cell>
          <table:table-cell table:style-name="ce6" office:value-type="time" office:time-value="PT18H52M04S" calcext:value-type="time">
            <text:p>18:5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1]-['Indiegogo donations'.J641]" office:value-type="currency" office:currency="CAD" office:value="1.8" calcext:value-type="currency">
            <text:p>$1.80</text:p>
          </table:table-cell>
          <table:table-cell table:style-name="ce3" table:formula="of:=['Indiegogo donations'.L641]+['Indiegogo donations'.K6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1]+['Indiegogo donations'.N640]" office:value-type="currency" office:currency="CAD" office:value="100991.86" calcext:value-type="currency">
            <text:p>$100,991.86</text:p>
          </table:table-cell>
          <table:table-cell/>
        </table:table-row>
        <table:table-row table:style-name="ro1">
          <table:table-cell table:style-name="ce5" office:value-type="string" calcext:value-type="string">
            <text:p>7/2/2015</text:p>
          </table:table-cell>
          <table:table-cell table:style-name="ce6" office:value-type="time" office:time-value="PT18H52M07S" calcext:value-type="time">
            <text:p>18:5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642]-['Indiegogo donations'.J642]" office:value-type="currency" office:currency="CAD" office:value="0.04" calcext:value-type="currency">
            <text:p>$0.04</text:p>
          </table:table-cell>
          <table:table-cell table:style-name="ce3" table:formula="of:=['Indiegogo donations'.L642]+['Indiegogo donations'.K64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642]+['Indiegogo donations'.N641]" office:value-type="currency" office:currency="CAD" office:value="100992.49" calcext:value-type="currency">
            <text:p>$100,992.49</text:p>
          </table:table-cell>
          <table:table-cell/>
        </table:table-row>
        <table:table-row table:style-name="ro1">
          <table:table-cell table:style-name="ce5" office:value-type="string" calcext:value-type="string">
            <text:p>7/2/2015</text:p>
          </table:table-cell>
          <table:table-cell table:style-name="ce6" office:value-type="time" office:time-value="PT18H52M10S" calcext:value-type="time">
            <text:p>18:5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43]-['Indiegogo donations'.J643]" office:value-type="currency" office:currency="CAD" office:value="0.899999999999999" calcext:value-type="currency">
            <text:p>$0.90</text:p>
          </table:table-cell>
          <table:table-cell table:style-name="ce3" table:formula="of:=['Indiegogo donations'.L643]+['Indiegogo donations'.K6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43]+['Indiegogo donations'.N642]" office:value-type="currency" office:currency="CAD" office:value="101015.56" calcext:value-type="currency">
            <text:p>$101,015.56</text:p>
          </table:table-cell>
          <table:table-cell/>
        </table:table-row>
        <table:table-row table:style-name="ro1">
          <table:table-cell table:style-name="ce5" office:value-type="string" calcext:value-type="string">
            <text:p>7/2/2015</text:p>
          </table:table-cell>
          <table:table-cell table:style-name="ce6" office:value-type="time" office:time-value="PT18H52M13S" calcext:value-type="time">
            <text:p>18:5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44]-['Indiegogo donations'.J644]" office:value-type="currency" office:currency="CAD" office:value="0.539999999999999" calcext:value-type="currency">
            <text:p>$0.54</text:p>
          </table:table-cell>
          <table:table-cell table:style-name="ce3" table:formula="of:=['Indiegogo donations'.L644]+['Indiegogo donations'.K644]"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44]+['Indiegogo donations'.N643]" office:value-type="currency" office:currency="CAD" office:value="101029.28" calcext:value-type="currency">
            <text:p>$101,029.28</text:p>
          </table:table-cell>
          <table:table-cell/>
        </table:table-row>
        <table:table-row table:style-name="ro1">
          <table:table-cell table:style-name="ce5" office:value-type="string" calcext:value-type="string">
            <text:p>7/2/2015</text:p>
          </table:table-cell>
          <table:table-cell table:style-name="ce6" office:value-type="time" office:time-value="PT18H52M16S" calcext:value-type="time">
            <text:p>18:5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45]-['Indiegogo donations'.J645]" office:value-type="currency" office:currency="CAD" office:value="1.8" calcext:value-type="currency">
            <text:p>$1.80</text:p>
          </table:table-cell>
          <table:table-cell table:style-name="ce3" table:formula="of:=['Indiegogo donations'.L645]+['Indiegogo donations'.K6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45]+['Indiegogo donations'.N644]" office:value-type="currency" office:currency="CAD" office:value="101075.73" calcext:value-type="currency">
            <text:p>$101,075.73</text:p>
          </table:table-cell>
          <table:table-cell/>
        </table:table-row>
        <table:table-row table:style-name="ro1">
          <table:table-cell table:style-name="ce5" office:value-type="string" calcext:value-type="string">
            <text:p>7/2/2015</text:p>
          </table:table-cell>
          <table:table-cell table:style-name="ce6" office:value-type="time" office:time-value="PT18H52M18S" calcext:value-type="time">
            <text:p>18:52: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646]-['Indiegogo donations'.J646]" office:value-type="currency" office:currency="CAD" office:value="1.26" calcext:value-type="currency">
            <text:p>$1.26</text:p>
          </table:table-cell>
          <table:table-cell table:style-name="ce3" table:formula="of:=['Indiegogo donations'.L646]+['Indiegogo donations'.K646]"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646]+['Indiegogo donations'.N645]" office:value-type="currency" office:currency="CAD" office:value="101108.15" calcext:value-type="currency">
            <text:p>$101,108.15</text:p>
          </table:table-cell>
          <table:table-cell/>
        </table:table-row>
        <table:table-row table:style-name="ro1">
          <table:table-cell table:style-name="ce5" office:value-type="string" calcext:value-type="string">
            <text:p>7/2/2015</text:p>
          </table:table-cell>
          <table:table-cell table:style-name="ce6" office:value-type="time" office:time-value="PT18H52M21S" calcext:value-type="time">
            <text:p>18:52: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47]-['Indiegogo donations'.J647]" office:value-type="currency" office:currency="CAD" office:value="0.359999999999999" calcext:value-type="currency">
            <text:p>$0.36</text:p>
          </table:table-cell>
          <table:table-cell table:style-name="ce3" table:formula="of:=['Indiegogo donations'.L647]+['Indiegogo donations'.K64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47]+['Indiegogo donations'.N646]" office:value-type="currency" office:currency="CAD" office:value="101117.2" calcext:value-type="currency">
            <text:p>$101,117.20</text:p>
          </table:table-cell>
          <table:table-cell/>
        </table:table-row>
        <table:table-row table:style-name="ro1">
          <table:table-cell table:style-name="ce5" office:value-type="string" calcext:value-type="string">
            <text:p>7/2/2015</text:p>
          </table:table-cell>
          <table:table-cell table:style-name="ce6" office:value-type="time" office:time-value="PT18H52M24S" calcext:value-type="time">
            <text:p>18:5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90" calcext:value-type="currency">
            <text:p>$90.00</text:p>
          </table:table-cell>
          <table:table-cell table:style-name="ce3" table:formula="of:=['Indiegogo donations'.H648]-['Indiegogo donations'.J648]" office:value-type="currency" office:currency="CAD" office:value="3.24000000000001" calcext:value-type="currency">
            <text:p>$3.24</text:p>
          </table:table-cell>
          <table:table-cell table:style-name="ce3" table:formula="of:=['Indiegogo donations'.L648]+['Indiegogo donations'.K648]" office:value-type="currency" office:currency="CAD" office:value="86.76" calcext:value-type="currency">
            <text:p>$86.76</text:p>
          </table:table-cell>
          <table:table-cell table:style-name="ce3" office:value-type="currency" office:currency="CAD" office:value="2.91" calcext:value-type="currency">
            <text:p>$2.91</text:p>
          </table:table-cell>
          <table:table-cell office:value-type="currency" office:currency="CAD" office:value="83.85" calcext:value-type="currency">
            <text:p>$83.85</text:p>
          </table:table-cell>
          <table:table-cell/>
          <table:table-cell table:style-name="ce3" table:formula="of:=['Indiegogo donations'.L648]+['Indiegogo donations'.N647]" office:value-type="currency" office:currency="CAD" office:value="101201.05" calcext:value-type="currency">
            <text:p>$101,201.05</text:p>
          </table:table-cell>
          <table:table-cell/>
        </table:table-row>
        <table:table-row table:style-name="ro1">
          <table:table-cell table:style-name="ce5" office:value-type="string" calcext:value-type="string">
            <text:p>7/2/2015</text:p>
          </table:table-cell>
          <table:table-cell table:style-name="ce6" office:value-type="time" office:time-value="PT18H52M27S" calcext:value-type="time">
            <text:p>18:5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49]-['Indiegogo donations'.J649]" office:value-type="currency" office:currency="CAD" office:value="1.08" calcext:value-type="currency">
            <text:p>$1.08</text:p>
          </table:table-cell>
          <table:table-cell table:style-name="ce3" table:formula="of:=['Indiegogo donations'.L649]+['Indiegogo donations'.K6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49]+['Indiegogo donations'.N648]" office:value-type="currency" office:currency="CAD" office:value="101228.8" calcext:value-type="currency">
            <text:p>$101,228.80</text:p>
          </table:table-cell>
          <table:table-cell/>
        </table:table-row>
        <table:table-row table:style-name="ro1">
          <table:table-cell table:style-name="ce5" office:value-type="string" calcext:value-type="string">
            <text:p>7/2/2015</text:p>
          </table:table-cell>
          <table:table-cell table:style-name="ce6" office:value-type="time" office:time-value="PT18H52M30S" calcext:value-type="time">
            <text:p>18:5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50]-['Indiegogo donations'.J650]" office:value-type="currency" office:currency="CAD" office:value="0.899999999999999" calcext:value-type="currency">
            <text:p>$0.90</text:p>
          </table:table-cell>
          <table:table-cell table:style-name="ce3" table:formula="of:=['Indiegogo donations'.L650]+['Indiegogo donations'.K65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50]+['Indiegogo donations'.N649]" office:value-type="currency" office:currency="CAD" office:value="101251.87" calcext:value-type="currency">
            <text:p>$101,251.87</text:p>
          </table:table-cell>
          <table:table-cell/>
        </table:table-row>
        <table:table-row table:style-name="ro1">
          <table:table-cell table:style-name="ce5" office:value-type="string" calcext:value-type="string">
            <text:p>7/2/2015</text:p>
          </table:table-cell>
          <table:table-cell table:style-name="ce6" office:value-type="time" office:time-value="PT18H52M33S" calcext:value-type="time">
            <text:p>18:5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51]-['Indiegogo donations'.J651]" office:value-type="currency" office:currency="CAD" office:value="0.720000000000002" calcext:value-type="currency">
            <text:p>$0.72</text:p>
          </table:table-cell>
          <table:table-cell table:style-name="ce3" table:formula="of:=['Indiegogo donations'.L651]+['Indiegogo donations'.K65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51]+['Indiegogo donations'.N650]" office:value-type="currency" office:currency="CAD" office:value="101270.27" calcext:value-type="currency">
            <text:p>$101,270.27</text:p>
          </table:table-cell>
          <table:table-cell/>
        </table:table-row>
        <table:table-row table:style-name="ro1">
          <table:table-cell table:style-name="ce5" office:value-type="string" calcext:value-type="string">
            <text:p>7/2/2015</text:p>
          </table:table-cell>
          <table:table-cell table:style-name="ce6" office:value-type="time" office:time-value="PT18H52M36S" calcext:value-type="time">
            <text:p>18:5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52]-['Indiegogo donations'.J652]" office:value-type="currency" office:currency="CAD" office:value="0.720000000000002" calcext:value-type="currency">
            <text:p>$0.72</text:p>
          </table:table-cell>
          <table:table-cell table:style-name="ce3" table:formula="of:=['Indiegogo donations'.L652]+['Indiegogo donations'.K6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52]+['Indiegogo donations'.N651]" office:value-type="currency" office:currency="CAD" office:value="101288.67" calcext:value-type="currency">
            <text:p>$101,288.67</text:p>
          </table:table-cell>
          <table:table-cell/>
        </table:table-row>
        <table:table-row table:style-name="ro1">
          <table:table-cell table:style-name="ce5" office:value-type="string" calcext:value-type="string">
            <text:p>7/2/2015</text:p>
          </table:table-cell>
          <table:table-cell table:style-name="ce6" office:value-type="time" office:time-value="PT18H52M39S" calcext:value-type="time">
            <text:p>18:5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3]-['Indiegogo donations'.J653]" office:value-type="currency" office:currency="CAD" office:value="3.59999999999999" calcext:value-type="currency">
            <text:p>$3.60</text:p>
          </table:table-cell>
          <table:table-cell table:style-name="ce3" table:formula="of:=['Indiegogo donations'.L653]+['Indiegogo donations'.K65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3]+['Indiegogo donations'.N652]" office:value-type="currency" office:currency="CAD" office:value="101381.87" calcext:value-type="currency">
            <text:p>$101,381.87</text:p>
          </table:table-cell>
          <table:table-cell/>
        </table:table-row>
        <table:table-row table:style-name="ro1">
          <table:table-cell table:style-name="ce5" office:value-type="string" calcext:value-type="string">
            <text:p>7/2/2015</text:p>
          </table:table-cell>
          <table:table-cell table:style-name="ce6" office:value-type="time" office:time-value="PT18H52M42S" calcext:value-type="time">
            <text:p>18:5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54]-['Indiegogo donations'.J654]" office:value-type="currency" office:currency="CAD" office:value="7.20000000000002" calcext:value-type="currency">
            <text:p>$7.20</text:p>
          </table:table-cell>
          <table:table-cell table:style-name="ce3" table:formula="of:=['Indiegogo donations'.L654]+['Indiegogo donations'.K6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54]+['Indiegogo donations'.N653]" office:value-type="currency" office:currency="CAD" office:value="101568.57" calcext:value-type="currency">
            <text:p>$101,568.57</text:p>
          </table:table-cell>
          <table:table-cell/>
        </table:table-row>
        <table:table-row table:style-name="ro1">
          <table:table-cell table:style-name="ce5" office:value-type="string" calcext:value-type="string">
            <text:p>7/2/2015</text:p>
          </table:table-cell>
          <table:table-cell table:style-name="ce6" office:value-type="time" office:time-value="PT18H52M44S" calcext:value-type="time">
            <text:p>18:52: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655]-['Indiegogo donations'.J655]" office:value-type="currency" office:currency="CAD" office:value="1.62" calcext:value-type="currency">
            <text:p>$1.62</text:p>
          </table:table-cell>
          <table:table-cell table:style-name="ce3" table:formula="of:=['Indiegogo donations'.L655]+['Indiegogo donations'.K655]"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655]+['Indiegogo donations'.N654]" office:value-type="currency" office:currency="CAD" office:value="101610.34" calcext:value-type="currency">
            <text:p>$101,610.34</text:p>
          </table:table-cell>
          <table:table-cell/>
        </table:table-row>
        <table:table-row table:style-name="ro1">
          <table:table-cell table:style-name="ce5" office:value-type="string" calcext:value-type="string">
            <text:p>7/2/2015</text:p>
          </table:table-cell>
          <table:table-cell table:style-name="ce6" office:value-type="time" office:time-value="PT18H52M47S" calcext:value-type="time">
            <text:p>18:5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0" calcext:value-type="currency">
            <text:p>$400.00</text:p>
          </table:table-cell>
          <table:table-cell table:style-name="ce3" table:formula="of:=['Indiegogo donations'.H656]-['Indiegogo donations'.J656]" office:value-type="currency" office:currency="CAD" office:value="14.4" calcext:value-type="currency">
            <text:p>$14.40</text:p>
          </table:table-cell>
          <table:table-cell table:style-name="ce3" table:formula="of:=['Indiegogo donations'.L656]+['Indiegogo donations'.K656]" office:value-type="currency" office:currency="CAD" office:value="385.6" calcext:value-type="currency">
            <text:p>$385.60</text:p>
          </table:table-cell>
          <table:table-cell table:style-name="ce3" office:value-type="currency" office:currency="CAD" office:value="11.9" calcext:value-type="currency">
            <text:p>$11.90</text:p>
          </table:table-cell>
          <table:table-cell office:value-type="currency" office:currency="CAD" office:value="373.7" calcext:value-type="currency">
            <text:p>$373.70</text:p>
          </table:table-cell>
          <table:table-cell/>
          <table:table-cell table:style-name="ce3" table:formula="of:=['Indiegogo donations'.L656]+['Indiegogo donations'.N655]" office:value-type="currency" office:currency="CAD" office:value="101984.04" calcext:value-type="currency">
            <text:p>$101,984.04</text:p>
          </table:table-cell>
          <table:table-cell/>
        </table:table-row>
        <table:table-row table:style-name="ro1">
          <table:table-cell table:style-name="ce5" office:value-type="string" calcext:value-type="string">
            <text:p>7/2/2015</text:p>
          </table:table-cell>
          <table:table-cell table:style-name="ce6" office:value-type="time" office:time-value="PT18H52M50S" calcext:value-type="time">
            <text:p>18:5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7]-['Indiegogo donations'.J657]" office:value-type="currency" office:currency="CAD" office:value="3.59999999999999" calcext:value-type="currency">
            <text:p>$3.60</text:p>
          </table:table-cell>
          <table:table-cell table:style-name="ce3" table:formula="of:=['Indiegogo donations'.L657]+['Indiegogo donations'.K6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7]+['Indiegogo donations'.N656]" office:value-type="currency" office:currency="CAD" office:value="102077.24" calcext:value-type="currency">
            <text:p>$102,077.24</text:p>
          </table:table-cell>
          <table:table-cell/>
        </table:table-row>
        <table:table-row table:style-name="ro1">
          <table:table-cell table:style-name="ce5" office:value-type="string" calcext:value-type="string">
            <text:p>7/2/2015</text:p>
          </table:table-cell>
          <table:table-cell table:style-name="ce6" office:value-type="time" office:time-value="PT18H52M53S" calcext:value-type="time">
            <text:p>18:5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8]-['Indiegogo donations'.J658]" office:value-type="currency" office:currency="CAD" office:value="3.59999999999999" calcext:value-type="currency">
            <text:p>$3.60</text:p>
          </table:table-cell>
          <table:table-cell table:style-name="ce3" table:formula="of:=['Indiegogo donations'.L658]+['Indiegogo donations'.K6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8]+['Indiegogo donations'.N657]" office:value-type="currency" office:currency="CAD" office:value="102170.44" calcext:value-type="currency">
            <text:p>$102,170.44</text:p>
          </table:table-cell>
          <table:table-cell/>
        </table:table-row>
        <table:table-row table:style-name="ro1">
          <table:table-cell table:style-name="ce5" office:value-type="string" calcext:value-type="string">
            <text:p>7/2/2015</text:p>
          </table:table-cell>
          <table:table-cell table:style-name="ce6" office:value-type="time" office:time-value="PT18H52M57S" calcext:value-type="time">
            <text:p>18:52: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59]-['Indiegogo donations'.J659]" office:value-type="currency" office:currency="CAD" office:value="3.59999999999999" calcext:value-type="currency">
            <text:p>$3.60</text:p>
          </table:table-cell>
          <table:table-cell table:style-name="ce3" table:formula="of:=['Indiegogo donations'.L659]+['Indiegogo donations'.K65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59]+['Indiegogo donations'.N658]" office:value-type="currency" office:currency="CAD" office:value="102263.64" calcext:value-type="currency">
            <text:p>$102,263.64</text:p>
          </table:table-cell>
          <table:table-cell/>
        </table:table-row>
        <table:table-row table:style-name="ro1">
          <table:table-cell table:style-name="ce5" office:value-type="string" calcext:value-type="string">
            <text:p>7/2/2015</text:p>
          </table:table-cell>
          <table:table-cell table:style-name="ce6" office:value-type="time" office:time-value="PT18H53M00S" calcext:value-type="time">
            <text:p>18:53: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60]-['Indiegogo donations'.J660]" office:value-type="currency" office:currency="CAD" office:value="1.8" calcext:value-type="currency">
            <text:p>$1.80</text:p>
          </table:table-cell>
          <table:table-cell table:style-name="ce3" table:formula="of:=['Indiegogo donations'.L660]+['Indiegogo donations'.K6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60]+['Indiegogo donations'.N659]" office:value-type="currency" office:currency="CAD" office:value="102310.09" calcext:value-type="currency">
            <text:p>$102,310.09</text:p>
          </table:table-cell>
          <table:table-cell/>
        </table:table-row>
        <table:table-row table:style-name="ro1">
          <table:table-cell table:style-name="ce5" office:value-type="string" calcext:value-type="string">
            <text:p>7/2/2015</text:p>
          </table:table-cell>
          <table:table-cell table:style-name="ce6" office:value-type="time" office:time-value="PT18H53M02S" calcext:value-type="time">
            <text:p>18:5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45" calcext:value-type="currency">
            <text:p>$245.00</text:p>
          </table:table-cell>
          <table:table-cell table:style-name="ce3" table:formula="of:=['Indiegogo donations'.H661]-['Indiegogo donations'.J661]" office:value-type="currency" office:currency="CAD" office:value="8.81999999999999" calcext:value-type="currency">
            <text:p>$8.82</text:p>
          </table:table-cell>
          <table:table-cell table:style-name="ce3" table:formula="of:=['Indiegogo donations'.L661]+['Indiegogo donations'.K661]" office:value-type="currency" office:currency="CAD" office:value="236.18" calcext:value-type="currency">
            <text:p>$236.18</text:p>
          </table:table-cell>
          <table:table-cell table:style-name="ce3" office:value-type="currency" office:currency="CAD" office:value="7.41" calcext:value-type="currency">
            <text:p>$7.41</text:p>
          </table:table-cell>
          <table:table-cell office:value-type="currency" office:currency="CAD" office:value="228.77" calcext:value-type="currency">
            <text:p>$228.77</text:p>
          </table:table-cell>
          <table:table-cell/>
          <table:table-cell table:style-name="ce3" table:formula="of:=['Indiegogo donations'.L661]+['Indiegogo donations'.N660]" office:value-type="currency" office:currency="CAD" office:value="102538.86" calcext:value-type="currency">
            <text:p>$102,538.86</text:p>
          </table:table-cell>
          <table:table-cell/>
        </table:table-row>
        <table:table-row table:style-name="ro1">
          <table:table-cell table:style-name="ce5" office:value-type="string" calcext:value-type="string">
            <text:p>7/2/2015</text:p>
          </table:table-cell>
          <table:table-cell table:style-name="ce6" office:value-type="time" office:time-value="PT18H53M05S" calcext:value-type="time">
            <text:p>18:53: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2]-['Indiegogo donations'.J662]" office:value-type="currency" office:currency="CAD" office:value="3.59999999999999" calcext:value-type="currency">
            <text:p>$3.60</text:p>
          </table:table-cell>
          <table:table-cell table:style-name="ce3" table:formula="of:=['Indiegogo donations'.L662]+['Indiegogo donations'.K66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2]+['Indiegogo donations'.N661]" office:value-type="currency" office:currency="CAD" office:value="102632.06" calcext:value-type="currency">
            <text:p>$102,632.06</text:p>
          </table:table-cell>
          <table:table-cell/>
        </table:table-row>
        <table:table-row table:style-name="ro1">
          <table:table-cell table:style-name="ce5" office:value-type="string" calcext:value-type="string">
            <text:p>7/2/2015</text:p>
          </table:table-cell>
          <table:table-cell table:style-name="ce6" office:value-type="time" office:time-value="PT18H53M09S" calcext:value-type="time">
            <text:p>18:53: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63]-['Indiegogo donations'.J663]" office:value-type="currency" office:currency="CAD" office:value="0.359999999999999" calcext:value-type="currency">
            <text:p>$0.36</text:p>
          </table:table-cell>
          <table:table-cell table:style-name="ce3" table:formula="of:=['Indiegogo donations'.L663]+['Indiegogo donations'.K66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63]+['Indiegogo donations'.N662]" office:value-type="currency" office:currency="CAD" office:value="102641.11" calcext:value-type="currency">
            <text:p>$102,641.11</text:p>
          </table:table-cell>
          <table:table-cell/>
        </table:table-row>
        <table:table-row table:style-name="ro1">
          <table:table-cell table:style-name="ce5" office:value-type="string" calcext:value-type="string">
            <text:p>7/2/2015</text:p>
          </table:table-cell>
          <table:table-cell table:style-name="ce6" office:value-type="time" office:time-value="PT18H53M12S" calcext:value-type="time">
            <text:p>18:53: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64]-['Indiegogo donations'.J664]" office:value-type="currency" office:currency="CAD" office:value="0.720000000000002" calcext:value-type="currency">
            <text:p>$0.72</text:p>
          </table:table-cell>
          <table:table-cell table:style-name="ce3" table:formula="of:=['Indiegogo donations'.L664]+['Indiegogo donations'.K6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64]+['Indiegogo donations'.N663]" office:value-type="currency" office:currency="CAD" office:value="102659.51" calcext:value-type="currency">
            <text:p>$102,659.51</text:p>
          </table:table-cell>
          <table:table-cell/>
        </table:table-row>
        <table:table-row table:style-name="ro1">
          <table:table-cell table:style-name="ce5" office:value-type="string" calcext:value-type="string">
            <text:p>7/2/2015</text:p>
          </table:table-cell>
          <table:table-cell table:style-name="ce6" office:value-type="time" office:time-value="PT18H53M15S" calcext:value-type="time">
            <text:p>18:53: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5]-['Indiegogo donations'.J665]" office:value-type="currency" office:currency="CAD" office:value="3.59999999999999" calcext:value-type="currency">
            <text:p>$3.60</text:p>
          </table:table-cell>
          <table:table-cell table:style-name="ce3" table:formula="of:=['Indiegogo donations'.L665]+['Indiegogo donations'.K66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5]+['Indiegogo donations'.N664]" office:value-type="currency" office:currency="CAD" office:value="102752.71" calcext:value-type="currency">
            <text:p>$102,752.71</text:p>
          </table:table-cell>
          <table:table-cell/>
        </table:table-row>
        <table:table-row table:style-name="ro1">
          <table:table-cell table:style-name="ce5" office:value-type="string" calcext:value-type="string">
            <text:p>7/2/2015</text:p>
          </table:table-cell>
          <table:table-cell table:style-name="ce6" office:value-type="time" office:time-value="PT18H53M18S" calcext:value-type="time">
            <text:p>18:5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6]-['Indiegogo donations'.J666]" office:value-type="currency" office:currency="CAD" office:value="3.59999999999999" calcext:value-type="currency">
            <text:p>$3.60</text:p>
          </table:table-cell>
          <table:table-cell table:style-name="ce3" table:formula="of:=['Indiegogo donations'.L666]+['Indiegogo donations'.K6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6]+['Indiegogo donations'.N665]" office:value-type="currency" office:currency="CAD" office:value="102845.91" calcext:value-type="currency">
            <text:p>$102,845.91</text:p>
          </table:table-cell>
          <table:table-cell/>
        </table:table-row>
        <table:table-row table:style-name="ro1">
          <table:table-cell table:style-name="ce5" office:value-type="string" calcext:value-type="string">
            <text:p>7/2/2015</text:p>
          </table:table-cell>
          <table:table-cell table:style-name="ce6" office:value-type="time" office:time-value="PT18H53M21S" calcext:value-type="time">
            <text:p>18:53: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67]-['Indiegogo donations'.J667]" office:value-type="currency" office:currency="CAD" office:value="3.59999999999999" calcext:value-type="currency">
            <text:p>$3.60</text:p>
          </table:table-cell>
          <table:table-cell table:style-name="ce3" table:formula="of:=['Indiegogo donations'.L667]+['Indiegogo donations'.K6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67]+['Indiegogo donations'.N666]" office:value-type="currency" office:currency="CAD" office:value="102939.11" calcext:value-type="currency">
            <text:p>$102,939.11</text:p>
          </table:table-cell>
          <table:table-cell/>
        </table:table-row>
        <table:table-row table:style-name="ro1">
          <table:table-cell table:style-name="ce5" office:value-type="string" calcext:value-type="string">
            <text:p>7/2/2015</text:p>
          </table:table-cell>
          <table:table-cell table:style-name="ce6" office:value-type="time" office:time-value="PT18H53M24S" calcext:value-type="time">
            <text:p>18:5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668]-['Indiegogo donations'.J668]" office:value-type="currency" office:currency="CAD" office:value="18" calcext:value-type="currency">
            <text:p>$18.00</text:p>
          </table:table-cell>
          <table:table-cell table:style-name="ce3" table:formula="of:=['Indiegogo donations'.L668]+['Indiegogo donations'.K668]"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668]+['Indiegogo donations'.N667]" office:value-type="currency" office:currency="CAD" office:value="103406.31" calcext:value-type="currency">
            <text:p>$103,406.31</text:p>
          </table:table-cell>
          <table:table-cell/>
        </table:table-row>
        <table:table-row table:style-name="ro1">
          <table:table-cell table:style-name="ce5" office:value-type="string" calcext:value-type="string">
            <text:p>7/2/2015</text:p>
          </table:table-cell>
          <table:table-cell table:style-name="ce6" office:value-type="time" office:time-value="PT18H53M27S" calcext:value-type="time">
            <text:p>18:5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69]-['Indiegogo donations'.J669]" office:value-type="currency" office:currency="CAD" office:value="0.899999999999999" calcext:value-type="currency">
            <text:p>$0.90</text:p>
          </table:table-cell>
          <table:table-cell table:style-name="ce3" table:formula="of:=['Indiegogo donations'.L669]+['Indiegogo donations'.K6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69]+['Indiegogo donations'.N668]" office:value-type="currency" office:currency="CAD" office:value="103429.38" calcext:value-type="currency">
            <text:p>$103,429.38</text:p>
          </table:table-cell>
          <table:table-cell/>
        </table:table-row>
        <table:table-row table:style-name="ro1">
          <table:table-cell table:style-name="ce5" office:value-type="string" calcext:value-type="string">
            <text:p>7/2/2015</text:p>
          </table:table-cell>
          <table:table-cell table:style-name="ce6" office:value-type="time" office:time-value="PT18H53M30S" calcext:value-type="time">
            <text:p>18:53: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70]-['Indiegogo donations'.J670]" office:value-type="currency" office:currency="CAD" office:value="7.20000000000002" calcext:value-type="currency">
            <text:p>$7.20</text:p>
          </table:table-cell>
          <table:table-cell table:style-name="ce3" table:formula="of:=['Indiegogo donations'.L670]+['Indiegogo donations'.K67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70]+['Indiegogo donations'.N669]" office:value-type="currency" office:currency="CAD" office:value="103616.08" calcext:value-type="currency">
            <text:p>$103,616.08</text:p>
          </table:table-cell>
          <table:table-cell/>
        </table:table-row>
        <table:table-row table:style-name="ro1">
          <table:table-cell table:style-name="ce5" office:value-type="string" calcext:value-type="string">
            <text:p>7/2/2015</text:p>
          </table:table-cell>
          <table:table-cell table:style-name="ce6" office:value-type="time" office:time-value="PT18H53M33S" calcext:value-type="time">
            <text:p>18:5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671]-['Indiegogo donations'.J671]" office:value-type="currency" office:currency="CAD" office:value="7.20000000000002" calcext:value-type="currency">
            <text:p>$7.20</text:p>
          </table:table-cell>
          <table:table-cell table:style-name="ce3" table:formula="of:=['Indiegogo donations'.L671]+['Indiegogo donations'.K67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671]+['Indiegogo donations'.N670]" office:value-type="currency" office:currency="CAD" office:value="103802.78" calcext:value-type="currency">
            <text:p>$103,802.78</text:p>
          </table:table-cell>
          <table:table-cell/>
        </table:table-row>
        <table:table-row table:style-name="ro1">
          <table:table-cell table:style-name="ce5" office:value-type="string" calcext:value-type="string">
            <text:p>7/2/2015</text:p>
          </table:table-cell>
          <table:table-cell table:style-name="ce6" office:value-type="time" office:time-value="PT18H53M36S" calcext:value-type="time">
            <text:p>18:5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2]-['Indiegogo donations'.J672]" office:value-type="currency" office:currency="CAD" office:value="3.59999999999999" calcext:value-type="currency">
            <text:p>$3.60</text:p>
          </table:table-cell>
          <table:table-cell table:style-name="ce3" table:formula="of:=['Indiegogo donations'.L672]+['Indiegogo donations'.K6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2]+['Indiegogo donations'.N671]" office:value-type="currency" office:currency="CAD" office:value="103895.98" calcext:value-type="currency">
            <text:p>$103,895.98</text:p>
          </table:table-cell>
          <table:table-cell/>
        </table:table-row>
        <table:table-row table:style-name="ro1">
          <table:table-cell table:style-name="ce5" office:value-type="string" calcext:value-type="string">
            <text:p>7/2/2015</text:p>
          </table:table-cell>
          <table:table-cell table:style-name="ce6" office:value-type="time" office:time-value="PT18H53M39S" calcext:value-type="time">
            <text:p>18:5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73]-['Indiegogo donations'.J673]" office:value-type="currency" office:currency="CAD" office:value="0.359999999999999" calcext:value-type="currency">
            <text:p>$0.36</text:p>
          </table:table-cell>
          <table:table-cell table:style-name="ce3" table:formula="of:=['Indiegogo donations'.L673]+['Indiegogo donations'.K6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73]+['Indiegogo donations'.N672]" office:value-type="currency" office:currency="CAD" office:value="103905.03" calcext:value-type="currency">
            <text:p>$103,905.03</text:p>
          </table:table-cell>
          <table:table-cell/>
        </table:table-row>
        <table:table-row table:style-name="ro1">
          <table:table-cell table:style-name="ce5" office:value-type="string" calcext:value-type="string">
            <text:p>7/2/2015</text:p>
          </table:table-cell>
          <table:table-cell table:style-name="ce6" office:value-type="time" office:time-value="PT18H53M41S" calcext:value-type="time">
            <text:p>18:53: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74]-['Indiegogo donations'.J674]" office:value-type="currency" office:currency="CAD" office:value="1.08" calcext:value-type="currency">
            <text:p>$1.08</text:p>
          </table:table-cell>
          <table:table-cell table:style-name="ce3" table:formula="of:=['Indiegogo donations'.L674]+['Indiegogo donations'.K674]"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74]+['Indiegogo donations'.N673]" office:value-type="currency" office:currency="CAD" office:value="103932.78" calcext:value-type="currency">
            <text:p>$103,932.78</text:p>
          </table:table-cell>
          <table:table-cell/>
        </table:table-row>
        <table:table-row table:style-name="ro1">
          <table:table-cell table:style-name="ce5" office:value-type="string" calcext:value-type="string">
            <text:p>7/2/2015</text:p>
          </table:table-cell>
          <table:table-cell table:style-name="ce6" office:value-type="time" office:time-value="PT18H53M44S" calcext:value-type="time">
            <text:p>18:53: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75]-['Indiegogo donations'.J675]" office:value-type="currency" office:currency="CAD" office:value="0.720000000000002" calcext:value-type="currency">
            <text:p>$0.72</text:p>
          </table:table-cell>
          <table:table-cell table:style-name="ce3" table:formula="of:=['Indiegogo donations'.L675]+['Indiegogo donations'.K67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75]+['Indiegogo donations'.N674]" office:value-type="currency" office:currency="CAD" office:value="103951.18" calcext:value-type="currency">
            <text:p>$103,951.18</text:p>
          </table:table-cell>
          <table:table-cell/>
        </table:table-row>
        <table:table-row table:style-name="ro1">
          <table:table-cell table:style-name="ce5" office:value-type="string" calcext:value-type="string">
            <text:p>7/2/2015</text:p>
          </table:table-cell>
          <table:table-cell table:style-name="ce6" office:value-type="time" office:time-value="PT18H53M47S" calcext:value-type="time">
            <text:p>18:53: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76]-['Indiegogo donations'.J676]" office:value-type="currency" office:currency="CAD" office:value="0.720000000000002" calcext:value-type="currency">
            <text:p>$0.72</text:p>
          </table:table-cell>
          <table:table-cell table:style-name="ce3" table:formula="of:=['Indiegogo donations'.L676]+['Indiegogo donations'.K67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76]+['Indiegogo donations'.N675]" office:value-type="currency" office:currency="CAD" office:value="103969.58" calcext:value-type="currency">
            <text:p>$103,969.58</text:p>
          </table:table-cell>
          <table:table-cell/>
        </table:table-row>
        <table:table-row table:style-name="ro1">
          <table:table-cell table:style-name="ce5" office:value-type="string" calcext:value-type="string">
            <text:p>7/2/2015</text:p>
          </table:table-cell>
          <table:table-cell table:style-name="ce6" office:value-type="time" office:time-value="PT18H53M50S" calcext:value-type="time">
            <text:p>18:5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77]-['Indiegogo donations'.J677]" office:value-type="currency" office:currency="CAD" office:value="0.899999999999999" calcext:value-type="currency">
            <text:p>$0.90</text:p>
          </table:table-cell>
          <table:table-cell table:style-name="ce3" table:formula="of:=['Indiegogo donations'.L677]+['Indiegogo donations'.K67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77]+['Indiegogo donations'.N676]" office:value-type="currency" office:currency="CAD" office:value="103992.65" calcext:value-type="currency">
            <text:p>$103,992.65</text:p>
          </table:table-cell>
          <table:table-cell/>
        </table:table-row>
        <table:table-row table:style-name="ro1">
          <table:table-cell table:style-name="ce5" office:value-type="string" calcext:value-type="string">
            <text:p>7/2/2015</text:p>
          </table:table-cell>
          <table:table-cell table:style-name="ce6" office:value-type="time" office:time-value="PT18H53M53S" calcext:value-type="time">
            <text:p>18:5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78]-['Indiegogo donations'.J678]" office:value-type="currency" office:currency="CAD" office:value="3.59999999999999" calcext:value-type="currency">
            <text:p>$3.60</text:p>
          </table:table-cell>
          <table:table-cell table:style-name="ce3" table:formula="of:=['Indiegogo donations'.L678]+['Indiegogo donations'.K6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78]+['Indiegogo donations'.N677]" office:value-type="currency" office:currency="CAD" office:value="104085.85" calcext:value-type="currency">
            <text:p>$104,085.85</text:p>
          </table:table-cell>
          <table:table-cell/>
        </table:table-row>
        <table:table-row table:style-name="ro1">
          <table:table-cell table:style-name="ce5" office:value-type="string" calcext:value-type="string">
            <text:p>7/2/2015</text:p>
          </table:table-cell>
          <table:table-cell table:style-name="ce6" office:value-type="time" office:time-value="PT18H53M55S" calcext:value-type="time">
            <text:p>18:53: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79]-['Indiegogo donations'.J679]" office:value-type="currency" office:currency="CAD" office:value="0.899999999999999" calcext:value-type="currency">
            <text:p>$0.90</text:p>
          </table:table-cell>
          <table:table-cell table:style-name="ce3" table:formula="of:=['Indiegogo donations'.L679]+['Indiegogo donations'.K67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79]+['Indiegogo donations'.N678]" office:value-type="currency" office:currency="CAD" office:value="104108.92" calcext:value-type="currency">
            <text:p>$104,108.92</text:p>
          </table:table-cell>
          <table:table-cell/>
        </table:table-row>
        <table:table-row table:style-name="ro1">
          <table:table-cell table:style-name="ce5" office:value-type="string" calcext:value-type="string">
            <text:p>7/2/2015</text:p>
          </table:table-cell>
          <table:table-cell table:style-name="ce6" office:value-type="time" office:time-value="PT18H53M58S" calcext:value-type="time">
            <text:p>18:53: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80]-['Indiegogo donations'.J680]" office:value-type="currency" office:currency="CAD" office:value="1.8" calcext:value-type="currency">
            <text:p>$1.80</text:p>
          </table:table-cell>
          <table:table-cell table:style-name="ce3" table:formula="of:=['Indiegogo donations'.L680]+['Indiegogo donations'.K68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80]+['Indiegogo donations'.N679]" office:value-type="currency" office:currency="CAD" office:value="104155.37" calcext:value-type="currency">
            <text:p>$104,155.37</text:p>
          </table:table-cell>
          <table:table-cell/>
        </table:table-row>
        <table:table-row table:style-name="ro1">
          <table:table-cell table:style-name="ce5" office:value-type="string" calcext:value-type="string">
            <text:p>7/2/2015</text:p>
          </table:table-cell>
          <table:table-cell table:style-name="ce6" office:value-type="time" office:time-value="PT18H54M01S" calcext:value-type="time">
            <text:p>18:54: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681]-['Indiegogo donations'.J681]" office:value-type="currency" office:currency="CAD" office:value="0.18" calcext:value-type="currency">
            <text:p>$0.18</text:p>
          </table:table-cell>
          <table:table-cell table:style-name="ce3" table:formula="of:=['Indiegogo donations'.L681]+['Indiegogo donations'.K68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681]+['Indiegogo donations'.N680]" office:value-type="currency" office:currency="CAD" office:value="104159.74" calcext:value-type="currency">
            <text:p>$104,159.74</text:p>
          </table:table-cell>
          <table:table-cell/>
        </table:table-row>
        <table:table-row table:style-name="ro1">
          <table:table-cell table:style-name="ce5" office:value-type="string" calcext:value-type="string">
            <text:p>7/2/2015</text:p>
          </table:table-cell>
          <table:table-cell table:style-name="ce6" office:value-type="time" office:time-value="PT18H54M04S" calcext:value-type="time">
            <text:p>18:54: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682]-['Indiegogo donations'.J682]" office:value-type="currency" office:currency="CAD" office:value="1.8" calcext:value-type="currency">
            <text:p>$1.80</text:p>
          </table:table-cell>
          <table:table-cell table:style-name="ce3" table:formula="of:=['Indiegogo donations'.L682]+['Indiegogo donations'.K68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682]+['Indiegogo donations'.N681]" office:value-type="currency" office:currency="CAD" office:value="104206.19" calcext:value-type="currency">
            <text:p>$104,206.19</text:p>
          </table:table-cell>
          <table:table-cell/>
        </table:table-row>
        <table:table-row table:style-name="ro1">
          <table:table-cell table:style-name="ce5" office:value-type="string" calcext:value-type="string">
            <text:p>7/2/2015</text:p>
          </table:table-cell>
          <table:table-cell table:style-name="ce6" office:value-type="time" office:time-value="PT18H54M07S" calcext:value-type="time">
            <text:p>18:54: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683]-['Indiegogo donations'.J683]" office:value-type="currency" office:currency="CAD" office:value="0.359999999999999" calcext:value-type="currency">
            <text:p>$0.36</text:p>
          </table:table-cell>
          <table:table-cell table:style-name="ce3" table:formula="of:=['Indiegogo donations'.L683]+['Indiegogo donations'.K68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683]+['Indiegogo donations'.N682]" office:value-type="currency" office:currency="CAD" office:value="104215.24" calcext:value-type="currency">
            <text:p>$104,215.24</text:p>
          </table:table-cell>
          <table:table-cell/>
        </table:table-row>
        <table:table-row table:style-name="ro1">
          <table:table-cell table:style-name="ce5" office:value-type="string" calcext:value-type="string">
            <text:p>7/2/2015</text:p>
          </table:table-cell>
          <table:table-cell table:style-name="ce6" office:value-type="time" office:time-value="PT18H54M10S" calcext:value-type="time">
            <text:p>18:54: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684]-['Indiegogo donations'.J684]" office:value-type="currency" office:currency="CAD" office:value="0.899999999999999" calcext:value-type="currency">
            <text:p>$0.90</text:p>
          </table:table-cell>
          <table:table-cell table:style-name="ce3" table:formula="of:=['Indiegogo donations'.L684]+['Indiegogo donations'.K6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684]+['Indiegogo donations'.N683]" office:value-type="currency" office:currency="CAD" office:value="104238.31" calcext:value-type="currency">
            <text:p>$104,238.31</text:p>
          </table:table-cell>
          <table:table-cell/>
        </table:table-row>
        <table:table-row table:style-name="ro1">
          <table:table-cell table:style-name="ce5" office:value-type="string" calcext:value-type="string">
            <text:p>7/2/2015</text:p>
          </table:table-cell>
          <table:table-cell table:style-name="ce6" office:value-type="time" office:time-value="PT18H54M13S" calcext:value-type="time">
            <text:p>18:54: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685]-['Indiegogo donations'.J685]" office:value-type="currency" office:currency="CAD" office:value="180" calcext:value-type="currency">
            <text:p>$180.00</text:p>
          </table:table-cell>
          <table:table-cell table:style-name="ce3" table:formula="of:=['Indiegogo donations'.L685]+['Indiegogo donations'.K68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685]+['Indiegogo donations'.N684]" office:value-type="currency" office:currency="CAD" office:value="108913.01" calcext:value-type="currency">
            <text:p>$108,913.01</text:p>
          </table:table-cell>
          <table:table-cell/>
        </table:table-row>
        <table:table-row table:style-name="ro1">
          <table:table-cell table:style-name="ce5" office:value-type="string" calcext:value-type="string">
            <text:p>7/2/2015</text:p>
          </table:table-cell>
          <table:table-cell table:style-name="ce6" office:value-type="time" office:time-value="PT18H54M15S" calcext:value-type="time">
            <text:p>18:5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6" calcext:value-type="currency">
            <text:p>$36.00</text:p>
          </table:table-cell>
          <table:table-cell table:style-name="ce3" table:formula="of:=['Indiegogo donations'.H686]-['Indiegogo donations'.J686]" office:value-type="currency" office:currency="CAD" office:value="1.3" calcext:value-type="currency">
            <text:p>$1.30</text:p>
          </table:table-cell>
          <table:table-cell table:style-name="ce3" table:formula="of:=['Indiegogo donations'.L686]+['Indiegogo donations'.K686]" office:value-type="currency" office:currency="CAD" office:value="34.7" calcext:value-type="currency">
            <text:p>$34.70</text:p>
          </table:table-cell>
          <table:table-cell table:style-name="ce3" office:value-type="currency" office:currency="CAD" office:value="1.34" calcext:value-type="currency">
            <text:p>$1.34</text:p>
          </table:table-cell>
          <table:table-cell office:value-type="currency" office:currency="CAD" office:value="33.36" calcext:value-type="currency">
            <text:p>$33.36</text:p>
          </table:table-cell>
          <table:table-cell/>
          <table:table-cell table:style-name="ce3" table:formula="of:=['Indiegogo donations'.L686]+['Indiegogo donations'.N685]" office:value-type="currency" office:currency="CAD" office:value="108946.37" calcext:value-type="currency">
            <text:p>$108,946.37</text:p>
          </table:table-cell>
          <table:table-cell/>
        </table:table-row>
        <table:table-row table:style-name="ro1">
          <table:table-cell table:style-name="ce5" office:value-type="string" calcext:value-type="string">
            <text:p>7/2/2015</text:p>
          </table:table-cell>
          <table:table-cell table:style-name="ce6" office:value-type="time" office:time-value="PT18H54M18S" calcext:value-type="time">
            <text:p>18:54: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87]-['Indiegogo donations'.J687]" office:value-type="currency" office:currency="CAD" office:value="3.59999999999999" calcext:value-type="currency">
            <text:p>$3.60</text:p>
          </table:table-cell>
          <table:table-cell table:style-name="ce3" table:formula="of:=['Indiegogo donations'.L687]+['Indiegogo donations'.K6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87]+['Indiegogo donations'.N686]" office:value-type="currency" office:currency="CAD" office:value="109039.57" calcext:value-type="currency">
            <text:p>$109,039.57</text:p>
          </table:table-cell>
          <table:table-cell/>
        </table:table-row>
        <table:table-row table:style-name="ro1">
          <table:table-cell table:style-name="ce5" office:value-type="string" calcext:value-type="string">
            <text:p>7/2/2015</text:p>
          </table:table-cell>
          <table:table-cell table:style-name="ce6" office:value-type="time" office:time-value="PT18H54M21S" calcext:value-type="time">
            <text:p>18:5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688]-['Indiegogo donations'.J688]" office:value-type="currency" office:currency="CAD" office:value="1.08" calcext:value-type="currency">
            <text:p>$1.08</text:p>
          </table:table-cell>
          <table:table-cell table:style-name="ce3" table:formula="of:=['Indiegogo donations'.L688]+['Indiegogo donations'.K68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688]+['Indiegogo donations'.N687]" office:value-type="currency" office:currency="CAD" office:value="109067.32" calcext:value-type="currency">
            <text:p>$109,067.32</text:p>
          </table:table-cell>
          <table:table-cell/>
        </table:table-row>
        <table:table-row table:style-name="ro1">
          <table:table-cell table:style-name="ce5" office:value-type="string" calcext:value-type="string">
            <text:p>7/2/2015</text:p>
          </table:table-cell>
          <table:table-cell table:style-name="ce6" office:value-type="time" office:time-value="PT18H54M24S" calcext:value-type="time">
            <text:p>18:54: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89]-['Indiegogo donations'.J689]" office:value-type="currency" office:currency="CAD" office:value="3.59999999999999" calcext:value-type="currency">
            <text:p>$3.60</text:p>
          </table:table-cell>
          <table:table-cell table:style-name="ce3" table:formula="of:=['Indiegogo donations'.L689]+['Indiegogo donations'.K68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89]+['Indiegogo donations'.N688]" office:value-type="currency" office:currency="CAD" office:value="109160.52" calcext:value-type="currency">
            <text:p>$109,160.52</text:p>
          </table:table-cell>
          <table:table-cell/>
        </table:table-row>
        <table:table-row table:style-name="ro1">
          <table:table-cell table:style-name="ce5" office:value-type="string" calcext:value-type="string">
            <text:p>7/2/2015</text:p>
          </table:table-cell>
          <table:table-cell table:style-name="ce6" office:value-type="time" office:time-value="PT18H54M27S" calcext:value-type="time">
            <text:p>18:54: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0]-['Indiegogo donations'.J690]" office:value-type="currency" office:currency="CAD" office:value="3.59999999999999" calcext:value-type="currency">
            <text:p>$3.60</text:p>
          </table:table-cell>
          <table:table-cell table:style-name="ce3" table:formula="of:=['Indiegogo donations'.L690]+['Indiegogo donations'.K6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0]+['Indiegogo donations'.N689]" office:value-type="currency" office:currency="CAD" office:value="109253.72" calcext:value-type="currency">
            <text:p>$109,253.72</text:p>
          </table:table-cell>
          <table:table-cell/>
        </table:table-row>
        <table:table-row table:style-name="ro1">
          <table:table-cell table:style-name="ce5" office:value-type="string" calcext:value-type="string">
            <text:p>7/2/2015</text:p>
          </table:table-cell>
          <table:table-cell table:style-name="ce6" office:value-type="time" office:time-value="PT18H54M29S" calcext:value-type="time">
            <text:p>18:54: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691]-['Indiegogo donations'.J691]" office:value-type="currency" office:currency="CAD" office:value="2.16" calcext:value-type="currency">
            <text:p>$2.16</text:p>
          </table:table-cell>
          <table:table-cell table:style-name="ce3" table:formula="of:=['Indiegogo donations'.L691]+['Indiegogo donations'.K691]"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691]+['Indiegogo donations'.N690]" office:value-type="currency" office:currency="CAD" office:value="109309.52" calcext:value-type="currency">
            <text:p>$109,309.52</text:p>
          </table:table-cell>
          <table:table-cell/>
        </table:table-row>
        <table:table-row table:style-name="ro1">
          <table:table-cell table:style-name="ce5" office:value-type="string" calcext:value-type="string">
            <text:p>7/2/2015</text:p>
          </table:table-cell>
          <table:table-cell table:style-name="ce6" office:value-type="time" office:time-value="PT18H54M32S" calcext:value-type="time">
            <text:p>18:54: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2]-['Indiegogo donations'.J692]" office:value-type="currency" office:currency="CAD" office:value="3.59999999999999" calcext:value-type="currency">
            <text:p>$3.60</text:p>
          </table:table-cell>
          <table:table-cell table:style-name="ce3" table:formula="of:=['Indiegogo donations'.L692]+['Indiegogo donations'.K6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2]+['Indiegogo donations'.N691]" office:value-type="currency" office:currency="CAD" office:value="109402.72" calcext:value-type="currency">
            <text:p>$109,402.72</text:p>
          </table:table-cell>
          <table:table-cell/>
        </table:table-row>
        <table:table-row table:style-name="ro1">
          <table:table-cell table:style-name="ce5" office:value-type="string" calcext:value-type="string">
            <text:p>7/2/2015</text:p>
          </table:table-cell>
          <table:table-cell table:style-name="ce6" office:value-type="time" office:time-value="PT18H54M35S" calcext:value-type="time">
            <text:p>18:54: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693]-['Indiegogo donations'.J693]" office:value-type="currency" office:currency="CAD" office:value="0.720000000000002" calcext:value-type="currency">
            <text:p>$0.72</text:p>
          </table:table-cell>
          <table:table-cell table:style-name="ce3" table:formula="of:=['Indiegogo donations'.L693]+['Indiegogo donations'.K69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693]+['Indiegogo donations'.N692]" office:value-type="currency" office:currency="CAD" office:value="109421.12" calcext:value-type="currency">
            <text:p>$109,421.12</text:p>
          </table:table-cell>
          <table:table-cell/>
        </table:table-row>
        <table:table-row table:style-name="ro1">
          <table:table-cell table:style-name="ce5" office:value-type="string" calcext:value-type="string">
            <text:p>7/2/2015</text:p>
          </table:table-cell>
          <table:table-cell table:style-name="ce6" office:value-type="time" office:time-value="PT18H54M39S" calcext:value-type="time">
            <text:p>18:5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694]-['Indiegogo donations'.J694]" office:value-type="currency" office:currency="CAD" office:value="9" calcext:value-type="currency">
            <text:p>$9.00</text:p>
          </table:table-cell>
          <table:table-cell table:style-name="ce3" table:formula="of:=['Indiegogo donations'.L694]+['Indiegogo donations'.K69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694]+['Indiegogo donations'.N693]" office:value-type="currency" office:currency="CAD" office:value="109654.57" calcext:value-type="currency">
            <text:p>$109,654.57</text:p>
          </table:table-cell>
          <table:table-cell/>
        </table:table-row>
        <table:table-row table:style-name="ro1">
          <table:table-cell table:style-name="ce5" office:value-type="string" calcext:value-type="string">
            <text:p>7/2/2015</text:p>
          </table:table-cell>
          <table:table-cell table:style-name="ce6" office:value-type="time" office:time-value="PT18H54M42S" calcext:value-type="time">
            <text:p>18:5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5]-['Indiegogo donations'.J695]" office:value-type="currency" office:currency="CAD" office:value="3.59999999999999" calcext:value-type="currency">
            <text:p>$3.60</text:p>
          </table:table-cell>
          <table:table-cell table:style-name="ce3" table:formula="of:=['Indiegogo donations'.L695]+['Indiegogo donations'.K69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5]+['Indiegogo donations'.N694]" office:value-type="currency" office:currency="CAD" office:value="109747.77" calcext:value-type="currency">
            <text:p>$109,747.77</text:p>
          </table:table-cell>
          <table:table-cell/>
        </table:table-row>
        <table:table-row table:style-name="ro1">
          <table:table-cell table:style-name="ce5" office:value-type="string" calcext:value-type="string">
            <text:p>7/2/2015</text:p>
          </table:table-cell>
          <table:table-cell table:style-name="ce6" office:value-type="time" office:time-value="PT18H54M45S" calcext:value-type="time">
            <text:p>18:5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6]-['Indiegogo donations'.J696]" office:value-type="currency" office:currency="CAD" office:value="3.59999999999999" calcext:value-type="currency">
            <text:p>$3.60</text:p>
          </table:table-cell>
          <table:table-cell table:style-name="ce3" table:formula="of:=['Indiegogo donations'.L696]+['Indiegogo donations'.K6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6]+['Indiegogo donations'.N695]" office:value-type="currency" office:currency="CAD" office:value="109840.97" calcext:value-type="currency">
            <text:p>$109,840.97</text:p>
          </table:table-cell>
          <table:table-cell/>
        </table:table-row>
        <table:table-row table:style-name="ro1">
          <table:table-cell table:style-name="ce5" office:value-type="string" calcext:value-type="string">
            <text:p>7/2/2015</text:p>
          </table:table-cell>
          <table:table-cell table:style-name="ce6" office:value-type="time" office:time-value="PT18H54M48S" calcext:value-type="time">
            <text:p>18:5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97]-['Indiegogo donations'.J697]" office:value-type="currency" office:currency="CAD" office:value="0.539999999999999" calcext:value-type="currency">
            <text:p>$0.54</text:p>
          </table:table-cell>
          <table:table-cell table:style-name="ce3" table:formula="of:=['Indiegogo donations'.L697]+['Indiegogo donations'.K697]"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97]+['Indiegogo donations'.N696]" office:value-type="currency" office:currency="CAD" office:value="109854.69" calcext:value-type="currency">
            <text:p>$109,854.69</text:p>
          </table:table-cell>
          <table:table-cell/>
        </table:table-row>
        <table:table-row table:style-name="ro1">
          <table:table-cell table:style-name="ce5" office:value-type="string" calcext:value-type="string">
            <text:p>7/2/2015</text:p>
          </table:table-cell>
          <table:table-cell table:style-name="ce6" office:value-type="time" office:time-value="PT18H54M51S" calcext:value-type="time">
            <text:p>18:5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698]-['Indiegogo donations'.J698]" office:value-type="currency" office:currency="CAD" office:value="3.59999999999999" calcext:value-type="currency">
            <text:p>$3.60</text:p>
          </table:table-cell>
          <table:table-cell table:style-name="ce3" table:formula="of:=['Indiegogo donations'.L698]+['Indiegogo donations'.K69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698]+['Indiegogo donations'.N697]" office:value-type="currency" office:currency="CAD" office:value="109947.89" calcext:value-type="currency">
            <text:p>$109,947.89</text:p>
          </table:table-cell>
          <table:table-cell/>
        </table:table-row>
        <table:table-row table:style-name="ro1">
          <table:table-cell table:style-name="ce5" office:value-type="string" calcext:value-type="string">
            <text:p>7/2/2015</text:p>
          </table:table-cell>
          <table:table-cell table:style-name="ce6" office:value-type="time" office:time-value="PT18H54M54S" calcext:value-type="time">
            <text:p>18:54: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699]-['Indiegogo donations'.J699]" office:value-type="currency" office:currency="CAD" office:value="0.539999999999999" calcext:value-type="currency">
            <text:p>$0.54</text:p>
          </table:table-cell>
          <table:table-cell table:style-name="ce3" table:formula="of:=['Indiegogo donations'.L699]+['Indiegogo donations'.K69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699]+['Indiegogo donations'.N698]" office:value-type="currency" office:currency="CAD" office:value="109961.61" calcext:value-type="currency">
            <text:p>$109,961.61</text:p>
          </table:table-cell>
          <table:table-cell/>
        </table:table-row>
        <table:table-row table:style-name="ro1">
          <table:table-cell table:style-name="ce5" office:value-type="string" calcext:value-type="string">
            <text:p>7/2/2015</text:p>
          </table:table-cell>
          <table:table-cell table:style-name="ce6" office:value-type="time" office:time-value="PT18H54M57S" calcext:value-type="time">
            <text:p>18:54: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0]-['Indiegogo donations'.J700]" office:value-type="currency" office:currency="CAD" office:value="3.59999999999999" calcext:value-type="currency">
            <text:p>$3.60</text:p>
          </table:table-cell>
          <table:table-cell table:style-name="ce3" table:formula="of:=['Indiegogo donations'.L700]+['Indiegogo donations'.K70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0]+['Indiegogo donations'.N699]" office:value-type="currency" office:currency="CAD" office:value="110054.81" calcext:value-type="currency">
            <text:p>$110,054.81</text:p>
          </table:table-cell>
          <table:table-cell/>
        </table:table-row>
        <table:table-row table:style-name="ro1">
          <table:table-cell table:style-name="ce5" office:value-type="string" calcext:value-type="string">
            <text:p>7/2/2015</text:p>
          </table:table-cell>
          <table:table-cell table:style-name="ce6" office:value-type="time" office:time-value="PT18H54M59S" calcext:value-type="time">
            <text:p>18:5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01]-['Indiegogo donations'.J701]" office:value-type="currency" office:currency="CAD" office:value="0.720000000000002" calcext:value-type="currency">
            <text:p>$0.72</text:p>
          </table:table-cell>
          <table:table-cell table:style-name="ce3" table:formula="of:=['Indiegogo donations'.L701]+['Indiegogo donations'.K701]"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01]+['Indiegogo donations'.N700]" office:value-type="currency" office:currency="CAD" office:value="110073.21" calcext:value-type="currency">
            <text:p>$110,073.21</text:p>
          </table:table-cell>
          <table:table-cell/>
        </table:table-row>
        <table:table-row table:style-name="ro1">
          <table:table-cell table:style-name="ce5" office:value-type="string" calcext:value-type="string">
            <text:p>7/2/2015</text:p>
          </table:table-cell>
          <table:table-cell table:style-name="ce6" office:value-type="time" office:time-value="PT18H55M02S" calcext:value-type="time">
            <text:p>18:5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 calcext:value-type="currency">
            <text:p>$60.00</text:p>
          </table:table-cell>
          <table:table-cell table:style-name="ce3" table:formula="of:=['Indiegogo donations'.H702]-['Indiegogo donations'.J702]" office:value-type="currency" office:currency="CAD" office:value="2.16" calcext:value-type="currency">
            <text:p>$2.16</text:p>
          </table:table-cell>
          <table:table-cell table:style-name="ce3" table:formula="of:=['Indiegogo donations'.L702]+['Indiegogo donations'.K702]" office:value-type="currency" office:currency="CAD" office:value="57.84" calcext:value-type="currency">
            <text:p>$57.84</text:p>
          </table:table-cell>
          <table:table-cell table:style-name="ce3" office:value-type="currency" office:currency="CAD" office:value="2.04" calcext:value-type="currency">
            <text:p>$2.04</text:p>
          </table:table-cell>
          <table:table-cell office:value-type="currency" office:currency="CAD" office:value="55.8" calcext:value-type="currency">
            <text:p>$55.80</text:p>
          </table:table-cell>
          <table:table-cell/>
          <table:table-cell table:style-name="ce3" table:formula="of:=['Indiegogo donations'.L702]+['Indiegogo donations'.N701]" office:value-type="currency" office:currency="CAD" office:value="110129.01" calcext:value-type="currency">
            <text:p>$110,129.01</text:p>
          </table:table-cell>
          <table:table-cell/>
        </table:table-row>
        <table:table-row table:style-name="ro1">
          <table:table-cell table:style-name="ce5" office:value-type="string" calcext:value-type="string">
            <text:p>7/2/2015</text:p>
          </table:table-cell>
          <table:table-cell table:style-name="ce6" office:value-type="time" office:time-value="PT18H55M05S" calcext:value-type="time">
            <text:p>18:5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25" calcext:value-type="currency">
            <text:p>$125.00</text:p>
          </table:table-cell>
          <table:table-cell table:style-name="ce3" table:formula="of:=['Indiegogo donations'.H703]-['Indiegogo donations'.J703]" office:value-type="currency" office:currency="CAD" office:value="4.5" calcext:value-type="currency">
            <text:p>$4.50</text:p>
          </table:table-cell>
          <table:table-cell table:style-name="ce3" table:formula="of:=['Indiegogo donations'.L703]+['Indiegogo donations'.K703]" office:value-type="currency" office:currency="CAD" office:value="120.5" calcext:value-type="currency">
            <text:p>$120.50</text:p>
          </table:table-cell>
          <table:table-cell table:style-name="ce3" office:value-type="currency" office:currency="CAD" office:value="3.93" calcext:value-type="currency">
            <text:p>$3.93</text:p>
          </table:table-cell>
          <table:table-cell office:value-type="currency" office:currency="CAD" office:value="116.57" calcext:value-type="currency">
            <text:p>$116.57</text:p>
          </table:table-cell>
          <table:table-cell/>
          <table:table-cell table:style-name="ce3" table:formula="of:=['Indiegogo donations'.L703]+['Indiegogo donations'.N702]" office:value-type="currency" office:currency="CAD" office:value="110245.58" calcext:value-type="currency">
            <text:p>$110,245.58</text:p>
          </table:table-cell>
          <table:table-cell/>
        </table:table-row>
        <table:table-row table:style-name="ro1">
          <table:table-cell table:style-name="ce5" office:value-type="string" calcext:value-type="string">
            <text:p>7/2/2015</text:p>
          </table:table-cell>
          <table:table-cell table:style-name="ce6" office:value-type="time" office:time-value="PT18H55M08S" calcext:value-type="time">
            <text:p>18:55: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4]-['Indiegogo donations'.J704]" office:value-type="currency" office:currency="CAD" office:value="3.59999999999999" calcext:value-type="currency">
            <text:p>$3.60</text:p>
          </table:table-cell>
          <table:table-cell table:style-name="ce3" table:formula="of:=['Indiegogo donations'.L704]+['Indiegogo donations'.K7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4]+['Indiegogo donations'.N703]" office:value-type="currency" office:currency="CAD" office:value="110338.78" calcext:value-type="currency">
            <text:p>$110,338.78</text:p>
          </table:table-cell>
          <table:table-cell/>
        </table:table-row>
        <table:table-row table:style-name="ro1">
          <table:table-cell table:style-name="ce5" office:value-type="string" calcext:value-type="string">
            <text:p>7/2/2015</text:p>
          </table:table-cell>
          <table:table-cell table:style-name="ce6" office:value-type="time" office:time-value="PT18H55M11S" calcext:value-type="time">
            <text:p>18:55: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5]-['Indiegogo donations'.J705]" office:value-type="currency" office:currency="CAD" office:value="3.59999999999999" calcext:value-type="currency">
            <text:p>$3.60</text:p>
          </table:table-cell>
          <table:table-cell table:style-name="ce3" table:formula="of:=['Indiegogo donations'.L705]+['Indiegogo donations'.K7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5]+['Indiegogo donations'.N704]" office:value-type="currency" office:currency="CAD" office:value="110431.98" calcext:value-type="currency">
            <text:p>$110,431.98</text:p>
          </table:table-cell>
          <table:table-cell/>
        </table:table-row>
        <table:table-row table:style-name="ro1">
          <table:table-cell table:style-name="ce5" office:value-type="string" calcext:value-type="string">
            <text:p>7/2/2015</text:p>
          </table:table-cell>
          <table:table-cell table:style-name="ce6" office:value-type="time" office:time-value="PT18H55M14S" calcext:value-type="time">
            <text:p>18:55: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0" calcext:value-type="currency">
            <text:p>$180.00</text:p>
          </table:table-cell>
          <table:table-cell table:style-name="ce3" table:formula="of:=['Indiegogo donations'.H706]-['Indiegogo donations'.J706]" office:value-type="currency" office:currency="CAD" office:value="6.47999999999999" calcext:value-type="currency">
            <text:p>$6.48</text:p>
          </table:table-cell>
          <table:table-cell table:style-name="ce3" table:formula="of:=['Indiegogo donations'.L706]+['Indiegogo donations'.K706]" office:value-type="currency" office:currency="CAD" office:value="173.52" calcext:value-type="currency">
            <text:p>$173.52</text:p>
          </table:table-cell>
          <table:table-cell table:style-name="ce3" office:value-type="currency" office:currency="CAD" office:value="5.52" calcext:value-type="currency">
            <text:p>$5.52</text:p>
          </table:table-cell>
          <table:table-cell office:value-type="currency" office:currency="CAD" office:value="168" calcext:value-type="currency">
            <text:p>$168.00</text:p>
          </table:table-cell>
          <table:table-cell/>
          <table:table-cell table:style-name="ce3" table:formula="of:=['Indiegogo donations'.L706]+['Indiegogo donations'.N705]" office:value-type="currency" office:currency="CAD" office:value="110599.98" calcext:value-type="currency">
            <text:p>$110,599.98</text:p>
          </table:table-cell>
          <table:table-cell/>
        </table:table-row>
        <table:table-row table:style-name="ro1">
          <table:table-cell table:style-name="ce5" office:value-type="string" calcext:value-type="string">
            <text:p>7/2/2015</text:p>
          </table:table-cell>
          <table:table-cell table:style-name="ce6" office:value-type="time" office:time-value="PT18H55M17S" calcext:value-type="time">
            <text:p>18:55: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07]-['Indiegogo donations'.J707]" office:value-type="currency" office:currency="CAD" office:value="0.899999999999999" calcext:value-type="currency">
            <text:p>$0.90</text:p>
          </table:table-cell>
          <table:table-cell table:style-name="ce3" table:formula="of:=['Indiegogo donations'.L707]+['Indiegogo donations'.K7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07]+['Indiegogo donations'.N706]" office:value-type="currency" office:currency="CAD" office:value="110623.05" calcext:value-type="currency">
            <text:p>$110,623.05</text:p>
          </table:table-cell>
          <table:table-cell/>
        </table:table-row>
        <table:table-row table:style-name="ro1">
          <table:table-cell table:style-name="ce5" office:value-type="string" calcext:value-type="string">
            <text:p>7/2/2015</text:p>
          </table:table-cell>
          <table:table-cell table:style-name="ce6" office:value-type="time" office:time-value="PT18H55M20S" calcext:value-type="time">
            <text:p>18:55: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08]-['Indiegogo donations'.J708]" office:value-type="currency" office:currency="CAD" office:value="10.8" calcext:value-type="currency">
            <text:p>$10.80</text:p>
          </table:table-cell>
          <table:table-cell table:style-name="ce3" table:formula="of:=['Indiegogo donations'.L708]+['Indiegogo donations'.K70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08]+['Indiegogo donations'.N707]" office:value-type="currency" office:currency="CAD" office:value="110903.25" calcext:value-type="currency">
            <text:p>$110,903.25</text:p>
          </table:table-cell>
          <table:table-cell/>
        </table:table-row>
        <table:table-row table:style-name="ro1">
          <table:table-cell table:style-name="ce5" office:value-type="string" calcext:value-type="string">
            <text:p>7/2/2015</text:p>
          </table:table-cell>
          <table:table-cell table:style-name="ce6" office:value-type="time" office:time-value="PT18H55M22S" calcext:value-type="time">
            <text:p>18:55: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09]-['Indiegogo donations'.J709]" office:value-type="currency" office:currency="CAD" office:value="3.59999999999999" calcext:value-type="currency">
            <text:p>$3.60</text:p>
          </table:table-cell>
          <table:table-cell table:style-name="ce3" table:formula="of:=['Indiegogo donations'.L709]+['Indiegogo donations'.K7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09]+['Indiegogo donations'.N708]" office:value-type="currency" office:currency="CAD" office:value="110996.45" calcext:value-type="currency">
            <text:p>$110,996.45</text:p>
          </table:table-cell>
          <table:table-cell/>
        </table:table-row>
        <table:table-row table:style-name="ro1">
          <table:table-cell table:style-name="ce5" office:value-type="string" calcext:value-type="string">
            <text:p>7/2/2015</text:p>
          </table:table-cell>
          <table:table-cell table:style-name="ce6" office:value-type="time" office:time-value="PT18H55M26S" calcext:value-type="time">
            <text:p>18:55: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10]-['Indiegogo donations'.J710]" office:value-type="currency" office:currency="CAD" office:value="1.8" calcext:value-type="currency">
            <text:p>$1.80</text:p>
          </table:table-cell>
          <table:table-cell table:style-name="ce3" table:formula="of:=['Indiegogo donations'.L710]+['Indiegogo donations'.K71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10]+['Indiegogo donations'.N709]" office:value-type="currency" office:currency="CAD" office:value="111042.9" calcext:value-type="currency">
            <text:p>$111,042.90</text:p>
          </table:table-cell>
          <table:table-cell/>
        </table:table-row>
        <table:table-row table:style-name="ro1">
          <table:table-cell table:style-name="ce5" office:value-type="string" calcext:value-type="string">
            <text:p>7/2/2015</text:p>
          </table:table-cell>
          <table:table-cell table:style-name="ce6" office:value-type="time" office:time-value="PT18H55M29S" calcext:value-type="time">
            <text:p>18:55: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1]-['Indiegogo donations'.J711]" office:value-type="currency" office:currency="CAD" office:value="3.59999999999999" calcext:value-type="currency">
            <text:p>$3.60</text:p>
          </table:table-cell>
          <table:table-cell table:style-name="ce3" table:formula="of:=['Indiegogo donations'.L711]+['Indiegogo donations'.K71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1]+['Indiegogo donations'.N710]" office:value-type="currency" office:currency="CAD" office:value="111136.1" calcext:value-type="currency">
            <text:p>$111,136.10</text:p>
          </table:table-cell>
          <table:table-cell/>
        </table:table-row>
        <table:table-row table:style-name="ro1">
          <table:table-cell table:style-name="ce5" office:value-type="string" calcext:value-type="string">
            <text:p>7/2/2015</text:p>
          </table:table-cell>
          <table:table-cell table:style-name="ce6" office:value-type="time" office:time-value="PT18H55M31S" calcext:value-type="time">
            <text:p>18:55: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12]-['Indiegogo donations'.J712]" office:value-type="currency" office:currency="CAD" office:value="10.8" calcext:value-type="currency">
            <text:p>$10.80</text:p>
          </table:table-cell>
          <table:table-cell table:style-name="ce3" table:formula="of:=['Indiegogo donations'.L712]+['Indiegogo donations'.K712]"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12]+['Indiegogo donations'.N711]" office:value-type="currency" office:currency="CAD" office:value="111416.3" calcext:value-type="currency">
            <text:p>$111,416.30</text:p>
          </table:table-cell>
          <table:table-cell/>
        </table:table-row>
        <table:table-row table:style-name="ro1">
          <table:table-cell table:style-name="ce5" office:value-type="string" calcext:value-type="string">
            <text:p>7/2/2015</text:p>
          </table:table-cell>
          <table:table-cell table:style-name="ce6" office:value-type="time" office:time-value="PT18H55M34S" calcext:value-type="time">
            <text:p>18:5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3]-['Indiegogo donations'.J713]" office:value-type="currency" office:currency="CAD" office:value="3.59999999999999" calcext:value-type="currency">
            <text:p>$3.60</text:p>
          </table:table-cell>
          <table:table-cell table:style-name="ce3" table:formula="of:=['Indiegogo donations'.L713]+['Indiegogo donations'.K7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3]+['Indiegogo donations'.N712]" office:value-type="currency" office:currency="CAD" office:value="111509.5" calcext:value-type="currency">
            <text:p>$111,509.50</text:p>
          </table:table-cell>
          <table:table-cell/>
        </table:table-row>
        <table:table-row table:style-name="ro1">
          <table:table-cell table:style-name="ce5" office:value-type="string" calcext:value-type="string">
            <text:p>7/2/2015</text:p>
          </table:table-cell>
          <table:table-cell table:style-name="ce6" office:value-type="time" office:time-value="PT18H55M37S" calcext:value-type="time">
            <text:p>18:55: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16" calcext:value-type="currency">
            <text:p>$216.00</text:p>
          </table:table-cell>
          <table:table-cell table:style-name="ce3" table:formula="of:=['Indiegogo donations'.H714]-['Indiegogo donations'.J714]" office:value-type="currency" office:currency="CAD" office:value="7.78" calcext:value-type="currency">
            <text:p>$7.78</text:p>
          </table:table-cell>
          <table:table-cell table:style-name="ce3" table:formula="of:=['Indiegogo donations'.L714]+['Indiegogo donations'.K714]" office:value-type="currency" office:currency="CAD" office:value="208.22" calcext:value-type="currency">
            <text:p>$208.22</text:p>
          </table:table-cell>
          <table:table-cell table:style-name="ce3" office:value-type="currency" office:currency="CAD" office:value="6.56" calcext:value-type="currency">
            <text:p>$6.56</text:p>
          </table:table-cell>
          <table:table-cell office:value-type="currency" office:currency="CAD" office:value="201.66" calcext:value-type="currency">
            <text:p>$201.66</text:p>
          </table:table-cell>
          <table:table-cell/>
          <table:table-cell table:style-name="ce3" table:formula="of:=['Indiegogo donations'.L714]+['Indiegogo donations'.N713]" office:value-type="currency" office:currency="CAD" office:value="111711.16" calcext:value-type="currency">
            <text:p>$111,711.16</text:p>
          </table:table-cell>
          <table:table-cell/>
        </table:table-row>
        <table:table-row table:style-name="ro1">
          <table:table-cell table:style-name="ce5" office:value-type="string" calcext:value-type="string">
            <text:p>7/2/2015</text:p>
          </table:table-cell>
          <table:table-cell table:style-name="ce6" office:value-type="time" office:time-value="PT18H55M40S" calcext:value-type="time">
            <text:p>18:55: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5]-['Indiegogo donations'.J715]" office:value-type="currency" office:currency="CAD" office:value="3.59999999999999" calcext:value-type="currency">
            <text:p>$3.60</text:p>
          </table:table-cell>
          <table:table-cell table:style-name="ce3" table:formula="of:=['Indiegogo donations'.L715]+['Indiegogo donations'.K7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5]+['Indiegogo donations'.N714]" office:value-type="currency" office:currency="CAD" office:value="111804.36" calcext:value-type="currency">
            <text:p>$111,804.36</text:p>
          </table:table-cell>
          <table:table-cell/>
        </table:table-row>
        <table:table-row table:style-name="ro1">
          <table:table-cell table:style-name="ce5" office:value-type="string" calcext:value-type="string">
            <text:p>7/2/2015</text:p>
          </table:table-cell>
          <table:table-cell table:style-name="ce6" office:value-type="time" office:time-value="PT18H55M43S" calcext:value-type="time">
            <text:p>18:55: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16]-['Indiegogo donations'.J716]" office:value-type="currency" office:currency="CAD" office:value="1.44" calcext:value-type="currency">
            <text:p>$1.44</text:p>
          </table:table-cell>
          <table:table-cell table:style-name="ce3" table:formula="of:=['Indiegogo donations'.L716]+['Indiegogo donations'.K7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16]+['Indiegogo donations'.N715]" office:value-type="currency" office:currency="CAD" office:value="111841.46" calcext:value-type="currency">
            <text:p>$111,841.46</text:p>
          </table:table-cell>
          <table:table-cell/>
        </table:table-row>
        <table:table-row table:style-name="ro1">
          <table:table-cell table:style-name="ce5" office:value-type="string" calcext:value-type="string">
            <text:p>7/2/2015</text:p>
          </table:table-cell>
          <table:table-cell table:style-name="ce6" office:value-type="time" office:time-value="PT18H55M46S" calcext:value-type="time">
            <text:p>18:55: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7]-['Indiegogo donations'.J717]" office:value-type="currency" office:currency="CAD" office:value="3.59999999999999" calcext:value-type="currency">
            <text:p>$3.60</text:p>
          </table:table-cell>
          <table:table-cell table:style-name="ce3" table:formula="of:=['Indiegogo donations'.L717]+['Indiegogo donations'.K71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7]+['Indiegogo donations'.N716]" office:value-type="currency" office:currency="CAD" office:value="111934.66" calcext:value-type="currency">
            <text:p>$111,934.66</text:p>
          </table:table-cell>
          <table:table-cell/>
        </table:table-row>
        <table:table-row table:style-name="ro1">
          <table:table-cell table:style-name="ce5" office:value-type="string" calcext:value-type="string">
            <text:p>7/2/2015</text:p>
          </table:table-cell>
          <table:table-cell table:style-name="ce6" office:value-type="time" office:time-value="PT18H55M49S" calcext:value-type="time">
            <text:p>18:5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18]-['Indiegogo donations'.J718]" office:value-type="currency" office:currency="CAD" office:value="3.59999999999999" calcext:value-type="currency">
            <text:p>$3.60</text:p>
          </table:table-cell>
          <table:table-cell table:style-name="ce3" table:formula="of:=['Indiegogo donations'.L718]+['Indiegogo donations'.K7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18]+['Indiegogo donations'.N717]" office:value-type="currency" office:currency="CAD" office:value="112027.86" calcext:value-type="currency">
            <text:p>$112,027.86</text:p>
          </table:table-cell>
          <table:table-cell/>
        </table:table-row>
        <table:table-row table:style-name="ro1">
          <table:table-cell table:style-name="ce5" office:value-type="string" calcext:value-type="string">
            <text:p>7/2/2015</text:p>
          </table:table-cell>
          <table:table-cell table:style-name="ce6" office:value-type="time" office:time-value="PT18H55M51S" calcext:value-type="time">
            <text:p>18:55: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19]-['Indiegogo donations'.J719]" office:value-type="currency" office:currency="CAD" office:value="0.899999999999999" calcext:value-type="currency">
            <text:p>$0.90</text:p>
          </table:table-cell>
          <table:table-cell table:style-name="ce3" table:formula="of:=['Indiegogo donations'.L719]+['Indiegogo donations'.K71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19]+['Indiegogo donations'.N718]" office:value-type="currency" office:currency="CAD" office:value="112050.93" calcext:value-type="currency">
            <text:p>$112,050.93</text:p>
          </table:table-cell>
          <table:table-cell/>
        </table:table-row>
        <table:table-row table:style-name="ro1">
          <table:table-cell table:style-name="ce5" office:value-type="string" calcext:value-type="string">
            <text:p>7/2/2015</text:p>
          </table:table-cell>
          <table:table-cell table:style-name="ce6" office:value-type="time" office:time-value="PT18H55M54S" calcext:value-type="time">
            <text:p>18:55: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20]-['Indiegogo donations'.J720]" office:value-type="currency" office:currency="CAD" office:value="0.899999999999999" calcext:value-type="currency">
            <text:p>$0.90</text:p>
          </table:table-cell>
          <table:table-cell table:style-name="ce3" table:formula="of:=['Indiegogo donations'.L720]+['Indiegogo donations'.K7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20]+['Indiegogo donations'.N719]" office:value-type="currency" office:currency="CAD" office:value="112074" calcext:value-type="currency">
            <text:p>$112,074.00</text:p>
          </table:table-cell>
          <table:table-cell/>
        </table:table-row>
        <table:table-row table:style-name="ro1">
          <table:table-cell table:style-name="ce5" office:value-type="string" calcext:value-type="string">
            <text:p>7/2/2015</text:p>
          </table:table-cell>
          <table:table-cell table:style-name="ce6" office:value-type="time" office:time-value="PT18H55M57S" calcext:value-type="time">
            <text:p>18:55: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4" calcext:value-type="currency">
            <text:p>$44.00</text:p>
          </table:table-cell>
          <table:table-cell table:style-name="ce3" table:formula="of:=['Indiegogo donations'.H721]-['Indiegogo donations'.J721]" office:value-type="currency" office:currency="CAD" office:value="1.58" calcext:value-type="currency">
            <text:p>$1.58</text:p>
          </table:table-cell>
          <table:table-cell table:style-name="ce3" table:formula="of:=['Indiegogo donations'.L721]+['Indiegogo donations'.K721]" office:value-type="currency" office:currency="CAD" office:value="42.42" calcext:value-type="currency">
            <text:p>$42.42</text:p>
          </table:table-cell>
          <table:table-cell table:style-name="ce3" office:value-type="currency" office:currency="CAD" office:value="1.58" calcext:value-type="currency">
            <text:p>$1.58</text:p>
          </table:table-cell>
          <table:table-cell office:value-type="currency" office:currency="CAD" office:value="40.84" calcext:value-type="currency">
            <text:p>$40.84</text:p>
          </table:table-cell>
          <table:table-cell/>
          <table:table-cell table:style-name="ce3" table:formula="of:=['Indiegogo donations'.L721]+['Indiegogo donations'.N720]" office:value-type="currency" office:currency="CAD" office:value="112114.84" calcext:value-type="currency">
            <text:p>$112,114.84</text:p>
          </table:table-cell>
          <table:table-cell/>
        </table:table-row>
        <table:table-row table:style-name="ro1">
          <table:table-cell table:style-name="ce5" office:value-type="string" calcext:value-type="string">
            <text:p>7/2/2015</text:p>
          </table:table-cell>
          <table:table-cell table:style-name="ce6" office:value-type="time" office:time-value="PT18H56M00S" calcext:value-type="time">
            <text:p>18:56: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722]-['Indiegogo donations'.J722]" office:value-type="currency" office:currency="CAD" office:value="1.62" calcext:value-type="currency">
            <text:p>$1.62</text:p>
          </table:table-cell>
          <table:table-cell table:style-name="ce3" table:formula="of:=['Indiegogo donations'.L722]+['Indiegogo donations'.K722]"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722]+['Indiegogo donations'.N721]" office:value-type="currency" office:currency="CAD" office:value="112156.61" calcext:value-type="currency">
            <text:p>$112,156.61</text:p>
          </table:table-cell>
          <table:table-cell/>
        </table:table-row>
        <table:table-row table:style-name="ro1">
          <table:table-cell table:style-name="ce5" office:value-type="string" calcext:value-type="string">
            <text:p>7/2/2015</text:p>
          </table:table-cell>
          <table:table-cell table:style-name="ce6" office:value-type="time" office:time-value="PT18H56M03S" calcext:value-type="time">
            <text:p>18:56: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3]-['Indiegogo donations'.J723]" office:value-type="currency" office:currency="CAD" office:value="1.8" calcext:value-type="currency">
            <text:p>$1.80</text:p>
          </table:table-cell>
          <table:table-cell table:style-name="ce3" table:formula="of:=['Indiegogo donations'.L723]+['Indiegogo donations'.K7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3]+['Indiegogo donations'.N722]" office:value-type="currency" office:currency="CAD" office:value="112203.06" calcext:value-type="currency">
            <text:p>$112,203.06</text:p>
          </table:table-cell>
          <table:table-cell/>
        </table:table-row>
        <table:table-row table:style-name="ro1">
          <table:table-cell table:style-name="ce5" office:value-type="string" calcext:value-type="string">
            <text:p>7/2/2015</text:p>
          </table:table-cell>
          <table:table-cell table:style-name="ce6" office:value-type="time" office:time-value="PT18H56M06S" calcext:value-type="time">
            <text:p>18:56: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4]-['Indiegogo donations'.J724]" office:value-type="currency" office:currency="CAD" office:value="18" calcext:value-type="currency">
            <text:p>$18.00</text:p>
          </table:table-cell>
          <table:table-cell table:style-name="ce3" table:formula="of:=['Indiegogo donations'.L724]+['Indiegogo donations'.K724]"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4]+['Indiegogo donations'.N723]" office:value-type="currency" office:currency="CAD" office:value="112670.26" calcext:value-type="currency">
            <text:p>$112,670.26</text:p>
          </table:table-cell>
          <table:table-cell/>
        </table:table-row>
        <table:table-row table:style-name="ro1">
          <table:table-cell table:style-name="ce5" office:value-type="string" calcext:value-type="string">
            <text:p>7/2/2015</text:p>
          </table:table-cell>
          <table:table-cell table:style-name="ce6" office:value-type="time" office:time-value="PT18H56M09S" calcext:value-type="time">
            <text:p>18:56: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5]-['Indiegogo donations'.J725]" office:value-type="currency" office:currency="CAD" office:value="1.8" calcext:value-type="currency">
            <text:p>$1.80</text:p>
          </table:table-cell>
          <table:table-cell table:style-name="ce3" table:formula="of:=['Indiegogo donations'.L725]+['Indiegogo donations'.K72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5]+['Indiegogo donations'.N724]" office:value-type="currency" office:currency="CAD" office:value="112716.71" calcext:value-type="currency">
            <text:p>$112,716.71</text:p>
          </table:table-cell>
          <table:table-cell/>
        </table:table-row>
        <table:table-row table:style-name="ro1">
          <table:table-cell table:style-name="ce5" office:value-type="string" calcext:value-type="string">
            <text:p>7/2/2015</text:p>
          </table:table-cell>
          <table:table-cell table:style-name="ce6" office:value-type="time" office:time-value="PT18H56M11S" calcext:value-type="time">
            <text:p>18:5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6]-['Indiegogo donations'.J726]" office:value-type="currency" office:currency="CAD" office:value="18" calcext:value-type="currency">
            <text:p>$18.00</text:p>
          </table:table-cell>
          <table:table-cell table:style-name="ce3" table:formula="of:=['Indiegogo donations'.L726]+['Indiegogo donations'.K726]"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6]+['Indiegogo donations'.N725]" office:value-type="currency" office:currency="CAD" office:value="113183.91" calcext:value-type="currency">
            <text:p>$113,183.91</text:p>
          </table:table-cell>
          <table:table-cell/>
        </table:table-row>
        <table:table-row table:style-name="ro1">
          <table:table-cell table:style-name="ce5" office:value-type="string" calcext:value-type="string">
            <text:p>7/2/2015</text:p>
          </table:table-cell>
          <table:table-cell table:style-name="ce6" office:value-type="time" office:time-value="PT18H56M14S" calcext:value-type="time">
            <text:p>18:56: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27]-['Indiegogo donations'.J727]" office:value-type="currency" office:currency="CAD" office:value="18" calcext:value-type="currency">
            <text:p>$18.00</text:p>
          </table:table-cell>
          <table:table-cell table:style-name="ce3" table:formula="of:=['Indiegogo donations'.L727]+['Indiegogo donations'.K72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27]+['Indiegogo donations'.N726]" office:value-type="currency" office:currency="CAD" office:value="113651.11" calcext:value-type="currency">
            <text:p>$113,651.11</text:p>
          </table:table-cell>
          <table:table-cell/>
        </table:table-row>
        <table:table-row table:style-name="ro1">
          <table:table-cell table:style-name="ce5" office:value-type="string" calcext:value-type="string">
            <text:p>7/2/2015</text:p>
          </table:table-cell>
          <table:table-cell table:style-name="ce6" office:value-type="time" office:time-value="PT18H56M17S" calcext:value-type="time">
            <text:p>18:56: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28]-['Indiegogo donations'.J728]" office:value-type="currency" office:currency="CAD" office:value="1.8" calcext:value-type="currency">
            <text:p>$1.80</text:p>
          </table:table-cell>
          <table:table-cell table:style-name="ce3" table:formula="of:=['Indiegogo donations'.L728]+['Indiegogo donations'.K72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28]+['Indiegogo donations'.N727]" office:value-type="currency" office:currency="CAD" office:value="113697.56" calcext:value-type="currency">
            <text:p>$113,697.56</text:p>
          </table:table-cell>
          <table:table-cell/>
        </table:table-row>
        <table:table-row table:style-name="ro1">
          <table:table-cell table:style-name="ce5" office:value-type="string" calcext:value-type="string">
            <text:p>7/2/2015</text:p>
          </table:table-cell>
          <table:table-cell table:style-name="ce6" office:value-type="time" office:time-value="PT18H56M20S" calcext:value-type="time">
            <text:p>18:56: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29]-['Indiegogo donations'.J729]" office:value-type="currency" office:currency="CAD" office:value="3.59999999999999" calcext:value-type="currency">
            <text:p>$3.60</text:p>
          </table:table-cell>
          <table:table-cell table:style-name="ce3" table:formula="of:=['Indiegogo donations'.L729]+['Indiegogo donations'.K7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29]+['Indiegogo donations'.N728]" office:value-type="currency" office:currency="CAD" office:value="113790.76" calcext:value-type="currency">
            <text:p>$113,790.76</text:p>
          </table:table-cell>
          <table:table-cell/>
        </table:table-row>
        <table:table-row table:style-name="ro1">
          <table:table-cell table:style-name="ce5" office:value-type="string" calcext:value-type="string">
            <text:p>7/2/2015</text:p>
          </table:table-cell>
          <table:table-cell table:style-name="ce6" office:value-type="time" office:time-value="PT18H56M23S" calcext:value-type="time">
            <text:p>18:56: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Indiegogo donations'.H730]-['Indiegogo donations'.J730]" office:value-type="currency" office:currency="CAD" office:value="2.52" calcext:value-type="currency">
            <text:p>$2.52</text:p>
          </table:table-cell>
          <table:table-cell table:style-name="ce3" table:formula="of:=['Indiegogo donations'.L730]+['Indiegogo donations'.K730]"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Indiegogo donations'.L730]+['Indiegogo donations'.N729]" office:value-type="currency" office:currency="CAD" office:value="113855.91" calcext:value-type="currency">
            <text:p>$113,855.91</text:p>
          </table:table-cell>
          <table:table-cell/>
        </table:table-row>
        <table:table-row table:style-name="ro1">
          <table:table-cell table:style-name="ce5" office:value-type="string" calcext:value-type="string">
            <text:p>7/2/2015</text:p>
          </table:table-cell>
          <table:table-cell table:style-name="ce6" office:value-type="time" office:time-value="PT18H56M26S" calcext:value-type="time">
            <text:p>18:56: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31]-['Indiegogo donations'.J731]" office:value-type="currency" office:currency="CAD" office:value="0.899999999999999" calcext:value-type="currency">
            <text:p>$0.90</text:p>
          </table:table-cell>
          <table:table-cell table:style-name="ce3" table:formula="of:=['Indiegogo donations'.L731]+['Indiegogo donations'.K73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31]+['Indiegogo donations'.N730]" office:value-type="currency" office:currency="CAD" office:value="113878.98" calcext:value-type="currency">
            <text:p>$113,878.98</text:p>
          </table:table-cell>
          <table:table-cell/>
        </table:table-row>
        <table:table-row table:style-name="ro1">
          <table:table-cell table:style-name="ce5" office:value-type="string" calcext:value-type="string">
            <text:p>7/2/2015</text:p>
          </table:table-cell>
          <table:table-cell table:style-name="ce6" office:value-type="time" office:time-value="PT18H56M29S" calcext:value-type="time">
            <text:p>18:56: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32]-['Indiegogo donations'.J732]" office:value-type="currency" office:currency="CAD" office:value="3.59999999999999" calcext:value-type="currency">
            <text:p>$3.60</text:p>
          </table:table-cell>
          <table:table-cell table:style-name="ce3" table:formula="of:=['Indiegogo donations'.L732]+['Indiegogo donations'.K73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32]+['Indiegogo donations'.N731]" office:value-type="currency" office:currency="CAD" office:value="113972.18" calcext:value-type="currency">
            <text:p>$113,972.18</text:p>
          </table:table-cell>
          <table:table-cell/>
        </table:table-row>
        <table:table-row table:style-name="ro1">
          <table:table-cell table:style-name="ce5" office:value-type="string" calcext:value-type="string">
            <text:p>7/2/2015</text:p>
          </table:table-cell>
          <table:table-cell table:style-name="ce6" office:value-type="time" office:time-value="PT18H56M32S" calcext:value-type="time">
            <text:p>18:56: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33]-['Indiegogo donations'.J733]" office:value-type="currency" office:currency="CAD" office:value="9" calcext:value-type="currency">
            <text:p>$9.00</text:p>
          </table:table-cell>
          <table:table-cell table:style-name="ce3" table:formula="of:=['Indiegogo donations'.L733]+['Indiegogo donations'.K7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33]+['Indiegogo donations'.N732]" office:value-type="currency" office:currency="CAD" office:value="114205.63" calcext:value-type="currency">
            <text:p>$114,205.63</text:p>
          </table:table-cell>
          <table:table-cell/>
        </table:table-row>
        <table:table-row table:style-name="ro1">
          <table:table-cell table:style-name="ce5" office:value-type="string" calcext:value-type="string">
            <text:p>7/2/2015</text:p>
          </table:table-cell>
          <table:table-cell table:style-name="ce6" office:value-type="time" office:time-value="PT18H56M35S" calcext:value-type="time">
            <text:p>18:56: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34]-['Indiegogo donations'.J734]" office:value-type="currency" office:currency="CAD" office:value="0.899999999999999" calcext:value-type="currency">
            <text:p>$0.90</text:p>
          </table:table-cell>
          <table:table-cell table:style-name="ce3" table:formula="of:=['Indiegogo donations'.L734]+['Indiegogo donations'.K7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34]+['Indiegogo donations'.N733]" office:value-type="currency" office:currency="CAD" office:value="114228.7" calcext:value-type="currency">
            <text:p>$114,228.70</text:p>
          </table:table-cell>
          <table:table-cell/>
        </table:table-row>
        <table:table-row table:style-name="ro1">
          <table:table-cell table:style-name="ce5" office:value-type="string" calcext:value-type="string">
            <text:p>7/2/2015</text:p>
          </table:table-cell>
          <table:table-cell table:style-name="ce6" office:value-type="time" office:time-value="PT18H56M38S" calcext:value-type="time">
            <text:p>18:56: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35]-['Indiegogo donations'.J735]" office:value-type="currency" office:currency="CAD" office:value="18" calcext:value-type="currency">
            <text:p>$18.00</text:p>
          </table:table-cell>
          <table:table-cell table:style-name="ce3" table:formula="of:=['Indiegogo donations'.L735]+['Indiegogo donations'.K73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35]+['Indiegogo donations'.N734]" office:value-type="currency" office:currency="CAD" office:value="114695.9" calcext:value-type="currency">
            <text:p>$114,695.90</text:p>
          </table:table-cell>
          <table:table-cell/>
        </table:table-row>
        <table:table-row table:style-name="ro1">
          <table:table-cell table:style-name="ce5" office:value-type="string" calcext:value-type="string">
            <text:p>7/2/2015</text:p>
          </table:table-cell>
          <table:table-cell table:style-name="ce6" office:value-type="time" office:time-value="PT18H56M40S" calcext:value-type="time">
            <text:p>18:56: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36]-['Indiegogo donations'.J736]" office:value-type="currency" office:currency="CAD" office:value="3.59999999999999" calcext:value-type="currency">
            <text:p>$3.60</text:p>
          </table:table-cell>
          <table:table-cell table:style-name="ce3" table:formula="of:=['Indiegogo donations'.L736]+['Indiegogo donations'.K7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36]+['Indiegogo donations'.N735]" office:value-type="currency" office:currency="CAD" office:value="114789.1" calcext:value-type="currency">
            <text:p>$114,789.10</text:p>
          </table:table-cell>
          <table:table-cell/>
        </table:table-row>
        <table:table-row table:style-name="ro1">
          <table:table-cell table:style-name="ce5" office:value-type="string" calcext:value-type="string">
            <text:p>7/2/2015</text:p>
          </table:table-cell>
          <table:table-cell table:style-name="ce6" office:value-type="time" office:time-value="PT18H56M43S" calcext:value-type="time">
            <text:p>18:56: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37]-['Indiegogo donations'.J737]" office:value-type="currency" office:currency="CAD" office:value="1.8" calcext:value-type="currency">
            <text:p>$1.80</text:p>
          </table:table-cell>
          <table:table-cell table:style-name="ce3" table:formula="of:=['Indiegogo donations'.L737]+['Indiegogo donations'.K7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37]+['Indiegogo donations'.N736]" office:value-type="currency" office:currency="CAD" office:value="114835.55" calcext:value-type="currency">
            <text:p>$114,835.55</text:p>
          </table:table-cell>
          <table:table-cell/>
        </table:table-row>
        <table:table-row table:style-name="ro1">
          <table:table-cell table:style-name="ce5" office:value-type="string" calcext:value-type="string">
            <text:p>7/2/2015</text:p>
          </table:table-cell>
          <table:table-cell table:style-name="ce6" office:value-type="time" office:time-value="PT18H56M46S" calcext:value-type="time">
            <text:p>18:56: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38]-['Indiegogo donations'.J738]" office:value-type="currency" office:currency="CAD" office:value="1.8" calcext:value-type="currency">
            <text:p>$1.80</text:p>
          </table:table-cell>
          <table:table-cell table:style-name="ce3" table:formula="of:=['Indiegogo donations'.L738]+['Indiegogo donations'.K73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38]+['Indiegogo donations'.N737]" office:value-type="currency" office:currency="CAD" office:value="114882" calcext:value-type="currency">
            <text:p>$114,882.00</text:p>
          </table:table-cell>
          <table:table-cell/>
        </table:table-row>
        <table:table-row table:style-name="ro1">
          <table:table-cell table:style-name="ce5" office:value-type="string" calcext:value-type="string">
            <text:p>7/2/2015</text:p>
          </table:table-cell>
          <table:table-cell table:style-name="ce6" office:value-type="time" office:time-value="PT18H56M49S" calcext:value-type="time">
            <text:p>18:56: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39]-['Indiegogo donations'.J739]" office:value-type="currency" office:currency="CAD" office:value="0.720000000000002" calcext:value-type="currency">
            <text:p>$0.72</text:p>
          </table:table-cell>
          <table:table-cell table:style-name="ce3" table:formula="of:=['Indiegogo donations'.L739]+['Indiegogo donations'.K739]"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39]+['Indiegogo donations'.N738]" office:value-type="currency" office:currency="CAD" office:value="114900.4" calcext:value-type="currency">
            <text:p>$114,900.40</text:p>
          </table:table-cell>
          <table:table-cell/>
        </table:table-row>
        <table:table-row table:style-name="ro1">
          <table:table-cell table:style-name="ce5" office:value-type="string" calcext:value-type="string">
            <text:p>7/2/2015</text:p>
          </table:table-cell>
          <table:table-cell table:style-name="ce6" office:value-type="time" office:time-value="PT18H56M52S" calcext:value-type="time">
            <text:p>18:56: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0]-['Indiegogo donations'.J740]" office:value-type="currency" office:currency="CAD" office:value="3.59999999999999" calcext:value-type="currency">
            <text:p>$3.60</text:p>
          </table:table-cell>
          <table:table-cell table:style-name="ce3" table:formula="of:=['Indiegogo donations'.L740]+['Indiegogo donations'.K74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0]+['Indiegogo donations'.N739]" office:value-type="currency" office:currency="CAD" office:value="114993.6" calcext:value-type="currency">
            <text:p>$114,993.60</text:p>
          </table:table-cell>
          <table:table-cell/>
        </table:table-row>
        <table:table-row table:style-name="ro1">
          <table:table-cell table:style-name="ce5" office:value-type="string" calcext:value-type="string">
            <text:p>7/2/2015</text:p>
          </table:table-cell>
          <table:table-cell table:style-name="ce6" office:value-type="time" office:time-value="PT18H56M55S" calcext:value-type="time">
            <text:p>18:56: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1]-['Indiegogo donations'.J741]" office:value-type="currency" office:currency="CAD" office:value="1.8" calcext:value-type="currency">
            <text:p>$1.80</text:p>
          </table:table-cell>
          <table:table-cell table:style-name="ce3" table:formula="of:=['Indiegogo donations'.L741]+['Indiegogo donations'.K7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1]+['Indiegogo donations'.N740]" office:value-type="currency" office:currency="CAD" office:value="115040.05" calcext:value-type="currency">
            <text:p>$115,040.05</text:p>
          </table:table-cell>
          <table:table-cell/>
        </table:table-row>
        <table:table-row table:style-name="ro1">
          <table:table-cell table:style-name="ce5" office:value-type="string" calcext:value-type="string">
            <text:p>7/2/2015</text:p>
          </table:table-cell>
          <table:table-cell table:style-name="ce6" office:value-type="time" office:time-value="PT18H56M58S" calcext:value-type="time">
            <text:p>18:56: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2]-['Indiegogo donations'.J742]" office:value-type="currency" office:currency="CAD" office:value="3.59999999999999" calcext:value-type="currency">
            <text:p>$3.60</text:p>
          </table:table-cell>
          <table:table-cell table:style-name="ce3" table:formula="of:=['Indiegogo donations'.L742]+['Indiegogo donations'.K7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2]+['Indiegogo donations'.N741]" office:value-type="currency" office:currency="CAD" office:value="115133.25" calcext:value-type="currency">
            <text:p>$115,133.25</text:p>
          </table:table-cell>
          <table:table-cell/>
        </table:table-row>
        <table:table-row table:style-name="ro1">
          <table:table-cell table:style-name="ce5" office:value-type="string" calcext:value-type="string">
            <text:p>7/2/2015</text:p>
          </table:table-cell>
          <table:table-cell table:style-name="ce6" office:value-type="time" office:time-value="PT18H57M01S" calcext:value-type="time">
            <text:p>18:57: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43]-['Indiegogo donations'.J743]" office:value-type="currency" office:currency="CAD" office:value="0.899999999999999" calcext:value-type="currency">
            <text:p>$0.90</text:p>
          </table:table-cell>
          <table:table-cell table:style-name="ce3" table:formula="of:=['Indiegogo donations'.L743]+['Indiegogo donations'.K74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43]+['Indiegogo donations'.N742]" office:value-type="currency" office:currency="CAD" office:value="115156.32" calcext:value-type="currency">
            <text:p>$115,156.32</text:p>
          </table:table-cell>
          <table:table-cell/>
        </table:table-row>
        <table:table-row table:style-name="ro1">
          <table:table-cell table:style-name="ce5" office:value-type="string" calcext:value-type="string">
            <text:p>7/2/2015</text:p>
          </table:table-cell>
          <table:table-cell table:style-name="ce6" office:value-type="time" office:time-value="PT18H57M04S" calcext:value-type="time">
            <text:p>18:57: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44]-['Indiegogo donations'.J744]" office:value-type="currency" office:currency="CAD" office:value="0.720000000000002" calcext:value-type="currency">
            <text:p>$0.72</text:p>
          </table:table-cell>
          <table:table-cell table:style-name="ce3" table:formula="of:=['Indiegogo donations'.L744]+['Indiegogo donations'.K74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44]+['Indiegogo donations'.N743]" office:value-type="currency" office:currency="CAD" office:value="115174.72" calcext:value-type="currency">
            <text:p>$115,174.72</text:p>
          </table:table-cell>
          <table:table-cell/>
        </table:table-row>
        <table:table-row table:style-name="ro1">
          <table:table-cell table:style-name="ce5" office:value-type="string" calcext:value-type="string">
            <text:p>7/2/2015</text:p>
          </table:table-cell>
          <table:table-cell table:style-name="ce6" office:value-type="time" office:time-value="PT18H57M07S" calcext:value-type="time">
            <text:p>18:5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45]-['Indiegogo donations'.J745]" office:value-type="currency" office:currency="CAD" office:value="0.899999999999999" calcext:value-type="currency">
            <text:p>$0.90</text:p>
          </table:table-cell>
          <table:table-cell table:style-name="ce3" table:formula="of:=['Indiegogo donations'.L745]+['Indiegogo donations'.K74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45]+['Indiegogo donations'.N744]" office:value-type="currency" office:currency="CAD" office:value="115197.79" calcext:value-type="currency">
            <text:p>$115,197.79</text:p>
          </table:table-cell>
          <table:table-cell/>
        </table:table-row>
        <table:table-row table:style-name="ro1">
          <table:table-cell table:style-name="ce5" office:value-type="string" calcext:value-type="string">
            <text:p>7/2/2015</text:p>
          </table:table-cell>
          <table:table-cell table:style-name="ce6" office:value-type="time" office:time-value="PT18H57M10S" calcext:value-type="time">
            <text:p>18:5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6]-['Indiegogo donations'.J746]" office:value-type="currency" office:currency="CAD" office:value="3.59999999999999" calcext:value-type="currency">
            <text:p>$3.60</text:p>
          </table:table-cell>
          <table:table-cell table:style-name="ce3" table:formula="of:=['Indiegogo donations'.L746]+['Indiegogo donations'.K7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6]+['Indiegogo donations'.N745]" office:value-type="currency" office:currency="CAD" office:value="115290.99" calcext:value-type="currency">
            <text:p>$115,290.99</text:p>
          </table:table-cell>
          <table:table-cell/>
        </table:table-row>
        <table:table-row table:style-name="ro1">
          <table:table-cell table:style-name="ce5" office:value-type="string" calcext:value-type="string">
            <text:p>7/2/2015</text:p>
          </table:table-cell>
          <table:table-cell table:style-name="ce6" office:value-type="time" office:time-value="PT18H57M13S" calcext:value-type="time">
            <text:p>18:57: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47]-['Indiegogo donations'.J747]" office:value-type="currency" office:currency="CAD" office:value="3.59999999999999" calcext:value-type="currency">
            <text:p>$3.60</text:p>
          </table:table-cell>
          <table:table-cell table:style-name="ce3" table:formula="of:=['Indiegogo donations'.L747]+['Indiegogo donations'.K7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47]+['Indiegogo donations'.N746]" office:value-type="currency" office:currency="CAD" office:value="115384.19" calcext:value-type="currency">
            <text:p>$115,384.19</text:p>
          </table:table-cell>
          <table:table-cell/>
        </table:table-row>
        <table:table-row table:style-name="ro1">
          <table:table-cell table:style-name="ce5" office:value-type="string" calcext:value-type="string">
            <text:p>7/2/2015</text:p>
          </table:table-cell>
          <table:table-cell table:style-name="ce6" office:value-type="time" office:time-value="PT18H57M15S" calcext:value-type="time">
            <text:p>18:57: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8]-['Indiegogo donations'.J748]" office:value-type="currency" office:currency="CAD" office:value="1.8" calcext:value-type="currency">
            <text:p>$1.80</text:p>
          </table:table-cell>
          <table:table-cell table:style-name="ce3" table:formula="of:=['Indiegogo donations'.L748]+['Indiegogo donations'.K74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8]+['Indiegogo donations'.N747]" office:value-type="currency" office:currency="CAD" office:value="115430.64" calcext:value-type="currency">
            <text:p>$115,430.64</text:p>
          </table:table-cell>
          <table:table-cell/>
        </table:table-row>
        <table:table-row table:style-name="ro1">
          <table:table-cell table:style-name="ce5" office:value-type="string" calcext:value-type="string">
            <text:p>7/2/2015</text:p>
          </table:table-cell>
          <table:table-cell table:style-name="ce6" office:value-type="time" office:time-value="PT18H57M18S" calcext:value-type="time">
            <text:p>18:57: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49]-['Indiegogo donations'.J749]" office:value-type="currency" office:currency="CAD" office:value="1.8" calcext:value-type="currency">
            <text:p>$1.80</text:p>
          </table:table-cell>
          <table:table-cell table:style-name="ce3" table:formula="of:=['Indiegogo donations'.L749]+['Indiegogo donations'.K74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49]+['Indiegogo donations'.N748]" office:value-type="currency" office:currency="CAD" office:value="115477.09" calcext:value-type="currency">
            <text:p>$115,477.09</text:p>
          </table:table-cell>
          <table:table-cell/>
        </table:table-row>
        <table:table-row table:style-name="ro1">
          <table:table-cell table:style-name="ce5" office:value-type="string" calcext:value-type="string">
            <text:p>7/2/2015</text:p>
          </table:table-cell>
          <table:table-cell table:style-name="ce6" office:value-type="time" office:time-value="PT18H57M21S" calcext:value-type="time">
            <text:p>18:57: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50]-['Indiegogo donations'.J750]" office:value-type="currency" office:currency="CAD" office:value="9" calcext:value-type="currency">
            <text:p>$9.00</text:p>
          </table:table-cell>
          <table:table-cell table:style-name="ce3" table:formula="of:=['Indiegogo donations'.L750]+['Indiegogo donations'.K7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50]+['Indiegogo donations'.N749]" office:value-type="currency" office:currency="CAD" office:value="115710.54" calcext:value-type="currency">
            <text:p>$115,710.54</text:p>
          </table:table-cell>
          <table:table-cell/>
        </table:table-row>
        <table:table-row table:style-name="ro1">
          <table:table-cell table:style-name="ce5" office:value-type="string" calcext:value-type="string">
            <text:p>7/2/2015</text:p>
          </table:table-cell>
          <table:table-cell table:style-name="ce6" office:value-type="time" office:time-value="PT18H57M24S" calcext:value-type="time">
            <text:p>18:57: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51]-['Indiegogo donations'.J751]" office:value-type="currency" office:currency="CAD" office:value="0.18" calcext:value-type="currency">
            <text:p>$0.18</text:p>
          </table:table-cell>
          <table:table-cell table:style-name="ce3" table:formula="of:=['Indiegogo donations'.L751]+['Indiegogo donations'.K75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51]+['Indiegogo donations'.N750]" office:value-type="currency" office:currency="CAD" office:value="115714.91" calcext:value-type="currency">
            <text:p>$115,714.91</text:p>
          </table:table-cell>
          <table:table-cell/>
        </table:table-row>
        <table:table-row table:style-name="ro1">
          <table:table-cell table:style-name="ce5" office:value-type="string" calcext:value-type="string">
            <text:p>7/2/2015</text:p>
          </table:table-cell>
          <table:table-cell table:style-name="ce6" office:value-type="time" office:time-value="PT18H57M27S" calcext:value-type="time">
            <text:p>18:57: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2]-['Indiegogo donations'.J752]" office:value-type="currency" office:currency="CAD" office:value="0.899999999999999" calcext:value-type="currency">
            <text:p>$0.90</text:p>
          </table:table-cell>
          <table:table-cell table:style-name="ce3" table:formula="of:=['Indiegogo donations'.L752]+['Indiegogo donations'.K75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2]+['Indiegogo donations'.N751]" office:value-type="currency" office:currency="CAD" office:value="115737.98" calcext:value-type="currency">
            <text:p>$115,737.98</text:p>
          </table:table-cell>
          <table:table-cell/>
        </table:table-row>
        <table:table-row table:style-name="ro1">
          <table:table-cell table:style-name="ce5" office:value-type="string" calcext:value-type="string">
            <text:p>7/2/2015</text:p>
          </table:table-cell>
          <table:table-cell table:style-name="ce6" office:value-type="time" office:time-value="PT18H57M30S" calcext:value-type="time">
            <text:p>18:57: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753]-['Indiegogo donations'.J753]" office:value-type="currency" office:currency="CAD" office:value="18" calcext:value-type="currency">
            <text:p>$18.00</text:p>
          </table:table-cell>
          <table:table-cell table:style-name="ce3" table:formula="of:=['Indiegogo donations'.L753]+['Indiegogo donations'.K75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753]+['Indiegogo donations'.N752]" office:value-type="currency" office:currency="CAD" office:value="116205.18" calcext:value-type="currency">
            <text:p>$116,205.18</text:p>
          </table:table-cell>
          <table:table-cell/>
        </table:table-row>
        <table:table-row table:style-name="ro1">
          <table:table-cell table:style-name="ce5" office:value-type="string" calcext:value-type="string">
            <text:p>7/2/2015</text:p>
          </table:table-cell>
          <table:table-cell table:style-name="ce6" office:value-type="time" office:time-value="PT18H57M33S" calcext:value-type="time">
            <text:p>18:57: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4]-['Indiegogo donations'.J754]" office:value-type="currency" office:currency="CAD" office:value="0.899999999999999" calcext:value-type="currency">
            <text:p>$0.90</text:p>
          </table:table-cell>
          <table:table-cell table:style-name="ce3" table:formula="of:=['Indiegogo donations'.L754]+['Indiegogo donations'.K75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4]+['Indiegogo donations'.N753]" office:value-type="currency" office:currency="CAD" office:value="116228.25" calcext:value-type="currency">
            <text:p>$116,228.25</text:p>
          </table:table-cell>
          <table:table-cell/>
        </table:table-row>
        <table:table-row table:style-name="ro1">
          <table:table-cell table:style-name="ce5" office:value-type="string" calcext:value-type="string">
            <text:p>7/2/2015</text:p>
          </table:table-cell>
          <table:table-cell table:style-name="ce6" office:value-type="time" office:time-value="PT18H57M36S" calcext:value-type="time">
            <text:p>18:57: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0" calcext:value-type="currency">
            <text:p>$5,000.00</text:p>
          </table:table-cell>
          <table:table-cell table:style-name="ce3" table:formula="of:=['Indiegogo donations'.H755]-['Indiegogo donations'.J755]" office:value-type="currency" office:currency="CAD" office:value="180" calcext:value-type="currency">
            <text:p>$180.00</text:p>
          </table:table-cell>
          <table:table-cell table:style-name="ce3" table:formula="of:=['Indiegogo donations'.L755]+['Indiegogo donations'.K755]" office:value-type="currency" office:currency="CAD" office:value="4820" calcext:value-type="currency">
            <text:p>$4,820.00</text:p>
          </table:table-cell>
          <table:table-cell table:style-name="ce3" office:value-type="currency" office:currency="CAD" office:value="145.3" calcext:value-type="currency">
            <text:p>$145.30</text:p>
          </table:table-cell>
          <table:table-cell office:value-type="currency" office:currency="CAD" office:value="4674.7" calcext:value-type="currency">
            <text:p>$4,674.70</text:p>
          </table:table-cell>
          <table:table-cell/>
          <table:table-cell table:style-name="ce3" table:formula="of:=['Indiegogo donations'.L755]+['Indiegogo donations'.N754]" office:value-type="currency" office:currency="CAD" office:value="120902.95" calcext:value-type="currency">
            <text:p>$120,902.95</text:p>
          </table:table-cell>
          <table:table-cell/>
        </table:table-row>
        <table:table-row table:style-name="ro1">
          <table:table-cell table:style-name="ce5" office:value-type="string" calcext:value-type="string">
            <text:p>7/2/2015</text:p>
          </table:table-cell>
          <table:table-cell table:style-name="ce6" office:value-type="time" office:time-value="PT18H57M38S" calcext:value-type="time">
            <text:p>18:5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80" calcext:value-type="currency">
            <text:p>$1,080.00</text:p>
          </table:table-cell>
          <table:table-cell table:style-name="ce3" table:formula="of:=['Indiegogo donations'.H756]-['Indiegogo donations'.J756]" office:value-type="currency" office:currency="CAD" office:value="38.8800000000001" calcext:value-type="currency">
            <text:p>$38.88</text:p>
          </table:table-cell>
          <table:table-cell table:style-name="ce3" table:formula="of:=['Indiegogo donations'.L756]+['Indiegogo donations'.K756]" office:value-type="currency" office:currency="CAD" office:value="1041.12" calcext:value-type="currency">
            <text:p>$1,041.12</text:p>
          </table:table-cell>
          <table:table-cell table:style-name="ce3" office:value-type="currency" office:currency="CAD" office:value="31.62" calcext:value-type="currency">
            <text:p>$31.62</text:p>
          </table:table-cell>
          <table:table-cell office:value-type="currency" office:currency="CAD" office:value="1009.5" calcext:value-type="currency">
            <text:p>$1,009.50</text:p>
          </table:table-cell>
          <table:table-cell/>
          <table:table-cell table:style-name="ce3" table:formula="of:=['Indiegogo donations'.L756]+['Indiegogo donations'.N755]" office:value-type="currency" office:currency="CAD" office:value="121912.45" calcext:value-type="currency">
            <text:p>$121,912.45</text:p>
          </table:table-cell>
          <table:table-cell/>
        </table:table-row>
        <table:table-row table:style-name="ro1">
          <table:table-cell table:style-name="ce5" office:value-type="string" calcext:value-type="string">
            <text:p>7/2/2015</text:p>
          </table:table-cell>
          <table:table-cell table:style-name="ce6" office:value-type="time" office:time-value="PT18H57M41S" calcext:value-type="time">
            <text:p>18:57: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57]-['Indiegogo donations'.J757]" office:value-type="currency" office:currency="CAD" office:value="3.59999999999999" calcext:value-type="currency">
            <text:p>$3.60</text:p>
          </table:table-cell>
          <table:table-cell table:style-name="ce3" table:formula="of:=['Indiegogo donations'.L757]+['Indiegogo donations'.K7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57]+['Indiegogo donations'.N756]" office:value-type="currency" office:currency="CAD" office:value="122005.65" calcext:value-type="currency">
            <text:p>$122,005.65</text:p>
          </table:table-cell>
          <table:table-cell/>
        </table:table-row>
        <table:table-row table:style-name="ro1">
          <table:table-cell table:style-name="ce5" office:value-type="string" calcext:value-type="string">
            <text:p>7/2/2015</text:p>
          </table:table-cell>
          <table:table-cell table:style-name="ce6" office:value-type="time" office:time-value="PT18H57M44S" calcext:value-type="time">
            <text:p>18:57: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8]-['Indiegogo donations'.J758]" office:value-type="currency" office:currency="CAD" office:value="0.899999999999999" calcext:value-type="currency">
            <text:p>$0.90</text:p>
          </table:table-cell>
          <table:table-cell table:style-name="ce3" table:formula="of:=['Indiegogo donations'.L758]+['Indiegogo donations'.K75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8]+['Indiegogo donations'.N757]" office:value-type="currency" office:currency="CAD" office:value="122028.72" calcext:value-type="currency">
            <text:p>$122,028.72</text:p>
          </table:table-cell>
          <table:table-cell/>
        </table:table-row>
        <table:table-row table:style-name="ro1">
          <table:table-cell table:style-name="ce5" office:value-type="string" calcext:value-type="string">
            <text:p>7/2/2015</text:p>
          </table:table-cell>
          <table:table-cell table:style-name="ce6" office:value-type="time" office:time-value="PT18H57M47S" calcext:value-type="time">
            <text:p>18:57: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59]-['Indiegogo donations'.J759]" office:value-type="currency" office:currency="CAD" office:value="0.899999999999999" calcext:value-type="currency">
            <text:p>$0.90</text:p>
          </table:table-cell>
          <table:table-cell table:style-name="ce3" table:formula="of:=['Indiegogo donations'.L759]+['Indiegogo donations'.K7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59]+['Indiegogo donations'.N758]" office:value-type="currency" office:currency="CAD" office:value="122051.79" calcext:value-type="currency">
            <text:p>$122,051.79</text:p>
          </table:table-cell>
          <table:table-cell/>
        </table:table-row>
        <table:table-row table:style-name="ro1">
          <table:table-cell table:style-name="ce5" office:value-type="string" calcext:value-type="string">
            <text:p>7/2/2015</text:p>
          </table:table-cell>
          <table:table-cell table:style-name="ce6" office:value-type="time" office:time-value="PT18H57M50S" calcext:value-type="time">
            <text:p>18:57: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760]-['Indiegogo donations'.J760]" office:value-type="currency" office:currency="CAD" office:value="1.8" calcext:value-type="currency">
            <text:p>$1.80</text:p>
          </table:table-cell>
          <table:table-cell table:style-name="ce3" table:formula="of:=['Indiegogo donations'.L760]+['Indiegogo donations'.K7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760]+['Indiegogo donations'.N759]" office:value-type="currency" office:currency="CAD" office:value="122098.24" calcext:value-type="currency">
            <text:p>$122,098.24</text:p>
          </table:table-cell>
          <table:table-cell/>
        </table:table-row>
        <table:table-row table:style-name="ro1">
          <table:table-cell table:style-name="ce5" office:value-type="string" calcext:value-type="string">
            <text:p>7/2/2015</text:p>
          </table:table-cell>
          <table:table-cell table:style-name="ce6" office:value-type="time" office:time-value="PT18H57M53S" calcext:value-type="time">
            <text:p>18:5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1]-['Indiegogo donations'.J761]" office:value-type="currency" office:currency="CAD" office:value="3.59999999999999" calcext:value-type="currency">
            <text:p>$3.60</text:p>
          </table:table-cell>
          <table:table-cell table:style-name="ce3" table:formula="of:=['Indiegogo donations'.L761]+['Indiegogo donations'.K7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1]+['Indiegogo donations'.N760]" office:value-type="currency" office:currency="CAD" office:value="122191.44" calcext:value-type="currency">
            <text:p>$122,191.44</text:p>
          </table:table-cell>
          <table:table-cell/>
        </table:table-row>
        <table:table-row table:style-name="ro1">
          <table:table-cell table:style-name="ce5" office:value-type="string" calcext:value-type="string">
            <text:p>7/2/2015</text:p>
          </table:table-cell>
          <table:table-cell table:style-name="ce6" office:value-type="time" office:time-value="PT18H57M56S" calcext:value-type="time">
            <text:p>18:5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62]-['Indiegogo donations'.J762]" office:value-type="currency" office:currency="CAD" office:value="9" calcext:value-type="currency">
            <text:p>$9.00</text:p>
          </table:table-cell>
          <table:table-cell table:style-name="ce3" table:formula="of:=['Indiegogo donations'.L762]+['Indiegogo donations'.K76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62]+['Indiegogo donations'.N761]" office:value-type="currency" office:currency="CAD" office:value="122424.89" calcext:value-type="currency">
            <text:p>$122,424.89</text:p>
          </table:table-cell>
          <table:table-cell/>
        </table:table-row>
        <table:table-row table:style-name="ro1">
          <table:table-cell table:style-name="ce5" office:value-type="string" calcext:value-type="string">
            <text:p>7/2/2015</text:p>
          </table:table-cell>
          <table:table-cell table:style-name="ce6" office:value-type="time" office:time-value="PT18H57M58S" calcext:value-type="time">
            <text:p>18:57: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63]-['Indiegogo donations'.J763]" office:value-type="currency" office:currency="CAD" office:value="0.720000000000002" calcext:value-type="currency">
            <text:p>$0.72</text:p>
          </table:table-cell>
          <table:table-cell table:style-name="ce3" table:formula="of:=['Indiegogo donations'.L763]+['Indiegogo donations'.K76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63]+['Indiegogo donations'.N762]" office:value-type="currency" office:currency="CAD" office:value="122443.29" calcext:value-type="currency">
            <text:p>$122,443.29</text:p>
          </table:table-cell>
          <table:table-cell/>
        </table:table-row>
        <table:table-row table:style-name="ro1">
          <table:table-cell table:style-name="ce5" office:value-type="string" calcext:value-type="string">
            <text:p>7/2/2015</text:p>
          </table:table-cell>
          <table:table-cell table:style-name="ce6" office:value-type="time" office:time-value="PT18H58M01S" calcext:value-type="time">
            <text:p>18:58: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4]-['Indiegogo donations'.J764]" office:value-type="currency" office:currency="CAD" office:value="3.59999999999999" calcext:value-type="currency">
            <text:p>$3.60</text:p>
          </table:table-cell>
          <table:table-cell table:style-name="ce3" table:formula="of:=['Indiegogo donations'.L764]+['Indiegogo donations'.K76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4]+['Indiegogo donations'.N763]" office:value-type="currency" office:currency="CAD" office:value="122536.49" calcext:value-type="currency">
            <text:p>$122,536.49</text:p>
          </table:table-cell>
          <table:table-cell/>
        </table:table-row>
        <table:table-row table:style-name="ro1">
          <table:table-cell table:style-name="ce5" office:value-type="string" calcext:value-type="string">
            <text:p>7/2/2015</text:p>
          </table:table-cell>
          <table:table-cell table:style-name="ce6" office:value-type="time" office:time-value="PT18H58M04S" calcext:value-type="time">
            <text:p>18:58: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8" calcext:value-type="currency">
            <text:p>$18.00</text:p>
          </table:table-cell>
          <table:table-cell table:style-name="ce3" table:formula="of:=['Indiegogo donations'.H765]-['Indiegogo donations'.J765]" office:value-type="currency" office:currency="CAD" office:value="0.649999999999999" calcext:value-type="currency">
            <text:p>$0.65</text:p>
          </table:table-cell>
          <table:table-cell table:style-name="ce3" table:formula="of:=['Indiegogo donations'.L765]+['Indiegogo donations'.K765]" office:value-type="currency" office:currency="CAD" office:value="17.35" calcext:value-type="currency">
            <text:p>$17.35</text:p>
          </table:table-cell>
          <table:table-cell table:style-name="ce3" office:value-type="currency" office:currency="CAD" office:value="0.82" calcext:value-type="currency">
            <text:p>$0.82</text:p>
          </table:table-cell>
          <table:table-cell office:value-type="currency" office:currency="CAD" office:value="16.53" calcext:value-type="currency">
            <text:p>$16.53</text:p>
          </table:table-cell>
          <table:table-cell/>
          <table:table-cell table:style-name="ce3" table:formula="of:=['Indiegogo donations'.L765]+['Indiegogo donations'.N764]" office:value-type="currency" office:currency="CAD" office:value="122553.02" calcext:value-type="currency">
            <text:p>$122,553.02</text:p>
          </table:table-cell>
          <table:table-cell/>
        </table:table-row>
        <table:table-row table:style-name="ro1">
          <table:table-cell table:style-name="ce5" office:value-type="string" calcext:value-type="string">
            <text:p>7/2/2015</text:p>
          </table:table-cell>
          <table:table-cell table:style-name="ce6" office:value-type="time" office:time-value="PT18H58M07S" calcext:value-type="time">
            <text:p>18:58: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66]-['Indiegogo donations'.J766]" office:value-type="currency" office:currency="CAD" office:value="10.8" calcext:value-type="currency">
            <text:p>$10.80</text:p>
          </table:table-cell>
          <table:table-cell table:style-name="ce3" table:formula="of:=['Indiegogo donations'.L766]+['Indiegogo donations'.K76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66]+['Indiegogo donations'.N765]" office:value-type="currency" office:currency="CAD" office:value="122833.22" calcext:value-type="currency">
            <text:p>$122,833.22</text:p>
          </table:table-cell>
          <table:table-cell/>
        </table:table-row>
        <table:table-row table:style-name="ro1">
          <table:table-cell table:style-name="ce5" office:value-type="string" calcext:value-type="string">
            <text:p>7/2/2015</text:p>
          </table:table-cell>
          <table:table-cell table:style-name="ce6" office:value-type="time" office:time-value="PT18H58M10S" calcext:value-type="time">
            <text:p>18:58: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67]-['Indiegogo donations'.J767]" office:value-type="currency" office:currency="CAD" office:value="0.899999999999999" calcext:value-type="currency">
            <text:p>$0.90</text:p>
          </table:table-cell>
          <table:table-cell table:style-name="ce3" table:formula="of:=['Indiegogo donations'.L767]+['Indiegogo donations'.K7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67]+['Indiegogo donations'.N766]" office:value-type="currency" office:currency="CAD" office:value="122856.29" calcext:value-type="currency">
            <text:p>$122,856.29</text:p>
          </table:table-cell>
          <table:table-cell/>
        </table:table-row>
        <table:table-row table:style-name="ro1">
          <table:table-cell table:style-name="ce5" office:value-type="string" calcext:value-type="string">
            <text:p>7/2/2015</text:p>
          </table:table-cell>
          <table:table-cell table:style-name="ce6" office:value-type="time" office:time-value="PT18H58M13S" calcext:value-type="time">
            <text:p>18:5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768]-['Indiegogo donations'.J768]" office:value-type="currency" office:currency="CAD" office:value="90" calcext:value-type="currency">
            <text:p>$90.00</text:p>
          </table:table-cell>
          <table:table-cell table:style-name="ce3" table:formula="of:=['Indiegogo donations'.L768]+['Indiegogo donations'.K768]"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768]+['Indiegogo donations'.N767]" office:value-type="currency" office:currency="CAD" office:value="125193.49" calcext:value-type="currency">
            <text:p>$125,193.49</text:p>
          </table:table-cell>
          <table:table-cell/>
        </table:table-row>
        <table:table-row table:style-name="ro1">
          <table:table-cell table:style-name="ce5" office:value-type="string" calcext:value-type="string">
            <text:p>7/2/2015</text:p>
          </table:table-cell>
          <table:table-cell table:style-name="ce6" office:value-type="time" office:time-value="PT18H58M15S" calcext:value-type="time">
            <text:p>18:58: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69]-['Indiegogo donations'.J769]" office:value-type="currency" office:currency="CAD" office:value="3.59999999999999" calcext:value-type="currency">
            <text:p>$3.60</text:p>
          </table:table-cell>
          <table:table-cell table:style-name="ce3" table:formula="of:=['Indiegogo donations'.L769]+['Indiegogo donations'.K7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69]+['Indiegogo donations'.N768]" office:value-type="currency" office:currency="CAD" office:value="125286.69" calcext:value-type="currency">
            <text:p>$125,286.69</text:p>
          </table:table-cell>
          <table:table-cell/>
        </table:table-row>
        <table:table-row table:style-name="ro1">
          <table:table-cell table:style-name="ce5" office:value-type="string" calcext:value-type="string">
            <text:p>7/2/2015</text:p>
          </table:table-cell>
          <table:table-cell table:style-name="ce6" office:value-type="time" office:time-value="PT18H58M18S" calcext:value-type="time">
            <text:p>18:58: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70]-['Indiegogo donations'.J770]" office:value-type="currency" office:currency="CAD" office:value="0.359999999999999" calcext:value-type="currency">
            <text:p>$0.36</text:p>
          </table:table-cell>
          <table:table-cell table:style-name="ce3" table:formula="of:=['Indiegogo donations'.L770]+['Indiegogo donations'.K77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70]+['Indiegogo donations'.N769]" office:value-type="currency" office:currency="CAD" office:value="125295.74" calcext:value-type="currency">
            <text:p>$125,295.74</text:p>
          </table:table-cell>
          <table:table-cell/>
        </table:table-row>
        <table:table-row table:style-name="ro1">
          <table:table-cell table:style-name="ce5" office:value-type="string" calcext:value-type="string">
            <text:p>7/2/2015</text:p>
          </table:table-cell>
          <table:table-cell table:style-name="ce6" office:value-type="time" office:time-value="PT18H58M21S" calcext:value-type="time">
            <text:p>18:58: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771]-['Indiegogo donations'.J771]" office:value-type="currency" office:currency="CAD" office:value="1.44" calcext:value-type="currency">
            <text:p>$1.44</text:p>
          </table:table-cell>
          <table:table-cell table:style-name="ce3" table:formula="of:=['Indiegogo donations'.L771]+['Indiegogo donations'.K77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771]+['Indiegogo donations'.N770]" office:value-type="currency" office:currency="CAD" office:value="125332.84" calcext:value-type="currency">
            <text:p>$125,332.84</text:p>
          </table:table-cell>
          <table:table-cell/>
        </table:table-row>
        <table:table-row table:style-name="ro1">
          <table:table-cell table:style-name="ce5" office:value-type="string" calcext:value-type="string">
            <text:p>7/2/2015</text:p>
          </table:table-cell>
          <table:table-cell table:style-name="ce6" office:value-type="time" office:time-value="PT18H58M24S" calcext:value-type="time">
            <text:p>18:58: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2]-['Indiegogo donations'.J772]" office:value-type="currency" office:currency="CAD" office:value="3.59999999999999" calcext:value-type="currency">
            <text:p>$3.60</text:p>
          </table:table-cell>
          <table:table-cell table:style-name="ce3" table:formula="of:=['Indiegogo donations'.L772]+['Indiegogo donations'.K7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2]+['Indiegogo donations'.N771]" office:value-type="currency" office:currency="CAD" office:value="125426.04" calcext:value-type="currency">
            <text:p>$125,426.04</text:p>
          </table:table-cell>
          <table:table-cell/>
        </table:table-row>
        <table:table-row table:style-name="ro1">
          <table:table-cell table:style-name="ce5" office:value-type="string" calcext:value-type="string">
            <text:p>7/2/2015</text:p>
          </table:table-cell>
          <table:table-cell table:style-name="ce6" office:value-type="time" office:time-value="PT18H58M27S" calcext:value-type="time">
            <text:p>18:5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73]-['Indiegogo donations'.J773]" office:value-type="currency" office:currency="CAD" office:value="0.359999999999999" calcext:value-type="currency">
            <text:p>$0.36</text:p>
          </table:table-cell>
          <table:table-cell table:style-name="ce3" table:formula="of:=['Indiegogo donations'.L773]+['Indiegogo donations'.K7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73]+['Indiegogo donations'.N772]" office:value-type="currency" office:currency="CAD" office:value="125435.09" calcext:value-type="currency">
            <text:p>$125,435.09</text:p>
          </table:table-cell>
          <table:table-cell/>
        </table:table-row>
        <table:table-row table:style-name="ro1">
          <table:table-cell table:style-name="ce5" office:value-type="string" calcext:value-type="string">
            <text:p>7/2/2015</text:p>
          </table:table-cell>
          <table:table-cell table:style-name="ce6" office:value-type="time" office:time-value="PT18H58M29S" calcext:value-type="time">
            <text:p>18:58: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3" calcext:value-type="currency">
            <text:p>$163.00</text:p>
          </table:table-cell>
          <table:table-cell table:style-name="ce3" table:formula="of:=['Indiegogo donations'.H774]-['Indiegogo donations'.J774]" office:value-type="currency" office:currency="CAD" office:value="5.87" calcext:value-type="currency">
            <text:p>$5.87</text:p>
          </table:table-cell>
          <table:table-cell table:style-name="ce3" table:formula="of:=['Indiegogo donations'.L774]+['Indiegogo donations'.K774]" office:value-type="currency" office:currency="CAD" office:value="157.13" calcext:value-type="currency">
            <text:p>$157.13</text:p>
          </table:table-cell>
          <table:table-cell table:style-name="ce3" office:value-type="currency" office:currency="CAD" office:value="5.03" calcext:value-type="currency">
            <text:p>$5.03</text:p>
          </table:table-cell>
          <table:table-cell office:value-type="currency" office:currency="CAD" office:value="152.1" calcext:value-type="currency">
            <text:p>$152.10</text:p>
          </table:table-cell>
          <table:table-cell/>
          <table:table-cell table:style-name="ce3" table:formula="of:=['Indiegogo donations'.L774]+['Indiegogo donations'.N773]" office:value-type="currency" office:currency="CAD" office:value="125587.19" calcext:value-type="currency">
            <text:p>$125,587.19</text:p>
          </table:table-cell>
          <table:table-cell/>
        </table:table-row>
        <table:table-row table:style-name="ro1">
          <table:table-cell table:style-name="ce5" office:value-type="string" calcext:value-type="string">
            <text:p>7/2/2015</text:p>
          </table:table-cell>
          <table:table-cell table:style-name="ce6" office:value-type="time" office:time-value="PT18H58M32S" calcext:value-type="time">
            <text:p>18:58: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1" calcext:value-type="currency">
            <text:p>$1,001.00</text:p>
          </table:table-cell>
          <table:table-cell table:style-name="ce3" table:formula="of:=['Indiegogo donations'.H775]-['Indiegogo donations'.J775]" office:value-type="currency" office:currency="CAD" office:value="36.04" calcext:value-type="currency">
            <text:p>$36.04</text:p>
          </table:table-cell>
          <table:table-cell table:style-name="ce3" table:formula="of:=['Indiegogo donations'.L775]+['Indiegogo donations'.K775]" office:value-type="currency" office:currency="CAD" office:value="964.96" calcext:value-type="currency">
            <text:p>$964.96</text:p>
          </table:table-cell>
          <table:table-cell table:style-name="ce3" office:value-type="currency" office:currency="CAD" office:value="29.33" calcext:value-type="currency">
            <text:p>$29.33</text:p>
          </table:table-cell>
          <table:table-cell office:value-type="currency" office:currency="CAD" office:value="935.63" calcext:value-type="currency">
            <text:p>$935.63</text:p>
          </table:table-cell>
          <table:table-cell/>
          <table:table-cell table:style-name="ce3" table:formula="of:=['Indiegogo donations'.L775]+['Indiegogo donations'.N774]" office:value-type="currency" office:currency="CAD" office:value="126522.82" calcext:value-type="currency">
            <text:p>$126,522.82</text:p>
          </table:table-cell>
          <table:table-cell/>
        </table:table-row>
        <table:table-row table:style-name="ro1">
          <table:table-cell table:style-name="ce5" office:value-type="string" calcext:value-type="string">
            <text:p>7/2/2015</text:p>
          </table:table-cell>
          <table:table-cell table:style-name="ce6" office:value-type="time" office:time-value="PT18H58M35S" calcext:value-type="time">
            <text:p>18:58: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776]-['Indiegogo donations'.J776]" office:value-type="currency" office:currency="CAD" office:value="5.40000000000001" calcext:value-type="currency">
            <text:p>$5.40</text:p>
          </table:table-cell>
          <table:table-cell table:style-name="ce3" table:formula="of:=['Indiegogo donations'.L776]+['Indiegogo donations'.K776]"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776]+['Indiegogo donations'.N775]" office:value-type="currency" office:currency="CAD" office:value="126662.77" calcext:value-type="currency">
            <text:p>$126,662.77</text:p>
          </table:table-cell>
          <table:table-cell/>
        </table:table-row>
        <table:table-row table:style-name="ro1">
          <table:table-cell table:style-name="ce5" office:value-type="string" calcext:value-type="string">
            <text:p>7/2/2015</text:p>
          </table:table-cell>
          <table:table-cell table:style-name="ce6" office:value-type="time" office:time-value="PT18H58M38S" calcext:value-type="time">
            <text:p>18:58: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7]-['Indiegogo donations'.J777]" office:value-type="currency" office:currency="CAD" office:value="3.59999999999999" calcext:value-type="currency">
            <text:p>$3.60</text:p>
          </table:table-cell>
          <table:table-cell table:style-name="ce3" table:formula="of:=['Indiegogo donations'.L777]+['Indiegogo donations'.K77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7]+['Indiegogo donations'.N776]" office:value-type="currency" office:currency="CAD" office:value="126755.97" calcext:value-type="currency">
            <text:p>$126,755.97</text:p>
          </table:table-cell>
          <table:table-cell/>
        </table:table-row>
        <table:table-row table:style-name="ro1">
          <table:table-cell table:style-name="ce5" office:value-type="string" calcext:value-type="string">
            <text:p>7/2/2015</text:p>
          </table:table-cell>
          <table:table-cell table:style-name="ce6" office:value-type="time" office:time-value="PT18H58M41S" calcext:value-type="time">
            <text:p>18:58: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778]-['Indiegogo donations'.J778]" office:value-type="currency" office:currency="CAD" office:value="0.720000000000002" calcext:value-type="currency">
            <text:p>$0.72</text:p>
          </table:table-cell>
          <table:table-cell table:style-name="ce3" table:formula="of:=['Indiegogo donations'.L778]+['Indiegogo donations'.K77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778]+['Indiegogo donations'.N777]" office:value-type="currency" office:currency="CAD" office:value="126774.37" calcext:value-type="currency">
            <text:p>$126,774.37</text:p>
          </table:table-cell>
          <table:table-cell/>
        </table:table-row>
        <table:table-row table:style-name="ro1">
          <table:table-cell table:style-name="ce5" office:value-type="string" calcext:value-type="string">
            <text:p>7/2/2015</text:p>
          </table:table-cell>
          <table:table-cell table:style-name="ce6" office:value-type="time" office:time-value="PT18H58M44S" calcext:value-type="time">
            <text:p>18:58: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79]-['Indiegogo donations'.J779]" office:value-type="currency" office:currency="CAD" office:value="3.59999999999999" calcext:value-type="currency">
            <text:p>$3.60</text:p>
          </table:table-cell>
          <table:table-cell table:style-name="ce3" table:formula="of:=['Indiegogo donations'.L779]+['Indiegogo donations'.K77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79]+['Indiegogo donations'.N778]" office:value-type="currency" office:currency="CAD" office:value="126867.57" calcext:value-type="currency">
            <text:p>$126,867.57</text:p>
          </table:table-cell>
          <table:table-cell/>
        </table:table-row>
        <table:table-row table:style-name="ro1">
          <table:table-cell table:style-name="ce5" office:value-type="string" calcext:value-type="string">
            <text:p>7/2/2015</text:p>
          </table:table-cell>
          <table:table-cell table:style-name="ce6" office:value-type="time" office:time-value="PT18H58M47S" calcext:value-type="time">
            <text:p>18:58: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80]-['Indiegogo donations'.J780]" office:value-type="currency" office:currency="CAD" office:value="0.18" calcext:value-type="currency">
            <text:p>$0.18</text:p>
          </table:table-cell>
          <table:table-cell table:style-name="ce3" table:formula="of:=['Indiegogo donations'.L780]+['Indiegogo donations'.K78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80]+['Indiegogo donations'.N779]" office:value-type="currency" office:currency="CAD" office:value="126871.94" calcext:value-type="currency">
            <text:p>$126,871.94</text:p>
          </table:table-cell>
          <table:table-cell/>
        </table:table-row>
        <table:table-row table:style-name="ro1">
          <table:table-cell table:style-name="ce5" office:value-type="string" calcext:value-type="string">
            <text:p>7/2/2015</text:p>
          </table:table-cell>
          <table:table-cell table:style-name="ce6" office:value-type="time" office:time-value="PT18H58M50S" calcext:value-type="time">
            <text:p>18:5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781]-['Indiegogo donations'.J781]" office:value-type="currency" office:currency="CAD" office:value="9" calcext:value-type="currency">
            <text:p>$9.00</text:p>
          </table:table-cell>
          <table:table-cell table:style-name="ce3" table:formula="of:=['Indiegogo donations'.L781]+['Indiegogo donations'.K78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781]+['Indiegogo donations'.N780]" office:value-type="currency" office:currency="CAD" office:value="127105.39" calcext:value-type="currency">
            <text:p>$127,105.39</text:p>
          </table:table-cell>
          <table:table-cell/>
        </table:table-row>
        <table:table-row table:style-name="ro1">
          <table:table-cell table:style-name="ce5" office:value-type="string" calcext:value-type="string">
            <text:p>7/2/2015</text:p>
          </table:table-cell>
          <table:table-cell table:style-name="ce6" office:value-type="time" office:time-value="PT18H58M53S" calcext:value-type="time">
            <text:p>18:5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782]-['Indiegogo donations'.J782]" office:value-type="currency" office:currency="CAD" office:value="7.20000000000002" calcext:value-type="currency">
            <text:p>$7.20</text:p>
          </table:table-cell>
          <table:table-cell table:style-name="ce3" table:formula="of:=['Indiegogo donations'.L782]+['Indiegogo donations'.K78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782]+['Indiegogo donations'.N781]" office:value-type="currency" office:currency="CAD" office:value="127292.09" calcext:value-type="currency">
            <text:p>$127,292.09</text:p>
          </table:table-cell>
          <table:table-cell/>
        </table:table-row>
        <table:table-row table:style-name="ro1">
          <table:table-cell table:style-name="ce5" office:value-type="string" calcext:value-type="string">
            <text:p>7/2/2015</text:p>
          </table:table-cell>
          <table:table-cell table:style-name="ce6" office:value-type="time" office:time-value="PT18H58M56S" calcext:value-type="time">
            <text:p>18:5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3]-['Indiegogo donations'.J783]" office:value-type="currency" office:currency="CAD" office:value="3.59999999999999" calcext:value-type="currency">
            <text:p>$3.60</text:p>
          </table:table-cell>
          <table:table-cell table:style-name="ce3" table:formula="of:=['Indiegogo donations'.L783]+['Indiegogo donations'.K7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3]+['Indiegogo donations'.N782]" office:value-type="currency" office:currency="CAD" office:value="127385.29" calcext:value-type="currency">
            <text:p>$127,385.29</text:p>
          </table:table-cell>
          <table:table-cell/>
        </table:table-row>
        <table:table-row table:style-name="ro1">
          <table:table-cell table:style-name="ce5" office:value-type="string" calcext:value-type="string">
            <text:p>7/2/2015</text:p>
          </table:table-cell>
          <table:table-cell table:style-name="ce6" office:value-type="time" office:time-value="PT18H58M59S" calcext:value-type="time">
            <text:p>18:5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84]-['Indiegogo donations'.J784]" office:value-type="currency" office:currency="CAD" office:value="3.59999999999999" calcext:value-type="currency">
            <text:p>$3.60</text:p>
          </table:table-cell>
          <table:table-cell table:style-name="ce3" table:formula="of:=['Indiegogo donations'.L784]+['Indiegogo donations'.K78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84]+['Indiegogo donations'.N783]" office:value-type="currency" office:currency="CAD" office:value="127478.49" calcext:value-type="currency">
            <text:p>$127,478.49</text:p>
          </table:table-cell>
          <table:table-cell/>
        </table:table-row>
        <table:table-row table:style-name="ro1">
          <table:table-cell table:style-name="ce5" office:value-type="string" calcext:value-type="string">
            <text:p>7/2/2015</text:p>
          </table:table-cell>
          <table:table-cell table:style-name="ce6" office:value-type="time" office:time-value="PT18H59M02S" calcext:value-type="time">
            <text:p>18:5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4000" calcext:value-type="currency">
            <text:p>$14,000.00</text:p>
          </table:table-cell>
          <table:table-cell table:style-name="ce3" table:formula="of:=['Indiegogo donations'.H785]-['Indiegogo donations'.J785]" office:value-type="currency" office:currency="CAD" office:value="504" calcext:value-type="currency">
            <text:p>$504.00</text:p>
          </table:table-cell>
          <table:table-cell table:style-name="ce3" table:formula="of:=['Indiegogo donations'.L785]+['Indiegogo donations'.K785]" office:value-type="currency" office:currency="CAD" office:value="13496" calcext:value-type="currency">
            <text:p>$13,496.00</text:p>
          </table:table-cell>
          <table:table-cell table:style-name="ce3" office:value-type="currency" office:currency="CAD" office:value="406.3" calcext:value-type="currency">
            <text:p>$406.30</text:p>
          </table:table-cell>
          <table:table-cell office:value-type="currency" office:currency="CAD" office:value="13089.7" calcext:value-type="currency">
            <text:p>$13,089.70</text:p>
          </table:table-cell>
          <table:table-cell/>
          <table:table-cell table:style-name="ce3" table:formula="of:=['Indiegogo donations'.L785]+['Indiegogo donations'.N784]" office:value-type="currency" office:currency="CAD" office:value="140568.19" calcext:value-type="currency">
            <text:p>$140,568.19</text:p>
          </table:table-cell>
          <table:table-cell/>
        </table:table-row>
        <table:table-row table:style-name="ro1">
          <table:table-cell table:style-name="ce5" office:value-type="string" calcext:value-type="string">
            <text:p>7/2/2015</text:p>
          </table:table-cell>
          <table:table-cell table:style-name="ce6" office:value-type="time" office:time-value="PT18H59M04S" calcext:value-type="time">
            <text:p>18:59: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786]-['Indiegogo donations'.J786]" office:value-type="currency" office:currency="CAD" office:value="10.8" calcext:value-type="currency">
            <text:p>$10.80</text:p>
          </table:table-cell>
          <table:table-cell table:style-name="ce3" table:formula="of:=['Indiegogo donations'.L786]+['Indiegogo donations'.K78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786]+['Indiegogo donations'.N785]" office:value-type="currency" office:currency="CAD" office:value="140848.39" calcext:value-type="currency">
            <text:p>$140,848.39</text:p>
          </table:table-cell>
          <table:table-cell/>
        </table:table-row>
        <table:table-row table:style-name="ro1">
          <table:table-cell table:style-name="ce5" office:value-type="string" calcext:value-type="string">
            <text:p>7/2/2015</text:p>
          </table:table-cell>
          <table:table-cell table:style-name="ce6" office:value-type="time" office:time-value="PT18H59M07S" calcext:value-type="time">
            <text:p>18:59: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0" calcext:value-type="currency">
            <text:p>$70.00</text:p>
          </table:table-cell>
          <table:table-cell table:style-name="ce3" table:formula="of:=['Indiegogo donations'.H787]-['Indiegogo donations'.J787]" office:value-type="currency" office:currency="CAD" office:value="2.52" calcext:value-type="currency">
            <text:p>$2.52</text:p>
          </table:table-cell>
          <table:table-cell table:style-name="ce3" table:formula="of:=['Indiegogo donations'.L787]+['Indiegogo donations'.K787]" office:value-type="currency" office:currency="CAD" office:value="67.48" calcext:value-type="currency">
            <text:p>$67.48</text:p>
          </table:table-cell>
          <table:table-cell table:style-name="ce3" office:value-type="currency" office:currency="CAD" office:value="2.33" calcext:value-type="currency">
            <text:p>$2.33</text:p>
          </table:table-cell>
          <table:table-cell office:value-type="currency" office:currency="CAD" office:value="65.15" calcext:value-type="currency">
            <text:p>$65.15</text:p>
          </table:table-cell>
          <table:table-cell/>
          <table:table-cell table:style-name="ce3" table:formula="of:=['Indiegogo donations'.L787]+['Indiegogo donations'.N786]" office:value-type="currency" office:currency="CAD" office:value="140913.54" calcext:value-type="currency">
            <text:p>$140,913.54</text:p>
          </table:table-cell>
          <table:table-cell/>
        </table:table-row>
        <table:table-row table:style-name="ro1">
          <table:table-cell table:style-name="ce5" office:value-type="string" calcext:value-type="string">
            <text:p>7/2/2015</text:p>
          </table:table-cell>
          <table:table-cell table:style-name="ce6" office:value-type="time" office:time-value="PT18H59M10S" calcext:value-type="time">
            <text:p>18:59: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88]-['Indiegogo donations'.J788]" office:value-type="currency" office:currency="CAD" office:value="0.899999999999999" calcext:value-type="currency">
            <text:p>$0.90</text:p>
          </table:table-cell>
          <table:table-cell table:style-name="ce3" table:formula="of:=['Indiegogo donations'.L788]+['Indiegogo donations'.K78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88]+['Indiegogo donations'.N787]" office:value-type="currency" office:currency="CAD" office:value="140936.61" calcext:value-type="currency">
            <text:p>$140,936.61</text:p>
          </table:table-cell>
          <table:table-cell/>
        </table:table-row>
        <table:table-row table:style-name="ro1">
          <table:table-cell table:style-name="ce5" office:value-type="string" calcext:value-type="string">
            <text:p>7/2/2015</text:p>
          </table:table-cell>
          <table:table-cell table:style-name="ce6" office:value-type="time" office:time-value="PT18H59M13S" calcext:value-type="time">
            <text:p>18:59: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89]-['Indiegogo donations'.J789]" office:value-type="currency" office:currency="CAD" office:value="0.899999999999999" calcext:value-type="currency">
            <text:p>$0.90</text:p>
          </table:table-cell>
          <table:table-cell table:style-name="ce3" table:formula="of:=['Indiegogo donations'.L789]+['Indiegogo donations'.K7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89]+['Indiegogo donations'.N788]" office:value-type="currency" office:currency="CAD" office:value="140959.68" calcext:value-type="currency">
            <text:p>$140,959.68</text:p>
          </table:table-cell>
          <table:table-cell/>
        </table:table-row>
        <table:table-row table:style-name="ro1">
          <table:table-cell table:style-name="ce5" office:value-type="string" calcext:value-type="string">
            <text:p>7/2/2015</text:p>
          </table:table-cell>
          <table:table-cell table:style-name="ce6" office:value-type="time" office:time-value="PT18H59M16S" calcext:value-type="time">
            <text:p>18:59: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0]-['Indiegogo donations'.J790]" office:value-type="currency" office:currency="CAD" office:value="3.59999999999999" calcext:value-type="currency">
            <text:p>$3.60</text:p>
          </table:table-cell>
          <table:table-cell table:style-name="ce3" table:formula="of:=['Indiegogo donations'.L790]+['Indiegogo donations'.K7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0]+['Indiegogo donations'.N789]" office:value-type="currency" office:currency="CAD" office:value="141052.88" calcext:value-type="currency">
            <text:p>$141,052.88</text:p>
          </table:table-cell>
          <table:table-cell/>
        </table:table-row>
        <table:table-row table:style-name="ro1">
          <table:table-cell table:style-name="ce5" office:value-type="string" calcext:value-type="string">
            <text:p>7/2/2015</text:p>
          </table:table-cell>
          <table:table-cell table:style-name="ce6" office:value-type="time" office:time-value="PT18H59M19S" calcext:value-type="time">
            <text:p>18:59: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1]-['Indiegogo donations'.J791]" office:value-type="currency" office:currency="CAD" office:value="0.899999999999999" calcext:value-type="currency">
            <text:p>$0.90</text:p>
          </table:table-cell>
          <table:table-cell table:style-name="ce3" table:formula="of:=['Indiegogo donations'.L791]+['Indiegogo donations'.K7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1]+['Indiegogo donations'.N790]" office:value-type="currency" office:currency="CAD" office:value="141075.95" calcext:value-type="currency">
            <text:p>$141,075.95</text:p>
          </table:table-cell>
          <table:table-cell/>
        </table:table-row>
        <table:table-row table:style-name="ro1">
          <table:table-cell table:style-name="ce5" office:value-type="string" calcext:value-type="string">
            <text:p>7/2/2015</text:p>
          </table:table-cell>
          <table:table-cell table:style-name="ce6" office:value-type="time" office:time-value="PT18H59M22S" calcext:value-type="time">
            <text:p>18:59: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 calcext:value-type="currency">
            <text:p>$3.00</text:p>
          </table:table-cell>
          <table:table-cell table:style-name="ce3" table:formula="of:=['Indiegogo donations'.H792]-['Indiegogo donations'.J792]" office:value-type="currency" office:currency="CAD" office:value="0.11" calcext:value-type="currency">
            <text:p>$0.11</text:p>
          </table:table-cell>
          <table:table-cell table:style-name="ce3" table:formula="of:=['Indiegogo donations'.L792]+['Indiegogo donations'.K792]" office:value-type="currency" office:currency="CAD" office:value="2.89" calcext:value-type="currency">
            <text:p>$2.89</text:p>
          </table:table-cell>
          <table:table-cell table:style-name="ce3" office:value-type="currency" office:currency="CAD" office:value="0.39" calcext:value-type="currency">
            <text:p>$0.39</text:p>
          </table:table-cell>
          <table:table-cell office:value-type="currency" office:currency="CAD" office:value="2.5" calcext:value-type="currency">
            <text:p>$2.50</text:p>
          </table:table-cell>
          <table:table-cell/>
          <table:table-cell table:style-name="ce3" table:formula="of:=['Indiegogo donations'.L792]+['Indiegogo donations'.N791]" office:value-type="currency" office:currency="CAD" office:value="141078.45" calcext:value-type="currency">
            <text:p>$141,078.45</text:p>
          </table:table-cell>
          <table:table-cell/>
        </table:table-row>
        <table:table-row table:style-name="ro1">
          <table:table-cell table:style-name="ce5" office:value-type="string" calcext:value-type="string">
            <text:p>7/2/2015</text:p>
          </table:table-cell>
          <table:table-cell table:style-name="ce6" office:value-type="time" office:time-value="PT18H59M25S" calcext:value-type="time">
            <text:p>18:59: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793]-['Indiegogo donations'.J793]" office:value-type="currency" office:currency="CAD" office:value="0.359999999999999" calcext:value-type="currency">
            <text:p>$0.36</text:p>
          </table:table-cell>
          <table:table-cell table:style-name="ce3" table:formula="of:=['Indiegogo donations'.L793]+['Indiegogo donations'.K79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793]+['Indiegogo donations'.N792]" office:value-type="currency" office:currency="CAD" office:value="141087.5" calcext:value-type="currency">
            <text:p>$141,087.50</text:p>
          </table:table-cell>
          <table:table-cell/>
        </table:table-row>
        <table:table-row table:style-name="ro1">
          <table:table-cell table:style-name="ce5" office:value-type="string" calcext:value-type="string">
            <text:p>7/2/2015</text:p>
          </table:table-cell>
          <table:table-cell table:style-name="ce6" office:value-type="time" office:time-value="PT18H59M28S" calcext:value-type="time">
            <text:p>18:59: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794]-['Indiegogo donations'.J794]" office:value-type="currency" office:currency="CAD" office:value="0.18" calcext:value-type="currency">
            <text:p>$0.18</text:p>
          </table:table-cell>
          <table:table-cell table:style-name="ce3" table:formula="of:=['Indiegogo donations'.L794]+['Indiegogo donations'.K79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794]+['Indiegogo donations'.N793]" office:value-type="currency" office:currency="CAD" office:value="141091.87" calcext:value-type="currency">
            <text:p>$141,091.87</text:p>
          </table:table-cell>
          <table:table-cell/>
        </table:table-row>
        <table:table-row table:style-name="ro1">
          <table:table-cell table:style-name="ce5" office:value-type="string" calcext:value-type="string">
            <text:p>7/2/2015</text:p>
          </table:table-cell>
          <table:table-cell table:style-name="ce6" office:value-type="time" office:time-value="PT18H59M31S" calcext:value-type="time">
            <text:p>18:59: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5]-['Indiegogo donations'.J795]" office:value-type="currency" office:currency="CAD" office:value="0.899999999999999" calcext:value-type="currency">
            <text:p>$0.90</text:p>
          </table:table-cell>
          <table:table-cell table:style-name="ce3" table:formula="of:=['Indiegogo donations'.L795]+['Indiegogo donations'.K79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5]+['Indiegogo donations'.N794]" office:value-type="currency" office:currency="CAD" office:value="141114.94" calcext:value-type="currency">
            <text:p>$141,114.94</text:p>
          </table:table-cell>
          <table:table-cell/>
        </table:table-row>
        <table:table-row table:style-name="ro1">
          <table:table-cell table:style-name="ce5" office:value-type="string" calcext:value-type="string">
            <text:p>7/2/2015</text:p>
          </table:table-cell>
          <table:table-cell table:style-name="ce6" office:value-type="time" office:time-value="PT18H59M34S" calcext:value-type="time">
            <text:p>18:59: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6]-['Indiegogo donations'.J796]" office:value-type="currency" office:currency="CAD" office:value="0.899999999999999" calcext:value-type="currency">
            <text:p>$0.90</text:p>
          </table:table-cell>
          <table:table-cell table:style-name="ce3" table:formula="of:=['Indiegogo donations'.L796]+['Indiegogo donations'.K79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6]+['Indiegogo donations'.N795]" office:value-type="currency" office:currency="CAD" office:value="141138.01" calcext:value-type="currency">
            <text:p>$141,138.01</text:p>
          </table:table-cell>
          <table:table-cell/>
        </table:table-row>
        <table:table-row table:style-name="ro1">
          <table:table-cell table:style-name="ce5" office:value-type="string" calcext:value-type="string">
            <text:p>7/2/2015</text:p>
          </table:table-cell>
          <table:table-cell table:style-name="ce6" office:value-type="time" office:time-value="PT18H59M37S" calcext:value-type="time">
            <text:p>18:59: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7]-['Indiegogo donations'.J797]" office:value-type="currency" office:currency="CAD" office:value="3.59999999999999" calcext:value-type="currency">
            <text:p>$3.60</text:p>
          </table:table-cell>
          <table:table-cell table:style-name="ce3" table:formula="of:=['Indiegogo donations'.L797]+['Indiegogo donations'.K7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7]+['Indiegogo donations'.N796]" office:value-type="currency" office:currency="CAD" office:value="141231.21" calcext:value-type="currency">
            <text:p>$141,231.21</text:p>
          </table:table-cell>
          <table:table-cell/>
        </table:table-row>
        <table:table-row table:style-name="ro1">
          <table:table-cell table:style-name="ce5" office:value-type="string" calcext:value-type="string">
            <text:p>7/2/2015</text:p>
          </table:table-cell>
          <table:table-cell table:style-name="ce6" office:value-type="time" office:time-value="PT18H59M39S" calcext:value-type="time">
            <text:p>18:59: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798]-['Indiegogo donations'.J798]" office:value-type="currency" office:currency="CAD" office:value="0.899999999999999" calcext:value-type="currency">
            <text:p>$0.90</text:p>
          </table:table-cell>
          <table:table-cell table:style-name="ce3" table:formula="of:=['Indiegogo donations'.L798]+['Indiegogo donations'.K79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798]+['Indiegogo donations'.N797]" office:value-type="currency" office:currency="CAD" office:value="141254.28" calcext:value-type="currency">
            <text:p>$141,254.28</text:p>
          </table:table-cell>
          <table:table-cell/>
        </table:table-row>
        <table:table-row table:style-name="ro1">
          <table:table-cell table:style-name="ce5" office:value-type="string" calcext:value-type="string">
            <text:p>7/2/2015</text:p>
          </table:table-cell>
          <table:table-cell table:style-name="ce6" office:value-type="time" office:time-value="PT18H59M42S" calcext:value-type="time">
            <text:p>18:59: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799]-['Indiegogo donations'.J799]" office:value-type="currency" office:currency="CAD" office:value="3.59999999999999" calcext:value-type="currency">
            <text:p>$3.60</text:p>
          </table:table-cell>
          <table:table-cell table:style-name="ce3" table:formula="of:=['Indiegogo donations'.L799]+['Indiegogo donations'.K7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799]+['Indiegogo donations'.N798]" office:value-type="currency" office:currency="CAD" office:value="141347.48" calcext:value-type="currency">
            <text:p>$141,347.48</text:p>
          </table:table-cell>
          <table:table-cell/>
        </table:table-row>
        <table:table-row table:style-name="ro1">
          <table:table-cell table:style-name="ce5" office:value-type="string" calcext:value-type="string">
            <text:p>7/2/2015</text:p>
          </table:table-cell>
          <table:table-cell table:style-name="ce6" office:value-type="time" office:time-value="PT18H59M45S" calcext:value-type="time">
            <text:p>18:59: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800]-['Indiegogo donations'.J800]" office:value-type="currency" office:currency="CAD" office:value="10.8" calcext:value-type="currency">
            <text:p>$10.80</text:p>
          </table:table-cell>
          <table:table-cell table:style-name="ce3" table:formula="of:=['Indiegogo donations'.L800]+['Indiegogo donations'.K80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800]+['Indiegogo donations'.N799]" office:value-type="currency" office:currency="CAD" office:value="141627.68" calcext:value-type="currency">
            <text:p>$141,627.68</text:p>
          </table:table-cell>
          <table:table-cell/>
        </table:table-row>
        <table:table-row table:style-name="ro1">
          <table:table-cell table:style-name="ce5" office:value-type="string" calcext:value-type="string">
            <text:p>7/2/2015</text:p>
          </table:table-cell>
          <table:table-cell table:style-name="ce6" office:value-type="time" office:time-value="PT18H59M48S" calcext:value-type="time">
            <text:p>18:59: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801]-['Indiegogo donations'.J801]" office:value-type="currency" office:currency="CAD" office:value="36" calcext:value-type="currency">
            <text:p>$36.00</text:p>
          </table:table-cell>
          <table:table-cell table:style-name="ce3" table:formula="of:=['Indiegogo donations'.L801]+['Indiegogo donations'.K80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801]+['Indiegogo donations'.N800]" office:value-type="currency" office:currency="CAD" office:value="142562.38" calcext:value-type="currency">
            <text:p>$142,562.38</text:p>
          </table:table-cell>
          <table:table-cell/>
        </table:table-row>
        <table:table-row table:style-name="ro1">
          <table:table-cell table:style-name="ce5" office:value-type="string" calcext:value-type="string">
            <text:p>7/2/2015</text:p>
          </table:table-cell>
          <table:table-cell table:style-name="ce6" office:value-type="time" office:time-value="PT18H59M50S" calcext:value-type="time">
            <text:p>18:59: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2]-['Indiegogo donations'.J802]" office:value-type="currency" office:currency="CAD" office:value="3.59999999999999" calcext:value-type="currency">
            <text:p>$3.60</text:p>
          </table:table-cell>
          <table:table-cell table:style-name="ce3" table:formula="of:=['Indiegogo donations'.L802]+['Indiegogo donations'.K8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2]+['Indiegogo donations'.N801]" office:value-type="currency" office:currency="CAD" office:value="142655.58" calcext:value-type="currency">
            <text:p>$142,655.58</text:p>
          </table:table-cell>
          <table:table-cell/>
        </table:table-row>
        <table:table-row table:style-name="ro1">
          <table:table-cell table:style-name="ce5" office:value-type="string" calcext:value-type="string">
            <text:p>7/2/2015</text:p>
          </table:table-cell>
          <table:table-cell table:style-name="ce6" office:value-type="time" office:time-value="PT18H59M53S" calcext:value-type="time">
            <text:p>18:59: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03]-['Indiegogo donations'.J803]" office:value-type="currency" office:currency="CAD" office:value="18" calcext:value-type="currency">
            <text:p>$18.00</text:p>
          </table:table-cell>
          <table:table-cell table:style-name="ce3" table:formula="of:=['Indiegogo donations'.L803]+['Indiegogo donations'.K803]"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03]+['Indiegogo donations'.N802]" office:value-type="currency" office:currency="CAD" office:value="143122.78" calcext:value-type="currency">
            <text:p>$143,122.78</text:p>
          </table:table-cell>
          <table:table-cell/>
        </table:table-row>
        <table:table-row table:style-name="ro1">
          <table:table-cell table:style-name="ce5" office:value-type="string" calcext:value-type="string">
            <text:p>7/2/2015</text:p>
          </table:table-cell>
          <table:table-cell table:style-name="ce6" office:value-type="time" office:time-value="PT18H59M56S" calcext:value-type="time">
            <text:p>18:59: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04]-['Indiegogo donations'.J804]" office:value-type="currency" office:currency="CAD" office:value="0.899999999999999" calcext:value-type="currency">
            <text:p>$0.90</text:p>
          </table:table-cell>
          <table:table-cell table:style-name="ce3" table:formula="of:=['Indiegogo donations'.L804]+['Indiegogo donations'.K80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04]+['Indiegogo donations'.N803]" office:value-type="currency" office:currency="CAD" office:value="143145.85" calcext:value-type="currency">
            <text:p>$143,145.85</text:p>
          </table:table-cell>
          <table:table-cell/>
        </table:table-row>
        <table:table-row table:style-name="ro1">
          <table:table-cell table:style-name="ce5" office:value-type="string" calcext:value-type="string">
            <text:p>7/2/2015</text:p>
          </table:table-cell>
          <table:table-cell table:style-name="ce6" office:value-type="time" office:time-value="PT18H59M58S" calcext:value-type="time">
            <text:p>18:59: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805]-['Indiegogo donations'.J805]" office:value-type="currency" office:currency="CAD" office:value="0.539999999999999" calcext:value-type="currency">
            <text:p>$0.54</text:p>
          </table:table-cell>
          <table:table-cell table:style-name="ce3" table:formula="of:=['Indiegogo donations'.L805]+['Indiegogo donations'.K80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805]+['Indiegogo donations'.N804]" office:value-type="currency" office:currency="CAD" office:value="143159.57" calcext:value-type="currency">
            <text:p>$143,159.57</text:p>
          </table:table-cell>
          <table:table-cell/>
        </table:table-row>
        <table:table-row table:style-name="ro1">
          <table:table-cell table:style-name="ce5" office:value-type="string" calcext:value-type="string">
            <text:p>7/2/2015</text:p>
          </table:table-cell>
          <table:table-cell table:style-name="ce6" office:value-type="time" office:time-value="PT19H00M01S" calcext:value-type="time">
            <text:p>19:00: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6]-['Indiegogo donations'.J806]" office:value-type="currency" office:currency="CAD" office:value="3.59999999999999" calcext:value-type="currency">
            <text:p>$3.60</text:p>
          </table:table-cell>
          <table:table-cell table:style-name="ce3" table:formula="of:=['Indiegogo donations'.L806]+['Indiegogo donations'.K8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6]+['Indiegogo donations'.N805]" office:value-type="currency" office:currency="CAD" office:value="143252.77" calcext:value-type="currency">
            <text:p>$143,252.77</text:p>
          </table:table-cell>
          <table:table-cell/>
        </table:table-row>
        <table:table-row table:style-name="ro1">
          <table:table-cell table:style-name="ce5" office:value-type="string" calcext:value-type="string">
            <text:p>7/2/2015</text:p>
          </table:table-cell>
          <table:table-cell table:style-name="ce6" office:value-type="time" office:time-value="PT19H00M04S" calcext:value-type="time">
            <text:p>19:00: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07]-['Indiegogo donations'.J807]" office:value-type="currency" office:currency="CAD" office:value="0.899999999999999" calcext:value-type="currency">
            <text:p>$0.90</text:p>
          </table:table-cell>
          <table:table-cell table:style-name="ce3" table:formula="of:=['Indiegogo donations'.L807]+['Indiegogo donations'.K80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07]+['Indiegogo donations'.N806]" office:value-type="currency" office:currency="CAD" office:value="143275.84" calcext:value-type="currency">
            <text:p>$143,275.84</text:p>
          </table:table-cell>
          <table:table-cell/>
        </table:table-row>
        <table:table-row table:style-name="ro1">
          <table:table-cell table:style-name="ce5" office:value-type="string" calcext:value-type="string">
            <text:p>7/2/2015</text:p>
          </table:table-cell>
          <table:table-cell table:style-name="ce6" office:value-type="time" office:time-value="PT19H00M07S" calcext:value-type="time">
            <text:p>19:00: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08]-['Indiegogo donations'.J808]" office:value-type="currency" office:currency="CAD" office:value="0.359999999999999" calcext:value-type="currency">
            <text:p>$0.36</text:p>
          </table:table-cell>
          <table:table-cell table:style-name="ce3" table:formula="of:=['Indiegogo donations'.L808]+['Indiegogo donations'.K80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08]+['Indiegogo donations'.N807]" office:value-type="currency" office:currency="CAD" office:value="143284.89" calcext:value-type="currency">
            <text:p>$143,284.89</text:p>
          </table:table-cell>
          <table:table-cell/>
        </table:table-row>
        <table:table-row table:style-name="ro1">
          <table:table-cell table:style-name="ce5" office:value-type="string" calcext:value-type="string">
            <text:p>7/2/2015</text:p>
          </table:table-cell>
          <table:table-cell table:style-name="ce6" office:value-type="time" office:time-value="PT19H00M10S" calcext:value-type="time">
            <text:p>19:00: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09]-['Indiegogo donations'.J809]" office:value-type="currency" office:currency="CAD" office:value="3.59999999999999" calcext:value-type="currency">
            <text:p>$3.60</text:p>
          </table:table-cell>
          <table:table-cell table:style-name="ce3" table:formula="of:=['Indiegogo donations'.L809]+['Indiegogo donations'.K8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09]+['Indiegogo donations'.N808]" office:value-type="currency" office:currency="CAD" office:value="143378.09" calcext:value-type="currency">
            <text:p>$143,378.09</text:p>
          </table:table-cell>
          <table:table-cell/>
        </table:table-row>
        <table:table-row table:style-name="ro1">
          <table:table-cell table:style-name="ce5" office:value-type="string" calcext:value-type="string">
            <text:p>7/2/2015</text:p>
          </table:table-cell>
          <table:table-cell table:style-name="ce6" office:value-type="time" office:time-value="PT19H00M13S" calcext:value-type="time">
            <text:p>19:00: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10]-['Indiegogo donations'.J810]" office:value-type="currency" office:currency="CAD" office:value="0.359999999999999" calcext:value-type="currency">
            <text:p>$0.36</text:p>
          </table:table-cell>
          <table:table-cell table:style-name="ce3" table:formula="of:=['Indiegogo donations'.L810]+['Indiegogo donations'.K81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10]+['Indiegogo donations'.N809]" office:value-type="currency" office:currency="CAD" office:value="143387.14" calcext:value-type="currency">
            <text:p>$143,387.14</text:p>
          </table:table-cell>
          <table:table-cell/>
        </table:table-row>
        <table:table-row table:style-name="ro1">
          <table:table-cell table:style-name="ce5" office:value-type="string" calcext:value-type="string">
            <text:p>7/2/2015</text:p>
          </table:table-cell>
          <table:table-cell table:style-name="ce6" office:value-type="time" office:time-value="PT19H00M16S" calcext:value-type="time">
            <text:p>19:00: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1]-['Indiegogo donations'.J811]" office:value-type="currency" office:currency="CAD" office:value="0.899999999999999" calcext:value-type="currency">
            <text:p>$0.90</text:p>
          </table:table-cell>
          <table:table-cell table:style-name="ce3" table:formula="of:=['Indiegogo donations'.L811]+['Indiegogo donations'.K81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1]+['Indiegogo donations'.N810]" office:value-type="currency" office:currency="CAD" office:value="143410.21" calcext:value-type="currency">
            <text:p>$143,410.21</text:p>
          </table:table-cell>
          <table:table-cell/>
        </table:table-row>
        <table:table-row table:style-name="ro1">
          <table:table-cell table:style-name="ce5" office:value-type="string" calcext:value-type="string">
            <text:p>7/2/2015</text:p>
          </table:table-cell>
          <table:table-cell table:style-name="ce6" office:value-type="time" office:time-value="PT19H00M19S" calcext:value-type="time">
            <text:p>19:00: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12]-['Indiegogo donations'.J812]" office:value-type="currency" office:currency="CAD" office:value="0.720000000000002" calcext:value-type="currency">
            <text:p>$0.72</text:p>
          </table:table-cell>
          <table:table-cell table:style-name="ce3" table:formula="of:=['Indiegogo donations'.L812]+['Indiegogo donations'.K81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12]+['Indiegogo donations'.N811]" office:value-type="currency" office:currency="CAD" office:value="143428.61" calcext:value-type="currency">
            <text:p>$143,428.61</text:p>
          </table:table-cell>
          <table:table-cell/>
        </table:table-row>
        <table:table-row table:style-name="ro1">
          <table:table-cell table:style-name="ce5" office:value-type="string" calcext:value-type="string">
            <text:p>7/2/2015</text:p>
          </table:table-cell>
          <table:table-cell table:style-name="ce6" office:value-type="time" office:time-value="PT19H00M22S" calcext:value-type="time">
            <text:p>19:00: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13]-['Indiegogo donations'.J813]" office:value-type="currency" office:currency="CAD" office:value="0.720000000000002" calcext:value-type="currency">
            <text:p>$0.72</text:p>
          </table:table-cell>
          <table:table-cell table:style-name="ce3" table:formula="of:=['Indiegogo donations'.L813]+['Indiegogo donations'.K813]"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13]+['Indiegogo donations'.N812]" office:value-type="currency" office:currency="CAD" office:value="143447.01" calcext:value-type="currency">
            <text:p>$143,447.01</text:p>
          </table:table-cell>
          <table:table-cell/>
        </table:table-row>
        <table:table-row table:style-name="ro1">
          <table:table-cell table:style-name="ce5" office:value-type="string" calcext:value-type="string">
            <text:p>7/2/2015</text:p>
          </table:table-cell>
          <table:table-cell table:style-name="ce6" office:value-type="time" office:time-value="PT19H00M25S" calcext:value-type="time">
            <text:p>19:00: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4]-['Indiegogo donations'.J814]" office:value-type="currency" office:currency="CAD" office:value="0.899999999999999" calcext:value-type="currency">
            <text:p>$0.90</text:p>
          </table:table-cell>
          <table:table-cell table:style-name="ce3" table:formula="of:=['Indiegogo donations'.L814]+['Indiegogo donations'.K81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4]+['Indiegogo donations'.N813]" office:value-type="currency" office:currency="CAD" office:value="143470.08" calcext:value-type="currency">
            <text:p>$143,470.08</text:p>
          </table:table-cell>
          <table:table-cell/>
        </table:table-row>
        <table:table-row table:style-name="ro1">
          <table:table-cell table:style-name="ce5" office:value-type="string" calcext:value-type="string">
            <text:p>7/2/2015</text:p>
          </table:table-cell>
          <table:table-cell table:style-name="ce6" office:value-type="time" office:time-value="PT19H00M28S" calcext:value-type="time">
            <text:p>19:00: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15]-['Indiegogo donations'.J815]" office:value-type="currency" office:currency="CAD" office:value="3.59999999999999" calcext:value-type="currency">
            <text:p>$3.60</text:p>
          </table:table-cell>
          <table:table-cell table:style-name="ce3" table:formula="of:=['Indiegogo donations'.L815]+['Indiegogo donations'.K81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15]+['Indiegogo donations'.N814]" office:value-type="currency" office:currency="CAD" office:value="143563.28" calcext:value-type="currency">
            <text:p>$143,563.28</text:p>
          </table:table-cell>
          <table:table-cell/>
        </table:table-row>
        <table:table-row table:style-name="ro1">
          <table:table-cell table:style-name="ce5" office:value-type="string" calcext:value-type="string">
            <text:p>7/2/2015</text:p>
          </table:table-cell>
          <table:table-cell table:style-name="ce6" office:value-type="time" office:time-value="PT19H00M31S" calcext:value-type="time">
            <text:p>19:0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816]-['Indiegogo donations'.J816]" office:value-type="currency" office:currency="CAD" office:value="1.44" calcext:value-type="currency">
            <text:p>$1.44</text:p>
          </table:table-cell>
          <table:table-cell table:style-name="ce3" table:formula="of:=['Indiegogo donations'.L816]+['Indiegogo donations'.K81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816]+['Indiegogo donations'.N815]" office:value-type="currency" office:currency="CAD" office:value="143600.38" calcext:value-type="currency">
            <text:p>$143,600.38</text:p>
          </table:table-cell>
          <table:table-cell/>
        </table:table-row>
        <table:table-row table:style-name="ro1">
          <table:table-cell table:style-name="ce5" office:value-type="string" calcext:value-type="string">
            <text:p>7/2/2015</text:p>
          </table:table-cell>
          <table:table-cell table:style-name="ce6" office:value-type="time" office:time-value="PT19H00M34S" calcext:value-type="time">
            <text:p>19:00: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17]-['Indiegogo donations'.J817]" office:value-type="currency" office:currency="CAD" office:value="0.899999999999999" calcext:value-type="currency">
            <text:p>$0.90</text:p>
          </table:table-cell>
          <table:table-cell table:style-name="ce3" table:formula="of:=['Indiegogo donations'.L817]+['Indiegogo donations'.K81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17]+['Indiegogo donations'.N816]" office:value-type="currency" office:currency="CAD" office:value="143623.45" calcext:value-type="currency">
            <text:p>$143,623.45</text:p>
          </table:table-cell>
          <table:table-cell/>
        </table:table-row>
        <table:table-row table:style-name="ro1">
          <table:table-cell table:style-name="ce5" office:value-type="string" calcext:value-type="string">
            <text:p>7/2/2015</text:p>
          </table:table-cell>
          <table:table-cell table:style-name="ce6" office:value-type="time" office:time-value="PT19H00M37S" calcext:value-type="time">
            <text:p>19:00: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18]-['Indiegogo donations'.J818]" office:value-type="currency" office:currency="CAD" office:value="1.8" calcext:value-type="currency">
            <text:p>$1.80</text:p>
          </table:table-cell>
          <table:table-cell table:style-name="ce3" table:formula="of:=['Indiegogo donations'.L818]+['Indiegogo donations'.K81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18]+['Indiegogo donations'.N817]" office:value-type="currency" office:currency="CAD" office:value="143669.9" calcext:value-type="currency">
            <text:p>$143,669.90</text:p>
          </table:table-cell>
          <table:table-cell/>
        </table:table-row>
        <table:table-row table:style-name="ro1">
          <table:table-cell table:style-name="ce5" office:value-type="string" calcext:value-type="string">
            <text:p>7/2/2015</text:p>
          </table:table-cell>
          <table:table-cell table:style-name="ce6" office:value-type="time" office:time-value="PT19H00M40S" calcext:value-type="time">
            <text:p>19:00: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19]-['Indiegogo donations'.J819]" office:value-type="currency" office:currency="CAD" office:value="1.8" calcext:value-type="currency">
            <text:p>$1.80</text:p>
          </table:table-cell>
          <table:table-cell table:style-name="ce3" table:formula="of:=['Indiegogo donations'.L819]+['Indiegogo donations'.K81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19]+['Indiegogo donations'.N818]" office:value-type="currency" office:currency="CAD" office:value="143716.35" calcext:value-type="currency">
            <text:p>$143,716.35</text:p>
          </table:table-cell>
          <table:table-cell/>
        </table:table-row>
        <table:table-row table:style-name="ro1">
          <table:table-cell table:style-name="ce5" office:value-type="string" calcext:value-type="string">
            <text:p>7/2/2015</text:p>
          </table:table-cell>
          <table:table-cell table:style-name="ce6" office:value-type="time" office:time-value="PT19H00M43S" calcext:value-type="time">
            <text:p>19:00: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820]-['Indiegogo donations'.J820]" office:value-type="currency" office:currency="CAD" office:value="5.40000000000001" calcext:value-type="currency">
            <text:p>$5.40</text:p>
          </table:table-cell>
          <table:table-cell table:style-name="ce3" table:formula="of:=['Indiegogo donations'.L820]+['Indiegogo donations'.K820]"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820]+['Indiegogo donations'.N819]" office:value-type="currency" office:currency="CAD" office:value="143856.3" calcext:value-type="currency">
            <text:p>$143,856.30</text:p>
          </table:table-cell>
          <table:table-cell/>
        </table:table-row>
        <table:table-row table:style-name="ro1">
          <table:table-cell table:style-name="ce5" office:value-type="string" calcext:value-type="string">
            <text:p>7/2/2015</text:p>
          </table:table-cell>
          <table:table-cell table:style-name="ce6" office:value-type="time" office:time-value="PT19H00M45S" calcext:value-type="time">
            <text:p>19:00: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821]-['Indiegogo donations'.J821]" office:value-type="currency" office:currency="CAD" office:value="36" calcext:value-type="currency">
            <text:p>$36.00</text:p>
          </table:table-cell>
          <table:table-cell table:style-name="ce3" table:formula="of:=['Indiegogo donations'.L821]+['Indiegogo donations'.K82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821]+['Indiegogo donations'.N820]" office:value-type="currency" office:currency="CAD" office:value="144791" calcext:value-type="currency">
            <text:p>$144,791.00</text:p>
          </table:table-cell>
          <table:table-cell/>
        </table:table-row>
        <table:table-row table:style-name="ro1">
          <table:table-cell table:style-name="ce5" office:value-type="string" calcext:value-type="string">
            <text:p>7/2/2015</text:p>
          </table:table-cell>
          <table:table-cell table:style-name="ce6" office:value-type="time" office:time-value="PT19H00M48S" calcext:value-type="time">
            <text:p>19:00: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22]-['Indiegogo donations'.J822]" office:value-type="currency" office:currency="CAD" office:value="7.20000000000002" calcext:value-type="currency">
            <text:p>$7.20</text:p>
          </table:table-cell>
          <table:table-cell table:style-name="ce3" table:formula="of:=['Indiegogo donations'.L822]+['Indiegogo donations'.K82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22]+['Indiegogo donations'.N821]" office:value-type="currency" office:currency="CAD" office:value="144977.7" calcext:value-type="currency">
            <text:p>$144,977.70</text:p>
          </table:table-cell>
          <table:table-cell/>
        </table:table-row>
        <table:table-row table:style-name="ro1">
          <table:table-cell table:style-name="ce5" office:value-type="string" calcext:value-type="string">
            <text:p>7/2/2015</text:p>
          </table:table-cell>
          <table:table-cell table:style-name="ce6" office:value-type="time" office:time-value="PT19H00M51S" calcext:value-type="time">
            <text:p>19:00: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3]-['Indiegogo donations'.J823]" office:value-type="currency" office:currency="CAD" office:value="3.59999999999999" calcext:value-type="currency">
            <text:p>$3.60</text:p>
          </table:table-cell>
          <table:table-cell table:style-name="ce3" table:formula="of:=['Indiegogo donations'.L823]+['Indiegogo donations'.K82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3]+['Indiegogo donations'.N822]" office:value-type="currency" office:currency="CAD" office:value="145070.9" calcext:value-type="currency">
            <text:p>$145,070.90</text:p>
          </table:table-cell>
          <table:table-cell/>
        </table:table-row>
        <table:table-row table:style-name="ro1">
          <table:table-cell table:style-name="ce5" office:value-type="string" calcext:value-type="string">
            <text:p>7/2/2015</text:p>
          </table:table-cell>
          <table:table-cell table:style-name="ce6" office:value-type="time" office:time-value="PT19H00M54S" calcext:value-type="time">
            <text:p>19:00: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Indiegogo donations'.H824]-['Indiegogo donations'.J824]" office:value-type="currency" office:currency="CAD" office:value="360" calcext:value-type="currency">
            <text:p>$360.00</text:p>
          </table:table-cell>
          <table:table-cell table:style-name="ce3" table:formula="of:=['Indiegogo donations'.L824]+['Indiegogo donations'.K824]"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Indiegogo donations'.L824]+['Indiegogo donations'.N823]" office:value-type="currency" office:currency="CAD" office:value="154420.6" calcext:value-type="currency">
            <text:p>$154,420.60</text:p>
          </table:table-cell>
          <table:table-cell/>
        </table:table-row>
        <table:table-row table:style-name="ro1">
          <table:table-cell table:style-name="ce5" office:value-type="string" calcext:value-type="string">
            <text:p>7/2/2015</text:p>
          </table:table-cell>
          <table:table-cell table:style-name="ce6" office:value-type="time" office:time-value="PT19H00M57S" calcext:value-type="time">
            <text:p>19:00: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5]-['Indiegogo donations'.J825]" office:value-type="currency" office:currency="CAD" office:value="3.59999999999999" calcext:value-type="currency">
            <text:p>$3.60</text:p>
          </table:table-cell>
          <table:table-cell table:style-name="ce3" table:formula="of:=['Indiegogo donations'.L825]+['Indiegogo donations'.K82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5]+['Indiegogo donations'.N824]" office:value-type="currency" office:currency="CAD" office:value="154513.8" calcext:value-type="currency">
            <text:p>$154,513.80</text:p>
          </table:table-cell>
          <table:table-cell/>
        </table:table-row>
        <table:table-row table:style-name="ro1">
          <table:table-cell table:style-name="ce5" office:value-type="string" calcext:value-type="string">
            <text:p>7/2/2015</text:p>
          </table:table-cell>
          <table:table-cell table:style-name="ce6" office:value-type="time" office:time-value="PT19H01M00S" calcext:value-type="time">
            <text:p>19:01: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826]-['Indiegogo donations'.J826]" office:value-type="currency" office:currency="CAD" office:value="1.44" calcext:value-type="currency">
            <text:p>$1.44</text:p>
          </table:table-cell>
          <table:table-cell table:style-name="ce3" table:formula="of:=['Indiegogo donations'.L826]+['Indiegogo donations'.K826]"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826]+['Indiegogo donations'.N825]" office:value-type="currency" office:currency="CAD" office:value="154550.9" calcext:value-type="currency">
            <text:p>$154,550.90</text:p>
          </table:table-cell>
          <table:table-cell/>
        </table:table-row>
        <table:table-row table:style-name="ro1">
          <table:table-cell table:style-name="ce5" office:value-type="string" calcext:value-type="string">
            <text:p>7/2/2015</text:p>
          </table:table-cell>
          <table:table-cell table:style-name="ce6" office:value-type="time" office:time-value="PT19H01M04S" calcext:value-type="time">
            <text:p>19:0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27]-['Indiegogo donations'.J827]" office:value-type="currency" office:currency="CAD" office:value="2.7" calcext:value-type="currency">
            <text:p>$2.70</text:p>
          </table:table-cell>
          <table:table-cell table:style-name="ce3" table:formula="of:=['Indiegogo donations'.L827]+['Indiegogo donations'.K827]"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27]+['Indiegogo donations'.N826]" office:value-type="currency" office:currency="CAD" office:value="154620.72" calcext:value-type="currency">
            <text:p>$154,620.72</text:p>
          </table:table-cell>
          <table:table-cell/>
        </table:table-row>
        <table:table-row table:style-name="ro1">
          <table:table-cell table:style-name="ce5" office:value-type="string" calcext:value-type="string">
            <text:p>7/2/2015</text:p>
          </table:table-cell>
          <table:table-cell table:style-name="ce6" office:value-type="time" office:time-value="PT19H01M06S" calcext:value-type="time">
            <text:p>19:01: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28]-['Indiegogo donations'.J828]" office:value-type="currency" office:currency="CAD" office:value="0.720000000000002" calcext:value-type="currency">
            <text:p>$0.72</text:p>
          </table:table-cell>
          <table:table-cell table:style-name="ce3" table:formula="of:=['Indiegogo donations'.L828]+['Indiegogo donations'.K82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28]+['Indiegogo donations'.N827]" office:value-type="currency" office:currency="CAD" office:value="154639.12" calcext:value-type="currency">
            <text:p>$154,639.12</text:p>
          </table:table-cell>
          <table:table-cell/>
        </table:table-row>
        <table:table-row table:style-name="ro1">
          <table:table-cell table:style-name="ce5" office:value-type="string" calcext:value-type="string">
            <text:p>7/2/2015</text:p>
          </table:table-cell>
          <table:table-cell table:style-name="ce6" office:value-type="time" office:time-value="PT19H01M09S" calcext:value-type="time">
            <text:p>19:01: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29]-['Indiegogo donations'.J829]" office:value-type="currency" office:currency="CAD" office:value="3.59999999999999" calcext:value-type="currency">
            <text:p>$3.60</text:p>
          </table:table-cell>
          <table:table-cell table:style-name="ce3" table:formula="of:=['Indiegogo donations'.L829]+['Indiegogo donations'.K82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29]+['Indiegogo donations'.N828]" office:value-type="currency" office:currency="CAD" office:value="154732.32" calcext:value-type="currency">
            <text:p>$154,732.32</text:p>
          </table:table-cell>
          <table:table-cell/>
        </table:table-row>
        <table:table-row table:style-name="ro1">
          <table:table-cell table:style-name="ce5" office:value-type="string" calcext:value-type="string">
            <text:p>7/2/2015</text:p>
          </table:table-cell>
          <table:table-cell table:style-name="ce6" office:value-type="time" office:time-value="PT19H01M12S" calcext:value-type="time">
            <text:p>19:01: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30]-['Indiegogo donations'.J830]" office:value-type="currency" office:currency="CAD" office:value="1.8" calcext:value-type="currency">
            <text:p>$1.80</text:p>
          </table:table-cell>
          <table:table-cell table:style-name="ce3" table:formula="of:=['Indiegogo donations'.L830]+['Indiegogo donations'.K83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30]+['Indiegogo donations'.N829]" office:value-type="currency" office:currency="CAD" office:value="154778.77" calcext:value-type="currency">
            <text:p>$154,778.77</text:p>
          </table:table-cell>
          <table:table-cell/>
        </table:table-row>
        <table:table-row table:style-name="ro1">
          <table:table-cell table:style-name="ce5" office:value-type="string" calcext:value-type="string">
            <text:p>7/2/2015</text:p>
          </table:table-cell>
          <table:table-cell table:style-name="ce6" office:value-type="time" office:time-value="PT19H01M15S" calcext:value-type="time">
            <text:p>19:0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31]-['Indiegogo donations'.J831]" office:value-type="currency" office:currency="CAD" office:value="1.8" calcext:value-type="currency">
            <text:p>$1.80</text:p>
          </table:table-cell>
          <table:table-cell table:style-name="ce3" table:formula="of:=['Indiegogo donations'.L831]+['Indiegogo donations'.K83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31]+['Indiegogo donations'.N830]" office:value-type="currency" office:currency="CAD" office:value="154825.22" calcext:value-type="currency">
            <text:p>$154,825.22</text:p>
          </table:table-cell>
          <table:table-cell/>
        </table:table-row>
        <table:table-row table:style-name="ro1">
          <table:table-cell table:style-name="ce5" office:value-type="string" calcext:value-type="string">
            <text:p>7/2/2015</text:p>
          </table:table-cell>
          <table:table-cell table:style-name="ce6" office:value-type="time" office:time-value="PT19H01M18S" calcext:value-type="time">
            <text:p>19:0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832]-['Indiegogo donations'.J832]" office:value-type="currency" office:currency="CAD" office:value="5.40000000000001" calcext:value-type="currency">
            <text:p>$5.40</text:p>
          </table:table-cell>
          <table:table-cell table:style-name="ce3" table:formula="of:=['Indiegogo donations'.L832]+['Indiegogo donations'.K832]"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832]+['Indiegogo donations'.N831]" office:value-type="currency" office:currency="CAD" office:value="154965.17" calcext:value-type="currency">
            <text:p>$154,965.17</text:p>
          </table:table-cell>
          <table:table-cell/>
        </table:table-row>
        <table:table-row table:style-name="ro1">
          <table:table-cell table:style-name="ce5" office:value-type="string" calcext:value-type="string">
            <text:p>7/2/2015</text:p>
          </table:table-cell>
          <table:table-cell table:style-name="ce6" office:value-type="time" office:time-value="PT19H01M21S" calcext:value-type="time">
            <text:p>19:0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833]-['Indiegogo donations'.J833]" office:value-type="currency" office:currency="CAD" office:value="9" calcext:value-type="currency">
            <text:p>$9.00</text:p>
          </table:table-cell>
          <table:table-cell table:style-name="ce3" table:formula="of:=['Indiegogo donations'.L833]+['Indiegogo donations'.K833]"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833]+['Indiegogo donations'.N832]" office:value-type="currency" office:currency="CAD" office:value="155198.62" calcext:value-type="currency">
            <text:p>$155,198.62</text:p>
          </table:table-cell>
          <table:table-cell/>
        </table:table-row>
        <table:table-row table:style-name="ro1">
          <table:table-cell table:style-name="ce5" office:value-type="string" calcext:value-type="string">
            <text:p>7/2/2015</text:p>
          </table:table-cell>
          <table:table-cell table:style-name="ce6" office:value-type="time" office:time-value="PT19H01M24S" calcext:value-type="time">
            <text:p>19:0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4]-['Indiegogo donations'.J834]" office:value-type="currency" office:currency="CAD" office:value="0.899999999999999" calcext:value-type="currency">
            <text:p>$0.90</text:p>
          </table:table-cell>
          <table:table-cell table:style-name="ce3" table:formula="of:=['Indiegogo donations'.L834]+['Indiegogo donations'.K83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4]+['Indiegogo donations'.N833]" office:value-type="currency" office:currency="CAD" office:value="155221.69" calcext:value-type="currency">
            <text:p>$155,221.69</text:p>
          </table:table-cell>
          <table:table-cell/>
        </table:table-row>
        <table:table-row table:style-name="ro1">
          <table:table-cell table:style-name="ce5" office:value-type="string" calcext:value-type="string">
            <text:p>7/2/2015</text:p>
          </table:table-cell>
          <table:table-cell table:style-name="ce6" office:value-type="time" office:time-value="PT19H01M26S" calcext:value-type="time">
            <text:p>19:01: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35]-['Indiegogo donations'.J835]" office:value-type="currency" office:currency="CAD" office:value="0.720000000000002" calcext:value-type="currency">
            <text:p>$0.72</text:p>
          </table:table-cell>
          <table:table-cell table:style-name="ce3" table:formula="of:=['Indiegogo donations'.L835]+['Indiegogo donations'.K83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35]+['Indiegogo donations'.N834]" office:value-type="currency" office:currency="CAD" office:value="155240.09" calcext:value-type="currency">
            <text:p>$155,240.09</text:p>
          </table:table-cell>
          <table:table-cell/>
        </table:table-row>
        <table:table-row table:style-name="ro1">
          <table:table-cell table:style-name="ce5" office:value-type="string" calcext:value-type="string">
            <text:p>7/2/2015</text:p>
          </table:table-cell>
          <table:table-cell table:style-name="ce6" office:value-type="time" office:time-value="PT19H01M29S" calcext:value-type="time">
            <text:p>19:01: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6]-['Indiegogo donations'.J836]" office:value-type="currency" office:currency="CAD" office:value="0.899999999999999" calcext:value-type="currency">
            <text:p>$0.90</text:p>
          </table:table-cell>
          <table:table-cell table:style-name="ce3" table:formula="of:=['Indiegogo donations'.L836]+['Indiegogo donations'.K83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6]+['Indiegogo donations'.N835]" office:value-type="currency" office:currency="CAD" office:value="155263.16" calcext:value-type="currency">
            <text:p>$155,263.16</text:p>
          </table:table-cell>
          <table:table-cell/>
        </table:table-row>
        <table:table-row table:style-name="ro1">
          <table:table-cell table:style-name="ce5" office:value-type="string" calcext:value-type="string">
            <text:p>7/2/2015</text:p>
          </table:table-cell>
          <table:table-cell table:style-name="ce6" office:value-type="time" office:time-value="PT19H01M32S" calcext:value-type="time">
            <text:p>19:0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37]-['Indiegogo donations'.J837]" office:value-type="currency" office:currency="CAD" office:value="3.59999999999999" calcext:value-type="currency">
            <text:p>$3.60</text:p>
          </table:table-cell>
          <table:table-cell table:style-name="ce3" table:formula="of:=['Indiegogo donations'.L837]+['Indiegogo donations'.K8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37]+['Indiegogo donations'.N836]" office:value-type="currency" office:currency="CAD" office:value="155356.36" calcext:value-type="currency">
            <text:p>$155,356.36</text:p>
          </table:table-cell>
          <table:table-cell/>
        </table:table-row>
        <table:table-row table:style-name="ro1">
          <table:table-cell table:style-name="ce5" office:value-type="string" calcext:value-type="string">
            <text:p>7/2/2015</text:p>
          </table:table-cell>
          <table:table-cell table:style-name="ce6" office:value-type="time" office:time-value="PT19H01M35S" calcext:value-type="time">
            <text:p>19:0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38]-['Indiegogo donations'.J838]" office:value-type="currency" office:currency="CAD" office:value="3.59999999999999" calcext:value-type="currency">
            <text:p>$3.60</text:p>
          </table:table-cell>
          <table:table-cell table:style-name="ce3" table:formula="of:=['Indiegogo donations'.L838]+['Indiegogo donations'.K8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38]+['Indiegogo donations'.N837]" office:value-type="currency" office:currency="CAD" office:value="155449.56" calcext:value-type="currency">
            <text:p>$155,449.56</text:p>
          </table:table-cell>
          <table:table-cell/>
        </table:table-row>
        <table:table-row table:style-name="ro1">
          <table:table-cell table:style-name="ce5" office:value-type="string" calcext:value-type="string">
            <text:p>7/2/2015</text:p>
          </table:table-cell>
          <table:table-cell table:style-name="ce6" office:value-type="time" office:time-value="PT19H01M38S" calcext:value-type="time">
            <text:p>19:0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39]-['Indiegogo donations'.J839]" office:value-type="currency" office:currency="CAD" office:value="0.899999999999999" calcext:value-type="currency">
            <text:p>$0.90</text:p>
          </table:table-cell>
          <table:table-cell table:style-name="ce3" table:formula="of:=['Indiegogo donations'.L839]+['Indiegogo donations'.K83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39]+['Indiegogo donations'.N838]" office:value-type="currency" office:currency="CAD" office:value="155472.63" calcext:value-type="currency">
            <text:p>$155,472.63</text:p>
          </table:table-cell>
          <table:table-cell/>
        </table:table-row>
        <table:table-row table:style-name="ro1">
          <table:table-cell table:style-name="ce5" office:value-type="string" calcext:value-type="string">
            <text:p>7/2/2015</text:p>
          </table:table-cell>
          <table:table-cell table:style-name="ce6" office:value-type="time" office:time-value="PT19H01M41S" calcext:value-type="time">
            <text:p>19:0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40]-['Indiegogo donations'.J840]" office:value-type="currency" office:currency="CAD" office:value="0.899999999999999" calcext:value-type="currency">
            <text:p>$0.90</text:p>
          </table:table-cell>
          <table:table-cell table:style-name="ce3" table:formula="of:=['Indiegogo donations'.L840]+['Indiegogo donations'.K84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40]+['Indiegogo donations'.N839]" office:value-type="currency" office:currency="CAD" office:value="155495.7" calcext:value-type="currency">
            <text:p>$155,495.70</text:p>
          </table:table-cell>
          <table:table-cell/>
        </table:table-row>
        <table:table-row table:style-name="ro1">
          <table:table-cell table:style-name="ce5" office:value-type="string" calcext:value-type="string">
            <text:p>7/2/2015</text:p>
          </table:table-cell>
          <table:table-cell table:style-name="ce6" office:value-type="time" office:time-value="PT19H01M44S" calcext:value-type="time">
            <text:p>19:0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41]-['Indiegogo donations'.J841]" office:value-type="currency" office:currency="CAD" office:value="1.8" calcext:value-type="currency">
            <text:p>$1.80</text:p>
          </table:table-cell>
          <table:table-cell table:style-name="ce3" table:formula="of:=['Indiegogo donations'.L841]+['Indiegogo donations'.K84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41]+['Indiegogo donations'.N840]" office:value-type="currency" office:currency="CAD" office:value="155542.15" calcext:value-type="currency">
            <text:p>$155,542.15</text:p>
          </table:table-cell>
          <table:table-cell/>
        </table:table-row>
        <table:table-row table:style-name="ro1">
          <table:table-cell table:style-name="ce5" office:value-type="string" calcext:value-type="string">
            <text:p>7/2/2015</text:p>
          </table:table-cell>
          <table:table-cell table:style-name="ce6" office:value-type="time" office:time-value="PT19H01M47S" calcext:value-type="time">
            <text:p>19:01: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42]-['Indiegogo donations'.J842]" office:value-type="currency" office:currency="CAD" office:value="7.20000000000002" calcext:value-type="currency">
            <text:p>$7.20</text:p>
          </table:table-cell>
          <table:table-cell table:style-name="ce3" table:formula="of:=['Indiegogo donations'.L842]+['Indiegogo donations'.K84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42]+['Indiegogo donations'.N841]" office:value-type="currency" office:currency="CAD" office:value="155728.85" calcext:value-type="currency">
            <text:p>$155,728.85</text:p>
          </table:table-cell>
          <table:table-cell/>
        </table:table-row>
        <table:table-row table:style-name="ro1">
          <table:table-cell table:style-name="ce5" office:value-type="string" calcext:value-type="string">
            <text:p>7/2/2015</text:p>
          </table:table-cell>
          <table:table-cell table:style-name="ce6" office:value-type="time" office:time-value="PT19H01M50S" calcext:value-type="time">
            <text:p>19:0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0" calcext:value-type="currency">
            <text:p>$2,500.00</text:p>
          </table:table-cell>
          <table:table-cell table:style-name="ce3" table:formula="of:=['Indiegogo donations'.H843]-['Indiegogo donations'.J843]" office:value-type="currency" office:currency="CAD" office:value="90" calcext:value-type="currency">
            <text:p>$90.00</text:p>
          </table:table-cell>
          <table:table-cell table:style-name="ce3" table:formula="of:=['Indiegogo donations'.L843]+['Indiegogo donations'.K843]" office:value-type="currency" office:currency="CAD" office:value="2410" calcext:value-type="currency">
            <text:p>$2,410.00</text:p>
          </table:table-cell>
          <table:table-cell table:style-name="ce3" office:value-type="currency" office:currency="CAD" office:value="72.8" calcext:value-type="currency">
            <text:p>$72.80</text:p>
          </table:table-cell>
          <table:table-cell office:value-type="currency" office:currency="CAD" office:value="2337.2" calcext:value-type="currency">
            <text:p>$2,337.20</text:p>
          </table:table-cell>
          <table:table-cell/>
          <table:table-cell table:style-name="ce3" table:formula="of:=['Indiegogo donations'.L843]+['Indiegogo donations'.N842]" office:value-type="currency" office:currency="CAD" office:value="158066.05" calcext:value-type="currency">
            <text:p>$158,066.05</text:p>
          </table:table-cell>
          <table:table-cell/>
        </table:table-row>
        <table:table-row table:style-name="ro1">
          <table:table-cell table:style-name="ce5" office:value-type="string" calcext:value-type="string">
            <text:p>7/2/2015</text:p>
          </table:table-cell>
          <table:table-cell table:style-name="ce6" office:value-type="time" office:time-value="PT19H01M52S" calcext:value-type="time">
            <text:p>19:01: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44]-['Indiegogo donations'.J844]" office:value-type="currency" office:currency="CAD" office:value="0.359999999999999" calcext:value-type="currency">
            <text:p>$0.36</text:p>
          </table:table-cell>
          <table:table-cell table:style-name="ce3" table:formula="of:=['Indiegogo donations'.L844]+['Indiegogo donations'.K8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44]+['Indiegogo donations'.N843]" office:value-type="currency" office:currency="CAD" office:value="158075.1" calcext:value-type="currency">
            <text:p>$158,075.10</text:p>
          </table:table-cell>
          <table:table-cell/>
        </table:table-row>
        <table:table-row table:style-name="ro1">
          <table:table-cell table:style-name="ce5" office:value-type="string" calcext:value-type="string">
            <text:p>7/2/2015</text:p>
          </table:table-cell>
          <table:table-cell table:style-name="ce6" office:value-type="time" office:time-value="PT19H01M55S" calcext:value-type="time">
            <text:p>19:01: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45]-['Indiegogo donations'.J845]" office:value-type="currency" office:currency="CAD" office:value="2.7" calcext:value-type="currency">
            <text:p>$2.70</text:p>
          </table:table-cell>
          <table:table-cell table:style-name="ce3" table:formula="of:=['Indiegogo donations'.L845]+['Indiegogo donations'.K845]"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45]+['Indiegogo donations'.N844]" office:value-type="currency" office:currency="CAD" office:value="158144.92" calcext:value-type="currency">
            <text:p>$158,144.92</text:p>
          </table:table-cell>
          <table:table-cell/>
        </table:table-row>
        <table:table-row table:style-name="ro1">
          <table:table-cell table:style-name="ce5" office:value-type="string" calcext:value-type="string">
            <text:p>7/2/2015</text:p>
          </table:table-cell>
          <table:table-cell table:style-name="ce6" office:value-type="time" office:time-value="PT19H01M58S" calcext:value-type="time">
            <text:p>19:0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6]-['Indiegogo donations'.J846]" office:value-type="currency" office:currency="CAD" office:value="3.59999999999999" calcext:value-type="currency">
            <text:p>$3.60</text:p>
          </table:table-cell>
          <table:table-cell table:style-name="ce3" table:formula="of:=['Indiegogo donations'.L846]+['Indiegogo donations'.K84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6]+['Indiegogo donations'.N845]" office:value-type="currency" office:currency="CAD" office:value="158238.12" calcext:value-type="currency">
            <text:p>$158,238.12</text:p>
          </table:table-cell>
          <table:table-cell/>
        </table:table-row>
        <table:table-row table:style-name="ro1">
          <table:table-cell table:style-name="ce5" office:value-type="string" calcext:value-type="string">
            <text:p>7/2/2015</text:p>
          </table:table-cell>
          <table:table-cell table:style-name="ce6" office:value-type="time" office:time-value="PT19H02M01S" calcext:value-type="time">
            <text:p>19:0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47]-['Indiegogo donations'.J847]" office:value-type="currency" office:currency="CAD" office:value="0.720000000000002" calcext:value-type="currency">
            <text:p>$0.72</text:p>
          </table:table-cell>
          <table:table-cell table:style-name="ce3" table:formula="of:=['Indiegogo donations'.L847]+['Indiegogo donations'.K84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47]+['Indiegogo donations'.N846]" office:value-type="currency" office:currency="CAD" office:value="158256.52" calcext:value-type="currency">
            <text:p>$158,256.52</text:p>
          </table:table-cell>
          <table:table-cell/>
        </table:table-row>
        <table:table-row table:style-name="ro1">
          <table:table-cell table:style-name="ce5" office:value-type="string" calcext:value-type="string">
            <text:p>7/2/2015</text:p>
          </table:table-cell>
          <table:table-cell table:style-name="ce6" office:value-type="time" office:time-value="PT19H02M04S" calcext:value-type="time">
            <text:p>19:0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48]-['Indiegogo donations'.J848]" office:value-type="currency" office:currency="CAD" office:value="3.59999999999999" calcext:value-type="currency">
            <text:p>$3.60</text:p>
          </table:table-cell>
          <table:table-cell table:style-name="ce3" table:formula="of:=['Indiegogo donations'.L848]+['Indiegogo donations'.K84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48]+['Indiegogo donations'.N847]" office:value-type="currency" office:currency="CAD" office:value="158349.72" calcext:value-type="currency">
            <text:p>$158,349.72</text:p>
          </table:table-cell>
          <table:table-cell/>
        </table:table-row>
        <table:table-row table:style-name="ro1">
          <table:table-cell table:style-name="ce5" office:value-type="string" calcext:value-type="string">
            <text:p>7/2/2015</text:p>
          </table:table-cell>
          <table:table-cell table:style-name="ce6" office:value-type="time" office:time-value="PT19H02M06S" calcext:value-type="time">
            <text:p>19:02: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49]-['Indiegogo donations'.J849]" office:value-type="currency" office:currency="CAD" office:value="0.899999999999999" calcext:value-type="currency">
            <text:p>$0.90</text:p>
          </table:table-cell>
          <table:table-cell table:style-name="ce3" table:formula="of:=['Indiegogo donations'.L849]+['Indiegogo donations'.K84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49]+['Indiegogo donations'.N848]" office:value-type="currency" office:currency="CAD" office:value="158372.79" calcext:value-type="currency">
            <text:p>$158,372.79</text:p>
          </table:table-cell>
          <table:table-cell/>
        </table:table-row>
        <table:table-row table:style-name="ro1">
          <table:table-cell table:style-name="ce5" office:value-type="string" calcext:value-type="string">
            <text:p>7/2/2015</text:p>
          </table:table-cell>
          <table:table-cell table:style-name="ce6" office:value-type="time" office:time-value="PT19H02M09S" calcext:value-type="time">
            <text:p>19:02: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850]-['Indiegogo donations'.J850]" office:value-type="currency" office:currency="CAD" office:value="2.7" calcext:value-type="currency">
            <text:p>$2.70</text:p>
          </table:table-cell>
          <table:table-cell table:style-name="ce3" table:formula="of:=['Indiegogo donations'.L850]+['Indiegogo donations'.K850]"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850]+['Indiegogo donations'.N849]" office:value-type="currency" office:currency="CAD" office:value="158442.61" calcext:value-type="currency">
            <text:p>$158,442.61</text:p>
          </table:table-cell>
          <table:table-cell/>
        </table:table-row>
        <table:table-row table:style-name="ro1">
          <table:table-cell table:style-name="ce5" office:value-type="string" calcext:value-type="string">
            <text:p>7/2/2015</text:p>
          </table:table-cell>
          <table:table-cell table:style-name="ce6" office:value-type="time" office:time-value="PT19H02M13S" calcext:value-type="time">
            <text:p>19:0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51]-['Indiegogo donations'.J851]" office:value-type="currency" office:currency="CAD" office:value="1.08" calcext:value-type="currency">
            <text:p>$1.08</text:p>
          </table:table-cell>
          <table:table-cell table:style-name="ce3" table:formula="of:=['Indiegogo donations'.L851]+['Indiegogo donations'.K851]"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51]+['Indiegogo donations'.N850]" office:value-type="currency" office:currency="CAD" office:value="158470.36" calcext:value-type="currency">
            <text:p>$158,470.36</text:p>
          </table:table-cell>
          <table:table-cell/>
        </table:table-row>
        <table:table-row table:style-name="ro1">
          <table:table-cell table:style-name="ce5" office:value-type="string" calcext:value-type="string">
            <text:p>7/2/2015</text:p>
          </table:table-cell>
          <table:table-cell table:style-name="ce6" office:value-type="time" office:time-value="PT19H02M16S" calcext:value-type="time">
            <text:p>19:0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52]-['Indiegogo donations'.J852]" office:value-type="currency" office:currency="CAD" office:value="18" calcext:value-type="currency">
            <text:p>$18.00</text:p>
          </table:table-cell>
          <table:table-cell table:style-name="ce3" table:formula="of:=['Indiegogo donations'.L852]+['Indiegogo donations'.K852]"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52]+['Indiegogo donations'.N851]" office:value-type="currency" office:currency="CAD" office:value="158937.56" calcext:value-type="currency">
            <text:p>$158,937.56</text:p>
          </table:table-cell>
          <table:table-cell/>
        </table:table-row>
        <table:table-row table:style-name="ro1">
          <table:table-cell table:style-name="ce5" office:value-type="string" calcext:value-type="string">
            <text:p>7/2/2015</text:p>
          </table:table-cell>
          <table:table-cell table:style-name="ce6" office:value-type="time" office:time-value="PT19H02M19S" calcext:value-type="time">
            <text:p>19:0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53]-['Indiegogo donations'.J853]" office:value-type="currency" office:currency="CAD" office:value="1.8" calcext:value-type="currency">
            <text:p>$1.80</text:p>
          </table:table-cell>
          <table:table-cell table:style-name="ce3" table:formula="of:=['Indiegogo donations'.L853]+['Indiegogo donations'.K85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53]+['Indiegogo donations'.N852]" office:value-type="currency" office:currency="CAD" office:value="158984.01" calcext:value-type="currency">
            <text:p>$158,984.01</text:p>
          </table:table-cell>
          <table:table-cell/>
        </table:table-row>
        <table:table-row table:style-name="ro1">
          <table:table-cell table:style-name="ce5" office:value-type="string" calcext:value-type="string">
            <text:p>7/2/2015</text:p>
          </table:table-cell>
          <table:table-cell table:style-name="ce6" office:value-type="time" office:time-value="PT19H02M22S" calcext:value-type="time">
            <text:p>19:0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54]-['Indiegogo donations'.J854]" office:value-type="currency" office:currency="CAD" office:value="7.20000000000002" calcext:value-type="currency">
            <text:p>$7.20</text:p>
          </table:table-cell>
          <table:table-cell table:style-name="ce3" table:formula="of:=['Indiegogo donations'.L854]+['Indiegogo donations'.K854]"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54]+['Indiegogo donations'.N853]" office:value-type="currency" office:currency="CAD" office:value="159170.71" calcext:value-type="currency">
            <text:p>$159,170.71</text:p>
          </table:table-cell>
          <table:table-cell/>
        </table:table-row>
        <table:table-row table:style-name="ro1">
          <table:table-cell table:style-name="ce5" office:value-type="string" calcext:value-type="string">
            <text:p>7/2/2015</text:p>
          </table:table-cell>
          <table:table-cell table:style-name="ce6" office:value-type="time" office:time-value="PT19H02M25S" calcext:value-type="time">
            <text:p>19:02: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5]-['Indiegogo donations'.J855]" office:value-type="currency" office:currency="CAD" office:value="3.59999999999999" calcext:value-type="currency">
            <text:p>$3.60</text:p>
          </table:table-cell>
          <table:table-cell table:style-name="ce3" table:formula="of:=['Indiegogo donations'.L855]+['Indiegogo donations'.K85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5]+['Indiegogo donations'.N854]" office:value-type="currency" office:currency="CAD" office:value="159263.91" calcext:value-type="currency">
            <text:p>$159,263.91</text:p>
          </table:table-cell>
          <table:table-cell/>
        </table:table-row>
        <table:table-row table:style-name="ro1">
          <table:table-cell table:style-name="ce5" office:value-type="string" calcext:value-type="string">
            <text:p>7/2/2015</text:p>
          </table:table-cell>
          <table:table-cell table:style-name="ce6" office:value-type="time" office:time-value="PT19H02M27S" calcext:value-type="time">
            <text:p>19:0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Indiegogo donations'.H856]-['Indiegogo donations'.J856]" office:value-type="currency" office:currency="CAD" office:value="3.06" calcext:value-type="currency">
            <text:p>$3.06</text:p>
          </table:table-cell>
          <table:table-cell table:style-name="ce3" table:formula="of:=['Indiegogo donations'.L856]+['Indiegogo donations'.K85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Indiegogo donations'.L856]+['Indiegogo donations'.N855]" office:value-type="currency" office:currency="CAD" office:value="159343.08" calcext:value-type="currency">
            <text:p>$159,343.08</text:p>
          </table:table-cell>
          <table:table-cell/>
        </table:table-row>
        <table:table-row table:style-name="ro1">
          <table:table-cell table:style-name="ce5" office:value-type="string" calcext:value-type="string">
            <text:p>7/2/2015</text:p>
          </table:table-cell>
          <table:table-cell table:style-name="ce6" office:value-type="time" office:time-value="PT19H02M30S" calcext:value-type="time">
            <text:p>19:0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7]-['Indiegogo donations'.J857]" office:value-type="currency" office:currency="CAD" office:value="3.59999999999999" calcext:value-type="currency">
            <text:p>$3.60</text:p>
          </table:table-cell>
          <table:table-cell table:style-name="ce3" table:formula="of:=['Indiegogo donations'.L857]+['Indiegogo donations'.K85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7]+['Indiegogo donations'.N856]" office:value-type="currency" office:currency="CAD" office:value="159436.28" calcext:value-type="currency">
            <text:p>$159,436.28</text:p>
          </table:table-cell>
          <table:table-cell/>
        </table:table-row>
        <table:table-row table:style-name="ro1">
          <table:table-cell table:style-name="ce5" office:value-type="string" calcext:value-type="string">
            <text:p>7/2/2015</text:p>
          </table:table-cell>
          <table:table-cell table:style-name="ce6" office:value-type="time" office:time-value="PT19H02M33S" calcext:value-type="time">
            <text:p>19:0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58]-['Indiegogo donations'.J858]" office:value-type="currency" office:currency="CAD" office:value="3.59999999999999" calcext:value-type="currency">
            <text:p>$3.60</text:p>
          </table:table-cell>
          <table:table-cell table:style-name="ce3" table:formula="of:=['Indiegogo donations'.L858]+['Indiegogo donations'.K85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58]+['Indiegogo donations'.N857]" office:value-type="currency" office:currency="CAD" office:value="159529.48" calcext:value-type="currency">
            <text:p>$159,529.48</text:p>
          </table:table-cell>
          <table:table-cell/>
        </table:table-row>
        <table:table-row table:style-name="ro1">
          <table:table-cell table:style-name="ce5" office:value-type="string" calcext:value-type="string">
            <text:p>7/2/2015</text:p>
          </table:table-cell>
          <table:table-cell table:style-name="ce6" office:value-type="time" office:time-value="PT19H02M36S" calcext:value-type="time">
            <text:p>19:0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59]-['Indiegogo donations'.J859]" office:value-type="currency" office:currency="CAD" office:value="1.8" calcext:value-type="currency">
            <text:p>$1.80</text:p>
          </table:table-cell>
          <table:table-cell table:style-name="ce3" table:formula="of:=['Indiegogo donations'.L859]+['Indiegogo donations'.K85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59]+['Indiegogo donations'.N858]" office:value-type="currency" office:currency="CAD" office:value="159575.93" calcext:value-type="currency">
            <text:p>$159,575.93</text:p>
          </table:table-cell>
          <table:table-cell/>
        </table:table-row>
        <table:table-row table:style-name="ro1">
          <table:table-cell table:style-name="ce5" office:value-type="string" calcext:value-type="string">
            <text:p>7/2/2015</text:p>
          </table:table-cell>
          <table:table-cell table:style-name="ce6" office:value-type="time" office:time-value="PT19H02M39S" calcext:value-type="time">
            <text:p>19:0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60]-['Indiegogo donations'.J860]" office:value-type="currency" office:currency="CAD" office:value="1.8" calcext:value-type="currency">
            <text:p>$1.80</text:p>
          </table:table-cell>
          <table:table-cell table:style-name="ce3" table:formula="of:=['Indiegogo donations'.L860]+['Indiegogo donations'.K86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60]+['Indiegogo donations'.N859]" office:value-type="currency" office:currency="CAD" office:value="159622.38" calcext:value-type="currency">
            <text:p>$159,622.38</text:p>
          </table:table-cell>
          <table:table-cell/>
        </table:table-row>
        <table:table-row table:style-name="ro1">
          <table:table-cell table:style-name="ce5" office:value-type="string" calcext:value-type="string">
            <text:p>7/2/2015</text:p>
          </table:table-cell>
          <table:table-cell table:style-name="ce6" office:value-type="time" office:time-value="PT19H02M42S" calcext:value-type="time">
            <text:p>19:02: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61]-['Indiegogo donations'.J861]" office:value-type="currency" office:currency="CAD" office:value="0.359999999999999" calcext:value-type="currency">
            <text:p>$0.36</text:p>
          </table:table-cell>
          <table:table-cell table:style-name="ce3" table:formula="of:=['Indiegogo donations'.L861]+['Indiegogo donations'.K86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61]+['Indiegogo donations'.N860]" office:value-type="currency" office:currency="CAD" office:value="159631.43" calcext:value-type="currency">
            <text:p>$159,631.43</text:p>
          </table:table-cell>
          <table:table-cell/>
        </table:table-row>
        <table:table-row table:style-name="ro1">
          <table:table-cell table:style-name="ce5" office:value-type="string" calcext:value-type="string">
            <text:p>7/2/2015</text:p>
          </table:table-cell>
          <table:table-cell table:style-name="ce6" office:value-type="time" office:time-value="PT19H02M45S" calcext:value-type="time">
            <text:p>19:02: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62]-['Indiegogo donations'.J862]" office:value-type="currency" office:currency="CAD" office:value="7.20000000000002" calcext:value-type="currency">
            <text:p>$7.20</text:p>
          </table:table-cell>
          <table:table-cell table:style-name="ce3" table:formula="of:=['Indiegogo donations'.L862]+['Indiegogo donations'.K862]"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62]+['Indiegogo donations'.N861]" office:value-type="currency" office:currency="CAD" office:value="159818.13" calcext:value-type="currency">
            <text:p>$159,818.13</text:p>
          </table:table-cell>
          <table:table-cell/>
        </table:table-row>
        <table:table-row table:style-name="ro1">
          <table:table-cell table:style-name="ce5" office:value-type="string" calcext:value-type="string">
            <text:p>7/2/2015</text:p>
          </table:table-cell>
          <table:table-cell table:style-name="ce6" office:value-type="time" office:time-value="PT19H02M47S" calcext:value-type="time">
            <text:p>19:02: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63]-['Indiegogo donations'.J863]" office:value-type="currency" office:currency="CAD" office:value="3.59999999999999" calcext:value-type="currency">
            <text:p>$3.60</text:p>
          </table:table-cell>
          <table:table-cell table:style-name="ce3" table:formula="of:=['Indiegogo donations'.L863]+['Indiegogo donations'.K8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63]+['Indiegogo donations'.N862]" office:value-type="currency" office:currency="CAD" office:value="159911.33" calcext:value-type="currency">
            <text:p>$159,911.33</text:p>
          </table:table-cell>
          <table:table-cell/>
        </table:table-row>
        <table:table-row table:style-name="ro1">
          <table:table-cell table:style-name="ce5" office:value-type="string" calcext:value-type="string">
            <text:p>7/2/2015</text:p>
          </table:table-cell>
          <table:table-cell table:style-name="ce6" office:value-type="time" office:time-value="PT19H02M50S" calcext:value-type="time">
            <text:p>19:02: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64]-['Indiegogo donations'.J864]" office:value-type="currency" office:currency="CAD" office:value="0.720000000000002" calcext:value-type="currency">
            <text:p>$0.72</text:p>
          </table:table-cell>
          <table:table-cell table:style-name="ce3" table:formula="of:=['Indiegogo donations'.L864]+['Indiegogo donations'.K86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64]+['Indiegogo donations'.N863]" office:value-type="currency" office:currency="CAD" office:value="159929.73" calcext:value-type="currency">
            <text:p>$159,929.73</text:p>
          </table:table-cell>
          <table:table-cell/>
        </table:table-row>
        <table:table-row table:style-name="ro1">
          <table:table-cell table:style-name="ce5" office:value-type="string" calcext:value-type="string">
            <text:p>7/2/2015</text:p>
          </table:table-cell>
          <table:table-cell table:style-name="ce6" office:value-type="time" office:time-value="PT19H02M53S" calcext:value-type="time">
            <text:p>19:02: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865]-['Indiegogo donations'.J865]" office:value-type="currency" office:currency="CAD" office:value="0.720000000000002" calcext:value-type="currency">
            <text:p>$0.72</text:p>
          </table:table-cell>
          <table:table-cell table:style-name="ce3" table:formula="of:=['Indiegogo donations'.L865]+['Indiegogo donations'.K86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865]+['Indiegogo donations'.N864]" office:value-type="currency" office:currency="CAD" office:value="159948.13" calcext:value-type="currency">
            <text:p>$159,948.13</text:p>
          </table:table-cell>
          <table:table-cell/>
        </table:table-row>
        <table:table-row table:style-name="ro1">
          <table:table-cell table:style-name="ce5" office:value-type="string" calcext:value-type="string">
            <text:p>7/2/2015</text:p>
          </table:table-cell>
          <table:table-cell table:style-name="ce6" office:value-type="time" office:time-value="PT19H02M56S" calcext:value-type="time">
            <text:p>19:02: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5" calcext:value-type="currency">
            <text:p>$85.00</text:p>
          </table:table-cell>
          <table:table-cell table:style-name="ce3" table:formula="of:=['Indiegogo donations'.H866]-['Indiegogo donations'.J866]" office:value-type="currency" office:currency="CAD" office:value="3.06" calcext:value-type="currency">
            <text:p>$3.06</text:p>
          </table:table-cell>
          <table:table-cell table:style-name="ce3" table:formula="of:=['Indiegogo donations'.L866]+['Indiegogo donations'.K866]" office:value-type="currency" office:currency="CAD" office:value="81.94" calcext:value-type="currency">
            <text:p>$81.94</text:p>
          </table:table-cell>
          <table:table-cell table:style-name="ce3" office:value-type="currency" office:currency="CAD" office:value="2.77" calcext:value-type="currency">
            <text:p>$2.77</text:p>
          </table:table-cell>
          <table:table-cell office:value-type="currency" office:currency="CAD" office:value="79.17" calcext:value-type="currency">
            <text:p>$79.17</text:p>
          </table:table-cell>
          <table:table-cell/>
          <table:table-cell table:style-name="ce3" table:formula="of:=['Indiegogo donations'.L866]+['Indiegogo donations'.N865]" office:value-type="currency" office:currency="CAD" office:value="160027.3" calcext:value-type="currency">
            <text:p>$160,027.30</text:p>
          </table:table-cell>
          <table:table-cell/>
        </table:table-row>
        <table:table-row table:style-name="ro1">
          <table:table-cell table:style-name="ce5" office:value-type="string" calcext:value-type="string">
            <text:p>7/2/2015</text:p>
          </table:table-cell>
          <table:table-cell table:style-name="ce6" office:value-type="time" office:time-value="PT19H02M59S" calcext:value-type="time">
            <text:p>19:02: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67]-['Indiegogo donations'.J867]" office:value-type="currency" office:currency="CAD" office:value="0.899999999999999" calcext:value-type="currency">
            <text:p>$0.90</text:p>
          </table:table-cell>
          <table:table-cell table:style-name="ce3" table:formula="of:=['Indiegogo donations'.L867]+['Indiegogo donations'.K86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67]+['Indiegogo donations'.N866]" office:value-type="currency" office:currency="CAD" office:value="160050.37" calcext:value-type="currency">
            <text:p>$160,050.37</text:p>
          </table:table-cell>
          <table:table-cell/>
        </table:table-row>
        <table:table-row table:style-name="ro1">
          <table:table-cell table:style-name="ce5" office:value-type="string" calcext:value-type="string">
            <text:p>7/2/2015</text:p>
          </table:table-cell>
          <table:table-cell table:style-name="ce6" office:value-type="time" office:time-value="PT19H03M02S" calcext:value-type="time">
            <text:p>19:03: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68]-['Indiegogo donations'.J868]" office:value-type="currency" office:currency="CAD" office:value="1.8" calcext:value-type="currency">
            <text:p>$1.80</text:p>
          </table:table-cell>
          <table:table-cell table:style-name="ce3" table:formula="of:=['Indiegogo donations'.L868]+['Indiegogo donations'.K8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68]+['Indiegogo donations'.N867]" office:value-type="currency" office:currency="CAD" office:value="160096.82" calcext:value-type="currency">
            <text:p>$160,096.82</text:p>
          </table:table-cell>
          <table:table-cell/>
        </table:table-row>
        <table:table-row table:style-name="ro1">
          <table:table-cell table:style-name="ce5" office:value-type="string" calcext:value-type="string">
            <text:p>7/2/2015</text:p>
          </table:table-cell>
          <table:table-cell table:style-name="ce6" office:value-type="time" office:time-value="PT19H03M04S" calcext:value-type="time">
            <text:p>19:0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869]-['Indiegogo donations'.J869]" office:value-type="currency" office:currency="CAD" office:value="1.08" calcext:value-type="currency">
            <text:p>$1.08</text:p>
          </table:table-cell>
          <table:table-cell table:style-name="ce3" table:formula="of:=['Indiegogo donations'.L869]+['Indiegogo donations'.K86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869]+['Indiegogo donations'.N868]" office:value-type="currency" office:currency="CAD" office:value="160124.57" calcext:value-type="currency">
            <text:p>$160,124.57</text:p>
          </table:table-cell>
          <table:table-cell/>
        </table:table-row>
        <table:table-row table:style-name="ro1">
          <table:table-cell table:style-name="ce5" office:value-type="string" calcext:value-type="string">
            <text:p>7/2/2015</text:p>
          </table:table-cell>
          <table:table-cell table:style-name="ce6" office:value-type="time" office:time-value="PT19H03M07S" calcext:value-type="time">
            <text:p>19:0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70]-['Indiegogo donations'.J870]" office:value-type="currency" office:currency="CAD" office:value="0.899999999999999" calcext:value-type="currency">
            <text:p>$0.90</text:p>
          </table:table-cell>
          <table:table-cell table:style-name="ce3" table:formula="of:=['Indiegogo donations'.L870]+['Indiegogo donations'.K87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70]+['Indiegogo donations'.N869]" office:value-type="currency" office:currency="CAD" office:value="160147.64" calcext:value-type="currency">
            <text:p>$160,147.64</text:p>
          </table:table-cell>
          <table:table-cell/>
        </table:table-row>
        <table:table-row table:style-name="ro1">
          <table:table-cell table:style-name="ce5" office:value-type="string" calcext:value-type="string">
            <text:p>7/2/2015</text:p>
          </table:table-cell>
          <table:table-cell table:style-name="ce6" office:value-type="time" office:time-value="PT19H03M10S" calcext:value-type="time">
            <text:p>19:0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71]-['Indiegogo donations'.J871]" office:value-type="currency" office:currency="CAD" office:value="0.899999999999999" calcext:value-type="currency">
            <text:p>$0.90</text:p>
          </table:table-cell>
          <table:table-cell table:style-name="ce3" table:formula="of:=['Indiegogo donations'.L871]+['Indiegogo donations'.K87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71]+['Indiegogo donations'.N870]" office:value-type="currency" office:currency="CAD" office:value="160170.71" calcext:value-type="currency">
            <text:p>$160,170.71</text:p>
          </table:table-cell>
          <table:table-cell/>
        </table:table-row>
        <table:table-row table:style-name="ro1">
          <table:table-cell table:style-name="ce5" office:value-type="string" calcext:value-type="string">
            <text:p>7/2/2015</text:p>
          </table:table-cell>
          <table:table-cell table:style-name="ce6" office:value-type="time" office:time-value="PT19H03M13S" calcext:value-type="time">
            <text:p>19:0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2]-['Indiegogo donations'.J872]" office:value-type="currency" office:currency="CAD" office:value="3.59999999999999" calcext:value-type="currency">
            <text:p>$3.60</text:p>
          </table:table-cell>
          <table:table-cell table:style-name="ce3" table:formula="of:=['Indiegogo donations'.L872]+['Indiegogo donations'.K8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2]+['Indiegogo donations'.N871]" office:value-type="currency" office:currency="CAD" office:value="160263.91" calcext:value-type="currency">
            <text:p>$160,263.91</text:p>
          </table:table-cell>
          <table:table-cell/>
        </table:table-row>
        <table:table-row table:style-name="ro1">
          <table:table-cell table:style-name="ce5" office:value-type="string" calcext:value-type="string">
            <text:p>7/2/2015</text:p>
          </table:table-cell>
          <table:table-cell table:style-name="ce6" office:value-type="time" office:time-value="PT19H03M16S" calcext:value-type="time">
            <text:p>19:0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3]-['Indiegogo donations'.J873]" office:value-type="currency" office:currency="CAD" office:value="3.59999999999999" calcext:value-type="currency">
            <text:p>$3.60</text:p>
          </table:table-cell>
          <table:table-cell table:style-name="ce3" table:formula="of:=['Indiegogo donations'.L873]+['Indiegogo donations'.K87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3]+['Indiegogo donations'.N872]" office:value-type="currency" office:currency="CAD" office:value="160357.11" calcext:value-type="currency">
            <text:p>$160,357.11</text:p>
          </table:table-cell>
          <table:table-cell/>
        </table:table-row>
        <table:table-row table:style-name="ro1">
          <table:table-cell table:style-name="ce5" office:value-type="string" calcext:value-type="string">
            <text:p>7/2/2015</text:p>
          </table:table-cell>
          <table:table-cell table:style-name="ce6" office:value-type="time" office:time-value="PT19H03M19S" calcext:value-type="time">
            <text:p>19:03: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4]-['Indiegogo donations'.J874]" office:value-type="currency" office:currency="CAD" office:value="1.8" calcext:value-type="currency">
            <text:p>$1.80</text:p>
          </table:table-cell>
          <table:table-cell table:style-name="ce3" table:formula="of:=['Indiegogo donations'.L874]+['Indiegogo donations'.K87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4]+['Indiegogo donations'.N873]" office:value-type="currency" office:currency="CAD" office:value="160403.56" calcext:value-type="currency">
            <text:p>$160,403.56</text:p>
          </table:table-cell>
          <table:table-cell/>
        </table:table-row>
        <table:table-row table:style-name="ro1">
          <table:table-cell table:style-name="ce5" office:value-type="string" calcext:value-type="string">
            <text:p>7/2/2015</text:p>
          </table:table-cell>
          <table:table-cell table:style-name="ce6" office:value-type="time" office:time-value="PT19H03M22S" calcext:value-type="time">
            <text:p>19:0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5]-['Indiegogo donations'.J875]" office:value-type="currency" office:currency="CAD" office:value="3.59999999999999" calcext:value-type="currency">
            <text:p>$3.60</text:p>
          </table:table-cell>
          <table:table-cell table:style-name="ce3" table:formula="of:=['Indiegogo donations'.L875]+['Indiegogo donations'.K87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5]+['Indiegogo donations'.N874]" office:value-type="currency" office:currency="CAD" office:value="160496.76" calcext:value-type="currency">
            <text:p>$160,496.76</text:p>
          </table:table-cell>
          <table:table-cell/>
        </table:table-row>
        <table:table-row table:style-name="ro1">
          <table:table-cell table:style-name="ce5" office:value-type="string" calcext:value-type="string">
            <text:p>7/2/2015</text:p>
          </table:table-cell>
          <table:table-cell table:style-name="ce6" office:value-type="time" office:time-value="PT19H03M25S" calcext:value-type="time">
            <text:p>19:03: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76]-['Indiegogo donations'.J876]" office:value-type="currency" office:currency="CAD" office:value="3.59999999999999" calcext:value-type="currency">
            <text:p>$3.60</text:p>
          </table:table-cell>
          <table:table-cell table:style-name="ce3" table:formula="of:=['Indiegogo donations'.L876]+['Indiegogo donations'.K8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76]+['Indiegogo donations'.N875]" office:value-type="currency" office:currency="CAD" office:value="160589.96" calcext:value-type="currency">
            <text:p>$160,589.96</text:p>
          </table:table-cell>
          <table:table-cell/>
        </table:table-row>
        <table:table-row table:style-name="ro1">
          <table:table-cell table:style-name="ce5" office:value-type="string" calcext:value-type="string">
            <text:p>7/2/2015</text:p>
          </table:table-cell>
          <table:table-cell table:style-name="ce6" office:value-type="time" office:time-value="PT19H03M28S" calcext:value-type="time">
            <text:p>19:03: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7]-['Indiegogo donations'.J877]" office:value-type="currency" office:currency="CAD" office:value="1.8" calcext:value-type="currency">
            <text:p>$1.80</text:p>
          </table:table-cell>
          <table:table-cell table:style-name="ce3" table:formula="of:=['Indiegogo donations'.L877]+['Indiegogo donations'.K87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7]+['Indiegogo donations'.N876]" office:value-type="currency" office:currency="CAD" office:value="160636.41" calcext:value-type="currency">
            <text:p>$160,636.41</text:p>
          </table:table-cell>
          <table:table-cell/>
        </table:table-row>
        <table:table-row table:style-name="ro1">
          <table:table-cell table:style-name="ce5" office:value-type="string" calcext:value-type="string">
            <text:p>7/2/2015</text:p>
          </table:table-cell>
          <table:table-cell table:style-name="ce6" office:value-type="time" office:time-value="PT19H03M31S" calcext:value-type="time">
            <text:p>19:0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78]-['Indiegogo donations'.J878]" office:value-type="currency" office:currency="CAD" office:value="1.8" calcext:value-type="currency">
            <text:p>$1.80</text:p>
          </table:table-cell>
          <table:table-cell table:style-name="ce3" table:formula="of:=['Indiegogo donations'.L878]+['Indiegogo donations'.K87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78]+['Indiegogo donations'.N877]" office:value-type="currency" office:currency="CAD" office:value="160682.86" calcext:value-type="currency">
            <text:p>$160,682.86</text:p>
          </table:table-cell>
          <table:table-cell/>
        </table:table-row>
        <table:table-row table:style-name="ro1">
          <table:table-cell table:style-name="ce5" office:value-type="string" calcext:value-type="string">
            <text:p>7/2/2015</text:p>
          </table:table-cell>
          <table:table-cell table:style-name="ce6" office:value-type="time" office:time-value="PT19H03M33S" calcext:value-type="time">
            <text:p>19:03: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0" calcext:value-type="currency">
            <text:p>$800.00</text:p>
          </table:table-cell>
          <table:table-cell table:style-name="ce3" table:formula="of:=['Indiegogo donations'.H879]-['Indiegogo donations'.J879]" office:value-type="currency" office:currency="CAD" office:value="28.8" calcext:value-type="currency">
            <text:p>$28.80</text:p>
          </table:table-cell>
          <table:table-cell table:style-name="ce3" table:formula="of:=['Indiegogo donations'.L879]+['Indiegogo donations'.K879]" office:value-type="currency" office:currency="CAD" office:value="771.2" calcext:value-type="currency">
            <text:p>$771.20</text:p>
          </table:table-cell>
          <table:table-cell table:style-name="ce3" office:value-type="currency" office:currency="CAD" office:value="23.5" calcext:value-type="currency">
            <text:p>$23.50</text:p>
          </table:table-cell>
          <table:table-cell office:value-type="currency" office:currency="CAD" office:value="747.7" calcext:value-type="currency">
            <text:p>$747.70</text:p>
          </table:table-cell>
          <table:table-cell/>
          <table:table-cell table:style-name="ce3" table:formula="of:=['Indiegogo donations'.L879]+['Indiegogo donations'.N878]" office:value-type="currency" office:currency="CAD" office:value="161430.56" calcext:value-type="currency">
            <text:p>$161,430.56</text:p>
          </table:table-cell>
          <table:table-cell/>
        </table:table-row>
        <table:table-row table:style-name="ro1">
          <table:table-cell table:style-name="ce5" office:value-type="string" calcext:value-type="string">
            <text:p>7/2/2015</text:p>
          </table:table-cell>
          <table:table-cell table:style-name="ce6" office:value-type="time" office:time-value="PT19H03M36S" calcext:value-type="time">
            <text:p>19:03: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80]-['Indiegogo donations'.J880]" office:value-type="currency" office:currency="CAD" office:value="3.59999999999999" calcext:value-type="currency">
            <text:p>$3.60</text:p>
          </table:table-cell>
          <table:table-cell table:style-name="ce3" table:formula="of:=['Indiegogo donations'.L880]+['Indiegogo donations'.K88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80]+['Indiegogo donations'.N879]" office:value-type="currency" office:currency="CAD" office:value="161523.76" calcext:value-type="currency">
            <text:p>$161,523.76</text:p>
          </table:table-cell>
          <table:table-cell/>
        </table:table-row>
        <table:table-row table:style-name="ro1">
          <table:table-cell table:style-name="ce5" office:value-type="string" calcext:value-type="string">
            <text:p>7/2/2015</text:p>
          </table:table-cell>
          <table:table-cell table:style-name="ce6" office:value-type="time" office:time-value="PT19H03M39S" calcext:value-type="time">
            <text:p>19:03: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81]-['Indiegogo donations'.J881]" office:value-type="currency" office:currency="CAD" office:value="1.8" calcext:value-type="currency">
            <text:p>$1.80</text:p>
          </table:table-cell>
          <table:table-cell table:style-name="ce3" table:formula="of:=['Indiegogo donations'.L881]+['Indiegogo donations'.K88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81]+['Indiegogo donations'.N880]" office:value-type="currency" office:currency="CAD" office:value="161570.21" calcext:value-type="currency">
            <text:p>$161,570.21</text:p>
          </table:table-cell>
          <table:table-cell/>
        </table:table-row>
        <table:table-row table:style-name="ro1">
          <table:table-cell table:style-name="ce5" office:value-type="string" calcext:value-type="string">
            <text:p>7/2/2015</text:p>
          </table:table-cell>
          <table:table-cell table:style-name="ce6" office:value-type="time" office:time-value="PT19H03M42S" calcext:value-type="time">
            <text:p>19:0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882]-['Indiegogo donations'.J882]" office:value-type="currency" office:currency="CAD" office:value="0.04" calcext:value-type="currency">
            <text:p>$0.04</text:p>
          </table:table-cell>
          <table:table-cell table:style-name="ce3" table:formula="of:=['Indiegogo donations'.L882]+['Indiegogo donations'.K88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882]+['Indiegogo donations'.N881]" office:value-type="currency" office:currency="CAD" office:value="161570.84" calcext:value-type="currency">
            <text:p>$161,570.84</text:p>
          </table:table-cell>
          <table:table-cell/>
        </table:table-row>
        <table:table-row table:style-name="ro1">
          <table:table-cell table:style-name="ce5" office:value-type="string" calcext:value-type="string">
            <text:p>7/2/2015</text:p>
          </table:table-cell>
          <table:table-cell table:style-name="ce6" office:value-type="time" office:time-value="PT19H03M45S" calcext:value-type="time">
            <text:p>19:03: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83]-['Indiegogo donations'.J883]" office:value-type="currency" office:currency="CAD" office:value="3.59999999999999" calcext:value-type="currency">
            <text:p>$3.60</text:p>
          </table:table-cell>
          <table:table-cell table:style-name="ce3" table:formula="of:=['Indiegogo donations'.L883]+['Indiegogo donations'.K8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83]+['Indiegogo donations'.N882]" office:value-type="currency" office:currency="CAD" office:value="161664.04" calcext:value-type="currency">
            <text:p>$161,664.04</text:p>
          </table:table-cell>
          <table:table-cell/>
        </table:table-row>
        <table:table-row table:style-name="ro1">
          <table:table-cell table:style-name="ce5" office:value-type="string" calcext:value-type="string">
            <text:p>7/2/2015</text:p>
          </table:table-cell>
          <table:table-cell table:style-name="ce6" office:value-type="time" office:time-value="PT19H03M48S" calcext:value-type="time">
            <text:p>19:0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4]-['Indiegogo donations'.J884]" office:value-type="currency" office:currency="CAD" office:value="0.899999999999999" calcext:value-type="currency">
            <text:p>$0.90</text:p>
          </table:table-cell>
          <table:table-cell table:style-name="ce3" table:formula="of:=['Indiegogo donations'.L884]+['Indiegogo donations'.K8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4]+['Indiegogo donations'.N883]" office:value-type="currency" office:currency="CAD" office:value="161687.11" calcext:value-type="currency">
            <text:p>$161,687.11</text:p>
          </table:table-cell>
          <table:table-cell/>
        </table:table-row>
        <table:table-row table:style-name="ro1">
          <table:table-cell table:style-name="ce5" office:value-type="string" calcext:value-type="string">
            <text:p>7/2/2015</text:p>
          </table:table-cell>
          <table:table-cell table:style-name="ce6" office:value-type="time" office:time-value="PT19H03M50S" calcext:value-type="time">
            <text:p>19:0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85]-['Indiegogo donations'.J885]" office:value-type="currency" office:currency="CAD" office:value="1.8" calcext:value-type="currency">
            <text:p>$1.80</text:p>
          </table:table-cell>
          <table:table-cell table:style-name="ce3" table:formula="of:=['Indiegogo donations'.L885]+['Indiegogo donations'.K8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85]+['Indiegogo donations'.N884]" office:value-type="currency" office:currency="CAD" office:value="161733.56" calcext:value-type="currency">
            <text:p>$161,733.56</text:p>
          </table:table-cell>
          <table:table-cell/>
        </table:table-row>
        <table:table-row table:style-name="ro1">
          <table:table-cell table:style-name="ce5" office:value-type="string" calcext:value-type="string">
            <text:p>7/2/2015</text:p>
          </table:table-cell>
          <table:table-cell table:style-name="ce6" office:value-type="time" office:time-value="PT19H03M54S" calcext:value-type="time">
            <text:p>19:03:5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886]-['Indiegogo donations'.J886]" office:value-type="currency" office:currency="CAD" office:value="0.359999999999999" calcext:value-type="currency">
            <text:p>$0.36</text:p>
          </table:table-cell>
          <table:table-cell table:style-name="ce3" table:formula="of:=['Indiegogo donations'.L886]+['Indiegogo donations'.K886]"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886]+['Indiegogo donations'.N885]" office:value-type="currency" office:currency="CAD" office:value="161742.61" calcext:value-type="currency">
            <text:p>$161,742.61</text:p>
          </table:table-cell>
          <table:table-cell/>
        </table:table-row>
        <table:table-row table:style-name="ro1">
          <table:table-cell table:style-name="ce5" office:value-type="string" calcext:value-type="string">
            <text:p>7/2/2015</text:p>
          </table:table-cell>
          <table:table-cell table:style-name="ce6" office:value-type="time" office:time-value="PT19H03M56S" calcext:value-type="time">
            <text:p>19:0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887]-['Indiegogo donations'.J887]" office:value-type="currency" office:currency="CAD" office:value="0.899999999999999" calcext:value-type="currency">
            <text:p>$0.90</text:p>
          </table:table-cell>
          <table:table-cell table:style-name="ce3" table:formula="of:=['Indiegogo donations'.L887]+['Indiegogo donations'.K887]"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887]+['Indiegogo donations'.N886]" office:value-type="currency" office:currency="CAD" office:value="161765.68" calcext:value-type="currency">
            <text:p>$161,765.68</text:p>
          </table:table-cell>
          <table:table-cell/>
        </table:table-row>
        <table:table-row table:style-name="ro1">
          <table:table-cell table:style-name="ce5" office:value-type="string" calcext:value-type="string">
            <text:p>7/2/2015</text:p>
          </table:table-cell>
          <table:table-cell table:style-name="ce6" office:value-type="time" office:time-value="PT19H03M59S" calcext:value-type="time">
            <text:p>19:0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888]-['Indiegogo donations'.J888]" office:value-type="currency" office:currency="CAD" office:value="7.20000000000002" calcext:value-type="currency">
            <text:p>$7.20</text:p>
          </table:table-cell>
          <table:table-cell table:style-name="ce3" table:formula="of:=['Indiegogo donations'.L888]+['Indiegogo donations'.K888]"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888]+['Indiegogo donations'.N887]" office:value-type="currency" office:currency="CAD" office:value="161952.38" calcext:value-type="currency">
            <text:p>$161,952.38</text:p>
          </table:table-cell>
          <table:table-cell/>
        </table:table-row>
        <table:table-row table:style-name="ro1">
          <table:table-cell table:style-name="ce5" office:value-type="string" calcext:value-type="string">
            <text:p>7/2/2015</text:p>
          </table:table-cell>
          <table:table-cell table:style-name="ce6" office:value-type="time" office:time-value="PT19H04M02S" calcext:value-type="time">
            <text:p>19:0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889]-['Indiegogo donations'.J889]" office:value-type="currency" office:currency="CAD" office:value="0.18" calcext:value-type="currency">
            <text:p>$0.18</text:p>
          </table:table-cell>
          <table:table-cell table:style-name="ce3" table:formula="of:=['Indiegogo donations'.L889]+['Indiegogo donations'.K88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889]+['Indiegogo donations'.N888]" office:value-type="currency" office:currency="CAD" office:value="161956.75" calcext:value-type="currency">
            <text:p>$161,956.75</text:p>
          </table:table-cell>
          <table:table-cell/>
        </table:table-row>
        <table:table-row table:style-name="ro1">
          <table:table-cell table:style-name="ce5" office:value-type="string" calcext:value-type="string">
            <text:p>7/2/2015</text:p>
          </table:table-cell>
          <table:table-cell table:style-name="ce6" office:value-type="time" office:time-value="PT19H04M05S" calcext:value-type="time">
            <text:p>19:0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0" calcext:value-type="currency">
            <text:p>$10,000.00</text:p>
          </table:table-cell>
          <table:table-cell table:style-name="ce3" table:formula="of:=['Indiegogo donations'.H890]-['Indiegogo donations'.J890]" office:value-type="currency" office:currency="CAD" office:value="360" calcext:value-type="currency">
            <text:p>$360.00</text:p>
          </table:table-cell>
          <table:table-cell table:style-name="ce3" table:formula="of:=['Indiegogo donations'.L890]+['Indiegogo donations'.K890]" office:value-type="currency" office:currency="CAD" office:value="9640" calcext:value-type="currency">
            <text:p>$9,640.00</text:p>
          </table:table-cell>
          <table:table-cell table:style-name="ce3" office:value-type="currency" office:currency="CAD" office:value="290.3" calcext:value-type="currency">
            <text:p>$290.30</text:p>
          </table:table-cell>
          <table:table-cell office:value-type="currency" office:currency="CAD" office:value="9349.7" calcext:value-type="currency">
            <text:p>$9,349.70</text:p>
          </table:table-cell>
          <table:table-cell/>
          <table:table-cell table:style-name="ce3" table:formula="of:=['Indiegogo donations'.L890]+['Indiegogo donations'.N889]" office:value-type="currency" office:currency="CAD" office:value="171306.45" calcext:value-type="currency">
            <text:p>$171,306.45</text:p>
          </table:table-cell>
          <table:table-cell/>
        </table:table-row>
        <table:table-row table:style-name="ro1">
          <table:table-cell table:style-name="ce5" office:value-type="string" calcext:value-type="string">
            <text:p>7/2/2015</text:p>
          </table:table-cell>
          <table:table-cell table:style-name="ce6" office:value-type="time" office:time-value="PT19H04M08S" calcext:value-type="time">
            <text:p>19:04: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1]-['Indiegogo donations'.J891]" office:value-type="currency" office:currency="CAD" office:value="1.8" calcext:value-type="currency">
            <text:p>$1.80</text:p>
          </table:table-cell>
          <table:table-cell table:style-name="ce3" table:formula="of:=['Indiegogo donations'.L891]+['Indiegogo donations'.K89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1]+['Indiegogo donations'.N890]" office:value-type="currency" office:currency="CAD" office:value="171352.9" calcext:value-type="currency">
            <text:p>$171,352.90</text:p>
          </table:table-cell>
          <table:table-cell/>
        </table:table-row>
        <table:table-row table:style-name="ro1">
          <table:table-cell table:style-name="ce5" office:value-type="string" calcext:value-type="string">
            <text:p>7/2/2015</text:p>
          </table:table-cell>
          <table:table-cell table:style-name="ce6" office:value-type="time" office:time-value="PT19H04M11S" calcext:value-type="time">
            <text:p>19:04: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892]-['Indiegogo donations'.J892]" office:value-type="currency" office:currency="CAD" office:value="3.59999999999999" calcext:value-type="currency">
            <text:p>$3.60</text:p>
          </table:table-cell>
          <table:table-cell table:style-name="ce3" table:formula="of:=['Indiegogo donations'.L892]+['Indiegogo donations'.K8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892]+['Indiegogo donations'.N891]" office:value-type="currency" office:currency="CAD" office:value="171446.1" calcext:value-type="currency">
            <text:p>$171,446.10</text:p>
          </table:table-cell>
          <table:table-cell/>
        </table:table-row>
        <table:table-row table:style-name="ro1">
          <table:table-cell table:style-name="ce5" office:value-type="string" calcext:value-type="string">
            <text:p>7/2/2015</text:p>
          </table:table-cell>
          <table:table-cell table:style-name="ce6" office:value-type="time" office:time-value="PT19H04M14S" calcext:value-type="time">
            <text:p>19:04: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893]-['Indiegogo donations'.J893]" office:value-type="currency" office:currency="CAD" office:value="0.18" calcext:value-type="currency">
            <text:p>$0.18</text:p>
          </table:table-cell>
          <table:table-cell table:style-name="ce3" table:formula="of:=['Indiegogo donations'.L893]+['Indiegogo donations'.K89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893]+['Indiegogo donations'.N892]" office:value-type="currency" office:currency="CAD" office:value="171450.47" calcext:value-type="currency">
            <text:p>$171,450.47</text:p>
          </table:table-cell>
          <table:table-cell/>
        </table:table-row>
        <table:table-row table:style-name="ro1">
          <table:table-cell table:style-name="ce5" office:value-type="string" calcext:value-type="string">
            <text:p>7/2/2015</text:p>
          </table:table-cell>
          <table:table-cell table:style-name="ce6" office:value-type="time" office:time-value="PT19H04M16S" calcext:value-type="time">
            <text:p>19:04: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894]-['Indiegogo donations'.J894]" office:value-type="currency" office:currency="CAD" office:value="0.0699999999999998" calcext:value-type="currency">
            <text:p>$0.07</text:p>
          </table:table-cell>
          <table:table-cell table:style-name="ce3" table:formula="of:=['Indiegogo donations'.L894]+['Indiegogo donations'.K894]"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Indiegogo donations'.L894]+['Indiegogo donations'.N893]" office:value-type="currency" office:currency="CAD" office:value="171452.04" calcext:value-type="currency">
            <text:p>$171,452.04</text:p>
          </table:table-cell>
          <table:table-cell/>
        </table:table-row>
        <table:table-row table:style-name="ro1">
          <table:table-cell table:style-name="ce5" office:value-type="string" calcext:value-type="string">
            <text:p>7/2/2015</text:p>
          </table:table-cell>
          <table:table-cell table:style-name="ce6" office:value-type="time" office:time-value="PT19H04M19S" calcext:value-type="time">
            <text:p>19:04: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895]-['Indiegogo donations'.J895]" office:value-type="currency" office:currency="CAD" office:value="18" calcext:value-type="currency">
            <text:p>$18.00</text:p>
          </table:table-cell>
          <table:table-cell table:style-name="ce3" table:formula="of:=['Indiegogo donations'.L895]+['Indiegogo donations'.K895]"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895]+['Indiegogo donations'.N894]" office:value-type="currency" office:currency="CAD" office:value="171919.24" calcext:value-type="currency">
            <text:p>$171,919.24</text:p>
          </table:table-cell>
          <table:table-cell/>
        </table:table-row>
        <table:table-row table:style-name="ro1">
          <table:table-cell table:style-name="ce5" office:value-type="string" calcext:value-type="string">
            <text:p>7/2/2015</text:p>
          </table:table-cell>
          <table:table-cell table:style-name="ce6" office:value-type="time" office:time-value="PT19H04M22S" calcext:value-type="time">
            <text:p>19:04: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6]-['Indiegogo donations'.J896]" office:value-type="currency" office:currency="CAD" office:value="1.8" calcext:value-type="currency">
            <text:p>$1.80</text:p>
          </table:table-cell>
          <table:table-cell table:style-name="ce3" table:formula="of:=['Indiegogo donations'.L896]+['Indiegogo donations'.K8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6]+['Indiegogo donations'.N895]" office:value-type="currency" office:currency="CAD" office:value="171965.69" calcext:value-type="currency">
            <text:p>$171,965.69</text:p>
          </table:table-cell>
          <table:table-cell/>
        </table:table-row>
        <table:table-row table:style-name="ro1">
          <table:table-cell table:style-name="ce5" office:value-type="string" calcext:value-type="string">
            <text:p>7/2/2015</text:p>
          </table:table-cell>
          <table:table-cell table:style-name="ce6" office:value-type="time" office:time-value="PT19H04M25S" calcext:value-type="time">
            <text:p>19:0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897]-['Indiegogo donations'.J897]" office:value-type="currency" office:currency="CAD" office:value="9" calcext:value-type="currency">
            <text:p>$9.00</text:p>
          </table:table-cell>
          <table:table-cell table:style-name="ce3" table:formula="of:=['Indiegogo donations'.L897]+['Indiegogo donations'.K897]"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897]+['Indiegogo donations'.N896]" office:value-type="currency" office:currency="CAD" office:value="172199.14" calcext:value-type="currency">
            <text:p>$172,199.14</text:p>
          </table:table-cell>
          <table:table-cell/>
        </table:table-row>
        <table:table-row table:style-name="ro1">
          <table:table-cell table:style-name="ce5" office:value-type="string" calcext:value-type="string">
            <text:p>7/2/2015</text:p>
          </table:table-cell>
          <table:table-cell table:style-name="ce6" office:value-type="time" office:time-value="PT19H04M28S" calcext:value-type="time">
            <text:p>19:0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898]-['Indiegogo donations'.J898]" office:value-type="currency" office:currency="CAD" office:value="10.8" calcext:value-type="currency">
            <text:p>$10.80</text:p>
          </table:table-cell>
          <table:table-cell table:style-name="ce3" table:formula="of:=['Indiegogo donations'.L898]+['Indiegogo donations'.K898]"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898]+['Indiegogo donations'.N897]" office:value-type="currency" office:currency="CAD" office:value="172479.34" calcext:value-type="currency">
            <text:p>$172,479.34</text:p>
          </table:table-cell>
          <table:table-cell/>
        </table:table-row>
        <table:table-row table:style-name="ro1">
          <table:table-cell table:style-name="ce5" office:value-type="string" calcext:value-type="string">
            <text:p>7/2/2015</text:p>
          </table:table-cell>
          <table:table-cell table:style-name="ce6" office:value-type="time" office:time-value="PT19H04M31S" calcext:value-type="time">
            <text:p>19:0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899]-['Indiegogo donations'.J899]" office:value-type="currency" office:currency="CAD" office:value="1.8" calcext:value-type="currency">
            <text:p>$1.80</text:p>
          </table:table-cell>
          <table:table-cell table:style-name="ce3" table:formula="of:=['Indiegogo donations'.L899]+['Indiegogo donations'.K899]"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899]+['Indiegogo donations'.N898]" office:value-type="currency" office:currency="CAD" office:value="172525.79" calcext:value-type="currency">
            <text:p>$172,525.79</text:p>
          </table:table-cell>
          <table:table-cell/>
        </table:table-row>
        <table:table-row table:style-name="ro1">
          <table:table-cell table:style-name="ce5" office:value-type="string" calcext:value-type="string">
            <text:p>7/2/2015</text:p>
          </table:table-cell>
          <table:table-cell table:style-name="ce6" office:value-type="time" office:time-value="PT19H04M33S" calcext:value-type="time">
            <text:p>19:04: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0]-['Indiegogo donations'.J900]" office:value-type="currency" office:currency="CAD" office:value="1.8" calcext:value-type="currency">
            <text:p>$1.80</text:p>
          </table:table-cell>
          <table:table-cell table:style-name="ce3" table:formula="of:=['Indiegogo donations'.L900]+['Indiegogo donations'.K90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0]+['Indiegogo donations'.N899]" office:value-type="currency" office:currency="CAD" office:value="172572.24" calcext:value-type="currency">
            <text:p>$172,572.24</text:p>
          </table:table-cell>
          <table:table-cell/>
        </table:table-row>
        <table:table-row table:style-name="ro1">
          <table:table-cell table:style-name="ce5" office:value-type="string" calcext:value-type="string">
            <text:p>7/2/2015</text:p>
          </table:table-cell>
          <table:table-cell table:style-name="ce6" office:value-type="time" office:time-value="PT19H04M36S" calcext:value-type="time">
            <text:p>19:04: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1]-['Indiegogo donations'.J901]" office:value-type="currency" office:currency="CAD" office:value="1.8" calcext:value-type="currency">
            <text:p>$1.80</text:p>
          </table:table-cell>
          <table:table-cell table:style-name="ce3" table:formula="of:=['Indiegogo donations'.L901]+['Indiegogo donations'.K90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1]+['Indiegogo donations'.N900]" office:value-type="currency" office:currency="CAD" office:value="172618.69" calcext:value-type="currency">
            <text:p>$172,618.69</text:p>
          </table:table-cell>
          <table:table-cell/>
        </table:table-row>
        <table:table-row table:style-name="ro1">
          <table:table-cell table:style-name="ce5" office:value-type="string" calcext:value-type="string">
            <text:p>7/2/2015</text:p>
          </table:table-cell>
          <table:table-cell table:style-name="ce6" office:value-type="time" office:time-value="PT19H04M39S" calcext:value-type="time">
            <text:p>19:04: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2]-['Indiegogo donations'.J902]" office:value-type="currency" office:currency="CAD" office:value="3.59999999999999" calcext:value-type="currency">
            <text:p>$3.60</text:p>
          </table:table-cell>
          <table:table-cell table:style-name="ce3" table:formula="of:=['Indiegogo donations'.L902]+['Indiegogo donations'.K90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2]+['Indiegogo donations'.N901]" office:value-type="currency" office:currency="CAD" office:value="172711.890000001" calcext:value-type="currency">
            <text:p>$172,711.89</text:p>
          </table:table-cell>
          <table:table-cell/>
        </table:table-row>
        <table:table-row table:style-name="ro1">
          <table:table-cell table:style-name="ce5" office:value-type="string" calcext:value-type="string">
            <text:p>7/2/2015</text:p>
          </table:table-cell>
          <table:table-cell table:style-name="ce6" office:value-type="time" office:time-value="PT19H04M42S" calcext:value-type="time">
            <text:p>19:04: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03]-['Indiegogo donations'.J903]" office:value-type="currency" office:currency="CAD" office:value="0.359999999999999" calcext:value-type="currency">
            <text:p>$0.36</text:p>
          </table:table-cell>
          <table:table-cell table:style-name="ce3" table:formula="of:=['Indiegogo donations'.L903]+['Indiegogo donations'.K90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03]+['Indiegogo donations'.N902]" office:value-type="currency" office:currency="CAD" office:value="172720.94" calcext:value-type="currency">
            <text:p>$172,720.94</text:p>
          </table:table-cell>
          <table:table-cell/>
        </table:table-row>
        <table:table-row table:style-name="ro1">
          <table:table-cell table:style-name="ce5" office:value-type="string" calcext:value-type="string">
            <text:p>7/2/2015</text:p>
          </table:table-cell>
          <table:table-cell table:style-name="ce6" office:value-type="time" office:time-value="PT19H04M44S" calcext:value-type="time">
            <text:p>19:04: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4]-['Indiegogo donations'.J904]" office:value-type="currency" office:currency="CAD" office:value="3.59999999999999" calcext:value-type="currency">
            <text:p>$3.60</text:p>
          </table:table-cell>
          <table:table-cell table:style-name="ce3" table:formula="of:=['Indiegogo donations'.L904]+['Indiegogo donations'.K9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4]+['Indiegogo donations'.N903]" office:value-type="currency" office:currency="CAD" office:value="172814.14" calcext:value-type="currency">
            <text:p>$172,814.14</text:p>
          </table:table-cell>
          <table:table-cell/>
        </table:table-row>
        <table:table-row table:style-name="ro1">
          <table:table-cell table:style-name="ce5" office:value-type="string" calcext:value-type="string">
            <text:p>7/2/2015</text:p>
          </table:table-cell>
          <table:table-cell table:style-name="ce6" office:value-type="time" office:time-value="PT19H04M47S" calcext:value-type="time">
            <text:p>19:04: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5]-['Indiegogo donations'.J905]" office:value-type="currency" office:currency="CAD" office:value="1.8" calcext:value-type="currency">
            <text:p>$1.80</text:p>
          </table:table-cell>
          <table:table-cell table:style-name="ce3" table:formula="of:=['Indiegogo donations'.L905]+['Indiegogo donations'.K90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5]+['Indiegogo donations'.N904]" office:value-type="currency" office:currency="CAD" office:value="172860.590000001" calcext:value-type="currency">
            <text:p>$172,860.59</text:p>
          </table:table-cell>
          <table:table-cell/>
        </table:table-row>
        <table:table-row table:style-name="ro1">
          <table:table-cell table:style-name="ce5" office:value-type="string" calcext:value-type="string">
            <text:p>7/2/2015</text:p>
          </table:table-cell>
          <table:table-cell table:style-name="ce6" office:value-type="time" office:time-value="PT19H04M50S" calcext:value-type="time">
            <text:p>19:04: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06]-['Indiegogo donations'.J906]" office:value-type="currency" office:currency="CAD" office:value="3.59999999999999" calcext:value-type="currency">
            <text:p>$3.60</text:p>
          </table:table-cell>
          <table:table-cell table:style-name="ce3" table:formula="of:=['Indiegogo donations'.L906]+['Indiegogo donations'.K90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06]+['Indiegogo donations'.N905]" office:value-type="currency" office:currency="CAD" office:value="172953.790000001" calcext:value-type="currency">
            <text:p>$172,953.79</text:p>
          </table:table-cell>
          <table:table-cell/>
        </table:table-row>
        <table:table-row table:style-name="ro1">
          <table:table-cell table:style-name="ce5" office:value-type="string" calcext:value-type="string">
            <text:p>7/2/2015</text:p>
          </table:table-cell>
          <table:table-cell table:style-name="ce6" office:value-type="time" office:time-value="PT19H04M53S" calcext:value-type="time">
            <text:p>19:04: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600" calcext:value-type="currency">
            <text:p>$600.00</text:p>
          </table:table-cell>
          <table:table-cell table:style-name="ce3" table:formula="of:=['Indiegogo donations'.H907]-['Indiegogo donations'.J907]" office:value-type="currency" office:currency="CAD" office:value="21.5999999999999" calcext:value-type="currency">
            <text:p>$21.60</text:p>
          </table:table-cell>
          <table:table-cell table:style-name="ce3" table:formula="of:=['Indiegogo donations'.L907]+['Indiegogo donations'.K907]" office:value-type="currency" office:currency="CAD" office:value="578.4" calcext:value-type="currency">
            <text:p>$578.40</text:p>
          </table:table-cell>
          <table:table-cell table:style-name="ce3" office:value-type="currency" office:currency="CAD" office:value="17.7" calcext:value-type="currency">
            <text:p>$17.70</text:p>
          </table:table-cell>
          <table:table-cell office:value-type="currency" office:currency="CAD" office:value="560.7" calcext:value-type="currency">
            <text:p>$560.70</text:p>
          </table:table-cell>
          <table:table-cell/>
          <table:table-cell table:style-name="ce3" table:formula="of:=['Indiegogo donations'.L907]+['Indiegogo donations'.N906]" office:value-type="currency" office:currency="CAD" office:value="173514.490000001" calcext:value-type="currency">
            <text:p>$173,514.49</text:p>
          </table:table-cell>
          <table:table-cell/>
        </table:table-row>
        <table:table-row table:style-name="ro1">
          <table:table-cell table:style-name="ce5" office:value-type="string" calcext:value-type="string">
            <text:p>7/2/2015</text:p>
          </table:table-cell>
          <table:table-cell table:style-name="ce6" office:value-type="time" office:time-value="PT19H04M56S" calcext:value-type="time">
            <text:p>19:04: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08]-['Indiegogo donations'.J908]" office:value-type="currency" office:currency="CAD" office:value="1.8" calcext:value-type="currency">
            <text:p>$1.80</text:p>
          </table:table-cell>
          <table:table-cell table:style-name="ce3" table:formula="of:=['Indiegogo donations'.L908]+['Indiegogo donations'.K9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08]+['Indiegogo donations'.N907]" office:value-type="currency" office:currency="CAD" office:value="173560.940000001" calcext:value-type="currency">
            <text:p>$173,560.94</text:p>
          </table:table-cell>
          <table:table-cell/>
        </table:table-row>
        <table:table-row table:style-name="ro1">
          <table:table-cell table:style-name="ce5" office:value-type="string" calcext:value-type="string">
            <text:p>7/2/2015</text:p>
          </table:table-cell>
          <table:table-cell table:style-name="ce6" office:value-type="time" office:time-value="PT19H04M59S" calcext:value-type="time">
            <text:p>19:04: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09]-['Indiegogo donations'.J909]" office:value-type="currency" office:currency="CAD" office:value="0.539999999999999" calcext:value-type="currency">
            <text:p>$0.54</text:p>
          </table:table-cell>
          <table:table-cell table:style-name="ce3" table:formula="of:=['Indiegogo donations'.L909]+['Indiegogo donations'.K909]"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09]+['Indiegogo donations'.N908]" office:value-type="currency" office:currency="CAD" office:value="173574.660000001" calcext:value-type="currency">
            <text:p>$173,574.66</text:p>
          </table:table-cell>
          <table:table-cell/>
        </table:table-row>
        <table:table-row table:style-name="ro1">
          <table:table-cell table:style-name="ce5" office:value-type="string" calcext:value-type="string">
            <text:p>7/2/2015</text:p>
          </table:table-cell>
          <table:table-cell table:style-name="ce6" office:value-type="time" office:time-value="PT19H05M02S" calcext:value-type="time">
            <text:p>19:05: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910]-['Indiegogo donations'.J910]" office:value-type="currency" office:currency="CAD" office:value="10.8" calcext:value-type="currency">
            <text:p>$10.80</text:p>
          </table:table-cell>
          <table:table-cell table:style-name="ce3" table:formula="of:=['Indiegogo donations'.L910]+['Indiegogo donations'.K910]"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910]+['Indiegogo donations'.N909]" office:value-type="currency" office:currency="CAD" office:value="173854.860000001" calcext:value-type="currency">
            <text:p>$173,854.86</text:p>
          </table:table-cell>
          <table:table-cell/>
        </table:table-row>
        <table:table-row table:style-name="ro1">
          <table:table-cell table:style-name="ce5" office:value-type="string" calcext:value-type="string">
            <text:p>7/2/2015</text:p>
          </table:table-cell>
          <table:table-cell table:style-name="ce6" office:value-type="time" office:time-value="PT19H05M05S" calcext:value-type="time">
            <text:p>19:05: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11]-['Indiegogo donations'.J911]" office:value-type="currency" office:currency="CAD" office:value="1.8" calcext:value-type="currency">
            <text:p>$1.80</text:p>
          </table:table-cell>
          <table:table-cell table:style-name="ce3" table:formula="of:=['Indiegogo donations'.L911]+['Indiegogo donations'.K9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11]+['Indiegogo donations'.N910]" office:value-type="currency" office:currency="CAD" office:value="173901.310000001" calcext:value-type="currency">
            <text:p>$173,901.31</text:p>
          </table:table-cell>
          <table:table-cell/>
        </table:table-row>
        <table:table-row table:style-name="ro1">
          <table:table-cell table:style-name="ce5" office:value-type="string" calcext:value-type="string">
            <text:p>7/2/2015</text:p>
          </table:table-cell>
          <table:table-cell table:style-name="ce6" office:value-type="time" office:time-value="PT19H05M07S" calcext:value-type="time">
            <text:p>19:0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12]-['Indiegogo donations'.J912]" office:value-type="currency" office:currency="CAD" office:value="3.59999999999999" calcext:value-type="currency">
            <text:p>$3.60</text:p>
          </table:table-cell>
          <table:table-cell table:style-name="ce3" table:formula="of:=['Indiegogo donations'.L912]+['Indiegogo donations'.K9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12]+['Indiegogo donations'.N911]" office:value-type="currency" office:currency="CAD" office:value="173994.510000001" calcext:value-type="currency">
            <text:p>$173,994.51</text:p>
          </table:table-cell>
          <table:table-cell/>
        </table:table-row>
        <table:table-row table:style-name="ro1">
          <table:table-cell table:style-name="ce5" office:value-type="string" calcext:value-type="string">
            <text:p>7/2/2015</text:p>
          </table:table-cell>
          <table:table-cell table:style-name="ce6" office:value-type="time" office:time-value="PT19H05M10S" calcext:value-type="time">
            <text:p>19:0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13]-['Indiegogo donations'.J913]" office:value-type="currency" office:currency="CAD" office:value="1.8" calcext:value-type="currency">
            <text:p>$1.80</text:p>
          </table:table-cell>
          <table:table-cell table:style-name="ce3" table:formula="of:=['Indiegogo donations'.L913]+['Indiegogo donations'.K91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13]+['Indiegogo donations'.N912]" office:value-type="currency" office:currency="CAD" office:value="174040.960000001" calcext:value-type="currency">
            <text:p>$174,040.96</text:p>
          </table:table-cell>
          <table:table-cell/>
        </table:table-row>
        <table:table-row table:style-name="ro1">
          <table:table-cell table:style-name="ce5" office:value-type="string" calcext:value-type="string">
            <text:p>7/2/2015</text:p>
          </table:table-cell>
          <table:table-cell table:style-name="ce6" office:value-type="time" office:time-value="PT19H05M13S" calcext:value-type="time">
            <text:p>19:0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4]-['Indiegogo donations'.J914]" office:value-type="currency" office:currency="CAD" office:value="0.359999999999999" calcext:value-type="currency">
            <text:p>$0.36</text:p>
          </table:table-cell>
          <table:table-cell table:style-name="ce3" table:formula="of:=['Indiegogo donations'.L914]+['Indiegogo donations'.K91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4]+['Indiegogo donations'.N913]" office:value-type="currency" office:currency="CAD" office:value="174050.010000001" calcext:value-type="currency">
            <text:p>$174,050.01</text:p>
          </table:table-cell>
          <table:table-cell/>
        </table:table-row>
        <table:table-row table:style-name="ro1">
          <table:table-cell table:style-name="ce5" office:value-type="string" calcext:value-type="string">
            <text:p>7/2/2015</text:p>
          </table:table-cell>
          <table:table-cell table:style-name="ce6" office:value-type="time" office:time-value="PT19H05M16S" calcext:value-type="time">
            <text:p>19:05: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15]-['Indiegogo donations'.J915]" office:value-type="currency" office:currency="CAD" office:value="1.26" calcext:value-type="currency">
            <text:p>$1.26</text:p>
          </table:table-cell>
          <table:table-cell table:style-name="ce3" table:formula="of:=['Indiegogo donations'.L915]+['Indiegogo donations'.K915]"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15]+['Indiegogo donations'.N914]" office:value-type="currency" office:currency="CAD" office:value="174082.430000001" calcext:value-type="currency">
            <text:p>$174,082.43</text:p>
          </table:table-cell>
          <table:table-cell/>
        </table:table-row>
        <table:table-row table:style-name="ro1">
          <table:table-cell table:style-name="ce5" office:value-type="string" calcext:value-type="string">
            <text:p>7/2/2015</text:p>
          </table:table-cell>
          <table:table-cell table:style-name="ce6" office:value-type="time" office:time-value="PT19H05M19S" calcext:value-type="time">
            <text:p>19:0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16]-['Indiegogo donations'.J916]" office:value-type="currency" office:currency="CAD" office:value="0.720000000000002" calcext:value-type="currency">
            <text:p>$0.72</text:p>
          </table:table-cell>
          <table:table-cell table:style-name="ce3" table:formula="of:=['Indiegogo donations'.L916]+['Indiegogo donations'.K91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16]+['Indiegogo donations'.N915]" office:value-type="currency" office:currency="CAD" office:value="174100.830000001" calcext:value-type="currency">
            <text:p>$174,100.83</text:p>
          </table:table-cell>
          <table:table-cell/>
        </table:table-row>
        <table:table-row table:style-name="ro1">
          <table:table-cell table:style-name="ce5" office:value-type="string" calcext:value-type="string">
            <text:p>7/2/2015</text:p>
          </table:table-cell>
          <table:table-cell table:style-name="ce6" office:value-type="time" office:time-value="PT19H05M21S" calcext:value-type="time">
            <text:p>19:05: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7]-['Indiegogo donations'.J917]" office:value-type="currency" office:currency="CAD" office:value="0.359999999999999" calcext:value-type="currency">
            <text:p>$0.36</text:p>
          </table:table-cell>
          <table:table-cell table:style-name="ce3" table:formula="of:=['Indiegogo donations'.L917]+['Indiegogo donations'.K91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7]+['Indiegogo donations'.N916]" office:value-type="currency" office:currency="CAD" office:value="174109.880000001" calcext:value-type="currency">
            <text:p>$174,109.88</text:p>
          </table:table-cell>
          <table:table-cell/>
        </table:table-row>
        <table:table-row table:style-name="ro1">
          <table:table-cell table:style-name="ce5" office:value-type="string" calcext:value-type="string">
            <text:p>7/2/2015</text:p>
          </table:table-cell>
          <table:table-cell table:style-name="ce6" office:value-type="time" office:time-value="PT19H05M24S" calcext:value-type="time">
            <text:p>19:0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18]-['Indiegogo donations'.J918]" office:value-type="currency" office:currency="CAD" office:value="0.359999999999999" calcext:value-type="currency">
            <text:p>$0.36</text:p>
          </table:table-cell>
          <table:table-cell table:style-name="ce3" table:formula="of:=['Indiegogo donations'.L918]+['Indiegogo donations'.K91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18]+['Indiegogo donations'.N917]" office:value-type="currency" office:currency="CAD" office:value="174118.930000001" calcext:value-type="currency">
            <text:p>$174,118.93</text:p>
          </table:table-cell>
          <table:table-cell/>
        </table:table-row>
        <table:table-row table:style-name="ro1">
          <table:table-cell table:style-name="ce5" office:value-type="string" calcext:value-type="string">
            <text:p>7/2/2015</text:p>
          </table:table-cell>
          <table:table-cell table:style-name="ce6" office:value-type="time" office:time-value="PT19H05M27S" calcext:value-type="time">
            <text:p>19:0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919]-['Indiegogo donations'.J919]" office:value-type="currency" office:currency="CAD" office:value="0.04" calcext:value-type="currency">
            <text:p>$0.04</text:p>
          </table:table-cell>
          <table:table-cell table:style-name="ce3" table:formula="of:=['Indiegogo donations'.L919]+['Indiegogo donations'.K919]"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919]+['Indiegogo donations'.N918]" office:value-type="currency" office:currency="CAD" office:value="174119.560000001" calcext:value-type="currency">
            <text:p>$174,119.56</text:p>
          </table:table-cell>
          <table:table-cell/>
        </table:table-row>
        <table:table-row table:style-name="ro1">
          <table:table-cell table:style-name="ce5" office:value-type="string" calcext:value-type="string">
            <text:p>7/2/2015</text:p>
          </table:table-cell>
          <table:table-cell table:style-name="ce6" office:value-type="time" office:time-value="PT19H05M30S" calcext:value-type="time">
            <text:p>19:0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20]-['Indiegogo donations'.J920]" office:value-type="currency" office:currency="CAD" office:value="0.899999999999999" calcext:value-type="currency">
            <text:p>$0.90</text:p>
          </table:table-cell>
          <table:table-cell table:style-name="ce3" table:formula="of:=['Indiegogo donations'.L920]+['Indiegogo donations'.K9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20]+['Indiegogo donations'.N919]" office:value-type="currency" office:currency="CAD" office:value="174142.630000001" calcext:value-type="currency">
            <text:p>$174,142.63</text:p>
          </table:table-cell>
          <table:table-cell/>
        </table:table-row>
        <table:table-row table:style-name="ro1">
          <table:table-cell table:style-name="ce5" office:value-type="string" calcext:value-type="string">
            <text:p>7/2/2015</text:p>
          </table:table-cell>
          <table:table-cell table:style-name="ce6" office:value-type="time" office:time-value="PT19H05M33S" calcext:value-type="time">
            <text:p>19:05: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21]-['Indiegogo donations'.J921]" office:value-type="currency" office:currency="CAD" office:value="3.59999999999999" calcext:value-type="currency">
            <text:p>$3.60</text:p>
          </table:table-cell>
          <table:table-cell table:style-name="ce3" table:formula="of:=['Indiegogo donations'.L921]+['Indiegogo donations'.K9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21]+['Indiegogo donations'.N920]" office:value-type="currency" office:currency="CAD" office:value="174235.830000001" calcext:value-type="currency">
            <text:p>$174,235.83</text:p>
          </table:table-cell>
          <table:table-cell/>
        </table:table-row>
        <table:table-row table:style-name="ro1">
          <table:table-cell table:style-name="ce5" office:value-type="string" calcext:value-type="string">
            <text:p>7/2/2015</text:p>
          </table:table-cell>
          <table:table-cell table:style-name="ce6" office:value-type="time" office:time-value="PT19H05M36S" calcext:value-type="time">
            <text:p>19:05: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22]-['Indiegogo donations'.J922]" office:value-type="currency" office:currency="CAD" office:value="0.539999999999999" calcext:value-type="currency">
            <text:p>$0.54</text:p>
          </table:table-cell>
          <table:table-cell table:style-name="ce3" table:formula="of:=['Indiegogo donations'.L922]+['Indiegogo donations'.K92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22]+['Indiegogo donations'.N921]" office:value-type="currency" office:currency="CAD" office:value="174249.550000001" calcext:value-type="currency">
            <text:p>$174,249.55</text:p>
          </table:table-cell>
          <table:table-cell/>
        </table:table-row>
        <table:table-row table:style-name="ro1">
          <table:table-cell table:style-name="ce5" office:value-type="string" calcext:value-type="string">
            <text:p>7/2/2015</text:p>
          </table:table-cell>
          <table:table-cell table:style-name="ce6" office:value-type="time" office:time-value="PT19H05M38S" calcext:value-type="time">
            <text:p>19:05: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23]-['Indiegogo donations'.J923]" office:value-type="currency" office:currency="CAD" office:value="1.8" calcext:value-type="currency">
            <text:p>$1.80</text:p>
          </table:table-cell>
          <table:table-cell table:style-name="ce3" table:formula="of:=['Indiegogo donations'.L923]+['Indiegogo donations'.K92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23]+['Indiegogo donations'.N922]" office:value-type="currency" office:currency="CAD" office:value="174296.000000001" calcext:value-type="currency">
            <text:p>$174,296.00</text:p>
          </table:table-cell>
          <table:table-cell/>
        </table:table-row>
        <table:table-row table:style-name="ro1">
          <table:table-cell table:style-name="ce5" office:value-type="string" calcext:value-type="string">
            <text:p>7/2/2015</text:p>
          </table:table-cell>
          <table:table-cell table:style-name="ce6" office:value-type="time" office:time-value="PT19H05M41S" calcext:value-type="time">
            <text:p>19:05: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24]-['Indiegogo donations'.J924]" office:value-type="currency" office:currency="CAD" office:value="0.359999999999999" calcext:value-type="currency">
            <text:p>$0.36</text:p>
          </table:table-cell>
          <table:table-cell table:style-name="ce3" table:formula="of:=['Indiegogo donations'.L924]+['Indiegogo donations'.K92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24]+['Indiegogo donations'.N923]" office:value-type="currency" office:currency="CAD" office:value="174305.050000001" calcext:value-type="currency">
            <text:p>$174,305.05</text:p>
          </table:table-cell>
          <table:table-cell/>
        </table:table-row>
        <table:table-row table:style-name="ro1">
          <table:table-cell table:style-name="ce5" office:value-type="string" calcext:value-type="string">
            <text:p>7/2/2015</text:p>
          </table:table-cell>
          <table:table-cell table:style-name="ce6" office:value-type="time" office:time-value="PT19H05M44S" calcext:value-type="time">
            <text:p>19:05: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25]-['Indiegogo donations'.J925]" office:value-type="currency" office:currency="CAD" office:value="0.720000000000002" calcext:value-type="currency">
            <text:p>$0.72</text:p>
          </table:table-cell>
          <table:table-cell table:style-name="ce3" table:formula="of:=['Indiegogo donations'.L925]+['Indiegogo donations'.K92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25]+['Indiegogo donations'.N924]" office:value-type="currency" office:currency="CAD" office:value="174323.450000001" calcext:value-type="currency">
            <text:p>$174,323.45</text:p>
          </table:table-cell>
          <table:table-cell/>
        </table:table-row>
        <table:table-row table:style-name="ro1">
          <table:table-cell table:style-name="ce5" office:value-type="string" calcext:value-type="string">
            <text:p>7/2/2015</text:p>
          </table:table-cell>
          <table:table-cell table:style-name="ce6" office:value-type="time" office:time-value="PT19H05M47S" calcext:value-type="time">
            <text:p>19:05: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26]-['Indiegogo donations'.J926]" office:value-type="currency" office:currency="CAD" office:value="0.720000000000002" calcext:value-type="currency">
            <text:p>$0.72</text:p>
          </table:table-cell>
          <table:table-cell table:style-name="ce3" table:formula="of:=['Indiegogo donations'.L926]+['Indiegogo donations'.K92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26]+['Indiegogo donations'.N925]" office:value-type="currency" office:currency="CAD" office:value="174341.850000001" calcext:value-type="currency">
            <text:p>$174,341.85</text:p>
          </table:table-cell>
          <table:table-cell/>
        </table:table-row>
        <table:table-row table:style-name="ro1">
          <table:table-cell table:style-name="ce5" office:value-type="string" calcext:value-type="string">
            <text:p>7/2/2015</text:p>
          </table:table-cell>
          <table:table-cell table:style-name="ce6" office:value-type="time" office:time-value="PT19H05M49S" calcext:value-type="time">
            <text:p>19:05: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27]-['Indiegogo donations'.J927]" office:value-type="currency" office:currency="CAD" office:value="0.359999999999999" calcext:value-type="currency">
            <text:p>$0.36</text:p>
          </table:table-cell>
          <table:table-cell table:style-name="ce3" table:formula="of:=['Indiegogo donations'.L927]+['Indiegogo donations'.K92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27]+['Indiegogo donations'.N926]" office:value-type="currency" office:currency="CAD" office:value="174350.900000001" calcext:value-type="currency">
            <text:p>$174,350.90</text:p>
          </table:table-cell>
          <table:table-cell/>
        </table:table-row>
        <table:table-row table:style-name="ro1">
          <table:table-cell table:style-name="ce5" office:value-type="string" calcext:value-type="string">
            <text:p>7/2/2015</text:p>
          </table:table-cell>
          <table:table-cell table:style-name="ce6" office:value-type="time" office:time-value="PT19H05M52S" calcext:value-type="time">
            <text:p>19:05: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28]-['Indiegogo donations'.J928]" office:value-type="currency" office:currency="CAD" office:value="0.18" calcext:value-type="currency">
            <text:p>$0.18</text:p>
          </table:table-cell>
          <table:table-cell table:style-name="ce3" table:formula="of:=['Indiegogo donations'.L928]+['Indiegogo donations'.K92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28]+['Indiegogo donations'.N927]" office:value-type="currency" office:currency="CAD" office:value="174355.270000001" calcext:value-type="currency">
            <text:p>$174,355.27</text:p>
          </table:table-cell>
          <table:table-cell/>
        </table:table-row>
        <table:table-row table:style-name="ro1">
          <table:table-cell table:style-name="ce5" office:value-type="string" calcext:value-type="string">
            <text:p>7/2/2015</text:p>
          </table:table-cell>
          <table:table-cell table:style-name="ce6" office:value-type="time" office:time-value="PT19H05M55S" calcext:value-type="time">
            <text:p>19:05: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29]-['Indiegogo donations'.J929]" office:value-type="currency" office:currency="CAD" office:value="1.08" calcext:value-type="currency">
            <text:p>$1.08</text:p>
          </table:table-cell>
          <table:table-cell table:style-name="ce3" table:formula="of:=['Indiegogo donations'.L929]+['Indiegogo donations'.K92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29]+['Indiegogo donations'.N928]" office:value-type="currency" office:currency="CAD" office:value="174383.020000001" calcext:value-type="currency">
            <text:p>$174,383.02</text:p>
          </table:table-cell>
          <table:table-cell/>
        </table:table-row>
        <table:table-row table:style-name="ro1">
          <table:table-cell table:style-name="ce5" office:value-type="string" calcext:value-type="string">
            <text:p>7/2/2015</text:p>
          </table:table-cell>
          <table:table-cell table:style-name="ce6" office:value-type="time" office:time-value="PT19H05M58S" calcext:value-type="time">
            <text:p>19:05: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30]-['Indiegogo donations'.J930]" office:value-type="currency" office:currency="CAD" office:value="0.359999999999999" calcext:value-type="currency">
            <text:p>$0.36</text:p>
          </table:table-cell>
          <table:table-cell table:style-name="ce3" table:formula="of:=['Indiegogo donations'.L930]+['Indiegogo donations'.K93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30]+['Indiegogo donations'.N929]" office:value-type="currency" office:currency="CAD" office:value="174392.070000001" calcext:value-type="currency">
            <text:p>$174,392.07</text:p>
          </table:table-cell>
          <table:table-cell/>
        </table:table-row>
        <table:table-row table:style-name="ro1">
          <table:table-cell table:style-name="ce5" office:value-type="string" calcext:value-type="string">
            <text:p>7/2/2015</text:p>
          </table:table-cell>
          <table:table-cell table:style-name="ce6" office:value-type="time" office:time-value="PT19H06M01S" calcext:value-type="time">
            <text:p>19:06: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31]-['Indiegogo donations'.J931]" office:value-type="currency" office:currency="CAD" office:value="0.539999999999999" calcext:value-type="currency">
            <text:p>$0.54</text:p>
          </table:table-cell>
          <table:table-cell table:style-name="ce3" table:formula="of:=['Indiegogo donations'.L931]+['Indiegogo donations'.K931]"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31]+['Indiegogo donations'.N930]" office:value-type="currency" office:currency="CAD" office:value="174405.790000001" calcext:value-type="currency">
            <text:p>$174,405.79</text:p>
          </table:table-cell>
          <table:table-cell/>
        </table:table-row>
        <table:table-row table:style-name="ro1">
          <table:table-cell table:style-name="ce5" office:value-type="string" calcext:value-type="string">
            <text:p>7/2/2015</text:p>
          </table:table-cell>
          <table:table-cell table:style-name="ce6" office:value-type="time" office:time-value="PT19H06M04S" calcext:value-type="time">
            <text:p>19:06: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32]-['Indiegogo donations'.J932]" office:value-type="currency" office:currency="CAD" office:value="1.8" calcext:value-type="currency">
            <text:p>$1.80</text:p>
          </table:table-cell>
          <table:table-cell table:style-name="ce3" table:formula="of:=['Indiegogo donations'.L932]+['Indiegogo donations'.K93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32]+['Indiegogo donations'.N931]" office:value-type="currency" office:currency="CAD" office:value="174452.240000001" calcext:value-type="currency">
            <text:p>$174,452.24</text:p>
          </table:table-cell>
          <table:table-cell/>
        </table:table-row>
        <table:table-row table:style-name="ro1">
          <table:table-cell table:style-name="ce5" office:value-type="string" calcext:value-type="string">
            <text:p>7/2/2015</text:p>
          </table:table-cell>
          <table:table-cell table:style-name="ce6" office:value-type="time" office:time-value="PT19H06M07S" calcext:value-type="time">
            <text:p>19:06: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33]-['Indiegogo donations'.J933]" office:value-type="currency" office:currency="CAD" office:value="1.44" calcext:value-type="currency">
            <text:p>$1.44</text:p>
          </table:table-cell>
          <table:table-cell table:style-name="ce3" table:formula="of:=['Indiegogo donations'.L933]+['Indiegogo donations'.K933]"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33]+['Indiegogo donations'.N932]" office:value-type="currency" office:currency="CAD" office:value="174489.340000001" calcext:value-type="currency">
            <text:p>$174,489.34</text:p>
          </table:table-cell>
          <table:table-cell/>
        </table:table-row>
        <table:table-row table:style-name="ro1">
          <table:table-cell table:style-name="ce5" office:value-type="string" calcext:value-type="string">
            <text:p>7/2/2015</text:p>
          </table:table-cell>
          <table:table-cell table:style-name="ce6" office:value-type="time" office:time-value="PT19H06M11S" calcext:value-type="time">
            <text:p>19:06: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34]-['Indiegogo donations'.J934]" office:value-type="currency" office:currency="CAD" office:value="0.720000000000002" calcext:value-type="currency">
            <text:p>$0.72</text:p>
          </table:table-cell>
          <table:table-cell table:style-name="ce3" table:formula="of:=['Indiegogo donations'.L934]+['Indiegogo donations'.K934]"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34]+['Indiegogo donations'.N933]" office:value-type="currency" office:currency="CAD" office:value="174507.740000001" calcext:value-type="currency">
            <text:p>$174,507.74</text:p>
          </table:table-cell>
          <table:table-cell/>
        </table:table-row>
        <table:table-row table:style-name="ro1">
          <table:table-cell table:style-name="ce5" office:value-type="string" calcext:value-type="string">
            <text:p>7/2/2015</text:p>
          </table:table-cell>
          <table:table-cell table:style-name="ce6" office:value-type="time" office:time-value="PT19H06M13S" calcext:value-type="time">
            <text:p>19:06: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35]-['Indiegogo donations'.J935]" office:value-type="currency" office:currency="CAD" office:value="3.59999999999999" calcext:value-type="currency">
            <text:p>$3.60</text:p>
          </table:table-cell>
          <table:table-cell table:style-name="ce3" table:formula="of:=['Indiegogo donations'.L935]+['Indiegogo donations'.K93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35]+['Indiegogo donations'.N934]" office:value-type="currency" office:currency="CAD" office:value="174600.940000001" calcext:value-type="currency">
            <text:p>$174,600.94</text:p>
          </table:table-cell>
          <table:table-cell/>
        </table:table-row>
        <table:table-row table:style-name="ro1">
          <table:table-cell table:style-name="ce5" office:value-type="string" calcext:value-type="string">
            <text:p>7/2/2015</text:p>
          </table:table-cell>
          <table:table-cell table:style-name="ce6" office:value-type="time" office:time-value="PT19H06M16S" calcext:value-type="time">
            <text:p>19:06: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36]-['Indiegogo donations'.J936]" office:value-type="currency" office:currency="CAD" office:value="1.08" calcext:value-type="currency">
            <text:p>$1.08</text:p>
          </table:table-cell>
          <table:table-cell table:style-name="ce3" table:formula="of:=['Indiegogo donations'.L936]+['Indiegogo donations'.K936]"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36]+['Indiegogo donations'.N935]" office:value-type="currency" office:currency="CAD" office:value="174628.690000001" calcext:value-type="currency">
            <text:p>$174,628.69</text:p>
          </table:table-cell>
          <table:table-cell/>
        </table:table-row>
        <table:table-row table:style-name="ro1">
          <table:table-cell table:style-name="ce5" office:value-type="string" calcext:value-type="string">
            <text:p>7/2/2015</text:p>
          </table:table-cell>
          <table:table-cell table:style-name="ce6" office:value-type="time" office:time-value="PT19H06M19S" calcext:value-type="time">
            <text:p>19:06: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37]-['Indiegogo donations'.J937]" office:value-type="currency" office:currency="CAD" office:value="1.8" calcext:value-type="currency">
            <text:p>$1.80</text:p>
          </table:table-cell>
          <table:table-cell table:style-name="ce3" table:formula="of:=['Indiegogo donations'.L937]+['Indiegogo donations'.K93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37]+['Indiegogo donations'.N936]" office:value-type="currency" office:currency="CAD" office:value="174675.140000001" calcext:value-type="currency">
            <text:p>$174,675.14</text:p>
          </table:table-cell>
          <table:table-cell/>
        </table:table-row>
        <table:table-row table:style-name="ro1">
          <table:table-cell table:style-name="ce5" office:value-type="string" calcext:value-type="string">
            <text:p>7/2/2015</text:p>
          </table:table-cell>
          <table:table-cell table:style-name="ce6" office:value-type="time" office:time-value="PT19H06M22S" calcext:value-type="time">
            <text:p>19:06: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38]-['Indiegogo donations'.J938]" office:value-type="currency" office:currency="CAD" office:value="3.59999999999999" calcext:value-type="currency">
            <text:p>$3.60</text:p>
          </table:table-cell>
          <table:table-cell table:style-name="ce3" table:formula="of:=['Indiegogo donations'.L938]+['Indiegogo donations'.K9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38]+['Indiegogo donations'.N937]" office:value-type="currency" office:currency="CAD" office:value="174768.340000001" calcext:value-type="currency">
            <text:p>$174,768.34</text:p>
          </table:table-cell>
          <table:table-cell/>
        </table:table-row>
        <table:table-row table:style-name="ro1">
          <table:table-cell table:style-name="ce5" office:value-type="string" calcext:value-type="string">
            <text:p>7/2/2015</text:p>
          </table:table-cell>
          <table:table-cell table:style-name="ce6" office:value-type="time" office:time-value="PT19H06M25S" calcext:value-type="time">
            <text:p>19:06: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39]-['Indiegogo donations'.J939]" office:value-type="currency" office:currency="CAD" office:value="0.18" calcext:value-type="currency">
            <text:p>$0.18</text:p>
          </table:table-cell>
          <table:table-cell table:style-name="ce3" table:formula="of:=['Indiegogo donations'.L939]+['Indiegogo donations'.K93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39]+['Indiegogo donations'.N938]" office:value-type="currency" office:currency="CAD" office:value="174772.710000001" calcext:value-type="currency">
            <text:p>$174,772.71</text:p>
          </table:table-cell>
          <table:table-cell/>
        </table:table-row>
        <table:table-row table:style-name="ro1">
          <table:table-cell table:style-name="ce5" office:value-type="string" calcext:value-type="string">
            <text:p>7/2/2015</text:p>
          </table:table-cell>
          <table:table-cell table:style-name="ce6" office:value-type="time" office:time-value="PT19H06M28S" calcext:value-type="time">
            <text:p>19:06: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40]-['Indiegogo donations'.J940]" office:value-type="currency" office:currency="CAD" office:value="0.18" calcext:value-type="currency">
            <text:p>$0.18</text:p>
          </table:table-cell>
          <table:table-cell table:style-name="ce3" table:formula="of:=['Indiegogo donations'.L940]+['Indiegogo donations'.K940]"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40]+['Indiegogo donations'.N939]" office:value-type="currency" office:currency="CAD" office:value="174777.080000001" calcext:value-type="currency">
            <text:p>$174,777.08</text:p>
          </table:table-cell>
          <table:table-cell/>
        </table:table-row>
        <table:table-row table:style-name="ro1">
          <table:table-cell table:style-name="ce5" office:value-type="string" calcext:value-type="string">
            <text:p>7/2/2015</text:p>
          </table:table-cell>
          <table:table-cell table:style-name="ce6" office:value-type="time" office:time-value="PT19H06M31S" calcext:value-type="time">
            <text:p>19:06: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41]-['Indiegogo donations'.J941]" office:value-type="currency" office:currency="CAD" office:value="0.359999999999999" calcext:value-type="currency">
            <text:p>$0.36</text:p>
          </table:table-cell>
          <table:table-cell table:style-name="ce3" table:formula="of:=['Indiegogo donations'.L941]+['Indiegogo donations'.K941]"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41]+['Indiegogo donations'.N940]" office:value-type="currency" office:currency="CAD" office:value="174786.130000001" calcext:value-type="currency">
            <text:p>$174,786.13</text:p>
          </table:table-cell>
          <table:table-cell/>
        </table:table-row>
        <table:table-row table:style-name="ro1">
          <table:table-cell table:style-name="ce5" office:value-type="string" calcext:value-type="string">
            <text:p>7/2/2015</text:p>
          </table:table-cell>
          <table:table-cell table:style-name="ce6" office:value-type="time" office:time-value="PT19H06M34S" calcext:value-type="time">
            <text:p>19:06: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42]-['Indiegogo donations'.J942]" office:value-type="currency" office:currency="CAD" office:value="3.59999999999999" calcext:value-type="currency">
            <text:p>$3.60</text:p>
          </table:table-cell>
          <table:table-cell table:style-name="ce3" table:formula="of:=['Indiegogo donations'.L942]+['Indiegogo donations'.K94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42]+['Indiegogo donations'.N941]" office:value-type="currency" office:currency="CAD" office:value="174879.330000001" calcext:value-type="currency">
            <text:p>$174,879.33</text:p>
          </table:table-cell>
          <table:table-cell/>
        </table:table-row>
        <table:table-row table:style-name="ro1">
          <table:table-cell table:style-name="ce5" office:value-type="string" calcext:value-type="string">
            <text:p>7/2/2015</text:p>
          </table:table-cell>
          <table:table-cell table:style-name="ce6" office:value-type="time" office:time-value="PT19H06M36S" calcext:value-type="time">
            <text:p>19:06: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3]-['Indiegogo donations'.J943]" office:value-type="currency" office:currency="CAD" office:value="1.8" calcext:value-type="currency">
            <text:p>$1.80</text:p>
          </table:table-cell>
          <table:table-cell table:style-name="ce3" table:formula="of:=['Indiegogo donations'.L943]+['Indiegogo donations'.K94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3]+['Indiegogo donations'.N942]" office:value-type="currency" office:currency="CAD" office:value="174925.780000001" calcext:value-type="currency">
            <text:p>$174,925.78</text:p>
          </table:table-cell>
          <table:table-cell/>
        </table:table-row>
        <table:table-row table:style-name="ro1">
          <table:table-cell table:style-name="ce5" office:value-type="string" calcext:value-type="string">
            <text:p>7/2/2015</text:p>
          </table:table-cell>
          <table:table-cell table:style-name="ce6" office:value-type="time" office:time-value="PT19H06M39S" calcext:value-type="time">
            <text:p>19:06: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44]-['Indiegogo donations'.J944]" office:value-type="currency" office:currency="CAD" office:value="0.359999999999999" calcext:value-type="currency">
            <text:p>$0.36</text:p>
          </table:table-cell>
          <table:table-cell table:style-name="ce3" table:formula="of:=['Indiegogo donations'.L944]+['Indiegogo donations'.K94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44]+['Indiegogo donations'.N943]" office:value-type="currency" office:currency="CAD" office:value="174934.830000001" calcext:value-type="currency">
            <text:p>$174,934.83</text:p>
          </table:table-cell>
          <table:table-cell/>
        </table:table-row>
        <table:table-row table:style-name="ro1">
          <table:table-cell table:style-name="ce5" office:value-type="string" calcext:value-type="string">
            <text:p>7/2/2015</text:p>
          </table:table-cell>
          <table:table-cell table:style-name="ce6" office:value-type="time" office:time-value="PT19H06M42S" calcext:value-type="time">
            <text:p>19:06: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5]-['Indiegogo donations'.J945]" office:value-type="currency" office:currency="CAD" office:value="1.8" calcext:value-type="currency">
            <text:p>$1.80</text:p>
          </table:table-cell>
          <table:table-cell table:style-name="ce3" table:formula="of:=['Indiegogo donations'.L945]+['Indiegogo donations'.K9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5]+['Indiegogo donations'.N944]" office:value-type="currency" office:currency="CAD" office:value="174981.280000001" calcext:value-type="currency">
            <text:p>$174,981.28</text:p>
          </table:table-cell>
          <table:table-cell/>
        </table:table-row>
        <table:table-row table:style-name="ro1">
          <table:table-cell table:style-name="ce5" office:value-type="string" calcext:value-type="string">
            <text:p>7/2/2015</text:p>
          </table:table-cell>
          <table:table-cell table:style-name="ce6" office:value-type="time" office:time-value="PT19H06M44S" calcext:value-type="time">
            <text:p>19:06: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946]-['Indiegogo donations'.J946]" office:value-type="currency" office:currency="CAD" office:value="0.539999999999999" calcext:value-type="currency">
            <text:p>$0.54</text:p>
          </table:table-cell>
          <table:table-cell table:style-name="ce3" table:formula="of:=['Indiegogo donations'.L946]+['Indiegogo donations'.K946]"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946]+['Indiegogo donations'.N945]" office:value-type="currency" office:currency="CAD" office:value="174995.000000001" calcext:value-type="currency">
            <text:p>$174,995.00</text:p>
          </table:table-cell>
          <table:table-cell/>
        </table:table-row>
        <table:table-row table:style-name="ro1">
          <table:table-cell table:style-name="ce5" office:value-type="string" calcext:value-type="string">
            <text:p>7/2/2015</text:p>
          </table:table-cell>
          <table:table-cell table:style-name="ce6" office:value-type="time" office:time-value="PT19H06M47S" calcext:value-type="time">
            <text:p>19:06: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47]-['Indiegogo donations'.J947]" office:value-type="currency" office:currency="CAD" office:value="1.8" calcext:value-type="currency">
            <text:p>$1.80</text:p>
          </table:table-cell>
          <table:table-cell table:style-name="ce3" table:formula="of:=['Indiegogo donations'.L947]+['Indiegogo donations'.K94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47]+['Indiegogo donations'.N946]" office:value-type="currency" office:currency="CAD" office:value="175041.450000001" calcext:value-type="currency">
            <text:p>$175,041.45</text:p>
          </table:table-cell>
          <table:table-cell/>
        </table:table-row>
        <table:table-row table:style-name="ro1">
          <table:table-cell table:style-name="ce5" office:value-type="string" calcext:value-type="string">
            <text:p>7/2/2015</text:p>
          </table:table-cell>
          <table:table-cell table:style-name="ce6" office:value-type="time" office:time-value="PT19H06M50S" calcext:value-type="time">
            <text:p>19:06: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48]-['Indiegogo donations'.J948]" office:value-type="currency" office:currency="CAD" office:value="1.26" calcext:value-type="currency">
            <text:p>$1.26</text:p>
          </table:table-cell>
          <table:table-cell table:style-name="ce3" table:formula="of:=['Indiegogo donations'.L948]+['Indiegogo donations'.K948]"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48]+['Indiegogo donations'.N947]" office:value-type="currency" office:currency="CAD" office:value="175073.870000001" calcext:value-type="currency">
            <text:p>$175,073.87</text:p>
          </table:table-cell>
          <table:table-cell/>
        </table:table-row>
        <table:table-row table:style-name="ro1">
          <table:table-cell table:style-name="ce5" office:value-type="string" calcext:value-type="string">
            <text:p>7/2/2015</text:p>
          </table:table-cell>
          <table:table-cell table:style-name="ce6" office:value-type="time" office:time-value="PT19H06M53S" calcext:value-type="time">
            <text:p>19:06: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49]-['Indiegogo donations'.J949]" office:value-type="currency" office:currency="CAD" office:value="1.08" calcext:value-type="currency">
            <text:p>$1.08</text:p>
          </table:table-cell>
          <table:table-cell table:style-name="ce3" table:formula="of:=['Indiegogo donations'.L949]+['Indiegogo donations'.K949]"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49]+['Indiegogo donations'.N948]" office:value-type="currency" office:currency="CAD" office:value="175101.620000001" calcext:value-type="currency">
            <text:p>$175,101.62</text:p>
          </table:table-cell>
          <table:table-cell/>
        </table:table-row>
        <table:table-row table:style-name="ro1">
          <table:table-cell table:style-name="ce5" office:value-type="string" calcext:value-type="string">
            <text:p>7/2/2015</text:p>
          </table:table-cell>
          <table:table-cell table:style-name="ce6" office:value-type="time" office:time-value="PT19H06M56S" calcext:value-type="time">
            <text:p>19:06: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950]-['Indiegogo donations'.J950]" office:value-type="currency" office:currency="CAD" office:value="9" calcext:value-type="currency">
            <text:p>$9.00</text:p>
          </table:table-cell>
          <table:table-cell table:style-name="ce3" table:formula="of:=['Indiegogo donations'.L950]+['Indiegogo donations'.K950]"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950]+['Indiegogo donations'.N949]" office:value-type="currency" office:currency="CAD" office:value="175335.070000001" calcext:value-type="currency">
            <text:p>$175,335.07</text:p>
          </table:table-cell>
          <table:table-cell/>
        </table:table-row>
        <table:table-row table:style-name="ro1">
          <table:table-cell table:style-name="ce5" office:value-type="string" calcext:value-type="string">
            <text:p>7/2/2015</text:p>
          </table:table-cell>
          <table:table-cell table:style-name="ce6" office:value-type="time" office:time-value="PT19H06M59S" calcext:value-type="time">
            <text:p>19:06: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1]-['Indiegogo donations'.J951]" office:value-type="currency" office:currency="CAD" office:value="0.899999999999999" calcext:value-type="currency">
            <text:p>$0.90</text:p>
          </table:table-cell>
          <table:table-cell table:style-name="ce3" table:formula="of:=['Indiegogo donations'.L951]+['Indiegogo donations'.K9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1]+['Indiegogo donations'.N950]" office:value-type="currency" office:currency="CAD" office:value="175358.140000001" calcext:value-type="currency">
            <text:p>$175,358.14</text:p>
          </table:table-cell>
          <table:table-cell/>
        </table:table-row>
        <table:table-row table:style-name="ro1">
          <table:table-cell table:style-name="ce5" office:value-type="string" calcext:value-type="string">
            <text:p>7/2/2015</text:p>
          </table:table-cell>
          <table:table-cell table:style-name="ce6" office:value-type="time" office:time-value="PT19H07M02S" calcext:value-type="time">
            <text:p>19:07: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2]-['Indiegogo donations'.J952]" office:value-type="currency" office:currency="CAD" office:value="0.720000000000002" calcext:value-type="currency">
            <text:p>$0.72</text:p>
          </table:table-cell>
          <table:table-cell table:style-name="ce3" table:formula="of:=['Indiegogo donations'.L952]+['Indiegogo donations'.K95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2]+['Indiegogo donations'.N951]" office:value-type="currency" office:currency="CAD" office:value="175376.540000001" calcext:value-type="currency">
            <text:p>$175,376.54</text:p>
          </table:table-cell>
          <table:table-cell/>
        </table:table-row>
        <table:table-row table:style-name="ro1">
          <table:table-cell table:style-name="ce5" office:value-type="string" calcext:value-type="string">
            <text:p>7/2/2015</text:p>
          </table:table-cell>
          <table:table-cell table:style-name="ce6" office:value-type="time" office:time-value="PT19H07M05S" calcext:value-type="time">
            <text:p>19:07: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53]-['Indiegogo donations'.J953]" office:value-type="currency" office:currency="CAD" office:value="0.18" calcext:value-type="currency">
            <text:p>$0.18</text:p>
          </table:table-cell>
          <table:table-cell table:style-name="ce3" table:formula="of:=['Indiegogo donations'.L953]+['Indiegogo donations'.K95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53]+['Indiegogo donations'.N952]" office:value-type="currency" office:currency="CAD" office:value="175380.910000001" calcext:value-type="currency">
            <text:p>$175,380.91</text:p>
          </table:table-cell>
          <table:table-cell/>
        </table:table-row>
        <table:table-row table:style-name="ro1">
          <table:table-cell table:style-name="ce5" office:value-type="string" calcext:value-type="string">
            <text:p>7/2/2015</text:p>
          </table:table-cell>
          <table:table-cell table:style-name="ce6" office:value-type="time" office:time-value="PT19H07M08S" calcext:value-type="time">
            <text:p>19:07: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54]-['Indiegogo donations'.J954]" office:value-type="currency" office:currency="CAD" office:value="0.18" calcext:value-type="currency">
            <text:p>$0.18</text:p>
          </table:table-cell>
          <table:table-cell table:style-name="ce3" table:formula="of:=['Indiegogo donations'.L954]+['Indiegogo donations'.K9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54]+['Indiegogo donations'.N953]" office:value-type="currency" office:currency="CAD" office:value="175385.280000001" calcext:value-type="currency">
            <text:p>$175,385.28</text:p>
          </table:table-cell>
          <table:table-cell/>
        </table:table-row>
        <table:table-row table:style-name="ro1">
          <table:table-cell table:style-name="ce5" office:value-type="string" calcext:value-type="string">
            <text:p>7/2/2015</text:p>
          </table:table-cell>
          <table:table-cell table:style-name="ce6" office:value-type="time" office:time-value="PT19H07M10S" calcext:value-type="time">
            <text:p>19:07: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5]-['Indiegogo donations'.J955]" office:value-type="currency" office:currency="CAD" office:value="0.899999999999999" calcext:value-type="currency">
            <text:p>$0.90</text:p>
          </table:table-cell>
          <table:table-cell table:style-name="ce3" table:formula="of:=['Indiegogo donations'.L955]+['Indiegogo donations'.K95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5]+['Indiegogo donations'.N954]" office:value-type="currency" office:currency="CAD" office:value="175408.350000001" calcext:value-type="currency">
            <text:p>$175,408.35</text:p>
          </table:table-cell>
          <table:table-cell/>
        </table:table-row>
        <table:table-row table:style-name="ro1">
          <table:table-cell table:style-name="ce5" office:value-type="string" calcext:value-type="string">
            <text:p>7/2/2015</text:p>
          </table:table-cell>
          <table:table-cell table:style-name="ce6" office:value-type="time" office:time-value="PT19H07M16S" calcext:value-type="time">
            <text:p>19:07: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56]-['Indiegogo donations'.J956]" office:value-type="currency" office:currency="CAD" office:value="1.8" calcext:value-type="currency">
            <text:p>$1.80</text:p>
          </table:table-cell>
          <table:table-cell table:style-name="ce3" table:formula="of:=['Indiegogo donations'.L956]+['Indiegogo donations'.K95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56]+['Indiegogo donations'.N955]" office:value-type="currency" office:currency="CAD" office:value="175454.800000001" calcext:value-type="currency">
            <text:p>$175,454.80</text:p>
          </table:table-cell>
          <table:table-cell/>
        </table:table-row>
        <table:table-row table:style-name="ro1">
          <table:table-cell table:style-name="ce5" office:value-type="string" calcext:value-type="string">
            <text:p>7/2/2015</text:p>
          </table:table-cell>
          <table:table-cell table:style-name="ce6" office:value-type="time" office:time-value="PT19H07M19S" calcext:value-type="time">
            <text:p>19:07: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7]-['Indiegogo donations'.J957]" office:value-type="currency" office:currency="CAD" office:value="0.720000000000002" calcext:value-type="currency">
            <text:p>$0.72</text:p>
          </table:table-cell>
          <table:table-cell table:style-name="ce3" table:formula="of:=['Indiegogo donations'.L957]+['Indiegogo donations'.K9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7]+['Indiegogo donations'.N956]" office:value-type="currency" office:currency="CAD" office:value="175473.200000001" calcext:value-type="currency">
            <text:p>$175,473.20</text:p>
          </table:table-cell>
          <table:table-cell/>
        </table:table-row>
        <table:table-row table:style-name="ro1">
          <table:table-cell table:style-name="ce5" office:value-type="string" calcext:value-type="string">
            <text:p>7/2/2015</text:p>
          </table:table-cell>
          <table:table-cell table:style-name="ce6" office:value-type="time" office:time-value="PT19H07M22S" calcext:value-type="time">
            <text:p>19:07: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58]-['Indiegogo donations'.J958]" office:value-type="currency" office:currency="CAD" office:value="0.720000000000002" calcext:value-type="currency">
            <text:p>$0.72</text:p>
          </table:table-cell>
          <table:table-cell table:style-name="ce3" table:formula="of:=['Indiegogo donations'.L958]+['Indiegogo donations'.K958]"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58]+['Indiegogo donations'.N957]" office:value-type="currency" office:currency="CAD" office:value="175491.600000001" calcext:value-type="currency">
            <text:p>$175,491.60</text:p>
          </table:table-cell>
          <table:table-cell/>
        </table:table-row>
        <table:table-row table:style-name="ro1">
          <table:table-cell table:style-name="ce5" office:value-type="string" calcext:value-type="string">
            <text:p>7/2/2015</text:p>
          </table:table-cell>
          <table:table-cell table:style-name="ce6" office:value-type="time" office:time-value="PT19H07M25S" calcext:value-type="time">
            <text:p>19:07: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59]-['Indiegogo donations'.J959]" office:value-type="currency" office:currency="CAD" office:value="0.899999999999999" calcext:value-type="currency">
            <text:p>$0.90</text:p>
          </table:table-cell>
          <table:table-cell table:style-name="ce3" table:formula="of:=['Indiegogo donations'.L959]+['Indiegogo donations'.K95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59]+['Indiegogo donations'.N958]" office:value-type="currency" office:currency="CAD" office:value="175514.670000001" calcext:value-type="currency">
            <text:p>$175,514.67</text:p>
          </table:table-cell>
          <table:table-cell/>
        </table:table-row>
        <table:table-row table:style-name="ro1">
          <table:table-cell table:style-name="ce5" office:value-type="string" calcext:value-type="string">
            <text:p>7/2/2015</text:p>
          </table:table-cell>
          <table:table-cell table:style-name="ce6" office:value-type="time" office:time-value="PT19H07M29S" calcext:value-type="time">
            <text:p>19:07: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960]-['Indiegogo donations'.J960]" office:value-type="currency" office:currency="CAD" office:value="1.26" calcext:value-type="currency">
            <text:p>$1.26</text:p>
          </table:table-cell>
          <table:table-cell table:style-name="ce3" table:formula="of:=['Indiegogo donations'.L960]+['Indiegogo donations'.K96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960]+['Indiegogo donations'.N959]" office:value-type="currency" office:currency="CAD" office:value="175547.090000001" calcext:value-type="currency">
            <text:p>$175,547.09</text:p>
          </table:table-cell>
          <table:table-cell/>
        </table:table-row>
        <table:table-row table:style-name="ro1">
          <table:table-cell table:style-name="ce5" office:value-type="string" calcext:value-type="string">
            <text:p>7/2/2015</text:p>
          </table:table-cell>
          <table:table-cell table:style-name="ce6" office:value-type="time" office:time-value="PT19H07M32S" calcext:value-type="time">
            <text:p>19:07: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1]-['Indiegogo donations'.J961]" office:value-type="currency" office:currency="CAD" office:value="3.59999999999999" calcext:value-type="currency">
            <text:p>$3.60</text:p>
          </table:table-cell>
          <table:table-cell table:style-name="ce3" table:formula="of:=['Indiegogo donations'.L961]+['Indiegogo donations'.K96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1]+['Indiegogo donations'.N960]" office:value-type="currency" office:currency="CAD" office:value="175640.290000001" calcext:value-type="currency">
            <text:p>$175,640.29</text:p>
          </table:table-cell>
          <table:table-cell/>
        </table:table-row>
        <table:table-row table:style-name="ro1">
          <table:table-cell table:style-name="ce5" office:value-type="string" calcext:value-type="string">
            <text:p>7/2/2015</text:p>
          </table:table-cell>
          <table:table-cell table:style-name="ce6" office:value-type="time" office:time-value="PT19H07M35S" calcext:value-type="time">
            <text:p>19:07: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2]-['Indiegogo donations'.J962]" office:value-type="currency" office:currency="CAD" office:value="0.899999999999999" calcext:value-type="currency">
            <text:p>$0.90</text:p>
          </table:table-cell>
          <table:table-cell table:style-name="ce3" table:formula="of:=['Indiegogo donations'.L962]+['Indiegogo donations'.K96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2]+['Indiegogo donations'.N961]" office:value-type="currency" office:currency="CAD" office:value="175663.360000001" calcext:value-type="currency">
            <text:p>$175,663.36</text:p>
          </table:table-cell>
          <table:table-cell/>
        </table:table-row>
        <table:table-row table:style-name="ro1">
          <table:table-cell table:style-name="ce5" office:value-type="string" calcext:value-type="string">
            <text:p>7/2/2015</text:p>
          </table:table-cell>
          <table:table-cell table:style-name="ce6" office:value-type="time" office:time-value="PT19H07M38S" calcext:value-type="time">
            <text:p>19:07: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63]-['Indiegogo donations'.J963]" office:value-type="currency" office:currency="CAD" office:value="1.08" calcext:value-type="currency">
            <text:p>$1.08</text:p>
          </table:table-cell>
          <table:table-cell table:style-name="ce3" table:formula="of:=['Indiegogo donations'.L963]+['Indiegogo donations'.K96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63]+['Indiegogo donations'.N962]" office:value-type="currency" office:currency="CAD" office:value="175691.110000001" calcext:value-type="currency">
            <text:p>$175,691.11</text:p>
          </table:table-cell>
          <table:table-cell/>
        </table:table-row>
        <table:table-row table:style-name="ro1">
          <table:table-cell table:style-name="ce5" office:value-type="string" calcext:value-type="string">
            <text:p>7/2/2015</text:p>
          </table:table-cell>
          <table:table-cell table:style-name="ce6" office:value-type="time" office:time-value="PT19H07M42S" calcext:value-type="time">
            <text:p>19:07: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4]-['Indiegogo donations'.J964]" office:value-type="currency" office:currency="CAD" office:value="0.899999999999999" calcext:value-type="currency">
            <text:p>$0.90</text:p>
          </table:table-cell>
          <table:table-cell table:style-name="ce3" table:formula="of:=['Indiegogo donations'.L964]+['Indiegogo donations'.K96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4]+['Indiegogo donations'.N963]" office:value-type="currency" office:currency="CAD" office:value="175714.180000001" calcext:value-type="currency">
            <text:p>$175,714.18</text:p>
          </table:table-cell>
          <table:table-cell/>
        </table:table-row>
        <table:table-row table:style-name="ro1">
          <table:table-cell table:style-name="ce5" office:value-type="string" calcext:value-type="string">
            <text:p>7/2/2015</text:p>
          </table:table-cell>
          <table:table-cell table:style-name="ce6" office:value-type="time" office:time-value="PT19H07M45S" calcext:value-type="time">
            <text:p>19:07: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65]-['Indiegogo donations'.J965]" office:value-type="currency" office:currency="CAD" office:value="0.18" calcext:value-type="currency">
            <text:p>$0.18</text:p>
          </table:table-cell>
          <table:table-cell table:style-name="ce3" table:formula="of:=['Indiegogo donations'.L965]+['Indiegogo donations'.K965]"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65]+['Indiegogo donations'.N964]" office:value-type="currency" office:currency="CAD" office:value="175718.550000001" calcext:value-type="currency">
            <text:p>$175,718.55</text:p>
          </table:table-cell>
          <table:table-cell/>
        </table:table-row>
        <table:table-row table:style-name="ro1">
          <table:table-cell table:style-name="ce5" office:value-type="string" calcext:value-type="string">
            <text:p>7/2/2015</text:p>
          </table:table-cell>
          <table:table-cell table:style-name="ce6" office:value-type="time" office:time-value="PT19H07M48S" calcext:value-type="time">
            <text:p>19:07: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6]-['Indiegogo donations'.J966]" office:value-type="currency" office:currency="CAD" office:value="3.59999999999999" calcext:value-type="currency">
            <text:p>$3.60</text:p>
          </table:table-cell>
          <table:table-cell table:style-name="ce3" table:formula="of:=['Indiegogo donations'.L966]+['Indiegogo donations'.K96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6]+['Indiegogo donations'.N965]" office:value-type="currency" office:currency="CAD" office:value="175811.750000001" calcext:value-type="currency">
            <text:p>$175,811.75</text:p>
          </table:table-cell>
          <table:table-cell/>
        </table:table-row>
        <table:table-row table:style-name="ro1">
          <table:table-cell table:style-name="ce5" office:value-type="string" calcext:value-type="string">
            <text:p>7/2/2015</text:p>
          </table:table-cell>
          <table:table-cell table:style-name="ce6" office:value-type="time" office:time-value="PT19H07M51S" calcext:value-type="time">
            <text:p>19:07: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67]-['Indiegogo donations'.J967]" office:value-type="currency" office:currency="CAD" office:value="3.59999999999999" calcext:value-type="currency">
            <text:p>$3.60</text:p>
          </table:table-cell>
          <table:table-cell table:style-name="ce3" table:formula="of:=['Indiegogo donations'.L967]+['Indiegogo donations'.K96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67]+['Indiegogo donations'.N966]" office:value-type="currency" office:currency="CAD" office:value="175904.950000001" calcext:value-type="currency">
            <text:p>$175,904.95</text:p>
          </table:table-cell>
          <table:table-cell/>
        </table:table-row>
        <table:table-row table:style-name="ro1">
          <table:table-cell table:style-name="ce5" office:value-type="string" calcext:value-type="string">
            <text:p>7/2/2015</text:p>
          </table:table-cell>
          <table:table-cell table:style-name="ce6" office:value-type="time" office:time-value="PT19H07M53S" calcext:value-type="time">
            <text:p>19:07: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8]-['Indiegogo donations'.J968]" office:value-type="currency" office:currency="CAD" office:value="0.899999999999999" calcext:value-type="currency">
            <text:p>$0.90</text:p>
          </table:table-cell>
          <table:table-cell table:style-name="ce3" table:formula="of:=['Indiegogo donations'.L968]+['Indiegogo donations'.K96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8]+['Indiegogo donations'.N967]" office:value-type="currency" office:currency="CAD" office:value="175928.020000001" calcext:value-type="currency">
            <text:p>$175,928.02</text:p>
          </table:table-cell>
          <table:table-cell/>
        </table:table-row>
        <table:table-row table:style-name="ro1">
          <table:table-cell table:style-name="ce5" office:value-type="string" calcext:value-type="string">
            <text:p>7/2/2015</text:p>
          </table:table-cell>
          <table:table-cell table:style-name="ce6" office:value-type="time" office:time-value="PT19H07M56S" calcext:value-type="time">
            <text:p>19:07: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69]-['Indiegogo donations'.J969]" office:value-type="currency" office:currency="CAD" office:value="0.899999999999999" calcext:value-type="currency">
            <text:p>$0.90</text:p>
          </table:table-cell>
          <table:table-cell table:style-name="ce3" table:formula="of:=['Indiegogo donations'.L969]+['Indiegogo donations'.K96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69]+['Indiegogo donations'.N968]" office:value-type="currency" office:currency="CAD" office:value="175951.090000001" calcext:value-type="currency">
            <text:p>$175,951.09</text:p>
          </table:table-cell>
          <table:table-cell/>
        </table:table-row>
        <table:table-row table:style-name="ro1">
          <table:table-cell table:style-name="ce5" office:value-type="string" calcext:value-type="string">
            <text:p>7/2/2015</text:p>
          </table:table-cell>
          <table:table-cell table:style-name="ce6" office:value-type="time" office:time-value="PT19H07M59S" calcext:value-type="time">
            <text:p>19:07: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0]-['Indiegogo donations'.J970]" office:value-type="currency" office:currency="CAD" office:value="3.59999999999999" calcext:value-type="currency">
            <text:p>$3.60</text:p>
          </table:table-cell>
          <table:table-cell table:style-name="ce3" table:formula="of:=['Indiegogo donations'.L970]+['Indiegogo donations'.K9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0]+['Indiegogo donations'.N969]" office:value-type="currency" office:currency="CAD" office:value="176044.290000001" calcext:value-type="currency">
            <text:p>$176,044.29</text:p>
          </table:table-cell>
          <table:table-cell/>
        </table:table-row>
        <table:table-row table:style-name="ro1">
          <table:table-cell table:style-name="ce5" office:value-type="string" calcext:value-type="string">
            <text:p>7/2/2015</text:p>
          </table:table-cell>
          <table:table-cell table:style-name="ce6" office:value-type="time" office:time-value="PT19H08M02S" calcext:value-type="time">
            <text:p>19:08: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1]-['Indiegogo donations'.J971]" office:value-type="currency" office:currency="CAD" office:value="3.59999999999999" calcext:value-type="currency">
            <text:p>$3.60</text:p>
          </table:table-cell>
          <table:table-cell table:style-name="ce3" table:formula="of:=['Indiegogo donations'.L971]+['Indiegogo donations'.K97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1]+['Indiegogo donations'.N970]" office:value-type="currency" office:currency="CAD" office:value="176137.490000001" calcext:value-type="currency">
            <text:p>$176,137.49</text:p>
          </table:table-cell>
          <table:table-cell/>
        </table:table-row>
        <table:table-row table:style-name="ro1">
          <table:table-cell table:style-name="ce5" office:value-type="string" calcext:value-type="string">
            <text:p>7/2/2015</text:p>
          </table:table-cell>
          <table:table-cell table:style-name="ce6" office:value-type="time" office:time-value="PT19H08M05S" calcext:value-type="time">
            <text:p>19:08: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2]-['Indiegogo donations'.J972]" office:value-type="currency" office:currency="CAD" office:value="3.59999999999999" calcext:value-type="currency">
            <text:p>$3.60</text:p>
          </table:table-cell>
          <table:table-cell table:style-name="ce3" table:formula="of:=['Indiegogo donations'.L972]+['Indiegogo donations'.K97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2]+['Indiegogo donations'.N971]" office:value-type="currency" office:currency="CAD" office:value="176230.690000001" calcext:value-type="currency">
            <text:p>$176,230.69</text:p>
          </table:table-cell>
          <table:table-cell/>
        </table:table-row>
        <table:table-row table:style-name="ro1">
          <table:table-cell table:style-name="ce5" office:value-type="string" calcext:value-type="string">
            <text:p>7/2/2015</text:p>
          </table:table-cell>
          <table:table-cell table:style-name="ce6" office:value-type="time" office:time-value="PT19H08M08S" calcext:value-type="time">
            <text:p>19:08: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3]-['Indiegogo donations'.J973]" office:value-type="currency" office:currency="CAD" office:value="0.359999999999999" calcext:value-type="currency">
            <text:p>$0.36</text:p>
          </table:table-cell>
          <table:table-cell table:style-name="ce3" table:formula="of:=['Indiegogo donations'.L973]+['Indiegogo donations'.K97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3]+['Indiegogo donations'.N972]" office:value-type="currency" office:currency="CAD" office:value="176239.740000001" calcext:value-type="currency">
            <text:p>$176,239.74</text:p>
          </table:table-cell>
          <table:table-cell/>
        </table:table-row>
        <table:table-row table:style-name="ro1">
          <table:table-cell table:style-name="ce5" office:value-type="string" calcext:value-type="string">
            <text:p>7/2/2015</text:p>
          </table:table-cell>
          <table:table-cell table:style-name="ce6" office:value-type="time" office:time-value="PT19H08M11S" calcext:value-type="time">
            <text:p>19:08: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74]-['Indiegogo donations'.J974]" office:value-type="currency" office:currency="CAD" office:value="3.59999999999999" calcext:value-type="currency">
            <text:p>$3.60</text:p>
          </table:table-cell>
          <table:table-cell table:style-name="ce3" table:formula="of:=['Indiegogo donations'.L974]+['Indiegogo donations'.K97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74]+['Indiegogo donations'.N973]" office:value-type="currency" office:currency="CAD" office:value="176332.940000001" calcext:value-type="currency">
            <text:p>$176,332.94</text:p>
          </table:table-cell>
          <table:table-cell/>
        </table:table-row>
        <table:table-row table:style-name="ro1">
          <table:table-cell table:style-name="ce5" office:value-type="string" calcext:value-type="string">
            <text:p>7/2/2015</text:p>
          </table:table-cell>
          <table:table-cell table:style-name="ce6" office:value-type="time" office:time-value="PT19H08M13S" calcext:value-type="time">
            <text:p>19:08: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975]-['Indiegogo donations'.J975]" office:value-type="currency" office:currency="CAD" office:value="1.44" calcext:value-type="currency">
            <text:p>$1.44</text:p>
          </table:table-cell>
          <table:table-cell table:style-name="ce3" table:formula="of:=['Indiegogo donations'.L975]+['Indiegogo donations'.K975]"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975]+['Indiegogo donations'.N974]" office:value-type="currency" office:currency="CAD" office:value="176370.040000001" calcext:value-type="currency">
            <text:p>$176,370.04</text:p>
          </table:table-cell>
          <table:table-cell/>
        </table:table-row>
        <table:table-row table:style-name="ro1">
          <table:table-cell table:style-name="ce5" office:value-type="string" calcext:value-type="string">
            <text:p>7/2/2015</text:p>
          </table:table-cell>
          <table:table-cell table:style-name="ce6" office:value-type="time" office:time-value="PT19H08M16S" calcext:value-type="time">
            <text:p>19:08: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976]-['Indiegogo donations'.J976]" office:value-type="currency" office:currency="CAD" office:value="0.18" calcext:value-type="currency">
            <text:p>$0.18</text:p>
          </table:table-cell>
          <table:table-cell table:style-name="ce3" table:formula="of:=['Indiegogo donations'.L976]+['Indiegogo donations'.K97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976]+['Indiegogo donations'.N975]" office:value-type="currency" office:currency="CAD" office:value="176374.410000001" calcext:value-type="currency">
            <text:p>$176,374.41</text:p>
          </table:table-cell>
          <table:table-cell/>
        </table:table-row>
        <table:table-row table:style-name="ro1">
          <table:table-cell table:style-name="ce5" office:value-type="string" calcext:value-type="string">
            <text:p>7/2/2015</text:p>
          </table:table-cell>
          <table:table-cell table:style-name="ce6" office:value-type="time" office:time-value="PT19H08M19S" calcext:value-type="time">
            <text:p>19:08: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7]-['Indiegogo donations'.J977]" office:value-type="currency" office:currency="CAD" office:value="0.359999999999999" calcext:value-type="currency">
            <text:p>$0.36</text:p>
          </table:table-cell>
          <table:table-cell table:style-name="ce3" table:formula="of:=['Indiegogo donations'.L977]+['Indiegogo donations'.K97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7]+['Indiegogo donations'.N976]" office:value-type="currency" office:currency="CAD" office:value="176383.460000001" calcext:value-type="currency">
            <text:p>$176,383.46</text:p>
          </table:table-cell>
          <table:table-cell/>
        </table:table-row>
        <table:table-row table:style-name="ro1">
          <table:table-cell table:style-name="ce5" office:value-type="string" calcext:value-type="string">
            <text:p>7/2/2015</text:p>
          </table:table-cell>
          <table:table-cell table:style-name="ce6" office:value-type="time" office:time-value="PT19H08M22S" calcext:value-type="time">
            <text:p>19:08: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8]-['Indiegogo donations'.J978]" office:value-type="currency" office:currency="CAD" office:value="0.359999999999999" calcext:value-type="currency">
            <text:p>$0.36</text:p>
          </table:table-cell>
          <table:table-cell table:style-name="ce3" table:formula="of:=['Indiegogo donations'.L978]+['Indiegogo donations'.K97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8]+['Indiegogo donations'.N977]" office:value-type="currency" office:currency="CAD" office:value="176392.510000001" calcext:value-type="currency">
            <text:p>$176,392.51</text:p>
          </table:table-cell>
          <table:table-cell/>
        </table:table-row>
        <table:table-row table:style-name="ro1">
          <table:table-cell table:style-name="ce5" office:value-type="string" calcext:value-type="string">
            <text:p>7/2/2015</text:p>
          </table:table-cell>
          <table:table-cell table:style-name="ce6" office:value-type="time" office:time-value="PT19H08M25S" calcext:value-type="time">
            <text:p>19:08: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79]-['Indiegogo donations'.J979]" office:value-type="currency" office:currency="CAD" office:value="0.359999999999999" calcext:value-type="currency">
            <text:p>$0.36</text:p>
          </table:table-cell>
          <table:table-cell table:style-name="ce3" table:formula="of:=['Indiegogo donations'.L979]+['Indiegogo donations'.K97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79]+['Indiegogo donations'.N978]" office:value-type="currency" office:currency="CAD" office:value="176401.560000001" calcext:value-type="currency">
            <text:p>$176,401.56</text:p>
          </table:table-cell>
          <table:table-cell/>
        </table:table-row>
        <table:table-row table:style-name="ro1">
          <table:table-cell table:style-name="ce5" office:value-type="string" calcext:value-type="string">
            <text:p>7/2/2015</text:p>
          </table:table-cell>
          <table:table-cell table:style-name="ce6" office:value-type="time" office:time-value="PT19H08M27S" calcext:value-type="time">
            <text:p>19:08: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80]-['Indiegogo donations'.J980]" office:value-type="currency" office:currency="CAD" office:value="0.720000000000002" calcext:value-type="currency">
            <text:p>$0.72</text:p>
          </table:table-cell>
          <table:table-cell table:style-name="ce3" table:formula="of:=['Indiegogo donations'.L980]+['Indiegogo donations'.K98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80]+['Indiegogo donations'.N979]" office:value-type="currency" office:currency="CAD" office:value="176419.960000001" calcext:value-type="currency">
            <text:p>$176,419.96</text:p>
          </table:table-cell>
          <table:table-cell/>
        </table:table-row>
        <table:table-row table:style-name="ro1">
          <table:table-cell table:style-name="ce5" office:value-type="string" calcext:value-type="string">
            <text:p>7/2/2015</text:p>
          </table:table-cell>
          <table:table-cell table:style-name="ce6" office:value-type="time" office:time-value="PT19H08M30S" calcext:value-type="time">
            <text:p>19:08: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981]-['Indiegogo donations'.J981]" office:value-type="currency" office:currency="CAD" office:value="0.0699999999999998" calcext:value-type="currency">
            <text:p>$0.07</text:p>
          </table:table-cell>
          <table:table-cell table:style-name="ce3" table:formula="of:=['Indiegogo donations'.L981]+['Indiegogo donations'.K98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table-cell table:style-name="ce3" table:formula="of:=['Indiegogo donations'.L981]+['Indiegogo donations'.N980]" office:value-type="currency" office:currency="CAD" office:value="176421.530000001" calcext:value-type="currency">
            <text:p>$176,421.53</text:p>
          </table:table-cell>
          <table:table-cell/>
        </table:table-row>
        <table:table-row table:style-name="ro1">
          <table:table-cell table:style-name="ce5" office:value-type="string" calcext:value-type="string">
            <text:p>7/2/2015</text:p>
          </table:table-cell>
          <table:table-cell table:style-name="ce6" office:value-type="time" office:time-value="PT19H08M33S" calcext:value-type="time">
            <text:p>19:08: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82]-['Indiegogo donations'.J982]" office:value-type="currency" office:currency="CAD" office:value="0.359999999999999" calcext:value-type="currency">
            <text:p>$0.36</text:p>
          </table:table-cell>
          <table:table-cell table:style-name="ce3" table:formula="of:=['Indiegogo donations'.L982]+['Indiegogo donations'.K9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82]+['Indiegogo donations'.N981]" office:value-type="currency" office:currency="CAD" office:value="176430.580000001" calcext:value-type="currency">
            <text:p>$176,430.58</text:p>
          </table:table-cell>
          <table:table-cell/>
        </table:table-row>
        <table:table-row table:style-name="ro1">
          <table:table-cell table:style-name="ce5" office:value-type="string" calcext:value-type="string">
            <text:p>7/2/2015</text:p>
          </table:table-cell>
          <table:table-cell table:style-name="ce6" office:value-type="time" office:time-value="PT19H08M36S" calcext:value-type="time">
            <text:p>19:08: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83]-['Indiegogo donations'.J983]" office:value-type="currency" office:currency="CAD" office:value="1.08" calcext:value-type="currency">
            <text:p>$1.08</text:p>
          </table:table-cell>
          <table:table-cell table:style-name="ce3" table:formula="of:=['Indiegogo donations'.L983]+['Indiegogo donations'.K983]"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83]+['Indiegogo donations'.N982]" office:value-type="currency" office:currency="CAD" office:value="176458.330000001" calcext:value-type="currency">
            <text:p>$176,458.33</text:p>
          </table:table-cell>
          <table:table-cell/>
        </table:table-row>
        <table:table-row table:style-name="ro1">
          <table:table-cell table:style-name="ce5" office:value-type="string" calcext:value-type="string">
            <text:p>7/2/2015</text:p>
          </table:table-cell>
          <table:table-cell table:style-name="ce6" office:value-type="time" office:time-value="PT19H08M39S" calcext:value-type="time">
            <text:p>19:08: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84]-['Indiegogo donations'.J984]" office:value-type="currency" office:currency="CAD" office:value="0.899999999999999" calcext:value-type="currency">
            <text:p>$0.90</text:p>
          </table:table-cell>
          <table:table-cell table:style-name="ce3" table:formula="of:=['Indiegogo donations'.L984]+['Indiegogo donations'.K984]"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84]+['Indiegogo donations'.N983]" office:value-type="currency" office:currency="CAD" office:value="176481.400000001" calcext:value-type="currency">
            <text:p>$176,481.40</text:p>
          </table:table-cell>
          <table:table-cell/>
        </table:table-row>
        <table:table-row table:style-name="ro1">
          <table:table-cell table:style-name="ce5" office:value-type="string" calcext:value-type="string">
            <text:p>7/2/2015</text:p>
          </table:table-cell>
          <table:table-cell table:style-name="ce6" office:value-type="time" office:time-value="PT19H08M42S" calcext:value-type="time">
            <text:p>19:08: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5]-['Indiegogo donations'.J985]" office:value-type="currency" office:currency="CAD" office:value="1.8" calcext:value-type="currency">
            <text:p>$1.80</text:p>
          </table:table-cell>
          <table:table-cell table:style-name="ce3" table:formula="of:=['Indiegogo donations'.L985]+['Indiegogo donations'.K98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5]+['Indiegogo donations'.N984]" office:value-type="currency" office:currency="CAD" office:value="176527.850000001" calcext:value-type="currency">
            <text:p>$176,527.85</text:p>
          </table:table-cell>
          <table:table-cell/>
        </table:table-row>
        <table:table-row table:style-name="ro1">
          <table:table-cell table:style-name="ce5" office:value-type="string" calcext:value-type="string">
            <text:p>7/2/2015</text:p>
          </table:table-cell>
          <table:table-cell table:style-name="ce6" office:value-type="time" office:time-value="PT19H08M45S" calcext:value-type="time">
            <text:p>19:08: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6]-['Indiegogo donations'.J986]" office:value-type="currency" office:currency="CAD" office:value="1.8" calcext:value-type="currency">
            <text:p>$1.80</text:p>
          </table:table-cell>
          <table:table-cell table:style-name="ce3" table:formula="of:=['Indiegogo donations'.L986]+['Indiegogo donations'.K98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6]+['Indiegogo donations'.N985]" office:value-type="currency" office:currency="CAD" office:value="176574.300000001" calcext:value-type="currency">
            <text:p>$176,574.30</text:p>
          </table:table-cell>
          <table:table-cell/>
        </table:table-row>
        <table:table-row table:style-name="ro1">
          <table:table-cell table:style-name="ce5" office:value-type="string" calcext:value-type="string">
            <text:p>7/2/2015</text:p>
          </table:table-cell>
          <table:table-cell table:style-name="ce6" office:value-type="time" office:time-value="PT19H08M48S" calcext:value-type="time">
            <text:p>19:08: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87]-['Indiegogo donations'.J987]" office:value-type="currency" office:currency="CAD" office:value="3.59999999999999" calcext:value-type="currency">
            <text:p>$3.60</text:p>
          </table:table-cell>
          <table:table-cell table:style-name="ce3" table:formula="of:=['Indiegogo donations'.L987]+['Indiegogo donations'.K98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87]+['Indiegogo donations'.N986]" office:value-type="currency" office:currency="CAD" office:value="176667.500000001" calcext:value-type="currency">
            <text:p>$176,667.50</text:p>
          </table:table-cell>
          <table:table-cell/>
        </table:table-row>
        <table:table-row table:style-name="ro1">
          <table:table-cell table:style-name="ce5" office:value-type="string" calcext:value-type="string">
            <text:p>7/2/2015</text:p>
          </table:table-cell>
          <table:table-cell table:style-name="ce6" office:value-type="time" office:time-value="PT19H08M50S" calcext:value-type="time">
            <text:p>19:08: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88]-['Indiegogo donations'.J988]" office:value-type="currency" office:currency="CAD" office:value="1.8" calcext:value-type="currency">
            <text:p>$1.80</text:p>
          </table:table-cell>
          <table:table-cell table:style-name="ce3" table:formula="of:=['Indiegogo donations'.L988]+['Indiegogo donations'.K98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88]+['Indiegogo donations'.N987]" office:value-type="currency" office:currency="CAD" office:value="176713.950000001" calcext:value-type="currency">
            <text:p>$176,713.95</text:p>
          </table:table-cell>
          <table:table-cell/>
        </table:table-row>
        <table:table-row table:style-name="ro1">
          <table:table-cell table:style-name="ce5" office:value-type="string" calcext:value-type="string">
            <text:p>7/2/2015</text:p>
          </table:table-cell>
          <table:table-cell table:style-name="ce6" office:value-type="time" office:time-value="PT19H08M53S" calcext:value-type="time">
            <text:p>19:08: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989]-['Indiegogo donations'.J989]" office:value-type="currency" office:currency="CAD" office:value="0.899999999999999" calcext:value-type="currency">
            <text:p>$0.90</text:p>
          </table:table-cell>
          <table:table-cell table:style-name="ce3" table:formula="of:=['Indiegogo donations'.L989]+['Indiegogo donations'.K9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989]+['Indiegogo donations'.N988]" office:value-type="currency" office:currency="CAD" office:value="176737.020000001" calcext:value-type="currency">
            <text:p>$176,737.02</text:p>
          </table:table-cell>
          <table:table-cell/>
        </table:table-row>
        <table:table-row table:style-name="ro1">
          <table:table-cell table:style-name="ce5" office:value-type="string" calcext:value-type="string">
            <text:p>7/2/2015</text:p>
          </table:table-cell>
          <table:table-cell table:style-name="ce6" office:value-type="time" office:time-value="PT19H08M56S" calcext:value-type="time">
            <text:p>19:08: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5" calcext:value-type="currency">
            <text:p>$45.00</text:p>
          </table:table-cell>
          <table:table-cell table:style-name="ce3" table:formula="of:=['Indiegogo donations'.H990]-['Indiegogo donations'.J990]" office:value-type="currency" office:currency="CAD" office:value="1.62" calcext:value-type="currency">
            <text:p>$1.62</text:p>
          </table:table-cell>
          <table:table-cell table:style-name="ce3" table:formula="of:=['Indiegogo donations'.L990]+['Indiegogo donations'.K990]" office:value-type="currency" office:currency="CAD" office:value="43.38" calcext:value-type="currency">
            <text:p>$43.38</text:p>
          </table:table-cell>
          <table:table-cell table:style-name="ce3" office:value-type="currency" office:currency="CAD" office:value="1.61" calcext:value-type="currency">
            <text:p>$1.61</text:p>
          </table:table-cell>
          <table:table-cell office:value-type="currency" office:currency="CAD" office:value="41.77" calcext:value-type="currency">
            <text:p>$41.77</text:p>
          </table:table-cell>
          <table:table-cell/>
          <table:table-cell table:style-name="ce3" table:formula="of:=['Indiegogo donations'.L990]+['Indiegogo donations'.N989]" office:value-type="currency" office:currency="CAD" office:value="176778.790000001" calcext:value-type="currency">
            <text:p>$176,778.79</text:p>
          </table:table-cell>
          <table:table-cell/>
        </table:table-row>
        <table:table-row table:style-name="ro1">
          <table:table-cell table:style-name="ce5" office:value-type="string" calcext:value-type="string">
            <text:p>7/2/2015</text:p>
          </table:table-cell>
          <table:table-cell table:style-name="ce6" office:value-type="time" office:time-value="PT19H08M59S" calcext:value-type="time">
            <text:p>19:08: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1]-['Indiegogo donations'.J991]" office:value-type="currency" office:currency="CAD" office:value="3.59999999999999" calcext:value-type="currency">
            <text:p>$3.60</text:p>
          </table:table-cell>
          <table:table-cell table:style-name="ce3" table:formula="of:=['Indiegogo donations'.L991]+['Indiegogo donations'.K99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1]+['Indiegogo donations'.N990]" office:value-type="currency" office:currency="CAD" office:value="176871.990000001" calcext:value-type="currency">
            <text:p>$176,871.99</text:p>
          </table:table-cell>
          <table:table-cell/>
        </table:table-row>
        <table:table-row table:style-name="ro1">
          <table:table-cell table:style-name="ce5" office:value-type="string" calcext:value-type="string">
            <text:p>7/2/2015</text:p>
          </table:table-cell>
          <table:table-cell table:style-name="ce6" office:value-type="time" office:time-value="PT19H09M02S" calcext:value-type="time">
            <text:p>19:09: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992]-['Indiegogo donations'.J992]" office:value-type="currency" office:currency="CAD" office:value="3.59999999999999" calcext:value-type="currency">
            <text:p>$3.60</text:p>
          </table:table-cell>
          <table:table-cell table:style-name="ce3" table:formula="of:=['Indiegogo donations'.L992]+['Indiegogo donations'.K99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992]+['Indiegogo donations'.N991]" office:value-type="currency" office:currency="CAD" office:value="176965.190000001" calcext:value-type="currency">
            <text:p>$176,965.19</text:p>
          </table:table-cell>
          <table:table-cell/>
        </table:table-row>
        <table:table-row table:style-name="ro1">
          <table:table-cell table:style-name="ce5" office:value-type="string" calcext:value-type="string">
            <text:p>7/2/2015</text:p>
          </table:table-cell>
          <table:table-cell table:style-name="ce6" office:value-type="time" office:time-value="PT19H09M05S" calcext:value-type="time">
            <text:p>19:09: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3]-['Indiegogo donations'.J993]" office:value-type="currency" office:currency="CAD" office:value="1.8" calcext:value-type="currency">
            <text:p>$1.80</text:p>
          </table:table-cell>
          <table:table-cell table:style-name="ce3" table:formula="of:=['Indiegogo donations'.L993]+['Indiegogo donations'.K99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3]+['Indiegogo donations'.N992]" office:value-type="currency" office:currency="CAD" office:value="177011.640000001" calcext:value-type="currency">
            <text:p>$177,011.64</text:p>
          </table:table-cell>
          <table:table-cell/>
        </table:table-row>
        <table:table-row table:style-name="ro1">
          <table:table-cell table:style-name="ce5" office:value-type="string" calcext:value-type="string">
            <text:p>7/2/2015</text:p>
          </table:table-cell>
          <table:table-cell table:style-name="ce6" office:value-type="time" office:time-value="PT19H09M08S" calcext:value-type="time">
            <text:p>19:09:0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94]-['Indiegogo donations'.J994]" office:value-type="currency" office:currency="CAD" office:value="0.359999999999999" calcext:value-type="currency">
            <text:p>$0.36</text:p>
          </table:table-cell>
          <table:table-cell table:style-name="ce3" table:formula="of:=['Indiegogo donations'.L994]+['Indiegogo donations'.K99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94]+['Indiegogo donations'.N993]" office:value-type="currency" office:currency="CAD" office:value="177020.690000001" calcext:value-type="currency">
            <text:p>$177,020.69</text:p>
          </table:table-cell>
          <table:table-cell/>
        </table:table-row>
        <table:table-row table:style-name="ro1">
          <table:table-cell table:style-name="ce5" office:value-type="string" calcext:value-type="string">
            <text:p>7/2/2015</text:p>
          </table:table-cell>
          <table:table-cell table:style-name="ce6" office:value-type="time" office:time-value="PT19H09M11S" calcext:value-type="time">
            <text:p>19:09:1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995]-['Indiegogo donations'.J995]" office:value-type="currency" office:currency="CAD" office:value="0.720000000000002" calcext:value-type="currency">
            <text:p>$0.72</text:p>
          </table:table-cell>
          <table:table-cell table:style-name="ce3" table:formula="of:=['Indiegogo donations'.L995]+['Indiegogo donations'.K99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995]+['Indiegogo donations'.N994]" office:value-type="currency" office:currency="CAD" office:value="177039.090000001" calcext:value-type="currency">
            <text:p>$177,039.09</text:p>
          </table:table-cell>
          <table:table-cell/>
        </table:table-row>
        <table:table-row table:style-name="ro1">
          <table:table-cell table:style-name="ce5" office:value-type="string" calcext:value-type="string">
            <text:p>7/2/2015</text:p>
          </table:table-cell>
          <table:table-cell table:style-name="ce6" office:value-type="time" office:time-value="PT19H09M14S" calcext:value-type="time">
            <text:p>19:09:1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6]-['Indiegogo donations'.J996]" office:value-type="currency" office:currency="CAD" office:value="1.8" calcext:value-type="currency">
            <text:p>$1.80</text:p>
          </table:table-cell>
          <table:table-cell table:style-name="ce3" table:formula="of:=['Indiegogo donations'.L996]+['Indiegogo donations'.K996]"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6]+['Indiegogo donations'.N995]" office:value-type="currency" office:currency="CAD" office:value="177085.540000001" calcext:value-type="currency">
            <text:p>$177,085.54</text:p>
          </table:table-cell>
          <table:table-cell/>
        </table:table-row>
        <table:table-row table:style-name="ro1">
          <table:table-cell table:style-name="ce5" office:value-type="string" calcext:value-type="string">
            <text:p>7/2/2015</text:p>
          </table:table-cell>
          <table:table-cell table:style-name="ce6" office:value-type="time" office:time-value="PT19H09M17S" calcext:value-type="time">
            <text:p>19:09: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997]-['Indiegogo donations'.J997]" office:value-type="currency" office:currency="CAD" office:value="1.8" calcext:value-type="currency">
            <text:p>$1.80</text:p>
          </table:table-cell>
          <table:table-cell table:style-name="ce3" table:formula="of:=['Indiegogo donations'.L997]+['Indiegogo donations'.K99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997]+['Indiegogo donations'.N996]" office:value-type="currency" office:currency="CAD" office:value="177131.990000001" calcext:value-type="currency">
            <text:p>$177,131.99</text:p>
          </table:table-cell>
          <table:table-cell/>
        </table:table-row>
        <table:table-row table:style-name="ro1">
          <table:table-cell table:style-name="ce5" office:value-type="string" calcext:value-type="string">
            <text:p>7/2/2015</text:p>
          </table:table-cell>
          <table:table-cell table:style-name="ce6" office:value-type="time" office:time-value="PT19H09M20S" calcext:value-type="time">
            <text:p>19:09:2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998]-['Indiegogo donations'.J998]" office:value-type="currency" office:currency="CAD" office:value="1.08" calcext:value-type="currency">
            <text:p>$1.08</text:p>
          </table:table-cell>
          <table:table-cell table:style-name="ce3" table:formula="of:=['Indiegogo donations'.L998]+['Indiegogo donations'.K998]"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998]+['Indiegogo donations'.N997]" office:value-type="currency" office:currency="CAD" office:value="177159.740000001" calcext:value-type="currency">
            <text:p>$177,159.74</text:p>
          </table:table-cell>
          <table:table-cell/>
        </table:table-row>
        <table:table-row table:style-name="ro1">
          <table:table-cell table:style-name="ce5" office:value-type="string" calcext:value-type="string">
            <text:p>7/2/2015</text:p>
          </table:table-cell>
          <table:table-cell table:style-name="ce6" office:value-type="time" office:time-value="PT19H09M23S" calcext:value-type="time">
            <text:p>19:09:2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999]-['Indiegogo donations'.J999]" office:value-type="currency" office:currency="CAD" office:value="0.359999999999999" calcext:value-type="currency">
            <text:p>$0.36</text:p>
          </table:table-cell>
          <table:table-cell table:style-name="ce3" table:formula="of:=['Indiegogo donations'.L999]+['Indiegogo donations'.K99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999]+['Indiegogo donations'.N998]" office:value-type="currency" office:currency="CAD" office:value="177168.790000001" calcext:value-type="currency">
            <text:p>$177,168.79</text:p>
          </table:table-cell>
          <table:table-cell/>
        </table:table-row>
        <table:table-row table:style-name="ro1">
          <table:table-cell table:style-name="ce5" office:value-type="string" calcext:value-type="string">
            <text:p>7/2/2015</text:p>
          </table:table-cell>
          <table:table-cell table:style-name="ce6" office:value-type="time" office:time-value="PT19H09M26S" calcext:value-type="time">
            <text:p>19:09: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5" calcext:value-type="currency">
            <text:p>$35.00</text:p>
          </table:table-cell>
          <table:table-cell table:style-name="ce3" table:formula="of:=['Indiegogo donations'.H1000]-['Indiegogo donations'.J1000]" office:value-type="currency" office:currency="CAD" office:value="1.26" calcext:value-type="currency">
            <text:p>$1.26</text:p>
          </table:table-cell>
          <table:table-cell table:style-name="ce3" table:formula="of:=['Indiegogo donations'.L1000]+['Indiegogo donations'.K1000]" office:value-type="currency" office:currency="CAD" office:value="33.74" calcext:value-type="currency">
            <text:p>$33.74</text:p>
          </table:table-cell>
          <table:table-cell table:style-name="ce3" office:value-type="currency" office:currency="CAD" office:value="1.32" calcext:value-type="currency">
            <text:p>$1.32</text:p>
          </table:table-cell>
          <table:table-cell office:value-type="currency" office:currency="CAD" office:value="32.42" calcext:value-type="currency">
            <text:p>$32.42</text:p>
          </table:table-cell>
          <table:table-cell/>
          <table:table-cell table:style-name="ce3" table:formula="of:=['Indiegogo donations'.L1000]+['Indiegogo donations'.N999]" office:value-type="currency" office:currency="CAD" office:value="177201.210000001" calcext:value-type="currency">
            <text:p>$177,201.21</text:p>
          </table:table-cell>
          <table:table-cell/>
        </table:table-row>
        <table:table-row table:style-name="ro1">
          <table:table-cell table:style-name="ce5" office:value-type="string" calcext:value-type="string">
            <text:p>7/2/2015</text:p>
          </table:table-cell>
          <table:table-cell table:style-name="ce6" office:value-type="time" office:time-value="PT19H09M29S" calcext:value-type="time">
            <text:p>19:09: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01]-['Indiegogo donations'.J1001]" office:value-type="currency" office:currency="CAD" office:value="9" calcext:value-type="currency">
            <text:p>$9.00</text:p>
          </table:table-cell>
          <table:table-cell table:style-name="ce3" table:formula="of:=['Indiegogo donations'.L1001]+['Indiegogo donations'.K1001]"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01]+['Indiegogo donations'.N1000]" office:value-type="currency" office:currency="CAD" office:value="177434.660000001" calcext:value-type="currency">
            <text:p>$177,434.66</text:p>
          </table:table-cell>
          <table:table-cell/>
        </table:table-row>
        <table:table-row table:style-name="ro1">
          <table:table-cell table:style-name="ce5" office:value-type="string" calcext:value-type="string">
            <text:p>7/2/2015</text:p>
          </table:table-cell>
          <table:table-cell table:style-name="ce6" office:value-type="time" office:time-value="PT19H09M32S" calcext:value-type="time">
            <text:p>19:09: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2]-['Indiegogo donations'.J1002]" office:value-type="currency" office:currency="CAD" office:value="0.18" calcext:value-type="currency">
            <text:p>$0.18</text:p>
          </table:table-cell>
          <table:table-cell table:style-name="ce3" table:formula="of:=['Indiegogo donations'.L1002]+['Indiegogo donations'.K1002]"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2]+['Indiegogo donations'.N1001]" office:value-type="currency" office:currency="CAD" office:value="177439.030000001" calcext:value-type="currency">
            <text:p>$177,439.03</text:p>
          </table:table-cell>
          <table:table-cell/>
        </table:table-row>
        <table:table-row table:style-name="ro1">
          <table:table-cell table:style-name="ce5" office:value-type="string" calcext:value-type="string">
            <text:p>7/2/2015</text:p>
          </table:table-cell>
          <table:table-cell table:style-name="ce6" office:value-type="time" office:time-value="PT19H09M35S" calcext:value-type="time">
            <text:p>19:09: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03]-['Indiegogo donations'.J1003]" office:value-type="currency" office:currency="CAD" office:value="0.04" calcext:value-type="currency">
            <text:p>$0.04</text:p>
          </table:table-cell>
          <table:table-cell table:style-name="ce3" table:formula="of:=['Indiegogo donations'.L1003]+['Indiegogo donations'.K1003]"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03]+['Indiegogo donations'.N1002]" office:value-type="currency" office:currency="CAD" office:value="177439.660000001" calcext:value-type="currency">
            <text:p>$177,439.66</text:p>
          </table:table-cell>
          <table:table-cell/>
        </table:table-row>
        <table:table-row table:style-name="ro1">
          <table:table-cell table:style-name="ce5" office:value-type="string" calcext:value-type="string">
            <text:p>7/2/2015</text:p>
          </table:table-cell>
          <table:table-cell table:style-name="ce6" office:value-type="time" office:time-value="PT19H09M38S" calcext:value-type="time">
            <text:p>19:09: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04]-['Indiegogo donations'.J1004]" office:value-type="currency" office:currency="CAD" office:value="0.359999999999999" calcext:value-type="currency">
            <text:p>$0.36</text:p>
          </table:table-cell>
          <table:table-cell table:style-name="ce3" table:formula="of:=['Indiegogo donations'.L1004]+['Indiegogo donations'.K1004]"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04]+['Indiegogo donations'.N1003]" office:value-type="currency" office:currency="CAD" office:value="177448.710000001" calcext:value-type="currency">
            <text:p>$177,448.71</text:p>
          </table:table-cell>
          <table:table-cell/>
        </table:table-row>
        <table:table-row table:style-name="ro1">
          <table:table-cell table:style-name="ce5" office:value-type="string" calcext:value-type="string">
            <text:p>7/2/2015</text:p>
          </table:table-cell>
          <table:table-cell table:style-name="ce6" office:value-type="time" office:time-value="PT19H09M40S" calcext:value-type="time">
            <text:p>19:09: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05]-['Indiegogo donations'.J1005]" office:value-type="currency" office:currency="CAD" office:value="0.720000000000002" calcext:value-type="currency">
            <text:p>$0.72</text:p>
          </table:table-cell>
          <table:table-cell table:style-name="ce3" table:formula="of:=['Indiegogo donations'.L1005]+['Indiegogo donations'.K100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05]+['Indiegogo donations'.N1004]" office:value-type="currency" office:currency="CAD" office:value="177467.110000001" calcext:value-type="currency">
            <text:p>$177,467.11</text:p>
          </table:table-cell>
          <table:table-cell/>
        </table:table-row>
        <table:table-row table:style-name="ro1">
          <table:table-cell table:style-name="ce5" office:value-type="string" calcext:value-type="string">
            <text:p>7/2/2015</text:p>
          </table:table-cell>
          <table:table-cell table:style-name="ce6" office:value-type="time" office:time-value="PT19H09M44S" calcext:value-type="time">
            <text:p>19:09: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6]-['Indiegogo donations'.J1006]" office:value-type="currency" office:currency="CAD" office:value="0.18" calcext:value-type="currency">
            <text:p>$0.18</text:p>
          </table:table-cell>
          <table:table-cell table:style-name="ce3" table:formula="of:=['Indiegogo donations'.L1006]+['Indiegogo donations'.K1006]"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6]+['Indiegogo donations'.N1005]" office:value-type="currency" office:currency="CAD" office:value="177471.480000001" calcext:value-type="currency">
            <text:p>$177,471.48</text:p>
          </table:table-cell>
          <table:table-cell/>
        </table:table-row>
        <table:table-row table:style-name="ro1">
          <table:table-cell table:style-name="ce5" office:value-type="string" calcext:value-type="string">
            <text:p>7/2/2015</text:p>
          </table:table-cell>
          <table:table-cell table:style-name="ce6" office:value-type="time" office:time-value="PT19H09M46S" calcext:value-type="time">
            <text:p>19:09: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07]-['Indiegogo donations'.J1007]" office:value-type="currency" office:currency="CAD" office:value="0.18" calcext:value-type="currency">
            <text:p>$0.18</text:p>
          </table:table-cell>
          <table:table-cell table:style-name="ce3" table:formula="of:=['Indiegogo donations'.L1007]+['Indiegogo donations'.K1007]"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07]+['Indiegogo donations'.N1006]" office:value-type="currency" office:currency="CAD" office:value="177475.850000001" calcext:value-type="currency">
            <text:p>$177,475.85</text:p>
          </table:table-cell>
          <table:table-cell/>
        </table:table-row>
        <table:table-row table:style-name="ro1">
          <table:table-cell table:style-name="ce5" office:value-type="string" calcext:value-type="string">
            <text:p>7/2/2015</text:p>
          </table:table-cell>
          <table:table-cell table:style-name="ce6" office:value-type="time" office:time-value="PT19H09M49S" calcext:value-type="time">
            <text:p>19:09:4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08]-['Indiegogo donations'.J1008]" office:value-type="currency" office:currency="CAD" office:value="0.899999999999999" calcext:value-type="currency">
            <text:p>$0.90</text:p>
          </table:table-cell>
          <table:table-cell table:style-name="ce3" table:formula="of:=['Indiegogo donations'.L1008]+['Indiegogo donations'.K1008]"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08]+['Indiegogo donations'.N1007]" office:value-type="currency" office:currency="CAD" office:value="177498.920000001" calcext:value-type="currency">
            <text:p>$177,498.92</text:p>
          </table:table-cell>
          <table:table-cell/>
        </table:table-row>
        <table:table-row table:style-name="ro1">
          <table:table-cell table:style-name="ce5" office:value-type="string" calcext:value-type="string">
            <text:p>7/2/2015</text:p>
          </table:table-cell>
          <table:table-cell table:style-name="ce6" office:value-type="time" office:time-value="PT19H09M52S" calcext:value-type="time">
            <text:p>19:09: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09]-['Indiegogo donations'.J1009]" office:value-type="currency" office:currency="CAD" office:value="7.20000000000002" calcext:value-type="currency">
            <text:p>$7.20</text:p>
          </table:table-cell>
          <table:table-cell table:style-name="ce3" table:formula="of:=['Indiegogo donations'.L1009]+['Indiegogo donations'.K1009]"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09]+['Indiegogo donations'.N1008]" office:value-type="currency" office:currency="CAD" office:value="177685.620000001" calcext:value-type="currency">
            <text:p>$177,685.62</text:p>
          </table:table-cell>
          <table:table-cell/>
        </table:table-row>
        <table:table-row table:style-name="ro1">
          <table:table-cell table:style-name="ce5" office:value-type="string" calcext:value-type="string">
            <text:p>7/2/2015</text:p>
          </table:table-cell>
          <table:table-cell table:style-name="ce6" office:value-type="time" office:time-value="PT19H09M55S" calcext:value-type="time">
            <text:p>19:09: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10]-['Indiegogo donations'.J1010]" office:value-type="currency" office:currency="CAD" office:value="0.25" calcext:value-type="currency">
            <text:p>$0.25</text:p>
          </table:table-cell>
          <table:table-cell table:style-name="ce3" table:formula="of:=['Indiegogo donations'.L1010]+['Indiegogo donations'.K101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10]+['Indiegogo donations'.N1009]" office:value-type="currency" office:currency="CAD" office:value="177691.870000001" calcext:value-type="currency">
            <text:p>$177,691.87</text:p>
          </table:table-cell>
          <table:table-cell/>
        </table:table-row>
        <table:table-row table:style-name="ro1">
          <table:table-cell table:style-name="ce5" office:value-type="string" calcext:value-type="string">
            <text:p>7/2/2015</text:p>
          </table:table-cell>
          <table:table-cell table:style-name="ce6" office:value-type="time" office:time-value="PT19H09M57S" calcext:value-type="time">
            <text:p>19:09:5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11]-['Indiegogo donations'.J1011]" office:value-type="currency" office:currency="CAD" office:value="1.8" calcext:value-type="currency">
            <text:p>$1.80</text:p>
          </table:table-cell>
          <table:table-cell table:style-name="ce3" table:formula="of:=['Indiegogo donations'.L1011]+['Indiegogo donations'.K1011]"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11]+['Indiegogo donations'.N1010]" office:value-type="currency" office:currency="CAD" office:value="177738.320000001" calcext:value-type="currency">
            <text:p>$177,738.32</text:p>
          </table:table-cell>
          <table:table-cell/>
        </table:table-row>
        <table:table-row table:style-name="ro1">
          <table:table-cell table:style-name="ce5" office:value-type="string" calcext:value-type="string">
            <text:p>7/2/2015</text:p>
          </table:table-cell>
          <table:table-cell table:style-name="ce6" office:value-type="time" office:time-value="PT19H10M00S" calcext:value-type="time">
            <text:p>19:10:0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12]-['Indiegogo donations'.J1012]" office:value-type="currency" office:currency="CAD" office:value="9" calcext:value-type="currency">
            <text:p>$9.00</text:p>
          </table:table-cell>
          <table:table-cell table:style-name="ce3" table:formula="of:=['Indiegogo donations'.L1012]+['Indiegogo donations'.K101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12]+['Indiegogo donations'.N1011]" office:value-type="currency" office:currency="CAD" office:value="177971.770000001" calcext:value-type="currency">
            <text:p>$177,971.77</text:p>
          </table:table-cell>
          <table:table-cell/>
        </table:table-row>
        <table:table-row table:style-name="ro1">
          <table:table-cell table:style-name="ce5" office:value-type="string" calcext:value-type="string">
            <text:p>7/2/2015</text:p>
          </table:table-cell>
          <table:table-cell table:style-name="ce6" office:value-type="time" office:time-value="PT19H10M03S" calcext:value-type="time">
            <text:p>19:10:0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13]-['Indiegogo donations'.J1013]" office:value-type="currency" office:currency="CAD" office:value="0.899999999999999" calcext:value-type="currency">
            <text:p>$0.90</text:p>
          </table:table-cell>
          <table:table-cell table:style-name="ce3" table:formula="of:=['Indiegogo donations'.L1013]+['Indiegogo donations'.K101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13]+['Indiegogo donations'.N1012]" office:value-type="currency" office:currency="CAD" office:value="177994.840000001" calcext:value-type="currency">
            <text:p>$177,994.84</text:p>
          </table:table-cell>
          <table:table-cell/>
        </table:table-row>
        <table:table-row table:style-name="ro1">
          <table:table-cell table:style-name="ce5" office:value-type="string" calcext:value-type="string">
            <text:p>7/2/2015</text:p>
          </table:table-cell>
          <table:table-cell table:style-name="ce6" office:value-type="time" office:time-value="PT19H10M06S" calcext:value-type="time">
            <text:p>19:10:0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4]-['Indiegogo donations'.J1014]" office:value-type="currency" office:currency="CAD" office:value="3.59999999999999" calcext:value-type="currency">
            <text:p>$3.60</text:p>
          </table:table-cell>
          <table:table-cell table:style-name="ce3" table:formula="of:=['Indiegogo donations'.L1014]+['Indiegogo donations'.K10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4]+['Indiegogo donations'.N1013]" office:value-type="currency" office:currency="CAD" office:value="178088.040000001" calcext:value-type="currency">
            <text:p>$178,088.04</text:p>
          </table:table-cell>
          <table:table-cell/>
        </table:table-row>
        <table:table-row table:style-name="ro1">
          <table:table-cell table:style-name="ce5" office:value-type="string" calcext:value-type="string">
            <text:p>7/2/2015</text:p>
          </table:table-cell>
          <table:table-cell table:style-name="ce6" office:value-type="time" office:time-value="PT19H10M09S" calcext:value-type="time">
            <text:p>19:10: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15]-['Indiegogo donations'.J1015]" office:value-type="currency" office:currency="CAD" office:value="0.899999999999999" calcext:value-type="currency">
            <text:p>$0.90</text:p>
          </table:table-cell>
          <table:table-cell table:style-name="ce3" table:formula="of:=['Indiegogo donations'.L1015]+['Indiegogo donations'.K10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15]+['Indiegogo donations'.N1014]" office:value-type="currency" office:currency="CAD" office:value="178111.110000001" calcext:value-type="currency">
            <text:p>$178,111.11</text:p>
          </table:table-cell>
          <table:table-cell/>
        </table:table-row>
        <table:table-row table:style-name="ro1">
          <table:table-cell table:style-name="ce5" office:value-type="string" calcext:value-type="string">
            <text:p>7/2/2015</text:p>
          </table:table-cell>
          <table:table-cell table:style-name="ce6" office:value-type="time" office:time-value="PT19H10M12S" calcext:value-type="time">
            <text:p>19:10: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16]-['Indiegogo donations'.J1016]" office:value-type="currency" office:currency="CAD" office:value="3.59999999999999" calcext:value-type="currency">
            <text:p>$3.60</text:p>
          </table:table-cell>
          <table:table-cell table:style-name="ce3" table:formula="of:=['Indiegogo donations'.L1016]+['Indiegogo donations'.K101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16]+['Indiegogo donations'.N1015]" office:value-type="currency" office:currency="CAD" office:value="178204.310000001" calcext:value-type="currency">
            <text:p>$178,204.31</text:p>
          </table:table-cell>
          <table:table-cell/>
        </table:table-row>
        <table:table-row table:style-name="ro1">
          <table:table-cell table:style-name="ce5" office:value-type="string" calcext:value-type="string">
            <text:p>7/2/2015</text:p>
          </table:table-cell>
          <table:table-cell table:style-name="ce6" office:value-type="time" office:time-value="PT19H10M15S" calcext:value-type="time">
            <text:p>19:10: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017]-['Indiegogo donations'.J1017]" office:value-type="currency" office:currency="CAD" office:value="1.08" calcext:value-type="currency">
            <text:p>$1.08</text:p>
          </table:table-cell>
          <table:table-cell table:style-name="ce3" table:formula="of:=['Indiegogo donations'.L1017]+['Indiegogo donations'.K1017]"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017]+['Indiegogo donations'.N1016]" office:value-type="currency" office:currency="CAD" office:value="178232.060000001" calcext:value-type="currency">
            <text:p>$178,232.06</text:p>
          </table:table-cell>
          <table:table-cell/>
        </table:table-row>
        <table:table-row table:style-name="ro1">
          <table:table-cell table:style-name="ce5" office:value-type="string" calcext:value-type="string">
            <text:p>7/2/2015</text:p>
          </table:table-cell>
          <table:table-cell table:style-name="ce6" office:value-type="time" office:time-value="PT19H10M18S" calcext:value-type="time">
            <text:p>19:10: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80" calcext:value-type="currency">
            <text:p>$80.00</text:p>
          </table:table-cell>
          <table:table-cell table:style-name="ce3" table:formula="of:=['Indiegogo donations'.H1018]-['Indiegogo donations'.J1018]" office:value-type="currency" office:currency="CAD" office:value="2.88" calcext:value-type="currency">
            <text:p>$2.88</text:p>
          </table:table-cell>
          <table:table-cell table:style-name="ce3" table:formula="of:=['Indiegogo donations'.L1018]+['Indiegogo donations'.K1018]" office:value-type="currency" office:currency="CAD" office:value="77.12" calcext:value-type="currency">
            <text:p>$77.12</text:p>
          </table:table-cell>
          <table:table-cell table:style-name="ce3" office:value-type="currency" office:currency="CAD" office:value="2.62" calcext:value-type="currency">
            <text:p>$2.62</text:p>
          </table:table-cell>
          <table:table-cell office:value-type="currency" office:currency="CAD" office:value="74.5" calcext:value-type="currency">
            <text:p>$74.50</text:p>
          </table:table-cell>
          <table:table-cell/>
          <table:table-cell table:style-name="ce3" table:formula="of:=['Indiegogo donations'.L1018]+['Indiegogo donations'.N1017]" office:value-type="currency" office:currency="CAD" office:value="178306.560000001" calcext:value-type="currency">
            <text:p>$178,306.56</text:p>
          </table:table-cell>
          <table:table-cell/>
        </table:table-row>
        <table:table-row table:style-name="ro1">
          <table:table-cell table:style-name="ce5" office:value-type="string" calcext:value-type="string">
            <text:p>7/2/2015</text:p>
          </table:table-cell>
          <table:table-cell table:style-name="ce6" office:value-type="time" office:time-value="PT19H10M21S" calcext:value-type="time">
            <text:p>19:10: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19]-['Indiegogo donations'.J1019]" office:value-type="currency" office:currency="CAD" office:value="0.359999999999999" calcext:value-type="currency">
            <text:p>$0.36</text:p>
          </table:table-cell>
          <table:table-cell table:style-name="ce3" table:formula="of:=['Indiegogo donations'.L1019]+['Indiegogo donations'.K101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19]+['Indiegogo donations'.N1018]" office:value-type="currency" office:currency="CAD" office:value="178315.610000001" calcext:value-type="currency">
            <text:p>$178,315.61</text:p>
          </table:table-cell>
          <table:table-cell/>
        </table:table-row>
        <table:table-row table:style-name="ro1">
          <table:table-cell table:style-name="ce5" office:value-type="string" calcext:value-type="string">
            <text:p>7/2/2015</text:p>
          </table:table-cell>
          <table:table-cell table:style-name="ce6" office:value-type="time" office:time-value="PT19H10M24S" calcext:value-type="time">
            <text:p>19:10: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20]-['Indiegogo donations'.J1020]" office:value-type="currency" office:currency="CAD" office:value="1.8" calcext:value-type="currency">
            <text:p>$1.80</text:p>
          </table:table-cell>
          <table:table-cell table:style-name="ce3" table:formula="of:=['Indiegogo donations'.L1020]+['Indiegogo donations'.K1020]"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20]+['Indiegogo donations'.N1019]" office:value-type="currency" office:currency="CAD" office:value="178362.060000001" calcext:value-type="currency">
            <text:p>$178,362.06</text:p>
          </table:table-cell>
          <table:table-cell/>
        </table:table-row>
        <table:table-row table:style-name="ro1">
          <table:table-cell table:style-name="ce5" office:value-type="string" calcext:value-type="string">
            <text:p>7/2/2015</text:p>
          </table:table-cell>
          <table:table-cell table:style-name="ce6" office:value-type="time" office:time-value="PT19H10M26S" calcext:value-type="time">
            <text:p>19:10:2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1]-['Indiegogo donations'.J1021]" office:value-type="currency" office:currency="CAD" office:value="3.59999999999999" calcext:value-type="currency">
            <text:p>$3.60</text:p>
          </table:table-cell>
          <table:table-cell table:style-name="ce3" table:formula="of:=['Indiegogo donations'.L1021]+['Indiegogo donations'.K102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1]+['Indiegogo donations'.N1020]" office:value-type="currency" office:currency="CAD" office:value="178455.260000001" calcext:value-type="currency">
            <text:p>$178,455.26</text:p>
          </table:table-cell>
          <table:table-cell/>
        </table:table-row>
        <table:table-row table:style-name="ro1">
          <table:table-cell table:style-name="ce5" office:value-type="string" calcext:value-type="string">
            <text:p>7/2/2015</text:p>
          </table:table-cell>
          <table:table-cell table:style-name="ce6" office:value-type="time" office:time-value="PT19H10M29S" calcext:value-type="time">
            <text:p>19:10:2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22]-['Indiegogo donations'.J1022]" office:value-type="currency" office:currency="CAD" office:value="0.899999999999999" calcext:value-type="currency">
            <text:p>$0.90</text:p>
          </table:table-cell>
          <table:table-cell table:style-name="ce3" table:formula="of:=['Indiegogo donations'.L1022]+['Indiegogo donations'.K102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22]+['Indiegogo donations'.N1021]" office:value-type="currency" office:currency="CAD" office:value="178478.330000001" calcext:value-type="currency">
            <text:p>$178,478.33</text:p>
          </table:table-cell>
          <table:table-cell/>
        </table:table-row>
        <table:table-row table:style-name="ro1">
          <table:table-cell table:style-name="ce5" office:value-type="string" calcext:value-type="string">
            <text:p>7/2/2015</text:p>
          </table:table-cell>
          <table:table-cell table:style-name="ce6" office:value-type="time" office:time-value="PT19H10M31S" calcext:value-type="time">
            <text:p>19:10: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23]-['Indiegogo donations'.J1023]" office:value-type="currency" office:currency="CAD" office:value="0.359999999999999" calcext:value-type="currency">
            <text:p>$0.36</text:p>
          </table:table-cell>
          <table:table-cell table:style-name="ce3" table:formula="of:=['Indiegogo donations'.L1023]+['Indiegogo donations'.K1023]"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23]+['Indiegogo donations'.N1022]" office:value-type="currency" office:currency="CAD" office:value="178487.380000001" calcext:value-type="currency">
            <text:p>$178,487.38</text:p>
          </table:table-cell>
          <table:table-cell/>
        </table:table-row>
        <table:table-row table:style-name="ro1">
          <table:table-cell table:style-name="ce5" office:value-type="string" calcext:value-type="string">
            <text:p>7/2/2015</text:p>
          </table:table-cell>
          <table:table-cell table:style-name="ce6" office:value-type="time" office:time-value="PT19H10M35S" calcext:value-type="time">
            <text:p>19:10: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24]-['Indiegogo donations'.J1024]" office:value-type="currency" office:currency="CAD" office:value="1.8" calcext:value-type="currency">
            <text:p>$1.80</text:p>
          </table:table-cell>
          <table:table-cell table:style-name="ce3" table:formula="of:=['Indiegogo donations'.L1024]+['Indiegogo donations'.K1024]"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24]+['Indiegogo donations'.N1023]" office:value-type="currency" office:currency="CAD" office:value="178533.830000001" calcext:value-type="currency">
            <text:p>$178,533.83</text:p>
          </table:table-cell>
          <table:table-cell/>
        </table:table-row>
        <table:table-row table:style-name="ro1">
          <table:table-cell table:style-name="ce5" office:value-type="string" calcext:value-type="string">
            <text:p>7/2/2015</text:p>
          </table:table-cell>
          <table:table-cell table:style-name="ce6" office:value-type="time" office:time-value="PT19H10M38S" calcext:value-type="time">
            <text:p>19:10: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 calcext:value-type="currency">
            <text:p>$30.00</text:p>
          </table:table-cell>
          <table:table-cell table:style-name="ce3" table:formula="of:=['Indiegogo donations'.H1025]-['Indiegogo donations'.J1025]" office:value-type="currency" office:currency="CAD" office:value="1.08" calcext:value-type="currency">
            <text:p>$1.08</text:p>
          </table:table-cell>
          <table:table-cell table:style-name="ce3" table:formula="of:=['Indiegogo donations'.L1025]+['Indiegogo donations'.K1025]" office:value-type="currency" office:currency="CAD" office:value="28.92" calcext:value-type="currency">
            <text:p>$28.92</text:p>
          </table:table-cell>
          <table:table-cell table:style-name="ce3" office:value-type="currency" office:currency="CAD" office:value="1.17" calcext:value-type="currency">
            <text:p>$1.17</text:p>
          </table:table-cell>
          <table:table-cell office:value-type="currency" office:currency="CAD" office:value="27.75" calcext:value-type="currency">
            <text:p>$27.75</text:p>
          </table:table-cell>
          <table:table-cell/>
          <table:table-cell table:style-name="ce3" table:formula="of:=['Indiegogo donations'.L1025]+['Indiegogo donations'.N1024]" office:value-type="currency" office:currency="CAD" office:value="178561.580000001" calcext:value-type="currency">
            <text:p>$178,561.58</text:p>
          </table:table-cell>
          <table:table-cell/>
        </table:table-row>
        <table:table-row table:style-name="ro1">
          <table:table-cell table:style-name="ce5" office:value-type="string" calcext:value-type="string">
            <text:p>7/2/2015</text:p>
          </table:table-cell>
          <table:table-cell table:style-name="ce6" office:value-type="time" office:time-value="PT19H10M41S" calcext:value-type="time">
            <text:p>19:10: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6]-['Indiegogo donations'.J1026]" office:value-type="currency" office:currency="CAD" office:value="3.59999999999999" calcext:value-type="currency">
            <text:p>$3.60</text:p>
          </table:table-cell>
          <table:table-cell table:style-name="ce3" table:formula="of:=['Indiegogo donations'.L1026]+['Indiegogo donations'.K102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6]+['Indiegogo donations'.N1025]" office:value-type="currency" office:currency="CAD" office:value="178654.780000001" calcext:value-type="currency">
            <text:p>$178,654.78</text:p>
          </table:table-cell>
          <table:table-cell/>
        </table:table-row>
        <table:table-row table:style-name="ro1">
          <table:table-cell table:style-name="ce5" office:value-type="string" calcext:value-type="string">
            <text:p>7/2/2015</text:p>
          </table:table-cell>
          <table:table-cell table:style-name="ce6" office:value-type="time" office:time-value="PT19H10M44S" calcext:value-type="time">
            <text:p>19:10: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27]-['Indiegogo donations'.J1027]" office:value-type="currency" office:currency="CAD" office:value="3.59999999999999" calcext:value-type="currency">
            <text:p>$3.60</text:p>
          </table:table-cell>
          <table:table-cell table:style-name="ce3" table:formula="of:=['Indiegogo donations'.L1027]+['Indiegogo donations'.K102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27]+['Indiegogo donations'.N1026]" office:value-type="currency" office:currency="CAD" office:value="178747.980000001" calcext:value-type="currency">
            <text:p>$178,747.98</text:p>
          </table:table-cell>
          <table:table-cell/>
        </table:table-row>
        <table:table-row table:style-name="ro1">
          <table:table-cell table:style-name="ce5" office:value-type="string" calcext:value-type="string">
            <text:p>7/2/2015</text:p>
          </table:table-cell>
          <table:table-cell table:style-name="ce6" office:value-type="time" office:time-value="PT19H10M47S" calcext:value-type="time">
            <text:p>19:10:4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28]-['Indiegogo donations'.J1028]" office:value-type="currency" office:currency="CAD" office:value="0.359999999999999" calcext:value-type="currency">
            <text:p>$0.36</text:p>
          </table:table-cell>
          <table:table-cell table:style-name="ce3" table:formula="of:=['Indiegogo donations'.L1028]+['Indiegogo donations'.K1028]"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28]+['Indiegogo donations'.N1027]" office:value-type="currency" office:currency="CAD" office:value="178757.030000001" calcext:value-type="currency">
            <text:p>$178,757.03</text:p>
          </table:table-cell>
          <table:table-cell/>
        </table:table-row>
        <table:table-row table:style-name="ro1">
          <table:table-cell table:style-name="ce5" office:value-type="string" calcext:value-type="string">
            <text:p>7/2/2015</text:p>
          </table:table-cell>
          <table:table-cell table:style-name="ce6" office:value-type="time" office:time-value="PT19H10M50S" calcext:value-type="time">
            <text:p>19:10: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29]-['Indiegogo donations'.J1029]" office:value-type="currency" office:currency="CAD" office:value="0.18" calcext:value-type="currency">
            <text:p>$0.18</text:p>
          </table:table-cell>
          <table:table-cell table:style-name="ce3" table:formula="of:=['Indiegogo donations'.L1029]+['Indiegogo donations'.K1029]"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29]+['Indiegogo donations'.N1028]" office:value-type="currency" office:currency="CAD" office:value="178761.400000001" calcext:value-type="currency">
            <text:p>$178,761.40</text:p>
          </table:table-cell>
          <table:table-cell/>
        </table:table-row>
        <table:table-row table:style-name="ro1">
          <table:table-cell table:style-name="ce5" office:value-type="string" calcext:value-type="string">
            <text:p>7/2/2015</text:p>
          </table:table-cell>
          <table:table-cell table:style-name="ce6" office:value-type="time" office:time-value="PT19H10M53S" calcext:value-type="time">
            <text:p>19:10: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30]-['Indiegogo donations'.J1030]" office:value-type="currency" office:currency="CAD" office:value="0.25" calcext:value-type="currency">
            <text:p>$0.25</text:p>
          </table:table-cell>
          <table:table-cell table:style-name="ce3" table:formula="of:=['Indiegogo donations'.L1030]+['Indiegogo donations'.K103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30]+['Indiegogo donations'.N1029]" office:value-type="currency" office:currency="CAD" office:value="178767.650000001" calcext:value-type="currency">
            <text:p>$178,767.65</text:p>
          </table:table-cell>
          <table:table-cell/>
        </table:table-row>
        <table:table-row table:style-name="ro1">
          <table:table-cell table:style-name="ce5" office:value-type="string" calcext:value-type="string">
            <text:p>7/2/2015</text:p>
          </table:table-cell>
          <table:table-cell table:style-name="ce6" office:value-type="time" office:time-value="PT19H10M56S" calcext:value-type="time">
            <text:p>19:10: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031]-['Indiegogo donations'.J1031]" office:value-type="currency" office:currency="CAD" office:value="1.44" calcext:value-type="currency">
            <text:p>$1.44</text:p>
          </table:table-cell>
          <table:table-cell table:style-name="ce3" table:formula="of:=['Indiegogo donations'.L1031]+['Indiegogo donations'.K1031]"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031]+['Indiegogo donations'.N1030]" office:value-type="currency" office:currency="CAD" office:value="178804.750000001" calcext:value-type="currency">
            <text:p>$178,804.75</text:p>
          </table:table-cell>
          <table:table-cell/>
        </table:table-row>
        <table:table-row table:style-name="ro1">
          <table:table-cell table:style-name="ce5" office:value-type="string" calcext:value-type="string">
            <text:p>7/2/2015</text:p>
          </table:table-cell>
          <table:table-cell table:style-name="ce6" office:value-type="time" office:time-value="PT19H10M58S" calcext:value-type="time">
            <text:p>19:10: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32]-['Indiegogo donations'.J1032]" office:value-type="currency" office:currency="CAD" office:value="0.899999999999999" calcext:value-type="currency">
            <text:p>$0.90</text:p>
          </table:table-cell>
          <table:table-cell table:style-name="ce3" table:formula="of:=['Indiegogo donations'.L1032]+['Indiegogo donations'.K1032]"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32]+['Indiegogo donations'.N1031]" office:value-type="currency" office:currency="CAD" office:value="178827.820000001" calcext:value-type="currency">
            <text:p>$178,827.82</text:p>
          </table:table-cell>
          <table:table-cell/>
        </table:table-row>
        <table:table-row table:style-name="ro1">
          <table:table-cell table:style-name="ce5" office:value-type="string" calcext:value-type="string">
            <text:p>7/2/2015</text:p>
          </table:table-cell>
          <table:table-cell table:style-name="ce6" office:value-type="time" office:time-value="PT19H11M01S" calcext:value-type="time">
            <text:p>19:11: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0" calcext:value-type="currency">
            <text:p>$150.00</text:p>
          </table:table-cell>
          <table:table-cell table:style-name="ce3" table:formula="of:=['Indiegogo donations'.H1033]-['Indiegogo donations'.J1033]" office:value-type="currency" office:currency="CAD" office:value="5.40000000000001" calcext:value-type="currency">
            <text:p>$5.40</text:p>
          </table:table-cell>
          <table:table-cell table:style-name="ce3" table:formula="of:=['Indiegogo donations'.L1033]+['Indiegogo donations'.K1033]" office:value-type="currency" office:currency="CAD" office:value="144.6" calcext:value-type="currency">
            <text:p>$144.60</text:p>
          </table:table-cell>
          <table:table-cell table:style-name="ce3" office:value-type="currency" office:currency="CAD" office:value="4.65" calcext:value-type="currency">
            <text:p>$4.65</text:p>
          </table:table-cell>
          <table:table-cell office:value-type="currency" office:currency="CAD" office:value="139.95" calcext:value-type="currency">
            <text:p>$139.95</text:p>
          </table:table-cell>
          <table:table-cell/>
          <table:table-cell table:style-name="ce3" table:formula="of:=['Indiegogo donations'.L1033]+['Indiegogo donations'.N1032]" office:value-type="currency" office:currency="CAD" office:value="178967.770000001" calcext:value-type="currency">
            <text:p>$178,967.77</text:p>
          </table:table-cell>
          <table:table-cell/>
        </table:table-row>
        <table:table-row table:style-name="ro1">
          <table:table-cell table:style-name="ce5" office:value-type="string" calcext:value-type="string">
            <text:p>7/2/2015</text:p>
          </table:table-cell>
          <table:table-cell table:style-name="ce6" office:value-type="time" office:time-value="PT19H11M04S" calcext:value-type="time">
            <text:p>19:11: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34]-['Indiegogo donations'.J1034]" office:value-type="currency" office:currency="CAD" office:value="0.18" calcext:value-type="currency">
            <text:p>$0.18</text:p>
          </table:table-cell>
          <table:table-cell table:style-name="ce3" table:formula="of:=['Indiegogo donations'.L1034]+['Indiegogo donations'.K103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34]+['Indiegogo donations'.N1033]" office:value-type="currency" office:currency="CAD" office:value="178972.140000001" calcext:value-type="currency">
            <text:p>$178,972.14</text:p>
          </table:table-cell>
          <table:table-cell/>
        </table:table-row>
        <table:table-row table:style-name="ro1">
          <table:table-cell table:style-name="ce5" office:value-type="string" calcext:value-type="string">
            <text:p>7/2/2015</text:p>
          </table:table-cell>
          <table:table-cell table:style-name="ce6" office:value-type="time" office:time-value="PT19H11M07S" calcext:value-type="time">
            <text:p>19:11: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25" calcext:value-type="currency">
            <text:p>$225.00</text:p>
          </table:table-cell>
          <table:table-cell table:style-name="ce3" table:formula="of:=['Indiegogo donations'.H1035]-['Indiegogo donations'.J1035]" office:value-type="currency" office:currency="CAD" office:value="8.09999999999999" calcext:value-type="currency">
            <text:p>$8.10</text:p>
          </table:table-cell>
          <table:table-cell table:style-name="ce3" table:formula="of:=['Indiegogo donations'.L1035]+['Indiegogo donations'.K1035]" office:value-type="currency" office:currency="CAD" office:value="216.9" calcext:value-type="currency">
            <text:p>$216.90</text:p>
          </table:table-cell>
          <table:table-cell table:style-name="ce3" office:value-type="currency" office:currency="CAD" office:value="6.83" calcext:value-type="currency">
            <text:p>$6.83</text:p>
          </table:table-cell>
          <table:table-cell office:value-type="currency" office:currency="CAD" office:value="210.07" calcext:value-type="currency">
            <text:p>$210.07</text:p>
          </table:table-cell>
          <table:table-cell/>
          <table:table-cell table:style-name="ce3" table:formula="of:=['Indiegogo donations'.L1035]+['Indiegogo donations'.N1034]" office:value-type="currency" office:currency="CAD" office:value="179182.210000001" calcext:value-type="currency">
            <text:p>$179,182.21</text:p>
          </table:table-cell>
          <table:table-cell/>
        </table:table-row>
        <table:table-row table:style-name="ro1">
          <table:table-cell table:style-name="ce5" office:value-type="string" calcext:value-type="string">
            <text:p>7/2/2015</text:p>
          </table:table-cell>
          <table:table-cell table:style-name="ce6" office:value-type="time" office:time-value="PT19H11M10S" calcext:value-type="time">
            <text:p>19:11: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6]-['Indiegogo donations'.J1036]" office:value-type="currency" office:currency="CAD" office:value="3.59999999999999" calcext:value-type="currency">
            <text:p>$3.60</text:p>
          </table:table-cell>
          <table:table-cell table:style-name="ce3" table:formula="of:=['Indiegogo donations'.L1036]+['Indiegogo donations'.K103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6]+['Indiegogo donations'.N1035]" office:value-type="currency" office:currency="CAD" office:value="179275.410000001" calcext:value-type="currency">
            <text:p>$179,275.41</text:p>
          </table:table-cell>
          <table:table-cell/>
        </table:table-row>
        <table:table-row table:style-name="ro1">
          <table:table-cell table:style-name="ce5" office:value-type="string" calcext:value-type="string">
            <text:p>7/2/2015</text:p>
          </table:table-cell>
          <table:table-cell table:style-name="ce6" office:value-type="time" office:time-value="PT19H11M13S" calcext:value-type="time">
            <text:p>19:11: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7]-['Indiegogo donations'.J1037]" office:value-type="currency" office:currency="CAD" office:value="3.59999999999999" calcext:value-type="currency">
            <text:p>$3.60</text:p>
          </table:table-cell>
          <table:table-cell table:style-name="ce3" table:formula="of:=['Indiegogo donations'.L1037]+['Indiegogo donations'.K103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7]+['Indiegogo donations'.N1036]" office:value-type="currency" office:currency="CAD" office:value="179368.610000001" calcext:value-type="currency">
            <text:p>$179,368.61</text:p>
          </table:table-cell>
          <table:table-cell/>
        </table:table-row>
        <table:table-row table:style-name="ro1">
          <table:table-cell table:style-name="ce5" office:value-type="string" calcext:value-type="string">
            <text:p>7/2/2015</text:p>
          </table:table-cell>
          <table:table-cell table:style-name="ce6" office:value-type="time" office:time-value="PT19H11M15S" calcext:value-type="time">
            <text:p>19:11: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8]-['Indiegogo donations'.J1038]" office:value-type="currency" office:currency="CAD" office:value="3.59999999999999" calcext:value-type="currency">
            <text:p>$3.60</text:p>
          </table:table-cell>
          <table:table-cell table:style-name="ce3" table:formula="of:=['Indiegogo donations'.L1038]+['Indiegogo donations'.K103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8]+['Indiegogo donations'.N1037]" office:value-type="currency" office:currency="CAD" office:value="179461.810000001" calcext:value-type="currency">
            <text:p>$179,461.81</text:p>
          </table:table-cell>
          <table:table-cell/>
        </table:table-row>
        <table:table-row table:style-name="ro1">
          <table:table-cell table:style-name="ce5" office:value-type="string" calcext:value-type="string">
            <text:p>7/2/2015</text:p>
          </table:table-cell>
          <table:table-cell table:style-name="ce6" office:value-type="time" office:time-value="PT19H11M18S" calcext:value-type="time">
            <text:p>19:11: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39]-['Indiegogo donations'.J1039]" office:value-type="currency" office:currency="CAD" office:value="3.59999999999999" calcext:value-type="currency">
            <text:p>$3.60</text:p>
          </table:table-cell>
          <table:table-cell table:style-name="ce3" table:formula="of:=['Indiegogo donations'.L1039]+['Indiegogo donations'.K103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39]+['Indiegogo donations'.N1038]" office:value-type="currency" office:currency="CAD" office:value="179555.010000001" calcext:value-type="currency">
            <text:p>$179,555.01</text:p>
          </table:table-cell>
          <table:table-cell/>
        </table:table-row>
        <table:table-row table:style-name="ro1">
          <table:table-cell table:style-name="ce5" office:value-type="string" calcext:value-type="string">
            <text:p>7/2/2015</text:p>
          </table:table-cell>
          <table:table-cell table:style-name="ce6" office:value-type="time" office:time-value="PT19H11M21S" calcext:value-type="time">
            <text:p>19:11: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40]-['Indiegogo donations'.J1040]" office:value-type="currency" office:currency="CAD" office:value="0.720000000000002" calcext:value-type="currency">
            <text:p>$0.72</text:p>
          </table:table-cell>
          <table:table-cell table:style-name="ce3" table:formula="of:=['Indiegogo donations'.L1040]+['Indiegogo donations'.K1040]"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40]+['Indiegogo donations'.N1039]" office:value-type="currency" office:currency="CAD" office:value="179573.410000001" calcext:value-type="currency">
            <text:p>$179,573.41</text:p>
          </table:table-cell>
          <table:table-cell/>
        </table:table-row>
        <table:table-row table:style-name="ro1">
          <table:table-cell table:style-name="ce5" office:value-type="string" calcext:value-type="string">
            <text:p>7/2/2015</text:p>
          </table:table-cell>
          <table:table-cell table:style-name="ce6" office:value-type="time" office:time-value="PT19H11M24S" calcext:value-type="time">
            <text:p>19:11: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1]-['Indiegogo donations'.J1041]" office:value-type="currency" office:currency="CAD" office:value="3.59999999999999" calcext:value-type="currency">
            <text:p>$3.60</text:p>
          </table:table-cell>
          <table:table-cell table:style-name="ce3" table:formula="of:=['Indiegogo donations'.L1041]+['Indiegogo donations'.K104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1]+['Indiegogo donations'.N1040]" office:value-type="currency" office:currency="CAD" office:value="179666.610000001" calcext:value-type="currency">
            <text:p>$179,666.61</text:p>
          </table:table-cell>
          <table:table-cell/>
        </table:table-row>
        <table:table-row table:style-name="ro1">
          <table:table-cell table:style-name="ce5" office:value-type="string" calcext:value-type="string">
            <text:p>7/2/2015</text:p>
          </table:table-cell>
          <table:table-cell table:style-name="ce6" office:value-type="time" office:time-value="PT19H11M27S" calcext:value-type="time">
            <text:p>19:11: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42]-['Indiegogo donations'.J1042]" office:value-type="currency" office:currency="CAD" office:value="0.720000000000002" calcext:value-type="currency">
            <text:p>$0.72</text:p>
          </table:table-cell>
          <table:table-cell table:style-name="ce3" table:formula="of:=['Indiegogo donations'.L1042]+['Indiegogo donations'.K1042]"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42]+['Indiegogo donations'.N1041]" office:value-type="currency" office:currency="CAD" office:value="179685.010000001" calcext:value-type="currency">
            <text:p>$179,685.01</text:p>
          </table:table-cell>
          <table:table-cell/>
        </table:table-row>
        <table:table-row table:style-name="ro1">
          <table:table-cell table:style-name="ce5" office:value-type="string" calcext:value-type="string">
            <text:p>7/2/2015</text:p>
          </table:table-cell>
          <table:table-cell table:style-name="ce6" office:value-type="time" office:time-value="PT19H11M30S" calcext:value-type="time">
            <text:p>19:11: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43]-['Indiegogo donations'.J1043]" office:value-type="currency" office:currency="CAD" office:value="0.18" calcext:value-type="currency">
            <text:p>$0.18</text:p>
          </table:table-cell>
          <table:table-cell table:style-name="ce3" table:formula="of:=['Indiegogo donations'.L1043]+['Indiegogo donations'.K1043]"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43]+['Indiegogo donations'.N1042]" office:value-type="currency" office:currency="CAD" office:value="179689.380000001" calcext:value-type="currency">
            <text:p>$179,689.38</text:p>
          </table:table-cell>
          <table:table-cell/>
        </table:table-row>
        <table:table-row table:style-name="ro1">
          <table:table-cell table:style-name="ce5" office:value-type="string" calcext:value-type="string">
            <text:p>7/2/2015</text:p>
          </table:table-cell>
          <table:table-cell table:style-name="ce6" office:value-type="time" office:time-value="PT19H11M32S" calcext:value-type="time">
            <text:p>19:11:3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4]-['Indiegogo donations'.J1044]" office:value-type="currency" office:currency="CAD" office:value="3.59999999999999" calcext:value-type="currency">
            <text:p>$3.60</text:p>
          </table:table-cell>
          <table:table-cell table:style-name="ce3" table:formula="of:=['Indiegogo donations'.L1044]+['Indiegogo donations'.K104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4]+['Indiegogo donations'.N1043]" office:value-type="currency" office:currency="CAD" office:value="179782.580000001" calcext:value-type="currency">
            <text:p>$179,782.58</text:p>
          </table:table-cell>
          <table:table-cell/>
        </table:table-row>
        <table:table-row table:style-name="ro1">
          <table:table-cell table:style-name="ce5" office:value-type="string" calcext:value-type="string">
            <text:p>7/2/2015</text:p>
          </table:table-cell>
          <table:table-cell table:style-name="ce6" office:value-type="time" office:time-value="PT19H11M35S" calcext:value-type="time">
            <text:p>19:11:3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45]-['Indiegogo donations'.J1045]" office:value-type="currency" office:currency="CAD" office:value="1.8" calcext:value-type="currency">
            <text:p>$1.80</text:p>
          </table:table-cell>
          <table:table-cell table:style-name="ce3" table:formula="of:=['Indiegogo donations'.L1045]+['Indiegogo donations'.K104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45]+['Indiegogo donations'.N1044]" office:value-type="currency" office:currency="CAD" office:value="179829.030000001" calcext:value-type="currency">
            <text:p>$179,829.03</text:p>
          </table:table-cell>
          <table:table-cell/>
        </table:table-row>
        <table:table-row table:style-name="ro1">
          <table:table-cell table:style-name="ce5" office:value-type="string" calcext:value-type="string">
            <text:p>7/2/2015</text:p>
          </table:table-cell>
          <table:table-cell table:style-name="ce6" office:value-type="time" office:time-value="PT19H11M38S" calcext:value-type="time">
            <text:p>19:11:3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300" calcext:value-type="currency">
            <text:p>$300.00</text:p>
          </table:table-cell>
          <table:table-cell table:style-name="ce3" table:formula="of:=['Indiegogo donations'.H1046]-['Indiegogo donations'.J1046]" office:value-type="currency" office:currency="CAD" office:value="10.8" calcext:value-type="currency">
            <text:p>$10.80</text:p>
          </table:table-cell>
          <table:table-cell table:style-name="ce3" table:formula="of:=['Indiegogo donations'.L1046]+['Indiegogo donations'.K1046]" office:value-type="currency" office:currency="CAD" office:value="289.2" calcext:value-type="currency">
            <text:p>$289.20</text:p>
          </table:table-cell>
          <table:table-cell table:style-name="ce3" office:value-type="currency" office:currency="CAD" office:value="9" calcext:value-type="currency">
            <text:p>$9.00</text:p>
          </table:table-cell>
          <table:table-cell office:value-type="currency" office:currency="CAD" office:value="280.2" calcext:value-type="currency">
            <text:p>$280.20</text:p>
          </table:table-cell>
          <table:table-cell/>
          <table:table-cell table:style-name="ce3" table:formula="of:=['Indiegogo donations'.L1046]+['Indiegogo donations'.N1045]" office:value-type="currency" office:currency="CAD" office:value="180109.230000001" calcext:value-type="currency">
            <text:p>$180,109.23</text:p>
          </table:table-cell>
          <table:table-cell/>
        </table:table-row>
        <table:table-row table:style-name="ro1">
          <table:table-cell table:style-name="ce5" office:value-type="string" calcext:value-type="string">
            <text:p>7/2/2015</text:p>
          </table:table-cell>
          <table:table-cell table:style-name="ce6" office:value-type="time" office:time-value="PT19H11M41S" calcext:value-type="time">
            <text:p>19:11:4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47]-['Indiegogo donations'.J1047]" office:value-type="currency" office:currency="CAD" office:value="3.59999999999999" calcext:value-type="currency">
            <text:p>$3.60</text:p>
          </table:table-cell>
          <table:table-cell table:style-name="ce3" table:formula="of:=['Indiegogo donations'.L1047]+['Indiegogo donations'.K104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47]+['Indiegogo donations'.N1046]" office:value-type="currency" office:currency="CAD" office:value="180202.430000001" calcext:value-type="currency">
            <text:p>$180,202.43</text:p>
          </table:table-cell>
          <table:table-cell/>
        </table:table-row>
        <table:table-row table:style-name="ro1">
          <table:table-cell table:style-name="ce5" office:value-type="string" calcext:value-type="string">
            <text:p>7/2/2015</text:p>
          </table:table-cell>
          <table:table-cell table:style-name="ce6" office:value-type="time" office:time-value="PT19H11M44S" calcext:value-type="time">
            <text:p>19:11:4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5" calcext:value-type="currency">
            <text:p>$75.00</text:p>
          </table:table-cell>
          <table:table-cell table:style-name="ce3" table:formula="of:=['Indiegogo donations'.H1048]-['Indiegogo donations'.J1048]" office:value-type="currency" office:currency="CAD" office:value="2.7" calcext:value-type="currency">
            <text:p>$2.70</text:p>
          </table:table-cell>
          <table:table-cell table:style-name="ce3" table:formula="of:=['Indiegogo donations'.L1048]+['Indiegogo donations'.K1048]" office:value-type="currency" office:currency="CAD" office:value="72.3" calcext:value-type="currency">
            <text:p>$72.30</text:p>
          </table:table-cell>
          <table:table-cell table:style-name="ce3" office:value-type="currency" office:currency="CAD" office:value="2.48" calcext:value-type="currency">
            <text:p>$2.48</text:p>
          </table:table-cell>
          <table:table-cell office:value-type="currency" office:currency="CAD" office:value="69.82" calcext:value-type="currency">
            <text:p>$69.82</text:p>
          </table:table-cell>
          <table:table-cell/>
          <table:table-cell table:style-name="ce3" table:formula="of:=['Indiegogo donations'.L1048]+['Indiegogo donations'.N1047]" office:value-type="currency" office:currency="CAD" office:value="180272.250000001" calcext:value-type="currency">
            <text:p>$180,272.25</text:p>
          </table:table-cell>
          <table:table-cell/>
        </table:table-row>
        <table:table-row table:style-name="ro1">
          <table:table-cell table:style-name="ce5" office:value-type="string" calcext:value-type="string">
            <text:p>7/2/2015</text:p>
          </table:table-cell>
          <table:table-cell table:style-name="ce6" office:value-type="time" office:time-value="PT19H11M46S" calcext:value-type="time">
            <text:p>19:11: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49]-['Indiegogo donations'.J1049]" office:value-type="currency" office:currency="CAD" office:value="0.359999999999999" calcext:value-type="currency">
            <text:p>$0.36</text:p>
          </table:table-cell>
          <table:table-cell table:style-name="ce3" table:formula="of:=['Indiegogo donations'.L1049]+['Indiegogo donations'.K104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49]+['Indiegogo donations'.N1048]" office:value-type="currency" office:currency="CAD" office:value="180281.300000001" calcext:value-type="currency">
            <text:p>$180,281.30</text:p>
          </table:table-cell>
          <table:table-cell/>
        </table:table-row>
        <table:table-row table:style-name="ro1">
          <table:table-cell table:style-name="ce5" office:value-type="string" calcext:value-type="string">
            <text:p>7/2/2015</text:p>
          </table:table-cell>
          <table:table-cell table:style-name="ce6" office:value-type="time" office:time-value="PT19H11M50S" calcext:value-type="time">
            <text:p>19:11: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50]-['Indiegogo donations'.J1050]" office:value-type="currency" office:currency="CAD" office:value="7.20000000000002" calcext:value-type="currency">
            <text:p>$7.20</text:p>
          </table:table-cell>
          <table:table-cell table:style-name="ce3" table:formula="of:=['Indiegogo donations'.L1050]+['Indiegogo donations'.K1050]"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50]+['Indiegogo donations'.N1049]" office:value-type="currency" office:currency="CAD" office:value="180468.000000001" calcext:value-type="currency">
            <text:p>$180,468.00</text:p>
          </table:table-cell>
          <table:table-cell/>
        </table:table-row>
        <table:table-row table:style-name="ro1">
          <table:table-cell table:style-name="ce5" office:value-type="string" calcext:value-type="string">
            <text:p>7/2/2015</text:p>
          </table:table-cell>
          <table:table-cell table:style-name="ce6" office:value-type="time" office:time-value="PT19H11M53S" calcext:value-type="time">
            <text:p>19:11: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51]-['Indiegogo donations'.J1051]" office:value-type="currency" office:currency="CAD" office:value="0.899999999999999" calcext:value-type="currency">
            <text:p>$0.90</text:p>
          </table:table-cell>
          <table:table-cell table:style-name="ce3" table:formula="of:=['Indiegogo donations'.L1051]+['Indiegogo donations'.K105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51]+['Indiegogo donations'.N1050]" office:value-type="currency" office:currency="CAD" office:value="180491.070000001" calcext:value-type="currency">
            <text:p>$180,491.07</text:p>
          </table:table-cell>
          <table:table-cell/>
        </table:table-row>
        <table:table-row table:style-name="ro1">
          <table:table-cell table:style-name="ce5" office:value-type="string" calcext:value-type="string">
            <text:p>7/2/2015</text:p>
          </table:table-cell>
          <table:table-cell table:style-name="ce6" office:value-type="time" office:time-value="PT19H11M56S" calcext:value-type="time">
            <text:p>19:11: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52]-['Indiegogo donations'.J1052]" office:value-type="currency" office:currency="CAD" office:value="0.04" calcext:value-type="currency">
            <text:p>$0.04</text:p>
          </table:table-cell>
          <table:table-cell table:style-name="ce3" table:formula="of:=['Indiegogo donations'.L1052]+['Indiegogo donations'.K1052]"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52]+['Indiegogo donations'.N1051]" office:value-type="currency" office:currency="CAD" office:value="180491.700000001" calcext:value-type="currency">
            <text:p>$180,491.70</text:p>
          </table:table-cell>
          <table:table-cell/>
        </table:table-row>
        <table:table-row table:style-name="ro1">
          <table:table-cell table:style-name="ce5" office:value-type="string" calcext:value-type="string">
            <text:p>7/2/2015</text:p>
          </table:table-cell>
          <table:table-cell table:style-name="ce6" office:value-type="time" office:time-value="PT19H11M58S" calcext:value-type="time">
            <text:p>19:11: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6" calcext:value-type="currency">
            <text:p>$16.00</text:p>
          </table:table-cell>
          <table:table-cell table:style-name="ce3" table:formula="of:=['Indiegogo donations'.H1053]-['Indiegogo donations'.J1053]" office:value-type="currency" office:currency="CAD" office:value="0.58" calcext:value-type="currency">
            <text:p>$0.58</text:p>
          </table:table-cell>
          <table:table-cell table:style-name="ce3" table:formula="of:=['Indiegogo donations'.L1053]+['Indiegogo donations'.K1053]" office:value-type="currency" office:currency="CAD" office:value="15.42" calcext:value-type="currency">
            <text:p>$15.42</text:p>
          </table:table-cell>
          <table:table-cell table:style-name="ce3" office:value-type="currency" office:currency="CAD" office:value="0.76" calcext:value-type="currency">
            <text:p>$0.76</text:p>
          </table:table-cell>
          <table:table-cell office:value-type="currency" office:currency="CAD" office:value="14.66" calcext:value-type="currency">
            <text:p>$14.66</text:p>
          </table:table-cell>
          <table:table-cell/>
          <table:table-cell table:style-name="ce3" table:formula="of:=['Indiegogo donations'.L1053]+['Indiegogo donations'.N1052]" office:value-type="currency" office:currency="CAD" office:value="180506.360000001" calcext:value-type="currency">
            <text:p>$180,506.36</text:p>
          </table:table-cell>
          <table:table-cell/>
        </table:table-row>
        <table:table-row table:style-name="ro1">
          <table:table-cell table:style-name="ce5" office:value-type="string" calcext:value-type="string">
            <text:p>7/2/2015</text:p>
          </table:table-cell>
          <table:table-cell table:style-name="ce6" office:value-type="time" office:time-value="PT19H12M01S" calcext:value-type="time">
            <text:p>19:12: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54]-['Indiegogo donations'.J1054]" office:value-type="currency" office:currency="CAD" office:value="0.18" calcext:value-type="currency">
            <text:p>$0.18</text:p>
          </table:table-cell>
          <table:table-cell table:style-name="ce3" table:formula="of:=['Indiegogo donations'.L1054]+['Indiegogo donations'.K1054]"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54]+['Indiegogo donations'.N1053]" office:value-type="currency" office:currency="CAD" office:value="180510.730000001" calcext:value-type="currency">
            <text:p>$180,510.73</text:p>
          </table:table-cell>
          <table:table-cell/>
        </table:table-row>
        <table:table-row table:style-name="ro1">
          <table:table-cell table:style-name="ce5" office:value-type="string" calcext:value-type="string">
            <text:p>7/2/2015</text:p>
          </table:table-cell>
          <table:table-cell table:style-name="ce6" office:value-type="time" office:time-value="PT19H12M04S" calcext:value-type="time">
            <text:p>19:12: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55]-['Indiegogo donations'.J1055]" office:value-type="currency" office:currency="CAD" office:value="0.720000000000002" calcext:value-type="currency">
            <text:p>$0.72</text:p>
          </table:table-cell>
          <table:table-cell table:style-name="ce3" table:formula="of:=['Indiegogo donations'.L1055]+['Indiegogo donations'.K1055]"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55]+['Indiegogo donations'.N1054]" office:value-type="currency" office:currency="CAD" office:value="180529.130000001" calcext:value-type="currency">
            <text:p>$180,529.13</text:p>
          </table:table-cell>
          <table:table-cell/>
        </table:table-row>
        <table:table-row table:style-name="ro1">
          <table:table-cell table:style-name="ce5" office:value-type="string" calcext:value-type="string">
            <text:p>7/2/2015</text:p>
          </table:table-cell>
          <table:table-cell table:style-name="ce6" office:value-type="time" office:time-value="PT19H12M07S" calcext:value-type="time">
            <text:p>19:12: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56]-['Indiegogo donations'.J1056]" office:value-type="currency" office:currency="CAD" office:value="3.59999999999999" calcext:value-type="currency">
            <text:p>$3.60</text:p>
          </table:table-cell>
          <table:table-cell table:style-name="ce3" table:formula="of:=['Indiegogo donations'.L1056]+['Indiegogo donations'.K105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56]+['Indiegogo donations'.N1055]" office:value-type="currency" office:currency="CAD" office:value="180622.330000001" calcext:value-type="currency">
            <text:p>$180,622.33</text:p>
          </table:table-cell>
          <table:table-cell/>
        </table:table-row>
        <table:table-row table:style-name="ro1">
          <table:table-cell table:style-name="ce5" office:value-type="string" calcext:value-type="string">
            <text:p>7/2/2015</text:p>
          </table:table-cell>
          <table:table-cell table:style-name="ce6" office:value-type="time" office:time-value="PT19H12M10S" calcext:value-type="time">
            <text:p>19:12: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57]-['Indiegogo donations'.J1057]" office:value-type="currency" office:currency="CAD" office:value="0.720000000000002" calcext:value-type="currency">
            <text:p>$0.72</text:p>
          </table:table-cell>
          <table:table-cell table:style-name="ce3" table:formula="of:=['Indiegogo donations'.L1057]+['Indiegogo donations'.K1057]"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57]+['Indiegogo donations'.N1056]" office:value-type="currency" office:currency="CAD" office:value="180640.730000001" calcext:value-type="currency">
            <text:p>$180,640.73</text:p>
          </table:table-cell>
          <table:table-cell/>
        </table:table-row>
        <table:table-row table:style-name="ro1">
          <table:table-cell table:style-name="ce5" office:value-type="string" calcext:value-type="string">
            <text:p>7/2/2015</text:p>
          </table:table-cell>
          <table:table-cell table:style-name="ce6" office:value-type="time" office:time-value="PT19H12M13S" calcext:value-type="time">
            <text:p>19:12: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058]-['Indiegogo donations'.J1058]" office:value-type="currency" office:currency="CAD" office:value="0.04" calcext:value-type="currency">
            <text:p>$0.04</text:p>
          </table:table-cell>
          <table:table-cell table:style-name="ce3" table:formula="of:=['Indiegogo donations'.L1058]+['Indiegogo donations'.K1058]"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058]+['Indiegogo donations'.N1057]" office:value-type="currency" office:currency="CAD" office:value="180641.360000001" calcext:value-type="currency">
            <text:p>$180,641.36</text:p>
          </table:table-cell>
          <table:table-cell/>
        </table:table-row>
        <table:table-row table:style-name="ro1">
          <table:table-cell table:style-name="ce5" office:value-type="string" calcext:value-type="string">
            <text:p>7/2/2015</text:p>
          </table:table-cell>
          <table:table-cell table:style-name="ce6" office:value-type="time" office:time-value="PT19H12M16S" calcext:value-type="time">
            <text:p>19:12: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59]-['Indiegogo donations'.J1059]" office:value-type="currency" office:currency="CAD" office:value="0.359999999999999" calcext:value-type="currency">
            <text:p>$0.36</text:p>
          </table:table-cell>
          <table:table-cell table:style-name="ce3" table:formula="of:=['Indiegogo donations'.L1059]+['Indiegogo donations'.K1059]"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59]+['Indiegogo donations'.N1058]" office:value-type="currency" office:currency="CAD" office:value="180650.410000001" calcext:value-type="currency">
            <text:p>$180,650.41</text:p>
          </table:table-cell>
          <table:table-cell/>
        </table:table-row>
        <table:table-row table:style-name="ro1">
          <table:table-cell table:style-name="ce5" office:value-type="string" calcext:value-type="string">
            <text:p>7/2/2015</text:p>
          </table:table-cell>
          <table:table-cell table:style-name="ce6" office:value-type="time" office:time-value="PT19H12M19S" calcext:value-type="time">
            <text:p>19:12: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3" calcext:value-type="currency">
            <text:p>$23.00</text:p>
          </table:table-cell>
          <table:table-cell table:style-name="ce3" table:formula="of:=['Indiegogo donations'.H1060]-['Indiegogo donations'.J1060]" office:value-type="currency" office:currency="CAD" office:value="0.830000000000002" calcext:value-type="currency">
            <text:p>$0.83</text:p>
          </table:table-cell>
          <table:table-cell table:style-name="ce3" table:formula="of:=['Indiegogo donations'.L1060]+['Indiegogo donations'.K1060]" office:value-type="currency" office:currency="CAD" office:value="22.17" calcext:value-type="currency">
            <text:p>$22.17</text:p>
          </table:table-cell>
          <table:table-cell table:style-name="ce3" office:value-type="currency" office:currency="CAD" office:value="0.97" calcext:value-type="currency">
            <text:p>$0.97</text:p>
          </table:table-cell>
          <table:table-cell office:value-type="currency" office:currency="CAD" office:value="21.2" calcext:value-type="currency">
            <text:p>$21.20</text:p>
          </table:table-cell>
          <table:table-cell/>
          <table:table-cell table:style-name="ce3" table:formula="of:=['Indiegogo donations'.L1060]+['Indiegogo donations'.N1059]" office:value-type="currency" office:currency="CAD" office:value="180671.610000001" calcext:value-type="currency">
            <text:p>$180,671.61</text:p>
          </table:table-cell>
          <table:table-cell/>
        </table:table-row>
        <table:table-row table:style-name="ro1">
          <table:table-cell table:style-name="ce5" office:value-type="string" calcext:value-type="string">
            <text:p>7/2/2015</text:p>
          </table:table-cell>
          <table:table-cell table:style-name="ce6" office:value-type="time" office:time-value="PT19H12M22S" calcext:value-type="time">
            <text:p>19:12: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61]-['Indiegogo donations'.J1061]" office:value-type="currency" office:currency="CAD" office:value="7.20000000000002" calcext:value-type="currency">
            <text:p>$7.20</text:p>
          </table:table-cell>
          <table:table-cell table:style-name="ce3" table:formula="of:=['Indiegogo donations'.L1061]+['Indiegogo donations'.K1061]"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61]+['Indiegogo donations'.N1060]" office:value-type="currency" office:currency="CAD" office:value="180858.310000001" calcext:value-type="currency">
            <text:p>$180,858.31</text:p>
          </table:table-cell>
          <table:table-cell/>
        </table:table-row>
        <table:table-row table:style-name="ro1">
          <table:table-cell table:style-name="ce5" office:value-type="string" calcext:value-type="string">
            <text:p>7/2/2015</text:p>
          </table:table-cell>
          <table:table-cell table:style-name="ce6" office:value-type="time" office:time-value="PT19H12M24S" calcext:value-type="time">
            <text:p>19:12: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2]-['Indiegogo donations'.J1062]" office:value-type="currency" office:currency="CAD" office:value="1.8" calcext:value-type="currency">
            <text:p>$1.80</text:p>
          </table:table-cell>
          <table:table-cell table:style-name="ce3" table:formula="of:=['Indiegogo donations'.L1062]+['Indiegogo donations'.K1062]"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2]+['Indiegogo donations'.N1061]" office:value-type="currency" office:currency="CAD" office:value="180904.760000001" calcext:value-type="currency">
            <text:p>$180,904.76</text:p>
          </table:table-cell>
          <table:table-cell/>
        </table:table-row>
        <table:table-row table:style-name="ro1">
          <table:table-cell table:style-name="ce5" office:value-type="string" calcext:value-type="string">
            <text:p>7/2/2015</text:p>
          </table:table-cell>
          <table:table-cell table:style-name="ce6" office:value-type="time" office:time-value="PT19H12M27S" calcext:value-type="time">
            <text:p>19:12: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63]-['Indiegogo donations'.J1063]" office:value-type="currency" office:currency="CAD" office:value="3.59999999999999" calcext:value-type="currency">
            <text:p>$3.60</text:p>
          </table:table-cell>
          <table:table-cell table:style-name="ce3" table:formula="of:=['Indiegogo donations'.L1063]+['Indiegogo donations'.K106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63]+['Indiegogo donations'.N1062]" office:value-type="currency" office:currency="CAD" office:value="180997.960000001" calcext:value-type="currency">
            <text:p>$180,997.96</text:p>
          </table:table-cell>
          <table:table-cell/>
        </table:table-row>
        <table:table-row table:style-name="ro1">
          <table:table-cell table:style-name="ce5" office:value-type="string" calcext:value-type="string">
            <text:p>7/2/2015</text:p>
          </table:table-cell>
          <table:table-cell table:style-name="ce6" office:value-type="time" office:time-value="PT19H12M30S" calcext:value-type="time">
            <text:p>19:12: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064]-['Indiegogo donations'.J1064]" office:value-type="currency" office:currency="CAD" office:value="0.25" calcext:value-type="currency">
            <text:p>$0.25</text:p>
          </table:table-cell>
          <table:table-cell table:style-name="ce3" table:formula="of:=['Indiegogo donations'.L1064]+['Indiegogo donations'.K1064]"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064]+['Indiegogo donations'.N1063]" office:value-type="currency" office:currency="CAD" office:value="181004.210000001" calcext:value-type="currency">
            <text:p>$181,004.21</text:p>
          </table:table-cell>
          <table:table-cell/>
        </table:table-row>
        <table:table-row table:style-name="ro1">
          <table:table-cell table:style-name="ce5" office:value-type="string" calcext:value-type="string">
            <text:p>7/2/2015</text:p>
          </table:table-cell>
          <table:table-cell table:style-name="ce6" office:value-type="time" office:time-value="PT19H12M33S" calcext:value-type="time">
            <text:p>19:12:3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65]-['Indiegogo donations'.J1065]" office:value-type="currency" office:currency="CAD" office:value="0.899999999999999" calcext:value-type="currency">
            <text:p>$0.90</text:p>
          </table:table-cell>
          <table:table-cell table:style-name="ce3" table:formula="of:=['Indiegogo donations'.L1065]+['Indiegogo donations'.K106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65]+['Indiegogo donations'.N1064]" office:value-type="currency" office:currency="CAD" office:value="181027.280000001" calcext:value-type="currency">
            <text:p>$181,027.28</text:p>
          </table:table-cell>
          <table:table-cell/>
        </table:table-row>
        <table:table-row table:style-name="ro1">
          <table:table-cell table:style-name="ce5" office:value-type="string" calcext:value-type="string">
            <text:p>7/2/2015</text:p>
          </table:table-cell>
          <table:table-cell table:style-name="ce6" office:value-type="time" office:time-value="PT19H12M36S" calcext:value-type="time">
            <text:p>19:12:3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 calcext:value-type="currency">
            <text:p>$20.00</text:p>
          </table:table-cell>
          <table:table-cell table:style-name="ce3" table:formula="of:=['Indiegogo donations'.H1066]-['Indiegogo donations'.J1066]" office:value-type="currency" office:currency="CAD" office:value="0.720000000000002" calcext:value-type="currency">
            <text:p>$0.72</text:p>
          </table:table-cell>
          <table:table-cell table:style-name="ce3" table:formula="of:=['Indiegogo donations'.L1066]+['Indiegogo donations'.K1066]" office:value-type="currency" office:currency="CAD" office:value="19.28" calcext:value-type="currency">
            <text:p>$19.28</text:p>
          </table:table-cell>
          <table:table-cell table:style-name="ce3" office:value-type="currency" office:currency="CAD" office:value="0.88" calcext:value-type="currency">
            <text:p>$0.88</text:p>
          </table:table-cell>
          <table:table-cell office:value-type="currency" office:currency="CAD" office:value="18.4" calcext:value-type="currency">
            <text:p>$18.40</text:p>
          </table:table-cell>
          <table:table-cell/>
          <table:table-cell table:style-name="ce3" table:formula="of:=['Indiegogo donations'.L1066]+['Indiegogo donations'.N1065]" office:value-type="currency" office:currency="CAD" office:value="181045.680000001" calcext:value-type="currency">
            <text:p>$181,045.68</text:p>
          </table:table-cell>
          <table:table-cell/>
        </table:table-row>
        <table:table-row table:style-name="ro1">
          <table:table-cell table:style-name="ce5" office:value-type="string" calcext:value-type="string">
            <text:p>7/2/2015</text:p>
          </table:table-cell>
          <table:table-cell table:style-name="ce6" office:value-type="time" office:time-value="PT19H12M39S" calcext:value-type="time">
            <text:p>19:12:3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7]-['Indiegogo donations'.J1067]" office:value-type="currency" office:currency="CAD" office:value="1.8" calcext:value-type="currency">
            <text:p>$1.80</text:p>
          </table:table-cell>
          <table:table-cell table:style-name="ce3" table:formula="of:=['Indiegogo donations'.L1067]+['Indiegogo donations'.K1067]"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7]+['Indiegogo donations'.N1066]" office:value-type="currency" office:currency="CAD" office:value="181092.130000001" calcext:value-type="currency">
            <text:p>$181,092.13</text:p>
          </table:table-cell>
          <table:table-cell/>
        </table:table-row>
        <table:table-row table:style-name="ro1">
          <table:table-cell table:style-name="ce5" office:value-type="string" calcext:value-type="string">
            <text:p>7/2/2015</text:p>
          </table:table-cell>
          <table:table-cell table:style-name="ce6" office:value-type="time" office:time-value="PT19H12M43S" calcext:value-type="time">
            <text:p>19:12: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68]-['Indiegogo donations'.J1068]" office:value-type="currency" office:currency="CAD" office:value="1.8" calcext:value-type="currency">
            <text:p>$1.80</text:p>
          </table:table-cell>
          <table:table-cell table:style-name="ce3" table:formula="of:=['Indiegogo donations'.L1068]+['Indiegogo donations'.K106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68]+['Indiegogo donations'.N1067]" office:value-type="currency" office:currency="CAD" office:value="181138.580000001" calcext:value-type="currency">
            <text:p>$181,138.58</text:p>
          </table:table-cell>
          <table:table-cell/>
        </table:table-row>
        <table:table-row table:style-name="ro1">
          <table:table-cell table:style-name="ce5" office:value-type="string" calcext:value-type="string">
            <text:p>7/2/2015</text:p>
          </table:table-cell>
          <table:table-cell table:style-name="ce6" office:value-type="time" office:time-value="PT19H12M46S" calcext:value-type="time">
            <text:p>19:12:4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69]-['Indiegogo donations'.J1069]" office:value-type="currency" office:currency="CAD" office:value="3.59999999999999" calcext:value-type="currency">
            <text:p>$3.60</text:p>
          </table:table-cell>
          <table:table-cell table:style-name="ce3" table:formula="of:=['Indiegogo donations'.L1069]+['Indiegogo donations'.K106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69]+['Indiegogo donations'.N1068]" office:value-type="currency" office:currency="CAD" office:value="181231.780000001" calcext:value-type="currency">
            <text:p>$181,231.78</text:p>
          </table:table-cell>
          <table:table-cell/>
        </table:table-row>
        <table:table-row table:style-name="ro1">
          <table:table-cell table:style-name="ce5" office:value-type="string" calcext:value-type="string">
            <text:p>7/2/2015</text:p>
          </table:table-cell>
          <table:table-cell table:style-name="ce6" office:value-type="time" office:time-value="PT19H12M48S" calcext:value-type="time">
            <text:p>19:12: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0]-['Indiegogo donations'.J1070]" office:value-type="currency" office:currency="CAD" office:value="3.59999999999999" calcext:value-type="currency">
            <text:p>$3.60</text:p>
          </table:table-cell>
          <table:table-cell table:style-name="ce3" table:formula="of:=['Indiegogo donations'.L1070]+['Indiegogo donations'.K107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0]+['Indiegogo donations'.N1069]" office:value-type="currency" office:currency="CAD" office:value="181324.980000001" calcext:value-type="currency">
            <text:p>$181,324.98</text:p>
          </table:table-cell>
          <table:table-cell/>
        </table:table-row>
        <table:table-row table:style-name="ro1">
          <table:table-cell table:style-name="ce5" office:value-type="string" calcext:value-type="string">
            <text:p>7/2/2015</text:p>
          </table:table-cell>
          <table:table-cell table:style-name="ce6" office:value-type="time" office:time-value="PT19H12M52S" calcext:value-type="time">
            <text:p>19:12:5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71]-['Indiegogo donations'.J1071]" office:value-type="currency" office:currency="CAD" office:value="0.18" calcext:value-type="currency">
            <text:p>$0.18</text:p>
          </table:table-cell>
          <table:table-cell table:style-name="ce3" table:formula="of:=['Indiegogo donations'.L1071]+['Indiegogo donations'.K1071]"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71]+['Indiegogo donations'.N1070]" office:value-type="currency" office:currency="CAD" office:value="181329.350000001" calcext:value-type="currency">
            <text:p>$181,329.35</text:p>
          </table:table-cell>
          <table:table-cell/>
        </table:table-row>
        <table:table-row table:style-name="ro1">
          <table:table-cell table:style-name="ce5" office:value-type="string" calcext:value-type="string">
            <text:p>7/2/2015</text:p>
          </table:table-cell>
          <table:table-cell table:style-name="ce6" office:value-type="time" office:time-value="PT19H12M55S" calcext:value-type="time">
            <text:p>19:12: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072]-['Indiegogo donations'.J1072]" office:value-type="currency" office:currency="CAD" office:value="0.539999999999999" calcext:value-type="currency">
            <text:p>$0.54</text:p>
          </table:table-cell>
          <table:table-cell table:style-name="ce3" table:formula="of:=['Indiegogo donations'.L1072]+['Indiegogo donations'.K1072]"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072]+['Indiegogo donations'.N1071]" office:value-type="currency" office:currency="CAD" office:value="181343.070000001" calcext:value-type="currency">
            <text:p>$181,343.07</text:p>
          </table:table-cell>
          <table:table-cell/>
        </table:table-row>
        <table:table-row table:style-name="ro1">
          <table:table-cell table:style-name="ce5" office:value-type="string" calcext:value-type="string">
            <text:p>7/2/2015</text:p>
          </table:table-cell>
          <table:table-cell table:style-name="ce6" office:value-type="time" office:time-value="PT19H12M58S" calcext:value-type="time">
            <text:p>19:12: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73]-['Indiegogo donations'.J1073]" office:value-type="currency" office:currency="CAD" office:value="0.899999999999999" calcext:value-type="currency">
            <text:p>$0.90</text:p>
          </table:table-cell>
          <table:table-cell table:style-name="ce3" table:formula="of:=['Indiegogo donations'.L1073]+['Indiegogo donations'.K1073]"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73]+['Indiegogo donations'.N1072]" office:value-type="currency" office:currency="CAD" office:value="181366.140000001" calcext:value-type="currency">
            <text:p>$181,366.14</text:p>
          </table:table-cell>
          <table:table-cell/>
        </table:table-row>
        <table:table-row table:style-name="ro1">
          <table:table-cell table:style-name="ce5" office:value-type="string" calcext:value-type="string">
            <text:p>7/2/2015</text:p>
          </table:table-cell>
          <table:table-cell table:style-name="ce6" office:value-type="time" office:time-value="PT19H13M01S" calcext:value-type="time">
            <text:p>19:13: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4]-['Indiegogo donations'.J1074]" office:value-type="currency" office:currency="CAD" office:value="9" calcext:value-type="currency">
            <text:p>$9.00</text:p>
          </table:table-cell>
          <table:table-cell table:style-name="ce3" table:formula="of:=['Indiegogo donations'.L1074]+['Indiegogo donations'.K1074]"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4]+['Indiegogo donations'.N1073]" office:value-type="currency" office:currency="CAD" office:value="181599.590000001" calcext:value-type="currency">
            <text:p>$181,599.59</text:p>
          </table:table-cell>
          <table:table-cell/>
        </table:table-row>
        <table:table-row table:style-name="ro1">
          <table:table-cell table:style-name="ce5" office:value-type="string" calcext:value-type="string">
            <text:p>7/2/2015</text:p>
          </table:table-cell>
          <table:table-cell table:style-name="ce6" office:value-type="time" office:time-value="PT19H13M04S" calcext:value-type="time">
            <text:p>19:13: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75]-['Indiegogo donations'.J1075]" office:value-type="currency" office:currency="CAD" office:value="1.8" calcext:value-type="currency">
            <text:p>$1.80</text:p>
          </table:table-cell>
          <table:table-cell table:style-name="ce3" table:formula="of:=['Indiegogo donations'.L1075]+['Indiegogo donations'.K107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75]+['Indiegogo donations'.N1074]" office:value-type="currency" office:currency="CAD" office:value="181646.040000001" calcext:value-type="currency">
            <text:p>$181,646.04</text:p>
          </table:table-cell>
          <table:table-cell/>
        </table:table-row>
        <table:table-row table:style-name="ro1">
          <table:table-cell table:style-name="ce5" office:value-type="string" calcext:value-type="string">
            <text:p>7/2/2015</text:p>
          </table:table-cell>
          <table:table-cell table:style-name="ce6" office:value-type="time" office:time-value="PT19H13M07S" calcext:value-type="time">
            <text:p>19:13: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6]-['Indiegogo donations'.J1076]" office:value-type="currency" office:currency="CAD" office:value="3.59999999999999" calcext:value-type="currency">
            <text:p>$3.60</text:p>
          </table:table-cell>
          <table:table-cell table:style-name="ce3" table:formula="of:=['Indiegogo donations'.L1076]+['Indiegogo donations'.K107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6]+['Indiegogo donations'.N1075]" office:value-type="currency" office:currency="CAD" office:value="181739.240000001" calcext:value-type="currency">
            <text:p>$181,739.24</text:p>
          </table:table-cell>
          <table:table-cell/>
        </table:table-row>
        <table:table-row table:style-name="ro1">
          <table:table-cell table:style-name="ce5" office:value-type="string" calcext:value-type="string">
            <text:p>7/2/2015</text:p>
          </table:table-cell>
          <table:table-cell table:style-name="ce6" office:value-type="time" office:time-value="PT19H13M10S" calcext:value-type="time">
            <text:p>19:13: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0" calcext:value-type="currency">
            <text:p>$500.00</text:p>
          </table:table-cell>
          <table:table-cell table:style-name="ce3" table:formula="of:=['Indiegogo donations'.H1077]-['Indiegogo donations'.J1077]" office:value-type="currency" office:currency="CAD" office:value="18" calcext:value-type="currency">
            <text:p>$18.00</text:p>
          </table:table-cell>
          <table:table-cell table:style-name="ce3" table:formula="of:=['Indiegogo donations'.L1077]+['Indiegogo donations'.K1077]" office:value-type="currency" office:currency="CAD" office:value="482" calcext:value-type="currency">
            <text:p>$482.00</text:p>
          </table:table-cell>
          <table:table-cell table:style-name="ce3" office:value-type="currency" office:currency="CAD" office:value="14.8" calcext:value-type="currency">
            <text:p>$14.80</text:p>
          </table:table-cell>
          <table:table-cell office:value-type="currency" office:currency="CAD" office:value="467.2" calcext:value-type="currency">
            <text:p>$467.20</text:p>
          </table:table-cell>
          <table:table-cell/>
          <table:table-cell table:style-name="ce3" table:formula="of:=['Indiegogo donations'.L1077]+['Indiegogo donations'.N1076]" office:value-type="currency" office:currency="CAD" office:value="182206.440000001" calcext:value-type="currency">
            <text:p>$182,206.44</text:p>
          </table:table-cell>
          <table:table-cell/>
        </table:table-row>
        <table:table-row table:style-name="ro1">
          <table:table-cell table:style-name="ce5" office:value-type="string" calcext:value-type="string">
            <text:p>7/2/2015</text:p>
          </table:table-cell>
          <table:table-cell table:style-name="ce6" office:value-type="time" office:time-value="PT19H13M13S" calcext:value-type="time">
            <text:p>19:13: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78]-['Indiegogo donations'.J1078]" office:value-type="currency" office:currency="CAD" office:value="3.59999999999999" calcext:value-type="currency">
            <text:p>$3.60</text:p>
          </table:table-cell>
          <table:table-cell table:style-name="ce3" table:formula="of:=['Indiegogo donations'.L1078]+['Indiegogo donations'.K107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78]+['Indiegogo donations'.N1077]" office:value-type="currency" office:currency="CAD" office:value="182299.640000001" calcext:value-type="currency">
            <text:p>$182,299.64</text:p>
          </table:table-cell>
          <table:table-cell/>
        </table:table-row>
        <table:table-row table:style-name="ro1">
          <table:table-cell table:style-name="ce5" office:value-type="string" calcext:value-type="string">
            <text:p>7/2/2015</text:p>
          </table:table-cell>
          <table:table-cell table:style-name="ce6" office:value-type="time" office:time-value="PT19H13M16S" calcext:value-type="time">
            <text:p>19:13:1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079]-['Indiegogo donations'.J1079]" office:value-type="currency" office:currency="CAD" office:value="9" calcext:value-type="currency">
            <text:p>$9.00</text:p>
          </table:table-cell>
          <table:table-cell table:style-name="ce3" table:formula="of:=['Indiegogo donations'.L1079]+['Indiegogo donations'.K107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079]+['Indiegogo donations'.N1078]" office:value-type="currency" office:currency="CAD" office:value="182533.090000001" calcext:value-type="currency">
            <text:p>$182,533.09</text:p>
          </table:table-cell>
          <table:table-cell/>
        </table:table-row>
        <table:table-row table:style-name="ro1">
          <table:table-cell table:style-name="ce5" office:value-type="string" calcext:value-type="string">
            <text:p>7/2/2015</text:p>
          </table:table-cell>
          <table:table-cell table:style-name="ce6" office:value-type="time" office:time-value="PT19H13M18S" calcext:value-type="time">
            <text:p>19:13:1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0]-['Indiegogo donations'.J1080]" office:value-type="currency" office:currency="CAD" office:value="0.359999999999999" calcext:value-type="currency">
            <text:p>$0.36</text:p>
          </table:table-cell>
          <table:table-cell table:style-name="ce3" table:formula="of:=['Indiegogo donations'.L1080]+['Indiegogo donations'.K1080]"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0]+['Indiegogo donations'.N1079]" office:value-type="currency" office:currency="CAD" office:value="182542.140000001" calcext:value-type="currency">
            <text:p>$182,542.14</text:p>
          </table:table-cell>
          <table:table-cell/>
        </table:table-row>
        <table:table-row table:style-name="ro1">
          <table:table-cell table:style-name="ce5" office:value-type="string" calcext:value-type="string">
            <text:p>7/2/2015</text:p>
          </table:table-cell>
          <table:table-cell table:style-name="ce6" office:value-type="time" office:time-value="PT19H13M22S" calcext:value-type="time">
            <text:p>19:13:2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81]-['Indiegogo donations'.J1081]" office:value-type="currency" office:currency="CAD" office:value="0.899999999999999" calcext:value-type="currency">
            <text:p>$0.90</text:p>
          </table:table-cell>
          <table:table-cell table:style-name="ce3" table:formula="of:=['Indiegogo donations'.L1081]+['Indiegogo donations'.K108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81]+['Indiegogo donations'.N1080]" office:value-type="currency" office:currency="CAD" office:value="182565.210000001" calcext:value-type="currency">
            <text:p>$182,565.21</text:p>
          </table:table-cell>
          <table:table-cell/>
        </table:table-row>
        <table:table-row table:style-name="ro1">
          <table:table-cell table:style-name="ce5" office:value-type="string" calcext:value-type="string">
            <text:p>7/2/2015</text:p>
          </table:table-cell>
          <table:table-cell table:style-name="ce6" office:value-type="time" office:time-value="PT19H13M24S" calcext:value-type="time">
            <text:p>19:13: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2]-['Indiegogo donations'.J1082]" office:value-type="currency" office:currency="CAD" office:value="0.359999999999999" calcext:value-type="currency">
            <text:p>$0.36</text:p>
          </table:table-cell>
          <table:table-cell table:style-name="ce3" table:formula="of:=['Indiegogo donations'.L1082]+['Indiegogo donations'.K1082]"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2]+['Indiegogo donations'.N1081]" office:value-type="currency" office:currency="CAD" office:value="182574.260000001" calcext:value-type="currency">
            <text:p>$182,574.26</text:p>
          </table:table-cell>
          <table:table-cell/>
        </table:table-row>
        <table:table-row table:style-name="ro1">
          <table:table-cell table:style-name="ce5" office:value-type="string" calcext:value-type="string">
            <text:p>7/2/2015</text:p>
          </table:table-cell>
          <table:table-cell table:style-name="ce6" office:value-type="time" office:time-value="PT19H13M27S" calcext:value-type="time">
            <text:p>19:13: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83]-['Indiegogo donations'.J1083]" office:value-type="currency" office:currency="CAD" office:value="3.59999999999999" calcext:value-type="currency">
            <text:p>$3.60</text:p>
          </table:table-cell>
          <table:table-cell table:style-name="ce3" table:formula="of:=['Indiegogo donations'.L1083]+['Indiegogo donations'.K108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83]+['Indiegogo donations'.N1082]" office:value-type="currency" office:currency="CAD" office:value="182667.460000001" calcext:value-type="currency">
            <text:p>$182,667.46</text:p>
          </table:table-cell>
          <table:table-cell/>
        </table:table-row>
        <table:table-row table:style-name="ro1">
          <table:table-cell table:style-name="ce5" office:value-type="string" calcext:value-type="string">
            <text:p>7/2/2015</text:p>
          </table:table-cell>
          <table:table-cell table:style-name="ce6" office:value-type="time" office:time-value="PT19H13M31S" calcext:value-type="time">
            <text:p>19:13: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900" calcext:value-type="currency">
            <text:p>$2,900.00</text:p>
          </table:table-cell>
          <table:table-cell table:style-name="ce3" table:formula="of:=['Indiegogo donations'.H1084]-['Indiegogo donations'.J1084]" office:value-type="currency" office:currency="CAD" office:value="104.4" calcext:value-type="currency">
            <text:p>$104.40</text:p>
          </table:table-cell>
          <table:table-cell table:style-name="ce3" table:formula="of:=['Indiegogo donations'.L1084]+['Indiegogo donations'.K1084]" office:value-type="currency" office:currency="CAD" office:value="2795.6" calcext:value-type="currency">
            <text:p>$2,795.60</text:p>
          </table:table-cell>
          <table:table-cell table:style-name="ce3" office:value-type="currency" office:currency="CAD" office:value="84.4" calcext:value-type="currency">
            <text:p>$84.40</text:p>
          </table:table-cell>
          <table:table-cell office:value-type="currency" office:currency="CAD" office:value="2711.2" calcext:value-type="currency">
            <text:p>$2,711.20</text:p>
          </table:table-cell>
          <table:table-cell/>
          <table:table-cell table:style-name="ce3" table:formula="of:=['Indiegogo donations'.L1084]+['Indiegogo donations'.N1083]" office:value-type="currency" office:currency="CAD" office:value="185378.660000001" calcext:value-type="currency">
            <text:p>$185,378.66</text:p>
          </table:table-cell>
          <table:table-cell/>
        </table:table-row>
        <table:table-row table:style-name="ro1">
          <table:table-cell table:style-name="ce5" office:value-type="string" calcext:value-type="string">
            <text:p>7/2/2015</text:p>
          </table:table-cell>
          <table:table-cell table:style-name="ce6" office:value-type="time" office:time-value="PT19H13M34S" calcext:value-type="time">
            <text:p>19:13: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5" calcext:value-type="currency">
            <text:p>$15.00</text:p>
          </table:table-cell>
          <table:table-cell table:style-name="ce3" table:formula="of:=['Indiegogo donations'.H1085]-['Indiegogo donations'.J1085]" office:value-type="currency" office:currency="CAD" office:value="0.539999999999999" calcext:value-type="currency">
            <text:p>$0.54</text:p>
          </table:table-cell>
          <table:table-cell table:style-name="ce3" table:formula="of:=['Indiegogo donations'.L1085]+['Indiegogo donations'.K1085]" office:value-type="currency" office:currency="CAD" office:value="14.46" calcext:value-type="currency">
            <text:p>$14.46</text:p>
          </table:table-cell>
          <table:table-cell table:style-name="ce3" office:value-type="currency" office:currency="CAD" office:value="0.74" calcext:value-type="currency">
            <text:p>$0.74</text:p>
          </table:table-cell>
          <table:table-cell office:value-type="currency" office:currency="CAD" office:value="13.72" calcext:value-type="currency">
            <text:p>$13.72</text:p>
          </table:table-cell>
          <table:table-cell/>
          <table:table-cell table:style-name="ce3" table:formula="of:=['Indiegogo donations'.L1085]+['Indiegogo donations'.N1084]" office:value-type="currency" office:currency="CAD" office:value="185392.380000001" calcext:value-type="currency">
            <text:p>$185,392.38</text:p>
          </table:table-cell>
          <table:table-cell/>
        </table:table-row>
        <table:table-row table:style-name="ro1">
          <table:table-cell table:style-name="ce5" office:value-type="string" calcext:value-type="string">
            <text:p>7/2/2015</text:p>
          </table:table-cell>
          <table:table-cell table:style-name="ce6" office:value-type="time" office:time-value="PT19H13M37S" calcext:value-type="time">
            <text:p>19:13: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00" calcext:value-type="currency">
            <text:p>$200.00</text:p>
          </table:table-cell>
          <table:table-cell table:style-name="ce3" table:formula="of:=['Indiegogo donations'.H1086]-['Indiegogo donations'.J1086]" office:value-type="currency" office:currency="CAD" office:value="7.20000000000002" calcext:value-type="currency">
            <text:p>$7.20</text:p>
          </table:table-cell>
          <table:table-cell table:style-name="ce3" table:formula="of:=['Indiegogo donations'.L1086]+['Indiegogo donations'.K1086]" office:value-type="currency" office:currency="CAD" office:value="192.8" calcext:value-type="currency">
            <text:p>$192.80</text:p>
          </table:table-cell>
          <table:table-cell table:style-name="ce3" office:value-type="currency" office:currency="CAD" office:value="6.1" calcext:value-type="currency">
            <text:p>$6.10</text:p>
          </table:table-cell>
          <table:table-cell office:value-type="currency" office:currency="CAD" office:value="186.7" calcext:value-type="currency">
            <text:p>$186.70</text:p>
          </table:table-cell>
          <table:table-cell/>
          <table:table-cell table:style-name="ce3" table:formula="of:=['Indiegogo donations'.L1086]+['Indiegogo donations'.N1085]" office:value-type="currency" office:currency="CAD" office:value="185579.080000001" calcext:value-type="currency">
            <text:p>$185,579.08</text:p>
          </table:table-cell>
          <table:table-cell/>
        </table:table-row>
        <table:table-row table:style-name="ro1">
          <table:table-cell table:style-name="ce5" office:value-type="string" calcext:value-type="string">
            <text:p>7/2/2015</text:p>
          </table:table-cell>
          <table:table-cell table:style-name="ce6" office:value-type="time" office:time-value="PT19H13M42S" calcext:value-type="time">
            <text:p>19:13:4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 calcext:value-type="currency">
            <text:p>$10.00</text:p>
          </table:table-cell>
          <table:table-cell table:style-name="ce3" table:formula="of:=['Indiegogo donations'.H1087]-['Indiegogo donations'.J1087]" office:value-type="currency" office:currency="CAD" office:value="0.359999999999999" calcext:value-type="currency">
            <text:p>$0.36</text:p>
          </table:table-cell>
          <table:table-cell table:style-name="ce3" table:formula="of:=['Indiegogo donations'.L1087]+['Indiegogo donations'.K1087]" office:value-type="currency" office:currency="CAD" office:value="9.64" calcext:value-type="currency">
            <text:p>$9.64</text:p>
          </table:table-cell>
          <table:table-cell table:style-name="ce3" office:value-type="currency" office:currency="CAD" office:value="0.59" calcext:value-type="currency">
            <text:p>$0.59</text:p>
          </table:table-cell>
          <table:table-cell office:value-type="currency" office:currency="CAD" office:value="9.05" calcext:value-type="currency">
            <text:p>$9.05</text:p>
          </table:table-cell>
          <table:table-cell/>
          <table:table-cell table:style-name="ce3" table:formula="of:=['Indiegogo donations'.L1087]+['Indiegogo donations'.N1086]" office:value-type="currency" office:currency="CAD" office:value="185588.130000001" calcext:value-type="currency">
            <text:p>$185,588.13</text:p>
          </table:table-cell>
          <table:table-cell/>
        </table:table-row>
        <table:table-row table:style-name="ro1">
          <table:table-cell table:style-name="ce5" office:value-type="string" calcext:value-type="string">
            <text:p>7/2/2015</text:p>
          </table:table-cell>
          <table:table-cell table:style-name="ce6" office:value-type="time" office:time-value="PT19H13M48S" calcext:value-type="time">
            <text:p>19:13: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88]-['Indiegogo donations'.J1088]" office:value-type="currency" office:currency="CAD" office:value="3.59999999999999" calcext:value-type="currency">
            <text:p>$3.60</text:p>
          </table:table-cell>
          <table:table-cell table:style-name="ce3" table:formula="of:=['Indiegogo donations'.L1088]+['Indiegogo donations'.K108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88]+['Indiegogo donations'.N1087]" office:value-type="currency" office:currency="CAD" office:value="185681.330000001" calcext:value-type="currency">
            <text:p>$185,681.33</text:p>
          </table:table-cell>
          <table:table-cell/>
        </table:table-row>
        <table:table-row table:style-name="ro1">
          <table:table-cell table:style-name="ce5" office:value-type="string" calcext:value-type="string">
            <text:p>7/2/2015</text:p>
          </table:table-cell>
          <table:table-cell table:style-name="ce6" office:value-type="time" office:time-value="PT19H13M50S" calcext:value-type="time">
            <text:p>19:13:5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89]-['Indiegogo donations'.J1089]" office:value-type="currency" office:currency="CAD" office:value="0.899999999999999" calcext:value-type="currency">
            <text:p>$0.90</text:p>
          </table:table-cell>
          <table:table-cell table:style-name="ce3" table:formula="of:=['Indiegogo donations'.L1089]+['Indiegogo donations'.K1089]"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89]+['Indiegogo donations'.N1088]" office:value-type="currency" office:currency="CAD" office:value="185704.400000001" calcext:value-type="currency">
            <text:p>$185,704.40</text:p>
          </table:table-cell>
          <table:table-cell/>
        </table:table-row>
        <table:table-row table:style-name="ro1">
          <table:table-cell table:style-name="ce5" office:value-type="string" calcext:value-type="string">
            <text:p>7/2/2015</text:p>
          </table:table-cell>
          <table:table-cell table:style-name="ce6" office:value-type="time" office:time-value="PT19H13M53S" calcext:value-type="time">
            <text:p>19:13:5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0]-['Indiegogo donations'.J1090]" office:value-type="currency" office:currency="CAD" office:value="3.59999999999999" calcext:value-type="currency">
            <text:p>$3.60</text:p>
          </table:table-cell>
          <table:table-cell table:style-name="ce3" table:formula="of:=['Indiegogo donations'.L1090]+['Indiegogo donations'.K109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0]+['Indiegogo donations'.N1089]" office:value-type="currency" office:currency="CAD" office:value="185797.600000001" calcext:value-type="currency">
            <text:p>$185,797.60</text:p>
          </table:table-cell>
          <table:table-cell/>
        </table:table-row>
        <table:table-row table:style-name="ro1">
          <table:table-cell table:style-name="ce5" office:value-type="string" calcext:value-type="string">
            <text:p>7/2/2015</text:p>
          </table:table-cell>
          <table:table-cell table:style-name="ce6" office:value-type="time" office:time-value="PT19H13M56S" calcext:value-type="time">
            <text:p>19:13:56</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091]-['Indiegogo donations'.J1091]" office:value-type="currency" office:currency="CAD" office:value="0.899999999999999" calcext:value-type="currency">
            <text:p>$0.90</text:p>
          </table:table-cell>
          <table:table-cell table:style-name="ce3" table:formula="of:=['Indiegogo donations'.L1091]+['Indiegogo donations'.K1091]"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091]+['Indiegogo donations'.N1090]" office:value-type="currency" office:currency="CAD" office:value="185820.670000001" calcext:value-type="currency">
            <text:p>$185,820.67</text:p>
          </table:table-cell>
          <table:table-cell/>
        </table:table-row>
        <table:table-row table:style-name="ro1">
          <table:table-cell table:style-name="ce5" office:value-type="string" calcext:value-type="string">
            <text:p>7/2/2015</text:p>
          </table:table-cell>
          <table:table-cell table:style-name="ce6" office:value-type="time" office:time-value="PT19H13M59S" calcext:value-type="time">
            <text:p>19:13:5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40" calcext:value-type="currency">
            <text:p>$40.00</text:p>
          </table:table-cell>
          <table:table-cell table:style-name="ce3" table:formula="of:=['Indiegogo donations'.H1092]-['Indiegogo donations'.J1092]" office:value-type="currency" office:currency="CAD" office:value="1.44" calcext:value-type="currency">
            <text:p>$1.44</text:p>
          </table:table-cell>
          <table:table-cell table:style-name="ce3" table:formula="of:=['Indiegogo donations'.L1092]+['Indiegogo donations'.K1092]" office:value-type="currency" office:currency="CAD" office:value="38.56" calcext:value-type="currency">
            <text:p>$38.56</text:p>
          </table:table-cell>
          <table:table-cell table:style-name="ce3" office:value-type="currency" office:currency="CAD" office:value="1.46" calcext:value-type="currency">
            <text:p>$1.46</text:p>
          </table:table-cell>
          <table:table-cell office:value-type="currency" office:currency="CAD" office:value="37.1" calcext:value-type="currency">
            <text:p>$37.10</text:p>
          </table:table-cell>
          <table:table-cell/>
          <table:table-cell table:style-name="ce3" table:formula="of:=['Indiegogo donations'.L1092]+['Indiegogo donations'.N1091]" office:value-type="currency" office:currency="CAD" office:value="185857.770000001" calcext:value-type="currency">
            <text:p>$185,857.77</text:p>
          </table:table-cell>
          <table:table-cell/>
        </table:table-row>
        <table:table-row table:style-name="ro1">
          <table:table-cell table:style-name="ce5" office:value-type="string" calcext:value-type="string">
            <text:p>7/2/2015</text:p>
          </table:table-cell>
          <table:table-cell table:style-name="ce6" office:value-type="time" office:time-value="PT19H14M02S" calcext:value-type="time">
            <text:p>19:14:0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3]-['Indiegogo donations'.J1093]" office:value-type="currency" office:currency="CAD" office:value="3.59999999999999" calcext:value-type="currency">
            <text:p>$3.60</text:p>
          </table:table-cell>
          <table:table-cell table:style-name="ce3" table:formula="of:=['Indiegogo donations'.L1093]+['Indiegogo donations'.K109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3]+['Indiegogo donations'.N1092]" office:value-type="currency" office:currency="CAD" office:value="185950.970000001" calcext:value-type="currency">
            <text:p>$185,950.97</text:p>
          </table:table-cell>
          <table:table-cell/>
        </table:table-row>
        <table:table-row table:style-name="ro1">
          <table:table-cell table:style-name="ce5" office:value-type="string" calcext:value-type="string">
            <text:p>7/2/2015</text:p>
          </table:table-cell>
          <table:table-cell table:style-name="ce6" office:value-type="time" office:time-value="PT19H14M05S" calcext:value-type="time">
            <text:p>19:14:0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4]-['Indiegogo donations'.J1094]" office:value-type="currency" office:currency="CAD" office:value="3.59999999999999" calcext:value-type="currency">
            <text:p>$3.60</text:p>
          </table:table-cell>
          <table:table-cell table:style-name="ce3" table:formula="of:=['Indiegogo donations'.L1094]+['Indiegogo donations'.K109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4]+['Indiegogo donations'.N1093]" office:value-type="currency" office:currency="CAD" office:value="186044.170000001" calcext:value-type="currency">
            <text:p>$186,044.17</text:p>
          </table:table-cell>
          <table:table-cell/>
        </table:table-row>
        <table:table-row table:style-name="ro1">
          <table:table-cell table:style-name="ce5" office:value-type="string" calcext:value-type="string">
            <text:p>7/2/2015</text:p>
          </table:table-cell>
          <table:table-cell table:style-name="ce6" office:value-type="time" office:time-value="PT19H14M09S" calcext:value-type="time">
            <text:p>19:14:0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095]-['Indiegogo donations'.J1095]" office:value-type="currency" office:currency="CAD" office:value="1.8" calcext:value-type="currency">
            <text:p>$1.80</text:p>
          </table:table-cell>
          <table:table-cell table:style-name="ce3" table:formula="of:=['Indiegogo donations'.L1095]+['Indiegogo donations'.K1095]"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095]+['Indiegogo donations'.N1094]" office:value-type="currency" office:currency="CAD" office:value="186090.620000001" calcext:value-type="currency">
            <text:p>$186,090.62</text:p>
          </table:table-cell>
          <table:table-cell/>
        </table:table-row>
        <table:table-row table:style-name="ro1">
          <table:table-cell table:style-name="ce5" office:value-type="string" calcext:value-type="string">
            <text:p>7/2/2015</text:p>
          </table:table-cell>
          <table:table-cell table:style-name="ce6" office:value-type="time" office:time-value="PT19H14M12S" calcext:value-type="time">
            <text:p>19:14:12</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6]-['Indiegogo donations'.J1096]" office:value-type="currency" office:currency="CAD" office:value="3.59999999999999" calcext:value-type="currency">
            <text:p>$3.60</text:p>
          </table:table-cell>
          <table:table-cell table:style-name="ce3" table:formula="of:=['Indiegogo donations'.L1096]+['Indiegogo donations'.K1096]"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6]+['Indiegogo donations'.N1095]" office:value-type="currency" office:currency="CAD" office:value="186183.820000001" calcext:value-type="currency">
            <text:p>$186,183.82</text:p>
          </table:table-cell>
          <table:table-cell/>
        </table:table-row>
        <table:table-row table:style-name="ro1">
          <table:table-cell table:style-name="ce5" office:value-type="string" calcext:value-type="string">
            <text:p>7/2/2015</text:p>
          </table:table-cell>
          <table:table-cell table:style-name="ce6" office:value-type="time" office:time-value="PT19H14M15S" calcext:value-type="time">
            <text:p>19:14:1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7]-['Indiegogo donations'.J1097]" office:value-type="currency" office:currency="CAD" office:value="3.59999999999999" calcext:value-type="currency">
            <text:p>$3.60</text:p>
          </table:table-cell>
          <table:table-cell table:style-name="ce3" table:formula="of:=['Indiegogo donations'.L1097]+['Indiegogo donations'.K109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7]+['Indiegogo donations'.N1096]" office:value-type="currency" office:currency="CAD" office:value="186277.020000001" calcext:value-type="currency">
            <text:p>$186,277.02</text:p>
          </table:table-cell>
          <table:table-cell/>
        </table:table-row>
        <table:table-row table:style-name="ro1">
          <table:table-cell table:style-name="ce5" office:value-type="string" calcext:value-type="string">
            <text:p>7/2/2015</text:p>
          </table:table-cell>
          <table:table-cell table:style-name="ce6" office:value-type="time" office:time-value="PT19H14M17S" calcext:value-type="time">
            <text:p>19:14:1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 calcext:value-type="currency">
            <text:p>$5.00</text:p>
          </table:table-cell>
          <table:table-cell table:style-name="ce3" table:formula="of:=['Indiegogo donations'.H1098]-['Indiegogo donations'.J1098]" office:value-type="currency" office:currency="CAD" office:value="0.18" calcext:value-type="currency">
            <text:p>$0.18</text:p>
          </table:table-cell>
          <table:table-cell table:style-name="ce3" table:formula="of:=['Indiegogo donations'.L1098]+['Indiegogo donations'.K1098]" office:value-type="currency" office:currency="CAD" office:value="4.82" calcext:value-type="currency">
            <text:p>$4.82</text:p>
          </table:table-cell>
          <table:table-cell table:style-name="ce3" office:value-type="currency" office:currency="CAD" office:value="0.45" calcext:value-type="currency">
            <text:p>$0.45</text:p>
          </table:table-cell>
          <table:table-cell office:value-type="currency" office:currency="CAD" office:value="4.37" calcext:value-type="currency">
            <text:p>$4.37</text:p>
          </table:table-cell>
          <table:table-cell/>
          <table:table-cell table:style-name="ce3" table:formula="of:=['Indiegogo donations'.L1098]+['Indiegogo donations'.N1097]" office:value-type="currency" office:currency="CAD" office:value="186281.390000001" calcext:value-type="currency">
            <text:p>$186,281.39</text:p>
          </table:table-cell>
          <table:table-cell/>
        </table:table-row>
        <table:table-row table:style-name="ro1">
          <table:table-cell table:style-name="ce5" office:value-type="string" calcext:value-type="string">
            <text:p>7/2/2015</text:p>
          </table:table-cell>
          <table:table-cell table:style-name="ce6" office:value-type="time" office:time-value="PT19H14M21S" calcext:value-type="time">
            <text:p>19:14:2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099]-['Indiegogo donations'.J1099]" office:value-type="currency" office:currency="CAD" office:value="3.59999999999999" calcext:value-type="currency">
            <text:p>$3.60</text:p>
          </table:table-cell>
          <table:table-cell table:style-name="ce3" table:formula="of:=['Indiegogo donations'.L1099]+['Indiegogo donations'.K109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099]+['Indiegogo donations'.N1098]" office:value-type="currency" office:currency="CAD" office:value="186374.590000001" calcext:value-type="currency">
            <text:p>$186,374.59</text:p>
          </table:table-cell>
          <table:table-cell/>
        </table:table-row>
        <table:table-row table:style-name="ro1">
          <table:table-cell table:style-name="ce5" office:value-type="string" calcext:value-type="string">
            <text:p>7/2/2015</text:p>
          </table:table-cell>
          <table:table-cell table:style-name="ce6" office:value-type="time" office:time-value="PT19H14M25S" calcext:value-type="time">
            <text:p>19:14:2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7" calcext:value-type="currency">
            <text:p>$7.00</text:p>
          </table:table-cell>
          <table:table-cell table:style-name="ce3" table:formula="of:=['Indiegogo donations'.H1100]-['Indiegogo donations'.J1100]" office:value-type="currency" office:currency="CAD" office:value="0.25" calcext:value-type="currency">
            <text:p>$0.25</text:p>
          </table:table-cell>
          <table:table-cell table:style-name="ce3" table:formula="of:=['Indiegogo donations'.L1100]+['Indiegogo donations'.K1100]" office:value-type="currency" office:currency="CAD" office:value="6.75" calcext:value-type="currency">
            <text:p>$6.75</text:p>
          </table:table-cell>
          <table:table-cell table:style-name="ce3" office:value-type="currency" office:currency="CAD" office:value="0.5" calcext:value-type="currency">
            <text:p>$0.50</text:p>
          </table:table-cell>
          <table:table-cell office:value-type="currency" office:currency="CAD" office:value="6.25" calcext:value-type="currency">
            <text:p>$6.25</text:p>
          </table:table-cell>
          <table:table-cell/>
          <table:table-cell table:style-name="ce3" table:formula="of:=['Indiegogo donations'.L1100]+['Indiegogo donations'.N1099]" office:value-type="currency" office:currency="CAD" office:value="186380.840000001" calcext:value-type="currency">
            <text:p>$186,380.84</text:p>
          </table:table-cell>
          <table:table-cell/>
        </table:table-row>
        <table:table-row table:style-name="ro1">
          <table:table-cell table:style-name="ce5" office:value-type="string" calcext:value-type="string">
            <text:p>7/2/2015</text:p>
          </table:table-cell>
          <table:table-cell table:style-name="ce6" office:value-type="time" office:time-value="PT19H14M28S" calcext:value-type="time">
            <text:p>19:14:2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1]-['Indiegogo donations'.J1101]" office:value-type="currency" office:currency="CAD" office:value="3.59999999999999" calcext:value-type="currency">
            <text:p>$3.60</text:p>
          </table:table-cell>
          <table:table-cell table:style-name="ce3" table:formula="of:=['Indiegogo donations'.L1101]+['Indiegogo donations'.K1101]"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1]+['Indiegogo donations'.N1100]" office:value-type="currency" office:currency="CAD" office:value="186474.040000001" calcext:value-type="currency">
            <text:p>$186,474.04</text:p>
          </table:table-cell>
          <table:table-cell/>
        </table:table-row>
        <table:table-row table:style-name="ro1">
          <table:table-cell table:style-name="ce5" office:value-type="string" calcext:value-type="string">
            <text:p>7/2/2015</text:p>
          </table:table-cell>
          <table:table-cell table:style-name="ce6" office:value-type="time" office:time-value="PT19H14M31S" calcext:value-type="time">
            <text:p>19:14:3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02]-['Indiegogo donations'.J1102]" office:value-type="currency" office:currency="CAD" office:value="9" calcext:value-type="currency">
            <text:p>$9.00</text:p>
          </table:table-cell>
          <table:table-cell table:style-name="ce3" table:formula="of:=['Indiegogo donations'.L1102]+['Indiegogo donations'.K1102]"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02]+['Indiegogo donations'.N1101]" office:value-type="currency" office:currency="CAD" office:value="186707.490000001" calcext:value-type="currency">
            <text:p>$186,707.49</text:p>
          </table:table-cell>
          <table:table-cell/>
        </table:table-row>
        <table:table-row table:style-name="ro1">
          <table:table-cell table:style-name="ce5" office:value-type="string" calcext:value-type="string">
            <text:p>7/2/2015</text:p>
          </table:table-cell>
          <table:table-cell table:style-name="ce6" office:value-type="time" office:time-value="PT19H14M34S" calcext:value-type="time">
            <text:p>19:14: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03]-['Indiegogo donations'.J1103]" office:value-type="currency" office:currency="CAD" office:value="1.8" calcext:value-type="currency">
            <text:p>$1.80</text:p>
          </table:table-cell>
          <table:table-cell table:style-name="ce3" table:formula="of:=['Indiegogo donations'.L1103]+['Indiegogo donations'.K1103]"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03]+['Indiegogo donations'.N1102]" office:value-type="currency" office:currency="CAD" office:value="186753.940000001" calcext:value-type="currency">
            <text:p>$186,753.94</text:p>
          </table:table-cell>
          <table:table-cell/>
        </table:table-row>
        <table:table-row table:style-name="ro1">
          <table:table-cell table:style-name="ce5" office:value-type="string" calcext:value-type="string">
            <text:p>7/2/2015</text:p>
          </table:table-cell>
          <table:table-cell table:style-name="ce6" office:value-type="time" office:time-value="PT19H14M37S" calcext:value-type="time">
            <text:p>19:14:3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4]-['Indiegogo donations'.J1104]" office:value-type="currency" office:currency="CAD" office:value="3.59999999999999" calcext:value-type="currency">
            <text:p>$3.60</text:p>
          </table:table-cell>
          <table:table-cell table:style-name="ce3" table:formula="of:=['Indiegogo donations'.L1104]+['Indiegogo donations'.K110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4]+['Indiegogo donations'.N1103]" office:value-type="currency" office:currency="CAD" office:value="186847.140000001" calcext:value-type="currency">
            <text:p>$186,847.14</text:p>
          </table:table-cell>
          <table:table-cell/>
        </table:table-row>
        <table:table-row table:style-name="ro1">
          <table:table-cell table:style-name="ce5" office:value-type="string" calcext:value-type="string">
            <text:p>7/2/2015</text:p>
          </table:table-cell>
          <table:table-cell table:style-name="ce6" office:value-type="time" office:time-value="PT19H14M40S" calcext:value-type="time">
            <text:p>19:14:4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5]-['Indiegogo donations'.J1105]" office:value-type="currency" office:currency="CAD" office:value="3.59999999999999" calcext:value-type="currency">
            <text:p>$3.60</text:p>
          </table:table-cell>
          <table:table-cell table:style-name="ce3" table:formula="of:=['Indiegogo donations'.L1105]+['Indiegogo donations'.K1105]"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5]+['Indiegogo donations'.N1104]" office:value-type="currency" office:currency="CAD" office:value="186940.340000001" calcext:value-type="currency">
            <text:p>$186,940.34</text:p>
          </table:table-cell>
          <table:table-cell/>
        </table:table-row>
        <table:table-row table:style-name="ro1">
          <table:table-cell table:style-name="ce5" office:value-type="string" calcext:value-type="string">
            <text:p>7/2/2015</text:p>
          </table:table-cell>
          <table:table-cell table:style-name="ce6" office:value-type="time" office:time-value="PT19H14M43S" calcext:value-type="time">
            <text:p>19:14:4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06]-['Indiegogo donations'.J1106]" office:value-type="currency" office:currency="CAD" office:value="0.899999999999999" calcext:value-type="currency">
            <text:p>$0.90</text:p>
          </table:table-cell>
          <table:table-cell table:style-name="ce3" table:formula="of:=['Indiegogo donations'.L1106]+['Indiegogo donations'.K110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06]+['Indiegogo donations'.N1105]" office:value-type="currency" office:currency="CAD" office:value="186963.410000001" calcext:value-type="currency">
            <text:p>$186,963.41</text:p>
          </table:table-cell>
          <table:table-cell/>
        </table:table-row>
        <table:table-row table:style-name="ro1">
          <table:table-cell table:style-name="ce5" office:value-type="string" calcext:value-type="string">
            <text:p>7/2/2015</text:p>
          </table:table-cell>
          <table:table-cell table:style-name="ce6" office:value-type="time" office:time-value="PT19H14M45S" calcext:value-type="time">
            <text:p>19:14:4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7]-['Indiegogo donations'.J1107]" office:value-type="currency" office:currency="CAD" office:value="3.59999999999999" calcext:value-type="currency">
            <text:p>$3.60</text:p>
          </table:table-cell>
          <table:table-cell table:style-name="ce3" table:formula="of:=['Indiegogo donations'.L1107]+['Indiegogo donations'.K1107]"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7]+['Indiegogo donations'.N1106]" office:value-type="currency" office:currency="CAD" office:value="187056.610000001" calcext:value-type="currency">
            <text:p>$187,056.61</text:p>
          </table:table-cell>
          <table:table-cell/>
        </table:table-row>
        <table:table-row table:style-name="ro1">
          <table:table-cell table:style-name="ce5" office:value-type="string" calcext:value-type="string">
            <text:p>7/2/2015</text:p>
          </table:table-cell>
          <table:table-cell table:style-name="ce6" office:value-type="time" office:time-value="PT19H14M48S" calcext:value-type="time">
            <text:p>19:14:4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50" calcext:value-type="currency">
            <text:p>$50.00</text:p>
          </table:table-cell>
          <table:table-cell table:style-name="ce3" table:formula="of:=['Indiegogo donations'.H1108]-['Indiegogo donations'.J1108]" office:value-type="currency" office:currency="CAD" office:value="1.8" calcext:value-type="currency">
            <text:p>$1.80</text:p>
          </table:table-cell>
          <table:table-cell table:style-name="ce3" table:formula="of:=['Indiegogo donations'.L1108]+['Indiegogo donations'.K1108]" office:value-type="currency" office:currency="CAD" office:value="48.2" calcext:value-type="currency">
            <text:p>$48.20</text:p>
          </table:table-cell>
          <table:table-cell table:style-name="ce3" office:value-type="currency" office:currency="CAD" office:value="1.75" calcext:value-type="currency">
            <text:p>$1.75</text:p>
          </table:table-cell>
          <table:table-cell office:value-type="currency" office:currency="CAD" office:value="46.45" calcext:value-type="currency">
            <text:p>$46.45</text:p>
          </table:table-cell>
          <table:table-cell/>
          <table:table-cell table:style-name="ce3" table:formula="of:=['Indiegogo donations'.L1108]+['Indiegogo donations'.N1107]" office:value-type="currency" office:currency="CAD" office:value="187103.060000001" calcext:value-type="currency">
            <text:p>$187,103.06</text:p>
          </table:table-cell>
          <table:table-cell/>
        </table:table-row>
        <table:table-row table:style-name="ro1">
          <table:table-cell table:style-name="ce5" office:value-type="string" calcext:value-type="string">
            <text:p>7/2/2015</text:p>
          </table:table-cell>
          <table:table-cell table:style-name="ce6" office:value-type="time" office:time-value="PT19H14M51S" calcext:value-type="time">
            <text:p>19:14:5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09]-['Indiegogo donations'.J1109]" office:value-type="currency" office:currency="CAD" office:value="3.59999999999999" calcext:value-type="currency">
            <text:p>$3.60</text:p>
          </table:table-cell>
          <table:table-cell table:style-name="ce3" table:formula="of:=['Indiegogo donations'.L1109]+['Indiegogo donations'.K1109]"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09]+['Indiegogo donations'.N1108]" office:value-type="currency" office:currency="CAD" office:value="187196.260000001" calcext:value-type="currency">
            <text:p>$187,196.26</text:p>
          </table:table-cell>
          <table:table-cell/>
        </table:table-row>
        <table:table-row table:style-name="ro1">
          <table:table-cell table:style-name="ce5" office:value-type="string" calcext:value-type="string">
            <text:p>7/2/2015</text:p>
          </table:table-cell>
          <table:table-cell table:style-name="ce6" office:value-type="time" office:time-value="PT19H14M55S" calcext:value-type="time">
            <text:p>19:14:55</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0]-['Indiegogo donations'.J1110]" office:value-type="currency" office:currency="CAD" office:value="3.59999999999999" calcext:value-type="currency">
            <text:p>$3.60</text:p>
          </table:table-cell>
          <table:table-cell table:style-name="ce3" table:formula="of:=['Indiegogo donations'.L1110]+['Indiegogo donations'.K1110]"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0]+['Indiegogo donations'.N1109]" office:value-type="currency" office:currency="CAD" office:value="187289.460000001" calcext:value-type="currency">
            <text:p>$187,289.46</text:p>
          </table:table-cell>
          <table:table-cell/>
        </table:table-row>
        <table:table-row table:style-name="ro1">
          <table:table-cell table:style-name="ce5" office:value-type="string" calcext:value-type="string">
            <text:p>7/2/2015</text:p>
          </table:table-cell>
          <table:table-cell table:style-name="ce6" office:value-type="time" office:time-value="PT19H14M58S" calcext:value-type="time">
            <text:p>19:14:58</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0" calcext:value-type="currency">
            <text:p>$1,000.00</text:p>
          </table:table-cell>
          <table:table-cell table:style-name="ce3" table:formula="of:=['Indiegogo donations'.H1111]-['Indiegogo donations'.J1111]" office:value-type="currency" office:currency="CAD" office:value="36" calcext:value-type="currency">
            <text:p>$36.00</text:p>
          </table:table-cell>
          <table:table-cell table:style-name="ce3" table:formula="of:=['Indiegogo donations'.L1111]+['Indiegogo donations'.K1111]" office:value-type="currency" office:currency="CAD" office:value="964" calcext:value-type="currency">
            <text:p>$964.00</text:p>
          </table:table-cell>
          <table:table-cell table:style-name="ce3" office:value-type="currency" office:currency="CAD" office:value="29.3" calcext:value-type="currency">
            <text:p>$29.30</text:p>
          </table:table-cell>
          <table:table-cell office:value-type="currency" office:currency="CAD" office:value="934.7" calcext:value-type="currency">
            <text:p>$934.70</text:p>
          </table:table-cell>
          <table:table-cell/>
          <table:table-cell table:style-name="ce3" table:formula="of:=['Indiegogo donations'.L1111]+['Indiegogo donations'.N1110]" office:value-type="currency" office:currency="CAD" office:value="188224.160000001" calcext:value-type="currency">
            <text:p>$188,224.16</text:p>
          </table:table-cell>
          <table:table-cell/>
        </table:table-row>
        <table:table-row table:style-name="ro1">
          <table:table-cell table:style-name="ce5" office:value-type="string" calcext:value-type="string">
            <text:p>7/2/2015</text:p>
          </table:table-cell>
          <table:table-cell table:style-name="ce6" office:value-type="time" office:time-value="PT19H15M01S" calcext:value-type="time">
            <text:p>19:15:01</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2]-['Indiegogo donations'.J1112]" office:value-type="currency" office:currency="CAD" office:value="3.59999999999999" calcext:value-type="currency">
            <text:p>$3.60</text:p>
          </table:table-cell>
          <table:table-cell table:style-name="ce3" table:formula="of:=['Indiegogo donations'.L1112]+['Indiegogo donations'.K111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2]+['Indiegogo donations'.N1111]" office:value-type="currency" office:currency="CAD" office:value="188317.360000001" calcext:value-type="currency">
            <text:p>$188,317.36</text:p>
          </table:table-cell>
          <table:table-cell/>
        </table:table-row>
        <table:table-row table:style-name="ro1">
          <table:table-cell table:style-name="ce5" office:value-type="string" calcext:value-type="string">
            <text:p>7/2/2015</text:p>
          </table:table-cell>
          <table:table-cell table:style-name="ce6" office:value-type="time" office:time-value="PT19H15M04S" calcext:value-type="time">
            <text:p>19:15:0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3]-['Indiegogo donations'.J1113]" office:value-type="currency" office:currency="CAD" office:value="3.59999999999999" calcext:value-type="currency">
            <text:p>$3.60</text:p>
          </table:table-cell>
          <table:table-cell table:style-name="ce3" table:formula="of:=['Indiegogo donations'.L1113]+['Indiegogo donations'.K1113]"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3]+['Indiegogo donations'.N1112]" office:value-type="currency" office:currency="CAD" office:value="188410.560000001" calcext:value-type="currency">
            <text:p>$188,410.56</text:p>
          </table:table-cell>
          <table:table-cell/>
        </table:table-row>
        <table:table-row table:style-name="ro1">
          <table:table-cell table:style-name="ce5" office:value-type="string" calcext:value-type="string">
            <text:p>7/2/2015</text:p>
          </table:table-cell>
          <table:table-cell table:style-name="ce6" office:value-type="time" office:time-value="PT19H15M07S" calcext:value-type="time">
            <text:p>19:15: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4]-['Indiegogo donations'.J1114]" office:value-type="currency" office:currency="CAD" office:value="3.59999999999999" calcext:value-type="currency">
            <text:p>$3.60</text:p>
          </table:table-cell>
          <table:table-cell table:style-name="ce3" table:formula="of:=['Indiegogo donations'.L1114]+['Indiegogo donations'.K1114]"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4]+['Indiegogo donations'.N1113]" office:value-type="currency" office:currency="CAD" office:value="188503.760000001" calcext:value-type="currency">
            <text:p>$188,503.76</text:p>
          </table:table-cell>
          <table:table-cell/>
        </table:table-row>
        <table:table-row table:style-name="ro1">
          <table:table-cell table:style-name="ce5" office:value-type="string" calcext:value-type="string">
            <text:p>7/2/2015</text:p>
          </table:table-cell>
          <table:table-cell table:style-name="ce6" office:value-type="time" office:time-value="PT19H15M10S" calcext:value-type="time">
            <text:p>19:15:1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15]-['Indiegogo donations'.J1115]" office:value-type="currency" office:currency="CAD" office:value="0.899999999999999" calcext:value-type="currency">
            <text:p>$0.90</text:p>
          </table:table-cell>
          <table:table-cell table:style-name="ce3" table:formula="of:=['Indiegogo donations'.L1115]+['Indiegogo donations'.K1115]"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15]+['Indiegogo donations'.N1114]" office:value-type="currency" office:currency="CAD" office:value="188526.830000001" calcext:value-type="currency">
            <text:p>$188,526.83</text:p>
          </table:table-cell>
          <table:table-cell/>
        </table:table-row>
        <table:table-row table:style-name="ro1">
          <table:table-cell table:style-name="ce5" office:value-type="string" calcext:value-type="string">
            <text:p>7/2/2015</text:p>
          </table:table-cell>
          <table:table-cell table:style-name="ce6" office:value-type="time" office:time-value="PT19H15M13S" calcext:value-type="time">
            <text:p>19:15:13</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16]-['Indiegogo donations'.J1116]" office:value-type="currency" office:currency="CAD" office:value="0.899999999999999" calcext:value-type="currency">
            <text:p>$0.90</text:p>
          </table:table-cell>
          <table:table-cell table:style-name="ce3" table:formula="of:=['Indiegogo donations'.L1116]+['Indiegogo donations'.K1116]"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16]+['Indiegogo donations'.N1115]" office:value-type="currency" office:currency="CAD" office:value="188549.900000001" calcext:value-type="currency">
            <text:p>$188,549.90</text:p>
          </table:table-cell>
          <table:table-cell/>
        </table:table-row>
        <table:table-row table:style-name="ro1">
          <table:table-cell table:style-name="ce5" office:value-type="string" calcext:value-type="string">
            <text:p>7/2/2015</text:p>
          </table:table-cell>
          <table:table-cell table:style-name="ce6" office:value-type="time" office:time-value="PT19H15M19S" calcext:value-type="time">
            <text:p>19:15:19</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 calcext:value-type="currency">
            <text:p>$1.00</text:p>
          </table:table-cell>
          <table:table-cell table:style-name="ce3" table:formula="of:=['Indiegogo donations'.H1117]-['Indiegogo donations'.J1117]" office:value-type="currency" office:currency="CAD" office:value="0.04" calcext:value-type="currency">
            <text:p>$0.04</text:p>
          </table:table-cell>
          <table:table-cell table:style-name="ce3" table:formula="of:=['Indiegogo donations'.L1117]+['Indiegogo donations'.K1117]" office:value-type="currency" office:currency="CAD" office:value="0.96" calcext:value-type="currency">
            <text:p>$0.96</text:p>
          </table:table-cell>
          <table:table-cell table:style-name="ce3" office:value-type="currency" office:currency="CAD" office:value="0.33" calcext:value-type="currency">
            <text:p>$0.33</text:p>
          </table:table-cell>
          <table:table-cell office:value-type="currency" office:currency="CAD" office:value="0.63" calcext:value-type="currency">
            <text:p>$0.63</text:p>
          </table:table-cell>
          <table:table-cell/>
          <table:table-cell table:style-name="ce3" table:formula="of:=['Indiegogo donations'.L1117]+['Indiegogo donations'.N1116]" office:value-type="currency" office:currency="CAD" office:value="188550.530000001" calcext:value-type="currency">
            <text:p>$188,550.53</text:p>
          </table:table-cell>
          <table:table-cell/>
        </table:table-row>
        <table:table-row table:style-name="ro1">
          <table:table-cell table:style-name="ce5" office:value-type="string" calcext:value-type="string">
            <text:p>7/2/2015</text:p>
          </table:table-cell>
          <table:table-cell table:style-name="ce6" office:value-type="time" office:time-value="PT19H15M24S" calcext:value-type="time">
            <text:p>19:15:2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18]-['Indiegogo donations'.J1118]" office:value-type="currency" office:currency="CAD" office:value="3.59999999999999" calcext:value-type="currency">
            <text:p>$3.60</text:p>
          </table:table-cell>
          <table:table-cell table:style-name="ce3" table:formula="of:=['Indiegogo donations'.L1118]+['Indiegogo donations'.K1118]"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table-cell table:style-name="ce3" table:formula="of:=['Indiegogo donations'.L1118]+['Indiegogo donations'.N1117]" office:value-type="currency" office:currency="CAD" office:value="188643.730000001" calcext:value-type="currency">
            <text:p>$188,643.73</text:p>
          </table:table-cell>
          <table:table-cell/>
        </table:table-row>
        <table:table-row table:style-name="ro1">
          <table:table-cell table:style-name="ce5" office:value-type="string" calcext:value-type="string">
            <text:p>7/2/2015</text:p>
          </table:table-cell>
          <table:table-cell table:style-name="ce6" office:value-type="time" office:time-value="PT19H15M27S" calcext:value-type="time">
            <text:p>19:15:2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0" calcext:value-type="currency">
            <text:p>$250.00</text:p>
          </table:table-cell>
          <table:table-cell table:style-name="ce3" table:formula="of:=['Indiegogo donations'.H1119]-['Indiegogo donations'.J1119]" office:value-type="currency" office:currency="CAD" office:value="9" calcext:value-type="currency">
            <text:p>$9.00</text:p>
          </table:table-cell>
          <table:table-cell table:style-name="ce3" table:formula="of:=['Indiegogo donations'.L1119]+['Indiegogo donations'.K1119]" office:value-type="currency" office:currency="CAD" office:value="241" calcext:value-type="currency">
            <text:p>$241.00</text:p>
          </table:table-cell>
          <table:table-cell table:style-name="ce3" office:value-type="currency" office:currency="CAD" office:value="7.55" calcext:value-type="currency">
            <text:p>$7.55</text:p>
          </table:table-cell>
          <table:table-cell office:value-type="currency" office:currency="CAD" office:value="233.45" calcext:value-type="currency">
            <text:p>$233.45</text:p>
          </table:table-cell>
          <table:table-cell/>
          <table:table-cell table:style-name="ce3" table:formula="of:=['Indiegogo donations'.L1119]+['Indiegogo donations'.N1118]" office:value-type="currency" office:currency="CAD" office:value="188877.180000002" calcext:value-type="currency">
            <text:p>$188,877.18</text:p>
          </table:table-cell>
          <table:table-cell/>
        </table:table-row>
        <table:table-row table:style-name="ro1">
          <table:table-cell table:style-name="ce5" office:value-type="string" calcext:value-type="string">
            <text:p>7/2/2015</text:p>
          </table:table-cell>
          <table:table-cell table:style-name="ce6" office:value-type="time" office:time-value="PT19H15M30S" calcext:value-type="time">
            <text:p>19:15:30</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5" calcext:value-type="currency">
            <text:p>$25.00</text:p>
          </table:table-cell>
          <table:table-cell table:style-name="ce3" table:formula="of:=['Indiegogo donations'.H1120]-['Indiegogo donations'.J1120]" office:value-type="currency" office:currency="CAD" office:value="0.899999999999999" calcext:value-type="currency">
            <text:p>$0.90</text:p>
          </table:table-cell>
          <table:table-cell table:style-name="ce3" table:formula="of:=['Indiegogo donations'.L1120]+['Indiegogo donations'.K1120]" office:value-type="currency" office:currency="CAD" office:value="24.1" calcext:value-type="currency">
            <text:p>$24.10</text:p>
          </table:table-cell>
          <table:table-cell table:style-name="ce3" office:value-type="currency" office:currency="CAD" office:value="1.03" calcext:value-type="currency">
            <text:p>$1.03</text:p>
          </table:table-cell>
          <table:table-cell office:value-type="currency" office:currency="CAD" office:value="23.07" calcext:value-type="currency">
            <text:p>$23.07</text:p>
          </table:table-cell>
          <table:table-cell/>
          <table:table-cell table:style-name="ce3" table:formula="of:=['Indiegogo donations'.L1120]+['Indiegogo donations'.N1119]" office:value-type="currency" office:currency="CAD" office:value="188900.250000001" calcext:value-type="currency">
            <text:p>$188,900.25</text:p>
          </table:table-cell>
          <table:table-cell/>
        </table:table-row>
        <table:table-row table:style-name="ro1">
          <table:table-cell table:style-name="ce5" office:value-type="string" calcext:value-type="string">
            <text:p>7/2/2015</text:p>
          </table:table-cell>
          <table:table-cell table:style-name="ce6" office:value-type="time" office:time-value="PT19H15M34S" calcext:value-type="time">
            <text:p>19:15:34</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2" calcext:value-type="currency">
            <text:p>$2.00</text:p>
          </table:table-cell>
          <table:table-cell table:style-name="ce3" table:formula="of:=['Indiegogo donations'.H1121]-['Indiegogo donations'.J1121]" office:value-type="currency" office:currency="CAD" office:value="0.0699999999999998" calcext:value-type="currency">
            <text:p>$0.07</text:p>
          </table:table-cell>
          <table:table-cell table:style-name="ce3" table:formula="of:=['Indiegogo donations'.L1121]+['Indiegogo donations'.K1121]" office:value-type="currency" office:currency="CAD" office:value="1.93" calcext:value-type="currency">
            <text:p>$1.93</text:p>
          </table:table-cell>
          <table:table-cell table:style-name="ce3" office:value-type="currency" office:currency="CAD" office:value="0.36" calcext:value-type="currency">
            <text:p>$0.36</text:p>
          </table:table-cell>
          <table:table-cell office:value-type="currency" office:currency="CAD" office:value="1.57" calcext:value-type="currency">
            <text:p>$1.57</text:p>
          </table:table-cell>
          <table:table-cell table:style-name="ce3"/>
          <table:table-cell table:style-name="ce3" table:formula="of:=['Indiegogo donations'.L1121]+['Indiegogo donations'.N1120]" office:value-type="currency" office:currency="CAD" office:value="188901.820000002" calcext:value-type="currency">
            <text:p>$188,901.82</text:p>
          </table:table-cell>
          <table:table-cell/>
        </table:table-row>
        <table:table-row table:style-name="ro1">
          <table:table-cell table:style-name="ce5" office:value-type="string" calcext:value-type="string">
            <text:p>7/9/2015</text:p>
          </table:table-cell>
          <table:table-cell table:style-name="ce6" office:value-type="time" office:time-value="PT00H47M07S" calcext:value-type="time">
            <text:p>00:47:07</text:p>
          </table:table-cell>
          <table:table-cell office:value-type="string" calcext:value-type="string">
            <text:p>GMT-04:00</text:p>
          </table:table-cell>
          <table:table-cell office:value-type="string" calcext:value-type="string">
            <text:p>Indiegogo.com</text:p>
          </table:table-cell>
          <table:table-cell office:value-type="string" calcext:value-type="string">
            <text:p>Payment Received</text:p>
          </table:table-cell>
          <table:table-cell office:value-type="string" calcext:value-type="string">
            <text:p>Completed</text:p>
          </table:table-cell>
          <table:table-cell office:value-type="string" calcext:value-type="string">
            <text:p>USD</text:p>
          </table:table-cell>
          <table:table-cell table:style-name="ce3" office:value-type="currency" office:currency="CAD" office:value="100" calcext:value-type="currency">
            <text:p>$100.00</text:p>
          </table:table-cell>
          <table:table-cell table:style-name="ce3" table:formula="of:=['Indiegogo donations'.H1122]-['Indiegogo donations'.J1122]" office:value-type="currency" office:currency="CAD" office:value="3.59999999999999" calcext:value-type="currency">
            <text:p>$3.60</text:p>
          </table:table-cell>
          <table:table-cell table:style-name="ce3" table:formula="of:=['Indiegogo donations'.L1122]+['Indiegogo donations'.K1122]" office:value-type="currency" office:currency="CAD" office:value="96.4" calcext:value-type="currency">
            <text:p>$96.40</text:p>
          </table:table-cell>
          <table:table-cell table:style-name="ce3" office:value-type="currency" office:currency="CAD" office:value="3.2" calcext:value-type="currency">
            <text:p>$3.20</text:p>
          </table:table-cell>
          <table:table-cell office:value-type="currency" office:currency="CAD" office:value="93.2" calcext:value-type="currency">
            <text:p>$93.20</text:p>
          </table:table-cell>
          <table:table-cell table:style-name="ce3"/>
          <table:table-cell table:style-name="ce3" table:formula="of:=['Indiegogo donations'.L1122]+['Indiegogo donations'.N1121]" office:value-type="currency" office:currency="CAD" office:value="188995.020000002" calcext:value-type="currency">
            <text:p>$188,995.02</text:p>
          </table:table-cell>
          <table:table-cell/>
        </table:table-row>
        <table:table-row table:style-name="ro1">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Double-entered funds</text:p>
          </table:table-cell>
          <table:table-cell table:number-columns-repeated="5"/>
          <table:table-cell office:value-type="string" calcext:value-type="string">
            <text:p>USD</text:p>
          </table:table-cell>
          <table:table-cell table:style-name="ce3" table:formula="of:=-['Amount double-paid'.B51]" office:value-type="currency" office:currency="CAD" office:value="-16605" calcext:value-type="currency">
            <text:p>-$16,605.00</text:p>
          </table:table-cell>
          <table:table-cell table:number-columns-repeated="3"/>
          <table:table-cell table:formula="of:=-['Amount double-paid'.B51]" office:value-type="currency" office:currency="CAD" office:value="-16605" calcext:value-type="currency">
            <text:p>-$16,605.00</text:p>
          </table:table-cell>
          <table:table-cell table:number-columns-repeated="3"/>
        </table:table-row>
        <table:table-row table:style-name="ro1">
          <table:table-cell table:number-columns-repeated="7"/>
          <table:table-cell table:style-name="ce3" table:number-columns-repeated="4"/>
          <table:table-cell/>
          <table:table-cell table:style-name="ce3" table:number-columns-repeated="2"/>
          <table:table-cell/>
        </table:table-row>
        <table:table-row table:style-name="ro1">
          <table:table-cell office:value-type="string" calcext:value-type="string">
            <text:p>Totals</text:p>
          </table:table-cell>
          <table:table-cell table:number-columns-repeated="6"/>
          <table:table-cell table:style-name="ce3" table:formula="of:=SUM(['Indiegogo donations'.H3:.H1125])" office:value-type="currency" office:currency="CAD" office:value="185928" calcext:value-type="currency">
            <text:p>$185,928.00</text:p>
          </table:table-cell>
          <table:table-cell table:style-name="ce3" table:formula="of:=SUM(['Indiegogo donations'.I3:.I1125])" office:value-type="currency" office:currency="CAD" office:value="7327.12000000003" calcext:value-type="currency">
            <text:p>$7,327.12</text:p>
          </table:table-cell>
          <table:table-cell table:style-name="ce3" table:formula="of:=SUM(['Indiegogo donations'.J3:.J1122])" office:value-type="currency" office:currency="CAD" office:value="195205.880000001" calcext:value-type="currency">
            <text:p>$195,205.88</text:p>
          </table:table-cell>
          <table:table-cell table:style-name="ce3" table:formula="of:=SUM(['Indiegogo donations'.K3:.K1122])" office:value-type="currency" office:currency="CAD" office:value="6210.85999999999" calcext:value-type="currency">
            <text:p>$6,210.86</text:p>
          </table:table-cell>
          <table:table-cell table:formula="of:=SUM([.L3:.L1124])" office:value-type="currency" office:currency="CAD" office:value="172390.020000002" calcext:value-type="currency">
            <text:p>$172,390.02</text:p>
          </table:table-cell>
          <table:table-cell table:style-name="ce3" table:number-columns-repeated="2"/>
          <table:table-cell/>
        </table:table-row>
        <table:table-row table:style-name="ro1">
          <table:table-cell office:value-type="string" calcext:value-type="string">
            <text:p>IGG+PP fees</text:p>
          </table:table-cell>
          <table:table-cell table:style-name="ce3" table:formula="of:=['Indiegogo donations'.I1126]+['Indiegogo donations'.K1126]" office:value-type="currency" office:currency="CAD" office:value="13537.98" calcext:value-type="currency">
            <text:p>$13,537.98</text:p>
          </table:table-cell>
          <table:table-cell table:number-columns-repeated="13"/>
        </table:table-row>
        <table:table-row table:style-name="ro1" table:number-rows-repeated="4">
          <table:table-cell table:number-columns-repeated="15"/>
        </table:table-row>
        <table:table-row table:style-name="ro1">
          <table:table-cell office:value-type="string" calcext:value-type="string">
            <text:p>Footnote:</text:p>
          </table:table-cell>
          <table:table-cell table:number-columns-repeated="14"/>
        </table:table-row>
        <table:table-row table:style-name="ro1">
          <table:table-cell office:value-type="string" calcext:value-type="string">
            <text:p>Double-entered funds are those funds that were received as cheques but entered into the Indiegogo account. As IRC received these cheques directly, their amounts are donated from the IGG total submitted to IRC</text:p>
          </table:table-cell>
          <table:table-cell table:number-columns-repeated="14"/>
        </table:table-row>
        <table:table-row table:style-name="ro1" table:number-rows-repeated="1047442">
          <table:table-cell table:number-columns-repeated="15"/>
        </table:table-row>
        <table:table-row table:style-name="ro1">
          <table:table-cell table:number-columns-repeated="15"/>
        </table:table-row>
      </table:table>
      <table:table table:name="Campaign expenses" table:style-name="ta1">
        <table:table-column table:style-name="co15" table:default-cell-style-name="Default"/>
        <table:table-column table:style-name="co2" table:number-columns-repeated="2" table:default-cell-style-name="Default"/>
        <table:table-column table:style-name="co2" table:default-cell-style-name="ce3"/>
        <table:table-column table:style-name="co2" table:default-cell-style-name="Default"/>
        <table:table-row table:style-name="ro1">
          <table:table-cell table:style-name="ce1" office:value-type="string" calcext:value-type="string">
            <text:p>Translations</text:p>
          </table:table-cell>
          <table:table-cell table:number-columns-repeated="4"/>
        </table:table-row>
        <table:table-row table:style-name="ro1">
          <table:table-cell office:value-type="string" calcext:value-type="string">
            <text:p>Translation of media advisory into French</text:p>
          </table:table-cell>
          <table:table-cell/>
          <table:table-cell office:value-type="string" calcext:value-type="string">
            <text:p>CAD</text:p>
          </table:table-cell>
          <table:table-cell office:value-type="currency" office:currency="CAD" office:value="98" calcext:value-type="currency">
            <text:p>$98.00</text:p>
          </table:table-cell>
          <table:table-cell/>
        </table:table-row>
        <table:table-row table:style-name="ro1">
          <table:table-cell office:value-type="string" calcext:value-type="string">
            <text:p>Translation of media advisory into Spanish</text:p>
          </table:table-cell>
          <table:table-cell/>
          <table:table-cell office:value-type="string" calcext:value-type="string">
            <text:p>CAD</text:p>
          </table:table-cell>
          <table:table-cell office:value-type="currency" office:currency="CAD" office:value="89" calcext:value-type="currency">
            <text:p>$89.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Campaign expenses'.D2:.D3])" office:value-type="currency" office:currency="CAD" office:value="187" calcext:value-type="currency">
            <text:p>$187.00</text:p>
          </table:table-cell>
        </table:table-row>
        <table:table-row table:style-name="ro1">
          <table:table-cell table:style-name="ce1"/>
          <table:table-cell table:number-columns-repeated="3"/>
          <table:table-cell table:style-name="ce3"/>
        </table:table-row>
        <table:table-row table:style-name="ro1">
          <table:table-cell table:style-name="ce1" office:value-type="string" calcext:value-type="string">
            <text:p>Advertisements</text:p>
          </table:table-cell>
          <table:table-cell table:number-columns-repeated="4"/>
        </table:table-row>
        <table:table-row table:style-name="ro1">
          <table:table-cell office:value-type="string" calcext:value-type="string">
            <text:p>Facebook ad May 03-06</text:p>
          </table:table-cell>
          <table:table-cell/>
          <table:table-cell office:value-type="string" calcext:value-type="string">
            <text:p>CAD</text:p>
          </table:table-cell>
          <table:table-cell office:value-type="currency" office:currency="CAD" office:value="39.97" calcext:value-type="currency">
            <text:p>$39.97</text:p>
          </table:table-cell>
          <table:table-cell/>
        </table:table-row>
        <table:table-row table:style-name="ro1">
          <table:table-cell office:value-type="string" calcext:value-type="string">
            <text:p>Facebook ad May 06-12</text:p>
          </table:table-cell>
          <table:table-cell/>
          <table:table-cell office:value-type="string" calcext:value-type="string">
            <text:p>CAD</text:p>
          </table:table-cell>
          <table:table-cell office:value-type="currency" office:currency="CAD" office:value="24.31" calcext:value-type="currency">
            <text:p>$24.31</text:p>
          </table:table-cell>
          <table:table-cell/>
        </table:table-row>
        <table:table-row table:style-name="ro1">
          <table:table-cell office:value-type="string" calcext:value-type="string">
            <text:p>Facebook ad May 12-16</text:p>
          </table:table-cell>
          <table:table-cell/>
          <table:table-cell office:value-type="string" calcext:value-type="string">
            <text:p>CAD</text:p>
          </table:table-cell>
          <table:table-cell office:value-type="currency" office:currency="CAD" office:value="35.76" calcext:value-type="currency">
            <text:p>$35.76</text:p>
          </table:table-cell>
          <table:table-cell/>
        </table:table-row>
        <table:table-row table:style-name="ro1">
          <table:table-cell office:value-type="string" calcext:value-type="string">
            <text:p>Facebook ad May 24-26</text:p>
          </table:table-cell>
          <table:table-cell/>
          <table:table-cell office:value-type="string" calcext:value-type="string">
            <text:p>CAD</text:p>
          </table:table-cell>
          <table:table-cell office:value-type="currency" office:currency="CAD" office:value="25" calcext:value-type="currency">
            <text:p>$25.00</text:p>
          </table:table-cell>
          <table:table-cell/>
        </table:table-row>
        <table:table-row table:style-name="ro1">
          <table:table-cell office:value-type="string" calcext:value-type="string">
            <text:p>Facebook ad June 8-10</text:p>
          </table:table-cell>
          <table:table-cell/>
          <table:table-cell office:value-type="string" calcext:value-type="string">
            <text:p>CAD</text:p>
          </table:table-cell>
          <table:table-cell office:value-type="currency" office:currency="CAD" office:value="6" calcext:value-type="currency">
            <text:p>$6.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Campaign expenses'.D7:.D11])" office:value-type="currency" office:currency="CAD" office:value="131.04" calcext:value-type="currency">
            <text:p>$131.04</text:p>
          </table:table-cell>
        </table:table-row>
        <table:table-row table:style-name="ro1">
          <table:table-cell table:number-columns-repeated="5"/>
        </table:table-row>
        <table:table-row table:style-name="ro1">
          <table:table-cell table:style-name="ce1" office:value-type="string" calcext:value-type="string">
            <text:p>Research for additional contacts to email</text:p>
          </table:table-cell>
          <table:table-cell table:number-columns-repeated="4"/>
        </table:table-row>
        <table:table-row table:style-name="ro1">
          <table:table-cell office:value-type="string" calcext:value-type="string">
            <text:p>Research</text:p>
          </table:table-cell>
          <table:table-cell office:value-type="string" calcext:value-type="string">
            <text:p>Researcher 1</text:p>
          </table:table-cell>
          <table:table-cell office:value-type="string" calcext:value-type="string">
            <text:p>CAD</text:p>
          </table:table-cell>
          <table:table-cell office:value-type="currency" office:currency="CAD" office:value="120" calcext:value-type="currency">
            <text:p>$120.00</text:p>
          </table:table-cell>
          <table:table-cell/>
        </table:table-row>
        <table:table-row table:style-name="ro1">
          <table:table-cell office:value-type="string" calcext:value-type="string">
            <text:p>Research</text:p>
          </table:table-cell>
          <table:table-cell office:value-type="string" calcext:value-type="string">
            <text:p>Researcher 2</text:p>
          </table:table-cell>
          <table:table-cell office:value-type="string" calcext:value-type="string">
            <text:p>CAD</text:p>
          </table:table-cell>
          <table:table-cell office:value-type="currency" office:currency="CAD" office:value="45" calcext:value-type="currency">
            <text:p>$45.00</text:p>
          </table:table-cell>
          <table:table-cell/>
        </table:table-row>
        <table:table-row table:style-name="ro1">
          <table:table-cell office:value-type="string" calcext:value-type="string">
            <text:p>Research</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text:p>
          </table:table-cell>
          <table:table-cell office:value-type="string" calcext:value-type="string">
            <text:p>Researcher 4</text:p>
          </table:table-cell>
          <table:table-cell office:value-type="string" calcext:value-type="string">
            <text:p>CAD</text:p>
          </table:table-cell>
          <table:table-cell office:value-type="currency" office:currency="CAD" office:value="457" calcext:value-type="currency">
            <text:p>$457.00</text:p>
          </table:table-cell>
          <table:table-cell/>
        </table:table-row>
        <table:table-row table:style-name="ro1">
          <table:table-cell office:value-type="string" calcext:value-type="string">
            <text:p>Research May 17-25</text:p>
          </table:table-cell>
          <table:table-cell office:value-type="string" calcext:value-type="string">
            <text:p>Researcher 2</text:p>
          </table:table-cell>
          <table:table-cell office:value-type="string" calcext:value-type="string">
            <text:p>CAD</text:p>
          </table:table-cell>
          <table:table-cell office:value-type="currency" office:currency="CAD" office:value="52.5" calcext:value-type="currency">
            <text:p>$52.50</text:p>
          </table:table-cell>
          <table:table-cell/>
        </table:table-row>
        <table:table-row table:style-name="ro1">
          <table:table-cell office:value-type="string" calcext:value-type="string">
            <text:p>Research May 17-25</text:p>
          </table:table-cell>
          <table:table-cell office:value-type="string" calcext:value-type="string">
            <text:p>Researcher 5</text:p>
          </table:table-cell>
          <table:table-cell office:value-type="string" calcext:value-type="string">
            <text:p>CAD</text:p>
          </table:table-cell>
          <table:table-cell office:value-type="currency" office:currency="CAD" office:value="60" calcext:value-type="currency">
            <text:p>$60.00</text:p>
          </table:table-cell>
          <table:table-cell/>
        </table:table-row>
        <table:table-row table:style-name="ro1">
          <table:table-cell office:value-type="string" calcext:value-type="string">
            <text:p>Research May 17-25</text:p>
          </table:table-cell>
          <table:table-cell office:value-type="string" calcext:value-type="string">
            <text:p>Researcher 3</text:p>
          </table:table-cell>
          <table:table-cell office:value-type="string" calcext:value-type="string">
            <text:p>CAD</text:p>
          </table:table-cell>
          <table:table-cell office:value-type="currency" office:currency="CAD" office:value="90" calcext:value-type="currency">
            <text:p>$90.00</text:p>
          </table:table-cell>
          <table:table-cell/>
        </table:table-row>
        <table:table-row table:style-name="ro1">
          <table:table-cell office:value-type="string" calcext:value-type="string">
            <text:p>Research May 13-27</text:p>
          </table:table-cell>
          <table:table-cell office:value-type="string" calcext:value-type="string">
            <text:p>Researcher 6</text:p>
          </table:table-cell>
          <table:table-cell office:value-type="string" calcext:value-type="string">
            <text:p>CAD</text:p>
          </table:table-cell>
          <table:table-cell office:value-type="currency" office:currency="CAD" office:value="67" calcext:value-type="currency">
            <text:p>$67.00</text:p>
          </table:table-cell>
          <table:table-cell/>
        </table:table-row>
        <table:table-row table:style-name="ro1">
          <table:table-cell office:value-type="string" calcext:value-type="string">
            <text:p>Research May 4-11</text:p>
          </table:table-cell>
          <table:table-cell office:value-type="string" calcext:value-type="string">
            <text:p>Researcher 6</text:p>
          </table:table-cell>
          <table:table-cell office:value-type="string" calcext:value-type="string">
            <text:p>CAD</text:p>
          </table:table-cell>
          <table:table-cell office:value-type="currency" office:currency="CAD" office:value="40" calcext:value-type="currency">
            <text:p>$40.00</text:p>
          </table:table-cell>
          <table:table-cell/>
        </table:table-row>
        <table:table-row table:style-name="ro1">
          <table:table-cell office:value-type="string" calcext:value-type="string">
            <text:p>Research May 25 – June 3</text:p>
          </table:table-cell>
          <table:table-cell office:value-type="string" calcext:value-type="string">
            <text:p>Researcher 5</text:p>
          </table:table-cell>
          <table:table-cell office:value-type="string" calcext:value-type="string">
            <text:p>CAD</text:p>
          </table:table-cell>
          <table:table-cell office:value-type="currency" office:currency="CAD" office:value="52" calcext:value-type="currency">
            <text:p>$52.00</text:p>
          </table:table-cell>
          <table:table-cell/>
        </table:table-row>
        <table:table-row table:style-name="ro1">
          <table:table-cell office:value-type="string" calcext:value-type="string">
            <text:p>Research May 25 – June 3</text:p>
          </table:table-cell>
          <table:table-cell office:value-type="string" calcext:value-type="string">
            <text:p>Researcher 3</text:p>
          </table:table-cell>
          <table:table-cell office:value-type="string" calcext:value-type="string">
            <text:p>CAD</text:p>
          </table:table-cell>
          <table:table-cell office:value-type="currency" office:currency="CAD" office:value="150" calcext:value-type="currency">
            <text:p>$150.00</text:p>
          </table:table-cell>
          <table:table-cell/>
        </table:table-row>
        <table:table-row table:style-name="ro1">
          <table:table-cell office:value-type="string" calcext:value-type="string">
            <text:p>Research May – June</text:p>
          </table:table-cell>
          <table:table-cell office:value-type="string" calcext:value-type="string">
            <text:p>Researcher 1</text:p>
          </table:table-cell>
          <table:table-cell office:value-type="string" calcext:value-type="string">
            <text:p>CAD</text:p>
          </table:table-cell>
          <table:table-cell office:value-type="currency" office:currency="CAD" office:value="885" calcext:value-type="currency">
            <text:p>$885.00</text:p>
          </table:table-cell>
          <table:table-cell/>
        </table:table-row>
        <table:table-row table:style-name="ro1">
          <table:table-cell office:value-type="string" calcext:value-type="string">
            <text:p>Research May 21 – June 2</text:p>
          </table:table-cell>
          <table:table-cell office:value-type="string" calcext:value-type="string">
            <text:p>Researcher 7</text:p>
          </table:table-cell>
          <table:table-cell office:value-type="string" calcext:value-type="string">
            <text:p>CAD</text:p>
          </table:table-cell>
          <table:table-cell office:value-type="currency" office:currency="CAD" office:value="135" calcext:value-type="currency">
            <text:p>$135.00</text:p>
          </table:table-cell>
          <table:table-cell/>
        </table:table-row>
        <table:table-row table:style-name="ro1">
          <table:table-cell table:style-name="ce1" office:value-type="string" calcext:value-type="string">
            <text:p>Total:</text:p>
          </table:table-cell>
          <table:table-cell table:number-columns-repeated="3"/>
          <table:table-cell table:style-name="ce3" table:formula="of:=SUM(['Campaign expenses'.D15:.D27])" office:value-type="currency" office:currency="CAD" office:value="2243.5" calcext:value-type="currency">
            <text:p>$2,243.50</text:p>
          </table:table-cell>
        </table:table-row>
        <table:table-row table:style-name="ro1">
          <table:table-cell table:number-columns-repeated="5"/>
        </table:table-row>
        <table:table-row table:style-name="ro1">
          <table:table-cell table:style-name="ce1" office:value-type="string" calcext:value-type="string">
            <text:p>Video editing</text:p>
          </table:table-cell>
          <table:table-cell table:number-columns-repeated="4"/>
        </table:table-row>
        <table:table-row table:style-name="ro1">
          <table:table-cell office:value-type="string" calcext:value-type="string">
            <text:p>Initial campaign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office:value-type="string" calcext:value-type="string">
            <text:p>All additional video editing</text:p>
          </table:table-cell>
          <table:table-cell/>
          <table:table-cell office:value-type="string" calcext:value-type="string">
            <text:p>CAD</text:p>
          </table:table-cell>
          <table:table-cell office:value-type="currency" office:currency="CAD" office:value="100" calcext:value-type="currency">
            <text:p>$100.00</text:p>
          </table:table-cell>
          <table:table-cell/>
        </table:table-row>
        <table:table-row table:style-name="ro1">
          <table:table-cell table:number-columns-repeated="4"/>
          <table:table-cell table:style-name="ce3" table:formula="of:=SUM(['Campaign expenses'.D31:.D32])" office:value-type="currency" office:currency="CAD" office:value="200" calcext:value-type="currency">
            <text:p>$200.00</text:p>
          </table:table-cell>
        </table:table-row>
        <table:table-row table:style-name="ro1">
          <table:table-cell table:style-name="ce1" office:value-type="string" calcext:value-type="string">
            <text:p>Perks</text:p>
          </table:table-cell>
          <table:table-cell table:number-columns-repeated="4"/>
        </table:table-row>
        <table:table-row table:style-name="ro1">
          <table:table-cell office:value-type="string" calcext:value-type="string">
            <text:p>Image for thank you cards</text:p>
          </table:table-cell>
          <table:table-cell office:value-type="string" calcext:value-type="string">
            <text:p>Nidal</text:p>
          </table:table-cell>
          <table:table-cell office:value-type="string" calcext:value-type="string">
            <text:p>CAD</text:p>
          </table:table-cell>
          <table:table-cell office:value-type="currency" office:currency="CAD" office:value="500" calcext:value-type="currency">
            <text:p>$500.00</text:p>
          </table:table-cell>
          <table:table-cell/>
        </table:table-row>
        <table:table-row table:style-name="ro1">
          <table:table-cell table:number-columns-repeated="4"/>
          <table:table-cell table:style-name="ce3" table:formula="of:=SUM(['Campaign expenses'.D35])" office:value-type="currency" office:currency="CAD" office:value="500" calcext:value-type="currency">
            <text:p>$500.00</text:p>
          </table:table-cell>
        </table:table-row>
        <table:table-row table:style-name="ro1">
          <table:table-cell table:number-columns-repeated="5"/>
        </table:table-row>
        <table:table-row table:style-name="ro1">
          <table:table-cell table:style-name="ce1" office:value-type="string" calcext:value-type="string">
            <text:p>Mississauga fundraising dinner</text:p>
          </table:table-cell>
          <table:table-cell table:number-columns-repeated="4"/>
        </table:table-row>
        <table:table-row table:style-name="ro1">
          <table:table-cell office:value-type="string" calcext:value-type="string">
            <text:p>Acacia Fine Foods (220 seats) – deposit</text:p>
          </table:table-cell>
          <table:table-cell/>
          <table:table-cell table:style-name="ce8" office:value-type="string" calcext:value-type="string">
            <text:p>CAD</text:p>
          </table:table-cell>
          <table:table-cell office:value-type="currency" office:currency="CAD" office:value="1000" calcext:value-type="currency">
            <text:p>$1,000.00</text:p>
          </table:table-cell>
          <table:table-cell/>
        </table:table-row>
        <table:table-row table:style-name="ro1">
          <table:table-cell office:value-type="string" calcext:value-type="string">
            <text:p>Acacia Fine Foods (220 seats) – balance</text:p>
          </table:table-cell>
          <table:table-cell/>
          <table:table-cell office:value-type="string" calcext:value-type="string">
            <text:p>CAD</text:p>
          </table:table-cell>
          <table:table-cell office:value-type="currency" office:currency="CAD" office:value="4000" calcext:value-type="currency">
            <text:p>$4,000.00</text:p>
          </table:table-cell>
          <table:table-cell/>
        </table:table-row>
        <table:table-row table:style-name="ro1">
          <table:table-cell office:value-type="string" calcext:value-type="string">
            <text:p>Audio/Visual cost</text:p>
          </table:table-cell>
          <table:table-cell/>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table-cell office:value-type="string" calcext:value-type="string">
            <text:p>CAD</text:p>
          </table:table-cell>
          <table:table-cell table:style-name="ce9" office:value-type="currency" office:currency="CAD" office:value="53" calcext:value-type="currency">
            <text:p>$53.00</text:p>
          </table:table-cell>
          <table:table-cell table:style-name="ce3"/>
        </table:table-row>
        <table:table-row table:style-name="ro1">
          <table:table-cell office:value-type="string" calcext:value-type="string">
            <text:p>Eventbrite ticket costs</text:p>
          </table:table-cell>
          <table:table-cell/>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4"/>
          <table:table-cell table:style-name="ce3" table:formula="of:=SUM(['Campaign expenses'.D39:.D45])" office:value-type="currency" office:currency="CAD" office:value="6097.82" calcext:value-type="currency">
            <text:p>$6,097.82</text:p>
          </table:table-cell>
        </table:table-row>
        <table:table-row table:style-name="ro1">
          <table:table-cell table:number-columns-repeated="4"/>
          <table:table-cell table:style-name="ce3"/>
        </table:table-row>
        <table:table-row table:style-name="ro1">
          <table:table-cell office:value-type="string" calcext:value-type="string">
            <text:p>Mailing lists</text:p>
          </table:table-cell>
          <table:table-cell table:number-columns-repeated="3"/>
          <table:table-cell table:style-name="ce3"/>
        </table:table-row>
        <table:table-row table:style-name="ro1">
          <table:table-cell office:value-type="string" calcext:value-type="string">
            <text:p>Mail chimp July</text:p>
          </table:table-cell>
          <table:table-cell/>
          <table:table-cell office:value-type="string" calcext:value-type="string">
            <text:p>CAD</text:p>
          </table:table-cell>
          <table:table-cell table:formula="of:=477.45" office:value-type="currency" office:currency="CAD" office:value="477.45" calcext:value-type="currency">
            <text:p>$477.45</text:p>
          </table:table-cell>
          <table:table-cell table:style-name="ce3"/>
        </table:table-row>
        <table:table-row table:style-name="ro1">
          <table:table-cell office:value-type="string" calcext:value-type="string">
            <text:p>Mail chimp May</text:p>
          </table:table-cell>
          <table:table-cell/>
          <table:table-cell office:value-type="string" calcext:value-type="string">
            <text:p>CAD</text:p>
          </table:table-cell>
          <table:table-cell office:value-type="currency" office:currency="CAD" office:value="61.53" calcext:value-type="currency">
            <text:p>$61.53</text:p>
          </table:table-cell>
          <table:table-cell/>
        </table:table-row>
        <table:table-row table:style-name="ro1">
          <table:table-cell table:number-columns-repeated="4"/>
          <table:table-cell table:style-name="ce3" table:formula="of:=SUM(['Campaign expenses'.D49:.D50])" office:value-type="currency" office:currency="CAD" office:value="538.98" calcext:value-type="currency">
            <text:p>$538.98</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Campaign expenses'.D2:.D51])" office:value-type="currency" office:currency="CAD" office:value="9898.34" calcext:value-type="currency">
            <text:p>$9,898.34</text:p>
          </table:table-cell>
          <table:table-cell table:style-name="ce3" table:formula="of:=SUM(['Campaign expenses'.E2:.E51])" office:value-type="currency" office:currency="CAD" office:value="9898.34" calcext:value-type="currency">
            <text:p>$9,898.34</text:p>
          </table:table-cell>
        </table:table-row>
      </table:table>
      <table:table table:name="Mississauga donations" table:style-name="ta1">
        <table:table-column table:style-name="co16" table:default-cell-style-name="Default"/>
        <table:table-column table:style-name="co2" table:default-cell-style-name="ce3"/>
        <table:table-column table:style-name="co2" table:default-cell-style-name="Default"/>
        <table:table-column table:style-name="co2" table:default-cell-style-name="ce3"/>
        <table:table-column table:style-name="co17" table:default-cell-style-name="Default"/>
        <table:table-row table:style-name="ro1">
          <table:table-cell office:value-type="string" calcext:value-type="string">
            <text:p>Donations during event</text:p>
          </table:table-cell>
          <table:table-cell table:number-columns-repeated="4"/>
        </table:table-row>
        <table:table-row table:style-name="ro1">
          <table:table-cell table:number-columns-repeated="5"/>
        </table:table-row>
        <table:table-row table:style-name="ro1">
          <table:table-cell office:value-type="string" calcext:value-type="string">
            <text:p>CHQ</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HQ</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HQ</text:p>
          </table:table-cell>
          <table:table-cell office:value-type="currency" office:currency="CAD" office:value="1300" calcext:value-type="currency">
            <text:p>$1,3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HQ</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HQ</text:p>
          </table:table-cell>
          <table:table-cell office:value-type="currency" office:currency="CAD" office:value="2000" calcext:value-type="currency">
            <text:p>$2,000.00</text:p>
          </table:table-cell>
          <table:table-cell table:number-columns-repeated="3"/>
        </table:table-row>
        <table:table-row table:style-name="ro1">
          <table:table-cell office:value-type="string" calcext:value-type="string">
            <text:p>CREDIT</text:p>
          </table:table-cell>
          <table:table-cell office:value-type="currency" office:currency="CAD" office:value="700" calcext:value-type="currency">
            <text:p>$700.00</text:p>
          </table:table-cell>
          <table:table-cell table:number-columns-repeated="3"/>
        </table:table-row>
        <table:table-row table:style-name="ro1">
          <table:table-cell office:value-type="string" calcext:value-type="string">
            <text:p>CREDIT</text:p>
          </table:table-cell>
          <table:table-cell office:value-type="currency" office:currency="CAD" office:value="2500" calcext:value-type="currency">
            <text:p>$2,5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0" calcext:value-type="currency">
            <text:p>$10,000.00</text:p>
          </table:table-cell>
          <table:table-cell table:number-columns-repeated="3"/>
        </table:table-row>
        <table:table-row table:style-name="ro1">
          <table:table-cell office:value-type="string" calcext:value-type="string">
            <text:p>CREDIT</text:p>
          </table:table-cell>
          <table:table-cell office:value-type="currency" office:currency="CAD" office:value="5000" calcext:value-type="currency">
            <text:p>$5,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1000" calcext:value-type="currency">
            <text:p>$1,0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300" calcext:value-type="currency">
            <text:p>$3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REDIT</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REDIT</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50" calcext:value-type="currency">
            <text:p>$50.00</text:p>
          </table:table-cell>
          <table:table-cell table:number-columns-repeated="3"/>
        </table:table-row>
        <table:table-row table:style-name="ro1">
          <table:table-cell office:value-type="string" calcext:value-type="string">
            <text:p>CASH</text:p>
          </table:table-cell>
          <table:table-cell office:value-type="currency" office:currency="CAD" office:value="1.8" calcext:value-type="currency">
            <text:p>$1.80</text:p>
          </table:table-cell>
          <table:table-cell table:number-columns-repeated="3"/>
        </table:table-row>
        <table:table-row table:style-name="ro1">
          <table:table-cell office:value-type="string" calcext:value-type="string">
            <text:p>CASH</text:p>
          </table:table-cell>
          <table:table-cell office:value-type="currency" office:currency="CAD" office:value="45" calcext:value-type="currency">
            <text:p>$45.00</text:p>
          </table:table-cell>
          <table:table-cell table:number-columns-repeated="3"/>
        </table:table-row>
        <table:table-row table:style-name="ro1">
          <table:table-cell office:value-type="string" calcext:value-type="string">
            <text:p>CASH</text:p>
          </table:table-cell>
          <table:table-cell office:value-type="currency" office:currency="CAD" office:value="100" calcext:value-type="currency">
            <text:p>$100.00</text:p>
          </table:table-cell>
          <table:table-cell table:number-columns-repeated="3"/>
        </table:table-row>
        <table:table-row table:style-name="ro1">
          <table:table-cell office:value-type="string" calcext:value-type="string">
            <text:p>CASH</text:p>
          </table:table-cell>
          <table:table-cell office:value-type="currency" office:currency="CAD" office:value="200" calcext:value-type="currency">
            <text:p>$200.00</text:p>
          </table:table-cell>
          <table:table-cell table:number-columns-repeated="3"/>
        </table:table-row>
        <table:table-row table:style-name="ro1">
          <table:table-cell office:value-type="string" calcext:value-type="string">
            <text:p>CASH</text:p>
          </table:table-cell>
          <table:table-cell office:value-type="currency" office:currency="CAD" office:value="500" calcext:value-type="currency">
            <text:p>$500.00</text:p>
          </table:table-cell>
          <table:table-cell table:number-columns-repeated="3"/>
        </table:table-row>
        <table:table-row table:style-name="ro1">
          <table:table-cell office:value-type="string" calcext:value-type="string">
            <text:p>CASH</text:p>
          </table:table-cell>
          <table:table-cell office:value-type="currency" office:currency="CAD" office:value="300" calcext:value-type="currency">
            <text:p>$300.00</text:p>
          </table:table-cell>
          <table:table-cell table:number-columns-repeated="3"/>
        </table:table-row>
        <table:table-row table:style-name="ro1">
          <table:table-cell table:number-columns-repeated="5"/>
        </table:table-row>
        <table:table-row table:style-name="ro1">
          <table:table-cell table:style-name="ce1" office:value-type="string" calcext:value-type="string">
            <text:p>Deposited cash</text:p>
          </table:table-cell>
          <table:table-cell office:value-type="currency" office:currency="CAD" office:value="60" calcext:value-type="currency">
            <text:p>$60.00</text:p>
          </table:table-cell>
          <table:table-cell table:number-columns-repeated="2"/>
          <table:table-cell table:style-name="ce3" table:formula="of:=SUM(['Mississauga donations'.B50:.B55])" office:value-type="currency" office:currency="CAD" office:value="5621.8" calcext:value-type="currency">
            <text:p>$5,621.80</text:p>
          </table:table-cell>
        </table:table-row>
        <table:table-row table:style-name="ro1">
          <table:table-cell/>
          <table:table-cell office:value-type="currency" office:currency="CAD" office:value="1360" calcext:value-type="currency">
            <text:p>$1,360.00</text:p>
          </table:table-cell>
          <table:table-cell table:number-columns-repeated="3"/>
        </table:table-row>
        <table:table-row table:style-name="ro1">
          <table:table-cell/>
          <table:table-cell office:value-type="currency" office:currency="CAD" office:value="900" calcext:value-type="currency">
            <text:p>$900.00</text:p>
          </table:table-cell>
          <table:table-cell table:number-columns-repeated="3"/>
        </table:table-row>
        <table:table-row table:style-name="ro1">
          <table:table-cell/>
          <table:table-cell office:value-type="currency" office:currency="CAD" office:value="1300" calcext:value-type="currency">
            <text:p>$1,300.00</text:p>
          </table:table-cell>
          <table:table-cell table:number-columns-repeated="3"/>
        </table:table-row>
        <table:table-row table:style-name="ro1">
          <table:table-cell/>
          <table:table-cell office:value-type="currency" office:currency="CAD" office:value="2000" calcext:value-type="currency">
            <text:p>$2,000.00</text:p>
          </table:table-cell>
          <table:table-cell table:number-columns-repeated="3"/>
        </table:table-row>
        <table:table-row table:style-name="ro1">
          <table:table-cell/>
          <table:table-cell office:value-type="currency" office:currency="CAD" office:value="1.8" calcext:value-type="currency">
            <text:p>$1.80</text:p>
          </table:table-cell>
          <table:table-cell table:number-columns-repeated="3"/>
        </table:table-row>
        <table:table-row table:style-name="ro3">
          <table:table-cell table:style-name="ce2" office:value-type="string" calcext:value-type="string">
            <text:p>Subtract card amount from above</text:p>
          </table:table-cell>
          <table:table-cell table:formula="of:=-SUM(['Mississauga donations'.B39:.B48])" office:value-type="currency" office:currency="CAD" office:value="-1346.8" calcext:value-type="currency">
            <text:p>-$1,346.80</text:p>
          </table:table-cell>
          <table:table-cell/>
          <table:table-cell table:style-name="Default"/>
          <table:table-cell table:style-name="ce10" office:value-type="string" calcext:value-type="string">
            <text:p>Note: All cash was deposited, but not all cash was accounted for with donor cards. As such, the total amount of cash received is the total deposited plus the total declared in cards minus the total declared in cards. Including the total declared in cards simply allows for a more detailed breakdown of how donations were made.</text:p>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formula="of:=SUM(['Mississauga donations'.B3:.B56])" office:value-type="currency" office:currency="CAD" office:value="64421.8" calcext:value-type="currency">
            <text:p>$64,421.80</text:p>
          </table:table-cell>
          <table:table-cell table:number-columns-repeated="3"/>
        </table:table-row>
        <table:table-row table:style-name="ro1" table:number-rows-repeated="5">
          <table:table-cell table:number-columns-repeated="5"/>
        </table:table-row>
        <table:table-row table:style-name="ro1">
          <table:table-cell table:style-name="ce1" office:value-type="string" calcext:value-type="string">
            <text:p>Donations of expenses</text:p>
          </table:table-cell>
          <table:table-cell table:number-columns-repeated="4"/>
        </table:table-row>
        <table:table-row table:style-name="ro1">
          <table:table-cell office:value-type="string" calcext:value-type="string">
            <text:p>Audio/Visual cost</text:p>
          </table:table-cell>
          <table:table-cell table:style-name="Default"/>
          <table:table-cell office:value-type="string" calcext:value-type="string">
            <text:p>CAD</text:p>
          </table:table-cell>
          <table:table-cell office:value-type="currency" office:currency="CAD" office:value="259.9" calcext:value-type="currency">
            <text:p>$259.90</text:p>
          </table:table-cell>
          <table:table-cell/>
        </table:table-row>
        <table:table-row table:style-name="ro1">
          <table:table-cell office:value-type="string" calcext:value-type="string">
            <text:p>Cookie favours</text:p>
          </table:table-cell>
          <table:table-cell table:style-name="Default"/>
          <table:table-cell office:value-type="string" calcext:value-type="string">
            <text:p>CAD</text:p>
          </table:table-cell>
          <table:table-cell office:value-type="currency" office:currency="CAD" office:value="200" calcext:value-type="currency">
            <text:p>$200.00</text:p>
          </table:table-cell>
          <table:table-cell/>
        </table:table-row>
        <table:table-row table:style-name="ro1">
          <table:table-cell office:value-type="string" calcext:value-type="string">
            <text:p>The EmpowerGaza poster</text:p>
          </table:table-cell>
          <table:table-cell table:style-name="Default"/>
          <table:table-cell office:value-type="string" calcext:value-type="string">
            <text:p>CAD</text:p>
          </table:table-cell>
          <table:table-cell office:value-type="currency" office:currency="CAD" office:value="84.75" calcext:value-type="currency">
            <text:p>$84.75</text:p>
          </table:table-cell>
          <table:table-cell/>
        </table:table-row>
        <table:table-row table:style-name="ro1">
          <table:table-cell table:style-name="ce7" office:value-type="string" calcext:value-type="string">
            <text:p>Postcards , VIP tickets+ posters for iftaar</text:p>
          </table:table-cell>
          <table:table-cell table:style-name="Default"/>
          <table:table-cell office:value-type="string" calcext:value-type="string">
            <text:p>CAD</text:p>
          </table:table-cell>
          <table:table-cell table:style-name="ce9" office:value-type="currency" office:currency="CAD" office:value="53" calcext:value-type="currency">
            <text:p>$53.00</text:p>
          </table:table-cell>
          <table:table-cell/>
        </table:table-row>
        <table:table-row table:style-name="ro1">
          <table:table-cell office:value-type="string" calcext:value-type="string">
            <text:p>Eventbrite ticket costs</text:p>
          </table:table-cell>
          <table:table-cell table:style-name="Default"/>
          <table:table-cell office:value-type="string" calcext:value-type="string">
            <text:p>CAD</text:p>
          </table:table-cell>
          <table:table-cell office:value-type="currency" office:currency="CAD" office:value="500.17" calcext:value-type="currency">
            <text:p>$500.17</text:p>
          </table:table-cell>
          <table:table-cell/>
        </table:table-row>
        <table:table-row table:style-name="ro1">
          <table:table-cell table:number-columns-repeated="5"/>
        </table:table-row>
        <table:table-row table:style-name="ro1">
          <table:table-cell table:style-name="ce1" office:value-type="string" calcext:value-type="string">
            <text:p>Grand total</text:p>
          </table:table-cell>
          <table:table-cell table:number-columns-repeated="2"/>
          <table:table-cell table:formula="of:=SUM(['Mississauga donations'.D65:.D70])" office:value-type="currency" office:currency="CAD" office:value="1097.82" calcext:value-type="currency">
            <text:p>$1,097.82</text:p>
          </table:table-cell>
          <table:table-cell/>
        </table:table-row>
        <table:table-row table:style-name="ro1" table:number-rows-repeated="1048504">
          <table:table-cell table:number-columns-repeated="5"/>
        </table:table-row>
        <table:table-row table:style-name="ro1">
          <table:table-cell table:number-columns-repeated="5"/>
        </table:table-row>
      </table:table>
      <table:table table:name="Dearborn donations" table:style-name="ta1">
        <table:table-column table:style-name="co18" table:default-cell-style-name="Default"/>
        <table:table-column table:style-name="co2" table:default-cell-style-name="ce3"/>
        <table:table-column table:style-name="co2" table:default-cell-style-name="Default"/>
        <table:table-row table:style-name="ro1" table:number-rows-repeated="5">
          <table:table-cell/>
          <table:table-cell table:style-name="Default"/>
          <table:table-cell/>
        </table:table-row>
        <table:table-row table:style-name="ro1">
          <table:table-cell office:value-type="string" calcext:value-type="string">
            <text:p>Cash</text:p>
          </table:table-cell>
          <table:table-cell office:value-type="currency" office:currency="CAD" office:value="735" calcext:value-type="currency">
            <text:p>$735.00</text:p>
          </table:table-cell>
          <table:table-cell office:value-type="string" calcext:value-type="string">
            <text:p>USD</text:p>
          </table:table-cell>
        </table:table-row>
        <table:table-row table:style-name="ro1">
          <table:table-cell office:value-type="string" calcext:value-type="string">
            <text:p>Cheque to PAS</text:p>
          </table:table-cell>
          <table:table-cell office:value-type="currency" office:currency="CAD" office:value="5250" calcext:value-type="currency">
            <text:p>$5,250.00</text:p>
          </table:table-cell>
          <table:table-cell office:value-type="string" calcext:value-type="string">
            <text:p>USD</text:p>
          </table:table-cell>
        </table:table-row>
        <table:table-row table:style-name="ro1">
          <table:table-cell office:value-type="string" calcext:value-type="string">
            <text:p>Cheque to IRC</text:p>
          </table:table-cell>
          <table:table-cell office:value-type="currency" office:currency="CAD" office:value="500" calcext:value-type="currency">
            <text:p>$500.00</text:p>
          </table:table-cell>
          <table:table-cell office:value-type="string" calcext:value-type="string">
            <text:p>USD</text:p>
          </table:table-cell>
        </table:table-row>
        <table:table-row table:style-name="ro1" table:number-rows-repeated="2">
          <table:table-cell table:number-columns-repeated="3"/>
        </table:table-row>
        <table:table-row table:style-name="ro1">
          <table:table-cell office:value-type="string" calcext:value-type="string">
            <text:p>Total for IRC</text:p>
          </table:table-cell>
          <table:table-cell table:formula="of:=['Dearborn donations'.B8]+['Dearborn donations'.B6]" office:value-type="currency" office:currency="CAD" office:value="1235" calcext:value-type="currency">
            <text:p>$1,235.00</text:p>
          </table:table-cell>
          <table:table-cell office:value-type="string" calcext:value-type="string">
            <text:p>USD</text:p>
          </table:table-cell>
        </table:table-row>
        <table:table-row table:style-name="ro1">
          <table:table-cell/>
          <table:table-cell table:style-name="Default"/>
          <table:table-cell/>
        </table:table-row>
        <table:table-row table:style-name="ro1">
          <table:table-cell office:value-type="string" calcext:value-type="string">
            <text:p>Grand total raised</text:p>
          </table:table-cell>
          <table:table-cell table:formula="of:=SUM(['Dearborn donations'.B6:.B8])" office:value-type="currency" office:currency="CAD" office:value="6485" calcext:value-type="currency">
            <text:p>$6,485.00</text:p>
          </table:table-cell>
          <table:table-cell office:value-type="string" calcext:value-type="string">
            <text:p>USD</text:p>
          </table:table-cell>
        </table:table-row>
      </table:table>
      <table:table table:name="Cheques received" table:style-name="ta1">
        <table:table-column table:style-name="co19" table:default-cell-style-name="Default"/>
        <table:table-column table:style-name="co2" table:number-columns-repeated="2" table:default-cell-style-name="Default"/>
        <table:table-column table:style-name="co2" table:default-cell-style-name="ce11"/>
        <table:table-row table:style-name="ro1">
          <table:table-cell office:value-type="string" calcext:value-type="string">
            <text:p>Amount</text:p>
          </table:table-cell>
          <table:table-cell office:value-type="string" calcext:value-type="string">
            <text:p>Format</text:p>
          </table:table-cell>
          <table:table-cell office:value-type="string" calcext:value-type="string">
            <text:p>Currency</text:p>
          </table:table-cell>
          <table:table-cell office:value-type="string" calcext:value-type="string">
            <text:p>Date received</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16.4" calcext:value-type="currency">
            <text:p>$216.4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0" calcext:value-type="currency">
            <text:p>$4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4" calcext:value-type="currency">
            <text:p>$44.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80" calcext:value-type="currency">
            <text:p>$1,08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45" calcext:value-type="currency">
            <text:p>$4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10" calcext:value-type="date">
            <text:p>2015-06-10</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 calcext:value-type="currency">
            <text:p>$25.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300" calcext:value-type="currency">
            <text:p>$3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30" calcext:value-type="currency">
            <text:p>$3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6-26" calcext:value-type="date">
            <text:p>2015-06-26</text:p>
          </table:table-cell>
        </table:table-row>
        <table:table-row table:style-name="ro1">
          <table:table-cell table:style-name="ce3" office:value-type="currency" office:currency="CAD" office:value="2500" calcext:value-type="currency">
            <text:p>$2,500.00</text:p>
          </table:table-cell>
          <table:table-cell office:value-type="string" calcext:value-type="string">
            <text:p>CASH</text:p>
          </table:table-cell>
          <table:table-cell office:value-type="string" calcext:value-type="string">
            <text:p>CAD</text:p>
          </table:table-cell>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00" calcext:value-type="currency">
            <text:p>$2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250" calcext:value-type="currency">
            <text:p>$25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500" calcext:value-type="currency">
            <text:p>$1,5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000" calcext:value-type="currency">
            <text:p>$1,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00" calcext:value-type="currency">
            <text:p>$5,00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1230" calcext:value-type="currency">
            <text:p>$1,230.00</text:p>
          </table:table-cell>
          <table:table-cell office:value-type="string" calcext:value-type="string">
            <text:p>CHQ</text:p>
          </table:table-cell>
          <table:table-cell office:value-type="string" calcext:value-type="string">
            <text:p>CAD</text:p>
          </table:table-cell>
          <table:table-cell office:value-type="string" calcext:value-type="string">
            <text:p>chq in hand</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2000" calcext:value-type="currency">
            <text:p>$2,0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office:value-type="float" office:value="250" calcext:value-type="float">
            <text:p>250</text:p>
          </table:table-cell>
          <table:table-cell office:value-type="string" calcext:value-type="string">
            <text:p>CHQ</text:p>
          </table:table-cell>
          <table:table-cell office:value-type="string" calcext:value-type="string">
            <text:p>CAD</text:p>
          </table:table-cell>
          <table:table-cell office:value-type="date" office:date-value="2015-07-17" calcext:value-type="date">
            <text:p>2015-07-17</text:p>
          </table:table-cell>
        </table:table-row>
        <table:table-row table:style-name="ro1">
          <table:table-cell table:style-name="ce3" office:value-type="currency" office:currency="CAD" office:value="500" calcext:value-type="currency">
            <text:p>$500.00</text:p>
          </table:table-cell>
          <table:table-cell office:value-type="string" calcext:value-type="string">
            <text:p>CHQ</text:p>
          </table:table-cell>
          <table:table-cell office:value-type="string" calcext:value-type="string">
            <text:p>USD</text:p>
          </table:table-cell>
          <table:table-cell office:value-type="date" office:date-value="2015-06-10" calcext:value-type="date">
            <text:p>2015-06-10</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100" calcext:value-type="currency">
            <text:p>$10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table:style-name="ce3" office:value-type="currency" office:currency="CAD" office:value="50" calcext:value-type="currency">
            <text:p>$50.00</text:p>
          </table:table-cell>
          <table:table-cell office:value-type="string" calcext:value-type="string">
            <text:p>CHQ</text:p>
          </table:table-cell>
          <table:table-cell office:value-type="string" calcext:value-type="string">
            <text:p>USD</text:p>
          </table:table-cell>
          <table:table-cell office:value-type="date" office:date-value="2015-06-26" calcext:value-type="date">
            <text:p>2015-06-26</text:p>
          </table:table-cell>
        </table:table-row>
        <table:table-row table:style-name="ro1">
          <table:table-cell office:value-type="float" office:value="300" calcext:value-type="float">
            <text:p>300</text:p>
          </table:table-cell>
          <table:table-cell office:value-type="string" calcext:value-type="string">
            <text:p>CHQ</text:p>
          </table:table-cell>
          <table:table-cell office:value-type="string" calcext:value-type="string">
            <text:p>USD</text:p>
          </table:table-cell>
          <table:table-cell office:value-type="date" office:date-value="2015-07-17" calcext:value-type="date">
            <text:p>2015-07-17</text:p>
          </table:table-cell>
        </table:table-row>
        <table:table-row table:style-name="ro1">
          <table:table-cell table:number-columns-repeated="4"/>
        </table:table-row>
        <table:table-row table:style-name="ro1">
          <table:table-cell table:style-name="ce3" table:formula="of:=SUM(['Cheques received'.A2:.A62])" office:value-type="currency" office:currency="CAD" office:value="30285.4" calcext:value-type="currency">
            <text:p>$30,285.40</text:p>
          </table:table-cell>
          <table:table-cell office:value-type="string" calcext:value-type="string">
            <text:p>CAD</text:p>
          </table:table-cell>
          <table:table-cell table:number-columns-repeated="2"/>
        </table:table-row>
        <table:table-row table:style-name="ro1">
          <table:table-cell table:style-name="ce3" table:formula="of:=SUM(['Cheques received'.A63:.A67])" office:value-type="currency" office:currency="CAD" office:value="1000" calcext:value-type="currency">
            <text:p>$1,000.00</text:p>
          </table:table-cell>
          <table:table-cell office:value-type="string" calcext:value-type="string">
            <text:p>USD</text:p>
          </table:table-cell>
          <table:table-cell table:number-columns-repeated="2"/>
        </table:table-row>
        <table:table-row table:style-name="ro1" table:number-rows-repeated="1048505">
          <table:table-cell table:number-columns-repeated="4"/>
        </table:table-row>
        <table:table-row table:style-name="ro1">
          <table:table-cell table:number-columns-repeated="4"/>
        </table:table-row>
      </table:table>
      <table:table table:name="Amount double-paid" table:style-name="ta1">
        <table:table-column table:style-name="co2" table:default-cell-style-name="Default"/>
        <table:table-column table:style-name="co2" table:default-cell-style-name="ce3"/>
        <table:table-column table:style-name="co2" table:number-columns-repeated="2" table:default-cell-style-name="Default"/>
        <table:table-row table:style-name="ro1">
          <table:table-cell office:value-type="string" calcext:value-type="string">
            <text:p>This is the amount that was donated to IRC separately, but entered into IGG. Because this amount was paid twice, it will be ultimately deducted from the amount submitted to IRC</text:p>
          </table:table-cell>
          <table:table-cell table:number-columns-repeated="3"/>
        </table:table-row>
        <table:table-row table:style-name="ro1">
          <table:table-cell office:value-type="string" calcext:value-type="string">
            <text:p>All amounts USD</text:p>
          </table:table-cell>
          <table:table-cell table:number-columns-repeated="3"/>
        </table:table-row>
        <table:table-row table:style-name="ro1">
          <table:table-cell table:number-columns-repeated="4"/>
        </table:table-row>
        <table:table-row table:style-name="ro1">
          <table:table-cell office:value-type="string" calcext:value-type="string">
            <text:p>Date</text:p>
          </table:table-cell>
          <table:table-cell office:value-type="string" calcext:value-type="string">
            <text:p>Amount</text:p>
          </table:table-cell>
          <table:table-cell office:value-type="string" calcext:value-type="string">
            <text:p>Currency</text:p>
          </table:table-cell>
          <table:table-cell office:value-type="string" calcext:value-type="string">
            <text:p>Entered by</text:p>
          </table:table-cell>
        </table:table-row>
        <table:table-row table:style-name="ro1">
          <table:table-cell table:style-name="ce11" office:value-type="date" office:date-value="2015-06-12" calcext:value-type="date">
            <text:p>2015-06-12</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5000" calcext:value-type="currency">
            <text:p>$5,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2" calcext:value-type="date">
            <text:p>2015-06-12</text:p>
          </table:table-cell>
          <table:table-cell office:value-type="currency" office:currency="CAD" office:value="1080" calcext:value-type="currency">
            <text:p>$1,08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3" calcext:value-type="date">
            <text:p>2015-06-13</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4" calcext:value-type="date">
            <text:p>2015-06-14</text:p>
          </table:table-cell>
          <table:table-cell office:value-type="currency" office:currency="CAD" office:value="2500" calcext:value-type="currency">
            <text:p>$2,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50" calcext:value-type="currency">
            <text:p>$2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5" calcext:value-type="date">
            <text:p>2015-06-15</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6" calcext:value-type="date">
            <text:p>2015-06-16</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7" calcext:value-type="date">
            <text:p>2015-06-17</text:p>
          </table:table-cell>
          <table:table-cell office:value-type="currency" office:currency="CAD" office:value="1000" calcext:value-type="currency">
            <text:p>$1,0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200" calcext:value-type="currency">
            <text:p>$2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8" calcext:value-type="date">
            <text:p>2015-06-18</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30" calcext:value-type="currency">
            <text:p>$3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9" calcext:value-type="date">
            <text:p>2015-06-19</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Tarek</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16" calcext:value-type="currency">
            <text:p>$216.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0" calcext:value-type="currency">
            <text:p>$4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4" calcext:value-type="currency">
            <text:p>$44.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25" calcext:value-type="currency">
            <text:p>$2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0" calcext:value-type="currency">
            <text:p>$5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300" calcext:value-type="currency">
            <text:p>$3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45" calcext:value-type="currency">
            <text:p>$45.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50" calcext:value-type="currency">
            <text:p>$5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table:style-name="ce11" office:value-type="date" office:date-value="2015-06-10" calcext:value-type="date">
            <text:p>2015-06-10</text:p>
          </table:table-cell>
          <table:table-cell office:value-type="currency" office:currency="CAD" office:value="100" calcext:value-type="currency">
            <text:p>$100.00</text:p>
          </table:table-cell>
          <table:table-cell office:value-type="string" calcext:value-type="string">
            <text:p>USD</text:p>
          </table:table-cell>
          <table:table-cell office:value-type="string" calcext:value-type="string">
            <text:p>Amy</text:p>
          </table:table-cell>
        </table:table-row>
        <table:table-row table:style-name="ro1">
          <table:table-cell office:value-type="string" calcext:value-type="string">
            <text:p>Total</text:p>
          </table:table-cell>
          <table:table-cell table:formula="of:=SUM(['Amount double-paid'.B5:.B50])" office:value-type="currency" office:currency="CAD" office:value="16605" calcext:value-type="currency">
            <text:p>$16,605.00</text:p>
          </table:table-cell>
          <table:table-cell table:number-columns-repeated="2"/>
        </table:table-row>
        <table:table-row table:style-name="ro1" table:number-rows-repeated="1048524">
          <table:table-cell table:number-columns-repeated="4"/>
        </table:table-row>
        <table:table-row table:style-name="ro1">
          <table:table-cell table:number-columns-repeated="4"/>
        </table:table-row>
      </table:table>
      <table:named-expressions/>
      <table:database-ranges>
        <table:database-range table:name="__Anonymous_Sheet_DB__1" table:target-range-address="'Indiegogo donations'.A1:'Indiegogo donations'.F8" table:orientation="column">
          <table:filter>
            <table:filter-and>
              <table:filter-condition table:field-number="0" table:data-type="number" table:value="67" table:operator="="/>
            </table:filter-and>
          </table:filter>
        </table:database-range>
        <table:database-range table:name="__Anonymous_Sheet_DB__6" table:target-range-address="'Amount double-paid'.A4:'Amount double-paid'.D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unga1" svg:font-family="Tunga"/>
    <style:font-face style:name="Liberation Sans" svg:font-family="'Liberation Sans'" style:font-family-generic="swiss" style:font-pitch="variable"/>
    <style:font-face style:name="Tunga" svg:font-family="Tung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date-style style:name="N109P0" style:volatile="true">
      <number:year number:style="long"/>
      <number:text>-</number:text>
      <number:month number:style="long"/>
      <number:text>-</number:text>
      <number:day number:style="long"/>
    </number:date-style>
    <number:text-style style:name="N109">
      <number:text-content/>
      <style:map style:condition="value()&gt;=0" style:apply-style-name="N109P0"/>
    </number:text-style>
    <number:currency-style style:name="N10108" number:language="en" number:country="CA">
      <number:currency-symbol number:language="en" number:country="CA">$</number:currency-symbol>
      <number:number number:decimal-places="2" number:min-integer-digits="1" number:grouping="true"/>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4">0000-00-00</text:date>, <text:time style:data-style-name="N2" text:time-value="07:33:20.7975195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2T08:52:54.264604531</dc:date>
    <dc:creator>orangey </dc:creator>
    <meta:editing-duration>P7DT16H59M56S</meta:editing-duration>
    <meta:editing-cycles>83</meta:editing-cycles>
    <meta:generator>LibreOffice/4.4.2.2$Linux_X86_64 LibreOffice_project/40m0$Build-2</meta:generator>
    <meta:document-statistic meta:table-count="7" meta:cell-count="15370" meta:object-count="0"/>
  </office:meta>
</office:document-meta>
</file>